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60.52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10.23mm"/>
    </style:style>
    <style:style style:name="co8" style:family="table-column">
      <style:table-column-properties fo:break-before="auto" style:column-width="23.67mm"/>
    </style:style>
    <style:style style:name="co9" style:family="table-column">
      <style:table-column-properties fo:break-before="auto" style:column-width="35.51mm"/>
    </style:style>
    <style:style style:name="co10" style:family="table-column">
      <style:table-column-properties fo:break-before="auto" style:column-width="18.84mm"/>
    </style:style>
    <style:style style:name="co11" style:family="table-column">
      <style:table-column-properties fo:break-before="auto" style:column-width="10.76mm"/>
    </style:style>
    <style:style style:name="co12" style:family="table-column">
      <style:table-column-properties fo:break-before="auto" style:column-width="32.01mm"/>
    </style:style>
    <style:style style:name="co13" style:family="table-column">
      <style:table-column-properties fo:break-before="auto" style:column-width="19.1mm"/>
    </style:style>
    <style:style style:name="co14" style:family="table-column">
      <style:table-column-properties fo:break-before="auto" style:column-width="13.49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0.99mm"/>
    </style:style>
    <style:style style:name="co17" style:family="table-column">
      <style:table-column-properties fo:break-before="auto" style:column-width="30.94mm"/>
    </style:style>
    <style:style style:name="co18" style:family="table-column">
      <style:table-column-properties fo:break-before="auto" style:column-width="11.31mm"/>
    </style:style>
    <style:style style:name="co19" style:family="table-column">
      <style:table-column-properties fo:break-before="auto" style:column-width="41.7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6.4mm"/>
    </style:style>
    <style:style style:name="co22" style:family="table-column">
      <style:table-column-properties fo:break-before="auto" style:column-width="13.18mm"/>
    </style:style>
    <style:style style:name="co23" style:family="table-column">
      <style:table-column-properties fo:break-before="auto" style:column-width="23.83mm"/>
    </style:style>
    <style:style style:name="co24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0.37mm" fo:break-before="auto" style:use-optimal-row-height="false"/>
    </style:style>
    <style:style style:name="ro5" style:family="table-row">
      <style:table-row-properties style:row-height="32.14mm" fo:break-before="auto" style:use-optimal-row-height="true"/>
    </style:style>
    <style:style style:name="ro6" style:family="table-row">
      <style:table-row-properties style:row-height="10.05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9.75mm" fo:break-before="auto" style:use-optimal-row-height="true"/>
    </style:style>
    <style:style style:name="ro9" style:family="table-row">
      <style:table-row-properties style:row-height="5.57mm" fo:break-before="auto" style:use-optimal-row-height="true"/>
    </style:style>
    <style:style style:name="ro10" style:family="table-row">
      <style:table-row-properties style:row-height="9.79mm" fo:break-before="auto" style:use-optimal-row-height="false"/>
    </style:style>
    <style:style style:name="ro11" style:family="table-row">
      <style:table-row-properties style:row-height="10.58mm" fo:break-before="auto" style:use-optimal-row-height="false"/>
    </style:style>
    <style:style style:name="ro12" style:family="table-row">
      <style:table-row-properties style:row-height="15.08mm" fo:break-before="auto" style:use-optimal-row-height="false"/>
    </style:style>
    <style:style style:name="ro13" style:family="table-row">
      <style:table-row-properties style:row-height="5.03mm" fo:break-before="auto" style:use-optimal-row-height="false"/>
    </style:style>
    <style:style style:name="ro14" style:family="table-row">
      <style:table-row-properties style:row-height="6.35mm" fo:break-before="auto" style:use-optimal-row-height="false"/>
    </style:style>
    <style:style style:name="ro15" style:family="table-row">
      <style:table-row-properties style:row-height="6mm" fo:break-before="auto" style:use-optimal-row-height="true"/>
    </style:style>
    <style:style style:name="ro16" style:family="table-row">
      <style:table-row-properties style:row-height="4.52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4" style:family="table-cell" style:parent-style-name="Default" style:data-style-name="N137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5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4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0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fo:background-color="#ffcc00" fo:wrap-option="wrap" style:vertical-align="top"/>
    </style:style>
    <style:style style:name="ce32" style:family="table-cell" style:parent-style-name="Default" style:data-style-name="N100">
      <style:table-cell-properties fo:wrap-option="wrap" style:vertical-align="top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4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38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9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54" style:family="table-cell" style:parent-style-name="Default" style:data-style-name="N100">
      <style:table-cell-properties fo:padding="0.71mm"/>
    </style:style>
    <style:style style:name="ce55" style:family="table-cell" style:parent-style-name="Default">
      <style:table-cell-properties fo:background-color="#ffcc00" fo:wrap-option="wrap" style:vertical-align="top"/>
    </style:style>
    <style:style style:name="ce56" style:family="table-cell" style:parent-style-name="Default">
      <style:table-cell-properties fo:wrap-option="wrap" style:vertical-align="top"/>
    </style:style>
    <style:style style:name="ce5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 style:data-style-name="N100"/>
    <style:style style:name="ce59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0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37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37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37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 style:data-style-name="N137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5" style:family="table-cell" style:parent-style-name="Default" style:data-style-name="N137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6" style:family="table-cell" style:parent-style-name="Default" style:data-style-name="N178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 style:data-style-name="N178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7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9" style:family="table-cell" style:parent-style-name="Default" style:data-style-name="N178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0" style:family="table-cell" style:parent-style-name="Default" style:data-style-name="N178">
      <style:table-cell-properties fo:padding="0.71mm"/>
    </style:style>
    <style:style style:name="ce71" style:family="table-cell" style:parent-style-name="Default" style:data-style-name="N178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2" style:family="table-cell" style:parent-style-name="Default" style:data-style-name="N178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Default" style:data-style-name="N178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 style:data-style-name="N17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5" style:family="table-cell" style:parent-style-name="Default" style:data-style-name="N178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78"/>
    <style:style style:name="ce77" style:family="table-cell" style:parent-style-name="Default" style:data-style-name="N178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78" style:family="table-cell" style:parent-style-name="Default" style:data-style-name="N178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9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83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88" style:family="table-cell" style:parent-style-name="Default" style:data-style-name="N13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89" style:family="table-cell" style:parent-style-name="Default" style:data-style-name="N13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0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1" style:family="table-cell" style:parent-style-name="Default" style:data-style-name="N137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2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3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6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7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9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9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 style:data-style-name="N13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3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">
      <style:table-cell-properties fo:padding="0.71mm"/>
    </style:style>
    <style:style style:name="ce110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69">
      <style:table-cell-properties fo:background-color="#ffcc00" fo:wrap-option="wrap" style:vertical-align="top"/>
    </style:style>
    <style:style style:name="ce113" style:family="table-cell" style:parent-style-name="Default" style:data-style-name="N169">
      <style:table-cell-properties fo:wrap-option="wrap" style:vertical-align="top"/>
    </style:style>
    <style:style style:name="ce11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1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 style:data-style-name="N137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2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4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5" style:family="table-cell" style:parent-style-name="Default">
      <style:table-cell-properties fo:background-color="#ffcc00"/>
    </style:style>
    <style:style style:name="ce126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8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9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3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2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4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5" style:family="table-cell" style:parent-style-name="Default" style:data-style-name="N137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 style:data-style-name="N139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 style:data-style-name="N13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 style:data-style-name="N13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9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0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1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2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3" style:family="table-cell" style:parent-style-name="Default">
      <style:text-properties fo:font-weight="bold" style:font-weight-asian="bold" style:font-weight-complex="bold"/>
    </style:style>
    <style:style style:name="ce154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 style:data-style-name="N141">
      <style:text-properties fo:font-weight="bold" style:font-weight-asian="bold" style:font-weight-complex="bold"/>
    </style:style>
    <style:style style:name="ce157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8" style:family="table-cell" style:parent-style-name="Default" style:data-style-name="N13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 style:data-style-name="N13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60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1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3" style:family="table-cell" style:parent-style-name="Default" style:data-style-name="N137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5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6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7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68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6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0" style:family="table-cell" style:parent-style-name="Default">
      <style:table-cell-properties fo:background-color="transparent" fo:padding="0.71mm"/>
    </style:style>
    <style:style style:name="ce171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172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letter-kerning="true" fo:country="none" style:country-asian="none" style:font-name-asian="Droid Sans Fallback" style:font-size-asian="10.5pt"/>
    </style:style>
    <style:style style:name="T6" style:family="text">
      <style:text-properties style:font-style-complex="italic" style:font-name="Arial" style:font-style-asian="italic" style:font-weight-complex="normal" style:font-weight-asian="normal" style:font-size-complex="11pt" style:font-size-asian="11pt" style:font-name-complex="Arial" style:text-position="0% 100%" fo:color="#000000" style:text-outline="false" fo:font-style="italic" style:text-line-through-type="none" style:text-underline-style="none" style:text-underline-color="font-color" fo:font-weight="normal" fo:font-size="11pt" fo:text-shadow="none"/>
    </style:style>
    <style:style style:name="T7" style:family="text">
      <style:text-properties style:font-name="Arial" style:font-weight-complex="normal" style:font-weight-asian="normal" style:font-size-complex="11pt" style:font-size-asian="11pt" style:font-name-complex="Arial" style:text-position="0% 100%" fo:color="#000000" style:text-outline="false" style:text-line-through-type="none" style:text-underline-style="none" style:text-underline-color="font-color" fo:font-weight="normal" fo:font-size="11pt" fo:text-shadow="none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r5B9 BOM" table:style-name="ta1">
        <office:forms form:automatic-focus="false" form:apply-design-mode="false"/>
        <table:table-header-columns>
          <table:table-column table:style-name="co1" table:default-cell-style-name="ce9"/>
          <table:table-column table:style-name="co2" table:default-cell-style-name="ce8"/>
          <table:table-column table:style-name="co3" table:default-cell-style-name="ce26"/>
        </table:table-header-columns>
        <table:table-column table:style-name="co4" table:default-cell-style-name="ce38"/>
        <table:table-column table:style-name="co5" table:default-cell-style-name="ce38"/>
        <table:table-column table:style-name="co6" table:default-cell-style-name="ce38"/>
        <table:table-column table:style-name="co7" table:default-cell-style-name="ce51"/>
        <table:table-column table:style-name="co8" table:default-cell-style-name="ce38"/>
        <table:table-column table:style-name="co9" table:default-cell-style-name="ce38"/>
        <table:table-column table:style-name="co10" table:default-cell-style-name="ce65"/>
        <table:table-column table:style-name="co11" table:default-cell-style-name="ce78"/>
        <table:table-column table:style-name="co12" table:default-cell-style-name="ce84"/>
        <table:table-column table:style-name="co13" table:default-cell-style-name="ce93"/>
        <table:table-column table:style-name="co14" table:default-cell-style-name="ce104"/>
        <table:table-column table:style-name="co12" table:default-cell-style-name="ce84"/>
        <table:table-column table:style-name="co13" table:default-cell-style-name="ce93"/>
        <table:table-column table:style-name="co15" table:default-cell-style-name="ce104"/>
        <table:table-column table:style-name="co16" table:default-cell-style-name="ce84"/>
        <table:table-column table:style-name="co17" table:default-cell-style-name="ce84"/>
        <table:table-column table:style-name="co13" table:default-cell-style-name="ce92"/>
        <table:table-column table:style-name="co18" table:default-cell-style-name="ce104"/>
        <table:table-column table:style-name="co19" table:default-cell-style-name="ce38"/>
        <table:table-column table:style-name="co13" table:default-cell-style-name="ce123"/>
        <table:table-column table:style-name="co11" table:default-cell-style-name="ce104"/>
        <table:table-column table:style-name="co1" table:default-cell-style-name="ce127"/>
        <table:table-column table:style-name="co20" table:default-cell-style-name="ce104"/>
        <table:table-column table:style-name="co21" table:default-cell-style-name="ce144"/>
        <table:table-column table:style-name="co13" table:default-cell-style-name="ce154"/>
        <table:table-column table:style-name="co22" table:default-cell-style-name="ce144"/>
        <table:table-column table:style-name="co23" table:default-cell-style-name="ce168"/>
        <table:table-column table:style-name="co24" table:number-columns-repeated="222" table:default-cell-style-name="ce5"/>
        <table:table-column table:style-name="co24" table:number-columns-repeated="772" table:default-cell-style-name="Default"/>
        <table:table-header-rows>
          <table:table-row table:style-name="ro1">
            <table:table-cell table:style-name="ce1" table:number-columns-repeated="2"/>
            <table:table-cell table:style-name="ce14"/>
            <table:table-cell table:style-name="ce2" table:number-columns-repeated="3"/>
            <table:table-cell table:style-name="ce43"/>
            <table:table-cell table:style-name="ce52" office:value-type="string" calcext:value-type="string" table:number-columns-spanned="4" table:number-rows-spanned="1">
              <text:p>Farnell / Element14</text:p>
            </table:table-cell>
            <table:covered-table-cell table:style-name="ce52"/>
            <table:covered-table-cell table:style-name="ce60"/>
            <table:covered-table-cell table:style-name="ce66"/>
            <table:table-cell table:style-name="ce79" office:value-type="string" calcext:value-type="string" table:number-columns-spanned="2" table:number-rows-spanned="1">
              <text:p>Digi-Key</text:p>
            </table:table-cell>
            <table:covered-table-cell table:style-name="ce85"/>
            <table:table-cell table:style-name="ce43"/>
            <table:table-cell table:style-name="ce79" office:value-type="string" calcext:value-type="string" table:number-columns-spanned="2" table:number-rows-spanned="1">
              <text:p>Mouser</text:p>
            </table:table-cell>
            <table:covered-table-cell table:style-name="ce85"/>
            <table:table-cell table:style-name="ce43"/>
            <table:table-cell table:style-name="ce52" office:value-type="string" calcext:value-type="string" table:number-columns-spanned="4" table:number-rows-spanned="1">
              <text:p>RS Components</text:p>
            </table:table-cell>
            <table:covered-table-cell table:style-name="ce52"/>
            <table:covered-table-cell table:style-name="ce106"/>
            <table:covered-table-cell table:style-name="ce108"/>
            <table:table-cell table:style-name="ce116" office:value-type="string" calcext:value-type="string" table:number-columns-spanned="3" table:number-rows-spanned="1">
              <text:p>TME</text:p>
            </table:table-cell>
            <table:covered-table-cell table:style-name="ce120"/>
            <table:covered-table-cell table:style-name="ce43"/>
            <table:table-cell table:style-name="ce126"/>
            <table:table-cell table:style-name="ce130"/>
            <table:table-cell table:style-name="ce137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37"/>
            <table:table-cell table:style-name="ce169" table:number-columns-repeated="987"/>
            <table:table-cell table:number-columns-repeated="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2" office:value-type="string" calcext:value-type="string">
              <text:p>Qty</text:p>
            </table:table-cell>
            <table:table-cell table:style-name="ce2" office:value-type="string" calcext:value-type="string">
              <text:p>Part name</text:p>
            </table:table-cell>
            <table:table-cell table:style-name="ce2" office:value-type="string" calcext:value-type="string">
              <text:p>Package</text:p>
            </table:table-cell>
            <table:table-cell table:style-name="ce2" office:value-type="string" calcext:value-type="string">
              <text:p>Reference designator</text:p>
            </table:table-cell>
            <table:table-cell table:style-name="ce2" office:value-type="string" calcext:value-type="string">
              <text:p>Board name</text:p>
            </table:table-cell>
            <table:table-cell table:style-name="ce44" office:value-type="string" calcext:value-type="string">
              <text:p>Qty</text:p>
            </table:table-cell>
            <table:table-cell table:style-name="ce1" office:value-type="string" calcext:value-type="string">
              <text:p>Code</text:p>
            </table:table-cell>
            <table:table-cell table:style-name="ce1" office:value-type="string" calcext:value-type="string">
              <text:p>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67" office:value-type="string" calcext:value-type="string">
              <text:p>MOQ</text:p>
            </table:table-cell>
            <table:table-cell table:style-name="ce1" office:value-type="string" calcext:value-type="string">
              <text:p>Part Number</text:p>
            </table:table-cell>
            <table:table-cell table:style-name="ce86" office:value-type="string" calcext:value-type="string">
              <text:p>Unit price €</text:p>
            </table:table-cell>
            <table:table-cell table:style-name="ce94" office:value-type="string" calcext:value-type="string">
              <text:p>MOQ</text:p>
            </table:table-cell>
            <table:table-cell table:style-name="ce1" office:value-type="string" calcext:value-type="string">
              <text:p>Part Number</text:p>
            </table:table-cell>
            <table:table-cell table:style-name="ce86" office:value-type="string" calcext:value-type="string">
              <text:p>Unit price €</text:p>
            </table:table-cell>
            <table:table-cell table:style-name="ce94" office:value-type="string" calcext:value-type="string">
              <text:p>MOQ</text:p>
            </table:table-cell>
            <table:table-cell table:style-name="ce1" office:value-type="string" calcext:value-type="string">
              <text:p>Code</text:p>
            </table:table-cell>
            <table:table-cell table:style-name="ce1" office:value-type="string" calcext:value-type="string">
              <text:p>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94" office:value-type="string" calcext:value-type="string">
              <text:p>MOQ</text:p>
            </table:table-cell>
            <table:table-cell table:style-name="ce1" office:value-type="string" calcext:value-type="string">
              <text:p>Code / 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94" office:value-type="string" calcext:value-type="string">
              <text:p>MOQ</text:p>
            </table:table-cell>
            <table:table-cell table:style-name="ce126" office:value-type="string" calcext:value-type="string">
              <text:p>THT</text:p>
            </table:table-cell>
            <table:table-cell table:style-name="ce126" office:value-type="string" calcext:value-type="string">
              <text:p>SMD</text:p>
            </table:table-cell>
            <table:table-cell table:style-name="ce138" office:value-type="string" calcext:value-type="string">
              <text:p>Best Supplier</text:p>
            </table:table-cell>
            <table:table-cell table:style-name="ce145" office:value-type="string" calcext:value-type="string">
              <text:p>Best Line Price €</text:p>
            </table:table-cell>
            <table:table-cell table:style-name="ce155" office:value-type="string" calcext:value-type="string">
              <text:p>Order Qty</text:p>
            </table:table-cell>
            <table:table-cell table:style-name="ce158" office:value-type="string" calcext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x3-pin socket</text:p>
          </table:table-cell>
          <table:table-cell table:style-name="ce27" office:value-type="string" calcext:value-type="string">
            <text:p>THT; 2x3-pin socket</text:p>
          </table:table-cell>
          <table:table-cell table:style-name="ce40" office:value-type="string" calcext:value-type="string">
            <text:p>MCU-ICSP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3]=&quot;Power board&quot;;[.B3]*2;[.B3])" office:value-type="float" office:value="1" calcext:value-type="float">
            <text:p>1</text:p>
          </table:table-cell>
          <table:table-cell table:style-name="ce15" office:value-type="string" calcext:value-type="string">
            <text:p>7991983</text:p>
          </table:table-cell>
          <table:table-cell table:style-name="ce27" office:value-type="string" calcext:value-type="string">
            <text:p>M20-7830346</text:p>
          </table:table-cell>
          <table:table-cell table:style-name="ce61" office:value-type="float" office:value="1.21" calcext:value-type="float">
            <text:p>1,210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M20-7830346</text:p>
          </table:table-cell>
          <table:table-cell table:style-name="ce87" office:value-type="float" office:value="1" calcext:value-type="float">
            <text:p>1,000</text:p>
          </table:table-cell>
          <table:table-cell table:style-name="ce95"/>
          <table:table-cell table:style-name="ce80" office:value-type="string" calcext:value-type="string">
            <text:p>M20-7830346</text:p>
          </table:table-cell>
          <table:table-cell table:style-name="ce87" office:value-type="float" office:value="0.94" calcext:value-type="float">
            <text:p>0,940</text:p>
          </table:table-cell>
          <table:table-cell table:style-name="ce95"/>
          <table:table-cell table:style-name="ce105" office:value-type="string" calcext:value-type="string">
            <text:p>681-6832</text:p>
          </table:table-cell>
          <table:table-cell table:style-name="ce105" office:value-type="string" calcext:value-type="string">
            <text:p>M20-7830346</text:p>
          </table:table-cell>
          <table:table-cell table:style-name="ce87" office:value-type="float" office:value="0.899" calcext:value-type="float">
            <text:p>0,899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ZL262-6DG</text:p>
          </table:table-cell>
          <table:table-cell table:style-name="ce61" office:value-type="float" office:value="0.07" calcext:value-type="float">
            <text:p>0,070</text:p>
          </table:table-cell>
          <table:table-cell table:style-name="ce9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Y3]&lt;&gt;&quot;&quot;;&quot;&quot;;[.G3])">
            <text:p/>
          </table:table-cell>
          <table:table-cell table:style-name="ce139" table:formula="of:=IF([.AB3]=[.J3];&quot;Farnell&quot;; IF([.AB3]=[.M3]; &quot;Digikey&quot;; IF([.AB3]=[.P3]; &quot;Mouser&quot;; IF([.AB3]=[.T3]; &quot;RS&quot;; IF([.AB3]=[.W3]; &quot;TME&quot;)))))" office:value-type="string" office:string-value="TME" calcext:value-type="string">
            <text:p>TME</text:p>
          </table:table-cell>
          <table:table-cell table:style-name="ce146" table:formula="of:=IF([.G3]&lt;&gt;&quot;&quot;;MIN([.J3];[.M3];[.P3];[.T3];[.W3]);&quot;&quot;)" office:value-type="currency" office:currency="EUR" office:value="0.07" calcext:value-type="currency">
            <text:p>0,070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3]*[.AC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0" office:value-type="float" office:value="20" calcext:value-type="float">
            <text:p>20</text:p>
          </table:table-cell>
          <table:table-cell table:style-name="ce16" office:value-type="string" calcext:value-type="string">
            <text:p>100n 16V X7R</text:p>
          </table:table-cell>
          <table:table-cell table:style-name="ce28" office:value-type="string" calcext:value-type="string">
            <text:p>0603</text:p>
          </table:table-cell>
          <table:table-cell table:style-name="ce28" office:value-type="string" calcext:value-type="string">
            <text:p>C11, C26, C30, C37, C42, C54, C55, C56, C60, C61, C62, C65, C69, C70, C73, C75, C79, C82, C83, C159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4]=&quot;Power board&quot;;[.B4]*2;[.B4])" office:value-type="float" office:value="40" calcext:value-type="float">
            <text:p>40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0n 16V X7R</text:p>
          </table:table-cell>
          <table:table-cell table:style-name="ce27" office:value-type="string" calcext:value-type="string">
            <text:p>0603</text:p>
          </table:table-cell>
          <table:table-cell table:style-name="ce40" office:value-type="string" calcext:value-type="string">
            <text:p>C91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5]=&quot;Power board&quot;;[.B5]*2;[.B5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5">
          <table:table-cell table:style-name="ce3"/>
          <table:table-cell table:style-name="ce10" office:value-type="float" office:value="26" calcext:value-type="float">
            <text:p>26</text:p>
          </table:table-cell>
          <table:table-cell table:style-name="ce16" office:value-type="string" calcext:value-type="string">
            <text:p>100n 16V X7R</text:p>
          </table:table-cell>
          <table:table-cell table:style-name="ce28" office:value-type="string" calcext:value-type="string">
            <text:p>0603</text:p>
          </table:table-cell>
          <table:table-cell table:style-name="ce28" office:value-type="string" calcext:value-type="string">
            <text:p>C113, C114, C115, C116, C117, C118, C121, C122, C123, C124, C126, C128, C129, C136, C137, C138, C139, C140, C141, C142, C143, C147, C149, C150, C151, C156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6]=&quot;Power board&quot;;[.B6]*2;[.B6])" office:value-type="float" office:value="26" calcext:value-type="float">
            <text:p>26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4:.G6])" office:value-type="float" office:value="67" calcext:value-type="float">
            <text:p>67</text:p>
          </table:table-cell>
          <table:table-cell table:style-name="ce15" office:value-type="string" calcext:value-type="string">
            <text:p>2496832</text:p>
          </table:table-cell>
          <table:table-cell table:style-name="ce27" office:value-type="string" calcext:value-type="string">
            <text:p>0603B104K160CT</text:p>
          </table:table-cell>
          <table:table-cell table:style-name="ce61" office:value-type="float" office:value="0.0124" calcext:value-type="float">
            <text:p>0,012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0603YC104KAT2A</text:p>
          </table:table-cell>
          <table:table-cell table:style-name="ce87" office:value-type="float" office:value="0.01" calcext:value-type="float">
            <text:p>0,010</text:p>
          </table:table-cell>
          <table:table-cell table:style-name="ce95"/>
          <table:table-cell table:style-name="ce80" office:value-type="string" calcext:value-type="string">
            <text:p>06033C104K4T4A</text:p>
          </table:table-cell>
          <table:table-cell table:style-name="ce87" office:value-type="float" office:value="0.025" calcext:value-type="float">
            <text:p>0,025</text:p>
          </table:table-cell>
          <table:table-cell table:style-name="ce95"/>
          <table:table-cell table:style-name="ce105" office:value-type="string" calcext:value-type="string">
            <text:p>391-246</text:p>
          </table:table-cell>
          <table:table-cell table:style-name="ce105" office:value-type="string" calcext:value-type="string">
            <text:p>0603YC104JAT2A</text:p>
          </table:table-cell>
          <table:table-cell table:style-name="ce87" office:value-type="float" office:value="0.004" calcext:value-type="float">
            <text:p>0,004</text:p>
          </table:table-cell>
          <table:table-cell table:style-name="ce95" office:value-type="float" office:value="50" calcext:value-type="float">
            <text:p>50</text:p>
          </table:table-cell>
          <table:table-cell table:style-name="ce117" office:value-type="string" calcext:value-type="string">
            <text:p>CL10B104KO8NNNC</text:p>
          </table:table-cell>
          <table:table-cell table:style-name="ce61" office:value-type="float" office:value="0.0044" calcext:value-type="float">
            <text:p>0,004</text:p>
          </table:table-cell>
          <table:table-cell table:style-name="ce95" office:value-type="float" office:value="100" calcext:value-type="float">
            <text:p>100</text:p>
          </table:table-cell>
          <table:table-cell/>
          <table:table-cell table:formula="of:=IF([.Y7]&lt;&gt;&quot;&quot;;&quot;&quot;;[.G7])" office:value-type="float" office:value="67" calcext:value-type="float">
            <text:p>67</text:p>
          </table:table-cell>
          <table:table-cell table:style-name="ce139" table:formula="of:=IF([.AB7]=[.J7];&quot;Farnell&quot;; IF([.AB7]=[.M7]; &quot;Digikey&quot;; IF([.AB7]=[.P7]; &quot;Mouser&quot;; IF([.AB7]=[.T7]; &quot;RS&quot;; IF([.AB7]=[.W7]; &quot;TME&quot;)))))" office:value-type="string" office:string-value="RS" calcext:value-type="string">
            <text:p>RS</text:p>
          </table:table-cell>
          <table:table-cell table:style-name="ce146" table:formula="of:=IF([.G7]&lt;&gt;&quot;&quot;;MIN([.J7];[.M7];[.P7];[.T7];[.W7]);&quot;&quot;)" office:value-type="currency" office:currency="EUR" office:value="0.004" calcext:value-type="currency">
            <text:p>0,004 €</text:p>
          </table:table-cell>
          <table:table-cell table:style-name="ce139" office:value-type="float" office:value="100" calcext:value-type="float">
            <text:p>100</text:p>
          </table:table-cell>
          <table:table-cell table:style-name="ce159" table:formula="of:=[.AB7]*[.AC7]" office:value-type="float" office:value="0.4" calcext:value-type="float">
            <text:p>0,40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20u 16V</text:p>
          </table:table-cell>
          <table:table-cell table:style-name="ce27" office:value-type="string" calcext:value-type="string">
            <text:p>SMD ELCO; Ø6.3 x 7.7mm</text:p>
          </table:table-cell>
          <table:table-cell table:style-name="ce40" office:value-type="string" calcext:value-type="string">
            <text:p>C97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9]=&quot;Power board&quot;;[.B9]*2;[.B9])" office:value-type="float" office:value="1" calcext:value-type="float">
            <text:p>1</text:p>
          </table:table-cell>
          <table:table-cell table:style-name="ce15" office:value-type="string" calcext:value-type="string">
            <text:p>1870605</text:p>
          </table:table-cell>
          <table:table-cell table:style-name="ce27" office:value-type="string" calcext:value-type="string">
            <text:p>MCESL16V227M6.3X7.7</text:p>
          </table:table-cell>
          <table:table-cell table:style-name="ce61" office:value-type="float" office:value="0.213" calcext:value-type="float">
            <text:p>0,213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399-6679-1-ND</text:p>
          </table:table-cell>
          <table:table-cell table:style-name="ce87" office:value-type="float" office:value="0.41" calcext:value-type="float">
            <text:p>0,410</text:p>
          </table:table-cell>
          <table:table-cell table:style-name="ce95" office:value-type="float" office:value="1" calcext:value-type="float">
            <text:p>1</text:p>
          </table:table-cell>
          <table:table-cell table:style-name="ce80" office:value-type="string" calcext:value-type="string">
            <text:p>80-EDK227M016A9HAA </text:p>
          </table:table-cell>
          <table:table-cell table:style-name="ce87" office:value-type="float" office:value="0.407" calcext:value-type="float">
            <text:p>0,407</text:p>
          </table:table-cell>
          <table:table-cell table:style-name="ce95" office:value-type="float" office:value="1" calcext:value-type="float">
            <text:p>1</text:p>
          </table:table-cell>
          <table:table-cell table:style-name="ce105" office:value-type="string" calcext:value-type="string">
            <text:p>839-1770</text:p>
          </table:table-cell>
          <table:table-cell table:style-name="ce105" office:value-type="float" office:value="865080345012" calcext:value-type="float">
            <text:p>865080345012</text:p>
          </table:table-cell>
          <table:table-cell table:style-name="ce87" office:value-type="float" office:value="0.28" calcext:value-type="float">
            <text:p>0,280</text:p>
          </table:table-cell>
          <table:table-cell table:style-name="ce95" office:value-type="float" office:value="10" calcext:value-type="float">
            <text:p>10</text:p>
          </table:table-cell>
          <table:table-cell table:style-name="ce117" office:value-type="string" calcext:value-type="string">
            <text:p>SC1C227M6L07KVR</text:p>
          </table:table-cell>
          <table:table-cell table:style-name="ce61" office:value-type="float" office:value="0.06099" calcext:value-type="float">
            <text:p>0,061</text:p>
          </table:table-cell>
          <table:table-cell table:style-name="ce95" office:value-type="float" office:value="10" calcext:value-type="float">
            <text:p>10</text:p>
          </table:table-cell>
          <table:table-cell/>
          <table:table-cell table:formula="of:=IF([.Y9]&lt;&gt;&quot;&quot;;&quot;&quot;;[.G9])" office:value-type="float" office:value="1" calcext:value-type="float">
            <text:p>1</text:p>
          </table:table-cell>
          <table:table-cell table:style-name="ce139" table:formula="of:=IF([.AB9]=[.J9];&quot;Farnell&quot;; IF([.AB9]=[.M9]; &quot;Digikey&quot;; IF([.AB9]=[.P9]; &quot;Mouser&quot;; IF([.AB9]=[.T9]; &quot;RS&quot;; IF([.AB9]=[.W9]; &quot;TME&quot;)))))" office:value-type="string" office:string-value="TME" calcext:value-type="string">
            <text:p>TME</text:p>
          </table:table-cell>
          <table:table-cell table:style-name="ce146" table:formula="of:=IF([.G9]&lt;&gt;&quot;&quot;;MIN([.J9];[.M9];[.P9];[.T9];[.W9]);&quot;&quot;)" office:value-type="currency" office:currency="EUR" office:value="0.06099" calcext:value-type="currency">
            <text:p>0,061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9]*[.AC9]" office:value-type="float" office:value="0.06099" calcext:value-type="float">
            <text:p>0,061</text:p>
          </table:table-cell>
          <table:table-cell table:number-columns-repeated="994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10n 50V X7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133, C146, C154, C155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10]=&quot;Power board&quot;;[.B10]*2;[.B10])" office:value-type="float" office:value="4" calcext:value-type="float">
            <text:p>4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6" calcext:value-type="float">
            <text:p>6</text:p>
          </table:table-cell>
          <table:table-cell table:style-name="ce15" office:value-type="string" calcext:value-type="string">
            <text:p>10n 50V X7R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C34, C45, C53, C58, C80, C84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1]=&quot;Power board&quot;;[.B11]*2;[.B11])" office:value-type="float" office:value="12" calcext:value-type="float">
            <text:p>12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10:.G11])" office:value-type="float" office:value="16" calcext:value-type="float">
            <text:p>16</text:p>
          </table:table-cell>
          <table:table-cell table:style-name="ce53" office:value-type="string" calcext:value-type="string">
            <text:p>1759246</text:p>
          </table:table-cell>
          <table:table-cell table:style-name="ce59" office:value-type="string" calcext:value-type="string">
            <text:p>MC0805B103K500CT</text:p>
          </table:table-cell>
          <table:table-cell table:style-name="ce62" office:value-type="float" office:value="0.009" calcext:value-type="float">
            <text:p>0,009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21B103KBCNNNC</text:p>
          </table:table-cell>
          <table:table-cell table:style-name="ce88" office:value-type="float" office:value="0.027" calcext:value-type="float">
            <text:p>0,027</text:p>
          </table:table-cell>
          <table:table-cell table:style-name="ce96"/>
          <table:table-cell table:style-name="ce81" office:value-type="string" calcext:value-type="string">
            <text:p>GRM216R71H103KA01D</text:p>
          </table:table-cell>
          <table:table-cell table:style-name="ce88" office:value-type="float" office:value="0.014" calcext:value-type="float">
            <text:p>0,014</text:p>
          </table:table-cell>
          <table:table-cell table:style-name="ce96"/>
          <table:table-cell table:style-name="ce81" office:value-type="string" calcext:value-type="string">
            <text:p>461-4013</text:p>
          </table:table-cell>
          <table:table-cell table:style-name="ce81" office:value-type="string" calcext:value-type="string">
            <text:p>CC0805KRX7R9BB103</text:p>
          </table:table-cell>
          <table:table-cell table:style-name="ce88" office:value-type="float" office:value="0.007" calcext:value-type="float">
            <text:p>0,007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CL21B103JBANNNC</text:p>
          </table:table-cell>
          <table:table-cell table:style-name="ce121" office:value-type="float" office:value="0.006" calcext:value-type="float">
            <text:p>0,006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12]&lt;&gt;&quot;&quot;;&quot;&quot;;[.G12])" office:value-type="float" office:value="16" calcext:value-type="float">
            <text:p>16</text:p>
          </table:table-cell>
          <table:table-cell table:style-name="ce140" table:formula="of:=IF([.AB12]=[.J12];&quot;Farnell&quot;; IF([.AB12]=[.M12]; &quot;Digikey&quot;; IF([.AB12]=[.P12]; &quot;Mouser&quot;; IF([.AB12]=[.T12]; &quot;RS&quot;; IF([.AB12]=[.W12]; &quot;TME&quot;)))))" office:value-type="string" office:string-value="TME" calcext:value-type="string">
            <text:p>TME</text:p>
          </table:table-cell>
          <table:table-cell table:style-name="ce147" table:formula="of:=IF([.G12]&lt;&gt;&quot;&quot;;MIN([.J12];[.M12];[.P12];[.T12];[.W12]);&quot;&quot;)" office:value-type="currency" office:currency="EUR" office:value="0.006" calcext:value-type="currency">
            <text:p>0,006 €</text:p>
          </table:table-cell>
          <table:table-cell table:style-name="ce140" office:value-type="float" office:value="20" calcext:value-type="float">
            <text:p>20</text:p>
          </table:table-cell>
          <table:table-cell table:style-name="ce159" table:formula="of:=[.AB12]*[.AC1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0u 50V X7R</text:p>
          </table:table-cell>
          <table:table-cell table:style-name="ce28" office:value-type="string" calcext:value-type="string">
            <text:p>1210</text:p>
          </table:table-cell>
          <table:table-cell table:style-name="ce28" office:value-type="string" calcext:value-type="string">
            <text:p>C107, C125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14]=&quot;Power board&quot;;[.B14]*2;[.B14])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7">
          <table:table-cell table:style-name="ce3"/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10u 50V X7R</text:p>
          </table:table-cell>
          <table:table-cell table:style-name="ce27" office:value-type="string" calcext:value-type="string">
            <text:p>1210</text:p>
          </table:table-cell>
          <table:table-cell table:style-name="ce40" office:value-type="string" calcext:value-type="string">
            <text:p>C12, C20, C66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5]=&quot;Power board&quot;;[.B15]*2;[.B15])" office:value-type="float" office:value="6" calcext:value-type="float">
            <text:p>6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style-name="ce170" table:number-columns-repeated="987"/>
          <table:table-cell table:number-columns-repeated="7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14:.G15])" office:value-type="float" office:value="8" calcext:value-type="float">
            <text:p>8</text:p>
          </table:table-cell>
          <table:table-cell table:style-name="ce53" office:value-type="string" calcext:value-type="string">
            <text:p>2362133</text:p>
          </table:table-cell>
          <table:table-cell table:style-name="ce59" office:value-type="string" calcext:value-type="string">
            <text:p>GRM32ER71H106KA12L</text:p>
          </table:table-cell>
          <table:table-cell table:style-name="ce62" office:value-type="float" office:value="0.748" calcext:value-type="float">
            <text:p>0,748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CL32B106KBJNNWE</text:p>
          </table:table-cell>
          <table:table-cell table:style-name="ce88" office:value-type="float" office:value="0.335" calcext:value-type="float">
            <text:p>0,335</text:p>
          </table:table-cell>
          <table:table-cell table:style-name="ce96"/>
          <table:table-cell table:style-name="ce81" office:value-type="string" calcext:value-type="string">
            <text:p>GRM32ER71H106KA12L</text:p>
          </table:table-cell>
          <table:table-cell table:style-name="ce88" office:value-type="float" office:value="0.376" calcext:value-type="float">
            <text:p>0,376</text:p>
          </table:table-cell>
          <table:table-cell table:style-name="ce96"/>
          <table:table-cell table:style-name="ce81" office:value-type="string" calcext:value-type="string">
            <text:p>766-1214</text:p>
          </table:table-cell>
          <table:table-cell table:style-name="ce81" office:value-type="string" calcext:value-type="string">
            <text:p>CL32B106KBJNNNE</text:p>
          </table:table-cell>
          <table:table-cell table:style-name="ce88" office:value-type="float" office:value="0.601" calcext:value-type="float">
            <text:p>0,601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CL32B106KBJNNNE</text:p>
          </table:table-cell>
          <table:table-cell table:style-name="ce121" office:value-type="float" office:value="0.201" calcext:value-type="float">
            <text:p>0,201</text:p>
          </table:table-cell>
          <table:table-cell table:style-name="ce96" office:value-type="float" office:value="10" calcext:value-type="float">
            <text:p>10</text:p>
          </table:table-cell>
          <table:table-cell table:style-name="ce128"/>
          <table:table-cell table:style-name="ce96" table:formula="of:=IF([.Y16]&lt;&gt;&quot;&quot;;&quot;&quot;;[.G16])" office:value-type="float" office:value="8" calcext:value-type="float">
            <text:p>8</text:p>
          </table:table-cell>
          <table:table-cell table:style-name="ce140" table:formula="of:=IF([.AB16]=[.J16];&quot;Farnell&quot;; IF([.AB16]=[.M16]; &quot;Digikey&quot;; IF([.AB16]=[.P16]; &quot;Mouser&quot;; IF([.AB16]=[.T16]; &quot;RS&quot;; IF([.AB16]=[.W16]; &quot;TME&quot;)))))" office:value-type="string" office:string-value="TME" calcext:value-type="string">
            <text:p>TME</text:p>
          </table:table-cell>
          <table:table-cell table:style-name="ce147" table:formula="of:=IF([.G16]&lt;&gt;&quot;&quot;;MIN([.J16];[.M16];[.P16];[.T16];[.W16]);&quot;&quot;)" office:value-type="currency" office:currency="EUR" office:value="0.201" calcext:value-type="currency">
            <text:p>0,201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16]*[.AC16]" office:value-type="float" office:value="2.01" calcext:value-type="float">
            <text:p>2,01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0u 35V</text:p>
          </table:table-cell>
          <table:table-cell table:style-name="ce28" office:value-type="string" calcext:value-type="string">
            <text:p>SMD ELCO; Ø5 x 5.8mm</text:p>
          </table:table-cell>
          <table:table-cell table:style-name="ce28" office:value-type="string" calcext:value-type="string">
            <text:p>C120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18]=&quot;Power board&quot;;[.B18]*2;[.B18])" office:value-type="float" office:value="1" calcext:value-type="float">
            <text:p>1</text:p>
          </table:table-cell>
          <table:table-cell table:style-name="ce53" office:value-type="float" office:value="1850112" calcext:value-type="float">
            <text:p>1850112</text:p>
          </table:table-cell>
          <table:table-cell table:style-name="ce59" office:value-type="string" calcext:value-type="string">
            <text:p>EEEFK1V100R</text:p>
          </table:table-cell>
          <table:table-cell table:style-name="ce62" office:value-type="float" office:value="0.436" calcext:value-type="float">
            <text:p>0,436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EEEFK1V100R</text:p>
          </table:table-cell>
          <table:table-cell table:style-name="ce88" office:value-type="float" office:value="0.43" calcext:value-type="float">
            <text:p>0,430</text:p>
          </table:table-cell>
          <table:table-cell table:style-name="ce96"/>
          <table:table-cell table:style-name="ce81" office:value-type="string" calcext:value-type="string">
            <text:p>EEEFK1V100R</text:p>
          </table:table-cell>
          <table:table-cell table:style-name="ce88" office:value-type="float" office:value="0.434" calcext:value-type="float">
            <text:p>0,434</text:p>
          </table:table-cell>
          <table:table-cell table:style-name="ce96"/>
          <table:table-cell table:style-name="ce81" office:value-type="string" calcext:value-type="string">
            <text:p>708-3443</text:p>
          </table:table-cell>
          <table:table-cell table:style-name="ce81" office:value-type="string" calcext:value-type="string">
            <text:p>EEEFK1V100R</text:p>
          </table:table-cell>
          <table:table-cell table:style-name="ce88" office:value-type="float" office:value="0.274" calcext:value-type="float">
            <text:p>0,274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EEEFK1V100R</text:p>
          </table:table-cell>
          <table:table-cell table:style-name="ce121" office:value-type="float" office:value="0.2" calcext:value-type="float">
            <text:p>0,200</text:p>
          </table:table-cell>
          <table:table-cell table:style-name="ce96" office:value-type="float" office:value="5" calcext:value-type="float">
            <text:p>5</text:p>
          </table:table-cell>
          <table:table-cell table:style-name="ce128"/>
          <table:table-cell table:style-name="ce96" table:formula="of:=IF([.Y18]&lt;&gt;&quot;&quot;;&quot;&quot;;[.G18])" office:value-type="float" office:value="1" calcext:value-type="float">
            <text:p>1</text:p>
          </table:table-cell>
          <table:table-cell table:style-name="ce140" table:formula="of:=IF([.AB18]=[.J18];&quot;Farnell&quot;; IF([.AB18]=[.M18]; &quot;Digikey&quot;; IF([.AB18]=[.P18]; &quot;Mouser&quot;; IF([.AB18]=[.T18]; &quot;RS&quot;; IF([.AB18]=[.W18]; &quot;TME&quot;)))))" office:value-type="string" office:string-value="TME" calcext:value-type="string">
            <text:p>TME</text:p>
          </table:table-cell>
          <table:table-cell table:style-name="ce147" table:formula="of:=IF([.G18]&lt;&gt;&quot;&quot;;MIN([.J18];[.M18];[.P18];[.T18];[.W18]);&quot;&quot;)" office:value-type="currency" office:currency="EUR" office:value="0.2" calcext:value-type="currency">
            <text:p>0,20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18]*[.AC18]" office:value-type="float" office:value="0.2" calcext:value-type="float">
            <text:p>0,200</text:p>
          </table:table-cell>
          <table:table-cell table:number-columns-repeated="994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u 10V</text:p>
          </table:table-cell>
          <table:table-cell table:style-name="ce27" office:value-type="string" calcext:value-type="string">
            <text:p>1206, Tantalum</text:p>
          </table:table-cell>
          <table:table-cell table:style-name="ce40" office:value-type="string" calcext:value-type="string">
            <text:p>C144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19]=&quot;Power board&quot;;[.B19]*2;[.B19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0u 10V</text:p>
          </table:table-cell>
          <table:table-cell table:style-name="ce28" office:value-type="string" calcext:value-type="string">
            <text:p>1206, Tantalum</text:p>
          </table:table-cell>
          <table:table-cell table:style-name="ce28" office:value-type="string" calcext:value-type="string">
            <text:p>C67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20]=&quot;Power board&quot;;[.B20]*2;[.B20])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19:.G20])" office:value-type="float" office:value="3" calcext:value-type="float">
            <text:p>3</text:p>
          </table:table-cell>
          <table:table-cell table:style-name="ce15" office:value-type="string" calcext:value-type="string">
            <text:p>1457413</text:p>
          </table:table-cell>
          <table:table-cell table:style-name="ce27" office:value-type="string" calcext:value-type="string">
            <text:p>T491A106K010AT</text:p>
          </table:table-cell>
          <table:table-cell table:style-name="ce61" office:value-type="float" office:value="0.26" calcext:value-type="float">
            <text:p>0,260</text:p>
          </table:table-cell>
          <table:table-cell table:style-name="ce68" office:value-type="float" office:value="5" calcext:value-type="float">
            <text:p>5</text:p>
          </table:table-cell>
          <table:table-cell table:style-name="ce80" office:value-type="string" calcext:value-type="string">
            <text:p>T491A106K010AT</text:p>
          </table:table-cell>
          <table:table-cell table:style-name="ce87" office:value-type="float" office:value="0.34" calcext:value-type="float">
            <text:p>0,340</text:p>
          </table:table-cell>
          <table:table-cell table:style-name="ce95"/>
          <table:table-cell table:style-name="ce80" office:value-type="string" calcext:value-type="string">
            <text:p>T491A106K010AT</text:p>
          </table:table-cell>
          <table:table-cell table:style-name="ce87" office:value-type="float" office:value="0.344" calcext:value-type="float">
            <text:p>0,344</text:p>
          </table:table-cell>
          <table:table-cell table:style-name="ce95"/>
          <table:table-cell table:style-name="ce105" office:value-type="string" calcext:value-type="string">
            <text:p>538-2278</text:p>
          </table:table-cell>
          <table:table-cell table:style-name="ce105" office:value-type="string" calcext:value-type="string">
            <text:p>T491A106K010AT</text:p>
          </table:table-cell>
          <table:table-cell table:style-name="ce87" office:value-type="float" office:value="0.196" calcext:value-type="float">
            <text:p>0,196</text:p>
          </table:table-cell>
          <table:table-cell table:style-name="ce95" office:value-type="float" office:value="10" calcext:value-type="float">
            <text:p>10</text:p>
          </table:table-cell>
          <table:table-cell table:style-name="ce117" office:value-type="string" calcext:value-type="string">
            <text:p>T491A106K010AT</text:p>
          </table:table-cell>
          <table:table-cell table:style-name="ce61" office:value-type="float" office:value="0.0845" calcext:value-type="float">
            <text:p>0,085</text:p>
          </table:table-cell>
          <table:table-cell table:style-name="ce95" office:value-type="float" office:value="10" calcext:value-type="float">
            <text:p>10</text:p>
          </table:table-cell>
          <table:table-cell/>
          <table:table-cell table:formula="of:=IF([.Y21]&lt;&gt;&quot;&quot;;&quot;&quot;;[.G21])" office:value-type="float" office:value="3" calcext:value-type="float">
            <text:p>3</text:p>
          </table:table-cell>
          <table:table-cell table:style-name="ce139" table:formula="of:=IF([.AB21]=[.J21];&quot;Farnell&quot;; IF([.AB21]=[.M21]; &quot;Digikey&quot;; IF([.AB21]=[.P21]; &quot;Mouser&quot;; IF([.AB21]=[.T21]; &quot;RS&quot;; IF([.AB21]=[.W21]; &quot;TME&quot;)))))" office:value-type="string" office:string-value="TME" calcext:value-type="string">
            <text:p>TME</text:p>
          </table:table-cell>
          <table:table-cell table:style-name="ce146" table:formula="of:=IF([.G21]&lt;&gt;&quot;&quot;;MIN([.J21];[.M21];[.P21];[.T21];[.W21]);&quot;&quot;)" office:value-type="currency" office:currency="EUR" office:value="0.0845" calcext:value-type="currency">
            <text:p>0,085 €</text:p>
          </table:table-cell>
          <table:table-cell table:style-name="ce139" office:value-type="float" office:value="3" calcext:value-type="float">
            <text:p>3</text:p>
          </table:table-cell>
          <table:table-cell table:style-name="ce159" table:formula="of:=[.AB21]*[.AC21]" office:value-type="float" office:value="0.2535" calcext:value-type="float">
            <text:p>0,254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20p 50V NP0</text:p>
          </table:table-cell>
          <table:table-cell table:style-name="ce27" office:value-type="string" calcext:value-type="string">
            <text:p>0805 / 0603</text:p>
          </table:table-cell>
          <table:table-cell table:style-name="ce40" office:value-type="string" calcext:value-type="string">
            <text:p>C21, C50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23]=&quot;Power board&quot;;[.B23]*2;[.B23])" office:value-type="float" office:value="4" calcext:value-type="float">
            <text:p>4</text:p>
          </table:table-cell>
          <table:table-cell table:style-name="ce15" office:value-type="string" calcext:value-type="string">
            <text:p>1414667</text:p>
          </table:table-cell>
          <table:table-cell table:style-name="ce27" office:value-type="string" calcext:value-type="string">
            <text:p>C0805C121J5GACTU</text:p>
          </table:table-cell>
          <table:table-cell table:style-name="ce61" office:value-type="float" office:value="0.0438" calcext:value-type="float">
            <text:p>0,044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CL21C121JBANNNC</text:p>
          </table:table-cell>
          <table:table-cell table:style-name="ce87" office:value-type="float" office:value="0.058" calcext:value-type="float">
            <text:p>0,058</text:p>
          </table:table-cell>
          <table:table-cell table:style-name="ce95"/>
          <table:table-cell table:style-name="ce80" office:value-type="string" calcext:value-type="string">
            <text:p>C0805C121J5GACTU</text:p>
          </table:table-cell>
          <table:table-cell table:style-name="ce87" office:value-type="float" office:value="0.031" calcext:value-type="float">
            <text:p>0,031</text:p>
          </table:table-cell>
          <table:table-cell table:style-name="ce95"/>
          <table:table-cell table:style-name="ce105" office:value-type="string" calcext:value-type="string">
            <text:p>723-6209</text:p>
          </table:table-cell>
          <table:table-cell table:style-name="ce105" office:value-type="string" calcext:value-type="string">
            <text:p>GRM2165C1H121JA01D</text:p>
          </table:table-cell>
          <table:table-cell table:style-name="ce87" office:value-type="float" office:value="0.035" calcext:value-type="float">
            <text:p>0,035</text:p>
          </table:table-cell>
          <table:table-cell table:style-name="ce95" office:value-type="float" office:value="100" calcext:value-type="float">
            <text:p>100</text:p>
          </table:table-cell>
          <table:table-cell table:style-name="ce117" office:value-type="string" calcext:value-type="string">
            <text:p>CL21C121JBANNNP</text:p>
          </table:table-cell>
          <table:table-cell table:style-name="ce61" office:value-type="float" office:value="0.00685" calcext:value-type="float">
            <text:p>0,007</text:p>
          </table:table-cell>
          <table:table-cell table:style-name="ce95" office:value-type="float" office:value="100" calcext:value-type="float">
            <text:p>100</text:p>
          </table:table-cell>
          <table:table-cell/>
          <table:table-cell table:formula="of:=IF([.Y23]&lt;&gt;&quot;&quot;;&quot;&quot;;[.G23])" office:value-type="float" office:value="4" calcext:value-type="float">
            <text:p>4</text:p>
          </table:table-cell>
          <table:table-cell table:style-name="ce139" table:formula="of:=IF([.AB23]=[.J23];&quot;Farnell&quot;; IF([.AB23]=[.M23]; &quot;Digikey&quot;; IF([.AB23]=[.P23]; &quot;Mouser&quot;; IF([.AB23]=[.T23]; &quot;RS&quot;; IF([.AB23]=[.W23]; &quot;TME&quot;)))))" office:value-type="string" office:string-value="TME" calcext:value-type="string">
            <text:p>TME</text:p>
          </table:table-cell>
          <table:table-cell table:style-name="ce146" table:formula="of:=IF([.G23]&lt;&gt;&quot;&quot;;MIN([.J23];[.M23];[.P23];[.T23];[.W23]);&quot;&quot;)" office:value-type="currency" office:currency="EUR" office:value="0.00685" calcext:value-type="currency">
            <text:p>0,007 €</text:p>
          </table:table-cell>
          <table:table-cell table:style-name="ce139" office:value-type="float" office:value="10" calcext:value-type="float">
            <text:p>10</text:p>
          </table:table-cell>
          <table:table-cell table:style-name="ce159" table:formula="of:=[.AB23]*[.AC23]" office:value-type="float" office:value="0.0685" calcext:value-type="float">
            <text:p>0,069</text:p>
          </table:table-cell>
          <table:table-cell table:number-columns-repeated="994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8p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131, C135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24]=&quot;Power board&quot;;[.B24]*2;[.B24])" office:value-type="float" office:value="2" calcext:value-type="float">
            <text:p>2</text:p>
          </table:table-cell>
          <table:table-cell table:style-name="ce53" office:value-type="float" office:value="2320820" calcext:value-type="float">
            <text:p>2320820</text:p>
          </table:table-cell>
          <table:table-cell table:style-name="ce59" office:value-type="string" calcext:value-type="string">
            <text:p>MC0805N180J101CT</text:p>
          </table:table-cell>
          <table:table-cell table:style-name="ce62" office:value-type="float" office:value="0.0263" calcext:value-type="float">
            <text:p>0,026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21C180JBANNNC</text:p>
          </table:table-cell>
          <table:table-cell table:style-name="ce88" office:value-type="float" office:value="0.09" calcext:value-type="float">
            <text:p>0,090</text:p>
          </table:table-cell>
          <table:table-cell table:style-name="ce96"/>
          <table:table-cell table:style-name="ce81" office:value-type="string" calcext:value-type="string">
            <text:p>C0805C180J5GACTU</text:p>
          </table:table-cell>
          <table:table-cell table:style-name="ce88" office:value-type="float" office:value="0.1" calcext:value-type="float">
            <text:p>0,100</text:p>
          </table:table-cell>
          <table:table-cell table:style-name="ce96"/>
          <table:table-cell table:style-name="ce81" office:value-type="string" calcext:value-type="string">
            <text:p>648-0935</text:p>
          </table:table-cell>
          <table:table-cell table:style-name="ce81" office:value-type="string" calcext:value-type="string">
            <text:p>C0805C180J5GACTU</text:p>
          </table:table-cell>
          <table:table-cell table:style-name="ce88" office:value-type="float" office:value="0.157" calcext:value-type="float">
            <text:p>0,157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CL21C180JBANNNC</text:p>
          </table:table-cell>
          <table:table-cell table:style-name="ce121" office:value-type="float" office:value="0.0709" calcext:value-type="float">
            <text:p>0,071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24]&lt;&gt;&quot;&quot;;&quot;&quot;;[.G24])" office:value-type="float" office:value="2" calcext:value-type="float">
            <text:p>2</text:p>
          </table:table-cell>
          <table:table-cell table:style-name="ce140" table:formula="of:=IF([.AB24]=[.J24];&quot;Farnell&quot;; IF([.AB24]=[.M24]; &quot;Digikey&quot;; IF([.AB24]=[.P24]; &quot;Mouser&quot;; IF([.AB24]=[.T24]; &quot;RS&quot;; IF([.AB24]=[.W24]; &quot;TME&quot;)))))" office:value-type="string" office:string-value="Farnell" calcext:value-type="string">
            <text:p>Farnell</text:p>
          </table:table-cell>
          <table:table-cell table:style-name="ce147" table:formula="of:=IF([.G24]&lt;&gt;&quot;&quot;;MIN([.J24];[.M24];[.P24];[.T24];[.W24]);&quot;&quot;)" office:value-type="currency" office:currency="EUR" office:value="0.0263" calcext:value-type="currency">
            <text:p>0,026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24]*[.AC24]" office:value-type="float" office:value="0.0526" calcext:value-type="float">
            <text:p>0,053</text:p>
          </table:table-cell>
          <table:table-cell table:number-columns-repeated="994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1n 50V NP0</text:p>
          </table:table-cell>
          <table:table-cell table:style-name="ce27" office:value-type="string" calcext:value-type="string">
            <text:p>0805 / 0603</text:p>
          </table:table-cell>
          <table:table-cell table:style-name="ce40" office:value-type="string" calcext:value-type="string">
            <text:p>C41, C63, C64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25]=&quot;Power board&quot;;[.B25]*2;[.B25])" office:value-type="float" office:value="6" calcext:value-type="float">
            <text:p>6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n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94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26]=&quot;Power board&quot;;[.B26]*2;[.B26])" office:value-type="float" office:value="1" calcext:value-type="float">
            <text:p>1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25:.G26])" office:value-type="float" office:value="7" calcext:value-type="float">
            <text:p>7</text:p>
          </table:table-cell>
          <table:table-cell table:style-name="ce15" office:value-type="float" office:value="1759227" calcext:value-type="float">
            <text:p>1759227</text:p>
          </table:table-cell>
          <table:table-cell table:style-name="ce27" office:value-type="string" calcext:value-type="string">
            <text:p>MC0805N102J500CT</text:p>
          </table:table-cell>
          <table:table-cell table:style-name="ce61" office:value-type="float" office:value="0.0288" calcext:value-type="float">
            <text:p>0,029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CL21C102JBCNNNC</text:p>
          </table:table-cell>
          <table:table-cell table:style-name="ce87" office:value-type="float" office:value="0.065" calcext:value-type="float">
            <text:p>0,065</text:p>
          </table:table-cell>
          <table:table-cell table:style-name="ce95"/>
          <table:table-cell table:style-name="ce80" office:value-type="string" calcext:value-type="string">
            <text:p>C0805C102J5GACTU</text:p>
          </table:table-cell>
          <table:table-cell table:style-name="ce87" office:value-type="float" office:value="0.038" calcext:value-type="float">
            <text:p>0,038</text:p>
          </table:table-cell>
          <table:table-cell table:style-name="ce95"/>
          <table:table-cell table:style-name="ce105" office:value-type="string" calcext:value-type="string">
            <text:p>378-710</text:p>
          </table:table-cell>
          <table:table-cell table:style-name="ce105" office:value-type="string" calcext:value-type="string">
            <text:p>0805CG102J9BB</text:p>
          </table:table-cell>
          <table:table-cell table:style-name="ce87" office:value-type="float" office:value="0.021" calcext:value-type="float">
            <text:p>0,021</text:p>
          </table:table-cell>
          <table:table-cell table:style-name="ce95" office:value-type="float" office:value="25" calcext:value-type="float">
            <text:p>25</text:p>
          </table:table-cell>
          <table:table-cell table:style-name="ce117" office:value-type="string" calcext:value-type="string">
            <text:p>CL21C102JBCNNNC</text:p>
          </table:table-cell>
          <table:table-cell table:style-name="ce61" office:value-type="float" office:value="0.00971" calcext:value-type="float">
            <text:p>0,010</text:p>
          </table:table-cell>
          <table:table-cell table:style-name="ce95" office:value-type="float" office:value="100" calcext:value-type="float">
            <text:p>100</text:p>
          </table:table-cell>
          <table:table-cell/>
          <table:table-cell table:formula="of:=IF([.Y27]&lt;&gt;&quot;&quot;;&quot;&quot;;[.G27])" office:value-type="float" office:value="7" calcext:value-type="float">
            <text:p>7</text:p>
          </table:table-cell>
          <table:table-cell table:style-name="ce139" table:formula="of:=IF([.AB27]=[.J27];&quot;Farnell&quot;; IF([.AB27]=[.M27]; &quot;Digikey&quot;; IF([.AB27]=[.P27]; &quot;Mouser&quot;; IF([.AB27]=[.T27]; &quot;RS&quot;; IF([.AB27]=[.W27]; &quot;TME&quot;)))))" office:value-type="string" office:string-value="TME" calcext:value-type="string">
            <text:p>TME</text:p>
          </table:table-cell>
          <table:table-cell table:style-name="ce146" table:formula="of:=IF([.G27]&lt;&gt;&quot;&quot;;MIN([.J27];[.M27];[.P27];[.T27];[.W27]);&quot;&quot;)" office:value-type="currency" office:currency="EUR" office:value="0.00971" calcext:value-type="currency">
            <text:p>0,010 €</text:p>
          </table:table-cell>
          <table:table-cell table:style-name="ce139" office:value-type="float" office:value="10" calcext:value-type="float">
            <text:p>10</text:p>
          </table:table-cell>
          <table:table-cell table:style-name="ce159" table:formula="of:=[.AB27]*[.AC27]" office:value-type="float" office:value="0.0971" calcext:value-type="float">
            <text:p>0,097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1u 100V X7R</text:p>
          </table:table-cell>
          <table:table-cell table:style-name="ce27" office:value-type="string" calcext:value-type="string">
            <text:p>1206, 100V</text:p>
          </table:table-cell>
          <table:table-cell table:style-name="ce40" office:value-type="string" calcext:value-type="string">
            <text:p>C10, C28, C31, C44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29]=&quot;Power board&quot;;[.B29]*2;[.B29])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u 100V X7R</text:p>
          </table:table-cell>
          <table:table-cell table:style-name="ce28" office:value-type="string" calcext:value-type="string">
            <text:p>1206, 100V</text:p>
          </table:table-cell>
          <table:table-cell table:style-name="ce28" office:value-type="string" calcext:value-type="string">
            <text:p>C104A, C109A</text:p>
          </table:table-cell>
          <table:table-cell table:style-name="ce42" office:value-type="string" calcext:value-type="string">
            <text:p>Arduino Shield</text:p>
          </table:table-cell>
          <table:table-cell table:style-name="ce46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29:.G30])" office:value-type="float" office:value="10" calcext:value-type="float">
            <text:p>10</text:p>
          </table:table-cell>
          <table:table-cell table:style-name="ce15" office:value-type="float" office:value="2320876" calcext:value-type="float">
            <text:p>2320876</text:p>
          </table:table-cell>
          <table:table-cell table:style-name="ce27" office:value-type="string" calcext:value-type="string">
            <text:p>MC1206B105K101CT</text:p>
          </table:table-cell>
          <table:table-cell table:style-name="ce61" office:value-type="float" office:value="0.2" calcext:value-type="float">
            <text:p>0,200</text:p>
          </table:table-cell>
          <table:table-cell table:style-name="ce68" office:value-type="float" office:value="5" calcext:value-type="float">
            <text:p>5</text:p>
          </table:table-cell>
          <table:table-cell table:style-name="ce80" office:value-type="string" calcext:value-type="string">
            <text:p>CL31B105KCHNNNE</text:p>
          </table:table-cell>
          <table:table-cell table:style-name="ce87" office:value-type="float" office:value="0.253" calcext:value-type="float">
            <text:p>0,253</text:p>
          </table:table-cell>
          <table:table-cell table:style-name="ce95"/>
          <table:table-cell table:style-name="ce80" office:value-type="string" calcext:value-type="string">
            <text:p>GRM31CR72A105KA01L</text:p>
          </table:table-cell>
          <table:table-cell table:style-name="ce87" office:value-type="float" office:value="0.227" calcext:value-type="float">
            <text:p>0,227</text:p>
          </table:table-cell>
          <table:table-cell table:style-name="ce95"/>
          <table:table-cell table:style-name="ce105" office:value-type="string" calcext:value-type="string">
            <text:p>740-7590</text:p>
          </table:table-cell>
          <table:table-cell table:style-name="ce105" office:value-type="string" calcext:value-type="string">
            <text:p>C3216X7R2A105K160AA</text:p>
          </table:table-cell>
          <table:table-cell table:style-name="ce87" office:value-type="float" office:value="0.174" calcext:value-type="float">
            <text:p>0,174</text:p>
          </table:table-cell>
          <table:table-cell table:style-name="ce95" office:value-type="float" office:value="10" calcext:value-type="float">
            <text:p>10</text:p>
          </table:table-cell>
          <table:table-cell table:style-name="ce117" office:value-type="string" calcext:value-type="string">
            <text:p>GRM31CR72A105KA01L</text:p>
          </table:table-cell>
          <table:table-cell table:style-name="ce61" office:value-type="float" office:value="0.1279" calcext:value-type="float">
            <text:p>0,128</text:p>
          </table:table-cell>
          <table:table-cell table:style-name="ce95" office:value-type="float" office:value="10" calcext:value-type="float">
            <text:p>10</text:p>
          </table:table-cell>
          <table:table-cell/>
          <table:table-cell table:formula="of:=IF([.Y31]&lt;&gt;&quot;&quot;;&quot;&quot;;[.G31])" office:value-type="float" office:value="10" calcext:value-type="float">
            <text:p>10</text:p>
          </table:table-cell>
          <table:table-cell table:style-name="ce139" table:formula="of:=IF([.AB31]=[.J31];&quot;Farnell&quot;; IF([.AB31]=[.M31]; &quot;Digikey&quot;; IF([.AB31]=[.P31]; &quot;Mouser&quot;; IF([.AB31]=[.T31]; &quot;RS&quot;; IF([.AB31]=[.W31]; &quot;TME&quot;)))))" office:value-type="string" office:string-value="TME" calcext:value-type="string">
            <text:p>TME</text:p>
          </table:table-cell>
          <table:table-cell table:style-name="ce146" table:formula="of:=IF([.G31]&lt;&gt;&quot;&quot;;MIN([.J31];[.M31];[.P31];[.T31];[.W31]);&quot;&quot;)" office:value-type="currency" office:currency="EUR" office:value="0.1279" calcext:value-type="currency">
            <text:p>0,128 €</text:p>
          </table:table-cell>
          <table:table-cell table:style-name="ce139" office:value-type="float" office:value="10" calcext:value-type="float">
            <text:p>10</text:p>
          </table:table-cell>
          <table:table-cell table:style-name="ce159" table:formula="of:=[.AB31]*[.AC31]" office:value-type="float" office:value="1.279" calcext:value-type="float">
            <text:p>1,279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8">
          <table:table-cell table:style-name="ce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15" office:value-type="string" calcext:value-type="string">
            <text:p>1u 50V X7R</text:p>
          </table:table-cell>
          <table:table-cell table:style-name="ce27" office:value-type="string" calcext:value-type="string">
            <text:p>0805, 50V</text:p>
          </table:table-cell>
          <table:table-cell table:style-name="ce40" office:value-type="string" calcext:value-type="string">
            <text:p>C13, C57, C59, C68, C74, C76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33]=&quot;Power board&quot;;[.B33]*2;[.B33])" office:value-type="float" office:value="12" calcext:value-type="float">
            <text:p>12</text:p>
          </table:table-cell>
          <table:table-cell table:style-name="ce15" office:value-type="string" calcext:value-type="string">
            <text:p>2118131</text:p>
          </table:table-cell>
          <table:table-cell table:style-name="ce27" office:value-type="string" calcext:value-type="string">
            <text:p>C0805C105K5RACTU</text:p>
          </table:table-cell>
          <table:table-cell table:style-name="ce61" office:value-type="float" office:value="0.215" calcext:value-type="float">
            <text:p>0,215</text:p>
          </table:table-cell>
          <table:table-cell table:style-name="ce68" office:value-type="float" office:value="5" calcext:value-type="float">
            <text:p>5</text:p>
          </table:table-cell>
          <table:table-cell table:style-name="ce80" office:value-type="string" calcext:value-type="string">
            <text:p>CL21B105KBFNNNE</text:p>
          </table:table-cell>
          <table:table-cell table:style-name="ce87" office:value-type="float" office:value="0.129" calcext:value-type="float">
            <text:p>0,129</text:p>
          </table:table-cell>
          <table:table-cell table:style-name="ce95"/>
          <table:table-cell table:style-name="ce80" office:value-type="string" calcext:value-type="string">
            <text:p>08055C105K4T2A</text:p>
          </table:table-cell>
          <table:table-cell table:style-name="ce87" office:value-type="float" office:value="0.135" calcext:value-type="float">
            <text:p>0,135</text:p>
          </table:table-cell>
          <table:table-cell table:style-name="ce95"/>
          <table:table-cell table:style-name="ce105" office:value-type="string" calcext:value-type="string">
            <text:p>766-1062</text:p>
          </table:table-cell>
          <table:table-cell table:style-name="ce105" office:value-type="string" calcext:value-type="string">
            <text:p>CL21B105KBFNNNF</text:p>
          </table:table-cell>
          <table:table-cell table:style-name="ce87" office:value-type="float" office:value="0.041" calcext:value-type="float">
            <text:p>0,041</text:p>
          </table:table-cell>
          <table:table-cell table:style-name="ce95" office:value-type="float" office:value="100" calcext:value-type="float">
            <text:p>100</text:p>
          </table:table-cell>
          <table:table-cell table:style-name="ce117" office:value-type="string" calcext:value-type="string">
            <text:p>CL21B105KBFNNNG</text:p>
          </table:table-cell>
          <table:table-cell table:style-name="ce61" office:value-type="float" office:value="0.01429" calcext:value-type="float">
            <text:p>0,014</text:p>
          </table:table-cell>
          <table:table-cell table:style-name="ce95" office:value-type="float" office:value="100" calcext:value-type="float">
            <text:p>100</text:p>
          </table:table-cell>
          <table:table-cell/>
          <table:table-cell table:formula="of:=IF([.Y33]&lt;&gt;&quot;&quot;;&quot;&quot;;[.G33])" office:value-type="float" office:value="12" calcext:value-type="float">
            <text:p>12</text:p>
          </table:table-cell>
          <table:table-cell table:style-name="ce139" table:formula="of:=IF([.AB33]=[.J33];&quot;Farnell&quot;; IF([.AB33]=[.M33]; &quot;Digikey&quot;; IF([.AB33]=[.P33]; &quot;Mouser&quot;; IF([.AB33]=[.T33]; &quot;RS&quot;; IF([.AB33]=[.W33]; &quot;TME&quot;)))))" office:value-type="string" office:string-value="TME" calcext:value-type="string">
            <text:p>TME</text:p>
          </table:table-cell>
          <table:table-cell table:style-name="ce146" table:formula="of:=IF([.G33]&lt;&gt;&quot;&quot;;MIN([.J33];[.M33];[.P33];[.T33];[.W33]);&quot;&quot;)" office:value-type="currency" office:currency="EUR" office:value="0.01429" calcext:value-type="currency">
            <text:p>0,014 €</text:p>
          </table:table-cell>
          <table:table-cell table:style-name="ce139" office:value-type="float" office:value="15" calcext:value-type="float">
            <text:p>15</text:p>
          </table:table-cell>
          <table:table-cell table:style-name="ce159" table:formula="of:=[.AB33]*[.AC33]" office:value-type="float" office:value="0.21435" calcext:value-type="float">
            <text:p>0,214</text:p>
          </table:table-cell>
          <table:table-cell table:number-columns-repeated="994"/>
        </table:table-row>
        <table:table-row table:style-name="ro9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2n 50V X7R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C130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35]=&quot;Power board&quot;;[.B35]*2;[.B35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2n 50V X7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29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36]=&quot;Power board&quot;;[.B36]*2;[.B36])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22n 50V X7R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C87, C90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37]=&quot;Power board&quot;;[.B37]*2;[.B37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35:.G37])" office:value-type="float" office:value="5" calcext:value-type="float">
            <text:p>5</text:p>
          </table:table-cell>
          <table:table-cell table:style-name="ce53" office:value-type="float" office:value="1759252" calcext:value-type="float">
            <text:p>1759252</text:p>
          </table:table-cell>
          <table:table-cell table:style-name="ce59" office:value-type="string" calcext:value-type="string">
            <text:p>MC0805B223K500CT</text:p>
          </table:table-cell>
          <table:table-cell table:style-name="ce62" office:value-type="float" office:value="0.0157" calcext:value-type="float">
            <text:p>0,016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21B223KBANNNC</text:p>
          </table:table-cell>
          <table:table-cell table:style-name="ce88" office:value-type="float" office:value="0.058" calcext:value-type="float">
            <text:p>0,058</text:p>
          </table:table-cell>
          <table:table-cell table:style-name="ce96"/>
          <table:table-cell table:style-name="ce81" office:value-type="string" calcext:value-type="string">
            <text:p>C0805C223K5RAC</text:p>
          </table:table-cell>
          <table:table-cell table:style-name="ce88" office:value-type="float" office:value="0.031" calcext:value-type="float">
            <text:p>0,031</text:p>
          </table:table-cell>
          <table:table-cell table:style-name="ce96"/>
          <table:table-cell table:style-name="ce81" office:value-type="string" calcext:value-type="string">
            <text:p>464-6701</text:p>
          </table:table-cell>
          <table:table-cell table:style-name="ce81" office:value-type="string" calcext:value-type="string">
            <text:p>08055C223KAT2A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CL21B223KBANNNC</text:p>
          </table:table-cell>
          <table:table-cell table:style-name="ce121" office:value-type="float" office:value="0.00841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38]&lt;&gt;&quot;&quot;;&quot;&quot;;[.G38])" office:value-type="float" office:value="5" calcext:value-type="float">
            <text:p>5</text:p>
          </table:table-cell>
          <table:table-cell table:style-name="ce140" table:formula="of:=IF([.AB38]=[.J38];&quot;Farnell&quot;; IF([.AB38]=[.M38]; &quot;Digikey&quot;; IF([.AB38]=[.P38]; &quot;Mouser&quot;; IF([.AB38]=[.T38]; &quot;RS&quot;; IF([.AB38]=[.W38]; &quot;TME&quot;)))))" office:value-type="string" office:string-value="TME" calcext:value-type="string">
            <text:p>TME</text:p>
          </table:table-cell>
          <table:table-cell table:style-name="ce147" table:formula="of:=IF([.G38]&lt;&gt;&quot;&quot;;MIN([.J38];[.M38];[.P38];[.T38];[.W38]);&quot;&quot;)" office:value-type="currency" office:currency="EUR" office:value="0.00841" calcext:value-type="currency">
            <text:p>0,008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38]*[.AC38]" office:value-type="float" office:value="0.0841" calcext:value-type="float">
            <text:p>0,084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 office:value-type="float" office:value="14" calcext:value-type="float">
            <text:p>14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2n2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47, C48, C49, C51, C81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40]=&quot;Power board&quot;;[.B40]*2;[.B40])" office:value-type="float" office:value="10" calcext:value-type="float">
            <text:p>10</text:p>
          </table:table-cell>
          <table:table-cell table:style-name="ce53" office:value-type="float" office:value="1759236" calcext:value-type="float">
            <text:p>1759236</text:p>
          </table:table-cell>
          <table:table-cell table:style-name="ce59" office:value-type="string" calcext:value-type="string">
            <text:p>MC0805N222J500CT</text:p>
          </table:table-cell>
          <table:table-cell table:style-name="ce62" office:value-type="float" office:value="0.0515" calcext:value-type="float">
            <text:p>0,05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21C222JBFNNNG</text:p>
          </table:table-cell>
          <table:table-cell table:style-name="ce88" office:value-type="float" office:value="0.078" calcext:value-type="float">
            <text:p>0,078</text:p>
          </table:table-cell>
          <table:table-cell table:style-name="ce96"/>
          <table:table-cell table:style-name="ce81" office:value-type="string" calcext:value-type="string">
            <text:p>GRM2165C1H222JA01D</text:p>
          </table:table-cell>
          <table:table-cell table:style-name="ce88" office:value-type="float" office:value="0.076" calcext:value-type="float">
            <text:p>0,076</text:p>
          </table:table-cell>
          <table:table-cell table:style-name="ce96"/>
          <table:table-cell table:style-name="ce81" office:value-type="string" calcext:value-type="string">
            <text:p>802-9905</text:p>
          </table:table-cell>
          <table:table-cell table:style-name="ce81" office:value-type="string" calcext:value-type="string">
            <text:p>C0805C222J5GACTU</text:p>
          </table:table-cell>
          <table:table-cell table:style-name="ce88" office:value-type="float" office:value="0.043" calcext:value-type="float">
            <text:p>0,043</text:p>
          </table:table-cell>
          <table:table-cell table:style-name="ce96" office:value-type="float" office:value="100" calcext:value-type="float">
            <text:p>100</text:p>
          </table:table-cell>
          <table:table-cell table:style-name="ce118" office:value-type="string" calcext:value-type="string">
            <text:p>GRM2165C1H222JA01D</text:p>
          </table:table-cell>
          <table:table-cell table:style-name="ce121" office:value-type="float" office:value="0.0145" calcext:value-type="float">
            <text:p>0,015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40]&lt;&gt;&quot;&quot;;&quot;&quot;;[.G40])" office:value-type="float" office:value="10" calcext:value-type="float">
            <text:p>10</text:p>
          </table:table-cell>
          <table:table-cell table:style-name="ce140" table:formula="of:=IF([.AB40]=[.J40];&quot;Farnell&quot;; IF([.AB40]=[.M40]; &quot;Digikey&quot;; IF([.AB40]=[.P40]; &quot;Mouser&quot;; IF([.AB40]=[.T40]; &quot;RS&quot;; IF([.AB40]=[.W40]; &quot;TME&quot;)))))" office:value-type="string" office:string-value="TME" calcext:value-type="string">
            <text:p>TME</text:p>
          </table:table-cell>
          <table:table-cell table:style-name="ce147" table:formula="of:=IF([.G40]&lt;&gt;&quot;&quot;;MIN([.J40];[.M40];[.P40];[.T40];[.W40]);&quot;&quot;)" office:value-type="currency" office:currency="EUR" office:value="0.0145" calcext:value-type="currency">
            <text:p>0,015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40]*[.AC40]" office:value-type="float" office:value="0.145" calcext:value-type="float">
            <text:p>0,145</text:p>
          </table:table-cell>
          <table:table-cell table:number-columns-repeated="994"/>
        </table:table-row>
        <table:table-row table:style-name="ro10">
          <table:table-cell table:style-name="ce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2u2 25V X7R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C24, C36, C38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41]=&quot;Power board&quot;;[.B41]*2;[.B41])" office:value-type="float" office:value="6" calcext:value-type="float">
            <text:p>6</text:p>
          </table:table-cell>
          <table:table-cell table:style-name="ce15" office:value-type="float" office:value="2320829" calcext:value-type="float">
            <text:p>2320829</text:p>
          </table:table-cell>
          <table:table-cell table:style-name="ce27" office:value-type="string" calcext:value-type="string">
            <text:p>MC0805B225K250CT</text:p>
          </table:table-cell>
          <table:table-cell table:style-name="ce61" office:value-type="float" office:value="0.106" calcext:value-type="float">
            <text:p>0,106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CL21B225KAFNNWE</text:p>
          </table:table-cell>
          <table:table-cell table:style-name="ce87" office:value-type="float" office:value="0.126" calcext:value-type="float">
            <text:p>0,126</text:p>
          </table:table-cell>
          <table:table-cell table:style-name="ce95"/>
          <table:table-cell table:style-name="ce80" office:value-type="string" calcext:value-type="string">
            <text:p>GRM21BR71E225KA73L</text:p>
          </table:table-cell>
          <table:table-cell table:style-name="ce87" office:value-type="float" office:value="0.101" calcext:value-type="float">
            <text:p>0,101</text:p>
          </table:table-cell>
          <table:table-cell table:style-name="ce95"/>
          <table:table-cell table:style-name="ce105" office:value-type="string" calcext:value-type="string">
            <text:p>766-1031</text:p>
          </table:table-cell>
          <table:table-cell table:style-name="ce105" office:value-type="string" calcext:value-type="string">
            <text:p>CL21B225KAFNNNF</text:p>
          </table:table-cell>
          <table:table-cell table:style-name="ce87" office:value-type="float" office:value="0.057" calcext:value-type="float">
            <text:p>0,057</text:p>
          </table:table-cell>
          <table:table-cell table:style-name="ce95" office:value-type="float" office:value="100" calcext:value-type="float">
            <text:p>100</text:p>
          </table:table-cell>
          <table:table-cell table:style-name="ce117" office:value-type="string" calcext:value-type="string">
            <text:p>CL21B225KAFNNNG</text:p>
          </table:table-cell>
          <table:table-cell table:style-name="ce61" office:value-type="float" office:value="0.02744" calcext:value-type="float">
            <text:p>0,027</text:p>
          </table:table-cell>
          <table:table-cell table:style-name="ce95" office:value-type="float" office:value="50" calcext:value-type="float">
            <text:p>50</text:p>
          </table:table-cell>
          <table:table-cell/>
          <table:table-cell table:formula="of:=IF([.Y41]&lt;&gt;&quot;&quot;;&quot;&quot;;[.G41])" office:value-type="float" office:value="6" calcext:value-type="float">
            <text:p>6</text:p>
          </table:table-cell>
          <table:table-cell table:style-name="ce139" table:formula="of:=IF([.AB41]=[.J41];&quot;Farnell&quot;; IF([.AB41]=[.M41]; &quot;Digikey&quot;; IF([.AB41]=[.P41]; &quot;Mouser&quot;; IF([.AB41]=[.T41]; &quot;RS&quot;; IF([.AB41]=[.W41]; &quot;TME&quot;)))))" office:value-type="string" office:string-value="TME" calcext:value-type="string">
            <text:p>TME</text:p>
          </table:table-cell>
          <table:table-cell table:style-name="ce146" table:formula="of:=IF([.G41]&lt;&gt;&quot;&quot;;MIN([.J41];[.M41];[.P41];[.T41];[.W41]);&quot;&quot;)" office:value-type="currency" office:currency="EUR" office:value="0.02744" calcext:value-type="currency">
            <text:p>0,027 €</text:p>
          </table:table-cell>
          <table:table-cell table:style-name="ce139" office:value-type="float" office:value="10" calcext:value-type="float">
            <text:p>10</text:p>
          </table:table-cell>
          <table:table-cell table:style-name="ce159" table:formula="of:=[.AB41]*[.AC41]" office:value-type="float" office:value="0.2744" calcext:value-type="float">
            <text:p>0,274</text:p>
          </table:table-cell>
          <table:table-cell table:number-columns-repeated="994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330p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17, C33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42]=&quot;Power board&quot;;[.B42]*2;[.B42])" office:value-type="float" office:value="4" calcext:value-type="float">
            <text:p>4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30p 50V NP0</text:p>
          </table:table-cell>
          <table:table-cell table:style-name="ce27" office:value-type="string" calcext:value-type="string">
            <text:p>0805 / 0603</text:p>
          </table:table-cell>
          <table:table-cell table:style-name="ce40" office:value-type="string" calcext:value-type="string">
            <text:p>C89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43]=&quot;Power board&quot;;[.B43]*2;[.B43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42:.G43])" office:value-type="float" office:value="5" calcext:value-type="float">
            <text:p>5</text:p>
          </table:table-cell>
          <table:table-cell table:style-name="ce53" office:value-type="float" office:value="1759213" calcext:value-type="float">
            <text:p>1759213</text:p>
          </table:table-cell>
          <table:table-cell table:style-name="ce59" office:value-type="string" calcext:value-type="string">
            <text:p>MC0805N331J500CT</text:p>
          </table:table-cell>
          <table:table-cell table:style-name="ce62" office:value-type="float" office:value="0.0266" calcext:value-type="float">
            <text:p>0,027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21C331JBANNNC</text:p>
          </table:table-cell>
          <table:table-cell table:style-name="ce88" office:value-type="float" office:value="0.029" calcext:value-type="float">
            <text:p>0,029</text:p>
          </table:table-cell>
          <table:table-cell table:style-name="ce96"/>
          <table:table-cell table:style-name="ce81" office:value-type="string" calcext:value-type="string">
            <text:p>C0805C331J5GAC</text:p>
          </table:table-cell>
          <table:table-cell table:style-name="ce88" office:value-type="float" office:value="0.029" calcext:value-type="float">
            <text:p>0,029</text:p>
          </table:table-cell>
          <table:table-cell table:style-name="ce96"/>
          <table:table-cell table:style-name="ce81" office:value-type="string" calcext:value-type="string">
            <text:p>723-6271</text:p>
          </table:table-cell>
          <table:table-cell table:style-name="ce81" office:value-type="string" calcext:value-type="string">
            <text:p>GRM2165C1H331JA01D</text:p>
          </table:table-cell>
          <table:table-cell table:style-name="ce88" office:value-type="float" office:value="0.042" calcext:value-type="float">
            <text:p>0,042</text:p>
          </table:table-cell>
          <table:table-cell table:style-name="ce96" office:value-type="float" office:value="100" calcext:value-type="float">
            <text:p>100</text:p>
          </table:table-cell>
          <table:table-cell table:style-name="ce118" office:value-type="string" calcext:value-type="string">
            <text:p>CL21C331JBANNNC</text:p>
          </table:table-cell>
          <table:table-cell table:style-name="ce121" office:value-type="float" office:value="0.01377" calcext:value-type="float">
            <text:p>0,014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44]&lt;&gt;&quot;&quot;;&quot;&quot;;[.G44])" office:value-type="float" office:value="5" calcext:value-type="float">
            <text:p>5</text:p>
          </table:table-cell>
          <table:table-cell table:style-name="ce140" table:formula="of:=IF([.AB44]=[.J44];&quot;Farnell&quot;; IF([.AB44]=[.M44]; &quot;Digikey&quot;; IF([.AB44]=[.P44]; &quot;Mouser&quot;; IF([.AB44]=[.T44]; &quot;RS&quot;; IF([.AB44]=[.W44]; &quot;TME&quot;)))))" office:value-type="string" office:string-value="TME" calcext:value-type="string">
            <text:p>TME</text:p>
          </table:table-cell>
          <table:table-cell table:style-name="ce147" table:formula="of:=IF([.G44]&lt;&gt;&quot;&quot;;MIN([.J44];[.M44];[.P44];[.T44];[.W44]);&quot;&quot;)" office:value-type="currency" office:currency="EUR" office:value="0.01377" calcext:value-type="currency">
            <text:p>0,014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44]*[.AC44]" office:value-type="float" office:value="0.1377" calcext:value-type="float">
            <text:p>0,138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 table:formula="of:=IF([.AB45]=[.J45];&quot;Farnell&quot;; IF([.AB45]=[.M45]; &quot;Digikey&quot;; IF([.AB45]=[.P45]; &quot;Mouser&quot;; IF([.AB45]=[.T45]; &quot;RS&quot;; IF([.AB45]=[.W45]; &quot;TME&quot;)))))" office:value-type="string" office:string-value="Farnell" calcext:value-type="string">
            <text:p>Farnell</text:p>
          </table:table-cell>
          <table:table-cell table:style-name="ce146" table:formula="of:=IF([.G45]&lt;&gt;&quot;&quot;;MIN([.J45];[.M45];[.P45];[.T45];[.W45]);&quot;&quot;)">
            <text:p/>
          </table:table-cell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 office:value-type="float" office:value="17" calcext:value-type="float">
            <text:p>17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3n3 50V X7R or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40, C71, C72, C77, C78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46]=&quot;Power board&quot;;[.B46]*2;[.B46])" office:value-type="float" office:value="10" calcext:value-type="float">
            <text:p>10</text:p>
          </table:table-cell>
          <table:table-cell table:style-name="ce53" office:value-type="float" office:value="1759291" calcext:value-type="float">
            <text:p>1759291</text:p>
          </table:table-cell>
          <table:table-cell table:style-name="ce59" office:value-type="string" calcext:value-type="string">
            <text:p>MC0805B332K101CT</text:p>
          </table:table-cell>
          <table:table-cell table:style-name="ce62" office:value-type="float" office:value="0.0145" calcext:value-type="float">
            <text:p>0,015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21B332KBANNNC</text:p>
          </table:table-cell>
          <table:table-cell table:style-name="ce88" office:value-type="float" office:value="0.045" calcext:value-type="float">
            <text:p>0,045</text:p>
          </table:table-cell>
          <table:table-cell table:style-name="ce96"/>
          <table:table-cell table:style-name="ce81" office:value-type="string" calcext:value-type="string">
            <text:p>C0805C332K5RAC</text:p>
          </table:table-cell>
          <table:table-cell table:style-name="ce88" office:value-type="float" office:value="0.024" calcext:value-type="float">
            <text:p>0,024</text:p>
          </table:table-cell>
          <table:table-cell table:style-name="ce96"/>
          <table:table-cell table:style-name="ce81" office:value-type="string" calcext:value-type="string">
            <text:p>237-7009</text:p>
          </table:table-cell>
          <table:table-cell table:style-name="ce81" office:value-type="string" calcext:value-type="string">
            <text:p>GRM216R71H332KA01D</text:p>
          </table:table-cell>
          <table:table-cell table:style-name="ce88" office:value-type="float" office:value="0.038" calcext:value-type="float">
            <text:p>0,038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CL21B332KBANNNC</text:p>
          </table:table-cell>
          <table:table-cell table:style-name="ce121" office:value-type="float" office:value="0.0069" calcext:value-type="float">
            <text:p>0,007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46]&lt;&gt;&quot;&quot;;&quot;&quot;;[.G46])" office:value-type="float" office:value="10" calcext:value-type="float">
            <text:p>10</text:p>
          </table:table-cell>
          <table:table-cell table:style-name="ce140" table:formula="of:=IF([.AB46]=[.J46];&quot;Farnell&quot;; IF([.AB46]=[.M46]; &quot;Digikey&quot;; IF([.AB46]=[.P46]; &quot;Mouser&quot;; IF([.AB46]=[.T46]; &quot;RS&quot;; IF([.AB46]=[.W46]; &quot;TME&quot;)))))" office:value-type="string" office:string-value="TME" calcext:value-type="string">
            <text:p>TME</text:p>
          </table:table-cell>
          <table:table-cell table:style-name="ce147" table:formula="of:=IF([.G46]&lt;&gt;&quot;&quot;;MIN([.J46];[.M46];[.P46];[.T46];[.W46]);&quot;&quot;)" office:value-type="currency" office:currency="EUR" office:value="0.0069" calcext:value-type="currency">
            <text:p>0,007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46]*[.AC46]" office:value-type="float" office:value="0.069" calcext:value-type="float">
            <text:p>0,069</text:p>
          </table:table-cell>
          <table:table-cell table:number-columns-repeated="994"/>
        </table:table-row>
        <table:table-row table:style-name="ro6">
          <table:table-cell table:style-name="ce3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n9 50V X7R or NP0</text:p>
          </table:table-cell>
          <table:table-cell table:style-name="ce27" office:value-type="string" calcext:value-type="string">
            <text:p>0805 / 0603</text:p>
          </table:table-cell>
          <table:table-cell table:style-name="ce40" office:value-type="string" calcext:value-type="string">
            <text:p>C95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47]=&quot;Power board&quot;;[.B47]*2;[.B47])" office:value-type="float" office:value="1" calcext:value-type="float">
            <text:p>1</text:p>
          </table:table-cell>
          <table:table-cell table:style-name="ce15" office:value-type="float" office:value="1759240" calcext:value-type="float">
            <text:p>1759240</text:p>
          </table:table-cell>
          <table:table-cell table:style-name="ce27" office:value-type="string" calcext:value-type="string">
            <text:p>MC0805B392K500CT</text:p>
          </table:table-cell>
          <table:table-cell table:style-name="ce61" office:value-type="float" office:value="0.022" calcext:value-type="float">
            <text:p>0,022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CL21B392KBANNNC</text:p>
          </table:table-cell>
          <table:table-cell table:style-name="ce87" office:value-type="float" office:value="0.09" calcext:value-type="float">
            <text:p>0,090</text:p>
          </table:table-cell>
          <table:table-cell table:style-name="ce95"/>
          <table:table-cell table:style-name="ce80" office:value-type="string" calcext:value-type="string">
            <text:p>C0805C392K5RACTU</text:p>
          </table:table-cell>
          <table:table-cell table:style-name="ce87" office:value-type="float" office:value="0.091" calcext:value-type="float">
            <text:p>0,091</text:p>
          </table:table-cell>
          <table:table-cell table:style-name="ce95"/>
          <table:table-cell table:style-name="ce105" office:value-type="string" calcext:value-type="string">
            <text:p>766-1047</text:p>
          </table:table-cell>
          <table:table-cell table:style-name="ce105" office:value-type="string" calcext:value-type="string">
            <text:p>CL21C392JBFNNNF</text:p>
          </table:table-cell>
          <table:table-cell table:style-name="ce87" office:value-type="float" office:value="0.074" calcext:value-type="float">
            <text:p>0,074</text:p>
          </table:table-cell>
          <table:table-cell table:style-name="ce95" office:value-type="float" office:value="50" calcext:value-type="float">
            <text:p>50</text:p>
          </table:table-cell>
          <table:table-cell table:style-name="ce117" office:value-type="string" calcext:value-type="string">
            <text:p>CL21B392KBANNNC</text:p>
          </table:table-cell>
          <table:table-cell table:style-name="ce61" office:value-type="float" office:value="0.00906" calcext:value-type="float">
            <text:p>0,009</text:p>
          </table:table-cell>
          <table:table-cell table:style-name="ce95" office:value-type="float" office:value="100" calcext:value-type="float">
            <text:p>100</text:p>
          </table:table-cell>
          <table:table-cell/>
          <table:table-cell table:formula="of:=IF([.Y47]&lt;&gt;&quot;&quot;;&quot;&quot;;[.G47])" office:value-type="float" office:value="1" calcext:value-type="float">
            <text:p>1</text:p>
          </table:table-cell>
          <table:table-cell table:style-name="ce139" table:formula="of:=IF([.AB47]=[.J47];&quot;Farnell&quot;; IF([.AB47]=[.M47]; &quot;Digikey&quot;; IF([.AB47]=[.P47]; &quot;Mouser&quot;; IF([.AB47]=[.T47]; &quot;RS&quot;; IF([.AB47]=[.W47]; &quot;TME&quot;)))))" office:value-type="string" office:string-value="TME" calcext:value-type="string">
            <text:p>TME</text:p>
          </table:table-cell>
          <table:table-cell table:style-name="ce146" table:formula="of:=IF([.G47]&lt;&gt;&quot;&quot;;MIN([.J47];[.M47];[.P47];[.T47];[.W47]);&quot;&quot;)" office:value-type="currency" office:currency="EUR" office:value="0.00906" calcext:value-type="currency">
            <text:p>0,009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47]*[.AC47]" office:value-type="float" office:value="0.00906" calcext:value-type="float">
            <text:p>0,009</text:p>
          </table:table-cell>
          <table:table-cell table:number-columns-repeated="994"/>
        </table:table-row>
        <table:table-row table:style-name="ro7">
          <table:table-cell table:style-name="ce3" office:value-type="float" office:value="19" calcext:value-type="float">
            <text:p>19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470n 50V X7R</text:p>
          </table:table-cell>
          <table:table-cell table:style-name="ce28" office:value-type="string" calcext:value-type="string">
            <text:p>0805, 50V</text:p>
          </table:table-cell>
          <table:table-cell table:style-name="ce28" office:value-type="string" calcext:value-type="string">
            <text:p>C9, C25, C32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48]=&quot;Power board&quot;;[.B48]*2;[.B48])" office:value-type="float" office:value="6" calcext:value-type="float">
            <text:p>6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470n 50V X7R</text:p>
          </table:table-cell>
          <table:table-cell table:style-name="ce27" office:value-type="string" calcext:value-type="string">
            <text:p>0805, 50V</text:p>
          </table:table-cell>
          <table:table-cell table:style-name="ce40" office:value-type="string" calcext:value-type="string">
            <text:p>C104, C109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49]=&quot;Power board&quot;;[.B49]*2;[.B49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48:.G49])" office:value-type="float" office:value="8" calcext:value-type="float">
            <text:p>8</text:p>
          </table:table-cell>
          <table:table-cell table:style-name="ce53" office:value-type="float" office:value="2470492" calcext:value-type="float">
            <text:p>2470492</text:p>
          </table:table-cell>
          <table:table-cell table:style-name="ce59" office:value-type="string" calcext:value-type="string">
            <text:p>GRM21BR71H474KA88L</text:p>
          </table:table-cell>
          <table:table-cell table:style-name="ce62" office:value-type="float" office:value="0.163" calcext:value-type="float">
            <text:p>0,163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CL21B474KBFNFNE</text:p>
          </table:table-cell>
          <table:table-cell table:style-name="ce88" office:value-type="float" office:value="0.139" calcext:value-type="float">
            <text:p>0,139</text:p>
          </table:table-cell>
          <table:table-cell table:style-name="ce96"/>
          <table:table-cell table:style-name="ce81" office:value-type="string" calcext:value-type="string">
            <text:p>C0805C474K5RACTU</text:p>
          </table:table-cell>
          <table:table-cell table:style-name="ce88" office:value-type="float" office:value="0.103" calcext:value-type="float">
            <text:p>0,103</text:p>
          </table:table-cell>
          <table:table-cell table:style-name="ce96"/>
          <table:table-cell table:style-name="ce81" office:value-type="string" calcext:value-type="string">
            <text:p>766-1053</text:p>
          </table:table-cell>
          <table:table-cell table:style-name="ce81" office:value-type="string" calcext:value-type="string">
            <text:p>CL21B474KBF4PNG</text:p>
          </table:table-cell>
          <table:table-cell table:style-name="ce88" office:value-type="float" office:value="0.085" calcext:value-type="float">
            <text:p>0,085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CL21B474KBFNNNG</text:p>
          </table:table-cell>
          <table:table-cell table:style-name="ce121" office:value-type="float" office:value="0.0153" calcext:value-type="float">
            <text:p>0,015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50]&lt;&gt;&quot;&quot;;&quot;&quot;;[.G50])" office:value-type="float" office:value="8" calcext:value-type="float">
            <text:p>8</text:p>
          </table:table-cell>
          <table:table-cell table:style-name="ce140" table:formula="of:=IF([.AB50]=[.J50];&quot;Farnell&quot;; IF([.AB50]=[.M50]; &quot;Digikey&quot;; IF([.AB50]=[.P50]; &quot;Mouser&quot;; IF([.AB50]=[.T50]; &quot;RS&quot;; IF([.AB50]=[.W50]; &quot;TME&quot;)))))" office:value-type="string" office:string-value="TME" calcext:value-type="string">
            <text:p>TME</text:p>
          </table:table-cell>
          <table:table-cell table:style-name="ce147" table:formula="of:=IF([.G50]&lt;&gt;&quot;&quot;;MIN([.J50];[.M50];[.P50];[.T50];[.W50]);&quot;&quot;)" office:value-type="currency" office:currency="EUR" office:value="0.0153" calcext:value-type="currency">
            <text:p>0,015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50]*[.AC50]" office:value-type="float" office:value="0.153" calcext:value-type="float">
            <text:p>0,15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 table:formula="of:=IF([.AB51]=[.J51];&quot;Farnell&quot;; IF([.AB51]=[.M51]; &quot;Digikey&quot;; IF([.AB51]=[.P51]; &quot;Mouser&quot;; IF([.AB51]=[.T51]; &quot;RS&quot;; IF([.AB51]=[.W51]; &quot;TME&quot;)))))" office:value-type="string" office:string-value="Farnell" calcext:value-type="string">
            <text:p>Farnell</text:p>
          </table:table-cell>
          <table:table-cell table:style-name="ce146" table:formula="of:=IF([.G51]&lt;&gt;&quot;&quot;;MIN([.J51];[.M51];[.P51];[.T51];[.W51]);&quot;&quot;)">
            <text:p/>
          </table:table-cell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 office:value-type="float" office:value="20" calcext:value-type="float">
            <text:p>2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470p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23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52]=&quot;Power board&quot;;[.B52]*2;[.B52])" office:value-type="float" office:value="2" calcext:value-type="float">
            <text:p>2</text:p>
          </table:table-cell>
          <table:table-cell table:style-name="ce53" office:value-type="float" office:value="1759217" calcext:value-type="float">
            <text:p>1759217</text:p>
          </table:table-cell>
          <table:table-cell table:style-name="ce59" office:value-type="string" calcext:value-type="string">
            <text:p>MC0805N471J500CT</text:p>
          </table:table-cell>
          <table:table-cell table:style-name="ce62" office:value-type="float" office:value="0.0233" calcext:value-type="float">
            <text:p>0,023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21C471JBANNNC</text:p>
          </table:table-cell>
          <table:table-cell table:style-name="ce88" office:value-type="float" office:value="0.09" calcext:value-type="float">
            <text:p>0,090</text:p>
          </table:table-cell>
          <table:table-cell table:style-name="ce96"/>
          <table:table-cell table:style-name="ce81" office:value-type="string" calcext:value-type="string">
            <text:p>08055A471JAT2A</text:p>
          </table:table-cell>
          <table:table-cell table:style-name="ce88" office:value-type="float" office:value="0.091" calcext:value-type="float">
            <text:p>0,091</text:p>
          </table:table-cell>
          <table:table-cell table:style-name="ce96"/>
          <table:table-cell table:style-name="ce81" office:value-type="string" calcext:value-type="string">
            <text:p>378-700</text:p>
          </table:table-cell>
          <table:table-cell table:style-name="ce81" office:value-type="string" calcext:value-type="string">
            <text:p>0805CG471J9BB</text:p>
          </table:table-cell>
          <table:table-cell table:style-name="ce88" office:value-type="float" office:value="0.021" calcext:value-type="float">
            <text:p>0,021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CL21C471JBANNNC</text:p>
          </table:table-cell>
          <table:table-cell table:style-name="ce121" office:value-type="float" office:value="0.00915" calcext:value-type="float">
            <text:p>0,009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52]&lt;&gt;&quot;&quot;;&quot;&quot;;[.G52])" office:value-type="float" office:value="2" calcext:value-type="float">
            <text:p>2</text:p>
          </table:table-cell>
          <table:table-cell table:style-name="ce140" table:formula="of:=IF([.AB52]=[.J52];&quot;Farnell&quot;; IF([.AB52]=[.M52]; &quot;Digikey&quot;; IF([.AB52]=[.P52]; &quot;Mouser&quot;; IF([.AB52]=[.T52]; &quot;RS&quot;; IF([.AB52]=[.W52]; &quot;TME&quot;)))))" office:value-type="string" office:string-value="TME" calcext:value-type="string">
            <text:p>TME</text:p>
          </table:table-cell>
          <table:table-cell table:style-name="ce147" table:formula="of:=IF([.G52]&lt;&gt;&quot;&quot;;MIN([.J52];[.M52];[.P52];[.T52];[.W52]);&quot;&quot;)" office:value-type="currency" office:currency="EUR" office:value="0.00915" calcext:value-type="currency">
            <text:p>0,009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52]*[.AC52]" office:value-type="float" office:value="0.0183" calcext:value-type="float">
            <text:p>0,018</text:p>
          </table:table-cell>
          <table:table-cell table:number-columns-repeated="994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47n 50V X7R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C148, C152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53]=&quot;Power board&quot;;[.B53]*2;[.B53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47n 50V X7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98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54]=&quot;Power board&quot;;[.B54]*2;[.B54])" office:value-type="float" office:value="1" calcext:value-type="float">
            <text:p>1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53:.G54])" office:value-type="float" office:value="3" calcext:value-type="float">
            <text:p>3</text:p>
          </table:table-cell>
          <table:table-cell table:style-name="ce15" office:value-type="float" office:value="2496983" calcext:value-type="float">
            <text:p>2496983</text:p>
          </table:table-cell>
          <table:table-cell table:style-name="ce27" office:value-type="string" calcext:value-type="string">
            <text:p>0805B473K500CT</text:p>
          </table:table-cell>
          <table:table-cell table:style-name="ce61" office:value-type="float" office:value="0.0232" calcext:value-type="float">
            <text:p>0,023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CL21B473KBCNNNC</text:p>
          </table:table-cell>
          <table:table-cell table:style-name="ce87" office:value-type="float" office:value="0.09" calcext:value-type="float">
            <text:p>0,090</text:p>
          </table:table-cell>
          <table:table-cell table:style-name="ce95"/>
          <table:table-cell table:style-name="ce80" office:value-type="string" calcext:value-type="string">
            <text:p>08055C473KAT2A</text:p>
          </table:table-cell>
          <table:table-cell table:style-name="ce87" office:value-type="float" office:value="0.091" calcext:value-type="float">
            <text:p>0,091</text:p>
          </table:table-cell>
          <table:table-cell table:style-name="ce95"/>
          <table:table-cell table:style-name="ce105" office:value-type="string" calcext:value-type="string">
            <text:p>391-303</text:p>
          </table:table-cell>
          <table:table-cell table:style-name="ce105" office:value-type="string" calcext:value-type="string">
            <text:p>08055C473KAT2A</text:p>
          </table:table-cell>
          <table:table-cell table:style-name="ce87" office:value-type="float" office:value="0.011" calcext:value-type="float">
            <text:p>0,011</text:p>
          </table:table-cell>
          <table:table-cell table:style-name="ce95" office:value-type="float" office:value="50" calcext:value-type="float">
            <text:p>50</text:p>
          </table:table-cell>
          <table:table-cell table:style-name="ce117" office:value-type="string" calcext:value-type="string">
            <text:p>CC0805KRX7R9473</text:p>
          </table:table-cell>
          <table:table-cell table:style-name="ce61" office:value-type="float" office:value="0.0082" calcext:value-type="float">
            <text:p>0,008</text:p>
          </table:table-cell>
          <table:table-cell table:style-name="ce95" office:value-type="float" office:value="100" calcext:value-type="float">
            <text:p>100</text:p>
          </table:table-cell>
          <table:table-cell/>
          <table:table-cell table:formula="of:=IF([.Y55]&lt;&gt;&quot;&quot;;&quot;&quot;;[.G55])" office:value-type="float" office:value="3" calcext:value-type="float">
            <text:p>3</text:p>
          </table:table-cell>
          <table:table-cell table:style-name="ce139" table:formula="of:=IF([.AB55]=[.J55];&quot;Farnell&quot;; IF([.AB55]=[.M55]; &quot;Digikey&quot;; IF([.AB55]=[.P55]; &quot;Mouser&quot;; IF([.AB55]=[.T55]; &quot;RS&quot;; IF([.AB55]=[.W55]; &quot;TME&quot;)))))" office:value-type="string" office:string-value="TME" calcext:value-type="string">
            <text:p>TME</text:p>
          </table:table-cell>
          <table:table-cell table:style-name="ce146" table:formula="of:=IF([.G55]&lt;&gt;&quot;&quot;;MIN([.J55];[.M55];[.P55];[.T55];[.W55]);&quot;&quot;)" office:value-type="currency" office:currency="EUR" office:value="0.0082" calcext:value-type="currency">
            <text:p>0,008 €</text:p>
          </table:table-cell>
          <table:table-cell table:style-name="ce139" office:value-type="float" office:value="3" calcext:value-type="float">
            <text:p>3</text:p>
          </table:table-cell>
          <table:table-cell table:style-name="ce159" table:formula="of:=[.AB55]*[.AC55]" office:value-type="float" office:value="0.0246" calcext:value-type="float">
            <text:p>0,025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7n 400V Polyester Film</text:p>
          </table:table-cell>
          <table:table-cell table:style-name="ce27" office:value-type="string" calcext:value-type="string">
            <text:p>THT <text:s text:c="2"/>R=7,5mm</text:p>
          </table:table-cell>
          <table:table-cell table:style-name="ce40" office:value-type="string" calcext:value-type="string">
            <text:p>C86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57]=&quot;Power board&quot;;[.B57]*2;[.B57])" office:value-type="float" office:value="1" calcext:value-type="float">
            <text:p>1</text:p>
          </table:table-cell>
          <table:table-cell table:style-name="ce15" office:value-type="float" office:value="2468839" calcext:value-type="float">
            <text:p>2468839</text:p>
          </table:table-cell>
          <table:table-cell table:style-name="ce27" office:value-type="string" calcext:value-type="string">
            <text:p>B32520E6473K000</text:p>
          </table:table-cell>
          <table:table-cell table:style-name="ce61" office:value-type="float" office:value="0.358" calcext:value-type="float">
            <text:p>0,358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-</text:p>
          </table:table-cell>
          <table:table-cell table:style-name="ce87"/>
          <table:table-cell table:style-name="ce95"/>
          <table:table-cell table:style-name="ce80" office:value-type="string" calcext:value-type="string">
            <text:p>-</text:p>
          </table:table-cell>
          <table:table-cell table:style-name="ce87"/>
          <table:table-cell table:style-name="ce95"/>
          <table:table-cell table:style-name="ce105" office:value-type="string" calcext:value-type="string">
            <text:p>668-9993</text:p>
          </table:table-cell>
          <table:table-cell table:style-name="ce105" office:value-type="string" calcext:value-type="string">
            <text:p>B32520C6473K189</text:p>
          </table:table-cell>
          <table:table-cell table:style-name="ce87" office:value-type="float" office:value="0.241" calcext:value-type="float">
            <text:p>0,241</text:p>
          </table:table-cell>
          <table:table-cell table:style-name="ce95" office:value-type="float" office:value="10" calcext:value-type="float">
            <text:p>10</text:p>
          </table:table-cell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 office:value-type="float" office:value="1" calcext:value-type="float">
            <text:p>1</text:p>
          </table:table-cell>
          <table:table-cell/>
          <table:table-cell table:style-name="ce139" table:formula="of:=IF([.AB57]=[.J57];&quot;Farnell&quot;; IF([.AB57]=[.M57]; &quot;Digikey&quot;; IF([.AB57]=[.P57]; &quot;Mouser&quot;; IF([.AB57]=[.T57]; &quot;RS&quot;; IF([.AB57]=[.W57]; &quot;TME&quot;)))))" office:value-type="string" office:string-value="RS" calcext:value-type="string">
            <text:p>RS</text:p>
          </table:table-cell>
          <table:table-cell table:style-name="ce146" table:formula="of:=IF([.G57]&lt;&gt;&quot;&quot;;MIN([.J57];[.M57];[.P57];[.T57];[.W57]);&quot;&quot;)" office:value-type="currency" office:currency="EUR" office:value="0.241" calcext:value-type="currency">
            <text:p>0,241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57]*[.AC57]" office:value-type="float" office:value="0.241" calcext:value-type="float">
            <text:p>0,241</text:p>
          </table:table-cell>
          <table:table-cell table:number-columns-repeated="994"/>
        </table:table-row>
        <table:table-row table:style-name="ro6">
          <table:table-cell table:style-name="ce3" office:value-type="float" office:value="23" calcext:value-type="float">
            <text:p>23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47p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46, C52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58]=&quot;Power board&quot;;[.B58]*2;[.B58])" office:value-type="float" office:value="4" calcext:value-type="float">
            <text:p>4</text:p>
          </table:table-cell>
          <table:table-cell table:style-name="ce53" office:value-type="string" calcext:value-type="string">
            <text:p>1414692</text:p>
          </table:table-cell>
          <table:table-cell table:style-name="ce59" office:value-type="string" calcext:value-type="string">
            <text:p>C0805C470J5GACTU</text:p>
          </table:table-cell>
          <table:table-cell table:style-name="ce62" office:value-type="float" office:value="0.0284" calcext:value-type="float">
            <text:p>0,028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21C470JBANNNC</text:p>
          </table:table-cell>
          <table:table-cell table:style-name="ce88" office:value-type="float" office:value="0.043" calcext:value-type="float">
            <text:p>0,043</text:p>
          </table:table-cell>
          <table:table-cell table:style-name="ce96"/>
          <table:table-cell table:style-name="ce81" office:value-type="string" calcext:value-type="string">
            <text:p>C0805C470J5GACTU</text:p>
          </table:table-cell>
          <table:table-cell table:style-name="ce88" office:value-type="float" office:value="0.029" calcext:value-type="float">
            <text:p>0,029</text:p>
          </table:table-cell>
          <table:table-cell table:style-name="ce96"/>
          <table:table-cell table:style-name="ce81" office:value-type="string" calcext:value-type="string">
            <text:p>264-4270</text:p>
          </table:table-cell>
          <table:table-cell table:style-name="ce81" office:value-type="string" calcext:value-type="string">
            <text:p>C0805C470J5GACTU</text:p>
          </table:table-cell>
          <table:table-cell table:style-name="ce88" office:value-type="float" office:value="0.014" calcext:value-type="float">
            <text:p>0,014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CC0805JRNPO9470</text:p>
          </table:table-cell>
          <table:table-cell table:style-name="ce121" office:value-type="float" office:value="0.0074" calcext:value-type="float">
            <text:p>0,007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58]&lt;&gt;&quot;&quot;;&quot;&quot;;[.G58])" office:value-type="float" office:value="4" calcext:value-type="float">
            <text:p>4</text:p>
          </table:table-cell>
          <table:table-cell table:style-name="ce140" table:formula="of:=IF([.AB58]=[.J58];&quot;Farnell&quot;; IF([.AB58]=[.M58]; &quot;Digikey&quot;; IF([.AB58]=[.P58]; &quot;Mouser&quot;; IF([.AB58]=[.T58]; &quot;RS&quot;; IF([.AB58]=[.W58]; &quot;TME&quot;)))))" office:value-type="string" office:string-value="TME" calcext:value-type="string">
            <text:p>TME</text:p>
          </table:table-cell>
          <table:table-cell table:style-name="ce147" table:formula="of:=IF([.G58]&lt;&gt;&quot;&quot;;MIN([.J58];[.M58];[.P58];[.T58];[.W58]);&quot;&quot;)" office:value-type="currency" office:currency="EUR" office:value="0.0074" calcext:value-type="currency">
            <text:p>0,007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58]*[.AC58]" office:value-type="float" office:value="0.074" calcext:value-type="float">
            <text:p>0,074</text:p>
          </table:table-cell>
          <table:table-cell table:number-columns-repeated="994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7u 35V</text:p>
          </table:table-cell>
          <table:table-cell table:style-name="ce27" office:value-type="string" calcext:value-type="string">
            <text:p>SMD ELCO, Ø6.3 x 5.8mm</text:p>
          </table:table-cell>
          <table:table-cell table:style-name="ce40" office:value-type="string" calcext:value-type="string">
            <text:p>C119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59]=&quot;Power board&quot;;[.B59]*2;[.B59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47u 35V</text:p>
          </table:table-cell>
          <table:table-cell table:style-name="ce28" office:value-type="string" calcext:value-type="string">
            <text:p>SMD ELCO, Ø6.3 x 5.8mm</text:p>
          </table:table-cell>
          <table:table-cell table:style-name="ce28" office:value-type="string" calcext:value-type="string">
            <text:p>C27, C35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60]=&quot;Power board&quot;;[.B60]*2;[.B60])" office:value-type="float" office:value="4" calcext:value-type="float">
            <text:p>4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59:.G60])" office:value-type="float" office:value="5" calcext:value-type="float">
            <text:p>5</text:p>
          </table:table-cell>
          <table:table-cell table:style-name="ce15" office:value-type="float" office:value="9695850" calcext:value-type="float">
            <text:p>9695850</text:p>
          </table:table-cell>
          <table:table-cell table:style-name="ce27" office:value-type="string" calcext:value-type="string">
            <text:p>EEEFK1V470P</text:p>
          </table:table-cell>
          <table:table-cell table:style-name="ce61" office:value-type="float" office:value="0.493" calcext:value-type="float">
            <text:p>0,493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EEEFK1V470P</text:p>
          </table:table-cell>
          <table:table-cell table:style-name="ce87" office:value-type="float" office:value="0.44" calcext:value-type="float">
            <text:p>0,440</text:p>
          </table:table-cell>
          <table:table-cell table:style-name="ce95"/>
          <table:table-cell table:style-name="ce80" office:value-type="string" calcext:value-type="string">
            <text:p>EEEFK1V470P</text:p>
          </table:table-cell>
          <table:table-cell table:style-name="ce87" office:value-type="float" office:value="0.443" calcext:value-type="float">
            <text:p>0,443</text:p>
          </table:table-cell>
          <table:table-cell table:style-name="ce95"/>
          <table:table-cell table:style-name="ce105" office:value-type="string" calcext:value-type="string">
            <text:p>565-623</text:p>
          </table:table-cell>
          <table:table-cell table:style-name="ce105" office:value-type="string" calcext:value-type="string">
            <text:p>EEEFK1V470AP</text:p>
          </table:table-cell>
          <table:table-cell table:style-name="ce87" office:value-type="float" office:value="0.165" calcext:value-type="float">
            <text:p>0,165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EEEFK1V470P</text:p>
          </table:table-cell>
          <table:table-cell table:style-name="ce61" office:value-type="float" office:value="0.1572" calcext:value-type="float">
            <text:p>0,157</text:p>
          </table:table-cell>
          <table:table-cell table:style-name="ce95" office:value-type="float" office:value="5" calcext:value-type="float">
            <text:p>5</text:p>
          </table:table-cell>
          <table:table-cell/>
          <table:table-cell table:formula="of:=IF([.Y61]&lt;&gt;&quot;&quot;;&quot;&quot;;[.G61])" office:value-type="float" office:value="5" calcext:value-type="float">
            <text:p>5</text:p>
          </table:table-cell>
          <table:table-cell table:style-name="ce139" table:formula="of:=IF([.AB61]=[.J61];&quot;Farnell&quot;; IF([.AB61]=[.M61]; &quot;Digikey&quot;; IF([.AB61]=[.P61]; &quot;Mouser&quot;; IF([.AB61]=[.T61]; &quot;RS&quot;; IF([.AB61]=[.W61]; &quot;TME&quot;)))))" office:value-type="string" office:string-value="TME" calcext:value-type="string">
            <text:p>TME</text:p>
          </table:table-cell>
          <table:table-cell table:style-name="ce146" table:formula="of:=IF([.G61]&lt;&gt;&quot;&quot;;MIN([.J61];[.M61];[.P61];[.T61];[.W61]);&quot;&quot;)" office:value-type="currency" office:currency="EUR" office:value="0.1572" calcext:value-type="currency">
            <text:p>0,157 €</text:p>
          </table:table-cell>
          <table:table-cell table:style-name="ce139" office:value-type="float" office:value="5" calcext:value-type="float">
            <text:p>5</text:p>
          </table:table-cell>
          <table:table-cell table:style-name="ce159" table:formula="of:=[.AB61]*[.AC61]" office:value-type="float" office:value="0.786" calcext:value-type="float">
            <text:p>0,78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4n7 100V<text:span text:style-name="T1"> X7R</text:span>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C1, C2, C3, C22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63]=&quot;Power board&quot;;[.B63]*2;[.B63])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4n7 100V <text:span text:style-name="T1">X7R</text:span>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105, C108, C110, C112</text:p>
          </table:table-cell>
          <table:table-cell table:style-name="ce42" office:value-type="string" calcext:value-type="string">
            <text:p>Arduino board</text:p>
          </table:table-cell>
          <table:table-cell table:style-name="ce46" table:formula="of:=IF([.F64]=&quot;Power board&quot;;[.B64]*2;[.B64])" office:value-type="float" office:value="4" calcext:value-type="float">
            <text:p>4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63:.G64])" office:value-type="float" office:value="12" calcext:value-type="float">
            <text:p>12</text:p>
          </table:table-cell>
          <table:table-cell table:style-name="ce15" office:value-type="string" calcext:value-type="string">
            <text:p>1759293</text:p>
          </table:table-cell>
          <table:table-cell table:style-name="ce27" office:value-type="string" calcext:value-type="string">
            <text:p>MC0805B472K101CT</text:p>
          </table:table-cell>
          <table:table-cell table:style-name="ce61" office:value-type="float" office:value="0.0188" calcext:value-type="float">
            <text:p>0,019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CL21B472KCANNNC</text:p>
          </table:table-cell>
          <table:table-cell table:style-name="ce87" office:value-type="float" office:value="0.065" calcext:value-type="float">
            <text:p>0,065</text:p>
          </table:table-cell>
          <table:table-cell table:style-name="ce95"/>
          <table:table-cell table:style-name="ce80" office:value-type="string" calcext:value-type="string">
            <text:p>GRM21AR72D472KW01D</text:p>
          </table:table-cell>
          <table:table-cell table:style-name="ce87" office:value-type="float" office:value="0.05" calcext:value-type="float">
            <text:p>0,050</text:p>
          </table:table-cell>
          <table:table-cell table:style-name="ce95"/>
          <table:table-cell table:style-name="ce105" office:value-type="string" calcext:value-type="string">
            <text:p>698-3364</text:p>
          </table:table-cell>
          <table:table-cell table:style-name="ce105" office:value-type="string" calcext:value-type="string">
            <text:p>08051C472KAZ2A</text:p>
          </table:table-cell>
          <table:table-cell table:style-name="ce87" office:value-type="float" office:value="0.036" calcext:value-type="float">
            <text:p>0,036</text:p>
          </table:table-cell>
          <table:table-cell table:style-name="ce95" office:value-type="float" office:value="25" calcext:value-type="float">
            <text:p>25</text:p>
          </table:table-cell>
          <table:table-cell table:style-name="ce117" office:value-type="string" calcext:value-type="string">
            <text:p>CL21B472KCANNNC</text:p>
          </table:table-cell>
          <table:table-cell table:style-name="ce61" office:value-type="float" office:value="0.0063" calcext:value-type="float">
            <text:p>0,006</text:p>
          </table:table-cell>
          <table:table-cell table:style-name="ce95" office:value-type="float" office:value="100" calcext:value-type="float">
            <text:p>100</text:p>
          </table:table-cell>
          <table:table-cell/>
          <table:table-cell table:formula="of:=IF([.Y65]&lt;&gt;&quot;&quot;;&quot;&quot;;[.G65])" office:value-type="float" office:value="12" calcext:value-type="float">
            <text:p>12</text:p>
          </table:table-cell>
          <table:table-cell table:style-name="ce139" table:formula="of:=IF([.AB65]=[.J65];&quot;Farnell&quot;; IF([.AB65]=[.M65]; &quot;Digikey&quot;; IF([.AB65]=[.P65]; &quot;Mouser&quot;; IF([.AB65]=[.T65]; &quot;RS&quot;; IF([.AB65]=[.W65]; &quot;TME&quot;)))))" office:value-type="string" office:string-value="TME" calcext:value-type="string">
            <text:p>TME</text:p>
          </table:table-cell>
          <table:table-cell table:style-name="ce146" table:formula="of:=IF([.G65]&lt;&gt;&quot;&quot;;MIN([.J65];[.M65];[.P65];[.T65];[.W65]);&quot;&quot;)" office:value-type="currency" office:currency="EUR" office:value="0.0063" calcext:value-type="currency">
            <text:p>0,006 €</text:p>
          </table:table-cell>
          <table:table-cell table:style-name="ce139" office:value-type="float" office:value="20" calcext:value-type="float">
            <text:p>20</text:p>
          </table:table-cell>
          <table:table-cell table:style-name="ce159" table:formula="of:=[.AB65]*[.AC65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u7 10V</text:p>
          </table:table-cell>
          <table:table-cell table:style-name="ce27" office:value-type="string" calcext:value-type="string">
            <text:p>1206, Tantalum</text:p>
          </table:table-cell>
          <table:table-cell table:style-name="ce40" office:value-type="string" calcext:value-type="string">
            <text:p>C145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67]=&quot;Power board&quot;;[.B67]*2;[.B67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4u7 10V</text:p>
          </table:table-cell>
          <table:table-cell table:style-name="ce28" office:value-type="string" calcext:value-type="string">
            <text:p>1206, Tantalum</text:p>
          </table:table-cell>
          <table:table-cell table:style-name="ce28" office:value-type="string" calcext:value-type="string">
            <text:p>C43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68]=&quot;Power board&quot;;[.B68]*2;[.B68])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67:.G68])" office:value-type="float" office:value="3" calcext:value-type="float">
            <text:p>3</text:p>
          </table:table-cell>
          <table:table-cell table:style-name="ce15" office:value-type="string" calcext:value-type="string">
            <text:p>1457428</text:p>
          </table:table-cell>
          <table:table-cell table:style-name="ce27" office:value-type="string" calcext:value-type="string">
            <text:p>T491A475K016AT</text:p>
          </table:table-cell>
          <table:table-cell table:style-name="ce61" office:value-type="float" office:value="0.238" calcext:value-type="float">
            <text:p>0,238</text:p>
          </table:table-cell>
          <table:table-cell table:style-name="ce68" office:value-type="float" office:value="5" calcext:value-type="float">
            <text:p>5</text:p>
          </table:table-cell>
          <table:table-cell table:style-name="ce80" office:value-type="string" calcext:value-type="string">
            <text:p>T491A475K010AT</text:p>
          </table:table-cell>
          <table:table-cell table:style-name="ce87" office:value-type="float" office:value="0.31" calcext:value-type="float">
            <text:p>0,310</text:p>
          </table:table-cell>
          <table:table-cell table:style-name="ce95"/>
          <table:table-cell table:style-name="ce80" office:value-type="string" calcext:value-type="string">
            <text:p>T491A475K010AT</text:p>
          </table:table-cell>
          <table:table-cell table:style-name="ce87" office:value-type="float" office:value="0.299" calcext:value-type="float">
            <text:p>0,299</text:p>
          </table:table-cell>
          <table:table-cell table:style-name="ce95"/>
          <table:table-cell table:style-name="ce105" office:value-type="string" calcext:value-type="string">
            <text:p>538-2341</text:p>
          </table:table-cell>
          <table:table-cell table:style-name="ce105" office:value-type="string" calcext:value-type="string">
            <text:p>T491A475K016AT</text:p>
          </table:table-cell>
          <table:table-cell table:style-name="ce87" office:value-type="float" office:value="0.179" calcext:value-type="float">
            <text:p>0,179</text:p>
          </table:table-cell>
          <table:table-cell table:style-name="ce95" office:value-type="float" office:value="10" calcext:value-type="float">
            <text:p>10</text:p>
          </table:table-cell>
          <table:table-cell table:style-name="ce117" office:value-type="string" calcext:value-type="string">
            <text:p>T491A475M010AT</text:p>
          </table:table-cell>
          <table:table-cell table:style-name="ce61" office:value-type="float" office:value="0.128" calcext:value-type="float">
            <text:p>0,128</text:p>
          </table:table-cell>
          <table:table-cell table:style-name="ce95" office:value-type="float" office:value="5" calcext:value-type="float">
            <text:p>5</text:p>
          </table:table-cell>
          <table:table-cell/>
          <table:table-cell table:formula="of:=IF([.Y69]&lt;&gt;&quot;&quot;;&quot;&quot;;[.G69])" office:value-type="float" office:value="3" calcext:value-type="float">
            <text:p>3</text:p>
          </table:table-cell>
          <table:table-cell table:style-name="ce139" table:formula="of:=IF([.AB69]=[.J69];&quot;Farnell&quot;; IF([.AB69]=[.M69]; &quot;Digikey&quot;; IF([.AB69]=[.P69]; &quot;Mouser&quot;; IF([.AB69]=[.T69]; &quot;RS&quot;; IF([.AB69]=[.W69]; &quot;TME&quot;)))))" office:value-type="string" office:string-value="TME" calcext:value-type="string">
            <text:p>TME</text:p>
          </table:table-cell>
          <table:table-cell table:style-name="ce146" table:formula="of:=IF([.G69]&lt;&gt;&quot;&quot;;MIN([.J69];[.M69];[.P69];[.T69];[.W69]);&quot;&quot;)" office:value-type="currency" office:currency="EUR" office:value="0.128" calcext:value-type="currency">
            <text:p>0,128 €</text:p>
          </table:table-cell>
          <table:table-cell table:style-name="ce139" office:value-type="float" office:value="5" calcext:value-type="float">
            <text:p>5</text:p>
          </table:table-cell>
          <table:table-cell table:style-name="ce159" table:formula="of:=[.AB69]*[.AC69]" office:value-type="float" office:value="0.64" calcext:value-type="float">
            <text:p>0,64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4u7 100V X7R</text:p>
          </table:table-cell>
          <table:table-cell table:style-name="ce27" office:value-type="string" calcext:value-type="string">
            <text:p>1210, 100V, X7R</text:p>
          </table:table-cell>
          <table:table-cell table:style-name="ce40" office:value-type="string" calcext:value-type="string">
            <text:p>C6, C7, C8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71]=&quot;Power board&quot;;[.B71]*2;[.B71])" office:value-type="float" office:value="6" calcext:value-type="float">
            <text:p>6</text:p>
          </table:table-cell>
          <table:table-cell table:style-name="ce15" office:value-type="string" calcext:value-type="string">
            <text:p>2211140</text:p>
          </table:table-cell>
          <table:table-cell table:style-name="ce27" office:value-type="string" calcext:value-type="string">
            <text:p>CGA6M3X7S2A475K200AB</text:p>
          </table:table-cell>
          <table:table-cell table:style-name="ce61" office:value-type="float" office:value="1.56" calcext:value-type="float">
            <text:p>1,56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GRJ32DC72A475KE11L</text:p>
          </table:table-cell>
          <table:table-cell table:style-name="ce87" office:value-type="float" office:value="1.24" calcext:value-type="float">
            <text:p>1,240</text:p>
          </table:table-cell>
          <table:table-cell table:style-name="ce95"/>
          <table:table-cell table:style-name="ce80" office:value-type="string" calcext:value-type="string">
            <text:p>GRJ32DC72A475KE11L</text:p>
          </table:table-cell>
          <table:table-cell table:style-name="ce87" office:value-type="float" office:value="1.25" calcext:value-type="float">
            <text:p>1,250</text:p>
          </table:table-cell>
          <table:table-cell table:style-name="ce95"/>
          <table:table-cell table:style-name="ce105" office:value-type="string" calcext:value-type="string">
            <text:p>915-5415</text:p>
          </table:table-cell>
          <table:table-cell table:style-name="ce105" office:value-type="string" calcext:value-type="string">
            <text:p>CGA6M3X7S2A475K200AB</text:p>
          </table:table-cell>
          <table:table-cell table:style-name="ce87" office:value-type="float" office:value="0.686" calcext:value-type="float">
            <text:p>0,686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71]&lt;&gt;&quot;&quot;;&quot;&quot;;[.G71])" office:value-type="float" office:value="6" calcext:value-type="float">
            <text:p>6</text:p>
          </table:table-cell>
          <table:table-cell table:style-name="ce139" table:formula="of:=IF([.AB71]=[.J71];&quot;Farnell&quot;; IF([.AB71]=[.M71]; &quot;Digikey&quot;; IF([.AB71]=[.P71]; &quot;Mouser&quot;; IF([.AB71]=[.T71]; &quot;RS&quot;; IF([.AB71]=[.W71]; &quot;TME&quot;)))))" office:value-type="string" office:string-value="RS" calcext:value-type="string">
            <text:p>RS</text:p>
          </table:table-cell>
          <table:table-cell table:style-name="ce146" table:formula="of:=IF([.G71]&lt;&gt;&quot;&quot;;MIN([.J71];[.M71];[.P71];[.T71];[.W71]);&quot;&quot;)" office:value-type="currency" office:currency="EUR" office:value="0.686" calcext:value-type="currency">
            <text:p>0,686 €</text:p>
          </table:table-cell>
          <table:table-cell table:style-name="ce139" office:value-type="float" office:value="6" calcext:value-type="float">
            <text:p>6</text:p>
          </table:table-cell>
          <table:table-cell table:style-name="ce159" table:formula="of:=[.AB71]*[.AC71]" office:value-type="float" office:value="4.116" calcext:value-type="float">
            <text:p>4,116</text:p>
          </table:table-cell>
          <table:table-cell table:number-columns-repeated="994"/>
        </table:table-row>
        <table:table-row table:style-name="ro10">
          <table:table-cell table:style-name="ce3" office:value-type="float" office:value="28" calcext:value-type="float">
            <text:p>28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4u7 25V X7R</text:p>
          </table:table-cell>
          <table:table-cell table:style-name="ce28" office:value-type="string" calcext:value-type="string">
            <text:p>1210, 25V</text:p>
          </table:table-cell>
          <table:table-cell table:style-name="ce28" office:value-type="string" calcext:value-type="string">
            <text:p>C88, C92, C93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72]=&quot;Power board&quot;;[.B72]*2;[.B72])" office:value-type="float" office:value="3" calcext:value-type="float">
            <text:p>3</text:p>
          </table:table-cell>
          <table:table-cell table:style-name="ce53" office:value-type="float" office:value="1907365" calcext:value-type="float">
            <text:p>1907365</text:p>
          </table:table-cell>
          <table:table-cell table:style-name="ce59" office:value-type="string" calcext:value-type="string">
            <text:p>C3225X7R1E475K200AA</text:p>
          </table:table-cell>
          <table:table-cell table:style-name="ce62" office:value-type="float" office:value="0.484" calcext:value-type="float">
            <text:p>0,484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C3225X7R1E475K200AA</text:p>
          </table:table-cell>
          <table:table-cell table:style-name="ce88" office:value-type="float" office:value="0.39" calcext:value-type="float">
            <text:p>0,390</text:p>
          </table:table-cell>
          <table:table-cell table:style-name="ce96"/>
          <table:table-cell table:style-name="ce81" office:value-type="string" calcext:value-type="string">
            <text:p>C3225X7R1E475K200AA</text:p>
          </table:table-cell>
          <table:table-cell table:style-name="ce88" office:value-type="float" office:value="0.389" calcext:value-type="float">
            <text:p>0,389</text:p>
          </table:table-cell>
          <table:table-cell table:style-name="ce96"/>
          <table:table-cell table:style-name="ce81" office:value-type="string" calcext:value-type="string">
            <text:p>515-8508</text:p>
          </table:table-cell>
          <table:table-cell table:style-name="ce81" office:value-type="string" calcext:value-type="string">
            <text:p>GRM32ER71H475KA88L</text:p>
          </table:table-cell>
          <table:table-cell table:style-name="ce88" office:value-type="float" office:value="0.608" calcext:value-type="float">
            <text:p>0,608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CL32A475KAULNNE</text:p>
          </table:table-cell>
          <table:table-cell table:style-name="ce121" office:value-type="float" office:value="0.1193" calcext:value-type="float">
            <text:p>0,119</text:p>
          </table:table-cell>
          <table:table-cell table:style-name="ce96" office:value-type="float" office:value="10" calcext:value-type="float">
            <text:p>10</text:p>
          </table:table-cell>
          <table:table-cell table:style-name="ce128"/>
          <table:table-cell table:style-name="ce96" table:formula="of:=IF([.Y72]&lt;&gt;&quot;&quot;;&quot;&quot;;[.G72])" office:value-type="float" office:value="3" calcext:value-type="float">
            <text:p>3</text:p>
          </table:table-cell>
          <table:table-cell table:style-name="ce140" table:formula="of:=IF([.AB72]=[.J72];&quot;Farnell&quot;; IF([.AB72]=[.M72]; &quot;Digikey&quot;; IF([.AB72]=[.P72]; &quot;Mouser&quot;; IF([.AB72]=[.T72]; &quot;RS&quot;; IF([.AB72]=[.W72]; &quot;TME&quot;)))))" office:value-type="string" office:string-value="TME" calcext:value-type="string">
            <text:p>TME</text:p>
          </table:table-cell>
          <table:table-cell table:style-name="ce147" table:formula="of:=IF([.G72]&lt;&gt;&quot;&quot;;MIN([.J72];[.M72];[.P72];[.T72];[.W72]);&quot;&quot;)" office:value-type="currency" office:currency="EUR" office:value="0.1193" calcext:value-type="currency">
            <text:p>0,119 €</text:p>
          </table:table-cell>
          <table:table-cell table:style-name="ce140" office:value-type="float" office:value="3" calcext:value-type="float">
            <text:p>3</text:p>
          </table:table-cell>
          <table:table-cell table:style-name="ce159" table:formula="of:=[.AB72]*[.AC72]" office:value-type="float" office:value="0.3579" calcext:value-type="float">
            <text:p>0,358</text:p>
          </table:table-cell>
          <table:table-cell table:number-columns-repeated="994"/>
        </table:table-row>
        <table:table-row table:style-name="ro6">
          <table:table-cell table:style-name="ce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6n8 50V X7R or NP0</text:p>
          </table:table-cell>
          <table:table-cell table:style-name="ce27" office:value-type="string" calcext:value-type="string">
            <text:p>0603</text:p>
          </table:table-cell>
          <table:table-cell table:style-name="ce40" office:value-type="string" calcext:value-type="string">
            <text:p>C132, C134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73]=&quot;Power board&quot;;[.B73]*2;[.B73])" office:value-type="float" office:value="2" calcext:value-type="float">
            <text:p>2</text:p>
          </table:table-cell>
          <table:table-cell table:style-name="ce15" office:value-type="string" calcext:value-type="string">
            <text:p>1759100</text:p>
          </table:table-cell>
          <table:table-cell table:style-name="ce27" office:value-type="string" calcext:value-type="string">
            <text:p>MC0603B682K500CT</text:p>
          </table:table-cell>
          <table:table-cell table:style-name="ce61" office:value-type="float" office:value="0.0065" calcext:value-type="float">
            <text:p>0,007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CL10B682KB8NNNC</text:p>
          </table:table-cell>
          <table:table-cell table:style-name="ce87" office:value-type="float" office:value="0.09" calcext:value-type="float">
            <text:p>0,090</text:p>
          </table:table-cell>
          <table:table-cell table:style-name="ce95"/>
          <table:table-cell table:style-name="ce80" office:value-type="string" calcext:value-type="string">
            <text:p>GRM188R71H682KA01J</text:p>
          </table:table-cell>
          <table:table-cell table:style-name="ce87" office:value-type="float" office:value="0.091" calcext:value-type="float">
            <text:p>0,091</text:p>
          </table:table-cell>
          <table:table-cell table:style-name="ce95"/>
          <table:table-cell table:style-name="ce105" office:value-type="string" calcext:value-type="string">
            <text:p>147-825</text:p>
          </table:table-cell>
          <table:table-cell table:style-name="ce105" office:value-type="string" calcext:value-type="string">
            <text:p>C0603C682K5RACTU</text:p>
          </table:table-cell>
          <table:table-cell table:style-name="ce87" office:value-type="float" office:value="0.007" calcext:value-type="float">
            <text:p>0,007</text:p>
          </table:table-cell>
          <table:table-cell table:style-name="ce95" office:value-type="float" office:value="50" calcext:value-type="float">
            <text:p>50</text:p>
          </table:table-cell>
          <table:table-cell table:style-name="ce117" office:value-type="string" calcext:value-type="string">
            <text:p>CL10B682JB8NNNC</text:p>
          </table:table-cell>
          <table:table-cell table:style-name="ce61" office:value-type="float" office:value="0.00417" calcext:value-type="float">
            <text:p>0,004</text:p>
          </table:table-cell>
          <table:table-cell table:style-name="ce95" office:value-type="float" office:value="100" calcext:value-type="float">
            <text:p>100</text:p>
          </table:table-cell>
          <table:table-cell/>
          <table:table-cell table:formula="of:=IF([.Y73]&lt;&gt;&quot;&quot;;&quot;&quot;;[.G73])" office:value-type="float" office:value="2" calcext:value-type="float">
            <text:p>2</text:p>
          </table:table-cell>
          <table:table-cell table:style-name="ce139" table:formula="of:=IF([.AB73]=[.J73];&quot;Farnell&quot;; IF([.AB73]=[.M73]; &quot;Digikey&quot;; IF([.AB73]=[.P73]; &quot;Mouser&quot;; IF([.AB73]=[.T73]; &quot;RS&quot;; IF([.AB73]=[.W73]; &quot;TME&quot;)))))" office:value-type="string" office:string-value="TME" calcext:value-type="string">
            <text:p>TME</text:p>
          </table:table-cell>
          <table:table-cell table:style-name="ce146" table:formula="of:=IF([.G73]&lt;&gt;&quot;&quot;;MIN([.J73];[.M73];[.P73];[.T73];[.W73]);&quot;&quot;)" office:value-type="currency" office:currency="EUR" office:value="0.00417" calcext:value-type="currency">
            <text:p>0,004 €</text:p>
          </table:table-cell>
          <table:table-cell table:style-name="ce139" office:value-type="float" office:value="10" calcext:value-type="float">
            <text:p>10</text:p>
          </table:table-cell>
          <table:table-cell table:style-name="ce159" table:formula="of:=[.AB73]*[.AC73]" office:value-type="float" office:value="0.0417" calcext:value-type="float">
            <text:p>0,042</text:p>
          </table:table-cell>
          <table:table-cell table:number-columns-repeated="994"/>
        </table:table-row>
        <table:table-row table:style-name="ro6">
          <table:table-cell table:style-name="ce3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6n8 <text:s/>(X1 / Y2) PP Film 300Vac 1000Vdc</text:p>
          </table:table-cell>
          <table:table-cell table:style-name="ce28" office:value-type="string" calcext:value-type="string">
            <text:p>THT <text:s text:c="2"/>R=10mm</text:p>
          </table:table-cell>
          <table:table-cell table:style-name="ce28" office:value-type="string" calcext:value-type="string">
            <text:p>C85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74]=&quot;Power board&quot;;[.B74]*2;[.B74])" office:value-type="float" office:value="1" calcext:value-type="float">
            <text:p>1</text:p>
          </table:table-cell>
          <table:table-cell table:style-name="ce53" office:value-type="float" office:value="2478385" calcext:value-type="float">
            <text:p>2478385</text:p>
          </table:table-cell>
          <table:table-cell table:style-name="ce59" office:value-type="string" calcext:value-type="string">
            <text:p>R413F16804000M</text:p>
          </table:table-cell>
          <table:table-cell table:style-name="ce62" office:value-type="float" office:value="0.528" calcext:value-type="float">
            <text:p>0,528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R413F16804000M</text:p>
          </table:table-cell>
          <table:table-cell table:style-name="ce88" office:value-type="float" office:value="0.52" calcext:value-type="float">
            <text:p>0,520</text:p>
          </table:table-cell>
          <table:table-cell table:style-name="ce96"/>
          <table:table-cell table:style-name="ce81" office:value-type="string" calcext:value-type="string">
            <text:p>R413F16804000M</text:p>
          </table:table-cell>
          <table:table-cell table:style-name="ce88" office:value-type="float" office:value="0.525" calcext:value-type="float">
            <text:p>0,525</text:p>
          </table:table-cell>
          <table:table-cell table:style-name="ce96"/>
          <table:table-cell table:style-name="ce81" office:value-type="string" calcext:value-type="string">
            <text:p>871-2489</text:p>
          </table:table-cell>
          <table:table-cell table:style-name="ce81" office:value-type="string" calcext:value-type="string">
            <text:p>890334023003CS</text:p>
          </table:table-cell>
          <table:table-cell table:style-name="ce88" office:value-type="float" office:value="0.42" calcext:value-type="float">
            <text:p>0,420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MKP-Y2-6N8</text:p>
          </table:table-cell>
          <table:table-cell table:style-name="ce121" office:value-type="float" office:value="0.1584" calcext:value-type="float">
            <text:p>0,158</text:p>
          </table:table-cell>
          <table:table-cell table:style-name="ce96" office:value-type="float" office:value="5" calcext:value-type="float">
            <text:p>5</text:p>
          </table:table-cell>
          <table:table-cell table:style-name="ce128" office:value-type="float" office:value="1" calcext:value-type="float">
            <text:p>1</text:p>
          </table:table-cell>
          <table:table-cell table:style-name="ce96"/>
          <table:table-cell table:style-name="ce140" table:formula="of:=IF([.AB74]=[.J74];&quot;Farnell&quot;; IF([.AB74]=[.M74]; &quot;Digikey&quot;; IF([.AB74]=[.P74]; &quot;Mouser&quot;; IF([.AB74]=[.T74]; &quot;RS&quot;; IF([.AB74]=[.W74]; &quot;TME&quot;)))))" office:value-type="string" office:string-value="TME" calcext:value-type="string">
            <text:p>TME</text:p>
          </table:table-cell>
          <table:table-cell table:style-name="ce147" table:formula="of:=IF([.G74]&lt;&gt;&quot;&quot;;MIN([.J74];[.M74];[.P74];[.T74];[.W74]);&quot;&quot;)" office:value-type="currency" office:currency="EUR" office:value="0.1584" calcext:value-type="currency">
            <text:p>0,158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74]*[.AC74]" office:value-type="float" office:value="0.1584" calcext:value-type="float">
            <text:p>0,158</text:p>
          </table:table-cell>
          <table:table-cell table:number-columns-repeated="994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F 5,5V Backup Cap</text:p>
          </table:table-cell>
          <table:table-cell table:style-name="ce27" office:value-type="string" calcext:value-type="string">
            <text:p>THT</text:p>
          </table:table-cell>
          <table:table-cell table:style-name="ce40" office:value-type="string" calcext:value-type="string">
            <text:p>C127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75]=&quot;Power board&quot;;[.B75]*2;[.B75])" office:value-type="float" office:value="1" calcext:value-type="float">
            <text:p>1</text:p>
          </table:table-cell>
          <table:table-cell table:style-name="ce15" office:value-type="string" calcext:value-type="string">
            <text:p>9697497</text:p>
          </table:table-cell>
          <table:table-cell table:style-name="ce27" office:value-type="string" calcext:value-type="string">
            <text:p>EEC-S5R5H105</text:p>
          </table:table-cell>
          <table:table-cell table:style-name="ce61" office:value-type="float" office:value="4.66" calcext:value-type="float">
            <text:p>4,66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EEC-S5R5H105</text:p>
          </table:table-cell>
          <table:table-cell table:style-name="ce87" office:value-type="float" office:value="3.48" calcext:value-type="float">
            <text:p>3,480</text:p>
          </table:table-cell>
          <table:table-cell table:style-name="ce95"/>
          <table:table-cell table:style-name="ce80" office:value-type="string" calcext:value-type="string">
            <text:p>EEC-S5R5H105</text:p>
          </table:table-cell>
          <table:table-cell table:style-name="ce87" office:value-type="float" office:value="3.51" calcext:value-type="float">
            <text:p>3,510</text:p>
          </table:table-cell>
          <table:table-cell table:style-name="ce95"/>
          <table:table-cell table:style-name="ce105" office:value-type="string" calcext:value-type="string">
            <text:p>339-6843</text:p>
          </table:table-cell>
          <table:table-cell table:style-name="ce105" office:value-type="string" calcext:value-type="string">
            <text:p>EECS5R5H105</text:p>
          </table:table-cell>
          <table:table-cell table:style-name="ce87" office:value-type="float" office:value="3.556" calcext:value-type="float">
            <text:p>3,556</text:p>
          </table:table-cell>
          <table:table-cell table:style-name="ce95" office:value-type="float" office:value="1" calcext:value-type="float">
            <text:p>1</text:p>
          </table:table-cell>
          <table:table-cell table:style-name="ce117" office:value-type="string" calcext:value-type="string">
            <text:p>EECS5R5H105</text:p>
          </table:table-cell>
          <table:table-cell table:style-name="ce61" office:value-type="float" office:value="2.19" calcext:value-type="float">
            <text:p>2,190</text:p>
          </table:table-cell>
          <table:table-cell table:style-name="ce9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9" table:formula="of:=IF([.AB75]=[.J75];&quot;Farnell&quot;; IF([.AB75]=[.M75]; &quot;Digikey&quot;; IF([.AB75]=[.P75]; &quot;Mouser&quot;; IF([.AB75]=[.T75]; &quot;RS&quot;; IF([.AB75]=[.W75]; &quot;TME&quot;)))))" office:value-type="string" office:string-value="TME" calcext:value-type="string">
            <text:p>TME</text:p>
          </table:table-cell>
          <table:table-cell table:style-name="ce146" table:formula="of:=IF([.G75]&lt;&gt;&quot;&quot;;MIN([.J75];[.M75];[.P75];[.T75];[.W75]);&quot;&quot;)" office:value-type="currency" office:currency="EUR" office:value="2.19" calcext:value-type="currency">
            <text:p>2,190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75]*[.AC75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00u 63V</text:p>
          </table:table-cell>
          <table:table-cell table:style-name="ce28" office:value-type="string" calcext:value-type="string">
            <text:p>SMD ELCO; Ø10 x 10.2mm</text:p>
          </table:table-cell>
          <table:table-cell table:style-name="ce28" office:value-type="string" calcext:value-type="string">
            <text:p>C18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76]=&quot;Power board&quot;;[.B76]*2;[.B76])" office:value-type="float" office:value="2" calcext:value-type="float">
            <text:p>2</text:p>
          </table:table-cell>
          <table:table-cell table:style-name="ce53" office:value-type="float" office:value="9696040" calcext:value-type="float">
            <text:p>9696040</text:p>
          </table:table-cell>
          <table:table-cell table:style-name="ce59" office:value-type="string" calcext:value-type="string">
            <text:p>EEEFK1J101P</text:p>
          </table:table-cell>
          <table:table-cell table:style-name="ce62" office:value-type="float" office:value="0.846" calcext:value-type="float">
            <text:p>0,846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EEE-FK1J101P</text:p>
          </table:table-cell>
          <table:table-cell table:style-name="ce88" office:value-type="float" office:value="0.93" calcext:value-type="float">
            <text:p>0,930</text:p>
          </table:table-cell>
          <table:table-cell table:style-name="ce96"/>
          <table:table-cell table:style-name="ce81" office:value-type="string" calcext:value-type="string">
            <text:p>EEE-FK1J101P</text:p>
          </table:table-cell>
          <table:table-cell table:style-name="ce88" office:value-type="float" office:value="0.932" calcext:value-type="float">
            <text:p>0,932</text:p>
          </table:table-cell>
          <table:table-cell table:style-name="ce96"/>
          <table:table-cell table:style-name="ce81" office:value-type="string" calcext:value-type="string">
            <text:p>708-3623</text:p>
          </table:table-cell>
          <table:table-cell table:style-name="ce81" office:value-type="string" calcext:value-type="string">
            <text:p>EEEFK1J101P</text:p>
          </table:table-cell>
          <table:table-cell table:style-name="ce88" office:value-type="float" office:value="0.641" calcext:value-type="float">
            <text:p>0,641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EEEFK1J101P</text:p>
          </table:table-cell>
          <table:table-cell table:style-name="ce121" office:value-type="float" office:value="0.38" calcext:value-type="float">
            <text:p>0,380</text:p>
          </table:table-cell>
          <table:table-cell table:style-name="ce96" office:value-type="float" office:value="5" calcext:value-type="float">
            <text:p>5</text:p>
          </table:table-cell>
          <table:table-cell table:style-name="ce128"/>
          <table:table-cell table:style-name="ce96" table:formula="of:=IF([.Y76]&lt;&gt;&quot;&quot;;&quot;&quot;;[.G76])" office:value-type="float" office:value="2" calcext:value-type="float">
            <text:p>2</text:p>
          </table:table-cell>
          <table:table-cell table:style-name="ce140" table:formula="of:=IF([.AB76]=[.J76];&quot;Farnell&quot;; IF([.AB76]=[.M76]; &quot;Digikey&quot;; IF([.AB76]=[.P76]; &quot;Mouser&quot;; IF([.AB76]=[.T76]; &quot;RS&quot;; IF([.AB76]=[.W76]; &quot;TME&quot;)))))" office:value-type="string" office:string-value="TME" calcext:value-type="string">
            <text:p>TME</text:p>
          </table:table-cell>
          <table:table-cell table:style-name="ce147" table:formula="of:=IF([.G76]&lt;&gt;&quot;&quot;;MIN([.J76];[.M76];[.P76];[.T76];[.W76]);&quot;&quot;)" office:value-type="currency" office:currency="EUR" office:value="0.38" calcext:value-type="currency">
            <text:p>0,38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76]*[.AC76]" office:value-type="float" office:value="0.76" calcext:value-type="float">
            <text:p>0,760</text:p>
          </table:table-cell>
          <table:table-cell table:number-columns-repeated="994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7u 63V</text:p>
          </table:table-cell>
          <table:table-cell table:style-name="ce27" office:value-type="string" calcext:value-type="string">
            <text:p>SMD ELCO; Ø8x10.2mm</text:p>
          </table:table-cell>
          <table:table-cell table:style-name="ce40" office:value-type="string" calcext:value-type="string">
            <text:p>C16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77]=&quot;Power board&quot;;[.B77]*2;[.B77])" office:value-type="float" office:value="2" calcext:value-type="float">
            <text:p>2</text:p>
          </table:table-cell>
          <table:table-cell table:style-name="ce15" office:value-type="float" office:value="9696032" calcext:value-type="float">
            <text:p>9696032</text:p>
          </table:table-cell>
          <table:table-cell table:style-name="ce27" office:value-type="string" calcext:value-type="string">
            <text:p>EEEFK1J470P</text:p>
          </table:table-cell>
          <table:table-cell table:style-name="ce61" office:value-type="float" office:value="1.04" calcext:value-type="float">
            <text:p>1,04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EEE-FK1J470P</text:p>
          </table:table-cell>
          <table:table-cell table:style-name="ce87" office:value-type="float" office:value="0.88" calcext:value-type="float">
            <text:p>0,880</text:p>
          </table:table-cell>
          <table:table-cell table:style-name="ce95"/>
          <table:table-cell table:style-name="ce80" office:value-type="string" calcext:value-type="string">
            <text:p>EEE-FK1J470P</text:p>
          </table:table-cell>
          <table:table-cell table:style-name="ce87" office:value-type="float" office:value="0.887" calcext:value-type="float">
            <text:p>0,887</text:p>
          </table:table-cell>
          <table:table-cell table:style-name="ce95"/>
          <table:table-cell table:style-name="ce105" office:value-type="string" calcext:value-type="string">
            <text:p>708-3614</text:p>
          </table:table-cell>
          <table:table-cell table:style-name="ce105" office:value-type="string" calcext:value-type="string">
            <text:p>EEEFK1J470P</text:p>
          </table:table-cell>
          <table:table-cell table:style-name="ce87" office:value-type="float" office:value="0.784" calcext:value-type="float">
            <text:p>0,784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EEEFK1J470P</text:p>
          </table:table-cell>
          <table:table-cell table:style-name="ce61" office:value-type="float" office:value="0.4555" calcext:value-type="float">
            <text:p>0,456</text:p>
          </table:table-cell>
          <table:table-cell table:style-name="ce95" office:value-type="float" office:value="1" calcext:value-type="float">
            <text:p>1</text:p>
          </table:table-cell>
          <table:table-cell/>
          <table:table-cell table:formula="of:=IF([.Y77]&lt;&gt;&quot;&quot;;&quot;&quot;;[.G77])" office:value-type="float" office:value="2" calcext:value-type="float">
            <text:p>2</text:p>
          </table:table-cell>
          <table:table-cell table:style-name="ce139" table:formula="of:=IF([.AB77]=[.J77];&quot;Farnell&quot;; IF([.AB77]=[.M77]; &quot;Digikey&quot;; IF([.AB77]=[.P77]; &quot;Mouser&quot;; IF([.AB77]=[.T77]; &quot;RS&quot;; IF([.AB77]=[.W77]; &quot;TME&quot;)))))" office:value-type="string" office:string-value="TME" calcext:value-type="string">
            <text:p>TME</text:p>
          </table:table-cell>
          <table:table-cell table:style-name="ce146" table:formula="of:=IF([.G77]&lt;&gt;&quot;&quot;;MIN([.J77];[.M77];[.P77];[.T77];[.W77]);&quot;&quot;)" office:value-type="currency" office:currency="EUR" office:value="0.4555" calcext:value-type="currency">
            <text:p>0,456 €</text:p>
          </table:table-cell>
          <table:table-cell table:style-name="ce139" office:value-type="float" office:value="2" calcext:value-type="float">
            <text:p>2</text:p>
          </table:table-cell>
          <table:table-cell table:style-name="ce159" table:formula="of:=[.AB77]*[.AC77]" office:value-type="float" office:value="0.911" calcext:value-type="float">
            <text:p>0,911</text:p>
          </table:table-cell>
          <table:table-cell table:number-columns-repeated="994"/>
        </table:table-row>
        <table:table-row table:style-name="ro6">
          <table:table-cell table:style-name="ce3" office:value-type="float" office:value="34" calcext:value-type="float">
            <text:p>34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22u 50V</text:p>
          </table:table-cell>
          <table:table-cell table:style-name="ce28" office:value-type="string" calcext:value-type="string">
            <text:p>SMD ELCO; Ø6.3x5.8mm</text:p>
          </table:table-cell>
          <table:table-cell table:style-name="ce28" office:value-type="string" calcext:value-type="string">
            <text:p>C106, C111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78]=&quot;Power board&quot;;[.B78]*2;[.B78])" office:value-type="float" office:value="2" calcext:value-type="float">
            <text:p>2</text:p>
          </table:table-cell>
          <table:table-cell table:style-name="ce53" office:value-type="float" office:value="9696016" calcext:value-type="float">
            <text:p>9696016</text:p>
          </table:table-cell>
          <table:table-cell table:style-name="ce59" office:value-type="string" calcext:value-type="string">
            <text:p>EEEFK1J220P</text:p>
          </table:table-cell>
          <table:table-cell table:style-name="ce62" office:value-type="float" office:value="0.537" calcext:value-type="float">
            <text:p>0,537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PCE3820CT-ND</text:p>
          </table:table-cell>
          <table:table-cell table:style-name="ce88" office:value-type="float" office:value="0.76" calcext:value-type="float">
            <text:p>0,760</text:p>
          </table:table-cell>
          <table:table-cell table:style-name="ce96"/>
          <table:table-cell table:style-name="ce81" office:value-type="string" calcext:value-type="string">
            <text:p>667-EEE-FK1J220P</text:p>
          </table:table-cell>
          <table:table-cell table:style-name="ce88" office:value-type="float" office:value="0.76" calcext:value-type="float">
            <text:p>0,760</text:p>
          </table:table-cell>
          <table:table-cell table:style-name="ce96"/>
          <table:table-cell table:style-name="ce81" office:value-type="string" calcext:value-type="string">
            <text:p>708-3598</text:p>
          </table:table-cell>
          <table:table-cell table:style-name="ce81" office:value-type="string" calcext:value-type="string">
            <text:p>EEEFK1J220P</text:p>
          </table:table-cell>
          <table:table-cell table:style-name="ce88" office:value-type="float" office:value="0.255" calcext:value-type="float">
            <text:p>0,255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EEEFK1J220P</text:p>
          </table:table-cell>
          <table:table-cell table:style-name="ce121" office:value-type="float" office:value="0.26" calcext:value-type="float">
            <text:p>0,260</text:p>
          </table:table-cell>
          <table:table-cell table:style-name="ce96" office:value-type="float" office:value="5" calcext:value-type="float">
            <text:p>5</text:p>
          </table:table-cell>
          <table:table-cell table:style-name="ce128"/>
          <table:table-cell table:style-name="ce96" table:formula="of:=IF([.Y78]&lt;&gt;&quot;&quot;;&quot;&quot;;[.G78])" office:value-type="float" office:value="2" calcext:value-type="float">
            <text:p>2</text:p>
          </table:table-cell>
          <table:table-cell table:style-name="ce140" table:formula="of:=IF([.AB78]=[.J78];&quot;Farnell&quot;; IF([.AB78]=[.M78]; &quot;Digikey&quot;; IF([.AB78]=[.P78]; &quot;Mouser&quot;; IF([.AB78]=[.T78]; &quot;RS&quot;; IF([.AB78]=[.W78]; &quot;TME&quot;)))))" office:value-type="string" office:string-value="RS" calcext:value-type="string">
            <text:p>RS</text:p>
          </table:table-cell>
          <table:table-cell table:style-name="ce147" table:formula="of:=IF([.G78]&lt;&gt;&quot;&quot;;MIN([.J78];[.M78];[.P78];[.T78];[.W78]);&quot;&quot;)" office:value-type="currency" office:currency="EUR" office:value="0.255" calcext:value-type="currency">
            <text:p>0,255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78]*[.AC78]" office:value-type="float" office:value="0.51" calcext:value-type="float">
            <text:p>0,510</text:p>
          </table:table-cell>
          <table:table-cell table:style-name="ce171" table:number-columns-repeated="987"/>
          <table:table-cell table:number-columns-repeated="7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BAS316</text:p>
          </table:table-cell>
          <table:table-cell table:style-name="ce27" office:value-type="string" calcext:value-type="string">
            <text:p>SOD-323</text:p>
          </table:table-cell>
          <table:table-cell table:style-name="ce40" office:value-type="string" calcext:value-type="string">
            <text:p>D21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79]=&quot;Power board&quot;;[.B79]*2;[.B79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 office:value-type="float" office:value="6" calcext:value-type="float">
            <text:p>6</text:p>
          </table:table-cell>
          <table:table-cell table:style-name="ce16" office:value-type="string" calcext:value-type="string">
            <text:p>BAS316</text:p>
          </table:table-cell>
          <table:table-cell table:style-name="ce28" office:value-type="string" calcext:value-type="string">
            <text:p>SOD-323</text:p>
          </table:table-cell>
          <table:table-cell table:style-name="ce28" office:value-type="string" calcext:value-type="string">
            <text:p>D22, D23, D24, D25, D27, D33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80]=&quot;Power board&quot;;[.B80]*2;[.B80])" office:value-type="float" office:value="6" calcext:value-type="float">
            <text:p>6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office:value-type="float" office:value="9" calcext:value-type="float">
            <text:p>9</text:p>
          </table:table-cell>
          <table:table-cell table:style-name="ce15" office:value-type="string" calcext:value-type="string">
            <text:p>BAS316</text:p>
          </table:table-cell>
          <table:table-cell table:style-name="ce27" office:value-type="string" calcext:value-type="string">
            <text:p>SOD-323</text:p>
          </table:table-cell>
          <table:table-cell table:style-name="ce40" office:value-type="string" calcext:value-type="string">
            <text:p>D6, D11, D12, D13, D14, D15, D16, D17, D18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81]=&quot;Power board&quot;;[.B81]*2;[.B81])" office:value-type="float" office:value="18" calcext:value-type="float">
            <text:p>18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79:.G81])" office:value-type="float" office:value="25" calcext:value-type="float">
            <text:p>25</text:p>
          </table:table-cell>
          <table:table-cell table:style-name="ce53" office:value-type="string" calcext:value-type="string">
            <text:p>8734275</text:p>
          </table:table-cell>
          <table:table-cell table:style-name="ce59" office:value-type="string" calcext:value-type="string">
            <text:p>BAS316,115</text:p>
          </table:table-cell>
          <table:table-cell table:style-name="ce62" office:value-type="float" office:value="0.192" calcext:value-type="float">
            <text:p>0,192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BAS316,115</text:p>
          </table:table-cell>
          <table:table-cell table:style-name="ce88" office:value-type="float" office:value="0.175" calcext:value-type="float">
            <text:p>0,175</text:p>
          </table:table-cell>
          <table:table-cell table:style-name="ce96"/>
          <table:table-cell table:style-name="ce81" office:value-type="string" calcext:value-type="string">
            <text:p>BAS316,115</text:p>
          </table:table-cell>
          <table:table-cell table:style-name="ce88" office:value-type="float" office:value="0.174" calcext:value-type="float">
            <text:p>0,174</text:p>
          </table:table-cell>
          <table:table-cell table:style-name="ce96"/>
          <table:table-cell table:style-name="ce81" office:value-type="string" calcext:value-type="string">
            <text:p>397-2914</text:p>
          </table:table-cell>
          <table:table-cell table:style-name="ce81" office:value-type="string" calcext:value-type="string">
            <text:p>BAS316,115</text:p>
          </table:table-cell>
          <table:table-cell table:style-name="ce88" office:value-type="float" office:value="0.195" calcext:value-type="float">
            <text:p>0,195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BAS316,115</text:p>
          </table:table-cell>
          <table:table-cell table:style-name="ce121" office:value-type="float" office:value="0.0185" calcext:value-type="float">
            <text:p>0,019</text:p>
          </table:table-cell>
          <table:table-cell table:style-name="ce96" office:value-type="float" office:value="25" calcext:value-type="float">
            <text:p>25</text:p>
          </table:table-cell>
          <table:table-cell table:style-name="ce128"/>
          <table:table-cell table:style-name="ce96" table:formula="of:=IF([.Y82]&lt;&gt;&quot;&quot;;&quot;&quot;;[.G82])" office:value-type="float" office:value="25" calcext:value-type="float">
            <text:p>25</text:p>
          </table:table-cell>
          <table:table-cell table:style-name="ce140" table:formula="of:=IF([.AB82]=[.J82];&quot;Farnell&quot;; IF([.AB82]=[.M82]; &quot;Digikey&quot;; IF([.AB82]=[.P82]; &quot;Mouser&quot;; IF([.AB82]=[.T82]; &quot;RS&quot;; IF([.AB82]=[.W82]; &quot;TME&quot;)))))" office:value-type="string" office:string-value="TME" calcext:value-type="string">
            <text:p>TME</text:p>
          </table:table-cell>
          <table:table-cell table:style-name="ce147" table:formula="of:=IF([.G82]&lt;&gt;&quot;&quot;;MIN([.J82];[.M82];[.P82];[.T82];[.W82]);&quot;&quot;)" office:value-type="currency" office:currency="EUR" office:value="0.0185" calcext:value-type="currency">
            <text:p>0,019 €</text:p>
          </table:table-cell>
          <table:table-cell table:style-name="ce140" office:value-type="float" office:value="25" calcext:value-type="float">
            <text:p>25</text:p>
          </table:table-cell>
          <table:table-cell table:style-name="ce159" table:formula="of:=[.AB82]*[.AC82]" office:value-type="float" office:value="0.4625" calcext:value-type="float">
            <text:p>0,4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BAT54S</text:p>
          </table:table-cell>
          <table:table-cell table:style-name="ce28" office:value-type="string" calcext:value-type="string">
            <text:p>SOT-23</text:p>
          </table:table-cell>
          <table:table-cell table:style-name="ce28" office:value-type="string" calcext:value-type="string">
            <text:p>D28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84]=&quot;Power board&quot;;[.B84]*2;[.B84])" office:value-type="float" office:value="1" calcext:value-type="float">
            <text:p>1</text:p>
          </table:table-cell>
          <table:table-cell table:style-name="ce53" office:value-type="string" calcext:value-type="string">
            <text:p>1621835</text:p>
          </table:table-cell>
          <table:table-cell table:style-name="ce59" office:value-type="string" calcext:value-type="string">
            <text:p>BAT54S</text:p>
          </table:table-cell>
          <table:table-cell table:style-name="ce62" office:value-type="float" office:value="0.125" calcext:value-type="float">
            <text:p>0,125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BAT54SLT1G</text:p>
          </table:table-cell>
          <table:table-cell table:style-name="ce88" office:value-type="float" office:value="0.15" calcext:value-type="float">
            <text:p>0,150</text:p>
          </table:table-cell>
          <table:table-cell table:style-name="ce96"/>
          <table:table-cell table:style-name="ce81" office:value-type="string" calcext:value-type="string">
            <text:p>BAT54SLT1G</text:p>
          </table:table-cell>
          <table:table-cell table:style-name="ce88" office:value-type="float" office:value="0.145" calcext:value-type="float">
            <text:p>0,145</text:p>
          </table:table-cell>
          <table:table-cell table:style-name="ce96"/>
          <table:table-cell table:style-name="ce81" office:value-type="string" calcext:value-type="string">
            <text:p>670-8797</text:p>
          </table:table-cell>
          <table:table-cell table:style-name="ce81" office:value-type="string" calcext:value-type="string">
            <text:p>BAT54S</text:p>
          </table:table-cell>
          <table:table-cell table:style-name="ce88" office:value-type="float" office:value="0.202" calcext:value-type="float">
            <text:p>0,202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BAT54S.215</text:p>
          </table:table-cell>
          <table:table-cell table:style-name="ce121" office:value-type="float" office:value="0.017" calcext:value-type="float">
            <text:p>0,017</text:p>
          </table:table-cell>
          <table:table-cell table:style-name="ce96" office:value-type="float" office:value="50" calcext:value-type="float">
            <text:p>50</text:p>
          </table:table-cell>
          <table:table-cell table:style-name="ce128"/>
          <table:table-cell table:style-name="ce96" table:formula="of:=IF([.Y84]&lt;&gt;&quot;&quot;;&quot;&quot;;[.G84])" office:value-type="float" office:value="1" calcext:value-type="float">
            <text:p>1</text:p>
          </table:table-cell>
          <table:table-cell table:style-name="ce140" table:formula="of:=IF([.AB84]=[.J84];&quot;Farnell&quot;; IF([.AB84]=[.M84]; &quot;Digikey&quot;; IF([.AB84]=[.P84]; &quot;Mouser&quot;; IF([.AB84]=[.T84]; &quot;RS&quot;; IF([.AB84]=[.W84]; &quot;TME&quot;)))))" office:value-type="string" office:string-value="TME" calcext:value-type="string">
            <text:p>TME</text:p>
          </table:table-cell>
          <table:table-cell table:style-name="ce147" table:formula="of:=IF([.G84]&lt;&gt;&quot;&quot;;MIN([.J84];[.M84];[.P84];[.T84];[.W84]);&quot;&quot;)" office:value-type="currency" office:currency="EUR" office:value="0.017" calcext:value-type="currency">
            <text:p>0,017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84]*[.AC84]" office:value-type="float" office:value="0.017" calcext:value-type="float">
            <text:p>0,017</text:p>
          </table:table-cell>
          <table:table-cell table:number-columns-repeated="994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DFLS1100-7</text:p>
          </table:table-cell>
          <table:table-cell table:style-name="ce27" office:value-type="string" calcext:value-type="string">
            <text:p>PowerDi 123</text:p>
          </table:table-cell>
          <table:table-cell table:style-name="ce40" office:value-type="string" calcext:value-type="string">
            <text:p>D19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85]=&quot;Power board&quot;;[.B85]*2;[.B85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DFLS1100-7</text:p>
          </table:table-cell>
          <table:table-cell table:style-name="ce28" office:value-type="string" calcext:value-type="string">
            <text:p>PowerDi 123</text:p>
          </table:table-cell>
          <table:table-cell table:style-name="ce28" office:value-type="string" calcext:value-type="string">
            <text:p>D7, D10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86]=&quot;Power board&quot;;[.B86]*2;[.B86])" office:value-type="float" office:value="4" calcext:value-type="float">
            <text:p>4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85:.G86])" office:value-type="float" office:value="5" calcext:value-type="float">
            <text:p>5</text:p>
          </table:table-cell>
          <table:table-cell table:style-name="ce15" office:value-type="float" office:value="1713889" calcext:value-type="float">
            <text:p>1713889</text:p>
          </table:table-cell>
          <table:table-cell table:style-name="ce27" office:value-type="string" calcext:value-type="string">
            <text:p>DFLS1100-7</text:p>
          </table:table-cell>
          <table:table-cell table:style-name="ce61" office:value-type="float" office:value="0.424" calcext:value-type="float">
            <text:p>0,424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DFLS1100-7</text:p>
          </table:table-cell>
          <table:table-cell table:style-name="ce87" office:value-type="float" office:value="0.37" calcext:value-type="float">
            <text:p>0,370</text:p>
          </table:table-cell>
          <table:table-cell table:style-name="ce95"/>
          <table:table-cell table:style-name="ce80" office:value-type="string" calcext:value-type="string">
            <text:p>DFLS1100-7</text:p>
          </table:table-cell>
          <table:table-cell table:style-name="ce87" office:value-type="float" office:value="0.476" calcext:value-type="float">
            <text:p>0,476</text:p>
          </table:table-cell>
          <table:table-cell table:style-name="ce95"/>
          <table:table-cell table:style-name="ce105" office:value-type="string" calcext:value-type="string">
            <text:p>708-2292</text:p>
          </table:table-cell>
          <table:table-cell table:style-name="ce105" office:value-type="string" calcext:value-type="string">
            <text:p>DFLS1100-7</text:p>
          </table:table-cell>
          <table:table-cell table:style-name="ce87" office:value-type="float" office:value="0.392" calcext:value-type="float">
            <text:p>0,392</text:p>
          </table:table-cell>
          <table:table-cell table:style-name="ce95" office:value-type="float" office:value="25" calcext:value-type="float">
            <text:p>25</text:p>
          </table:table-cell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87]&lt;&gt;&quot;&quot;;&quot;&quot;;[.G87])" office:value-type="float" office:value="5" calcext:value-type="float">
            <text:p>5</text:p>
          </table:table-cell>
          <table:table-cell table:style-name="ce139" table:formula="of:=IF([.AB87]=[.J87];&quot;Farnell&quot;; IF([.AB87]=[.M87]; &quot;Digikey&quot;; IF([.AB87]=[.P87]; &quot;Mouser&quot;; IF([.AB87]=[.T87]; &quot;RS&quot;; IF([.AB87]=[.W87]; &quot;TME&quot;)))))" office:value-type="string" office:string-value="Digikey" calcext:value-type="string">
            <text:p>Digikey</text:p>
          </table:table-cell>
          <table:table-cell table:style-name="ce146" table:formula="of:=IF([.G87]&lt;&gt;&quot;&quot;;MIN([.J87];[.M87];[.P87];[.T87];[.W87]);&quot;&quot;)" office:value-type="currency" office:currency="EUR" office:value="0.37" calcext:value-type="currency">
            <text:p>0,370 €</text:p>
          </table:table-cell>
          <table:table-cell table:style-name="ce139" office:value-type="float" office:value="5" calcext:value-type="float">
            <text:p>5</text:p>
          </table:table-cell>
          <table:table-cell table:style-name="ce159" table:formula="of:=[.AB87]*[.AC87]" office:value-type="float" office:value="1.85" calcext:value-type="float">
            <text:p>1,85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KL16</text:p>
          </table:table-cell>
          <table:table-cell table:style-name="ce27" office:value-type="string" calcext:value-type="string">
            <text:p>SOD-323</text:p>
          </table:table-cell>
          <table:table-cell table:style-name="ce40" office:value-type="string" calcext:value-type="string">
            <text:p>D20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89]=&quot;Power board&quot;;[.B89]*2;[.B89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KL16</text:p>
          </table:table-cell>
          <table:table-cell table:style-name="ce28" office:value-type="string" calcext:value-type="string">
            <text:p>SOD-323</text:p>
          </table:table-cell>
          <table:table-cell table:style-name="ce28" office:value-type="string" calcext:value-type="string">
            <text:p>D29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90]=&quot;Power board&quot;;[.B90]*2;[.B90])" office:value-type="float" office:value="1" calcext:value-type="float">
            <text:p>1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SKL16</text:p>
          </table:table-cell>
          <table:table-cell table:style-name="ce27" office:value-type="string" calcext:value-type="string">
            <text:p>SOD-323</text:p>
          </table:table-cell>
          <table:table-cell table:style-name="ce40" office:value-type="string" calcext:value-type="string">
            <text:p>D8, D9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91]=&quot;Power board&quot;;[.B91]*2;[.B91])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89:.G91])" office:value-type="float" office:value="6" calcext:value-type="float">
            <text:p>6</text:p>
          </table:table-cell>
          <table:table-cell table:style-name="ce53" office:value-type="float" office:value="8738025" calcext:value-type="float">
            <text:p>8738025</text:p>
          </table:table-cell>
          <table:table-cell table:style-name="ce59" office:value-type="string" calcext:value-type="string">
            <text:p>PMEG4005AEA</text:p>
          </table:table-cell>
          <table:table-cell table:style-name="ce62" office:value-type="float" office:value="0.104" calcext:value-type="float">
            <text:p>0,104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PMEG4005AEA</text:p>
          </table:table-cell>
          <table:table-cell table:style-name="ce88" office:value-type="float" office:value="0.325" calcext:value-type="float">
            <text:p>0,325</text:p>
          </table:table-cell>
          <table:table-cell table:style-name="ce96"/>
          <table:table-cell table:style-name="ce81" office:value-type="string" calcext:value-type="string">
            <text:p>PMEG4005AEA</text:p>
          </table:table-cell>
          <table:table-cell table:style-name="ce88" office:value-type="float" office:value="0.286" calcext:value-type="float">
            <text:p>0,286</text:p>
          </table:table-cell>
          <table:table-cell table:style-name="ce96"/>
          <table:table-cell table:style-name="ce81" office:value-type="string" calcext:value-type="string">
            <text:p>485-729</text:p>
          </table:table-cell>
          <table:table-cell table:style-name="ce81" office:value-type="string" calcext:value-type="string">
            <text:p>PMEG4005AEA,115</text:p>
          </table:table-cell>
          <table:table-cell table:style-name="ce88" office:value-type="float" office:value="0.325" calcext:value-type="float">
            <text:p>0,325</text:p>
          </table:table-cell>
          <table:table-cell table:style-name="ce96" office:value-type="float" office:value="20" calcext:value-type="float">
            <text:p>20</text:p>
          </table:table-cell>
          <table:table-cell table:style-name="ce118" office:value-type="string" calcext:value-type="string">
            <text:p>SKL16</text:p>
          </table:table-cell>
          <table:table-cell table:style-name="ce121" office:value-type="float" office:value="0.0952" calcext:value-type="float">
            <text:p>0,095</text:p>
          </table:table-cell>
          <table:table-cell table:style-name="ce96" office:value-type="float" office:value="5" calcext:value-type="float">
            <text:p>5</text:p>
          </table:table-cell>
          <table:table-cell table:style-name="ce128"/>
          <table:table-cell table:style-name="ce96" table:formula="of:=IF([.Y92]&lt;&gt;&quot;&quot;;&quot;&quot;;[.G92])" office:value-type="float" office:value="6" calcext:value-type="float">
            <text:p>6</text:p>
          </table:table-cell>
          <table:table-cell table:style-name="ce140" table:formula="of:=IF([.AB92]=[.J92];&quot;Farnell&quot;; IF([.AB92]=[.M92]; &quot;Digikey&quot;; IF([.AB92]=[.P92]; &quot;Mouser&quot;; IF([.AB92]=[.T92]; &quot;RS&quot;; IF([.AB92]=[.W92]; &quot;TME&quot;)))))" office:value-type="string" office:string-value="TME" calcext:value-type="string">
            <text:p>TME</text:p>
          </table:table-cell>
          <table:table-cell table:style-name="ce147" table:formula="of:=IF([.G92]&lt;&gt;&quot;&quot;;MIN([.J92];[.M92];[.P92];[.T92];[.W92]);&quot;&quot;)" office:value-type="currency" office:currency="EUR" office:value="0.0952" calcext:value-type="currency">
            <text:p>0,095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92]*[.AC92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MBJ5.0A-TR</text:p>
          </table:table-cell>
          <table:table-cell table:style-name="ce28" office:value-type="string" calcext:value-type="string">
            <text:p>DO-214AA</text:p>
          </table:table-cell>
          <table:table-cell table:style-name="ce28" office:value-type="string" calcext:value-type="string">
            <text:p>D26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94]=&quot;Power board&quot;;[.B94]*2;[.B94])" office:value-type="float" office:value="1" calcext:value-type="float">
            <text:p>1</text:p>
          </table:table-cell>
          <table:table-cell table:style-name="ce53" office:value-type="float" office:value="9886311" calcext:value-type="float">
            <text:p>9886311</text:p>
          </table:table-cell>
          <table:table-cell table:style-name="ce59" office:value-type="string" calcext:value-type="string">
            <text:p>SMBJ5.0A-TR</text:p>
          </table:table-cell>
          <table:table-cell table:style-name="ce62" office:value-type="float" office:value="0.088" calcext:value-type="float">
            <text:p>0,088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SMBJ5.0A-TR</text:p>
          </table:table-cell>
          <table:table-cell table:style-name="ce88" office:value-type="float" office:value="0.38" calcext:value-type="float">
            <text:p>0,380</text:p>
          </table:table-cell>
          <table:table-cell table:style-name="ce96"/>
          <table:table-cell table:style-name="ce81" office:value-type="string" calcext:value-type="string">
            <text:p>SMBJ5.0A</text:p>
          </table:table-cell>
          <table:table-cell table:style-name="ce88" office:value-type="float" office:value="0.302" calcext:value-type="float">
            <text:p>0,302</text:p>
          </table:table-cell>
          <table:table-cell table:style-name="ce96"/>
          <table:table-cell table:style-name="ce81" office:value-type="string" calcext:value-type="string">
            <text:p>714-7210</text:p>
          </table:table-cell>
          <table:table-cell table:style-name="ce81" office:value-type="string" calcext:value-type="string">
            <text:p>SMBJ5.0A-TR</text:p>
          </table:table-cell>
          <table:table-cell table:style-name="ce88" office:value-type="float" office:value="0.245" calcext:value-type="float">
            <text:p>0,245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SMBJ5.0A-TR</text:p>
          </table:table-cell>
          <table:table-cell table:style-name="ce121" office:value-type="float" office:value="0.0943" calcext:value-type="float">
            <text:p>0,094</text:p>
          </table:table-cell>
          <table:table-cell table:style-name="ce96" office:value-type="float" office:value="5" calcext:value-type="float">
            <text:p>5</text:p>
          </table:table-cell>
          <table:table-cell table:style-name="ce128"/>
          <table:table-cell table:style-name="ce96" table:formula="of:=IF([.Y94]&lt;&gt;&quot;&quot;;&quot;&quot;;[.G94])" office:value-type="float" office:value="1" calcext:value-type="float">
            <text:p>1</text:p>
          </table:table-cell>
          <table:table-cell table:style-name="ce140" table:formula="of:=IF([.AB94]=[.J94];&quot;Farnell&quot;; IF([.AB94]=[.M94]; &quot;Digikey&quot;; IF([.AB94]=[.P94]; &quot;Mouser&quot;; IF([.AB94]=[.T94]; &quot;RS&quot;; IF([.AB94]=[.W94]; &quot;TME&quot;)))))" office:value-type="string" office:string-value="Farnell" calcext:value-type="string">
            <text:p>Farnell</text:p>
          </table:table-cell>
          <table:table-cell table:style-name="ce147" table:formula="of:=IF([.G94]&lt;&gt;&quot;&quot;;MIN([.J94];[.M94];[.P94];[.T94];[.W94]);&quot;&quot;)" office:value-type="currency" office:currency="EUR" office:value="0.088" calcext:value-type="currency">
            <text:p>0,088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94]*[.AC94]" office:value-type="float" office:value="0.088" calcext:value-type="float">
            <text:p>0,088</text:p>
          </table:table-cell>
          <table:table-cell table:number-columns-repeated="994"/>
        </table:table-row>
        <table:table-row table:style-name="ro6">
          <table:table-cell table:style-name="ce3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TPS15H100</text:p>
          </table:table-cell>
          <table:table-cell table:style-name="ce27" office:value-type="string" calcext:value-type="string">
            <text:p>TO-252</text:p>
          </table:table-cell>
          <table:table-cell table:style-name="ce40" office:value-type="string" calcext:value-type="string">
            <text:p>D5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95]=&quot;Power board&quot;;[.B95]*2;[.B95])" office:value-type="float" office:value="2" calcext:value-type="float">
            <text:p>2</text:p>
          </table:table-cell>
          <table:table-cell table:style-name="ce15" office:value-type="string" calcext:value-type="string">
            <text:p>2344052</text:p>
          </table:table-cell>
          <table:table-cell table:style-name="ce27" office:value-type="string" calcext:value-type="string">
            <text:p>STPS15H100CB-TR</text:p>
          </table:table-cell>
          <table:table-cell table:style-name="ce61" office:value-type="float" office:value="1.07" calcext:value-type="float">
            <text:p>1,07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STPS15H100CB</text:p>
          </table:table-cell>
          <table:table-cell table:style-name="ce87" office:value-type="float" office:value="0.9" calcext:value-type="float">
            <text:p>0,900</text:p>
          </table:table-cell>
          <table:table-cell table:style-name="ce95"/>
          <table:table-cell table:style-name="ce80" office:value-type="string" calcext:value-type="string">
            <text:p>STPS15H100CB</text:p>
          </table:table-cell>
          <table:table-cell table:style-name="ce87" office:value-type="float" office:value="0.896" calcext:value-type="float">
            <text:p>0,896</text:p>
          </table:table-cell>
          <table:table-cell table:style-name="ce95"/>
          <table:table-cell table:style-name="ce105" office:value-type="string" calcext:value-type="string">
            <text:p>795-9075</text:p>
          </table:table-cell>
          <table:table-cell table:style-name="ce105" office:value-type="string" calcext:value-type="string">
            <text:p>STPS15H100CB-TR</text:p>
          </table:table-cell>
          <table:table-cell table:style-name="ce87" office:value-type="float" office:value="0.924" calcext:value-type="float">
            <text:p>0,924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95]&lt;&gt;&quot;&quot;;&quot;&quot;;[.G95])" office:value-type="float" office:value="2" calcext:value-type="float">
            <text:p>2</text:p>
          </table:table-cell>
          <table:table-cell table:style-name="ce139" table:formula="of:=IF([.AB95]=[.J95];&quot;Farnell&quot;; IF([.AB95]=[.M95]; &quot;Digikey&quot;; IF([.AB95]=[.P95]; &quot;Mouser&quot;; IF([.AB95]=[.T95]; &quot;RS&quot;; IF([.AB95]=[.W95]; &quot;TME&quot;)))))" office:value-type="string" office:string-value="Mouser" calcext:value-type="string">
            <text:p>Mouser</text:p>
          </table:table-cell>
          <table:table-cell table:style-name="ce146" table:formula="of:=IF([.G95]&lt;&gt;&quot;&quot;;MIN([.J95];[.M95];[.P95];[.T95];[.W95]);&quot;&quot;)" office:value-type="currency" office:currency="EUR" office:value="0.896" calcext:value-type="currency">
            <text:p>0,896 €</text:p>
          </table:table-cell>
          <table:table-cell table:style-name="ce139" office:value-type="float" office:value="2" calcext:value-type="float">
            <text:p>2</text:p>
          </table:table-cell>
          <table:table-cell table:style-name="ce159" table:formula="of:=[.AB95]*[.AC95]" office:value-type="float" office:value="1.792" calcext:value-type="float">
            <text:p>1,792</text:p>
          </table:table-cell>
          <table:table-cell table:style-name="ce171" table:number-columns-repeated="987"/>
          <table:table-cell table:number-columns-repeated="7"/>
        </table:table-row>
        <table:table-row table:style-name="ro6">
          <table:table-cell table:style-name="ce3" office:value-type="float" office:value="41" calcext:value-type="float">
            <text:p>41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50mA, polyfuse</text:p>
          </table:table-cell>
          <table:table-cell table:style-name="ce28" office:value-type="string" calcext:value-type="string">
            <text:p>1210</text:p>
          </table:table-cell>
          <table:table-cell table:style-name="ce28" office:value-type="string" calcext:value-type="string">
            <text:p>F1</text:p>
          </table:table-cell>
          <table:table-cell table:style-name="ce42" office:value-type="string" calcext:value-type="string">
            <text:p>Arduino board</text:p>
          </table:table-cell>
          <table:table-cell table:style-name="ce46" table:formula="of:=IF([.F96]=&quot;Power board&quot;;[.B96]*2;[.B96])" office:value-type="float" office:value="1" calcext:value-type="float">
            <text:p>1</text:p>
          </table:table-cell>
          <table:table-cell table:style-name="ce53" office:value-type="string" calcext:value-type="string">
            <text:p>1861176</text:p>
          </table:table-cell>
          <table:table-cell table:style-name="ce59" office:value-type="string" calcext:value-type="string">
            <text:p>MC36203</text:p>
          </table:table-cell>
          <table:table-cell table:style-name="ce62" office:value-type="float" office:value="0.163" calcext:value-type="float">
            <text:p>0,163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507-1476-1-ND </text:p>
          </table:table-cell>
          <table:table-cell table:style-name="ce88" office:value-type="float" office:value="0.2" calcext:value-type="float">
            <text:p>0,200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530-0ZCJ0005FF2E</text:p>
          </table:table-cell>
          <table:table-cell table:style-name="ce88" office:value-type="float" office:value="0.101" calcext:value-type="float">
            <text:p>0,101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-</text:p>
          </table:table-cell>
          <table:table-cell table:style-name="ce81"/>
          <table:table-cell table:style-name="ce88"/>
          <table:table-cell table:style-name="ce96"/>
          <table:table-cell table:style-name="ce118" office:value-type="string" calcext:value-type="string">
            <text:p>SM005-60</text:p>
          </table:table-cell>
          <table:table-cell table:style-name="ce121" office:value-type="float" office:value="0.0919" calcext:value-type="float">
            <text:p>0,092</text:p>
          </table:table-cell>
          <table:table-cell table:style-name="ce96" office:value-type="float" office:value="10" calcext:value-type="float">
            <text:p>10</text:p>
          </table:table-cell>
          <table:table-cell table:style-name="ce128"/>
          <table:table-cell table:style-name="ce96" table:formula="of:=IF([.Y96]&lt;&gt;&quot;&quot;;&quot;&quot;;[.G96])" office:value-type="float" office:value="1" calcext:value-type="float">
            <text:p>1</text:p>
          </table:table-cell>
          <table:table-cell table:style-name="ce140" table:formula="of:=IF([.AB96]=[.J96];&quot;Farnell&quot;; IF([.AB96]=[.M96]; &quot;Digikey&quot;; IF([.AB96]=[.P96]; &quot;Mouser&quot;; IF([.AB96]=[.T96]; &quot;RS&quot;; IF([.AB96]=[.W96]; &quot;TME&quot;)))))" office:value-type="string" office:string-value="TME" calcext:value-type="string">
            <text:p>TME</text:p>
          </table:table-cell>
          <table:table-cell table:style-name="ce147" table:formula="of:=IF([.G96]&lt;&gt;&quot;&quot;;MIN([.J96];[.M96];[.P96];[.T96];[.W96]);&quot;&quot;)" office:value-type="currency" office:currency="EUR" office:value="0.0919" calcext:value-type="currency">
            <text:p>0,092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96]*[.AC96]" office:value-type="float" office:value="0.0919" calcext:value-type="float">
            <text:p>0,092</text:p>
          </table:table-cell>
          <table:table-cell table:style-name="ce171" table:number-columns-repeated="987"/>
          <table:table-cell table:number-columns-repeated="7"/>
        </table:table-row>
        <table:table-row table:style-name="ro7">
          <table:table-cell table:style-name="ce3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60R@100MHz</text:p>
          </table:table-cell>
          <table:table-cell table:style-name="ce27" office:value-type="string" calcext:value-type="string">
            <text:p>0603 Ferrite Bead</text:p>
          </table:table-cell>
          <table:table-cell table:style-name="ce40" office:value-type="string" calcext:value-type="string">
            <text:p>FB1, FB2, FB3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97]=&quot;Power board&quot;;[.B97]*2;[.B97])" office:value-type="float" office:value="6" calcext:value-type="float">
            <text:p>6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60R@100MHz</text:p>
          </table:table-cell>
          <table:table-cell table:style-name="ce28" office:value-type="string" calcext:value-type="string">
            <text:p>0603 Ferrite Bead</text:p>
          </table:table-cell>
          <table:table-cell table:style-name="ce28" office:value-type="string" calcext:value-type="string">
            <text:p>FB4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98]=&quot;Power board&quot;;[.B98]*2;[.B98])" office:value-type="float" office:value="1" calcext:value-type="float">
            <text:p>1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60R@100MHz</text:p>
          </table:table-cell>
          <table:table-cell table:style-name="ce27" office:value-type="string" calcext:value-type="string">
            <text:p>0603 Ferrite Bead</text:p>
          </table:table-cell>
          <table:table-cell table:style-name="ce40" office:value-type="string" calcext:value-type="string">
            <text:p>FB7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99]=&quot;Power board&quot;;[.B99]*2;[.B99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 office:value-type="string" calcext:value-type="string">
            <text:p>Würth 742792602</text:p>
          </table:table-cell>
          <table:table-cell table:style-name="ce28" office:value-type="string" calcext:value-type="string">
            <text:p>0603 Ferrite Bead</text:p>
          </table:table-cell>
          <table:table-cell table:style-name="ce28"/>
          <table:table-cell table:style-name="ce42"/>
          <table:table-cell table:style-name="ce46" table:formula="of:=SUM([.G97:.G99])" office:value-type="float" office:value="8" calcext:value-type="float">
            <text:p>8</text:p>
          </table:table-cell>
          <table:table-cell table:style-name="ce53" office:value-type="float" office:value="1635704" calcext:value-type="float">
            <text:p>1635704</text:p>
          </table:table-cell>
          <table:table-cell table:style-name="ce59" office:value-type="string" calcext:value-type="string">
            <text:p>742792602</text:p>
          </table:table-cell>
          <table:table-cell table:style-name="ce62" office:value-type="float" office:value="0.21" calcext:value-type="float">
            <text:p>0,21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float" office:value="742792602" calcext:value-type="float">
            <text:p>742792602</text:p>
          </table:table-cell>
          <table:table-cell table:style-name="ce88" office:value-type="float" office:value="0.21" calcext:value-type="float">
            <text:p>0,210</text:p>
          </table:table-cell>
          <table:table-cell table:style-name="ce96"/>
          <table:table-cell table:style-name="ce81" office:value-type="float" office:value="742792602" calcext:value-type="float">
            <text:p>742792602</text:p>
          </table:table-cell>
          <table:table-cell table:style-name="ce88" office:value-type="float" office:value="0.16" calcext:value-type="float">
            <text:p>0,160</text:p>
          </table:table-cell>
          <table:table-cell table:style-name="ce96"/>
          <table:table-cell table:style-name="ce81" office:value-type="string" calcext:value-type="string">
            <text:p>669-4049</text:p>
          </table:table-cell>
          <table:table-cell table:style-name="ce81" office:value-type="float" office:value="742792602" calcext:value-type="float">
            <text:p>742792602</text:p>
          </table:table-cell>
          <table:table-cell table:style-name="ce88" office:value-type="float" office:value="0.172" calcext:value-type="float">
            <text:p>0,172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LCBA-600</text:p>
          </table:table-cell>
          <table:table-cell table:style-name="ce121" office:value-type="float" office:value="0.0269" calcext:value-type="float">
            <text:p>0,027</text:p>
          </table:table-cell>
          <table:table-cell table:style-name="ce96" office:value-type="float" office:value="25" calcext:value-type="float">
            <text:p>25</text:p>
          </table:table-cell>
          <table:table-cell table:style-name="ce128"/>
          <table:table-cell table:style-name="ce96" table:formula="of:=IF([.Y100]&lt;&gt;&quot;&quot;;&quot;&quot;;[.G100])" office:value-type="float" office:value="8" calcext:value-type="float">
            <text:p>8</text:p>
          </table:table-cell>
          <table:table-cell table:style-name="ce140" table:formula="of:=IF([.AB100]=[.J100];&quot;Farnell&quot;; IF([.AB100]=[.M100]; &quot;Digikey&quot;; IF([.AB100]=[.P100]; &quot;Mouser&quot;; IF([.AB100]=[.T100]; &quot;RS&quot;; IF([.AB100]=[.W100]; &quot;TME&quot;)))))" office:value-type="string" office:string-value="TME" calcext:value-type="string">
            <text:p>TME</text:p>
          </table:table-cell>
          <table:table-cell table:style-name="ce147" table:formula="of:=IF([.G100]&lt;&gt;&quot;&quot;;MIN([.J100];[.M100];[.P100];[.T100];[.W100]);&quot;&quot;)" office:value-type="currency" office:currency="EUR" office:value="0.0269" calcext:value-type="currency">
            <text:p>0,027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100]*[.AC100]" office:value-type="float" office:value="0.269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style-name="ce171" table:number-columns-repeated="987"/>
          <table:table-cell table:number-columns-repeated="7"/>
        </table:table-row>
        <table:table-row table:style-name="ro6">
          <table:table-cell table:style-name="ce3" office:value-type="float" office:value="43" calcext:value-type="float">
            <text:p>43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LTC3864EMSE#PBF</text:p>
          </table:table-cell>
          <table:table-cell table:style-name="ce28" office:value-type="string" calcext:value-type="string">
            <text:p>MSOP-12</text:p>
          </table:table-cell>
          <table:table-cell table:style-name="ce28" office:value-type="string" calcext:value-type="string">
            <text:p>IC1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02]=&quot;Power board&quot;;[.B102]*2;[.B102])" office:value-type="float" office:value="2" calcext:value-type="float">
            <text:p>2</text:p>
          </table:table-cell>
          <table:table-cell table:style-name="ce53" office:value-type="string" calcext:value-type="string">
            <text:p>2293128</text:p>
          </table:table-cell>
          <table:table-cell table:style-name="ce59" office:value-type="string" calcext:value-type="string">
            <text:p>LTC3864EMSE#PBF</text:p>
          </table:table-cell>
          <table:table-cell table:style-name="ce62" office:value-type="float" office:value="4.52" calcext:value-type="float">
            <text:p>4,52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LTC3864EMSE#PBF</text:p>
          </table:table-cell>
          <table:table-cell table:style-name="ce88" office:value-type="float" office:value="3.96" calcext:value-type="float">
            <text:p>3,960</text:p>
          </table:table-cell>
          <table:table-cell table:style-name="ce96"/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81" office:value-type="string" calcext:value-type="string">
            <text:p>-</text:p>
          </table:table-cell>
          <table:table-cell table:style-name="ce81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/>
          <table:table-cell table:style-name="ce96" table:formula="of:=IF([.Y102]&lt;&gt;&quot;&quot;;&quot;&quot;;[.G102])" office:value-type="float" office:value="2" calcext:value-type="float">
            <text:p>2</text:p>
          </table:table-cell>
          <table:table-cell table:style-name="ce140" table:formula="of:=IF([.AB102]=[.J102];&quot;Farnell&quot;; IF([.AB102]=[.M102]; &quot;Digikey&quot;; IF([.AB102]=[.P102]; &quot;Mouser&quot;; IF([.AB102]=[.T102]; &quot;RS&quot;; IF([.AB102]=[.W102]; &quot;TME&quot;)))))" office:value-type="string" office:string-value="Digikey" calcext:value-type="string">
            <text:p>Digikey</text:p>
          </table:table-cell>
          <table:table-cell table:style-name="ce147" table:formula="of:=IF([.G102]&lt;&gt;&quot;&quot;;MIN([.J102];[.M102];[.P102];[.T102];[.W102]);&quot;&quot;)" office:value-type="currency" office:currency="EUR" office:value="3.96" calcext:value-type="currency">
            <text:p>3,96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102]*[.AC102]" office:value-type="float" office:value="7.92" calcext:value-type="float">
            <text:p>7,920</text:p>
          </table:table-cell>
          <table:table-cell table:number-columns-repeated="994"/>
        </table:table-row>
        <table:table-row table:style-name="ro6">
          <table:table-cell table:style-name="ce3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REF5025AIDG4</text:p>
          </table:table-cell>
          <table:table-cell table:style-name="ce27" office:value-type="string" calcext:value-type="string">
            <text:p>SOIC-8</text:p>
          </table:table-cell>
          <table:table-cell table:style-name="ce40" office:value-type="string" calcext:value-type="string">
            <text:p>IC10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03]=&quot;Power board&quot;;[.B103]*2;[.B103])" office:value-type="float" office:value="2" calcext:value-type="float">
            <text:p>2</text:p>
          </table:table-cell>
          <table:table-cell table:style-name="ce15" office:value-type="float" office:value="1439622" calcext:value-type="float">
            <text:p>1439622</text:p>
          </table:table-cell>
          <table:table-cell table:style-name="ce27" office:value-type="string" calcext:value-type="string">
            <text:p>REF5025AIDG4</text:p>
          </table:table-cell>
          <table:table-cell table:style-name="ce61" office:value-type="float" office:value="3.72" calcext:value-type="float">
            <text:p>3,72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REF5025AIDR</text:p>
          </table:table-cell>
          <table:table-cell table:style-name="ce87" office:value-type="float" office:value="2.99" calcext:value-type="float">
            <text:p>2,990</text:p>
          </table:table-cell>
          <table:table-cell table:style-name="ce95"/>
          <table:table-cell table:style-name="ce80" office:value-type="string" calcext:value-type="string">
            <text:p>REF5025AIDR</text:p>
          </table:table-cell>
          <table:table-cell table:style-name="ce87" office:value-type="float" office:value="2.91" calcext:value-type="float">
            <text:p>2,910</text:p>
          </table:table-cell>
          <table:table-cell table:style-name="ce95"/>
          <table:table-cell table:style-name="ce105" office:value-type="string" calcext:value-type="string">
            <text:p>404-304</text:p>
          </table:table-cell>
          <table:table-cell table:style-name="ce105" office:value-type="string" calcext:value-type="string">
            <text:p>REF5025AID</text:p>
          </table:table-cell>
          <table:table-cell table:style-name="ce87" office:value-type="float" office:value="3.5" calcext:value-type="float">
            <text:p>3,500</text:p>
          </table:table-cell>
          <table:table-cell table:style-name="ce95" office:value-type="float" office:value="1" calcext:value-type="float">
            <text:p>1</text:p>
          </table:table-cell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103]&lt;&gt;&quot;&quot;;&quot;&quot;;[.G103])" office:value-type="float" office:value="2" calcext:value-type="float">
            <text:p>2</text:p>
          </table:table-cell>
          <table:table-cell table:style-name="ce139" table:formula="of:=IF([.AB103]=[.J103];&quot;Farnell&quot;; IF([.AB103]=[.M103]; &quot;Digikey&quot;; IF([.AB103]=[.P103]; &quot;Mouser&quot;; IF([.AB103]=[.T103]; &quot;RS&quot;; IF([.AB103]=[.W103]; &quot;TME&quot;)))))" office:value-type="string" office:string-value="Mouser" calcext:value-type="string">
            <text:p>Mouser</text:p>
          </table:table-cell>
          <table:table-cell table:style-name="ce146" table:formula="of:=IF([.G103]&lt;&gt;&quot;&quot;;MIN([.J103];[.M103];[.P103];[.T103];[.W103]);&quot;&quot;)" office:value-type="currency" office:currency="EUR" office:value="2.91" calcext:value-type="currency">
            <text:p>2,910 €</text:p>
          </table:table-cell>
          <table:table-cell table:style-name="ce139" office:value-type="float" office:value="2" calcext:value-type="float">
            <text:p>2</text:p>
          </table:table-cell>
          <table:table-cell table:style-name="ce159" table:formula="of:=[.AB103]*[.AC103]" office:value-type="float" office:value="5.82" calcext:value-type="float">
            <text:p>5,820</text:p>
          </table:table-cell>
          <table:table-cell table:number-columns-repeated="994"/>
        </table:table-row>
        <table:table-row table:style-name="ro6">
          <table:table-cell table:style-name="ce3" office:value-type="float" office:value="45" calcext:value-type="float">
            <text:p>45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DAC8552IDGKTG4</text:p>
          </table:table-cell>
          <table:table-cell table:style-name="ce28" office:value-type="string" calcext:value-type="string">
            <text:p>MSOP-8 (VSSOP-8)</text:p>
          </table:table-cell>
          <table:table-cell table:style-name="ce28" office:value-type="string" calcext:value-type="string">
            <text:p>IC11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04]=&quot;Power board&quot;;[.B104]*2;[.B104])" office:value-type="float" office:value="2" calcext:value-type="float">
            <text:p>2</text:p>
          </table:table-cell>
          <table:table-cell table:style-name="ce53" office:value-type="float" office:value="1329584" calcext:value-type="float">
            <text:p>1329584</text:p>
          </table:table-cell>
          <table:table-cell table:style-name="ce59" office:value-type="string" calcext:value-type="string">
            <text:p>DAC8552IDGKTG4</text:p>
          </table:table-cell>
          <table:table-cell table:style-name="ce62" office:value-type="float" office:value="6.42" calcext:value-type="float">
            <text:p>6,42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DAC8552IDGKT</text:p>
          </table:table-cell>
          <table:table-cell table:style-name="ce88" office:value-type="float" office:value="7.66" calcext:value-type="float">
            <text:p>7,660</text:p>
          </table:table-cell>
          <table:table-cell table:style-name="ce96"/>
          <table:table-cell table:style-name="ce81" office:value-type="string" calcext:value-type="string">
            <text:p>DAC8552IDGKR</text:p>
          </table:table-cell>
          <table:table-cell table:style-name="ce88" office:value-type="float" office:value="6.51" calcext:value-type="float">
            <text:p>6,510</text:p>
          </table:table-cell>
          <table:table-cell table:style-name="ce96"/>
          <table:table-cell table:style-name="ce81" office:value-type="string" calcext:value-type="string">
            <text:p>662-1498</text:p>
          </table:table-cell>
          <table:table-cell table:style-name="ce81" office:value-type="string" calcext:value-type="string">
            <text:p>DAC8552IDGKT</text:p>
          </table:table-cell>
          <table:table-cell table:style-name="ce88" office:value-type="float" office:value="6.524" calcext:value-type="float">
            <text:p>6,524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/>
          <table:table-cell table:style-name="ce96" table:formula="of:=IF([.Y104]&lt;&gt;&quot;&quot;;&quot;&quot;;[.G104])" office:value-type="float" office:value="2" calcext:value-type="float">
            <text:p>2</text:p>
          </table:table-cell>
          <table:table-cell table:style-name="ce140" table:formula="of:=IF([.AB104]=[.J104];&quot;Farnell&quot;; IF([.AB104]=[.M104]; &quot;Digikey&quot;; IF([.AB104]=[.P104]; &quot;Mouser&quot;; IF([.AB104]=[.T104]; &quot;RS&quot;; IF([.AB104]=[.W104]; &quot;TME&quot;)))))" office:value-type="string" office:string-value="Farnell" calcext:value-type="string">
            <text:p>Farnell</text:p>
          </table:table-cell>
          <table:table-cell table:style-name="ce147" table:formula="of:=IF([.G104]&lt;&gt;&quot;&quot;;MIN([.J104];[.M104];[.P104];[.T104];[.W104]);&quot;&quot;)" office:value-type="currency" office:currency="EUR" office:value="6.42" calcext:value-type="currency">
            <text:p>6,42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104]*[.AC104]" office:value-type="float" office:value="12.84" calcext:value-type="float">
            <text:p>12,840</text:p>
          </table:table-cell>
          <table:table-cell table:number-columns-repeated="994"/>
        </table:table-row>
        <table:table-row table:style-name="ro6">
          <table:table-cell table:style-name="ce3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DG465BRTZ</text:p>
          </table:table-cell>
          <table:table-cell table:style-name="ce27" office:value-type="string" calcext:value-type="string">
            <text:p>SOT-23</text:p>
          </table:table-cell>
          <table:table-cell table:style-name="ce40" office:value-type="string" calcext:value-type="string">
            <text:p>IC12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05]=&quot;Power board&quot;;[.B105]*2;[.B105])" office:value-type="float" office:value="2" calcext:value-type="float">
            <text:p>2</text:p>
          </table:table-cell>
          <table:table-cell table:style-name="ce15" office:value-type="float" office:value="2376952" calcext:value-type="float">
            <text:p>2376952</text:p>
          </table:table-cell>
          <table:table-cell table:style-name="ce27" office:value-type="string" calcext:value-type="string">
            <text:p>ADG465BRTZ-REEL7</text:p>
          </table:table-cell>
          <table:table-cell table:style-name="ce61" office:value-type="float" office:value="1.69" calcext:value-type="float">
            <text:p>1,69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Discontinued</text:p>
          </table:table-cell>
          <table:table-cell table:style-name="ce87"/>
          <table:table-cell table:style-name="ce95"/>
          <table:table-cell table:style-name="ce80" office:value-type="string" calcext:value-type="string">
            <text:p>Discontinued</text:p>
          </table:table-cell>
          <table:table-cell table:style-name="ce87"/>
          <table:table-cell table:style-name="ce95"/>
          <table:table-cell table:style-name="ce105" office:value-type="string" calcext:value-type="string">
            <text:p>-</text:p>
          </table:table-cell>
          <table:table-cell table:style-name="ce105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105]&lt;&gt;&quot;&quot;;&quot;&quot;;[.G105])" office:value-type="float" office:value="2" calcext:value-type="float">
            <text:p>2</text:p>
          </table:table-cell>
          <table:table-cell table:style-name="ce139" table:formula="of:=IF([.AB105]=[.J105];&quot;Farnell&quot;; IF([.AB105]=[.M105]; &quot;Digikey&quot;; IF([.AB105]=[.P105]; &quot;Mouser&quot;; IF([.AB105]=[.T105]; &quot;RS&quot;; IF([.AB105]=[.W105]; &quot;TME&quot;)))))" office:value-type="string" office:string-value="Farnell" calcext:value-type="string">
            <text:p>Farnell</text:p>
          </table:table-cell>
          <table:table-cell table:style-name="ce146" table:formula="of:=IF([.G105]&lt;&gt;&quot;&quot;;MIN([.J105];[.M105];[.P105];[.T105];[.W105]);&quot;&quot;)" office:value-type="currency" office:currency="EUR" office:value="1.69" calcext:value-type="currency">
            <text:p>1,690 €</text:p>
          </table:table-cell>
          <table:table-cell table:style-name="ce139" office:value-type="float" office:value="2" calcext:value-type="float">
            <text:p>2</text:p>
          </table:table-cell>
          <table:table-cell table:style-name="ce159" table:formula="of:=[.AB105]*[.AC105]" office:value-type="float" office:value="3.38" calcext:value-type="float">
            <text:p>3,380</text:p>
          </table:table-cell>
          <table:table-cell table:number-columns-repeated="994"/>
        </table:table-row>
        <table:table-row table:style-name="ro6">
          <table:table-cell table:style-name="ce3" office:value-type="float" office:value="47" calcext:value-type="float">
            <text:p>47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TS5A9411DCKT</text:p>
          </table:table-cell>
          <table:table-cell table:style-name="ce28" office:value-type="string" calcext:value-type="string">
            <text:p>SC-70</text:p>
          </table:table-cell>
          <table:table-cell table:style-name="ce28" office:value-type="string" calcext:value-type="string">
            <text:p>IC13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06]=&quot;Power board&quot;;[.B106]*2;[.B106])" office:value-type="float" office:value="2" calcext:value-type="float">
            <text:p>2</text:p>
          </table:table-cell>
          <table:table-cell table:style-name="ce53" office:value-type="string" calcext:value-type="string">
            <text:p>1755582</text:p>
          </table:table-cell>
          <table:table-cell table:style-name="ce59" office:value-type="string" calcext:value-type="string">
            <text:p>TS5A9411DCKT</text:p>
          </table:table-cell>
          <table:table-cell table:style-name="ce62" office:value-type="float" office:value="1.05" calcext:value-type="float">
            <text:p>1,05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TS5A9411DCKR</text:p>
          </table:table-cell>
          <table:table-cell table:style-name="ce88" office:value-type="float" office:value="0.56" calcext:value-type="float">
            <text:p>0,560</text:p>
          </table:table-cell>
          <table:table-cell table:style-name="ce96"/>
          <table:table-cell table:style-name="ce81" office:value-type="string" calcext:value-type="string">
            <text:p>TS5A9411DCKR</text:p>
          </table:table-cell>
          <table:table-cell table:style-name="ce88" office:value-type="float" office:value="0.534" calcext:value-type="float">
            <text:p>0,534</text:p>
          </table:table-cell>
          <table:table-cell table:style-name="ce96"/>
          <table:table-cell table:style-name="ce81" office:value-type="string" calcext:value-type="string">
            <text:p>459-459</text:p>
          </table:table-cell>
          <table:table-cell table:style-name="ce81" office:value-type="string" calcext:value-type="string">
            <text:p>TS5A9411DCKT</text:p>
          </table:table-cell>
          <table:table-cell table:style-name="ce88" office:value-type="float" office:value="0.57" calcext:value-type="float">
            <text:p>0,570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/>
          <table:table-cell table:style-name="ce96" table:formula="of:=IF([.Y106]&lt;&gt;&quot;&quot;;&quot;&quot;;[.G106])" office:value-type="float" office:value="2" calcext:value-type="float">
            <text:p>2</text:p>
          </table:table-cell>
          <table:table-cell table:style-name="ce140" table:formula="of:=IF([.AB106]=[.J106];&quot;Farnell&quot;; IF([.AB106]=[.M106]; &quot;Digikey&quot;; IF([.AB106]=[.P106]; &quot;Mouser&quot;; IF([.AB106]=[.T106]; &quot;RS&quot;; IF([.AB106]=[.W106]; &quot;TME&quot;)))))" office:value-type="string" office:string-value="Mouser" calcext:value-type="string">
            <text:p>Mouser</text:p>
          </table:table-cell>
          <table:table-cell table:style-name="ce147" table:formula="of:=IF([.G106]&lt;&gt;&quot;&quot;;MIN([.J106];[.M106];[.P106];[.T106];[.W106]);&quot;&quot;)" office:value-type="currency" office:currency="EUR" office:value="0.534" calcext:value-type="currency">
            <text:p>0,534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106]*[.AC106]" office:value-type="float" office:value="1.068" calcext:value-type="float">
            <text:p>1,068</text:p>
          </table:table-cell>
          <table:table-cell table:number-columns-repeated="994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DS1120IPWR</text:p>
          </table:table-cell>
          <table:table-cell table:style-name="ce27" office:value-type="string" calcext:value-type="string">
            <text:p>TSSOP-16</text:p>
          </table:table-cell>
          <table:table-cell table:style-name="ce40" office:value-type="string" calcext:value-type="string">
            <text:p>IC14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07]=&quot;Power board&quot;;[.B107]*2;[.B107])" office:value-type="float" office:value="2" calcext:value-type="float">
            <text:p>2</text:p>
          </table:table-cell>
          <table:table-cell table:style-name="ce15" office:value-type="float" office:value="2402249" calcext:value-type="float">
            <text:p>2402249</text:p>
          </table:table-cell>
          <table:table-cell table:style-name="ce27" office:value-type="string" calcext:value-type="string">
            <text:p>ADS1120IPWR</text:p>
          </table:table-cell>
          <table:table-cell table:style-name="ce61" office:value-type="float" office:value="6.76" calcext:value-type="float">
            <text:p>6,76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ADS1120IPWR</text:p>
          </table:table-cell>
          <table:table-cell table:style-name="ce87" office:value-type="float" office:value="6.25" calcext:value-type="float">
            <text:p>6,250</text:p>
          </table:table-cell>
          <table:table-cell table:style-name="ce95"/>
          <table:table-cell table:style-name="ce80" office:value-type="string" calcext:value-type="string">
            <text:p>ADS1120IPWR</text:p>
          </table:table-cell>
          <table:table-cell table:style-name="ce87" office:value-type="float" office:value="6.1" calcext:value-type="float">
            <text:p>6,100</text:p>
          </table:table-cell>
          <table:table-cell table:style-name="ce95"/>
          <table:table-cell table:style-name="ce105" office:value-type="string" calcext:value-type="string">
            <text:p>-</text:p>
          </table:table-cell>
          <table:table-cell table:style-name="ce105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107]&lt;&gt;&quot;&quot;;&quot;&quot;;[.G107])" office:value-type="float" office:value="2" calcext:value-type="float">
            <text:p>2</text:p>
          </table:table-cell>
          <table:table-cell table:style-name="ce139" table:formula="of:=IF([.AB107]=[.J107];&quot;Farnell&quot;; IF([.AB107]=[.M107]; &quot;Digikey&quot;; IF([.AB107]=[.P107]; &quot;Mouser&quot;; IF([.AB107]=[.T107]; &quot;RS&quot;; IF([.AB107]=[.W107]; &quot;TME&quot;)))))" office:value-type="string" office:string-value="Mouser" calcext:value-type="string">
            <text:p>Mouser</text:p>
          </table:table-cell>
          <table:table-cell table:style-name="ce146" table:formula="of:=IF([.G107]&lt;&gt;&quot;&quot;;MIN([.J107];[.M107];[.P107];[.T107];[.W107]);&quot;&quot;)" office:value-type="currency" office:currency="EUR" office:value="6.1" calcext:value-type="currency">
            <text:p>6,100 €</text:p>
          </table:table-cell>
          <table:table-cell table:style-name="ce139" office:value-type="float" office:value="2" calcext:value-type="float">
            <text:p>2</text:p>
          </table:table-cell>
          <table:table-cell table:style-name="ce159" table:formula="of:=[.AB107]*[.AC107]" office:value-type="float" office:value="12.2" calcext:value-type="float">
            <text:p>12,200</text:p>
          </table:table-cell>
          <table:table-cell table:number-columns-repeated="994"/>
        </table:table-row>
        <table:table-row table:style-name="ro3">
          <table:table-cell table:style-name="ce3" office:value-type="float" office:value="49" calcext:value-type="float">
            <text:p>49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LP339D</text:p>
          </table:table-cell>
          <table:table-cell table:style-name="ce28" office:value-type="string" calcext:value-type="string">
            <text:p>SOIC-14</text:p>
          </table:table-cell>
          <table:table-cell table:style-name="ce28" office:value-type="string" calcext:value-type="string">
            <text:p>IC15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08]=&quot;Power board&quot;;[.B108]*2;[.B108])" office:value-type="float" office:value="2" calcext:value-type="float">
            <text:p>2</text:p>
          </table:table-cell>
          <table:table-cell table:style-name="ce53" office:value-type="string" calcext:value-type="string">
            <text:p>9589686</text:p>
          </table:table-cell>
          <table:table-cell table:style-name="ce59" office:value-type="string" calcext:value-type="string">
            <text:p>LP339D</text:p>
          </table:table-cell>
          <table:table-cell table:style-name="ce62" office:value-type="float" office:value="0.573" calcext:value-type="float">
            <text:p>0,573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LP339DR</text:p>
          </table:table-cell>
          <table:table-cell table:style-name="ce88" office:value-type="float" office:value="0.52" calcext:value-type="float">
            <text:p>0,520</text:p>
          </table:table-cell>
          <table:table-cell table:style-name="ce96"/>
          <table:table-cell table:style-name="ce81" office:value-type="string" calcext:value-type="string">
            <text:p>LP339DR</text:p>
          </table:table-cell>
          <table:table-cell table:style-name="ce88" office:value-type="float" office:value="0.498" calcext:value-type="float">
            <text:p>0,498</text:p>
          </table:table-cell>
          <table:table-cell table:style-name="ce96"/>
          <table:table-cell table:style-name="ce81" office:value-type="string" calcext:value-type="string">
            <text:p>661-2659</text:p>
          </table:table-cell>
          <table:table-cell table:style-name="ce81" office:value-type="string" calcext:value-type="string">
            <text:p>LP339DR</text:p>
          </table:table-cell>
          <table:table-cell table:style-name="ce88" office:value-type="float" office:value="0.175" calcext:value-type="float">
            <text:p>0,175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LP339D</text:p>
          </table:table-cell>
          <table:table-cell table:style-name="ce121" office:value-type="float" office:value="0.2439" calcext:value-type="float">
            <text:p>0,244</text:p>
          </table:table-cell>
          <table:table-cell table:style-name="ce96" office:value-type="float" office:value="3" calcext:value-type="float">
            <text:p>3</text:p>
          </table:table-cell>
          <table:table-cell table:style-name="ce128"/>
          <table:table-cell table:style-name="ce96" table:formula="of:=IF([.Y108]&lt;&gt;&quot;&quot;;&quot;&quot;;[.G108])" office:value-type="float" office:value="2" calcext:value-type="float">
            <text:p>2</text:p>
          </table:table-cell>
          <table:table-cell table:style-name="ce140" table:formula="of:=IF([.AB108]=[.J108];&quot;Farnell&quot;; IF([.AB108]=[.M108]; &quot;Digikey&quot;; IF([.AB108]=[.P108]; &quot;Mouser&quot;; IF([.AB108]=[.T108]; &quot;RS&quot;; IF([.AB108]=[.W108]; &quot;TME&quot;)))))" office:value-type="string" office:string-value="RS" calcext:value-type="string">
            <text:p>RS</text:p>
          </table:table-cell>
          <table:table-cell table:style-name="ce147" table:formula="of:=IF([.G108]&lt;&gt;&quot;&quot;;MIN([.J108];[.M108];[.P108];[.T108];[.W108]);&quot;&quot;)" office:value-type="currency" office:currency="EUR" office:value="0.175" calcext:value-type="currency">
            <text:p>0,175 €</text:p>
          </table:table-cell>
          <table:table-cell table:style-name="ce140" office:value-type="float" office:value="3" calcext:value-type="float">
            <text:p>3</text:p>
          </table:table-cell>
          <table:table-cell table:style-name="ce159" table:formula="of:=[.AB108]*[.AC108]" office:value-type="float" office:value="0.525" calcext:value-type="float">
            <text:p>0,525</text:p>
          </table:table-cell>
          <table:table-cell table:number-columns-repeated="994"/>
        </table:table-row>
        <table:table-row table:style-name="ro6">
          <table:table-cell table:style-name="ce3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LM25575MH/NOPB</text:p>
          </table:table-cell>
          <table:table-cell table:style-name="ce27" office:value-type="string" calcext:value-type="string">
            <text:p>HTSSOP-16</text:p>
          </table:table-cell>
          <table:table-cell table:style-name="ce40" office:value-type="string" calcext:value-type="string">
            <text:p>IC16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109]=&quot;Power board&quot;;[.B109]*2;[.B109])" office:value-type="float" office:value="1" calcext:value-type="float">
            <text:p>1</text:p>
          </table:table-cell>
          <table:table-cell table:style-name="ce15" office:value-type="float" office:value="1564783" calcext:value-type="float">
            <text:p>1564783</text:p>
          </table:table-cell>
          <table:table-cell table:style-name="ce27" office:value-type="string" calcext:value-type="string">
            <text:p>LM25575MH/NOPB</text:p>
          </table:table-cell>
          <table:table-cell table:style-name="ce61" office:value-type="float" office:value="4.36" calcext:value-type="float">
            <text:p>4,36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LM25575MHX/NOPB</text:p>
          </table:table-cell>
          <table:table-cell table:style-name="ce87" office:value-type="float" office:value="3.54" calcext:value-type="float">
            <text:p>3,540</text:p>
          </table:table-cell>
          <table:table-cell table:style-name="ce95"/>
          <table:table-cell table:style-name="ce80" office:value-type="string" calcext:value-type="string">
            <text:p>LM25575MHX/NOPB</text:p>
          </table:table-cell>
          <table:table-cell table:style-name="ce87" office:value-type="float" office:value="3.45" calcext:value-type="float">
            <text:p>3,450</text:p>
          </table:table-cell>
          <table:table-cell table:style-name="ce95"/>
          <table:table-cell table:style-name="ce105" office:value-type="string" calcext:value-type="string">
            <text:p>288-774</text:p>
          </table:table-cell>
          <table:table-cell table:style-name="ce105" office:value-type="string" calcext:value-type="string">
            <text:p>LM25575MH/NOPB</text:p>
          </table:table-cell>
          <table:table-cell table:style-name="ce87" office:value-type="float" office:value="4.06" calcext:value-type="float">
            <text:p>4,060</text:p>
          </table:table-cell>
          <table:table-cell table:style-name="ce95" office:value-type="float" office:value="1" calcext:value-type="float">
            <text:p>1</text:p>
          </table:table-cell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109]&lt;&gt;&quot;&quot;;&quot;&quot;;[.G109])" office:value-type="float" office:value="1" calcext:value-type="float">
            <text:p>1</text:p>
          </table:table-cell>
          <table:table-cell table:style-name="ce139" table:formula="of:=IF([.AB109]=[.J109];&quot;Farnell&quot;; IF([.AB109]=[.M109]; &quot;Digikey&quot;; IF([.AB109]=[.P109]; &quot;Mouser&quot;; IF([.AB109]=[.T109]; &quot;RS&quot;; IF([.AB109]=[.W109]; &quot;TME&quot;)))))" office:value-type="string" office:string-value="Mouser" calcext:value-type="string">
            <text:p>Mouser</text:p>
          </table:table-cell>
          <table:table-cell table:style-name="ce146" table:formula="of:=IF([.G109]&lt;&gt;&quot;&quot;;MIN([.J109];[.M109];[.P109];[.T109];[.W109]);&quot;&quot;)" office:value-type="currency" office:currency="EUR" office:value="3.45" calcext:value-type="currency">
            <text:p>3,450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109]*[.AC109]" office:value-type="float" office:value="3.45" calcext:value-type="float">
            <text:p>3,450</text:p>
          </table:table-cell>
          <table:table-cell table:number-columns-repeated="994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MC79L05</text:p>
          </table:table-cell>
          <table:table-cell table:style-name="ce28" office:value-type="string" calcext:value-type="string">
            <text:p>SOIC-8</text:p>
          </table:table-cell>
          <table:table-cell table:style-name="ce28" office:value-type="string" calcext:value-type="string">
            <text:p>IC2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10]=&quot;Power board&quot;;[.B110]*2;[.B110])" office:value-type="float" office:value="2" calcext:value-type="float">
            <text:p>2</text:p>
          </table:table-cell>
          <table:table-cell table:style-name="ce53" office:value-type="float" office:value="2323583" calcext:value-type="float">
            <text:p>2323583</text:p>
          </table:table-cell>
          <table:table-cell table:style-name="ce59" office:value-type="string" calcext:value-type="string">
            <text:p>MC79L05ACD</text:p>
          </table:table-cell>
          <table:table-cell table:style-name="ce62" office:value-type="float" office:value="0.428" calcext:value-type="float">
            <text:p>0,428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MC79L05ACD</text:p>
          </table:table-cell>
          <table:table-cell table:style-name="ce88" office:value-type="float" office:value="0.38" calcext:value-type="float">
            <text:p>0,380</text:p>
          </table:table-cell>
          <table:table-cell table:style-name="ce96"/>
          <table:table-cell table:style-name="ce81" office:value-type="string" calcext:value-type="string">
            <text:p>MC79L05ACD</text:p>
          </table:table-cell>
          <table:table-cell table:style-name="ce88" office:value-type="float" office:value="0.371" calcext:value-type="float">
            <text:p>0,371</text:p>
          </table:table-cell>
          <table:table-cell table:style-name="ce96"/>
          <table:table-cell table:style-name="ce81" office:value-type="string" calcext:value-type="string">
            <text:p>661-6131</text:p>
          </table:table-cell>
          <table:table-cell table:style-name="ce81" office:value-type="string" calcext:value-type="string">
            <text:p>MC79L05ACD</text:p>
          </table:table-cell>
          <table:table-cell table:style-name="ce88" office:value-type="float" office:value="0.308" calcext:value-type="float">
            <text:p>0,308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MC79L05ACD</text:p>
          </table:table-cell>
          <table:table-cell table:style-name="ce121" office:value-type="float" office:value="0.202" calcext:value-type="float">
            <text:p>0,202</text:p>
          </table:table-cell>
          <table:table-cell table:style-name="ce96" office:value-type="float" office:value="3" calcext:value-type="float">
            <text:p>3</text:p>
          </table:table-cell>
          <table:table-cell table:style-name="ce128"/>
          <table:table-cell table:style-name="ce96" table:formula="of:=IF([.Y110]&lt;&gt;&quot;&quot;;&quot;&quot;;[.G110])" office:value-type="float" office:value="2" calcext:value-type="float">
            <text:p>2</text:p>
          </table:table-cell>
          <table:table-cell table:style-name="ce140" table:formula="of:=IF([.AB110]=[.J110];&quot;Farnell&quot;; IF([.AB110]=[.M110]; &quot;Digikey&quot;; IF([.AB110]=[.P110]; &quot;Mouser&quot;; IF([.AB110]=[.T110]; &quot;RS&quot;; IF([.AB110]=[.W110]; &quot;TME&quot;)))))" office:value-type="string" office:string-value="TME" calcext:value-type="string">
            <text:p>TME</text:p>
          </table:table-cell>
          <table:table-cell table:style-name="ce147" table:formula="of:=IF([.G110]&lt;&gt;&quot;&quot;;MIN([.J110];[.M110];[.P110];[.T110];[.W110]);&quot;&quot;)" office:value-type="currency" office:currency="EUR" office:value="0.202" calcext:value-type="currency">
            <text:p>0,202 €</text:p>
          </table:table-cell>
          <table:table-cell table:style-name="ce140" office:value-type="float" office:value="3" calcext:value-type="float">
            <text:p>3</text:p>
          </table:table-cell>
          <table:table-cell table:style-name="ce159" table:formula="of:=[.AB110]*[.AC110]" office:value-type="float" office:value="0.606" calcext:value-type="float">
            <text:p>0,606</text:p>
          </table:table-cell>
          <table:table-cell table:number-columns-repeated="994"/>
        </table:table-row>
        <table:table-row table:style-name="ro3">
          <table:table-cell table:style-name="ce3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TLC5925IDBQR</text:p>
          </table:table-cell>
          <table:table-cell table:style-name="ce27" office:value-type="string" calcext:value-type="string">
            <text:p>SSOP-24</text:p>
          </table:table-cell>
          <table:table-cell table:style-name="ce40" office:value-type="string" calcext:value-type="string">
            <text:p>IC20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111]=&quot;Power board&quot;;[.B111]*2;[.B111])" office:value-type="float" office:value="1" calcext:value-type="float">
            <text:p>1</text:p>
          </table:table-cell>
          <table:table-cell table:style-name="ce15" office:value-type="float" office:value="1694438" calcext:value-type="float">
            <text:p>1694438</text:p>
          </table:table-cell>
          <table:table-cell table:style-name="ce27" office:value-type="string" calcext:value-type="string">
            <text:p>TLC5925IDBQR</text:p>
          </table:table-cell>
          <table:table-cell table:style-name="ce61" office:value-type="float" office:value="1.52" calcext:value-type="float">
            <text:p>1,52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TLC5925IDBQR</text:p>
          </table:table-cell>
          <table:table-cell table:style-name="ce87" office:value-type="float" office:value="1.37" calcext:value-type="float">
            <text:p>1,370</text:p>
          </table:table-cell>
          <table:table-cell table:style-name="ce95"/>
          <table:table-cell table:style-name="ce80" office:value-type="string" calcext:value-type="string">
            <text:p>TLC5925IDBQR</text:p>
          </table:table-cell>
          <table:table-cell table:style-name="ce87" office:value-type="float" office:value="1.33" calcext:value-type="float">
            <text:p>1,330</text:p>
          </table:table-cell>
          <table:table-cell table:style-name="ce95"/>
          <table:table-cell table:style-name="ce105" office:value-type="string" calcext:value-type="string">
            <text:p>812-3984</text:p>
          </table:table-cell>
          <table:table-cell table:style-name="ce105" office:value-type="string" calcext:value-type="string">
            <text:p>TLC5925IDBQR</text:p>
          </table:table-cell>
          <table:table-cell table:style-name="ce87" office:value-type="float" office:value="1.109" calcext:value-type="float">
            <text:p>1,109</text:p>
          </table:table-cell>
          <table:table-cell table:style-name="ce95" office:value-type="float" office:value="10" calcext:value-type="float">
            <text:p>10</text:p>
          </table:table-cell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111]&lt;&gt;&quot;&quot;;&quot;&quot;;[.G111])" office:value-type="float" office:value="1" calcext:value-type="float">
            <text:p>1</text:p>
          </table:table-cell>
          <table:table-cell table:style-name="ce139" table:formula="of:=IF([.AB111]=[.J111];&quot;Farnell&quot;; IF([.AB111]=[.M111]; &quot;Digikey&quot;; IF([.AB111]=[.P111]; &quot;Mouser&quot;; IF([.AB111]=[.T111]; &quot;RS&quot;; IF([.AB111]=[.W111]; &quot;TME&quot;)))))" office:value-type="string" office:string-value="RS" calcext:value-type="string">
            <text:p>RS</text:p>
          </table:table-cell>
          <table:table-cell table:style-name="ce146" table:formula="of:=IF([.G111]&lt;&gt;&quot;&quot;;MIN([.J111];[.M111];[.P111];[.T111];[.W111]);&quot;&quot;)" office:value-type="currency" office:currency="EUR" office:value="1.109" calcext:value-type="currency">
            <text:p>1,109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111]*[.AC111]" office:value-type="float" office:value="1.109" calcext:value-type="float">
            <text:p>1,109</text:p>
          </table:table-cell>
          <table:table-cell table:number-columns-repeated="994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Si8641EC-B-IS1</text:p>
          </table:table-cell>
          <table:table-cell table:style-name="ce28" office:value-type="string" calcext:value-type="string">
            <text:p>SOIC-16</text:p>
          </table:table-cell>
          <table:table-cell table:style-name="ce28" office:value-type="string" calcext:value-type="string">
            <text:p>IC21, IC25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112]=&quot;Power board&quot;;[.B112]*2;[.B112])" office:value-type="float" office:value="2" calcext:value-type="float">
            <text:p>2</text:p>
          </table:table-cell>
          <table:table-cell table:style-name="ce53" office:value-type="string" calcext:value-type="string">
            <text:p>2423294</text:p>
          </table:table-cell>
          <table:table-cell table:style-name="ce59" office:value-type="string" calcext:value-type="string">
            <text:p>Si8641EC-B-IS1</text:p>
          </table:table-cell>
          <table:table-cell table:style-name="ce62" office:value-type="float" office:value="3.21" calcext:value-type="float">
            <text:p>3,21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Si8641EC-B-IS1</text:p>
          </table:table-cell>
          <table:table-cell table:style-name="ce88" office:value-type="float" office:value="2.78" calcext:value-type="float">
            <text:p>2,780</text:p>
          </table:table-cell>
          <table:table-cell table:style-name="ce96"/>
          <table:table-cell table:style-name="ce81" office:value-type="string" calcext:value-type="string">
            <text:p>Si8641EC-B-IS1</text:p>
          </table:table-cell>
          <table:table-cell table:style-name="ce88" office:value-type="float" office:value="2.72" calcext:value-type="float">
            <text:p>2,720</text:p>
          </table:table-cell>
          <table:table-cell table:style-name="ce96"/>
          <table:table-cell table:style-name="ce81" office:value-type="string" calcext:value-type="string">
            <text:p>753-2438</text:p>
          </table:table-cell>
          <table:table-cell table:style-name="ce81" office:value-type="string" calcext:value-type="string">
            <text:p>Out of stock</text:p>
          </table:table-cell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/>
          <table:table-cell table:style-name="ce96" table:formula="of:=IF([.Y112]&lt;&gt;&quot;&quot;;&quot;&quot;;[.G112])" office:value-type="float" office:value="2" calcext:value-type="float">
            <text:p>2</text:p>
          </table:table-cell>
          <table:table-cell table:style-name="ce140" table:formula="of:=IF([.AB112]=[.J112];&quot;Farnell&quot;; IF([.AB112]=[.M112]; &quot;Digikey&quot;; IF([.AB112]=[.P112]; &quot;Mouser&quot;; IF([.AB112]=[.T112]; &quot;RS&quot;; IF([.AB112]=[.W112]; &quot;TME&quot;)))))" office:value-type="string" office:string-value="Mouser" calcext:value-type="string">
            <text:p>Mouser</text:p>
          </table:table-cell>
          <table:table-cell table:style-name="ce147" table:formula="of:=IF([.G112]&lt;&gt;&quot;&quot;;MIN([.J112];[.M112];[.P112];[.T112];[.W112]);&quot;&quot;)" office:value-type="currency" office:currency="EUR" office:value="2.72" calcext:value-type="currency">
            <text:p>2,72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112]*[.AC112]" office:value-type="float" office:value="5.44" calcext:value-type="float">
            <text:p>5,440</text:p>
          </table:table-cell>
          <table:table-cell table:number-columns-repeated="994"/>
        </table:table-row>
        <table:table-row table:style-name="ro3">
          <table:table-cell table:style-name="ce3"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SI8651EC-B-IS1</text:p>
          </table:table-cell>
          <table:table-cell table:style-name="ce27" office:value-type="string" calcext:value-type="string">
            <text:p>SOIC-16</text:p>
          </table:table-cell>
          <table:table-cell table:style-name="ce40" office:value-type="string" calcext:value-type="string">
            <text:p>IC22, IC23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113]=&quot;Power board&quot;;[.B113]*2;[.B113])" office:value-type="float" office:value="2" calcext:value-type="float">
            <text:p>2</text:p>
          </table:table-cell>
          <table:table-cell table:style-name="ce15" office:value-type="float" office:value="2423323" calcext:value-type="float">
            <text:p>2423323</text:p>
          </table:table-cell>
          <table:table-cell table:style-name="ce27" office:value-type="string" calcext:value-type="string">
            <text:p>SI8651EC-B-IS1</text:p>
          </table:table-cell>
          <table:table-cell table:style-name="ce61" office:value-type="float" office:value="3.15" calcext:value-type="float">
            <text:p>3,15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SI8651EC-B-IS1</text:p>
          </table:table-cell>
          <table:table-cell table:style-name="ce87" office:value-type="float" office:value="3.19" calcext:value-type="float">
            <text:p>3,190</text:p>
          </table:table-cell>
          <table:table-cell table:style-name="ce95"/>
          <table:table-cell table:style-name="ce80" office:value-type="string" calcext:value-type="string">
            <text:p>SI8651EC-B-IS1</text:p>
          </table:table-cell>
          <table:table-cell table:style-name="ce87" office:value-type="float" office:value="3.06" calcext:value-type="float">
            <text:p>3,060</text:p>
          </table:table-cell>
          <table:table-cell table:style-name="ce95"/>
          <table:table-cell table:style-name="ce105" office:value-type="string" calcext:value-type="string">
            <text:p>753-2497</text:p>
          </table:table-cell>
          <table:table-cell table:style-name="ce105" office:value-type="string" calcext:value-type="string">
            <text:p>Si8651EC-B-IS1</text:p>
          </table:table-cell>
          <table:table-cell table:style-name="ce87" office:value-type="float" office:value="3.038" calcext:value-type="float">
            <text:p>3,038</text:p>
          </table:table-cell>
          <table:table-cell table:style-name="ce95" office:value-type="float" office:value="1" calcext:value-type="float">
            <text:p>1</text:p>
          </table:table-cell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113]&lt;&gt;&quot;&quot;;&quot;&quot;;[.G113])" office:value-type="float" office:value="2" calcext:value-type="float">
            <text:p>2</text:p>
          </table:table-cell>
          <table:table-cell table:style-name="ce139" table:formula="of:=IF([.AB113]=[.J113];&quot;Farnell&quot;; IF([.AB113]=[.M113]; &quot;Digikey&quot;; IF([.AB113]=[.P113]; &quot;Mouser&quot;; IF([.AB113]=[.T113]; &quot;RS&quot;; IF([.AB113]=[.W113]; &quot;TME&quot;)))))" office:value-type="string" office:string-value="RS" calcext:value-type="string">
            <text:p>RS</text:p>
          </table:table-cell>
          <table:table-cell table:style-name="ce146" table:formula="of:=IF([.G113]&lt;&gt;&quot;&quot;;MIN([.J113];[.M113];[.P113];[.T113];[.W113]);&quot;&quot;)" office:value-type="currency" office:currency="EUR" office:value="3.038" calcext:value-type="currency">
            <text:p>3,038 €</text:p>
          </table:table-cell>
          <table:table-cell table:style-name="ce139" office:value-type="float" office:value="2" calcext:value-type="float">
            <text:p>2</text:p>
          </table:table-cell>
          <table:table-cell table:style-name="ce159" table:formula="of:=[.AB113]*[.AC113]" office:value-type="float" office:value="6.076" calcext:value-type="float">
            <text:p>6,076</text:p>
          </table:table-cell>
          <table:table-cell table:number-columns-repeated="994"/>
        </table:table-row>
        <table:table-row table:style-name="ro6">
          <table:table-cell table:style-name="ce3" office:value-type="float" office:value="55" calcext:value-type="float">
            <text:p>55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LD1117ADT33TR</text:p>
          </table:table-cell>
          <table:table-cell table:style-name="ce28" office:value-type="string" calcext:value-type="string">
            <text:p>TO-252</text:p>
          </table:table-cell>
          <table:table-cell table:style-name="ce28" office:value-type="string" calcext:value-type="string">
            <text:p>IC24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114]=&quot;Power board&quot;;[.B114]*2;[.B114])" office:value-type="float" office:value="1" calcext:value-type="float">
            <text:p>1</text:p>
          </table:table-cell>
          <table:table-cell table:style-name="ce53" office:value-type="float" office:value="1087169" calcext:value-type="float">
            <text:p>1087169</text:p>
          </table:table-cell>
          <table:table-cell table:style-name="ce59" office:value-type="string" calcext:value-type="string">
            <text:p>LD1117DT33</text:p>
          </table:table-cell>
          <table:table-cell table:style-name="ce62" office:value-type="float" office:value="0.358" calcext:value-type="float">
            <text:p>0,358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LD1117ADT33TR</text:p>
          </table:table-cell>
          <table:table-cell table:style-name="ce88" office:value-type="float" office:value="0.59" calcext:value-type="float">
            <text:p>0,590</text:p>
          </table:table-cell>
          <table:table-cell table:style-name="ce96"/>
          <table:table-cell table:style-name="ce81" office:value-type="string" calcext:value-type="string">
            <text:p>LD1117ADT33TR</text:p>
          </table:table-cell>
          <table:table-cell table:style-name="ce88" office:value-type="float" office:value="0.57" calcext:value-type="float">
            <text:p>0,570</text:p>
          </table:table-cell>
          <table:table-cell table:style-name="ce96"/>
          <table:table-cell table:style-name="ce81" office:value-type="string" calcext:value-type="string">
            <text:p>686-9123</text:p>
          </table:table-cell>
          <table:table-cell table:style-name="ce81" office:value-type="string" calcext:value-type="string">
            <text:p>LD1117ADT33TR</text:p>
          </table:table-cell>
          <table:table-cell table:style-name="ce88" office:value-type="float" office:value="0.294" calcext:value-type="float">
            <text:p>0,294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LD1117ADT33</text:p>
          </table:table-cell>
          <table:table-cell table:style-name="ce121" office:value-type="float" office:value="0.315" calcext:value-type="float">
            <text:p>0,315</text:p>
          </table:table-cell>
          <table:table-cell table:style-name="ce96" office:value-type="float" office:value="3" calcext:value-type="float">
            <text:p>3</text:p>
          </table:table-cell>
          <table:table-cell table:style-name="ce128"/>
          <table:table-cell table:style-name="ce96" table:formula="of:=IF([.Y114]&lt;&gt;&quot;&quot;;&quot;&quot;;[.G114])" office:value-type="float" office:value="1" calcext:value-type="float">
            <text:p>1</text:p>
          </table:table-cell>
          <table:table-cell table:style-name="ce140" table:formula="of:=IF([.AB114]=[.J114];&quot;Farnell&quot;; IF([.AB114]=[.M114]; &quot;Digikey&quot;; IF([.AB114]=[.P114]; &quot;Mouser&quot;; IF([.AB114]=[.T114]; &quot;RS&quot;; IF([.AB114]=[.W114]; &quot;TME&quot;)))))" office:value-type="string" office:string-value="RS" calcext:value-type="string">
            <text:p>RS</text:p>
          </table:table-cell>
          <table:table-cell table:style-name="ce147" table:formula="of:=IF([.G114]&lt;&gt;&quot;&quot;;MIN([.J114];[.M114];[.P114];[.T114];[.W114]);&quot;&quot;)" office:value-type="currency" office:currency="EUR" office:value="0.294" calcext:value-type="currency">
            <text:p>0,294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114]*[.AC114]" office:value-type="float" office:value="0.294" calcext:value-type="float">
            <text:p>0,294</text:p>
          </table:table-cell>
          <table:table-cell table:number-columns-repeated="994"/>
        </table:table-row>
        <table:table-row table:style-name="ro6">
          <table:table-cell table:style-name="ce3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PCA21125T/Q900/1,1</text:p>
          </table:table-cell>
          <table:table-cell table:style-name="ce27" office:value-type="string" calcext:value-type="string">
            <text:p>TSSOP-14</text:p>
          </table:table-cell>
          <table:table-cell table:style-name="ce40" office:value-type="string" calcext:value-type="string">
            <text:p>IC26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115]=&quot;Power board&quot;;[.B115]*2;[.B115])" office:value-type="float" office:value="1" calcext:value-type="float">
            <text:p>1</text:p>
          </table:table-cell>
          <table:table-cell table:style-name="ce15" office:value-type="float" office:value="2400445" calcext:value-type="float">
            <text:p>2400445</text:p>
          </table:table-cell>
          <table:table-cell table:style-name="ce27" office:value-type="string" calcext:value-type="string">
            <text:p>PCA21125T/Q900/1,1</text:p>
          </table:table-cell>
          <table:table-cell table:style-name="ce61" office:value-type="float" office:value="1.87" calcext:value-type="float">
            <text:p>1,87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PCA21125T/Q900/1,1</text:p>
          </table:table-cell>
          <table:table-cell table:style-name="ce87" office:value-type="float" office:value="1.61" calcext:value-type="float">
            <text:p>1,610</text:p>
          </table:table-cell>
          <table:table-cell table:style-name="ce95"/>
          <table:table-cell table:style-name="ce80" office:value-type="string" calcext:value-type="string">
            <text:p>PCA21125T/Q900/1,1</text:p>
          </table:table-cell>
          <table:table-cell table:style-name="ce87" office:value-type="float" office:value="1.66" calcext:value-type="float">
            <text:p>1,660</text:p>
          </table:table-cell>
          <table:table-cell table:style-name="ce95"/>
          <table:table-cell table:style-name="ce105" office:value-type="string" calcext:value-type="string">
            <text:p>-</text:p>
          </table:table-cell>
          <table:table-cell table:style-name="ce105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115]&lt;&gt;&quot;&quot;;&quot;&quot;;[.G115])" office:value-type="float" office:value="1" calcext:value-type="float">
            <text:p>1</text:p>
          </table:table-cell>
          <table:table-cell table:style-name="ce139" table:formula="of:=IF([.AB115]=[.J115];&quot;Farnell&quot;; IF([.AB115]=[.M115]; &quot;Digikey&quot;; IF([.AB115]=[.P115]; &quot;Mouser&quot;; IF([.AB115]=[.T115]; &quot;RS&quot;; IF([.AB115]=[.W115]; &quot;TME&quot;)))))" office:value-type="string" office:string-value="Digikey" calcext:value-type="string">
            <text:p>Digikey</text:p>
          </table:table-cell>
          <table:table-cell table:style-name="ce146" table:formula="of:=IF([.G115]&lt;&gt;&quot;&quot;;MIN([.J115];[.M115];[.P115];[.T115];[.W115]);&quot;&quot;)" office:value-type="currency" office:currency="EUR" office:value="1.61" calcext:value-type="currency">
            <text:p>1,610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115]*[.AC115]" office:value-type="float" office:value="1.61" calcext:value-type="float">
            <text:p>1,610</text:p>
          </table:table-cell>
          <table:table-cell table:number-columns-repeated="994"/>
        </table:table-row>
        <table:table-row table:style-name="ro6">
          <table:table-cell table:style-name="ce3" office:value-type="float" office:value="57" calcext:value-type="float">
            <text:p>57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AT25256B</text:p>
          </table:table-cell>
          <table:table-cell table:style-name="ce28" office:value-type="string" calcext:value-type="string">
            <text:p>SOIC-8</text:p>
          </table:table-cell>
          <table:table-cell table:style-name="ce28" office:value-type="string" calcext:value-type="string">
            <text:p>IC27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116]=&quot;Power board&quot;;[.B116]*2;[.B116])" office:value-type="float" office:value="1" calcext:value-type="float">
            <text:p>1</text:p>
          </table:table-cell>
          <table:table-cell table:style-name="ce53" office:value-type="string" calcext:value-type="string">
            <text:p>1841577</text:p>
          </table:table-cell>
          <table:table-cell table:style-name="ce59" office:value-type="string" calcext:value-type="string">
            <text:p>AT25256B-SSHL-B</text:p>
          </table:table-cell>
          <table:table-cell table:style-name="ce62" office:value-type="float" office:value="1.19" calcext:value-type="float">
            <text:p>1,19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AT25256B-SSHL-B</text:p>
          </table:table-cell>
          <table:table-cell table:style-name="ce88" office:value-type="float" office:value="1.3" calcext:value-type="float">
            <text:p>1,300</text:p>
          </table:table-cell>
          <table:table-cell table:style-name="ce96"/>
          <table:table-cell table:style-name="ce81" office:value-type="string" calcext:value-type="string">
            <text:p>AT25256B-SSHL-B</text:p>
          </table:table-cell>
          <table:table-cell table:style-name="ce88" office:value-type="float" office:value="1.29" calcext:value-type="float">
            <text:p>1,290</text:p>
          </table:table-cell>
          <table:table-cell table:style-name="ce96"/>
          <table:table-cell table:style-name="ce81" office:value-type="string" calcext:value-type="string">
            <text:p>738-0079</text:p>
          </table:table-cell>
          <table:table-cell table:style-name="ce81" office:value-type="string" calcext:value-type="string">
            <text:p>AT25256B-SSHL-B</text:p>
          </table:table-cell>
          <table:table-cell table:style-name="ce88" office:value-type="float" office:value="1.267" calcext:value-type="float">
            <text:p>1,267</text:p>
          </table:table-cell>
          <table:table-cell table:style-name="ce96" office:value-type="float" office:value="2" calcext:value-type="float">
            <text:p>2</text:p>
          </table:table-cell>
          <table:table-cell table:style-name="ce118" office:value-type="string" calcext:value-type="string">
            <text:p>25AA256-I/SN</text:p>
          </table:table-cell>
          <table:table-cell table:style-name="ce121" office:value-type="float" office:value="1.29" calcext:value-type="float">
            <text:p>1,290</text:p>
          </table:table-cell>
          <table:table-cell table:style-name="ce96" office:value-type="float" office:value="1.29" calcext:value-type="float">
            <text:p>1</text:p>
          </table:table-cell>
          <table:table-cell table:style-name="ce128"/>
          <table:table-cell table:style-name="ce96" table:formula="of:=IF([.Y116]&lt;&gt;&quot;&quot;;&quot;&quot;;[.G116])" office:value-type="float" office:value="1" calcext:value-type="float">
            <text:p>1</text:p>
          </table:table-cell>
          <table:table-cell table:style-name="ce140" table:formula="of:=IF([.AB116]=[.J116];&quot;Farnell&quot;; IF([.AB116]=[.M116]; &quot;Digikey&quot;; IF([.AB116]=[.P116]; &quot;Mouser&quot;; IF([.AB116]=[.T116]; &quot;RS&quot;; IF([.AB116]=[.W116]; &quot;TME&quot;)))))" office:value-type="string" office:string-value="Farnell" calcext:value-type="string">
            <text:p>Farnell</text:p>
          </table:table-cell>
          <table:table-cell table:style-name="ce147" table:formula="of:=IF([.G116]&lt;&gt;&quot;&quot;;MIN([.J116];[.M116];[.P116];[.T116];[.W116]);&quot;&quot;)" office:value-type="currency" office:currency="EUR" office:value="1.19" calcext:value-type="currency">
            <text:p>1,19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116]*[.AC116]" office:value-type="float" office:value="1.19" calcext:value-type="float">
            <text:p>1,190</text:p>
          </table:table-cell>
          <table:table-cell table:number-columns-repeated="994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W5500</text:p>
          </table:table-cell>
          <table:table-cell table:style-name="ce27" office:value-type="string" calcext:value-type="string">
            <text:p>LQFP-48</text:p>
          </table:table-cell>
          <table:table-cell table:style-name="ce40" office:value-type="string" calcext:value-type="string">
            <text:p>IC28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117]=&quot;Power board&quot;;[.B117]*2;[.B117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 office:value-type="string" calcext:value-type="string">
            <text:p>W5500</text:p>
          </table:table-cell>
          <table:table-cell table:style-name="ce87" office:value-type="float" office:value="3.75" calcext:value-type="float">
            <text:p>3,750</text:p>
          </table:table-cell>
          <table:table-cell table:style-name="ce95"/>
          <table:table-cell table:style-name="ce80" office:value-type="string" calcext:value-type="string">
            <text:p>W5500</text:p>
          </table:table-cell>
          <table:table-cell table:style-name="ce87" office:value-type="float" office:value="2.39" calcext:value-type="float">
            <text:p>2,390</text:p>
          </table:table-cell>
          <table:table-cell table:style-name="ce95"/>
          <table:table-cell table:style-name="ce105" office:value-type="string" calcext:value-type="string">
            <text:p>-</text:p>
          </table:table-cell>
          <table:table-cell table:style-name="ce105"/>
          <table:table-cell table:style-name="ce87"/>
          <table:table-cell table:style-name="ce95"/>
          <table:table-cell table:style-name="ce117" office:value-type="string" calcext:value-type="string">
            <text:p>W5500</text:p>
          </table:table-cell>
          <table:table-cell table:style-name="ce61" office:value-type="float" office:value="2.19" calcext:value-type="float">
            <text:p>2,190</text:p>
          </table:table-cell>
          <table:table-cell table:style-name="ce95" office:value-type="float" office:value="1" calcext:value-type="float">
            <text:p>1</text:p>
          </table:table-cell>
          <table:table-cell/>
          <table:table-cell table:formula="of:=IF([.Y117]&lt;&gt;&quot;&quot;;&quot;&quot;;[.G117])" office:value-type="float" office:value="1" calcext:value-type="float">
            <text:p>1</text:p>
          </table:table-cell>
          <table:table-cell table:style-name="ce139" table:formula="of:=IF([.AB117]=[.J117];&quot;Farnell&quot;; IF([.AB117]=[.M117]; &quot;Digikey&quot;; IF([.AB117]=[.P117]; &quot;Mouser&quot;; IF([.AB117]=[.T117]; &quot;RS&quot;; IF([.AB117]=[.W117]; &quot;TME&quot;)))))" office:value-type="string" office:string-value="TME" calcext:value-type="string">
            <text:p>TME</text:p>
          </table:table-cell>
          <table:table-cell table:style-name="ce146" table:formula="of:=IF([.G117]&lt;&gt;&quot;&quot;;MIN([.J117];[.M117];[.P117];[.T117];[.W117]);&quot;&quot;)" office:value-type="currency" office:currency="EUR" office:value="2.19" calcext:value-type="currency">
            <text:p>2,190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117]*[.AC117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6">
          <table:table-cell table:style-name="ce3" office:value-type="float" office:value="59" calcext:value-type="float">
            <text:p>59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MC78L05</text:p>
          </table:table-cell>
          <table:table-cell table:style-name="ce28" office:value-type="string" calcext:value-type="string">
            <text:p>SOIC-8</text:p>
          </table:table-cell>
          <table:table-cell table:style-name="ce28" office:value-type="string" calcext:value-type="string">
            <text:p>IC3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18]=&quot;Power board&quot;;[.B118]*2;[.B118])" office:value-type="float" office:value="2" calcext:value-type="float">
            <text:p>2</text:p>
          </table:table-cell>
          <table:table-cell table:style-name="ce53" office:value-type="string" calcext:value-type="string">
            <text:p>9593845</text:p>
          </table:table-cell>
          <table:table-cell table:style-name="ce59" office:value-type="string" calcext:value-type="string">
            <text:p>UA78L05ACDR</text:p>
          </table:table-cell>
          <table:table-cell table:style-name="ce62" office:value-type="float" office:value="0.488" calcext:value-type="float">
            <text:p>0,488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MC78L05ACD</text:p>
          </table:table-cell>
          <table:table-cell table:style-name="ce88" office:value-type="float" office:value="0.36" calcext:value-type="float">
            <text:p>0,360</text:p>
          </table:table-cell>
          <table:table-cell table:style-name="ce96"/>
          <table:table-cell table:style-name="ce81" office:value-type="string" calcext:value-type="string">
            <text:p>MC78L05ACD</text:p>
          </table:table-cell>
          <table:table-cell table:style-name="ce88" office:value-type="float" office:value="0.366" calcext:value-type="float">
            <text:p>0,366</text:p>
          </table:table-cell>
          <table:table-cell table:style-name="ce96"/>
          <table:table-cell table:style-name="ce81" office:value-type="string" calcext:value-type="string">
            <text:p>688-9269</text:p>
          </table:table-cell>
          <table:table-cell table:style-name="ce81" office:value-type="string" calcext:value-type="string">
            <text:p>MC78L05ABDR2G</text:p>
          </table:table-cell>
          <table:table-cell table:style-name="ce88" office:value-type="float" office:value="0.245" calcext:value-type="float">
            <text:p>0,245</text:p>
          </table:table-cell>
          <table:table-cell table:style-name="ce96" office:value-type="float" office:value="2" calcext:value-type="float">
            <text:p>2</text:p>
          </table:table-cell>
          <table:table-cell table:style-name="ce118" office:value-type="string" calcext:value-type="string">
            <text:p>MC78L05ABDG</text:p>
          </table:table-cell>
          <table:table-cell table:style-name="ce121" office:value-type="float" office:value="0.165" calcext:value-type="float">
            <text:p>0,165</text:p>
          </table:table-cell>
          <table:table-cell table:style-name="ce96" office:value-type="float" office:value="3" calcext:value-type="float">
            <text:p>3</text:p>
          </table:table-cell>
          <table:table-cell table:style-name="ce128"/>
          <table:table-cell table:style-name="ce96" table:formula="of:=IF([.Y118]&lt;&gt;&quot;&quot;;&quot;&quot;;[.G118])" office:value-type="float" office:value="2" calcext:value-type="float">
            <text:p>2</text:p>
          </table:table-cell>
          <table:table-cell table:style-name="ce140" table:formula="of:=IF([.AB118]=[.J118];&quot;Farnell&quot;; IF([.AB118]=[.M118]; &quot;Digikey&quot;; IF([.AB118]=[.P118]; &quot;Mouser&quot;; IF([.AB118]=[.T118]; &quot;RS&quot;; IF([.AB118]=[.W118]; &quot;TME&quot;)))))" office:value-type="string" office:string-value="TME" calcext:value-type="string">
            <text:p>TME</text:p>
          </table:table-cell>
          <table:table-cell table:style-name="ce147" table:formula="of:=IF([.G118]&lt;&gt;&quot;&quot;;MIN([.J118];[.M118];[.P118];[.T118];[.W118]);&quot;&quot;)" office:value-type="currency" office:currency="EUR" office:value="0.165" calcext:value-type="currency">
            <text:p>0,165 €</text:p>
          </table:table-cell>
          <table:table-cell table:style-name="ce140" office:value-type="float" office:value="3" calcext:value-type="float">
            <text:p>3</text:p>
          </table:table-cell>
          <table:table-cell table:style-name="ce159" table:formula="of:=[.AB118]*[.AC118]" office:value-type="float" office:value="0.495" calcext:value-type="float">
            <text:p>0,495</text:p>
          </table:table-cell>
          <table:table-cell table:number-columns-repeated="994"/>
        </table:table-row>
        <table:table-row table:style-name="ro6">
          <table:table-cell table:style-name="ce3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BC857BS</text:p>
          </table:table-cell>
          <table:table-cell table:style-name="ce27" office:value-type="string" calcext:value-type="string">
            <text:p>SOT-363</text:p>
          </table:table-cell>
          <table:table-cell table:style-name="ce40" office:value-type="string" calcext:value-type="string">
            <text:p>IC29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119]=&quot;Power board&quot;;[.B119]*2;[.B119])" office:value-type="float" office:value="1" calcext:value-type="float">
            <text:p>1</text:p>
          </table:table-cell>
          <table:table-cell table:style-name="ce15" office:value-type="float" office:value="1653608" calcext:value-type="float">
            <text:p>1653608</text:p>
          </table:table-cell>
          <table:table-cell table:style-name="ce27" office:value-type="string" calcext:value-type="string">
            <text:p>BC857BDW1T1G</text:p>
          </table:table-cell>
          <table:table-cell table:style-name="ce61" office:value-type="float" office:value="0.141" calcext:value-type="float">
            <text:p>0,141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BC857BDW1T1G</text:p>
          </table:table-cell>
          <table:table-cell table:style-name="ce87" office:value-type="float" office:value="0.21" calcext:value-type="float">
            <text:p>0,210</text:p>
          </table:table-cell>
          <table:table-cell table:style-name="ce95"/>
          <table:table-cell table:style-name="ce80" office:value-type="string" calcext:value-type="string">
            <text:p>BC857BDW1T1G</text:p>
          </table:table-cell>
          <table:table-cell table:style-name="ce87" office:value-type="float" office:value="0.199" calcext:value-type="float">
            <text:p>0,199</text:p>
          </table:table-cell>
          <table:table-cell table:style-name="ce95"/>
          <table:table-cell table:style-name="ce105" office:value-type="string" calcext:value-type="string">
            <text:p>690-0101</text:p>
          </table:table-cell>
          <table:table-cell table:style-name="ce105" office:value-type="string" calcext:value-type="string">
            <text:p>BC857BDW1T1G</text:p>
          </table:table-cell>
          <table:table-cell table:style-name="ce87" office:value-type="float" office:value="0.022" calcext:value-type="float">
            <text:p>0,022</text:p>
          </table:table-cell>
          <table:table-cell table:style-name="ce95" office:value-type="float" office:value="25" calcext:value-type="float">
            <text:p>25</text:p>
          </table:table-cell>
          <table:table-cell table:style-name="ce117" office:value-type="string" calcext:value-type="string">
            <text:p>BC857BS</text:p>
          </table:table-cell>
          <table:table-cell table:style-name="ce61" office:value-type="float" office:value="0.0268" calcext:value-type="float">
            <text:p>0,027</text:p>
          </table:table-cell>
          <table:table-cell table:style-name="ce95" office:value-type="float" office:value="25" calcext:value-type="float">
            <text:p>25</text:p>
          </table:table-cell>
          <table:table-cell/>
          <table:table-cell table:formula="of:=IF([.Y119]&lt;&gt;&quot;&quot;;&quot;&quot;;[.G119])" office:value-type="float" office:value="1" calcext:value-type="float">
            <text:p>1</text:p>
          </table:table-cell>
          <table:table-cell table:style-name="ce139" table:formula="of:=IF([.AB119]=[.J119];&quot;Farnell&quot;; IF([.AB119]=[.M119]; &quot;Digikey&quot;; IF([.AB119]=[.P119]; &quot;Mouser&quot;; IF([.AB119]=[.T119]; &quot;RS&quot;; IF([.AB119]=[.W119]; &quot;TME&quot;)))))" office:value-type="string" office:string-value="RS" calcext:value-type="string">
            <text:p>RS</text:p>
          </table:table-cell>
          <table:table-cell table:style-name="ce146" table:formula="of:=IF([.G119]&lt;&gt;&quot;&quot;;MIN([.J119];[.M119];[.P119];[.T119];[.W119]);&quot;&quot;)" office:value-type="currency" office:currency="EUR" office:value="0.022" calcext:value-type="currency">
            <text:p>0,022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119]*[.AC119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3">
          <table:table-cell table:style-name="ce3" office:value-type="float" office:value="61" calcext:value-type="float">
            <text:p>61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TLC555</text:p>
          </table:table-cell>
          <table:table-cell table:style-name="ce28" office:value-type="string" calcext:value-type="string">
            <text:p>SOIC-8</text:p>
          </table:table-cell>
          <table:table-cell table:style-name="ce28" office:value-type="string" calcext:value-type="string">
            <text:p>IC30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120]=&quot;Power board&quot;;[.B120]*2;[.B120])" office:value-type="float" office:value="1" calcext:value-type="float">
            <text:p>1</text:p>
          </table:table-cell>
          <table:table-cell table:style-name="ce53" office:value-type="string" calcext:value-type="string">
            <text:p>9589880</text:p>
          </table:table-cell>
          <table:table-cell table:style-name="ce59" office:value-type="string" calcext:value-type="string">
            <text:p>NE555DR</text:p>
          </table:table-cell>
          <table:table-cell table:style-name="ce62" office:value-type="float" office:value="0.3" calcext:value-type="float">
            <text:p>0,30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NE555D</text:p>
          </table:table-cell>
          <table:table-cell table:style-name="ce88" office:value-type="float" office:value="0.35" calcext:value-type="float">
            <text:p>0,350</text:p>
          </table:table-cell>
          <table:table-cell table:style-name="ce96"/>
          <table:table-cell table:style-name="ce81" office:value-type="string" calcext:value-type="string">
            <text:p>NE555D</text:p>
          </table:table-cell>
          <table:table-cell table:style-name="ce88" office:value-type="float" office:value="0.353" calcext:value-type="float">
            <text:p>0,353</text:p>
          </table:table-cell>
          <table:table-cell table:style-name="ce96"/>
          <table:table-cell table:style-name="ce81" office:value-type="string" calcext:value-type="string">
            <text:p>662-4006</text:p>
          </table:table-cell>
          <table:table-cell table:style-name="ce81" office:value-type="string" calcext:value-type="string">
            <text:p>TLC555CDR</text:p>
          </table:table-cell>
          <table:table-cell table:style-name="ce88" office:value-type="float" office:value="0.218" calcext:value-type="float">
            <text:p>0,218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TLC555CDR</text:p>
          </table:table-cell>
          <table:table-cell table:style-name="ce121" office:value-type="float" office:value="0.384" calcext:value-type="float">
            <text:p>0,384</text:p>
          </table:table-cell>
          <table:table-cell table:style-name="ce96" office:value-type="float" office:value="3" calcext:value-type="float">
            <text:p>3</text:p>
          </table:table-cell>
          <table:table-cell table:style-name="ce128"/>
          <table:table-cell table:style-name="ce96" table:formula="of:=IF([.Y120]&lt;&gt;&quot;&quot;;&quot;&quot;;[.G120])" office:value-type="float" office:value="1" calcext:value-type="float">
            <text:p>1</text:p>
          </table:table-cell>
          <table:table-cell table:style-name="ce140" table:formula="of:=IF([.AB120]=[.J120];&quot;Farnell&quot;; IF([.AB120]=[.M120]; &quot;Digikey&quot;; IF([.AB120]=[.P120]; &quot;Mouser&quot;; IF([.AB120]=[.T120]; &quot;RS&quot;; IF([.AB120]=[.W120]; &quot;TME&quot;)))))" office:value-type="string" office:string-value="RS" calcext:value-type="string">
            <text:p>RS</text:p>
          </table:table-cell>
          <table:table-cell table:style-name="ce147" table:formula="of:=IF([.G120]&lt;&gt;&quot;&quot;;MIN([.J120];[.M120];[.P120];[.T120];[.W120]);&quot;&quot;)" office:value-type="currency" office:currency="EUR" office:value="0.218" calcext:value-type="currency">
            <text:p>0,218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120]*[.AC120]" office:value-type="float" office:value="0.218" calcext:value-type="float">
            <text:p>0,218</text:p>
          </table:table-cell>
          <table:table-cell table:number-columns-repeated="994"/>
        </table:table-row>
        <table:table-row table:style-name="ro6">
          <table:table-cell table:style-name="ce3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N74LVC08APWR</text:p>
          </table:table-cell>
          <table:table-cell table:style-name="ce27" office:value-type="string" calcext:value-type="string">
            <text:p>SSOP-8</text:p>
          </table:table-cell>
          <table:table-cell table:style-name="ce40" office:value-type="string" calcext:value-type="string">
            <text:p>IC31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121]=&quot;Power board&quot;;[.B121]*2;[.B121])" office:value-type="float" office:value="1" calcext:value-type="float">
            <text:p>1</text:p>
          </table:table-cell>
          <table:table-cell table:style-name="ce15" office:value-type="string" calcext:value-type="string">
            <text:p>1102978</text:p>
          </table:table-cell>
          <table:table-cell table:style-name="ce27" office:value-type="string" calcext:value-type="string">
            <text:p>SN74LVC08APWR</text:p>
          </table:table-cell>
          <table:table-cell table:style-name="ce61" office:value-type="float" office:value="0.236" calcext:value-type="float">
            <text:p>0,236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296-1221-1-ND</text:p>
          </table:table-cell>
          <table:table-cell table:style-name="ce87" office:value-type="float" office:value="0.35" calcext:value-type="float">
            <text:p>0,350</text:p>
          </table:table-cell>
          <table:table-cell table:style-name="ce95" office:value-type="float" office:value="1" calcext:value-type="float">
            <text:p>1</text:p>
          </table:table-cell>
          <table:table-cell table:style-name="ce80" office:value-type="string" calcext:value-type="string">
            <text:p>595-SN74LVC08APWR</text:p>
          </table:table-cell>
          <table:table-cell table:style-name="ce87" office:value-type="float" office:value="0.335" calcext:value-type="float">
            <text:p>0,335</text:p>
          </table:table-cell>
          <table:table-cell table:style-name="ce95" office:value-type="float" office:value="1" calcext:value-type="float">
            <text:p>1</text:p>
          </table:table-cell>
          <table:table-cell table:style-name="ce105" office:value-type="string" calcext:value-type="string">
            <text:p>662-8588</text:p>
          </table:table-cell>
          <table:table-cell table:style-name="ce105" office:value-type="string" calcext:value-type="string">
            <text:p>SN74LVC08APWR</text:p>
          </table:table-cell>
          <table:table-cell table:style-name="ce87" office:value-type="float" office:value="0.24" calcext:value-type="float">
            <text:p>0,240</text:p>
          </table:table-cell>
          <table:table-cell table:style-name="ce95" office:value-type="float" office:value="10" calcext:value-type="float">
            <text:p>10</text:p>
          </table:table-cell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121]&lt;&gt;&quot;&quot;;&quot;&quot;;[.G121])" office:value-type="float" office:value="1" calcext:value-type="float">
            <text:p>1</text:p>
          </table:table-cell>
          <table:table-cell table:style-name="ce139" table:formula="of:=IF([.AB121]=[.J121];&quot;Farnell&quot;; IF([.AB121]=[.M121]; &quot;Digikey&quot;; IF([.AB121]=[.P121]; &quot;Mouser&quot;; IF([.AB121]=[.T121]; &quot;RS&quot;; IF([.AB121]=[.W121]; &quot;TME&quot;)))))" office:value-type="string" office:string-value="Farnell" calcext:value-type="string">
            <text:p>Farnell</text:p>
          </table:table-cell>
          <table:table-cell table:style-name="ce146" table:formula="of:=IF([.G121]&lt;&gt;&quot;&quot;;MIN([.J121];[.M121];[.P121];[.T121];[.W121]);&quot;&quot;)" office:value-type="currency" office:currency="EUR" office:value="0.236" calcext:value-type="currency">
            <text:p>0,236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121]*[.AC121]" office:value-type="float" office:value="0.236" calcext:value-type="float">
            <text:p>0,236</text:p>
          </table:table-cell>
          <table:table-cell table:number-columns-repeated="994"/>
        </table:table-row>
        <table:table-row table:style-name="ro3">
          <table:table-cell table:style-name="ce3" office:value-type="float" office:value="63" calcext:value-type="float">
            <text:p>63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TPS3705-33D</text:p>
          </table:table-cell>
          <table:table-cell table:style-name="ce28" office:value-type="string" calcext:value-type="string">
            <text:p>SOIC-8</text:p>
          </table:table-cell>
          <table:table-cell table:style-name="ce28" office:value-type="string" calcext:value-type="string">
            <text:p>IC32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122]=&quot;Power board&quot;;[.B122]*2;[.B122])" office:value-type="float" office:value="1" calcext:value-type="float">
            <text:p>1</text:p>
          </table:table-cell>
          <table:table-cell table:style-name="ce53" office:value-type="string" calcext:value-type="string">
            <text:p>2296066</text:p>
          </table:table-cell>
          <table:table-cell table:style-name="ce59" office:value-type="string" calcext:value-type="string">
            <text:p>TPS3705-33D</text:p>
          </table:table-cell>
          <table:table-cell table:style-name="ce62" office:value-type="float" office:value="1.33" calcext:value-type="float">
            <text:p>1,33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TPS3705-33DR</text:p>
          </table:table-cell>
          <table:table-cell table:style-name="ce88" office:value-type="float" office:value="1.58" calcext:value-type="float">
            <text:p>1,580</text:p>
          </table:table-cell>
          <table:table-cell table:style-name="ce96"/>
          <table:table-cell table:style-name="ce81" office:value-type="string" calcext:value-type="string">
            <text:p>TPS3705-33D</text:p>
          </table:table-cell>
          <table:table-cell table:style-name="ce88" office:value-type="float" office:value="1.84" calcext:value-type="float">
            <text:p>1,840</text:p>
          </table:table-cell>
          <table:table-cell table:style-name="ce96"/>
          <table:table-cell table:style-name="ce81" office:value-type="string" calcext:value-type="string">
            <text:p>662-3331</text:p>
          </table:table-cell>
          <table:table-cell table:style-name="ce81" office:value-type="string" calcext:value-type="string">
            <text:p>TPS3705-33D</text:p>
          </table:table-cell>
          <table:table-cell table:style-name="ce88" office:value-type="float" office:value="0.528" calcext:value-type="float">
            <text:p>0,528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/>
          <table:table-cell table:style-name="ce96" table:formula="of:=IF([.Y122]&lt;&gt;&quot;&quot;;&quot;&quot;;[.G122])" office:value-type="float" office:value="1" calcext:value-type="float">
            <text:p>1</text:p>
          </table:table-cell>
          <table:table-cell table:style-name="ce140" table:formula="of:=IF([.AB122]=[.J122];&quot;Farnell&quot;; IF([.AB122]=[.M122]; &quot;Digikey&quot;; IF([.AB122]=[.P122]; &quot;Mouser&quot;; IF([.AB122]=[.T122]; &quot;RS&quot;; IF([.AB122]=[.W122]; &quot;TME&quot;)))))" office:value-type="string" office:string-value="RS" calcext:value-type="string">
            <text:p>RS</text:p>
          </table:table-cell>
          <table:table-cell table:style-name="ce147" table:formula="of:=IF([.G122]&lt;&gt;&quot;&quot;;MIN([.J122];[.M122];[.P122];[.T122];[.W122]);&quot;&quot;)" office:value-type="currency" office:currency="EUR" office:value="0.528" calcext:value-type="currency">
            <text:p>0,528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122]*[.AC122]" office:value-type="float" office:value="0.528" calcext:value-type="float">
            <text:p>0,528</text:p>
          </table:table-cell>
          <table:table-cell table:number-columns-repeated="994"/>
        </table:table-row>
        <table:table-row table:style-name="ro6">
          <table:table-cell table:style-name="ce3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N74LV1T34DBVR</text:p>
          </table:table-cell>
          <table:table-cell table:style-name="ce27" office:value-type="string" calcext:value-type="string">
            <text:p>SOT-23</text:p>
          </table:table-cell>
          <table:table-cell table:style-name="ce40" office:value-type="string" calcext:value-type="string">
            <text:p>IC33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123]=&quot;Power board&quot;;[.B123]*2;[.B123])" office:value-type="float" office:value="1" calcext:value-type="float">
            <text:p>1</text:p>
          </table:table-cell>
          <table:table-cell table:style-name="ce15" office:value-type="float" office:value="2499914" calcext:value-type="float">
            <text:p>2499914</text:p>
          </table:table-cell>
          <table:table-cell table:style-name="ce27" office:value-type="string" calcext:value-type="string">
            <text:p>SN74LV1T34DBVR</text:p>
          </table:table-cell>
          <table:table-cell table:style-name="ce61" office:value-type="float" office:value="0.457" calcext:value-type="float">
            <text:p>0,457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SN74LV1T34DBVR</text:p>
          </table:table-cell>
          <table:table-cell table:style-name="ce87" office:value-type="float" office:value="0.41" calcext:value-type="float">
            <text:p>0,410</text:p>
          </table:table-cell>
          <table:table-cell table:style-name="ce95"/>
          <table:table-cell table:style-name="ce80" office:value-type="string" calcext:value-type="string">
            <text:p>SN74LV1T34DBVR</text:p>
          </table:table-cell>
          <table:table-cell table:style-name="ce87" office:value-type="float" office:value="0.398" calcext:value-type="float">
            <text:p>0,398</text:p>
          </table:table-cell>
          <table:table-cell table:style-name="ce95"/>
          <table:table-cell table:style-name="ce105" office:value-type="string" calcext:value-type="string">
            <text:p>-</text:p>
          </table:table-cell>
          <table:table-cell table:style-name="ce105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123]&lt;&gt;&quot;&quot;;&quot;&quot;;[.G123])" office:value-type="float" office:value="1" calcext:value-type="float">
            <text:p>1</text:p>
          </table:table-cell>
          <table:table-cell table:style-name="ce139" table:formula="of:=IF([.AB123]=[.J123];&quot;Farnell&quot;; IF([.AB123]=[.M123]; &quot;Digikey&quot;; IF([.AB123]=[.P123]; &quot;Mouser&quot;; IF([.AB123]=[.T123]; &quot;RS&quot;; IF([.AB123]=[.W123]; &quot;TME&quot;)))))" office:value-type="string" office:string-value="Mouser" calcext:value-type="string">
            <text:p>Mouser</text:p>
          </table:table-cell>
          <table:table-cell table:style-name="ce146" table:formula="of:=IF([.G123]&lt;&gt;&quot;&quot;;MIN([.J123];[.M123];[.P123];[.T123];[.W123]);&quot;&quot;)" office:value-type="currency" office:currency="EUR" office:value="0.398" calcext:value-type="currency">
            <text:p>0,398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123]*[.AC123]" office:value-type="float" office:value="0.398" calcext:value-type="float">
            <text:p>0,398</text:p>
          </table:table-cell>
          <table:table-cell table:number-columns-repeated="994"/>
        </table:table-row>
        <table:table-row table:style-name="ro6">
          <table:table-cell table:style-name="ce3" office:value-type="float" office:value="65" calcext:value-type="float">
            <text:p>65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N74LVC2G02DCTR</text:p>
          </table:table-cell>
          <table:table-cell table:style-name="ce28" office:value-type="string" calcext:value-type="string">
            <text:p>SSOP-8</text:p>
          </table:table-cell>
          <table:table-cell table:style-name="ce28" office:value-type="string" calcext:value-type="string">
            <text:p>IC34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124]=&quot;Power board&quot;;[.B124]*2;[.B124])" office:value-type="float" office:value="1" calcext:value-type="float">
            <text:p>1</text:p>
          </table:table-cell>
          <table:table-cell table:style-name="ce53" office:value-type="string" calcext:value-type="string">
            <text:p>1236358</text:p>
          </table:table-cell>
          <table:table-cell table:style-name="ce59" office:value-type="string" calcext:value-type="string">
            <text:p>SN74LVC2G02DCTR</text:p>
          </table:table-cell>
          <table:table-cell table:style-name="ce62" office:value-type="float" office:value="0.452" calcext:value-type="float">
            <text:p>0,452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SN74LVC2G02DCTR</text:p>
          </table:table-cell>
          <table:table-cell table:style-name="ce88" office:value-type="float" office:value="0.59" calcext:value-type="float">
            <text:p>0,590</text:p>
          </table:table-cell>
          <table:table-cell table:style-name="ce96"/>
          <table:table-cell table:style-name="ce81" office:value-type="string" calcext:value-type="string">
            <text:p>SN74LVC2G02DCTR</text:p>
          </table:table-cell>
          <table:table-cell table:style-name="ce88" office:value-type="float" office:value="0.57" calcext:value-type="float">
            <text:p>0,570</text:p>
          </table:table-cell>
          <table:table-cell table:style-name="ce96"/>
          <table:table-cell table:style-name="ce81" office:value-type="string" calcext:value-type="string">
            <text:p>-</text:p>
          </table:table-cell>
          <table:table-cell table:style-name="ce81"/>
          <table:table-cell table:style-name="ce88"/>
          <table:table-cell table:style-name="ce96"/>
          <table:table-cell table:style-name="ce118" office:value-type="string" calcext:value-type="string">
            <text:p>SN74LVC2G02DCTR</text:p>
          </table:table-cell>
          <table:table-cell table:style-name="ce121" office:value-type="float" office:value="0.252" calcext:value-type="float">
            <text:p>0,252</text:p>
          </table:table-cell>
          <table:table-cell table:style-name="ce96" office:value-type="float" office:value="5" calcext:value-type="float">
            <text:p>5</text:p>
          </table:table-cell>
          <table:table-cell table:style-name="ce128"/>
          <table:table-cell table:style-name="ce96" table:formula="of:=IF([.Y124]&lt;&gt;&quot;&quot;;&quot;&quot;;[.G124])" office:value-type="float" office:value="1" calcext:value-type="float">
            <text:p>1</text:p>
          </table:table-cell>
          <table:table-cell table:style-name="ce140" table:formula="of:=IF([.AB124]=[.J124];&quot;Farnell&quot;; IF([.AB124]=[.M124]; &quot;Digikey&quot;; IF([.AB124]=[.P124]; &quot;Mouser&quot;; IF([.AB124]=[.T124]; &quot;RS&quot;; IF([.AB124]=[.W124]; &quot;TME&quot;)))))" office:value-type="string" office:string-value="TME" calcext:value-type="string">
            <text:p>TME</text:p>
          </table:table-cell>
          <table:table-cell table:style-name="ce147" table:formula="of:=IF([.G124]&lt;&gt;&quot;&quot;;MIN([.J124];[.M124];[.P124];[.T124];[.W124]);&quot;&quot;)" office:value-type="currency" office:currency="EUR" office:value="0.252" calcext:value-type="currency">
            <text:p>0,252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124]*[.AC124]" office:value-type="float" office:value="0.252" calcext:value-type="float">
            <text:p>0,252</text:p>
          </table:table-cell>
          <table:table-cell table:number-columns-repeated="994"/>
        </table:table-row>
        <table:table-row table:style-name="ro6">
          <table:table-cell table:style-name="ce3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LM5574MTX/NOPB</text:p>
          </table:table-cell>
          <table:table-cell table:style-name="ce27" office:value-type="string" calcext:value-type="string">
            <text:p>TSSOP-16</text:p>
          </table:table-cell>
          <table:table-cell table:style-name="ce40" office:value-type="string" calcext:value-type="string">
            <text:p>IC4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25]=&quot;Power board&quot;;[.B125]*2;[.B125])" office:value-type="float" office:value="2" calcext:value-type="float">
            <text:p>2</text:p>
          </table:table-cell>
          <table:table-cell table:style-name="ce15" office:value-type="float" office:value="2323534" calcext:value-type="float">
            <text:p>2323534</text:p>
          </table:table-cell>
          <table:table-cell table:style-name="ce27" office:value-type="string" calcext:value-type="string">
            <text:p>LM5574MTX/NOPB</text:p>
          </table:table-cell>
          <table:table-cell table:style-name="ce61" office:value-type="float" office:value="3.93" calcext:value-type="float">
            <text:p>3,93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LM5574MTX/NOPB</text:p>
          </table:table-cell>
          <table:table-cell table:style-name="ce87" office:value-type="float" office:value="3.43" calcext:value-type="float">
            <text:p>3,430</text:p>
          </table:table-cell>
          <table:table-cell table:style-name="ce95"/>
          <table:table-cell table:style-name="ce80" office:value-type="string" calcext:value-type="string">
            <text:p>LM5574MTX/NOPB</text:p>
          </table:table-cell>
          <table:table-cell table:style-name="ce87" office:value-type="float" office:value="3.34" calcext:value-type="float">
            <text:p>3,340</text:p>
          </table:table-cell>
          <table:table-cell table:style-name="ce95"/>
          <table:table-cell table:style-name="ce105" office:value-type="string" calcext:value-type="string">
            <text:p>288-960</text:p>
          </table:table-cell>
          <table:table-cell table:style-name="ce105" office:value-type="string" calcext:value-type="string">
            <text:p>LM5574MT/NOPB</text:p>
          </table:table-cell>
          <table:table-cell table:style-name="ce87" office:value-type="float" office:value="3.948" calcext:value-type="float">
            <text:p>3,948</text:p>
          </table:table-cell>
          <table:table-cell table:style-name="ce95" office:value-type="float" office:value="1" calcext:value-type="float">
            <text:p>1</text:p>
          </table:table-cell>
          <table:table-cell table:style-name="ce117" office:value-type="string" calcext:value-type="string">
            <text:p>LM5574MT</text:p>
          </table:table-cell>
          <table:table-cell table:style-name="ce61" office:value-type="float" office:value="4.15" calcext:value-type="float">
            <text:p>4,150</text:p>
          </table:table-cell>
          <table:table-cell table:style-name="ce95" office:value-type="float" office:value="1" calcext:value-type="float">
            <text:p>1</text:p>
          </table:table-cell>
          <table:table-cell/>
          <table:table-cell table:formula="of:=IF([.Y125]&lt;&gt;&quot;&quot;;&quot;&quot;;[.G125])" office:value-type="float" office:value="2" calcext:value-type="float">
            <text:p>2</text:p>
          </table:table-cell>
          <table:table-cell table:style-name="ce139" table:formula="of:=IF([.AB125]=[.J125];&quot;Farnell&quot;; IF([.AB125]=[.M125]; &quot;Digikey&quot;; IF([.AB125]=[.P125]; &quot;Mouser&quot;; IF([.AB125]=[.T125]; &quot;RS&quot;; IF([.AB125]=[.W125]; &quot;TME&quot;)))))" office:value-type="string" office:string-value="Mouser" calcext:value-type="string">
            <text:p>Mouser</text:p>
          </table:table-cell>
          <table:table-cell table:style-name="ce146" table:formula="of:=IF([.G125]&lt;&gt;&quot;&quot;;MIN([.J125];[.M125];[.P125];[.T125];[.W125]);&quot;&quot;)" office:value-type="currency" office:currency="EUR" office:value="3.34" calcext:value-type="currency">
            <text:p>3,340 €</text:p>
          </table:table-cell>
          <table:table-cell table:style-name="ce139" office:value-type="float" office:value="2" calcext:value-type="float">
            <text:p>2</text:p>
          </table:table-cell>
          <table:table-cell table:style-name="ce159" table:formula="of:=[.AB125]*[.AC125]" office:value-type="float" office:value="6.68" calcext:value-type="float">
            <text:p>6,680</text:p>
          </table:table-cell>
          <table:table-cell table:number-columns-repeated="994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LP2951D</text:p>
          </table:table-cell>
          <table:table-cell table:style-name="ce28" office:value-type="string" calcext:value-type="string">
            <text:p>SOIC-8</text:p>
          </table:table-cell>
          <table:table-cell table:style-name="ce28" office:value-type="string" calcext:value-type="string">
            <text:p>IC5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26]=&quot;Power board&quot;;[.B126]*2;[.B126])" office:value-type="float" office:value="2" calcext:value-type="float">
            <text:p>2</text:p>
          </table:table-cell>
          <table:table-cell table:style-name="ce53" office:value-type="float" office:value="1755066" calcext:value-type="float">
            <text:p>1755066</text:p>
          </table:table-cell>
          <table:table-cell table:style-name="ce59" office:value-type="string" calcext:value-type="string">
            <text:p>LP2951D</text:p>
          </table:table-cell>
          <table:table-cell table:style-name="ce62" office:value-type="float" office:value="0.573" calcext:value-type="float">
            <text:p>0,573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LP2951DR</text:p>
          </table:table-cell>
          <table:table-cell table:style-name="ce88" office:value-type="float" office:value="0.52" calcext:value-type="float">
            <text:p>0,520</text:p>
          </table:table-cell>
          <table:table-cell table:style-name="ce96"/>
          <table:table-cell table:style-name="ce81" office:value-type="string" calcext:value-type="string">
            <text:p>LP2951DR</text:p>
          </table:table-cell>
          <table:table-cell table:style-name="ce88" office:value-type="float" office:value="0.498" calcext:value-type="float">
            <text:p>0,498</text:p>
          </table:table-cell>
          <table:table-cell table:style-name="ce96"/>
          <table:table-cell table:style-name="ce81" office:value-type="string" calcext:value-type="string">
            <text:p>796-8095</text:p>
          </table:table-cell>
          <table:table-cell table:style-name="ce81" office:value-type="string" calcext:value-type="string">
            <text:p>LP2951D</text:p>
          </table:table-cell>
          <table:table-cell table:style-name="ce88" office:value-type="float" office:value="0.613" calcext:value-type="float">
            <text:p>0,613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LP2951CM/NOPB</text:p>
          </table:table-cell>
          <table:table-cell table:style-name="ce121" office:value-type="float" office:value="0.495" calcext:value-type="float">
            <text:p>0,495</text:p>
          </table:table-cell>
          <table:table-cell table:style-name="ce96" office:value-type="float" office:value="1" calcext:value-type="float">
            <text:p>1</text:p>
          </table:table-cell>
          <table:table-cell table:style-name="ce128"/>
          <table:table-cell table:style-name="ce96" table:formula="of:=IF([.Y126]&lt;&gt;&quot;&quot;;&quot;&quot;;[.G126])" office:value-type="float" office:value="2" calcext:value-type="float">
            <text:p>2</text:p>
          </table:table-cell>
          <table:table-cell table:style-name="ce140" table:formula="of:=IF([.AB126]=[.J126];&quot;Farnell&quot;; IF([.AB126]=[.M126]; &quot;Digikey&quot;; IF([.AB126]=[.P126]; &quot;Mouser&quot;; IF([.AB126]=[.T126]; &quot;RS&quot;; IF([.AB126]=[.W126]; &quot;TME&quot;)))))" office:value-type="string" office:string-value="TME" calcext:value-type="string">
            <text:p>TME</text:p>
          </table:table-cell>
          <table:table-cell table:style-name="ce147" table:formula="of:=IF([.G126]&lt;&gt;&quot;&quot;;MIN([.J126];[.M126];[.P126];[.T126];[.W126]);&quot;&quot;)" office:value-type="currency" office:currency="EUR" office:value="0.495" calcext:value-type="currency">
            <text:p>0,495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126]*[.AC126]" office:value-type="float" office:value="0.99" calcext:value-type="float">
            <text:p>0,990</text:p>
          </table:table-cell>
          <table:table-cell table:number-columns-repeated="994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TL072CD</text:p>
          </table:table-cell>
          <table:table-cell table:style-name="ce27" office:value-type="string" calcext:value-type="string">
            <text:p>SOIC-8</text:p>
          </table:table-cell>
          <table:table-cell table:style-name="ce40" office:value-type="string" calcext:value-type="string">
            <text:p>IC6, IC7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27]=&quot;Power board&quot;;[.B127]*2;[.B127])" office:value-type="float" office:value="4" calcext:value-type="float">
            <text:p>4</text:p>
          </table:table-cell>
          <table:table-cell table:style-name="ce15" office:value-type="float" office:value="1467663" calcext:value-type="float">
            <text:p>1467663</text:p>
          </table:table-cell>
          <table:table-cell table:style-name="ce27" office:value-type="string" calcext:value-type="string">
            <text:p>TL072CDT</text:p>
          </table:table-cell>
          <table:table-cell table:style-name="ce61" office:value-type="float" office:value="0.252" calcext:value-type="float">
            <text:p>0,252</text:p>
          </table:table-cell>
          <table:table-cell table:style-name="ce68" office:value-type="float" office:value="5" calcext:value-type="float">
            <text:p>5</text:p>
          </table:table-cell>
          <table:table-cell table:style-name="ce80" office:value-type="string" calcext:value-type="string">
            <text:p>TL072CDT</text:p>
          </table:table-cell>
          <table:table-cell table:style-name="ce87" office:value-type="float" office:value="0.43" calcext:value-type="float">
            <text:p>0,430</text:p>
          </table:table-cell>
          <table:table-cell table:style-name="ce95"/>
          <table:table-cell table:style-name="ce80" office:value-type="string" calcext:value-type="string">
            <text:p>TL072CDT</text:p>
          </table:table-cell>
          <table:table-cell table:style-name="ce87" office:value-type="float" office:value="0.416" calcext:value-type="float">
            <text:p>0,416</text:p>
          </table:table-cell>
          <table:table-cell table:style-name="ce95"/>
          <table:table-cell table:style-name="ce105" office:value-type="string" calcext:value-type="string">
            <text:p>857-907P</text:p>
          </table:table-cell>
          <table:table-cell table:style-name="ce105" office:value-type="string" calcext:value-type="string">
            <text:p>TL072CD</text:p>
          </table:table-cell>
          <table:table-cell table:style-name="ce87" office:value-type="float" office:value="0.252" calcext:value-type="float">
            <text:p>0,252</text:p>
          </table:table-cell>
          <table:table-cell table:style-name="ce95" office:value-type="float" office:value="1" calcext:value-type="float">
            <text:p>1</text:p>
          </table:table-cell>
          <table:table-cell table:style-name="ce117" office:value-type="string" calcext:value-type="string">
            <text:p>TL072CD</text:p>
          </table:table-cell>
          <table:table-cell table:style-name="ce61" office:value-type="float" office:value="0.1635" calcext:value-type="float">
            <text:p>0,164</text:p>
          </table:table-cell>
          <table:table-cell table:style-name="ce95" office:value-type="float" office:value="3" calcext:value-type="float">
            <text:p>3</text:p>
          </table:table-cell>
          <table:table-cell/>
          <table:table-cell table:formula="of:=IF([.Y127]&lt;&gt;&quot;&quot;;&quot;&quot;;[.G127])" office:value-type="float" office:value="4" calcext:value-type="float">
            <text:p>4</text:p>
          </table:table-cell>
          <table:table-cell table:style-name="ce139" table:formula="of:=IF([.AB127]=[.J127];&quot;Farnell&quot;; IF([.AB127]=[.M127]; &quot;Digikey&quot;; IF([.AB127]=[.P127]; &quot;Mouser&quot;; IF([.AB127]=[.T127]; &quot;RS&quot;; IF([.AB127]=[.W127]; &quot;TME&quot;)))))" office:value-type="string" office:string-value="TME" calcext:value-type="string">
            <text:p>TME</text:p>
          </table:table-cell>
          <table:table-cell table:style-name="ce146" table:formula="of:=IF([.G127]&lt;&gt;&quot;&quot;;MIN([.J127];[.M127];[.P127];[.T127];[.W127]);&quot;&quot;)" office:value-type="currency" office:currency="EUR" office:value="0.1635" calcext:value-type="currency">
            <text:p>0,164 €</text:p>
          </table:table-cell>
          <table:table-cell table:style-name="ce139" office:value-type="float" office:value="6" calcext:value-type="float">
            <text:p>6</text:p>
          </table:table-cell>
          <table:table-cell table:style-name="ce159" table:formula="of:=[.AB127]*[.AC127]" office:value-type="float" office:value="0.981" calcext:value-type="float">
            <text:p>0,981</text:p>
          </table:table-cell>
          <table:table-cell table:number-columns-repeated="994"/>
        </table:table-row>
        <table:table-row table:style-name="ro3">
          <table:table-cell table:style-name="ce3" office:value-type="float" office:value="69" calcext:value-type="float">
            <text:p>69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OP27GSZ</text:p>
          </table:table-cell>
          <table:table-cell table:style-name="ce28" office:value-type="string" calcext:value-type="string">
            <text:p>SOIC-8</text:p>
          </table:table-cell>
          <table:table-cell table:style-name="ce28" office:value-type="string" calcext:value-type="string">
            <text:p>IC8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28]=&quot;Power board&quot;;[.B128]*2;[.B128])" office:value-type="float" office:value="2" calcext:value-type="float">
            <text:p>2</text:p>
          </table:table-cell>
          <table:table-cell table:style-name="ce53" office:value-type="string" calcext:value-type="string">
            <text:p>9426124</text:p>
          </table:table-cell>
          <table:table-cell table:style-name="ce59" office:value-type="string" calcext:value-type="string">
            <text:p>OP27GSZ</text:p>
          </table:table-cell>
          <table:table-cell table:style-name="ce62" office:value-type="float" office:value="2.81" calcext:value-type="float">
            <text:p>2,81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OP27GSZ</text:p>
          </table:table-cell>
          <table:table-cell table:style-name="ce88" office:value-type="float" office:value="3.14" calcext:value-type="float">
            <text:p>3,140</text:p>
          </table:table-cell>
          <table:table-cell table:style-name="ce96"/>
          <table:table-cell table:style-name="ce81" office:value-type="string" calcext:value-type="string">
            <text:p>OP27GSZ</text:p>
          </table:table-cell>
          <table:table-cell table:style-name="ce88" office:value-type="float" office:value="3.08" calcext:value-type="float">
            <text:p>3,080</text:p>
          </table:table-cell>
          <table:table-cell table:style-name="ce96"/>
          <table:table-cell table:style-name="ce81" office:value-type="string" calcext:value-type="string">
            <text:p>522-8304</text:p>
          </table:table-cell>
          <table:table-cell table:style-name="ce81" office:value-type="string" calcext:value-type="string">
            <text:p>OP27GSZ</text:p>
          </table:table-cell>
          <table:table-cell table:style-name="ce88" office:value-type="float" office:value="3.024" calcext:value-type="float">
            <text:p>3,024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OP27GSZ</text:p>
          </table:table-cell>
          <table:table-cell table:style-name="ce121" office:value-type="float" office:value="1.55" calcext:value-type="float">
            <text:p>1,550</text:p>
          </table:table-cell>
          <table:table-cell table:style-name="ce96" office:value-type="float" office:value="1" calcext:value-type="float">
            <text:p>1</text:p>
          </table:table-cell>
          <table:table-cell table:style-name="ce128"/>
          <table:table-cell table:style-name="ce96" table:formula="of:=IF([.Y128]&lt;&gt;&quot;&quot;;&quot;&quot;;[.G128])" office:value-type="float" office:value="2" calcext:value-type="float">
            <text:p>2</text:p>
          </table:table-cell>
          <table:table-cell table:style-name="ce140" table:formula="of:=IF([.AB128]=[.J128];&quot;Farnell&quot;; IF([.AB128]=[.M128]; &quot;Digikey&quot;; IF([.AB128]=[.P128]; &quot;Mouser&quot;; IF([.AB128]=[.T128]; &quot;RS&quot;; IF([.AB128]=[.W128]; &quot;TME&quot;)))))" office:value-type="string" office:string-value="TME" calcext:value-type="string">
            <text:p>TME</text:p>
          </table:table-cell>
          <table:table-cell table:style-name="ce147" table:formula="of:=IF([.G128]&lt;&gt;&quot;&quot;;MIN([.J128];[.M128];[.P128];[.T128];[.W128]);&quot;&quot;)" office:value-type="currency" office:currency="EUR" office:value="1.55" calcext:value-type="currency">
            <text:p>1,55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128]*[.AC128]" office:value-type="float" office:value="3.1" calcext:value-type="float">
            <text:p>3,100</text:p>
          </table:table-cell>
          <table:table-cell table:number-columns-repeated="994"/>
        </table:table-row>
        <table:table-row table:style-name="ro6">
          <table:table-cell table:style-name="ce3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MCP23S08-E/SO</text:p>
          </table:table-cell>
          <table:table-cell table:style-name="ce27" office:value-type="string" calcext:value-type="string">
            <text:p>SOIC-18</text:p>
          </table:table-cell>
          <table:table-cell table:style-name="ce40" office:value-type="string" calcext:value-type="string">
            <text:p>IC9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29]=&quot;Power board&quot;;[.B129]*2;[.B129])" office:value-type="float" office:value="2" calcext:value-type="float">
            <text:p>2</text:p>
          </table:table-cell>
          <table:table-cell table:style-name="ce15" office:value-type="float" office:value="1332092" calcext:value-type="float">
            <text:p>1332092</text:p>
          </table:table-cell>
          <table:table-cell table:style-name="ce27" office:value-type="string" calcext:value-type="string">
            <text:p>MCP23S08-E/SO</text:p>
          </table:table-cell>
          <table:table-cell table:style-name="ce61" office:value-type="float" office:value="1.03" calcext:value-type="float">
            <text:p>1,03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MCP23S08-E/SO</text:p>
          </table:table-cell>
          <table:table-cell table:style-name="ce87" office:value-type="float" office:value="0.96" calcext:value-type="float">
            <text:p>0,960</text:p>
          </table:table-cell>
          <table:table-cell table:style-name="ce95"/>
          <table:table-cell table:style-name="ce80" office:value-type="string" calcext:value-type="string">
            <text:p>MCP23S08-E/SO</text:p>
          </table:table-cell>
          <table:table-cell table:style-name="ce87" office:value-type="float" office:value="1.03" calcext:value-type="float">
            <text:p>1,030</text:p>
          </table:table-cell>
          <table:table-cell table:style-name="ce95"/>
          <table:table-cell table:style-name="ce105" office:value-type="string" calcext:value-type="string">
            <text:p>403-812</text:p>
          </table:table-cell>
          <table:table-cell table:style-name="ce105" office:value-type="string" calcext:value-type="string">
            <text:p>MCP23S08-E/SO</text:p>
          </table:table-cell>
          <table:table-cell table:style-name="ce87" office:value-type="float" office:value="1.249" calcext:value-type="float">
            <text:p>1,249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MCP23S08-E/SO</text:p>
          </table:table-cell>
          <table:table-cell table:style-name="ce61" office:value-type="float" office:value="1.06" calcext:value-type="float">
            <text:p>1,060</text:p>
          </table:table-cell>
          <table:table-cell table:style-name="ce95" office:value-type="float" office:value="1" calcext:value-type="float">
            <text:p>1</text:p>
          </table:table-cell>
          <table:table-cell/>
          <table:table-cell table:formula="of:=IF([.Y129]&lt;&gt;&quot;&quot;;&quot;&quot;;[.G129])" office:value-type="float" office:value="2" calcext:value-type="float">
            <text:p>2</text:p>
          </table:table-cell>
          <table:table-cell table:style-name="ce139" table:formula="of:=IF([.AB129]=[.J129];&quot;Farnell&quot;; IF([.AB129]=[.M129]; &quot;Digikey&quot;; IF([.AB129]=[.P129]; &quot;Mouser&quot;; IF([.AB129]=[.T129]; &quot;RS&quot;; IF([.AB129]=[.W129]; &quot;TME&quot;)))))" office:value-type="string" office:string-value="Digikey" calcext:value-type="string">
            <text:p>Digikey</text:p>
          </table:table-cell>
          <table:table-cell table:style-name="ce146" table:formula="of:=IF([.G129]&lt;&gt;&quot;&quot;;MIN([.J129];[.M129];[.P129];[.T129];[.W129]);&quot;&quot;)" office:value-type="currency" office:currency="EUR" office:value="0.96" calcext:value-type="currency">
            <text:p>0,960 €</text:p>
          </table:table-cell>
          <table:table-cell table:style-name="ce139" office:value-type="float" office:value="2" calcext:value-type="float">
            <text:p>2</text:p>
          </table:table-cell>
          <table:table-cell table:style-name="ce159" table:formula="of:=[.AB129]*[.AC129]" office:value-type="float" office:value="1.92" calcext:value-type="float">
            <text:p>1,920</text:p>
          </table:table-cell>
          <table:table-cell table:style-name="ce171" table:number-columns-repeated="987"/>
          <table:table-cell table:number-columns-repeated="7"/>
        </table:table-row>
        <table:table-row table:style-name="ro6">
          <table:table-cell table:style-name="ce3" office:value-type="float" office:value="71" calcext:value-type="float">
            <text:p>71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-726388-2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J6</text:p>
          </table:table-cell>
          <table:table-cell table:style-name="ce42" office:value-type="string" calcext:value-type="string">
            <text:p>Arduino board</text:p>
          </table:table-cell>
          <table:table-cell table:style-name="ce46" table:formula="of:=IF([.F130]=&quot;Power board&quot;;[.B130]*2;[.B130])" office:value-type="float" office:value="1" calcext:value-type="float">
            <text:p>1</text:p>
          </table:table-cell>
          <table:table-cell table:style-name="ce53" office:value-type="string" calcext:value-type="string">
            <text:p>2308760</text:p>
          </table:table-cell>
          <table:table-cell table:style-name="ce59" office:value-type="string" calcext:value-type="string">
            <text:p>1-726388-2</text:p>
          </table:table-cell>
          <table:table-cell table:style-name="ce62" office:value-type="float" office:value="0.0847" calcext:value-type="float">
            <text:p>0,085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A121493-ND</text:p>
          </table:table-cell>
          <table:table-cell table:style-name="ce88" office:value-type="float" office:value="0.21" calcext:value-type="float">
            <text:p>0,210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571-1-726388-2</text:p>
          </table:table-cell>
          <table:table-cell table:style-name="ce88" office:value-type="float" office:value="0.235" calcext:value-type="float">
            <text:p>0,235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680-5772</text:p>
          </table:table-cell>
          <table:table-cell table:style-name="ce81" office:value-type="string" calcext:value-type="string">
            <text:p>1-726388-2</text:p>
          </table:table-cell>
          <table:table-cell table:style-name="ce88" office:value-type="float" office:value="0.06" calcext:value-type="float">
            <text:p>0,060</text:p>
          </table:table-cell>
          <table:table-cell table:style-name="ce96" office:value-type="float" office:value="100" calcext:value-type="float">
            <text:p>100</text:p>
          </table:table-cell>
          <table:table-cell table:style-name="ce118" office:value-type="string" calcext:value-type="string">
            <text:p>1-726388-2</text:p>
          </table:table-cell>
          <table:table-cell table:style-name="ce121" office:value-type="float" office:value="0.0822" calcext:value-type="float">
            <text:p>0,082</text:p>
          </table:table-cell>
          <table:table-cell table:style-name="ce96" office:value-type="float" office:value="10" calcext:value-type="float">
            <text:p>10</text:p>
          </table:table-cell>
          <table:table-cell table:style-name="ce128" office:value-type="float" office:value="1" calcext:value-type="float">
            <text:p>1</text:p>
          </table:table-cell>
          <table:table-cell table:style-name="ce96" table:formula="of:=IF([.Y130]&lt;&gt;&quot;&quot;;&quot;&quot;;[.G130])">
            <text:p/>
          </table:table-cell>
          <table:table-cell table:style-name="ce140" table:formula="of:=IF([.AB130]=[.J130];&quot;Farnell&quot;; IF([.AB130]=[.M130]; &quot;Digikey&quot;; IF([.AB130]=[.P130]; &quot;Mouser&quot;; IF([.AB130]=[.T130]; &quot;RS&quot;; IF([.AB130]=[.W130]; &quot;TME&quot;)))))" office:value-type="string" office:string-value="RS" calcext:value-type="string">
            <text:p>RS</text:p>
          </table:table-cell>
          <table:table-cell table:style-name="ce147" table:formula="of:=IF([.G130]&lt;&gt;&quot;&quot;;MIN([.J130];[.M130];[.P130];[.T130];[.W130]);&quot;&quot;)" office:value-type="currency" office:currency="EUR" office:value="0.06" calcext:value-type="currency">
            <text:p>0,06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130]*[.AC130]" office:value-type="float" office:value="0.12" calcext:value-type="float">
            <text:p>0,120</text:p>
          </table:table-cell>
          <table:table-cell table:style-name="ce171" table:number-columns-repeated="987"/>
          <table:table-cell table:number-columns-repeated="7"/>
        </table:table-row>
        <table:table-row table:style-name="ro3">
          <table:table-cell table:style-name="ce3"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RT424005</text:p>
          </table:table-cell>
          <table:table-cell table:style-name="ce27" office:value-type="string" calcext:value-type="string">
            <text:p>THT</text:p>
          </table:table-cell>
          <table:table-cell table:style-name="ce40" office:value-type="string" calcext:value-type="string">
            <text:p>K_PAR, K_SER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131]=&quot;Power board&quot;;[.B131]*2;[.B131])" office:value-type="float" office:value="2" calcext:value-type="float">
            <text:p>2</text:p>
          </table:table-cell>
          <table:table-cell table:style-name="ce15" office:value-type="float" office:value="9950168" calcext:value-type="float">
            <text:p>9950168</text:p>
          </table:table-cell>
          <table:table-cell table:style-name="ce27" office:value-type="string" calcext:value-type="string">
            <text:p>G2RL-2 5DC</text:p>
          </table:table-cell>
          <table:table-cell table:style-name="ce61" office:value-type="float" office:value="3.94" calcext:value-type="float">
            <text:p>3,94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RTE24005</text:p>
          </table:table-cell>
          <table:table-cell table:style-name="ce87" office:value-type="float" office:value="2.92" calcext:value-type="float">
            <text:p>2,920</text:p>
          </table:table-cell>
          <table:table-cell table:style-name="ce95"/>
          <table:table-cell table:style-name="ce80" office:value-type="string" calcext:value-type="string">
            <text:p>RTE24005</text:p>
          </table:table-cell>
          <table:table-cell table:style-name="ce87" office:value-type="float" office:value="2.85" calcext:value-type="float">
            <text:p>2,850</text:p>
          </table:table-cell>
          <table:table-cell table:style-name="ce95"/>
          <table:table-cell table:style-name="ce105" office:value-type="string" calcext:value-type="string">
            <text:p>198-6898</text:p>
          </table:table-cell>
          <table:table-cell table:style-name="ce105" office:value-type="string" calcext:value-type="string">
            <text:p>RTE24005</text:p>
          </table:table-cell>
          <table:table-cell table:style-name="ce87" office:value-type="float" office:value="4.676" calcext:value-type="float">
            <text:p>4,676</text:p>
          </table:table-cell>
          <table:table-cell table:style-name="ce95" office:value-type="float" office:value="1" calcext:value-type="float">
            <text:p>1</text:p>
          </table:table-cell>
          <table:table-cell table:style-name="ce117" office:value-type="string" calcext:value-type="string">
            <text:p>RT424005</text:p>
          </table:table-cell>
          <table:table-cell table:style-name="ce61" office:value-type="float" office:value="1.26" calcext:value-type="float">
            <text:p>1,260</text:p>
          </table:table-cell>
          <table:table-cell table:style-name="ce9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Y131]&lt;&gt;&quot;&quot;;&quot;&quot;;[.G131])">
            <text:p/>
          </table:table-cell>
          <table:table-cell table:style-name="ce139" table:formula="of:=IF([.AB131]=[.J131];&quot;Farnell&quot;; IF([.AB131]=[.M131]; &quot;Digikey&quot;; IF([.AB131]=[.P131]; &quot;Mouser&quot;; IF([.AB131]=[.T131]; &quot;RS&quot;; IF([.AB131]=[.W131]; &quot;TME&quot;)))))" office:value-type="string" office:string-value="TME" calcext:value-type="string">
            <text:p>TME</text:p>
          </table:table-cell>
          <table:table-cell table:style-name="ce146" table:formula="of:=IF([.G131]&lt;&gt;&quot;&quot;;MIN([.J131];[.M131];[.P131];[.T131];[.W131]);&quot;&quot;)" office:value-type="currency" office:currency="EUR" office:value="1.26" calcext:value-type="currency">
            <text:p>1,260 €</text:p>
          </table:table-cell>
          <table:table-cell table:style-name="ce139" office:value-type="float" office:value="2" calcext:value-type="float">
            <text:p>2</text:p>
          </table:table-cell>
          <table:table-cell table:style-name="ce159" table:formula="of:=[.AB131]*[.AC131]" office:value-type="float" office:value="2.52" calcext:value-type="float">
            <text:p>2,520</text:p>
          </table:table-cell>
          <table:table-cell table:number-columns-repeated="994"/>
        </table:table-row>
        <table:table-row table:style-name="ro3">
          <table:table-cell table:style-name="ce3" office:value-type="float" office:value="73" calcext:value-type="float">
            <text:p>73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G6K-2F-5DC</text:p>
          </table:table-cell>
          <table:table-cell table:style-name="ce28" office:value-type="string" calcext:value-type="string">
            <text:p>SMD, relay</text:p>
          </table:table-cell>
          <table:table-cell table:style-name="ce28" office:value-type="string" calcext:value-type="string">
            <text:p>K_S1, K_S2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132]=&quot;Power board&quot;;[.B132]*2;[.B132])" office:value-type="float" office:value="2" calcext:value-type="float">
            <text:p>2</text:p>
          </table:table-cell>
          <table:table-cell table:style-name="ce53" office:value-type="float" office:value="4446185" calcext:value-type="float">
            <text:p>4446185</text:p>
          </table:table-cell>
          <table:table-cell table:style-name="ce59" office:value-type="string" calcext:value-type="string">
            <text:p>G6K-2F 5DC</text:p>
          </table:table-cell>
          <table:table-cell table:style-name="ce62" office:value-type="float" office:value="5.87" calcext:value-type="float">
            <text:p>5,87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G6K-2F DC5</text:p>
          </table:table-cell>
          <table:table-cell table:style-name="ce88" office:value-type="float" office:value="3.86" calcext:value-type="float">
            <text:p>3,860</text:p>
          </table:table-cell>
          <table:table-cell table:style-name="ce96"/>
          <table:table-cell table:style-name="ce81" office:value-type="string" calcext:value-type="string">
            <text:p>G6K-2F-5DC</text:p>
          </table:table-cell>
          <table:table-cell table:style-name="ce88" office:value-type="float" office:value="4" calcext:value-type="float">
            <text:p>4,000</text:p>
          </table:table-cell>
          <table:table-cell table:style-name="ce96"/>
          <table:table-cell table:style-name="ce81" office:value-type="string" calcext:value-type="string">
            <text:p>683-9633</text:p>
          </table:table-cell>
          <table:table-cell table:style-name="ce81" office:value-type="string" calcext:value-type="string">
            <text:p>G6K2F5DC</text:p>
          </table:table-cell>
          <table:table-cell table:style-name="ce88" office:value-type="float" office:value="4.928" calcext:value-type="float">
            <text:p>4,928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G6K-2F-5DC</text:p>
          </table:table-cell>
          <table:table-cell table:style-name="ce121" office:value-type="float" office:value="2.49" calcext:value-type="float">
            <text:p>2,490</text:p>
          </table:table-cell>
          <table:table-cell table:style-name="ce96" office:value-type="float" office:value="1" calcext:value-type="float">
            <text:p>1</text:p>
          </table:table-cell>
          <table:table-cell table:style-name="ce128"/>
          <table:table-cell table:style-name="ce96" table:formula="of:=IF([.Y132]&lt;&gt;&quot;&quot;;&quot;&quot;;[.G132])" office:value-type="float" office:value="2" calcext:value-type="float">
            <text:p>2</text:p>
          </table:table-cell>
          <table:table-cell table:style-name="ce140" table:formula="of:=IF([.AB132]=[.J132];&quot;Farnell&quot;; IF([.AB132]=[.M132]; &quot;Digikey&quot;; IF([.AB132]=[.P132]; &quot;Mouser&quot;; IF([.AB132]=[.T132]; &quot;RS&quot;; IF([.AB132]=[.W132]; &quot;TME&quot;)))))" office:value-type="string" office:string-value="TME" calcext:value-type="string">
            <text:p>TME</text:p>
          </table:table-cell>
          <table:table-cell table:style-name="ce147" table:formula="of:=IF([.G132]&lt;&gt;&quot;&quot;;MIN([.J132];[.M132];[.P132];[.T132];[.W132]);&quot;&quot;)" office:value-type="currency" office:currency="EUR" office:value="2.49" calcext:value-type="currency">
            <text:p>2,49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132]*[.AC132]" office:value-type="float" office:value="4.98" calcext:value-type="float">
            <text:p>4,980</text:p>
          </table:table-cell>
          <table:table-cell table:number-columns-repeated="994"/>
        </table:table-row>
        <table:table-row table:style-name="ro6">
          <table:table-cell table:style-name="ce3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K 145/37,5</text:p>
          </table:table-cell>
          <table:table-cell table:style-name="ce27" office:value-type="string" calcext:value-type="string">
            <text:p>THT Heatsink</text:p>
          </table:table-cell>
          <table:table-cell table:style-name="ce40" office:value-type="string" calcext:value-type="string">
            <text:p>KK1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133]=&quot;Power board&quot;;[.B133]*2;[.B133])" office:value-type="float" office:value="1" calcext:value-type="float">
            <text:p>1</text:p>
          </table:table-cell>
          <table:table-cell table:style-name="ce15" office:value-type="float" office:value="4621414" calcext:value-type="float">
            <text:p>4621414</text:p>
          </table:table-cell>
          <table:table-cell table:style-name="ce27" office:value-type="string" calcext:value-type="string">
            <text:p>SK 145/37,5 STS-220</text:p>
          </table:table-cell>
          <table:table-cell table:style-name="ce61" office:value-type="float" office:value="3.53" calcext:value-type="float">
            <text:p>3,53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-</text:p>
          </table:table-cell>
          <table:table-cell table:style-name="ce87"/>
          <table:table-cell table:style-name="ce95"/>
          <table:table-cell table:style-name="ce80" office:value-type="string" calcext:value-type="string">
            <text:p>-</text:p>
          </table:table-cell>
          <table:table-cell table:style-name="ce87"/>
          <table:table-cell table:style-name="ce95"/>
          <table:table-cell table:style-name="ce105" office:value-type="string" calcext:value-type="string">
            <text:p>-</text:p>
          </table:table-cell>
          <table:table-cell table:style-name="ce105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 office:value-type="float" office:value="1" calcext:value-type="float">
            <text:p>1</text:p>
          </table:table-cell>
          <table:table-cell table:formula="of:=IF([.Y133]&lt;&gt;&quot;&quot;;&quot;&quot;;[.G133])">
            <text:p/>
          </table:table-cell>
          <table:table-cell table:style-name="ce139" table:formula="of:=IF([.AB133]=[.J133];&quot;Farnell&quot;; IF([.AB133]=[.M133]; &quot;Digikey&quot;; IF([.AB133]=[.P133]; &quot;Mouser&quot;; IF([.AB133]=[.T133]; &quot;RS&quot;; IF([.AB133]=[.W133]; &quot;TME&quot;)))))" office:value-type="string" office:string-value="Farnell" calcext:value-type="string">
            <text:p>Farnell</text:p>
          </table:table-cell>
          <table:table-cell table:style-name="ce146" table:formula="of:=IF([.G133]&lt;&gt;&quot;&quot;;MIN([.J133];[.M133];[.P133];[.T133];[.W133]);&quot;&quot;)" office:value-type="currency" office:currency="EUR" office:value="3.53" calcext:value-type="currency">
            <text:p>3,530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133]*[.AC133]" office:value-type="float" office:value="3.53" calcext:value-type="float">
            <text:p>3,530</text:p>
          </table:table-cell>
          <table:table-cell table:style-name="ce171" table:number-columns-repeated="987"/>
          <table:table-cell table:number-columns-repeated="7"/>
        </table:table-row>
        <table:table-row table:style-name="ro11">
          <table:table-cell table:style-name="ce3" office:value-type="float" office:value="75" calcext:value-type="float">
            <text:p>75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RN114-4/02</text:p>
          </table:table-cell>
          <table:table-cell table:style-name="ce28" office:value-type="string" calcext:value-type="string">
            <text:p>THT, <text:span text:style-name="T3">solder on bottom layer!</text:span></text:p>
          </table:table-cell>
          <table:table-cell table:style-name="ce28" office:value-type="string" calcext:value-type="string">
            <text:p>L1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34]=&quot;Power board&quot;;[.B134]*2;[.B134])" office:value-type="float" office:value="2" calcext:value-type="float">
            <text:p>2</text:p>
          </table:table-cell>
          <table:table-cell table:style-name="ce53" office:value-type="string" calcext:value-type="string">
            <text:p>1191484</text:p>
          </table:table-cell>
          <table:table-cell table:style-name="ce59" office:value-type="string" calcext:value-type="string">
            <text:p>RN114-4-02</text:p>
          </table:table-cell>
          <table:table-cell table:style-name="ce62" office:value-type="float" office:value="3.72" calcext:value-type="float">
            <text:p>3,72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RN114-4/02</text:p>
          </table:table-cell>
          <table:table-cell table:style-name="ce88" office:value-type="float" office:value="2.87" calcext:value-type="float">
            <text:p>2,870</text:p>
          </table:table-cell>
          <table:table-cell table:style-name="ce96"/>
          <table:table-cell table:style-name="ce81" office:value-type="string" calcext:value-type="string">
            <text:p>RN114-4/02</text:p>
          </table:table-cell>
          <table:table-cell table:style-name="ce88" office:value-type="float" office:value="2.6" calcext:value-type="float">
            <text:p>2,600</text:p>
          </table:table-cell>
          <table:table-cell table:style-name="ce96"/>
          <table:table-cell table:style-name="ce81" office:value-type="string" calcext:value-type="string">
            <text:p>525-3697</text:p>
          </table:table-cell>
          <table:table-cell table:style-name="ce81" office:value-type="string" calcext:value-type="string">
            <text:p>RN114-4-02</text:p>
          </table:table-cell>
          <table:table-cell table:style-name="ce88" office:value-type="float" office:value="2.912" calcext:value-type="float">
            <text:p>2,912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CAF-3.1-1.2</text:p>
          </table:table-cell>
          <table:table-cell table:style-name="ce121" office:value-type="float" office:value="1.82" calcext:value-type="float">
            <text:p>1,820</text:p>
          </table:table-cell>
          <table:table-cell table:style-name="ce96" office:value-type="float" office:value="1" calcext:value-type="float">
            <text:p>1</text:p>
          </table:table-cell>
          <table:table-cell table:style-name="ce128" office:value-type="float" office:value="2" calcext:value-type="float">
            <text:p>2</text:p>
          </table:table-cell>
          <table:table-cell table:style-name="ce96" table:formula="of:=IF([.Y134]&lt;&gt;&quot;&quot;;&quot;&quot;;[.G134])">
            <text:p/>
          </table:table-cell>
          <table:table-cell table:style-name="ce140" table:formula="of:=IF([.AB134]=[.J134];&quot;Farnell&quot;; IF([.AB134]=[.M134]; &quot;Digikey&quot;; IF([.AB134]=[.P134]; &quot;Mouser&quot;; IF([.AB134]=[.T134]; &quot;RS&quot;; IF([.AB134]=[.W134]; &quot;TME&quot;)))))" office:value-type="string" office:string-value="TME" calcext:value-type="string">
            <text:p>TME</text:p>
          </table:table-cell>
          <table:table-cell table:style-name="ce147" table:formula="of:=IF([.G134]&lt;&gt;&quot;&quot;;MIN([.J134];[.M134];[.P134];[.T134];[.W134]);&quot;&quot;)" office:value-type="currency" office:currency="EUR" office:value="1.82" calcext:value-type="currency">
            <text:p>1,82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134]*[.AC134]" office:value-type="float" office:value="3.64" calcext:value-type="float">
            <text:p>3,640</text:p>
          </table:table-cell>
          <table:table-cell table:number-columns-repeated="994"/>
        </table:table-row>
        <table:table-row table:style-name="ro6">
          <table:table-cell table:style-name="ce3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70uH</text:p>
          </table:table-cell>
          <table:table-cell table:style-name="ce27" office:value-type="string" calcext:value-type="string">
            <text:p>SMD; 7.3mm x 7.3mm</text:p>
          </table:table-cell>
          <table:table-cell table:style-name="ce40" office:value-type="string" calcext:value-type="string">
            <text:p>L10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135]=&quot;Power board&quot;;[.B135]*2;[.B135])" office:value-type="float" office:value="1" calcext:value-type="float">
            <text:p>1</text:p>
          </table:table-cell>
          <table:table-cell table:style-name="ce15" office:value-type="float" office:value="2455059" calcext:value-type="float">
            <text:p>2455059</text:p>
          </table:table-cell>
          <table:table-cell table:style-name="ce27" office:value-type="string" calcext:value-type="string">
            <text:p>SRR0745A-471M</text:p>
          </table:table-cell>
          <table:table-cell table:style-name="ce61" office:value-type="float" office:value="0.918" calcext:value-type="float">
            <text:p>0,918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SRR0745A-471M</text:p>
          </table:table-cell>
          <table:table-cell table:style-name="ce87" office:value-type="float" office:value="0.77" calcext:value-type="float">
            <text:p>0,770</text:p>
          </table:table-cell>
          <table:table-cell table:style-name="ce95"/>
          <table:table-cell table:style-name="ce80" office:value-type="string" calcext:value-type="string">
            <text:p>SRR0745A-471M</text:p>
          </table:table-cell>
          <table:table-cell table:style-name="ce87" office:value-type="float" office:value="0.814" calcext:value-type="float">
            <text:p>0,814</text:p>
          </table:table-cell>
          <table:table-cell table:style-name="ce95"/>
          <table:table-cell table:style-name="ce105" office:value-type="string" calcext:value-type="string">
            <text:p>770-1182</text:p>
          </table:table-cell>
          <table:table-cell table:style-name="ce105" office:value-type="string" calcext:value-type="string">
            <text:p>DR74-471-R</text:p>
          </table:table-cell>
          <table:table-cell table:style-name="ce87" office:value-type="float" office:value="0.977" calcext:value-type="float">
            <text:p>0,977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DE0704-470</text:p>
          </table:table-cell>
          <table:table-cell table:style-name="ce61" office:value-type="float" office:value="0.2537" calcext:value-type="float">
            <text:p>0,254</text:p>
          </table:table-cell>
          <table:table-cell table:style-name="ce95" office:value-type="float" office:value="5" calcext:value-type="float">
            <text:p>5</text:p>
          </table:table-cell>
          <table:table-cell/>
          <table:table-cell table:formula="of:=IF([.Y135]&lt;&gt;&quot;&quot;;&quot;&quot;;[.G135])" office:value-type="float" office:value="1" calcext:value-type="float">
            <text:p>1</text:p>
          </table:table-cell>
          <table:table-cell table:style-name="ce139" table:formula="of:=IF([.AB135]=[.J135];&quot;Farnell&quot;; IF([.AB135]=[.M135]; &quot;Digikey&quot;; IF([.AB135]=[.P135]; &quot;Mouser&quot;; IF([.AB135]=[.T135]; &quot;RS&quot;; IF([.AB135]=[.W135]; &quot;TME&quot;)))))" office:value-type="string" office:string-value="TME" calcext:value-type="string">
            <text:p>TME</text:p>
          </table:table-cell>
          <table:table-cell table:style-name="ce146" table:formula="of:=IF([.G135]&lt;&gt;&quot;&quot;;MIN([.J135];[.M135];[.P135];[.T135];[.W135]);&quot;&quot;)" office:value-type="currency" office:currency="EUR" office:value="0.2537" calcext:value-type="currency">
            <text:p>0,254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135]*[.AC135]" office:value-type="float" office:value="0.2537" calcext:value-type="float">
            <text:p>0,254</text:p>
          </table:table-cell>
          <table:table-cell table:number-columns-repeated="994"/>
        </table:table-row>
        <table:table-row table:style-name="ro6">
          <table:table-cell table:style-name="ce3" office:value-type="float" office:value="77" calcext:value-type="float">
            <text:p>77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33uH - 7443551331</text:p>
          </table:table-cell>
          <table:table-cell table:style-name="ce28" office:value-type="string" calcext:value-type="string">
            <text:p>SMD; 13.2mm x 12.8mm</text:p>
          </table:table-cell>
          <table:table-cell table:style-name="ce28" office:value-type="string" calcext:value-type="string">
            <text:p>L2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36]=&quot;Power board&quot;;[.B136]*2;[.B136])" office:value-type="float" office:value="2" calcext:value-type="float">
            <text:p>2</text:p>
          </table:table-cell>
          <table:table-cell table:style-name="ce53" office:value-type="float" office:value="2211631" calcext:value-type="float">
            <text:p>2211631</text:p>
          </table:table-cell>
          <table:table-cell table:style-name="ce59" office:value-type="string" calcext:value-type="string">
            <text:p>Würth - 7443551331</text:p>
          </table:table-cell>
          <table:table-cell table:style-name="ce62" office:value-type="float" office:value="3.07" calcext:value-type="float">
            <text:p>3,07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float" office:value="7443551331" calcext:value-type="float">
            <text:p>7443551331</text:p>
          </table:table-cell>
          <table:table-cell table:style-name="ce88" office:value-type="float" office:value="3.38" calcext:value-type="float">
            <text:p>3,380</text:p>
          </table:table-cell>
          <table:table-cell table:style-name="ce96"/>
          <table:table-cell table:style-name="ce81" office:value-type="float" office:value="7443551331" calcext:value-type="float">
            <text:p>7443551331</text:p>
          </table:table-cell>
          <table:table-cell table:style-name="ce88" office:value-type="float" office:value="2.97" calcext:value-type="float">
            <text:p>2,970</text:p>
          </table:table-cell>
          <table:table-cell table:style-name="ce96"/>
          <table:table-cell table:style-name="ce81" office:value-type="string" calcext:value-type="string">
            <text:p>-</text:p>
          </table:table-cell>
          <table:table-cell table:style-name="ce81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/>
          <table:table-cell table:style-name="ce96" table:formula="of:=IF([.Y136]&lt;&gt;&quot;&quot;;&quot;&quot;;[.G136])" office:value-type="float" office:value="2" calcext:value-type="float">
            <text:p>2</text:p>
          </table:table-cell>
          <table:table-cell table:style-name="ce140" table:formula="of:=IF([.AB136]=[.J136];&quot;Farnell&quot;; IF([.AB136]=[.M136]; &quot;Digikey&quot;; IF([.AB136]=[.P136]; &quot;Mouser&quot;; IF([.AB136]=[.T136]; &quot;RS&quot;; IF([.AB136]=[.W136]; &quot;TME&quot;)))))" office:value-type="string" office:string-value="Mouser" calcext:value-type="string">
            <text:p>Mouser</text:p>
          </table:table-cell>
          <table:table-cell table:style-name="ce147" table:formula="of:=IF([.G136]&lt;&gt;&quot;&quot;;MIN([.J136];[.M136];[.P136];[.T136];[.W136]);&quot;&quot;)" office:value-type="currency" office:currency="EUR" office:value="2.97" calcext:value-type="currency">
            <text:p>2,97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136]*[.AC136]" office:value-type="float" office:value="5.94" calcext:value-type="float">
            <text:p>5,940</text:p>
          </table:table-cell>
          <table:table-cell table:number-columns-repeated="994"/>
        </table:table-row>
        <table:table-row table:style-name="ro6">
          <table:table-cell table:style-name="ce3"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IHLP2020CZER3R3M11</text:p>
          </table:table-cell>
          <table:table-cell table:style-name="ce27" office:value-type="string" calcext:value-type="string">
            <text:p>SMD; 5.49mm x 5.18mm</text:p>
          </table:table-cell>
          <table:table-cell table:style-name="ce40" office:value-type="string" calcext:value-type="string">
            <text:p>L3, L4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37]=&quot;Power board&quot;;[.B137]*2;[.B137])" office:value-type="float" office:value="4" calcext:value-type="float">
            <text:p>4</text:p>
          </table:table-cell>
          <table:table-cell table:style-name="ce15" office:value-type="string" calcext:value-type="string">
            <text:p>1741325</text:p>
          </table:table-cell>
          <table:table-cell table:style-name="ce27" office:value-type="string" calcext:value-type="string">
            <text:p>IHLP2020CZER3R3M11</text:p>
          </table:table-cell>
          <table:table-cell table:style-name="ce61" office:value-type="float" office:value="1.41" calcext:value-type="float">
            <text:p>1,410</text:p>
          </table:table-cell>
          <table:table-cell table:style-name="ce68" office:value-type="float" office:value="5" calcext:value-type="float">
            <text:p>5</text:p>
          </table:table-cell>
          <table:table-cell table:style-name="ce80" office:value-type="string" calcext:value-type="string">
            <text:p>IHLP2020CZER3R3M11</text:p>
          </table:table-cell>
          <table:table-cell table:style-name="ce87" office:value-type="float" office:value="2.16" calcext:value-type="float">
            <text:p>2,160</text:p>
          </table:table-cell>
          <table:table-cell table:style-name="ce95"/>
          <table:table-cell table:style-name="ce80" office:value-type="string" calcext:value-type="string">
            <text:p>IHLP2020CZER3R3M11</text:p>
          </table:table-cell>
          <table:table-cell table:style-name="ce87" office:value-type="float" office:value="1.03" calcext:value-type="float">
            <text:p>1,030</text:p>
          </table:table-cell>
          <table:table-cell table:style-name="ce95"/>
          <table:table-cell table:style-name="ce105" office:value-type="string" calcext:value-type="string">
            <text:p>748-6912</text:p>
          </table:table-cell>
          <table:table-cell table:style-name="ce105" office:value-type="string" calcext:value-type="string">
            <text:p>IHLP2020CZER3R3M01</text:p>
          </table:table-cell>
          <table:table-cell table:style-name="ce87" office:value-type="float" office:value="1.518" calcext:value-type="float">
            <text:p>1,518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137]&lt;&gt;&quot;&quot;;&quot;&quot;;[.G137])" office:value-type="float" office:value="4" calcext:value-type="float">
            <text:p>4</text:p>
          </table:table-cell>
          <table:table-cell table:style-name="ce139" table:formula="of:=IF([.AB137]=[.J137];&quot;Farnell&quot;; IF([.AB137]=[.M137]; &quot;Digikey&quot;; IF([.AB137]=[.P137]; &quot;Mouser&quot;; IF([.AB137]=[.T137]; &quot;RS&quot;; IF([.AB137]=[.W137]; &quot;TME&quot;)))))" office:value-type="string" office:string-value="Mouser" calcext:value-type="string">
            <text:p>Mouser</text:p>
          </table:table-cell>
          <table:table-cell table:style-name="ce146" table:formula="of:=IF([.G137]&lt;&gt;&quot;&quot;;MIN([.J137];[.M137];[.P137];[.T137];[.W137]);&quot;&quot;)" office:value-type="currency" office:currency="EUR" office:value="1.03" calcext:value-type="currency">
            <text:p>1,030 €</text:p>
          </table:table-cell>
          <table:table-cell table:style-name="ce139" office:value-type="float" office:value="4" calcext:value-type="float">
            <text:p>4</text:p>
          </table:table-cell>
          <table:table-cell table:style-name="ce159" table:formula="of:=[.AB137]*[.AC137]" office:value-type="float" office:value="4.12" calcext:value-type="float">
            <text:p>4,120</text:p>
          </table:table-cell>
          <table:table-cell table:number-columns-repeated="994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2u2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L5, L6, L7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38]=&quot;Power board&quot;;[.B138]*2;[.B138])" office:value-type="float" office:value="6" calcext:value-type="float">
            <text:p>6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u2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L8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139]=&quot;Power board&quot;;[.B139]*2;[.B139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2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138:.G139])" office:value-type="float" office:value="7" calcext:value-type="float">
            <text:p>7</text:p>
          </table:table-cell>
          <table:table-cell table:style-name="ce53" office:value-type="float" office:value="2215643" calcext:value-type="float">
            <text:p>2215643</text:p>
          </table:table-cell>
          <table:table-cell table:style-name="ce59" office:value-type="string" calcext:value-type="string">
            <text:p>MLZ2012A2R2WT</text:p>
          </table:table-cell>
          <table:table-cell table:style-name="ce62" office:value-type="float" office:value="0.118" calcext:value-type="float">
            <text:p>0,118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445-3168-1-ND</text:p>
          </table:table-cell>
          <table:table-cell table:style-name="ce88" office:value-type="float" office:value="0.11" calcext:value-type="float">
            <text:p>0,110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810-MLZ2012A2R2MT</text:p>
          </table:table-cell>
          <table:table-cell table:style-name="ce88" office:value-type="float" office:value="0.109" calcext:value-type="float">
            <text:p>0,109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604-1524</text:p>
          </table:table-cell>
          <table:table-cell table:style-name="ce81" office:value-type="string" calcext:value-type="string">
            <text:p>MLZ2012A2R2MT</text:p>
          </table:table-cell>
          <table:table-cell table:style-name="ce88" office:value-type="float" office:value="0.083" calcext:value-type="float">
            <text:p>0,083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/>
          <table:table-cell table:style-name="ce96" table:formula="of:=IF([.Y140]&lt;&gt;&quot;&quot;;&quot;&quot;;[.G140])" office:value-type="float" office:value="7" calcext:value-type="float">
            <text:p>7</text:p>
          </table:table-cell>
          <table:table-cell table:style-name="ce140" table:formula="of:=IF([.AB140]=[.J140];&quot;Farnell&quot;; IF([.AB140]=[.M140]; &quot;Digikey&quot;; IF([.AB140]=[.P140]; &quot;Mouser&quot;; IF([.AB140]=[.T140]; &quot;RS&quot;; IF([.AB140]=[.W140]; &quot;TME&quot;)))))" office:value-type="string" office:string-value="RS" calcext:value-type="string">
            <text:p>RS</text:p>
          </table:table-cell>
          <table:table-cell table:style-name="ce147" table:formula="of:=IF([.G140]&lt;&gt;&quot;&quot;;MIN([.J140];[.M140];[.P140];[.T140];[.W140]);&quot;&quot;)" office:value-type="currency" office:currency="EUR" office:value="0.083" calcext:value-type="currency">
            <text:p>0,083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140]*[.AC140]" office:value-type="float" office:value="0.83" calcext:value-type="float">
            <text:p>0,83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00uH</text:p>
          </table:table-cell>
          <table:table-cell table:style-name="ce28" office:value-type="string" calcext:value-type="string">
            <text:p>SMD, 12mm x 12mm</text:p>
          </table:table-cell>
          <table:table-cell table:style-name="ce28" office:value-type="string" calcext:value-type="string">
            <text:p>L9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142]=&quot;Power board&quot;;[.B142]*2;[.B142])" office:value-type="float" office:value="1" calcext:value-type="float">
            <text:p>1</text:p>
          </table:table-cell>
          <table:table-cell table:style-name="ce53" office:value-type="float" office:value="2113014" calcext:value-type="float">
            <text:p>2113014</text:p>
          </table:table-cell>
          <table:table-cell table:style-name="ce59" office:value-type="string" calcext:value-type="string">
            <text:p>SRU1038-101Y</text:p>
          </table:table-cell>
          <table:table-cell table:style-name="ce62" office:value-type="float" office:value="1.01" calcext:value-type="float">
            <text:p>1,01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SRU1038-101Y</text:p>
          </table:table-cell>
          <table:table-cell table:style-name="ce88" office:value-type="float" office:value="0.72" calcext:value-type="float">
            <text:p>0,720</text:p>
          </table:table-cell>
          <table:table-cell table:style-name="ce96"/>
          <table:table-cell table:style-name="ce81" office:value-type="string" calcext:value-type="string">
            <text:p>SRU1038-101Y</text:p>
          </table:table-cell>
          <table:table-cell table:style-name="ce88" office:value-type="float" office:value="0.758" calcext:value-type="float">
            <text:p>0,758</text:p>
          </table:table-cell>
          <table:table-cell table:style-name="ce96"/>
          <table:table-cell table:style-name="ce81" office:value-type="string" calcext:value-type="string">
            <text:p>692-0644</text:p>
          </table:table-cell>
          <table:table-cell table:style-name="ce81" office:value-type="string" calcext:value-type="string">
            <text:p>SRU1048-101Y</text:p>
          </table:table-cell>
          <table:table-cell table:style-name="ce88" office:value-type="float" office:value="0.756" calcext:value-type="float">
            <text:p>0,756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DE1205-100</text:p>
          </table:table-cell>
          <table:table-cell table:style-name="ce121" office:value-type="float" office:value="0.2994" calcext:value-type="float">
            <text:p>0,299</text:p>
          </table:table-cell>
          <table:table-cell table:style-name="ce96" office:value-type="float" office:value="5" calcext:value-type="float">
            <text:p>5</text:p>
          </table:table-cell>
          <table:table-cell table:style-name="ce128"/>
          <table:table-cell table:style-name="ce96" table:formula="of:=IF([.Y142]&lt;&gt;&quot;&quot;;&quot;&quot;;[.G142])" office:value-type="float" office:value="1" calcext:value-type="float">
            <text:p>1</text:p>
          </table:table-cell>
          <table:table-cell table:style-name="ce140" table:formula="of:=IF([.AB142]=[.J142];&quot;Farnell&quot;; IF([.AB142]=[.M142]; &quot;Digikey&quot;; IF([.AB142]=[.P142]; &quot;Mouser&quot;; IF([.AB142]=[.T142]; &quot;RS&quot;; IF([.AB142]=[.W142]; &quot;TME&quot;)))))" office:value-type="string" office:string-value="TME" calcext:value-type="string">
            <text:p>TME</text:p>
          </table:table-cell>
          <table:table-cell table:style-name="ce147" table:formula="of:=IF([.G142]&lt;&gt;&quot;&quot;;MIN([.J142];[.M142];[.P142];[.T142];[.W142]);&quot;&quot;)" office:value-type="currency" office:currency="EUR" office:value="0.2994" calcext:value-type="currency">
            <text:p>0,299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142]*[.AC142]" office:value-type="float" office:value="0.2994" calcext:value-type="float">
            <text:p>0,299</text:p>
          </table:table-cell>
          <table:table-cell table:style-name="ce171" table:number-columns-repeated="987"/>
          <table:table-cell table:number-columns-repeated="7"/>
        </table:table-row>
        <table:table-row table:style-name="ro3">
          <table:table-cell table:style-name="ce3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TFT_320QVT</text:p>
          </table:table-cell>
          <table:table-cell table:style-name="ce27" office:value-type="string" calcext:value-type="string">
            <text:p>THT; 2x20-pin socket</text:p>
          </table:table-cell>
          <table:table-cell table:style-name="ce40" office:value-type="string" calcext:value-type="string">
            <text:p>LCD1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143]=&quot;Power board&quot;;[.B143]*2;[.B143])" office:value-type="float" office:value="1" calcext:value-type="float">
            <text:p>1</text:p>
          </table:table-cell>
          <table:table-cell table:style-name="ce15" office:value-type="string" calcext:value-type="string">
            <text:p>7992033</text:p>
          </table:table-cell>
          <table:table-cell table:style-name="ce27" office:value-type="string" calcext:value-type="string">
            <text:p>M20-7832046</text:p>
          </table:table-cell>
          <table:table-cell table:style-name="ce61" office:value-type="float" office:value="2.75" calcext:value-type="float">
            <text:p>2,75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M20-7832046</text:p>
          </table:table-cell>
          <table:table-cell table:style-name="ce87" office:value-type="float" office:value="3.16" calcext:value-type="float">
            <text:p>3,160</text:p>
          </table:table-cell>
          <table:table-cell table:style-name="ce95"/>
          <table:table-cell table:style-name="ce80" office:value-type="string" calcext:value-type="string">
            <text:p>M20-7832046</text:p>
          </table:table-cell>
          <table:table-cell table:style-name="ce87" office:value-type="float" office:value="2.53" calcext:value-type="float">
            <text:p>2,530</text:p>
          </table:table-cell>
          <table:table-cell table:style-name="ce95"/>
          <table:table-cell table:style-name="ce105" office:value-type="string" calcext:value-type="string">
            <text:p>681-6851</text:p>
          </table:table-cell>
          <table:table-cell table:style-name="ce105" office:value-type="string" calcext:value-type="string">
            <text:p>M20-7832046</text:p>
          </table:table-cell>
          <table:table-cell table:style-name="ce87" office:value-type="float" office:value="3.027" calcext:value-type="float">
            <text:p>3,027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ZL262-40DG</text:p>
          </table:table-cell>
          <table:table-cell table:style-name="ce61" office:value-type="float" office:value="0.3292" calcext:value-type="float">
            <text:p>0,329</text:p>
          </table:table-cell>
          <table:table-cell table:style-name="ce9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Y143]&lt;&gt;&quot;&quot;;&quot;&quot;;[.G143])">
            <text:p/>
          </table:table-cell>
          <table:table-cell table:style-name="ce139" table:formula="of:=IF([.AB143]=[.J143];&quot;Farnell&quot;; IF([.AB143]=[.M143]; &quot;Digikey&quot;; IF([.AB143]=[.P143]; &quot;Mouser&quot;; IF([.AB143]=[.T143]; &quot;RS&quot;; IF([.AB143]=[.W143]; &quot;TME&quot;)))))" office:value-type="string" office:string-value="TME" calcext:value-type="string">
            <text:p>TME</text:p>
          </table:table-cell>
          <table:table-cell table:style-name="ce146" table:formula="of:=IF([.G143]&lt;&gt;&quot;&quot;;MIN([.J143];[.M143];[.P143];[.T143];[.W143]);&quot;&quot;)" office:value-type="currency" office:currency="EUR" office:value="0.3292" calcext:value-type="currency">
            <text:p>0,329 €</text:p>
          </table:table-cell>
          <table:table-cell table:style-name="ce139" office:value-type="float" office:value="2" calcext:value-type="float">
            <text:p>2</text:p>
          </table:table-cell>
          <table:table-cell table:style-name="ce159" table:formula="of:=[.AB143]*[.AC143]" office:value-type="float" office:value="0.6584" calcext:value-type="float">
            <text:p>0,658</text:p>
          </table:table-cell>
          <table:table-cell table:number-columns-repeated="994"/>
        </table:table-row>
        <table:table-row table:style-name="ro10">
          <table:table-cell table:style-name="ce3" office:value-type="float" office:value="82" calcext:value-type="float">
            <text:p>82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HSMG-C170</text:p>
          </table:table-cell>
          <table:table-cell table:style-name="ce28" office:value-type="string" calcext:value-type="string">
            <text:p>0805 Green</text:p>
          </table:table-cell>
          <table:table-cell table:style-name="ce28" office:value-type="string" calcext:value-type="string">
            <text:p>LED_O1, LED_O2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144]=&quot;Power board&quot;;[.B144]*2;[.B144])" office:value-type="float" office:value="2" calcext:value-type="float">
            <text:p>2</text:p>
          </table:table-cell>
          <table:table-cell table:style-name="ce53" office:value-type="float" office:value="5790852" calcext:value-type="float">
            <text:p>5790852</text:p>
          </table:table-cell>
          <table:table-cell table:style-name="ce59" office:value-type="string" calcext:value-type="string">
            <text:p>HSMG-C170</text:p>
          </table:table-cell>
          <table:table-cell table:style-name="ce62" office:value-type="float" office:value="0.204" calcext:value-type="float">
            <text:p>0,204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HSMG-C170</text:p>
          </table:table-cell>
          <table:table-cell table:style-name="ce88" office:value-type="float" office:value="0.49" calcext:value-type="float">
            <text:p>0,490</text:p>
          </table:table-cell>
          <table:table-cell table:style-name="ce96"/>
          <table:table-cell table:style-name="ce81" office:value-type="string" calcext:value-type="string">
            <text:p>HSMG-C170</text:p>
          </table:table-cell>
          <table:table-cell table:style-name="ce88" office:value-type="float" office:value="0.06" calcext:value-type="float">
            <text:p>0,060</text:p>
          </table:table-cell>
          <table:table-cell table:style-name="ce96"/>
          <table:table-cell table:style-name="ce81" office:value-type="string" calcext:value-type="string">
            <text:p>435-6767</text:p>
          </table:table-cell>
          <table:table-cell table:style-name="ce81" office:value-type="string" calcext:value-type="string">
            <text:p>HSMG-C170</text:p>
          </table:table-cell>
          <table:table-cell table:style-name="ce88" office:value-type="float" office:value="0.206" calcext:value-type="float">
            <text:p>0,206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HSMG-C170</text:p>
          </table:table-cell>
          <table:table-cell table:style-name="ce121" office:value-type="float" office:value="0.0952" calcext:value-type="float">
            <text:p>0,095</text:p>
          </table:table-cell>
          <table:table-cell table:style-name="ce96" office:value-type="float" office:value="5" calcext:value-type="float">
            <text:p>5</text:p>
          </table:table-cell>
          <table:table-cell table:style-name="ce128"/>
          <table:table-cell table:style-name="ce96" table:formula="of:=IF([.Y144]&lt;&gt;&quot;&quot;;&quot;&quot;;[.G144])" office:value-type="float" office:value="2" calcext:value-type="float">
            <text:p>2</text:p>
          </table:table-cell>
          <table:table-cell table:style-name="ce140" table:formula="of:=IF([.AB144]=[.J144];&quot;Farnell&quot;; IF([.AB144]=[.M144]; &quot;Digikey&quot;; IF([.AB144]=[.P144]; &quot;Mouser&quot;; IF([.AB144]=[.T144]; &quot;RS&quot;; IF([.AB144]=[.W144]; &quot;TME&quot;)))))" office:value-type="string" office:string-value="Mouser" calcext:value-type="string">
            <text:p>Mouser</text:p>
          </table:table-cell>
          <table:table-cell table:style-name="ce147" table:formula="of:=IF([.G144]&lt;&gt;&quot;&quot;;MIN([.J144];[.M144];[.P144];[.T144];[.W144]);&quot;&quot;)" office:value-type="currency" office:currency="EUR" office:value="0.06" calcext:value-type="currency">
            <text:p>0,06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144]*[.AC144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12">
          <table:table-cell table:style-name="ce3"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HSMH-C170</text:p>
          </table:table-cell>
          <table:table-cell table:style-name="ce27" office:value-type="string" calcext:value-type="string">
            <text:p>0805 Red</text:p>
          </table:table-cell>
          <table:table-cell table:style-name="ce40" office:value-type="string" calcext:value-type="string">
            <text:p>LED_CC1, LED_CC2, LED_PROG1, LED_PROG2, LED_SP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145]=&quot;Power board&quot;;[.B145]*2;[.B145])" office:value-type="float" office:value="5" calcext:value-type="float">
            <text:p>5</text:p>
          </table:table-cell>
          <table:table-cell table:style-name="ce15" office:value-type="float" office:value="5790840" calcext:value-type="float">
            <text:p>5790840</text:p>
          </table:table-cell>
          <table:table-cell table:style-name="ce27" office:value-type="string" calcext:value-type="string">
            <text:p>HSMH-C170</text:p>
          </table:table-cell>
          <table:table-cell table:style-name="ce61" office:value-type="float" office:value="0.488" calcext:value-type="float">
            <text:p>0,488</text:p>
          </table:table-cell>
          <table:table-cell table:style-name="ce68" office:value-type="float" office:value="5" calcext:value-type="float">
            <text:p>5</text:p>
          </table:table-cell>
          <table:table-cell table:style-name="ce80" office:value-type="string" calcext:value-type="string">
            <text:p>HSMH-C170</text:p>
          </table:table-cell>
          <table:table-cell table:style-name="ce87" office:value-type="float" office:value="0.44" calcext:value-type="float">
            <text:p>0,440</text:p>
          </table:table-cell>
          <table:table-cell table:style-name="ce95"/>
          <table:table-cell table:style-name="ce80" office:value-type="string" calcext:value-type="string">
            <text:p>HSMH-C170</text:p>
          </table:table-cell>
          <table:table-cell table:style-name="ce87" office:value-type="float" office:value="0.06" calcext:value-type="float">
            <text:p>0,060</text:p>
          </table:table-cell>
          <table:table-cell table:style-name="ce95"/>
          <table:table-cell table:style-name="ce105" office:value-type="string" calcext:value-type="string">
            <text:p>486-0468</text:p>
          </table:table-cell>
          <table:table-cell table:style-name="ce105" office:value-type="string" calcext:value-type="string">
            <text:p>HSMH-C170</text:p>
          </table:table-cell>
          <table:table-cell table:style-name="ce87" office:value-type="float" office:value="0.188" calcext:value-type="float">
            <text:p>0,188</text:p>
          </table:table-cell>
          <table:table-cell table:style-name="ce95" office:value-type="float" office:value="25" calcext:value-type="float">
            <text:p>25</text:p>
          </table:table-cell>
          <table:table-cell table:style-name="ce117" office:value-type="string" calcext:value-type="string">
            <text:p>HSMH-C170</text:p>
          </table:table-cell>
          <table:table-cell table:style-name="ce61" office:value-type="float" office:value="0.0574" calcext:value-type="float">
            <text:p>0,057</text:p>
          </table:table-cell>
          <table:table-cell table:style-name="ce95" office:value-type="float" office:value="10" calcext:value-type="float">
            <text:p>10</text:p>
          </table:table-cell>
          <table:table-cell/>
          <table:table-cell table:formula="of:=IF([.Y145]&lt;&gt;&quot;&quot;;&quot;&quot;;[.G145])" office:value-type="float" office:value="5" calcext:value-type="float">
            <text:p>5</text:p>
          </table:table-cell>
          <table:table-cell table:style-name="ce139" table:formula="of:=IF([.AB145]=[.J145];&quot;Farnell&quot;; IF([.AB145]=[.M145]; &quot;Digikey&quot;; IF([.AB145]=[.P145]; &quot;Mouser&quot;; IF([.AB145]=[.T145]; &quot;RS&quot;; IF([.AB145]=[.W145]; &quot;TME&quot;)))))" office:value-type="string" office:string-value="TME" calcext:value-type="string">
            <text:p>TME</text:p>
          </table:table-cell>
          <table:table-cell table:style-name="ce146" table:formula="of:=IF([.G145]&lt;&gt;&quot;&quot;;MIN([.J145];[.M145];[.P145];[.T145];[.W145]);&quot;&quot;)" office:value-type="currency" office:currency="EUR" office:value="0.0574" calcext:value-type="currency">
            <text:p>0,057 €</text:p>
          </table:table-cell>
          <table:table-cell table:style-name="ce139" office:value-type="float" office:value="5" calcext:value-type="float">
            <text:p>5</text:p>
          </table:table-cell>
          <table:table-cell table:style-name="ce159" table:formula="of:=[.AB145]*[.AC145]" office:value-type="float" office:value="0.287" calcext:value-type="float">
            <text:p>0,287</text:p>
          </table:table-cell>
          <table:table-cell table:number-columns-repeated="994"/>
        </table:table-row>
        <table:table-row table:style-name="ro3">
          <table:table-cell table:style-name="ce3" office:value-type="float" office:value="84" calcext:value-type="float">
            <text:p>84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HSMD-C170</text:p>
          </table:table-cell>
          <table:table-cell table:style-name="ce28" office:value-type="string" calcext:value-type="string">
            <text:p>0805 Orange</text:p>
          </table:table-cell>
          <table:table-cell table:style-name="ce28" office:value-type="string" calcext:value-type="string">
            <text:p>LED_PWR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146]=&quot;Power board&quot;;[.B146]*2;[.B146])" office:value-type="float" office:value="1" calcext:value-type="float">
            <text:p>1</text:p>
          </table:table-cell>
          <table:table-cell table:style-name="ce53" office:value-type="string" calcext:value-type="string">
            <text:p>5790864</text:p>
          </table:table-cell>
          <table:table-cell table:style-name="ce59" office:value-type="string" calcext:value-type="string">
            <text:p>HSMD-C170</text:p>
          </table:table-cell>
          <table:table-cell table:style-name="ce62" office:value-type="float" office:value="0.24" calcext:value-type="float">
            <text:p>0,240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HSMD-C170</text:p>
          </table:table-cell>
          <table:table-cell table:style-name="ce88" office:value-type="float" office:value="0.44" calcext:value-type="float">
            <text:p>0,440</text:p>
          </table:table-cell>
          <table:table-cell table:style-name="ce96"/>
          <table:table-cell table:style-name="ce81" office:value-type="string" calcext:value-type="string">
            <text:p>HSMD-C170</text:p>
          </table:table-cell>
          <table:table-cell table:style-name="ce88" office:value-type="float" office:value="0.06" calcext:value-type="float">
            <text:p>0,060</text:p>
          </table:table-cell>
          <table:table-cell table:style-name="ce96"/>
          <table:table-cell table:style-name="ce81" office:value-type="string" calcext:value-type="string">
            <text:p>486-0525</text:p>
          </table:table-cell>
          <table:table-cell table:style-name="ce81" office:value-type="string" calcext:value-type="string">
            <text:p>HSMD-C170</text:p>
          </table:table-cell>
          <table:table-cell table:style-name="ce88" office:value-type="float" office:value="0.231" calcext:value-type="float">
            <text:p>0,231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HSMD-C170</text:p>
          </table:table-cell>
          <table:table-cell table:style-name="ce121" office:value-type="float" office:value="0.0586" calcext:value-type="float">
            <text:p>0,059</text:p>
          </table:table-cell>
          <table:table-cell table:style-name="ce96" office:value-type="float" office:value="10" calcext:value-type="float">
            <text:p>10</text:p>
          </table:table-cell>
          <table:table-cell table:style-name="ce128"/>
          <table:table-cell table:style-name="ce96" table:formula="of:=IF([.Y146]&lt;&gt;&quot;&quot;;&quot;&quot;;[.G146])" office:value-type="float" office:value="1" calcext:value-type="float">
            <text:p>1</text:p>
          </table:table-cell>
          <table:table-cell table:style-name="ce140" table:formula="of:=IF([.AB146]=[.J146];&quot;Farnell&quot;; IF([.AB146]=[.M146]; &quot;Digikey&quot;; IF([.AB146]=[.P146]; &quot;Mouser&quot;; IF([.AB146]=[.T146]; &quot;RS&quot;; IF([.AB146]=[.W146]; &quot;TME&quot;)))))" office:value-type="string" office:string-value="TME" calcext:value-type="string">
            <text:p>TME</text:p>
          </table:table-cell>
          <table:table-cell table:style-name="ce147" table:formula="of:=IF([.G146]&lt;&gt;&quot;&quot;;MIN([.J146];[.M146];[.P146];[.T146];[.W146]);&quot;&quot;)" office:value-type="currency" office:currency="EUR" office:value="0.0586" calcext:value-type="currency">
            <text:p>0,059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146]*[.AC146]" office:value-type="float" office:value="0.0586" calcext:value-type="float">
            <text:p>0,059</text:p>
          </table:table-cell>
          <table:table-cell table:number-columns-repeated="994"/>
        </table:table-row>
        <table:table-row table:style-name="ro6">
          <table:table-cell table:style-name="ce3"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HSMY-C170</text:p>
          </table:table-cell>
          <table:table-cell table:style-name="ce27" office:value-type="string" calcext:value-type="string">
            <text:p>0805 Yellow</text:p>
          </table:table-cell>
          <table:table-cell table:style-name="ce40" office:value-type="string" calcext:value-type="string">
            <text:p>LED_CV1, LED_CV2, LED_S1, LED_S2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147]=&quot;Power board&quot;;[.B147]*2;[.B147])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Default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HSMY-C170</text:p>
          </table:table-cell>
          <table:table-cell table:style-name="ce28" office:value-type="string" calcext:value-type="string">
            <text:p>0805 Yellow</text:p>
          </table:table-cell>
          <table:table-cell table:style-name="ce28" office:value-type="string" calcext:value-type="string">
            <text:p>LED1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48]=&quot;Power board&quot;;[.B148]*2;[.B148])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147:.G148])" office:value-type="float" office:value="6" calcext:value-type="float">
            <text:p>6</text:p>
          </table:table-cell>
          <table:table-cell table:style-name="ce15" office:value-type="string" calcext:value-type="string">
            <text:p>5790876</text:p>
          </table:table-cell>
          <table:table-cell table:style-name="ce27" office:value-type="string" calcext:value-type="string">
            <text:p>HSMY-C170</text:p>
          </table:table-cell>
          <table:table-cell table:style-name="ce61" office:value-type="float" office:value="0.33" calcext:value-type="float">
            <text:p>0,330</text:p>
          </table:table-cell>
          <table:table-cell table:style-name="ce68" office:value-type="float" office:value="5" calcext:value-type="float">
            <text:p>5</text:p>
          </table:table-cell>
          <table:table-cell table:style-name="ce80" office:value-type="string" calcext:value-type="string">
            <text:p>HSMY-C170</text:p>
          </table:table-cell>
          <table:table-cell table:style-name="ce87" office:value-type="float" office:value="0.44" calcext:value-type="float">
            <text:p>0,440</text:p>
          </table:table-cell>
          <table:table-cell table:style-name="ce95"/>
          <table:table-cell table:style-name="ce80" office:value-type="string" calcext:value-type="string">
            <text:p>HSMY-C170</text:p>
          </table:table-cell>
          <table:table-cell table:style-name="ce87" office:value-type="float" office:value="0.06" calcext:value-type="float">
            <text:p>0,060</text:p>
          </table:table-cell>
          <table:table-cell table:style-name="ce95"/>
          <table:table-cell table:style-name="ce105" office:value-type="string" calcext:value-type="string">
            <text:p>486-0519</text:p>
          </table:table-cell>
          <table:table-cell table:style-name="ce105" office:value-type="string" calcext:value-type="string">
            <text:p>HSMY-C170</text:p>
          </table:table-cell>
          <table:table-cell table:style-name="ce87" office:value-type="float" office:value="0.248" calcext:value-type="float">
            <text:p>0,248</text:p>
          </table:table-cell>
          <table:table-cell table:style-name="ce95" office:value-type="float" office:value="25" calcext:value-type="float">
            <text:p>25</text:p>
          </table:table-cell>
          <table:table-cell table:style-name="ce117" office:value-type="string" calcext:value-type="string">
            <text:p>HSMY-C170</text:p>
          </table:table-cell>
          <table:table-cell table:style-name="ce61" office:value-type="float" office:value="0.06" calcext:value-type="float">
            <text:p>0,060</text:p>
          </table:table-cell>
          <table:table-cell table:style-name="ce95" office:value-type="float" office:value="10" calcext:value-type="float">
            <text:p>10</text:p>
          </table:table-cell>
          <table:table-cell/>
          <table:table-cell table:formula="of:=IF([.Y149]&lt;&gt;&quot;&quot;;&quot;&quot;;[.G149])" office:value-type="float" office:value="6" calcext:value-type="float">
            <text:p>6</text:p>
          </table:table-cell>
          <table:table-cell table:style-name="ce139" table:formula="of:=IF([.AB149]=[.J149];&quot;Farnell&quot;; IF([.AB149]=[.M149]; &quot;Digikey&quot;; IF([.AB149]=[.P149]; &quot;Mouser&quot;; IF([.AB149]=[.T149]; &quot;RS&quot;; IF([.AB149]=[.W149]; &quot;TME&quot;)))))" office:value-type="string" office:string-value="Mouser" calcext:value-type="string">
            <text:p>Mouser</text:p>
          </table:table-cell>
          <table:table-cell table:style-name="ce146" table:formula="of:=IF([.G149]&lt;&gt;&quot;&quot;;MIN([.J149];[.M149];[.P149];[.T149];[.W149]);&quot;&quot;)" office:value-type="currency" office:currency="EUR" office:value="0.06" calcext:value-type="currency">
            <text:p>0,060 €</text:p>
          </table:table-cell>
          <table:table-cell table:style-name="ce139" office:value-type="float" office:value="6" calcext:value-type="float">
            <text:p>6</text:p>
          </table:table-cell>
          <table:table-cell table:style-name="ce159" table:formula="of:=[.AB149]*[.AC149]" office:value-type="float" office:value="0.36" calcext:value-type="float">
            <text:p>0,36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K/Beta:3570K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NTC1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51]=&quot;Power board&quot;;[.B151]*2;[.B151])" office:value-type="float" office:value="2" calcext:value-type="float">
            <text:p>2</text:p>
          </table:table-cell>
          <table:table-cell table:style-name="ce15" office:value-type="string" calcext:value-type="string">
            <text:p>1612623</text:p>
          </table:table-cell>
          <table:table-cell table:style-name="ce27" office:value-type="string" calcext:value-type="string">
            <text:p>NTCS0805E3103JMT</text:p>
          </table:table-cell>
          <table:table-cell table:style-name="ce61" office:value-type="float" office:value="0.413" calcext:value-type="float">
            <text:p>0,413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NTCS0805E3103JMT</text:p>
          </table:table-cell>
          <table:table-cell table:style-name="ce87" office:value-type="float" office:value="0.25" calcext:value-type="float">
            <text:p>0,250</text:p>
          </table:table-cell>
          <table:table-cell table:style-name="ce95"/>
          <table:table-cell table:style-name="ce80" office:value-type="string" calcext:value-type="string">
            <text:p>NTCS0805E3103JMT</text:p>
          </table:table-cell>
          <table:table-cell table:style-name="ce87" office:value-type="float" office:value="0.145" calcext:value-type="float">
            <text:p>0,145</text:p>
          </table:table-cell>
          <table:table-cell table:style-name="ce95"/>
          <table:table-cell table:style-name="ce105" office:value-type="string" calcext:value-type="string">
            <text:p>697-4601</text:p>
          </table:table-cell>
          <table:table-cell table:style-name="ce105" office:value-type="string" calcext:value-type="string">
            <text:p>NB12K00103JBB</text:p>
          </table:table-cell>
          <table:table-cell table:style-name="ce87" office:value-type="float" office:value="0.392" calcext:value-type="float">
            <text:p>0,392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NTCS0805E3103JMT</text:p>
          </table:table-cell>
          <table:table-cell table:style-name="ce61" office:value-type="float" office:value="0.19" calcext:value-type="float">
            <text:p>0,190</text:p>
          </table:table-cell>
          <table:table-cell table:style-name="ce95" office:value-type="float" office:value="5" calcext:value-type="float">
            <text:p>5</text:p>
          </table:table-cell>
          <table:table-cell/>
          <table:table-cell table:formula="of:=IF([.Y151]&lt;&gt;&quot;&quot;;&quot;&quot;;[.G151])" office:value-type="float" office:value="2" calcext:value-type="float">
            <text:p>2</text:p>
          </table:table-cell>
          <table:table-cell table:style-name="ce139" table:formula="of:=IF([.AB151]=[.J151];&quot;Farnell&quot;; IF([.AB151]=[.M151]; &quot;Digikey&quot;; IF([.AB151]=[.P151]; &quot;Mouser&quot;; IF([.AB151]=[.T151]; &quot;RS&quot;; IF([.AB151]=[.W151]; &quot;TME&quot;)))))" office:value-type="string" office:string-value="Mouser" calcext:value-type="string">
            <text:p>Mouser</text:p>
          </table:table-cell>
          <table:table-cell table:style-name="ce146" table:formula="of:=IF([.G151]&lt;&gt;&quot;&quot;;MIN([.J151];[.M151];[.P151];[.T151];[.W151]);&quot;&quot;)" office:value-type="currency" office:currency="EUR" office:value="0.145" calcext:value-type="currency">
            <text:p>0,145 €</text:p>
          </table:table-cell>
          <table:table-cell table:style-name="ce139" office:value-type="float" office:value="2" calcext:value-type="float">
            <text:p>2</text:p>
          </table:table-cell>
          <table:table-cell table:style-name="ce159" table:formula="of:=[.AB151]*[.AC151]" office:value-type="float" office:value="0.29" calcext:value-type="float">
            <text:p>0,290</text:p>
          </table:table-cell>
          <table:table-cell table:number-columns-repeated="994"/>
        </table:table-row>
        <table:table-row table:style-name="ro3">
          <table:table-cell table:style-name="ce3" office:value-type="float" office:value="87" calcext:value-type="float">
            <text:p>87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MOC3052</text:p>
          </table:table-cell>
          <table:table-cell table:style-name="ce28" office:value-type="string" calcext:value-type="string">
            <text:p>SMD; SDIP-6</text:p>
          </table:table-cell>
          <table:table-cell table:style-name="ce28" office:value-type="string" calcext:value-type="string">
            <text:p>OK1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152]=&quot;Power board&quot;;[.B152]*2;[.B152])" office:value-type="float" office:value="1" calcext:value-type="float">
            <text:p>1</text:p>
          </table:table-cell>
          <table:table-cell table:style-name="ce53" office:value-type="float" office:value="2453236" calcext:value-type="float">
            <text:p>2453236</text:p>
          </table:table-cell>
          <table:table-cell table:style-name="ce59" office:value-type="string" calcext:value-type="string">
            <text:p>MOC3052SM</text:p>
          </table:table-cell>
          <table:table-cell table:style-name="ce62" office:value-type="float" office:value="0.884" calcext:value-type="float">
            <text:p>0,884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MOC3052SM</text:p>
          </table:table-cell>
          <table:table-cell table:style-name="ce88" office:value-type="float" office:value="0.91" calcext:value-type="float">
            <text:p>0,910</text:p>
          </table:table-cell>
          <table:table-cell table:style-name="ce96"/>
          <table:table-cell table:style-name="ce81" office:value-type="string" calcext:value-type="string">
            <text:p>MOC3052SM</text:p>
          </table:table-cell>
          <table:table-cell table:style-name="ce88" office:value-type="float" office:value="0.75" calcext:value-type="float">
            <text:p>0,750</text:p>
          </table:table-cell>
          <table:table-cell table:style-name="ce96"/>
          <table:table-cell table:style-name="ce81" office:value-type="string" calcext:value-type="string">
            <text:p>761-3690</text:p>
          </table:table-cell>
          <table:table-cell table:style-name="ce81" office:value-type="string" calcext:value-type="string">
            <text:p>MOC3052SM</text:p>
          </table:table-cell>
          <table:table-cell table:style-name="ce88" office:value-type="float" office:value="0.739" calcext:value-type="float">
            <text:p>0,739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MOC3052SR2VM</text:p>
          </table:table-cell>
          <table:table-cell table:style-name="ce121" office:value-type="float" office:value="0.38" calcext:value-type="float">
            <text:p>0,380</text:p>
          </table:table-cell>
          <table:table-cell table:style-name="ce96" office:value-type="float" office:value="2" calcext:value-type="float">
            <text:p>2</text:p>
          </table:table-cell>
          <table:table-cell table:style-name="ce128"/>
          <table:table-cell table:style-name="ce96" table:formula="of:=IF([.Y152]&lt;&gt;&quot;&quot;;&quot;&quot;;[.G152])" office:value-type="float" office:value="1" calcext:value-type="float">
            <text:p>1</text:p>
          </table:table-cell>
          <table:table-cell table:style-name="ce140" table:formula="of:=IF([.AB152]=[.J152];&quot;Farnell&quot;; IF([.AB152]=[.M152]; &quot;Digikey&quot;; IF([.AB152]=[.P152]; &quot;Mouser&quot;; IF([.AB152]=[.T152]; &quot;RS&quot;; IF([.AB152]=[.W152]; &quot;TME&quot;)))))" office:value-type="string" office:string-value="TME" calcext:value-type="string">
            <text:p>TME</text:p>
          </table:table-cell>
          <table:table-cell table:style-name="ce147" table:formula="of:=IF([.G152]&lt;&gt;&quot;&quot;;MIN([.J152];[.M152];[.P152];[.T152];[.W152]);&quot;&quot;)" office:value-type="currency" office:currency="EUR" office:value="0.38" calcext:value-type="currency">
            <text:p>0,38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152]*[.AC152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MOC3062</text:p>
          </table:table-cell>
          <table:table-cell table:style-name="ce27" office:value-type="string" calcext:value-type="string">
            <text:p>SMD; SDIP-6</text:p>
          </table:table-cell>
          <table:table-cell table:style-name="ce40" office:value-type="string" calcext:value-type="string">
            <text:p>OK2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153]=&quot;Power board&quot;;[.B153]*2;[.B153])" office:value-type="float" office:value="1" calcext:value-type="float">
            <text:p>1</text:p>
          </table:table-cell>
          <table:table-cell table:style-name="ce15" office:value-type="float" office:value="2322554" calcext:value-type="float">
            <text:p>2322554</text:p>
          </table:table-cell>
          <table:table-cell table:style-name="ce27" office:value-type="string" calcext:value-type="string">
            <text:p>MOC3062SR2VM</text:p>
          </table:table-cell>
          <table:table-cell table:style-name="ce61" office:value-type="float" office:value="0.977" calcext:value-type="float">
            <text:p>0,977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MOC3062SM</text:p>
          </table:table-cell>
          <table:table-cell table:style-name="ce87" office:value-type="float" office:value="1.11" calcext:value-type="float">
            <text:p>1,110</text:p>
          </table:table-cell>
          <table:table-cell table:style-name="ce95"/>
          <table:table-cell table:style-name="ce80" office:value-type="string" calcext:value-type="string">
            <text:p>MOC3062SM</text:p>
          </table:table-cell>
          <table:table-cell table:style-name="ce87" office:value-type="float" office:value="0.924" calcext:value-type="float">
            <text:p>0,924</text:p>
          </table:table-cell>
          <table:table-cell table:style-name="ce95"/>
          <table:table-cell table:style-name="ce105" office:value-type="string" calcext:value-type="string">
            <text:p>806-6064</text:p>
          </table:table-cell>
          <table:table-cell table:style-name="ce105" office:value-type="string" calcext:value-type="string">
            <text:p>MOC3062SM</text:p>
          </table:table-cell>
          <table:table-cell table:style-name="ce87" office:value-type="float" office:value="0.718" calcext:value-type="float">
            <text:p>0,718</text:p>
          </table:table-cell>
          <table:table-cell table:style-name="ce95" office:value-type="float" office:value="10" calcext:value-type="float">
            <text:p>10</text:p>
          </table:table-cell>
          <table:table-cell table:style-name="ce117" office:value-type="string" calcext:value-type="string">
            <text:p>MOC3062XSM</text:p>
          </table:table-cell>
          <table:table-cell table:style-name="ce61" office:value-type="float" office:value="0.41" calcext:value-type="float">
            <text:p>0,410</text:p>
          </table:table-cell>
          <table:table-cell table:style-name="ce95" office:value-type="float" office:value="1" calcext:value-type="float">
            <text:p>1</text:p>
          </table:table-cell>
          <table:table-cell/>
          <table:table-cell table:formula="of:=IF([.Y153]&lt;&gt;&quot;&quot;;&quot;&quot;;[.G153])" office:value-type="float" office:value="1" calcext:value-type="float">
            <text:p>1</text:p>
          </table:table-cell>
          <table:table-cell table:style-name="ce139" table:formula="of:=IF([.AB153]=[.J153];&quot;Farnell&quot;; IF([.AB153]=[.M153]; &quot;Digikey&quot;; IF([.AB153]=[.P153]; &quot;Mouser&quot;; IF([.AB153]=[.T153]; &quot;RS&quot;; IF([.AB153]=[.W153]; &quot;TME&quot;)))))" office:value-type="string" office:string-value="TME" calcext:value-type="string">
            <text:p>TME</text:p>
          </table:table-cell>
          <table:table-cell table:style-name="ce146" table:formula="of:=IF([.G153]&lt;&gt;&quot;&quot;;MIN([.J153];[.M153];[.P153];[.T153];[.W153]);&quot;&quot;)" office:value-type="currency" office:currency="EUR" office:value="0.41" calcext:value-type="currency">
            <text:p>0,410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153]*[.AC153]" office:value-type="float" office:value="0.41" calcext:value-type="float">
            <text:p>0,410</text:p>
          </table:table-cell>
          <table:table-cell table:number-columns-repeated="994"/>
        </table:table-row>
        <table:table-row table:style-name="ro3">
          <table:table-cell table:style-name="ce3" office:value-type="float" office:value="89" calcext:value-type="float">
            <text:p>89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HCPL-181</text:p>
          </table:table-cell>
          <table:table-cell table:style-name="ce28" office:value-type="string" calcext:value-type="string">
            <text:p>SOIC-4</text:p>
          </table:table-cell>
          <table:table-cell table:style-name="ce28" office:value-type="string" calcext:value-type="string">
            <text:p>OK3, OK4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154]=&quot;Power board&quot;;[.B154]*2;[.B154])" office:value-type="float" office:value="2" calcext:value-type="float">
            <text:p>2</text:p>
          </table:table-cell>
          <table:table-cell table:style-name="ce53" office:value-type="float" office:value="1244525" calcext:value-type="float">
            <text:p>1244525</text:p>
          </table:table-cell>
          <table:table-cell table:style-name="ce59" office:value-type="string" calcext:value-type="string">
            <text:p>HCPL-181-000E</text:p>
          </table:table-cell>
          <table:table-cell table:style-name="ce62" office:value-type="float" office:value="0.342" calcext:value-type="float">
            <text:p>0,342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HCPL-181-000E</text:p>
          </table:table-cell>
          <table:table-cell table:style-name="ce88" office:value-type="float" office:value="0.56" calcext:value-type="float">
            <text:p>0,560</text:p>
          </table:table-cell>
          <table:table-cell table:style-name="ce96"/>
          <table:table-cell table:style-name="ce81" office:value-type="string" calcext:value-type="string">
            <text:p>HCPL-181-000E</text:p>
          </table:table-cell>
          <table:table-cell table:style-name="ce88" office:value-type="float" office:value="0.15" calcext:value-type="float">
            <text:p>0,150</text:p>
          </table:table-cell>
          <table:table-cell table:style-name="ce96"/>
          <table:table-cell table:style-name="ce81" office:value-type="string" calcext:value-type="string">
            <text:p>693-5277</text:p>
          </table:table-cell>
          <table:table-cell table:style-name="ce81" office:value-type="string" calcext:value-type="string">
            <text:p>HCPL-181-000E</text:p>
          </table:table-cell>
          <table:table-cell table:style-name="ce88" office:value-type="float" office:value="0.343" calcext:value-type="float">
            <text:p>0,343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HCPL-181-000E</text:p>
          </table:table-cell>
          <table:table-cell table:style-name="ce121" office:value-type="float" office:value="0.25" calcext:value-type="float">
            <text:p>0,250</text:p>
          </table:table-cell>
          <table:table-cell table:style-name="ce96" office:value-type="float" office:value="2" calcext:value-type="float">
            <text:p>2</text:p>
          </table:table-cell>
          <table:table-cell table:style-name="ce128"/>
          <table:table-cell table:style-name="ce96" table:formula="of:=IF([.Y154]&lt;&gt;&quot;&quot;;&quot;&quot;;[.G154])" office:value-type="float" office:value="2" calcext:value-type="float">
            <text:p>2</text:p>
          </table:table-cell>
          <table:table-cell table:style-name="ce140" table:formula="of:=IF([.AB154]=[.J154];&quot;Farnell&quot;; IF([.AB154]=[.M154]; &quot;Digikey&quot;; IF([.AB154]=[.P154]; &quot;Mouser&quot;; IF([.AB154]=[.T154]; &quot;RS&quot;; IF([.AB154]=[.W154]; &quot;TME&quot;)))))" office:value-type="string" office:string-value="Mouser" calcext:value-type="string">
            <text:p>Mouser</text:p>
          </table:table-cell>
          <table:table-cell table:style-name="ce147" table:formula="of:=IF([.G154]&lt;&gt;&quot;&quot;;MIN([.J154];[.M154];[.P154];[.T154];[.W154]);&quot;&quot;)" office:value-type="currency" office:currency="EUR" office:value="0.15" calcext:value-type="currency">
            <text:p>0,15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154]*[.AC154]" office:value-type="float" office:value="0.15" calcext:value-type="float">
            <text:p>0,150</text:p>
          </table:table-cell>
          <table:table-cell table:style-name="ce171" table:number-columns-repeated="987"/>
          <table:table-cell table:number-columns-repeated="7"/>
        </table:table-row>
        <table:table-row table:style-name="ro6">
          <table:table-cell table:style-name="ce3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<text:s/>IRFR5305</text:p>
          </table:table-cell>
          <table:table-cell table:style-name="ce27" office:value-type="string" calcext:value-type="string">
            <text:p>TO-252</text:p>
          </table:table-cell>
          <table:table-cell table:style-name="ce40" office:value-type="string" calcext:value-type="string">
            <text:p>Q1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55]=&quot;Power board&quot;;[.B155]*2;[.B155])" office:value-type="float" office:value="2" calcext:value-type="float">
            <text:p>2</text:p>
          </table:table-cell>
          <table:table-cell table:style-name="ce15" office:value-type="string" calcext:value-type="string">
            <text:p>8649820</text:p>
          </table:table-cell>
          <table:table-cell table:style-name="ce27" office:value-type="string" calcext:value-type="string">
            <text:p>IRFR5305PBF</text:p>
          </table:table-cell>
          <table:table-cell table:style-name="ce61" office:value-type="float" office:value="0.994" calcext:value-type="float">
            <text:p>0,994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IRFR5305PBF-ND</text:p>
          </table:table-cell>
          <table:table-cell table:style-name="ce87" office:value-type="float" office:value="0.81" calcext:value-type="float">
            <text:p>0,810</text:p>
          </table:table-cell>
          <table:table-cell table:style-name="ce95"/>
          <table:table-cell table:style-name="ce80" office:value-type="string" calcext:value-type="string">
            <text:p>942-IRFR5305PBF</text:p>
          </table:table-cell>
          <table:table-cell table:style-name="ce87" office:value-type="float" office:value="0.805" calcext:value-type="float">
            <text:p>0,805</text:p>
          </table:table-cell>
          <table:table-cell table:style-name="ce95"/>
          <table:table-cell table:style-name="ce105" office:value-type="string" calcext:value-type="string">
            <text:p><text:s/>543-2496</text:p>
          </table:table-cell>
          <table:table-cell table:style-name="ce105" office:value-type="string" calcext:value-type="string">
            <text:p>IRFR5305PBF</text:p>
          </table:table-cell>
          <table:table-cell table:style-name="ce87" office:value-type="float" office:value="0.994" calcext:value-type="float">
            <text:p>0,994</text:p>
          </table:table-cell>
          <table:table-cell table:style-name="ce95" office:value-type="float" office:value="1" calcext:value-type="float">
            <text:p>1</text:p>
          </table:table-cell>
          <table:table-cell table:style-name="ce117" office:value-type="string" calcext:value-type="string">
            <text:p>IRFR5305PBF</text:p>
          </table:table-cell>
          <table:table-cell table:style-name="ce61" office:value-type="float" office:value="0.54" calcext:value-type="float">
            <text:p>0,540</text:p>
          </table:table-cell>
          <table:table-cell table:style-name="ce95" office:value-type="float" office:value="1" calcext:value-type="float">
            <text:p>1</text:p>
          </table:table-cell>
          <table:table-cell/>
          <table:table-cell table:formula="of:=IF([.Y155]&lt;&gt;&quot;&quot;;&quot;&quot;;[.G155])" office:value-type="float" office:value="2" calcext:value-type="float">
            <text:p>2</text:p>
          </table:table-cell>
          <table:table-cell table:style-name="ce139" table:formula="of:=IF([.AB155]=[.J155];&quot;Farnell&quot;; IF([.AB155]=[.M155]; &quot;Digikey&quot;; IF([.AB155]=[.P155]; &quot;Mouser&quot;; IF([.AB155]=[.T155]; &quot;RS&quot;; IF([.AB155]=[.W155]; &quot;TME&quot;)))))" office:value-type="string" office:string-value="TME" calcext:value-type="string">
            <text:p>TME</text:p>
          </table:table-cell>
          <table:table-cell table:style-name="ce146" table:formula="of:=IF([.G155]&lt;&gt;&quot;&quot;;MIN([.J155];[.M155];[.P155];[.T155];[.W155]);&quot;&quot;)" office:value-type="currency" office:currency="EUR" office:value="0.54" calcext:value-type="currency">
            <text:p>0,540 €</text:p>
          </table:table-cell>
          <table:table-cell table:style-name="ce139" office:value-type="float" office:value="2" calcext:value-type="float">
            <text:p>2</text:p>
          </table:table-cell>
          <table:table-cell table:style-name="ce159" table:formula="of:=[.AB155]*[.AC155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 office:value-type="string" calcext:value-type="string">
            <text:p>Option #1: SPD30P06P</text:p>
          </table:table-cell>
          <table:table-cell table:style-name="ce28" office:value-type="string" calcext:value-type="string">
            <text:p>TO-252</text:p>
          </table:table-cell>
          <table:table-cell table:style-name="ce28" office:value-type="string" calcext:value-type="string">
            <text:p>Q1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56]=&quot;Power board&quot;;[.B156]*2;[.B156])" office:value-type="float" office:value="0" calcext:value-type="float">
            <text:p>0</text:p>
          </table:table-cell>
          <table:table-cell table:style-name="ce53" office:value-type="string" calcext:value-type="string">
            <text:p>2480881</text:p>
          </table:table-cell>
          <table:table-cell table:style-name="ce59" office:value-type="string" calcext:value-type="string">
            <text:p>SPD30P06P G</text:p>
          </table:table-cell>
          <table:table-cell table:style-name="ce62" office:value-type="float" office:value="0.98" calcext:value-type="float">
            <text:p>0,98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SPD30P06P GCT-ND</text:p>
          </table:table-cell>
          <table:table-cell table:style-name="ce88" office:value-type="float" office:value="1.03" calcext:value-type="float">
            <text:p>1,030</text:p>
          </table:table-cell>
          <table:table-cell table:style-name="ce96"/>
          <table:table-cell table:style-name="ce81" office:value-type="string" calcext:value-type="string">
            <text:p>726-SPD30P06PG </text:p>
          </table:table-cell>
          <table:table-cell table:style-name="ce88" office:value-type="float" office:value="1.02" calcext:value-type="float">
            <text:p>1,020</text:p>
          </table:table-cell>
          <table:table-cell table:style-name="ce96"/>
          <table:table-cell table:style-name="ce81" office:value-type="string" calcext:value-type="string">
            <text:p>898-6864</text:p>
          </table:table-cell>
          <table:table-cell table:style-name="ce81" office:value-type="string" calcext:value-type="string">
            <text:p>SPD30P06P G</text:p>
          </table:table-cell>
          <table:table-cell table:style-name="ce88" office:value-type="float" office:value="0.861" calcext:value-type="float">
            <text:p>0,861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SPD30P06PGBTMA1</text:p>
          </table:table-cell>
          <table:table-cell table:style-name="ce121" office:value-type="float" office:value="0.78" calcext:value-type="float">
            <text:p>0,780</text:p>
          </table:table-cell>
          <table:table-cell table:style-name="ce96" office:value-type="float" office:value="1" calcext:value-type="float">
            <text:p>1</text:p>
          </table:table-cell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 office:value-type="string" calcext:value-type="string">
            <text:p>Option #2: SUD19P06-60</text:p>
          </table:table-cell>
          <table:table-cell table:style-name="ce27" office:value-type="string" calcext:value-type="string">
            <text:p>TO-252</text:p>
          </table:table-cell>
          <table:table-cell table:style-name="ce40" office:value-type="string" calcext:value-type="string">
            <text:p>Q1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57]=&quot;Power board&quot;;[.B157]*2;[.B157])" office:value-type="float" office:value="0" calcext:value-type="float">
            <text:p>0</text:p>
          </table:table-cell>
          <table:table-cell table:style-name="ce15" office:value-type="string" calcext:value-type="string">
            <text:p>2101465</text:p>
          </table:table-cell>
          <table:table-cell table:style-name="ce27" office:value-type="string" calcext:value-type="string">
            <text:p>SUD19P06-60-GE3</text:p>
          </table:table-cell>
          <table:table-cell table:style-name="ce61" office:value-type="float" office:value="1.59" calcext:value-type="float">
            <text:p>1,590</text:p>
          </table:table-cell>
          <table:table-cell table:style-name="ce68" office:value-type="float" office:value="5" calcext:value-type="float">
            <text:p>5</text:p>
          </table:table-cell>
          <table:table-cell table:style-name="ce80" office:value-type="string" calcext:value-type="string">
            <text:p>SUD19P06-60-GE3</text:p>
          </table:table-cell>
          <table:table-cell table:style-name="ce87" office:value-type="float" office:value="0.95" calcext:value-type="float">
            <text:p>0,950</text:p>
          </table:table-cell>
          <table:table-cell table:style-name="ce95"/>
          <table:table-cell table:style-name="ce80" office:value-type="string" calcext:value-type="string">
            <text:p>SUD19P06-60-GE3</text:p>
          </table:table-cell>
          <table:table-cell table:style-name="ce87" office:value-type="float" office:value="1.07" calcext:value-type="float">
            <text:p>1,070</text:p>
          </table:table-cell>
          <table:table-cell table:style-name="ce95"/>
          <table:table-cell table:style-name="ce105" office:value-type="string" calcext:value-type="string">
            <text:p>-</text:p>
          </table:table-cell>
          <table:table-cell table:style-name="ce105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91" calcext:value-type="float">
            <text:p>91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MMBT5551</text:p>
          </table:table-cell>
          <table:table-cell table:style-name="ce28" office:value-type="string" calcext:value-type="string">
            <text:p>SOT-23</text:p>
          </table:table-cell>
          <table:table-cell table:style-name="ce28" office:value-type="string" calcext:value-type="string">
            <text:p>Q12, Q13, Q16, Q18, Q19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58]=&quot;Power board&quot;;[.B158]*2;[.B158])" office:value-type="float" office:value="10" calcext:value-type="float">
            <text:p>10</text:p>
          </table:table-cell>
          <table:table-cell table:style-name="ce53" office:value-type="float" office:value="1459109" calcext:value-type="float">
            <text:p>1459109</text:p>
          </table:table-cell>
          <table:table-cell table:style-name="ce59" office:value-type="string" calcext:value-type="string">
            <text:p>MMBT5551LT1G</text:p>
          </table:table-cell>
          <table:table-cell table:style-name="ce62" office:value-type="float" office:value="0.167" calcext:value-type="float">
            <text:p>0,167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MMBT5551LT1G</text:p>
          </table:table-cell>
          <table:table-cell table:style-name="ce88" office:value-type="float" office:value="0.18" calcext:value-type="float">
            <text:p>0,180</text:p>
          </table:table-cell>
          <table:table-cell table:style-name="ce96"/>
          <table:table-cell table:style-name="ce81" office:value-type="string" calcext:value-type="string">
            <text:p>MMBT5551LT1G</text:p>
          </table:table-cell>
          <table:table-cell table:style-name="ce88" office:value-type="float" office:value="0.163" calcext:value-type="float">
            <text:p>0,163</text:p>
          </table:table-cell>
          <table:table-cell table:style-name="ce96"/>
          <table:table-cell table:style-name="ce81" office:value-type="string" calcext:value-type="string">
            <text:p>545-0400</text:p>
          </table:table-cell>
          <table:table-cell table:style-name="ce81" office:value-type="string" calcext:value-type="string">
            <text:p>MMBT5551LT1G</text:p>
          </table:table-cell>
          <table:table-cell table:style-name="ce88" office:value-type="float" office:value="0.129" calcext:value-type="float">
            <text:p>0,129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MMBT5551</text:p>
          </table:table-cell>
          <table:table-cell table:style-name="ce121" office:value-type="float" office:value="0.0204" calcext:value-type="float">
            <text:p>0,020</text:p>
          </table:table-cell>
          <table:table-cell table:style-name="ce96" office:value-type="float" office:value="25" calcext:value-type="float">
            <text:p>25</text:p>
          </table:table-cell>
          <table:table-cell table:style-name="ce128"/>
          <table:table-cell table:style-name="ce96" table:formula="of:=IF([.Y158]&lt;&gt;&quot;&quot;;&quot;&quot;;[.G158])" office:value-type="float" office:value="10" calcext:value-type="float">
            <text:p>10</text:p>
          </table:table-cell>
          <table:table-cell table:style-name="ce140" table:formula="of:=IF([.AB158]=[.J158];&quot;Farnell&quot;; IF([.AB158]=[.M158]; &quot;Digikey&quot;; IF([.AB158]=[.P158]; &quot;Mouser&quot;; IF([.AB158]=[.T158]; &quot;RS&quot;; IF([.AB158]=[.W158]; &quot;TME&quot;)))))" office:value-type="string" office:string-value="TME" calcext:value-type="string">
            <text:p>TME</text:p>
          </table:table-cell>
          <table:table-cell table:style-name="ce147" table:formula="of:=IF([.G158]&lt;&gt;&quot;&quot;;MIN([.J158];[.M158];[.P158];[.T158];[.W158]);&quot;&quot;)" office:value-type="currency" office:currency="EUR" office:value="0.0204" calcext:value-type="currency">
            <text:p>0,020 €</text:p>
          </table:table-cell>
          <table:table-cell table:style-name="ce140" office:value-type="float" office:value="25" calcext:value-type="float">
            <text:p>25</text:p>
          </table:table-cell>
          <table:table-cell table:style-name="ce159" table:formula="of:=[.AB158]*[.AC158]" office:value-type="float" office:value="0.51" calcext:value-type="float">
            <text:p>0,510</text:p>
          </table:table-cell>
          <table:table-cell table:number-columns-repeated="994"/>
        </table:table-row>
        <table:table-row table:style-name="ro6">
          <table:table-cell table:style-name="ce3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BSS84P</text:p>
          </table:table-cell>
          <table:table-cell table:style-name="ce27" office:value-type="string" calcext:value-type="string">
            <text:p>SOT-23</text:p>
          </table:table-cell>
          <table:table-cell table:style-name="ce40" office:value-type="string" calcext:value-type="string">
            <text:p>Q14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59]=&quot;Power board&quot;;[.B159]*2;[.B159])" office:value-type="float" office:value="2" calcext:value-type="float">
            <text:p>2</text:p>
          </table:table-cell>
          <table:table-cell table:style-name="ce15" office:value-type="string" calcext:value-type="string">
            <text:p>1056526</text:p>
          </table:table-cell>
          <table:table-cell table:style-name="ce27" office:value-type="string" calcext:value-type="string">
            <text:p>BSS84P H6327</text:p>
          </table:table-cell>
          <table:table-cell table:style-name="ce61" office:value-type="float" office:value="0.11" calcext:value-type="float">
            <text:p>0,110</text:p>
          </table:table-cell>
          <table:table-cell table:style-name="ce68" office:value-type="float" office:value="5" calcext:value-type="float">
            <text:p>5</text:p>
          </table:table-cell>
          <table:table-cell table:style-name="ce80" office:value-type="string" calcext:value-type="string">
            <text:p>BSS84PH6433XTMA1</text:p>
          </table:table-cell>
          <table:table-cell table:style-name="ce87" office:value-type="float" office:value="0.18" calcext:value-type="float">
            <text:p>0,180</text:p>
          </table:table-cell>
          <table:table-cell table:style-name="ce95"/>
          <table:table-cell table:style-name="ce80" office:value-type="string" calcext:value-type="string">
            <text:p>BSS84PH6433XTMA1</text:p>
          </table:table-cell>
          <table:table-cell table:style-name="ce87" office:value-type="float" office:value="0.177" calcext:value-type="float">
            <text:p>0,177</text:p>
          </table:table-cell>
          <table:table-cell table:style-name="ce95"/>
          <table:table-cell table:style-name="ce105" office:value-type="string" calcext:value-type="string">
            <text:p>653-2288</text:p>
          </table:table-cell>
          <table:table-cell table:style-name="ce105" office:value-type="string" calcext:value-type="string">
            <text:p>BSS84P</text:p>
          </table:table-cell>
          <table:table-cell table:style-name="ce87" office:value-type="float" office:value="0.157" calcext:value-type="float">
            <text:p>0,157</text:p>
          </table:table-cell>
          <table:table-cell table:style-name="ce95" office:value-type="float" office:value="10" calcext:value-type="float">
            <text:p>10</text:p>
          </table:table-cell>
          <table:table-cell table:style-name="ce117" office:value-type="string" calcext:value-type="string">
            <text:p>BSS84P</text:p>
          </table:table-cell>
          <table:table-cell table:style-name="ce61" office:value-type="float" office:value="0.048" calcext:value-type="float">
            <text:p>0,048</text:p>
          </table:table-cell>
          <table:table-cell table:style-name="ce95" office:value-type="float" office:value="10" calcext:value-type="float">
            <text:p>10</text:p>
          </table:table-cell>
          <table:table-cell/>
          <table:table-cell table:formula="of:=IF([.Y159]&lt;&gt;&quot;&quot;;&quot;&quot;;[.G159])" office:value-type="float" office:value="2" calcext:value-type="float">
            <text:p>2</text:p>
          </table:table-cell>
          <table:table-cell table:style-name="ce139" table:formula="of:=IF([.AB159]=[.J159];&quot;Farnell&quot;; IF([.AB159]=[.M159]; &quot;Digikey&quot;; IF([.AB159]=[.P159]; &quot;Mouser&quot;; IF([.AB159]=[.T159]; &quot;RS&quot;; IF([.AB159]=[.W159]; &quot;TME&quot;)))))" office:value-type="string" office:string-value="TME" calcext:value-type="string">
            <text:p>TME</text:p>
          </table:table-cell>
          <table:table-cell table:style-name="ce146" table:formula="of:=IF([.G159]&lt;&gt;&quot;&quot;;MIN([.J159];[.M159];[.P159];[.T159];[.W159]);&quot;&quot;)" office:value-type="currency" office:currency="EUR" office:value="0.048" calcext:value-type="currency">
            <text:p>0,048 €</text:p>
          </table:table-cell>
          <table:table-cell table:style-name="ce139" office:value-type="float" office:value="2" calcext:value-type="float">
            <text:p>2</text:p>
          </table:table-cell>
          <table:table-cell table:style-name="ce159" table:formula="of:=[.AB159]*[.AC159]" office:value-type="float" office:value="0.096" calcext:value-type="float">
            <text:p>0,096</text:p>
          </table:table-cell>
          <table:table-cell table:number-columns-repeated="994"/>
        </table:table-row>
        <table:table-row table:style-name="ro3">
          <table:table-cell table:style-name="ce3" office:value-type="float" office:value="93" calcext:value-type="float">
            <text:p>93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MMBT5401</text:p>
          </table:table-cell>
          <table:table-cell table:style-name="ce28" office:value-type="string" calcext:value-type="string">
            <text:p>SOT-23</text:p>
          </table:table-cell>
          <table:table-cell table:style-name="ce28" office:value-type="string" calcext:value-type="string">
            <text:p>Q2, Q10, Q11, Q17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60]=&quot;Power board&quot;;[.B160]*2;[.B160])" office:value-type="float" office:value="8" calcext:value-type="float">
            <text:p>8</text:p>
          </table:table-cell>
          <table:table-cell table:style-name="ce53" office:value-type="float" office:value="1459108" calcext:value-type="float">
            <text:p>1459108</text:p>
          </table:table-cell>
          <table:table-cell table:style-name="ce59" office:value-type="string" calcext:value-type="string">
            <text:p>MMBT5401LT1G</text:p>
          </table:table-cell>
          <table:table-cell table:style-name="ce62" office:value-type="float" office:value="0.167" calcext:value-type="float">
            <text:p>0,167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MMBT5401LT1G</text:p>
          </table:table-cell>
          <table:table-cell table:style-name="ce88" office:value-type="float" office:value="0.18" calcext:value-type="float">
            <text:p>0,180</text:p>
          </table:table-cell>
          <table:table-cell table:style-name="ce96"/>
          <table:table-cell table:style-name="ce81" office:value-type="string" calcext:value-type="string">
            <text:p>MMBT5401LT1G</text:p>
          </table:table-cell>
          <table:table-cell table:style-name="ce88" office:value-type="float" office:value="0.163" calcext:value-type="float">
            <text:p>0,163</text:p>
          </table:table-cell>
          <table:table-cell table:style-name="ce96"/>
          <table:table-cell table:style-name="ce81" office:value-type="string" calcext:value-type="string">
            <text:p>545-0393</text:p>
          </table:table-cell>
          <table:table-cell table:style-name="ce81" office:value-type="string" calcext:value-type="string">
            <text:p>MMBT5401LT1G</text:p>
          </table:table-cell>
          <table:table-cell table:style-name="ce88" office:value-type="float" office:value="0.151" calcext:value-type="float">
            <text:p>0,151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MMBT5401</text:p>
          </table:table-cell>
          <table:table-cell table:style-name="ce121" office:value-type="float" office:value="0.0205" calcext:value-type="float">
            <text:p>0,021</text:p>
          </table:table-cell>
          <table:table-cell table:style-name="ce96" office:value-type="float" office:value="25" calcext:value-type="float">
            <text:p>25</text:p>
          </table:table-cell>
          <table:table-cell table:style-name="ce128"/>
          <table:table-cell table:style-name="ce96" table:formula="of:=IF([.Y160]&lt;&gt;&quot;&quot;;&quot;&quot;;[.G160])" office:value-type="float" office:value="8" calcext:value-type="float">
            <text:p>8</text:p>
          </table:table-cell>
          <table:table-cell table:style-name="ce140" table:formula="of:=IF([.AB160]=[.J160];&quot;Farnell&quot;; IF([.AB160]=[.M160]; &quot;Digikey&quot;; IF([.AB160]=[.P160]; &quot;Mouser&quot;; IF([.AB160]=[.T160]; &quot;RS&quot;; IF([.AB160]=[.W160]; &quot;TME&quot;)))))" office:value-type="string" office:string-value="TME" calcext:value-type="string">
            <text:p>TME</text:p>
          </table:table-cell>
          <table:table-cell table:style-name="ce147" table:formula="of:=IF([.G160]&lt;&gt;&quot;&quot;;MIN([.J160];[.M160];[.P160];[.T160];[.W160]);&quot;&quot;)" office:value-type="currency" office:currency="EUR" office:value="0.0205" calcext:value-type="currency">
            <text:p>0,021 €</text:p>
          </table:table-cell>
          <table:table-cell table:style-name="ce140" office:value-type="float" office:value="25" calcext:value-type="float">
            <text:p>25</text:p>
          </table:table-cell>
          <table:table-cell table:style-name="ce159" table:formula="of:=[.AB160]*[.AC160]" office:value-type="float" office:value="0.5125" calcext:value-type="float">
            <text:p>0,513</text:p>
          </table:table-cell>
          <table:table-cell table:number-columns-repeated="994"/>
        </table:table-row>
        <table:table-row table:style-name="ro3">
          <table:table-cell table:style-name="ce3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BTA26-600</text:p>
          </table:table-cell>
          <table:table-cell table:style-name="ce27" office:value-type="string" calcext:value-type="string">
            <text:p>THT</text:p>
          </table:table-cell>
          <table:table-cell table:style-name="ce40" office:value-type="string" calcext:value-type="string">
            <text:p>Q20, Q21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161]=&quot;Power board&quot;;[.B161]*2;[.B161])" office:value-type="float" office:value="2" calcext:value-type="float">
            <text:p>2</text:p>
          </table:table-cell>
          <table:table-cell table:style-name="ce15" office:value-type="float" office:value="1057286" calcext:value-type="float">
            <text:p>1057286</text:p>
          </table:table-cell>
          <table:table-cell table:style-name="ce27" office:value-type="string" calcext:value-type="string">
            <text:p>BTA26-600BRG</text:p>
          </table:table-cell>
          <table:table-cell table:style-name="ce61" office:value-type="float" office:value="2.84" calcext:value-type="float">
            <text:p>2,84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BTA26-600BRG</text:p>
          </table:table-cell>
          <table:table-cell table:style-name="ce87" office:value-type="float" office:value="2.93" calcext:value-type="float">
            <text:p>2,930</text:p>
          </table:table-cell>
          <table:table-cell table:style-name="ce95"/>
          <table:table-cell table:style-name="ce80" office:value-type="string" calcext:value-type="string">
            <text:p>BTA26-600BRG</text:p>
          </table:table-cell>
          <table:table-cell table:style-name="ce87" office:value-type="float" office:value="3.11" calcext:value-type="float">
            <text:p>3,110</text:p>
          </table:table-cell>
          <table:table-cell table:style-name="ce95"/>
          <table:table-cell table:style-name="ce105" office:value-type="string" calcext:value-type="string">
            <text:p>714-0515</text:p>
          </table:table-cell>
          <table:table-cell table:style-name="ce105" office:value-type="string" calcext:value-type="string">
            <text:p>BTA26-600BRG</text:p>
          </table:table-cell>
          <table:table-cell table:style-name="ce87" office:value-type="float" office:value="3.038" calcext:value-type="float">
            <text:p>3,038</text:p>
          </table:table-cell>
          <table:table-cell table:style-name="ce95" office:value-type="float" office:value="1" calcext:value-type="float">
            <text:p>1</text:p>
          </table:table-cell>
          <table:table-cell table:style-name="ce117" office:value-type="string" calcext:value-type="string">
            <text:p>BTA26-600BRG</text:p>
          </table:table-cell>
          <table:table-cell table:style-name="ce61" office:value-type="float" office:value="2.54" calcext:value-type="float">
            <text:p>2,540</text:p>
          </table:table-cell>
          <table:table-cell table:style-name="ce9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Y161]&lt;&gt;&quot;&quot;;&quot;&quot;;[.G161])">
            <text:p/>
          </table:table-cell>
          <table:table-cell table:style-name="ce139" table:formula="of:=IF([.AB161]=[.J161];&quot;Farnell&quot;; IF([.AB161]=[.M161]; &quot;Digikey&quot;; IF([.AB161]=[.P161]; &quot;Mouser&quot;; IF([.AB161]=[.T161]; &quot;RS&quot;; IF([.AB161]=[.W161]; &quot;TME&quot;)))))" office:value-type="string" office:string-value="TME" calcext:value-type="string">
            <text:p>TME</text:p>
          </table:table-cell>
          <table:table-cell table:style-name="ce146" table:formula="of:=IF([.G161]&lt;&gt;&quot;&quot;;MIN([.J161];[.M161];[.P161];[.T161];[.W161]);&quot;&quot;)" office:value-type="currency" office:currency="EUR" office:value="2.54" calcext:value-type="currency">
            <text:p>2,540 €</text:p>
          </table:table-cell>
          <table:table-cell table:style-name="ce139" office:value-type="float" office:value="2" calcext:value-type="float">
            <text:p>2</text:p>
          </table:table-cell>
          <table:table-cell table:style-name="ce159" table:formula="of:=[.AB161]*[.AC161]" office:value-type="float" office:value="5.08" calcext:value-type="float">
            <text:p>5,080</text:p>
          </table:table-cell>
          <table:table-cell table:number-columns-repeated="994"/>
        </table:table-row>
        <table:table-row table:style-name="ro6">
          <table:table-cell table:style-name="ce3" office:value-type="float" office:value="95" calcext:value-type="float">
            <text:p>95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IRLL014N</text:p>
          </table:table-cell>
          <table:table-cell table:style-name="ce28" office:value-type="string" calcext:value-type="string">
            <text:p>SOT-223</text:p>
          </table:table-cell>
          <table:table-cell table:style-name="ce28" office:value-type="string" calcext:value-type="string">
            <text:p>Q22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162]=&quot;Power board&quot;;[.B162]*2;[.B162])" office:value-type="float" office:value="1" calcext:value-type="float">
            <text:p>1</text:p>
          </table:table-cell>
          <table:table-cell table:style-name="ce53" office:value-type="float" office:value="8651183" calcext:value-type="float">
            <text:p>8651183</text:p>
          </table:table-cell>
          <table:table-cell table:style-name="ce59" office:value-type="string" calcext:value-type="string">
            <text:p>IRLL014NPBF</text:p>
          </table:table-cell>
          <table:table-cell table:style-name="ce62" office:value-type="float" office:value="0.539" calcext:value-type="float">
            <text:p>0,539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IRLL014NTRPBF</text:p>
          </table:table-cell>
          <table:table-cell table:style-name="ce88" office:value-type="float" office:value="0.58" calcext:value-type="float">
            <text:p>0,580</text:p>
          </table:table-cell>
          <table:table-cell table:style-name="ce96"/>
          <table:table-cell table:style-name="ce81" office:value-type="string" calcext:value-type="string">
            <text:p>IRLL014NTRPBF</text:p>
          </table:table-cell>
          <table:table-cell table:style-name="ce88" office:value-type="float" office:value="0.561" calcext:value-type="float">
            <text:p>0,561</text:p>
          </table:table-cell>
          <table:table-cell table:style-name="ce96"/>
          <table:table-cell table:style-name="ce81" office:value-type="string" calcext:value-type="string">
            <text:p>302-000</text:p>
          </table:table-cell>
          <table:table-cell table:style-name="ce81" office:value-type="string" calcext:value-type="string">
            <text:p>IRLL014NPBF</text:p>
          </table:table-cell>
          <table:table-cell table:style-name="ce88" office:value-type="float" office:value="0.552" calcext:value-type="float">
            <text:p>0,552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IRLL014NPBF</text:p>
          </table:table-cell>
          <table:table-cell table:style-name="ce121" office:value-type="float" office:value="0.214" calcext:value-type="float">
            <text:p>0,214</text:p>
          </table:table-cell>
          <table:table-cell table:style-name="ce96" office:value-type="float" office:value="3" calcext:value-type="float">
            <text:p>3</text:p>
          </table:table-cell>
          <table:table-cell table:style-name="ce128"/>
          <table:table-cell table:style-name="ce96" table:formula="of:=IF([.Y162]&lt;&gt;&quot;&quot;;&quot;&quot;;[.G162])" office:value-type="float" office:value="1" calcext:value-type="float">
            <text:p>1</text:p>
          </table:table-cell>
          <table:table-cell table:style-name="ce140" table:formula="of:=IF([.AB162]=[.J162];&quot;Farnell&quot;; IF([.AB162]=[.M162]; &quot;Digikey&quot;; IF([.AB162]=[.P162]; &quot;Mouser&quot;; IF([.AB162]=[.T162]; &quot;RS&quot;; IF([.AB162]=[.W162]; &quot;TME&quot;)))))" office:value-type="string" office:string-value="TME" calcext:value-type="string">
            <text:p>TME</text:p>
          </table:table-cell>
          <table:table-cell table:style-name="ce147" table:formula="of:=IF([.G162]&lt;&gt;&quot;&quot;;MIN([.J162];[.M162];[.P162];[.T162];[.W162]);&quot;&quot;)" office:value-type="currency" office:currency="EUR" office:value="0.214" calcext:value-type="currency">
            <text:p>0,214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162]*[.AC162]" office:value-type="float" office:value="0.214" calcext:value-type="float">
            <text:p>0,214</text:p>
          </table:table-cell>
          <table:table-cell table:number-columns-repeated="994"/>
        </table:table-row>
        <table:table-row table:style-name="ro10">
          <table:table-cell table:style-name="ce3"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IRLML2246TRPBF</text:p>
          </table:table-cell>
          <table:table-cell table:style-name="ce27" office:value-type="string" calcext:value-type="string">
            <text:p>SOT-23</text:p>
          </table:table-cell>
          <table:table-cell table:style-name="ce40" office:value-type="string" calcext:value-type="string">
            <text:p>Q23, Q24, Q25, Q26, Q28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163]=&quot;Power board&quot;;[.B163]*2;[.B163])" office:value-type="float" office:value="5" calcext:value-type="float">
            <text:p>5</text:p>
          </table:table-cell>
          <table:table-cell table:style-name="ce15" office:value-type="string" calcext:value-type="string">
            <text:p>1888166</text:p>
          </table:table-cell>
          <table:table-cell table:style-name="ce27" office:value-type="string" calcext:value-type="string">
            <text:p>IRLML2246TRPBF</text:p>
          </table:table-cell>
          <table:table-cell table:style-name="ce61" office:value-type="float" office:value="0.287" calcext:value-type="float">
            <text:p>0,287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IRLML2246TRPBF</text:p>
          </table:table-cell>
          <table:table-cell table:style-name="ce87" office:value-type="float" office:value="0.4" calcext:value-type="float">
            <text:p>0,400</text:p>
          </table:table-cell>
          <table:table-cell table:style-name="ce95"/>
          <table:table-cell table:style-name="ce80" office:value-type="string" calcext:value-type="string">
            <text:p>IRLML2246TRPBF</text:p>
          </table:table-cell>
          <table:table-cell table:style-name="ce87" office:value-type="float" office:value="0.389" calcext:value-type="float">
            <text:p>0,389</text:p>
          </table:table-cell>
          <table:table-cell table:style-name="ce95"/>
          <table:table-cell table:style-name="ce105" office:value-type="string" calcext:value-type="string">
            <text:p>760-4432</text:p>
          </table:table-cell>
          <table:table-cell table:style-name="ce105" office:value-type="string" calcext:value-type="string">
            <text:p>IRLML2246TRPBF</text:p>
          </table:table-cell>
          <table:table-cell table:style-name="ce87" office:value-type="float" office:value="0.322" calcext:value-type="float">
            <text:p>0,322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IRLML2246TRPBF</text:p>
          </table:table-cell>
          <table:table-cell table:style-name="ce61" office:value-type="float" office:value="0.1" calcext:value-type="float">
            <text:p>0,100</text:p>
          </table:table-cell>
          <table:table-cell table:style-name="ce95" office:value-type="float" office:value="5" calcext:value-type="float">
            <text:p>5</text:p>
          </table:table-cell>
          <table:table-cell/>
          <table:table-cell table:formula="of:=IF([.Y163]&lt;&gt;&quot;&quot;;&quot;&quot;;[.G163])" office:value-type="float" office:value="5" calcext:value-type="float">
            <text:p>5</text:p>
          </table:table-cell>
          <table:table-cell table:style-name="ce139" table:formula="of:=IF([.AB163]=[.J163];&quot;Farnell&quot;; IF([.AB163]=[.M163]; &quot;Digikey&quot;; IF([.AB163]=[.P163]; &quot;Mouser&quot;; IF([.AB163]=[.T163]; &quot;RS&quot;; IF([.AB163]=[.W163]; &quot;TME&quot;)))))" office:value-type="string" office:string-value="TME" calcext:value-type="string">
            <text:p>TME</text:p>
          </table:table-cell>
          <table:table-cell table:style-name="ce146" table:formula="of:=IF([.G163]&lt;&gt;&quot;&quot;;MIN([.J163];[.M163];[.P163];[.T163];[.W163]);&quot;&quot;)" office:value-type="currency" office:currency="EUR" office:value="0.1" calcext:value-type="currency">
            <text:p>0,100 €</text:p>
          </table:table-cell>
          <table:table-cell table:style-name="ce139" office:value-type="float" office:value="5" calcext:value-type="float">
            <text:p>5</text:p>
          </table:table-cell>
          <table:table-cell table:style-name="ce159" table:formula="of:=[.AB163]*[.AC163]" office:value-type="float" office:value="0.5" calcext:value-type="float">
            <text:p>0,500</text:p>
          </table:table-cell>
          <table:table-cell table:number-columns-repeated="994"/>
        </table:table-row>
        <table:table-row table:style-name="ro6">
          <table:table-cell table:style-name="ce3" office:value-type="float" office:value="97" calcext:value-type="float">
            <text:p>97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2N7002</text:p>
          </table:table-cell>
          <table:table-cell table:style-name="ce28" office:value-type="string" calcext:value-type="string">
            <text:p>SOT-23</text:p>
          </table:table-cell>
          <table:table-cell table:style-name="ce28" office:value-type="string" calcext:value-type="string">
            <text:p>Q27, Q29, Q30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164]=&quot;Power board&quot;;[.B164]*2;[.B164])" office:value-type="float" office:value="3" calcext:value-type="float">
            <text:p>3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2N7002</text:p>
          </table:table-cell>
          <table:table-cell table:style-name="ce27" office:value-type="string" calcext:value-type="string">
            <text:p>SOT-23</text:p>
          </table:table-cell>
          <table:table-cell table:style-name="ce40" office:value-type="string" calcext:value-type="string">
            <text:p>Q3, Q15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65]=&quot;Power board&quot;;[.B165]*2;[.B165])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164:.G165])" office:value-type="float" office:value="7" calcext:value-type="float">
            <text:p>7</text:p>
          </table:table-cell>
          <table:table-cell table:style-name="ce53" office:value-type="float" office:value="1713823" calcext:value-type="float">
            <text:p>1713823</text:p>
          </table:table-cell>
          <table:table-cell table:style-name="ce59" office:value-type="string" calcext:value-type="string">
            <text:p>2N7002-7-F</text:p>
          </table:table-cell>
          <table:table-cell table:style-name="ce62" office:value-type="float" office:value="0.135" calcext:value-type="float">
            <text:p>0,135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2N7002LT1G</text:p>
          </table:table-cell>
          <table:table-cell table:style-name="ce88" office:value-type="float" office:value="0.13" calcext:value-type="float">
            <text:p>0,130</text:p>
          </table:table-cell>
          <table:table-cell table:style-name="ce96"/>
          <table:table-cell table:style-name="ce81" office:value-type="string" calcext:value-type="string">
            <text:p>2N7002LT1G</text:p>
          </table:table-cell>
          <table:table-cell table:style-name="ce88" office:value-type="float" office:value="0.118" calcext:value-type="float">
            <text:p>0,118</text:p>
          </table:table-cell>
          <table:table-cell table:style-name="ce96"/>
          <table:table-cell table:style-name="ce81" office:value-type="string" calcext:value-type="string">
            <text:p>545-0012</text:p>
          </table:table-cell>
          <table:table-cell table:style-name="ce81" office:value-type="string" calcext:value-type="string">
            <text:p>2N7002LT1G</text:p>
          </table:table-cell>
          <table:table-cell table:style-name="ce88" office:value-type="float" office:value="0.108" calcext:value-type="float">
            <text:p>0,108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2N7002LT1G</text:p>
          </table:table-cell>
          <table:table-cell table:style-name="ce121" office:value-type="float" office:value="0.019" calcext:value-type="float">
            <text:p>0,019</text:p>
          </table:table-cell>
          <table:table-cell table:style-name="ce96" office:value-type="float" office:value="25" calcext:value-type="float">
            <text:p>25</text:p>
          </table:table-cell>
          <table:table-cell table:style-name="ce128"/>
          <table:table-cell table:style-name="ce96" table:formula="of:=IF([.Y166]&lt;&gt;&quot;&quot;;&quot;&quot;;[.G166])" office:value-type="float" office:value="7" calcext:value-type="float">
            <text:p>7</text:p>
          </table:table-cell>
          <table:table-cell table:style-name="ce140" table:formula="of:=IF([.AB166]=[.J166];&quot;Farnell&quot;; IF([.AB166]=[.M166]; &quot;Digikey&quot;; IF([.AB166]=[.P166]; &quot;Mouser&quot;; IF([.AB166]=[.T166]; &quot;RS&quot;; IF([.AB166]=[.W166]; &quot;TME&quot;)))))" office:value-type="string" office:string-value="TME" calcext:value-type="string">
            <text:p>TME</text:p>
          </table:table-cell>
          <table:table-cell table:style-name="ce147" table:formula="of:=IF([.G166]&lt;&gt;&quot;&quot;;MIN([.J166];[.M166];[.P166];[.T166];[.W166]);&quot;&quot;)" office:value-type="currency" office:currency="EUR" office:value="0.019" calcext:value-type="currency">
            <text:p>0,019 €</text:p>
          </table:table-cell>
          <table:table-cell table:style-name="ce140" office:value-type="float" office:value="25" calcext:value-type="float">
            <text:p>25</text:p>
          </table:table-cell>
          <table:table-cell table:style-name="ce159" table:formula="of:=[.AB166]*[.AC166]" office:value-type="float" office:value="0.475" calcext:value-type="float">
            <text:p>0,47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11">
          <table:table-cell table:style-name="ce3" office:value-type="float" office:value="98" calcext:value-type="float">
            <text:p>98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IRFP250N</text:p>
          </table:table-cell>
          <table:table-cell table:style-name="ce28" office:value-type="string" calcext:value-type="string">
            <text:p>THT, <text:span text:style-name="T3">solder on bottom layer!</text:span></text:p>
          </table:table-cell>
          <table:table-cell table:style-name="ce28" office:value-type="string" calcext:value-type="string">
            <text:p>Q4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68]=&quot;Power board&quot;;[.B168]*2;[.B168])" office:value-type="float" office:value="2" calcext:value-type="float">
            <text:p>2</text:p>
          </table:table-cell>
          <table:table-cell table:style-name="ce53" office:value-type="string" calcext:value-type="string">
            <text:p>8649260</text:p>
          </table:table-cell>
          <table:table-cell table:style-name="ce59" office:value-type="string" calcext:value-type="string">
            <text:p>IRFP250NPBF</text:p>
          </table:table-cell>
          <table:table-cell table:style-name="ce62" office:value-type="float" office:value="2.08" calcext:value-type="float">
            <text:p>2,08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IRFP250NPBF</text:p>
          </table:table-cell>
          <table:table-cell table:style-name="ce88" office:value-type="float" office:value="1.87" calcext:value-type="float">
            <text:p>1,870</text:p>
          </table:table-cell>
          <table:table-cell table:style-name="ce96"/>
          <table:table-cell table:style-name="ce81" office:value-type="string" calcext:value-type="string">
            <text:p>IRFP250NPBF</text:p>
          </table:table-cell>
          <table:table-cell table:style-name="ce88" office:value-type="float" office:value="1.87" calcext:value-type="float">
            <text:p>1,870</text:p>
          </table:table-cell>
          <table:table-cell table:style-name="ce96"/>
          <table:table-cell table:style-name="ce81" office:value-type="string" calcext:value-type="string">
            <text:p>541-0042</text:p>
          </table:table-cell>
          <table:table-cell table:style-name="ce81" office:value-type="string" calcext:value-type="string">
            <text:p>IRFP250NPBF</text:p>
          </table:table-cell>
          <table:table-cell table:style-name="ce88" office:value-type="float" office:value="2.1" calcext:value-type="float">
            <text:p>2,100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IRFP250NPBF</text:p>
          </table:table-cell>
          <table:table-cell table:style-name="ce121" office:value-type="float" office:value="1.06" calcext:value-type="float">
            <text:p>1,060</text:p>
          </table:table-cell>
          <table:table-cell table:style-name="ce96" office:value-type="float" office:value="1" calcext:value-type="float">
            <text:p>1</text:p>
          </table:table-cell>
          <table:table-cell table:style-name="ce128" office:value-type="float" office:value="2" calcext:value-type="float">
            <text:p>2</text:p>
          </table:table-cell>
          <table:table-cell table:style-name="ce96" table:formula="of:=IF([.Y168]&lt;&gt;&quot;&quot;;&quot;&quot;;[.G168])">
            <text:p/>
          </table:table-cell>
          <table:table-cell table:style-name="ce140" table:formula="of:=IF([.AB168]=[.J168];&quot;Farnell&quot;; IF([.AB168]=[.M168]; &quot;Digikey&quot;; IF([.AB168]=[.P168]; &quot;Mouser&quot;; IF([.AB168]=[.T168]; &quot;RS&quot;; IF([.AB168]=[.W168]; &quot;TME&quot;)))))" office:value-type="string" office:string-value="TME" calcext:value-type="string">
            <text:p>TME</text:p>
          </table:table-cell>
          <table:table-cell table:style-name="ce147" table:formula="of:=IF([.G168]&lt;&gt;&quot;&quot;;MIN([.J168];[.M168];[.P168];[.T168];[.W168]);&quot;&quot;)" office:value-type="currency" office:currency="EUR" office:value="1.06" calcext:value-type="currency">
            <text:p>1,06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168]*[.AC168]" office:value-type="float" office:value="2.12" calcext:value-type="float">
            <text:p>2,120</text:p>
          </table:table-cell>
          <table:table-cell table:number-columns-repeated="994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BC857C</text:p>
          </table:table-cell>
          <table:table-cell table:style-name="ce27" office:value-type="string" calcext:value-type="string">
            <text:p>SOT-23</text:p>
          </table:table-cell>
          <table:table-cell table:style-name="ce40" office:value-type="string" calcext:value-type="string">
            <text:p>Q5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69]=&quot;Power board&quot;;[.B169]*2;[.B169])" office:value-type="float" office:value="2" calcext:value-type="float">
            <text:p>2</text:p>
          </table:table-cell>
          <table:table-cell table:style-name="ce15" office:value-type="string" calcext:value-type="string">
            <text:p>8734771</text:p>
          </table:table-cell>
          <table:table-cell table:style-name="ce27" office:value-type="string" calcext:value-type="string">
            <text:p>BC857C,215</text:p>
          </table:table-cell>
          <table:table-cell table:style-name="ce61" office:value-type="float" office:value="0.022" calcext:value-type="float">
            <text:p>0,022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BC857CLT1G</text:p>
          </table:table-cell>
          <table:table-cell table:style-name="ce87" office:value-type="float" office:value="0.12" calcext:value-type="float">
            <text:p>0,120</text:p>
          </table:table-cell>
          <table:table-cell table:style-name="ce95"/>
          <table:table-cell table:style-name="ce80" office:value-type="string" calcext:value-type="string">
            <text:p>BC857CLT1G</text:p>
          </table:table-cell>
          <table:table-cell table:style-name="ce87" office:value-type="float" office:value="0.109" calcext:value-type="float">
            <text:p>0,109</text:p>
          </table:table-cell>
          <table:table-cell table:style-name="ce95"/>
          <table:table-cell table:style-name="ce105" office:value-type="string" calcext:value-type="string">
            <text:p>690-0105</text:p>
          </table:table-cell>
          <table:table-cell table:style-name="ce105" office:value-type="string" calcext:value-type="string">
            <text:p>BC857CLT1G</text:p>
          </table:table-cell>
          <table:table-cell table:style-name="ce87" office:value-type="float" office:value="0.102" calcext:value-type="float">
            <text:p>0,102</text:p>
          </table:table-cell>
          <table:table-cell table:style-name="ce95" office:value-type="float" office:value="25" calcext:value-type="float">
            <text:p>25</text:p>
          </table:table-cell>
          <table:table-cell table:style-name="ce117" office:value-type="string" calcext:value-type="string">
            <text:p>BC857C-DIO</text:p>
          </table:table-cell>
          <table:table-cell table:style-name="ce61" office:value-type="float" office:value="0.02" calcext:value-type="float">
            <text:p>0,020</text:p>
          </table:table-cell>
          <table:table-cell table:style-name="ce95" office:value-type="float" office:value="25" calcext:value-type="float">
            <text:p>25</text:p>
          </table:table-cell>
          <table:table-cell/>
          <table:table-cell table:formula="of:=IF([.Y169]&lt;&gt;&quot;&quot;;&quot;&quot;;[.G169])" office:value-type="float" office:value="2" calcext:value-type="float">
            <text:p>2</text:p>
          </table:table-cell>
          <table:table-cell table:style-name="ce139" table:formula="of:=IF([.AB169]=[.J169];&quot;Farnell&quot;; IF([.AB169]=[.M169]; &quot;Digikey&quot;; IF([.AB169]=[.P169]; &quot;Mouser&quot;; IF([.AB169]=[.T169]; &quot;RS&quot;; IF([.AB169]=[.W169]; &quot;TME&quot;)))))" office:value-type="string" office:string-value="TME" calcext:value-type="string">
            <text:p>TME</text:p>
          </table:table-cell>
          <table:table-cell table:style-name="ce146" table:formula="of:=IF([.G169]&lt;&gt;&quot;&quot;;MIN([.J169];[.M169];[.P169];[.T169];[.W169]);&quot;&quot;)" office:value-type="currency" office:currency="EUR" office:value="0.02" calcext:value-type="currency">
            <text:p>0,020 €</text:p>
          </table:table-cell>
          <table:table-cell table:style-name="ce139" office:value-type="float" office:value="2" calcext:value-type="float">
            <text:p>2</text:p>
          </table:table-cell>
          <table:table-cell table:style-name="ce159" table:formula="of:=[.AB169]*[.AC169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 office:value-type="float" office:value="100" calcext:value-type="float">
            <text:p>100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BCP56-16.115</text:p>
          </table:table-cell>
          <table:table-cell table:style-name="ce28" office:value-type="string" calcext:value-type="string">
            <text:p>SOT-223</text:p>
          </table:table-cell>
          <table:table-cell table:style-name="ce28" office:value-type="string" calcext:value-type="string">
            <text:p>Q7, Q9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70]=&quot;Power board&quot;;[.B170]*2;[.B170])" office:value-type="float" office:value="4" calcext:value-type="float">
            <text:p>4</text:p>
          </table:table-cell>
          <table:table-cell table:style-name="ce53" office:value-type="string" calcext:value-type="string">
            <text:p>1081258</text:p>
          </table:table-cell>
          <table:table-cell table:style-name="ce59" office:value-type="string" calcext:value-type="string">
            <text:p>BCP56-16,115</text:p>
          </table:table-cell>
          <table:table-cell table:style-name="ce62" office:value-type="float" office:value="0.256" calcext:value-type="float">
            <text:p>0,256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BCP56-16T1G</text:p>
          </table:table-cell>
          <table:table-cell table:style-name="ce88" office:value-type="float" office:value="0.36" calcext:value-type="float">
            <text:p>0,360</text:p>
          </table:table-cell>
          <table:table-cell table:style-name="ce96"/>
          <table:table-cell table:style-name="ce81" office:value-type="string" calcext:value-type="string">
            <text:p>BCP56-16,115</text:p>
          </table:table-cell>
          <table:table-cell table:style-name="ce88" office:value-type="float" office:value="0.34" calcext:value-type="float">
            <text:p>0,340</text:p>
          </table:table-cell>
          <table:table-cell table:style-name="ce96"/>
          <table:table-cell table:style-name="ce81" office:value-type="string" calcext:value-type="string">
            <text:p>773-7633</text:p>
          </table:table-cell>
          <table:table-cell table:style-name="ce81" office:value-type="string" calcext:value-type="string">
            <text:p>BCP56-16T3G</text:p>
          </table:table-cell>
          <table:table-cell table:style-name="ce88" office:value-type="float" office:value="0.242" calcext:value-type="float">
            <text:p>0,242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BCP56-16.115</text:p>
          </table:table-cell>
          <table:table-cell table:style-name="ce121" office:value-type="float" office:value="0.106" calcext:value-type="float">
            <text:p>0,106</text:p>
          </table:table-cell>
          <table:table-cell table:style-name="ce96" office:value-type="float" office:value="5" calcext:value-type="float">
            <text:p>5</text:p>
          </table:table-cell>
          <table:table-cell table:style-name="ce128"/>
          <table:table-cell table:style-name="ce96" table:formula="of:=IF([.Y170]&lt;&gt;&quot;&quot;;&quot;&quot;;[.G170])" office:value-type="float" office:value="4" calcext:value-type="float">
            <text:p>4</text:p>
          </table:table-cell>
          <table:table-cell table:style-name="ce140" table:formula="of:=IF([.AB170]=[.J170];&quot;Farnell&quot;; IF([.AB170]=[.M170]; &quot;Digikey&quot;; IF([.AB170]=[.P170]; &quot;Mouser&quot;; IF([.AB170]=[.T170]; &quot;RS&quot;; IF([.AB170]=[.W170]; &quot;TME&quot;)))))" office:value-type="string" office:string-value="TME" calcext:value-type="string">
            <text:p>TME</text:p>
          </table:table-cell>
          <table:table-cell table:style-name="ce147" table:formula="of:=IF([.G170]&lt;&gt;&quot;&quot;;MIN([.J170];[.M170];[.P170];[.T170];[.W170]);&quot;&quot;)" office:value-type="currency" office:currency="EUR" office:value="0.106" calcext:value-type="currency">
            <text:p>0,106 €</text:p>
          </table:table-cell>
          <table:table-cell table:style-name="ce140" office:value-type="float" office:value="4" calcext:value-type="float">
            <text:p>4</text:p>
          </table:table-cell>
          <table:table-cell table:style-name="ce159" table:formula="of:=[.AB170]*[.AC170]" office:value-type="float" office:value="0.424" calcext:value-type="float">
            <text:p>0,424</text:p>
          </table:table-cell>
          <table:table-cell table:number-columns-repeated="994"/>
        </table:table-row>
        <table:table-row table:style-name="ro3">
          <table:table-cell table:style-name="ce3"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IRFR5410</text:p>
          </table:table-cell>
          <table:table-cell table:style-name="ce27" office:value-type="string" calcext:value-type="string">
            <text:p>TO-252</text:p>
          </table:table-cell>
          <table:table-cell table:style-name="ce40" office:value-type="string" calcext:value-type="string">
            <text:p>Q8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71]=&quot;Power board&quot;;[.B171]*2;[.B171])" office:value-type="float" office:value="2" calcext:value-type="float">
            <text:p>2</text:p>
          </table:table-cell>
          <table:table-cell table:style-name="ce15" office:value-type="float" office:value="2468040" calcext:value-type="float">
            <text:p>2468040</text:p>
          </table:table-cell>
          <table:table-cell table:style-name="ce27" office:value-type="string" calcext:value-type="string">
            <text:p>IRFR5410TRPBF</text:p>
          </table:table-cell>
          <table:table-cell table:style-name="ce61" office:value-type="float" office:value="1.05" calcext:value-type="float">
            <text:p>1,05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IRFR5410PBF</text:p>
          </table:table-cell>
          <table:table-cell table:style-name="ce87" office:value-type="float" office:value="0.85" calcext:value-type="float">
            <text:p>0,850</text:p>
          </table:table-cell>
          <table:table-cell table:style-name="ce95"/>
          <table:table-cell table:style-name="ce80" office:value-type="string" calcext:value-type="string">
            <text:p>IRFR5410PBF</text:p>
          </table:table-cell>
          <table:table-cell table:style-name="ce87" office:value-type="float" office:value="0.842" calcext:value-type="float">
            <text:p>0,842</text:p>
          </table:table-cell>
          <table:table-cell table:style-name="ce95"/>
          <table:table-cell table:style-name="ce105" office:value-type="string" calcext:value-type="string">
            <text:p>784-0303</text:p>
          </table:table-cell>
          <table:table-cell table:style-name="ce105" office:value-type="string" calcext:value-type="string">
            <text:p>IRFR5410PBF</text:p>
          </table:table-cell>
          <table:table-cell table:style-name="ce87" office:value-type="float" office:value="0.977" calcext:value-type="float">
            <text:p>0,977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IRFR5410PBF</text:p>
          </table:table-cell>
          <table:table-cell table:style-name="ce61" office:value-type="float" office:value="0.55" calcext:value-type="float">
            <text:p>0,550</text:p>
          </table:table-cell>
          <table:table-cell table:style-name="ce95" office:value-type="float" office:value="1" calcext:value-type="float">
            <text:p>1</text:p>
          </table:table-cell>
          <table:table-cell/>
          <table:table-cell table:formula="of:=IF([.Y171]&lt;&gt;&quot;&quot;;&quot;&quot;;[.G171])" office:value-type="float" office:value="2" calcext:value-type="float">
            <text:p>2</text:p>
          </table:table-cell>
          <table:table-cell table:style-name="ce139" table:formula="of:=IF([.AB171]=[.J171];&quot;Farnell&quot;; IF([.AB171]=[.M171]; &quot;Digikey&quot;; IF([.AB171]=[.P171]; &quot;Mouser&quot;; IF([.AB171]=[.T171]; &quot;RS&quot;; IF([.AB171]=[.W171]; &quot;TME&quot;)))))" office:value-type="string" office:string-value="TME" calcext:value-type="string">
            <text:p>TME</text:p>
          </table:table-cell>
          <table:table-cell table:style-name="ce146" table:formula="of:=IF([.G171]&lt;&gt;&quot;&quot;;MIN([.J171];[.M171];[.P171];[.T171];[.W171]);&quot;&quot;)" office:value-type="currency" office:currency="EUR" office:value="0.55" calcext:value-type="currency">
            <text:p>0,550 €</text:p>
          </table:table-cell>
          <table:table-cell table:style-name="ce139" office:value-type="float" office:value="2" calcext:value-type="float">
            <text:p>2</text:p>
          </table:table-cell>
          <table:table-cell table:style-name="ce159" table:formula="of:=[.AB171]*[.AC171]" office:value-type="float" office:value="1.1" calcext:value-type="float">
            <text:p>1,100</text:p>
          </table:table-cell>
          <table:table-cell table:style-name="ce171" table:number-columns-repeated="987"/>
          <table:table-cell table:number-columns-repeated="7"/>
        </table:table-row>
        <table:table-row table:style-name="ro7">
          <table:table-cell table:style-name="ce3" office:value-type="float" office:value="102" calcext:value-type="float">
            <text:p>102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0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3, R21, R57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72]=&quot;Power board&quot;;[.B172]*2;[.B172])" office:value-type="float" office:value="6" calcext:value-type="float">
            <text:p>6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0R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JP1, JP2, JP9, R73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73]=&quot;Power board&quot;;[.B173]*2;[.B173])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0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73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174]=&quot;Power board&quot;;[.B174]*2;[.B174])" office:value-type="float" office:value="1" calcext:value-type="float">
            <text:p>1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10">
          <table:table-cell table:style-name="ce3"/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0R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JP4, JP5, JP6, JP7, JP8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175]=&quot;Power board&quot;;[.B175]*2;[.B175])" office:value-type="float" office:value="5" calcext:value-type="float">
            <text:p>5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172:.G175])" office:value-type="float" office:value="20" calcext:value-type="float">
            <text:p>20</text:p>
          </table:table-cell>
          <table:table-cell table:style-name="ce53" office:value-type="float" office:value="9233750" calcext:value-type="float">
            <text:p>9233750</text:p>
          </table:table-cell>
          <table:table-cell table:style-name="ce59" office:value-type="string" calcext:value-type="string">
            <text:p>RC0805JR-070RL</text:p>
          </table:table-cell>
          <table:table-cell table:style-name="ce62" office:value-type="float" office:value="0.0095" calcext:value-type="float">
            <text:p>0,010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2012J000CS</text:p>
          </table:table-cell>
          <table:table-cell table:style-name="ce88" office:value-type="float" office:value="0.014" calcext:value-type="float">
            <text:p>0,014</text:p>
          </table:table-cell>
          <table:table-cell table:style-name="ce96"/>
          <table:table-cell table:style-name="ce81" office:value-type="string" calcext:value-type="string">
            <text:p>RC0805JR-070RL</text:p>
          </table:table-cell>
          <table:table-cell table:style-name="ce88" office:value-type="float" office:value="0.012" calcext:value-type="float">
            <text:p>0,012</text:p>
          </table:table-cell>
          <table:table-cell table:style-name="ce96"/>
          <table:table-cell table:style-name="ce81" office:value-type="string" calcext:value-type="string">
            <text:p>679-0800</text:p>
          </table:table-cell>
          <table:table-cell table:style-name="ce81" office:value-type="string" calcext:value-type="string">
            <text:p>CRCW08050000Z0EA</text:p>
          </table:table-cell>
          <table:table-cell table:style-name="ce88" office:value-type="float" office:value="0.02" calcext:value-type="float">
            <text:p>0,020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SMD0805-0R</text:p>
          </table:table-cell>
          <table:table-cell table:style-name="ce121" office:value-type="float" office:value="0.006" calcext:value-type="float">
            <text:p>0,006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176]&lt;&gt;&quot;&quot;;&quot;&quot;;[.G176])" office:value-type="float" office:value="20" calcext:value-type="float">
            <text:p>20</text:p>
          </table:table-cell>
          <table:table-cell table:style-name="ce140" table:formula="of:=IF([.AB176]=[.J176];&quot;Farnell&quot;; IF([.AB176]=[.M176]; &quot;Digikey&quot;; IF([.AB176]=[.P176]; &quot;Mouser&quot;; IF([.AB176]=[.T176]; &quot;RS&quot;; IF([.AB176]=[.W176]; &quot;TME&quot;)))))" office:value-type="string" office:string-value="TME" calcext:value-type="string">
            <text:p>TME</text:p>
          </table:table-cell>
          <table:table-cell table:style-name="ce147" table:formula="of:=IF([.G176]&lt;&gt;&quot;&quot;;MIN([.J176];[.M176];[.P176];[.T176];[.W176]);&quot;&quot;)" office:value-type="currency" office:currency="EUR" office:value="0.006" calcext:value-type="currency">
            <text:p>0,006 €</text:p>
          </table:table-cell>
          <table:table-cell table:style-name="ce140" office:value-type="float" office:value="15" calcext:value-type="float">
            <text:p>15</text:p>
          </table:table-cell>
          <table:table-cell table:style-name="ce159" table:formula="of:=[.AB176]*[.AC176]" office:value-type="float" office:value="0.09" calcext:value-type="float">
            <text:p>0,09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103" calcext:value-type="float">
            <text:p>103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100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1, R14, R77, R79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78]=&quot;Power board&quot;;[.B178]*2;[.B178])" office:value-type="float" office:value="8" calcext:value-type="float">
            <text:p>8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00K 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143, R154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179]=&quot;Power board&quot;;[.B179]*2;[.B179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178:.G179])" office:value-type="float" office:value="10" calcext:value-type="float">
            <text:p>10</text:p>
          </table:table-cell>
          <table:table-cell table:style-name="ce53" office:value-type="float" office:value="2352619" calcext:value-type="float">
            <text:p>2352619</text:p>
          </table:table-cell>
          <table:table-cell table:style-name="ce59" office:value-type="string" calcext:value-type="string">
            <text:p>RCV0805100KFKEA</text:p>
          </table:table-cell>
          <table:table-cell table:style-name="ce62" office:value-type="float" office:value="0.08" calcext:value-type="float">
            <text:p>0,080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100K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100K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81" office:value-type="string" calcext:value-type="string">
            <text:p>223-0691</text:p>
          </table:table-cell>
          <table:table-cell table:style-name="ce81" office:value-type="string" calcext:value-type="string">
            <text:p>CRG0805F100K</text:p>
          </table:table-cell>
          <table:table-cell table:style-name="ce88" office:value-type="float" office:value="0.007" calcext:value-type="float">
            <text:p>0,007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SMD0805-100K-1%</text:p>
          </table:table-cell>
          <table:table-cell table:style-name="ce121" office:value-type="float" office:value="0.00807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180]&lt;&gt;&quot;&quot;;&quot;&quot;;[.G180])" office:value-type="float" office:value="10" calcext:value-type="float">
            <text:p>10</text:p>
          </table:table-cell>
          <table:table-cell table:style-name="ce140" table:formula="of:=IF([.AB180]=[.J180];&quot;Farnell&quot;; IF([.AB180]=[.M180]; &quot;Digikey&quot;; IF([.AB180]=[.P180]; &quot;Mouser&quot;; IF([.AB180]=[.T180]; &quot;RS&quot;; IF([.AB180]=[.W180]; &quot;TME&quot;)))))" office:value-type="string" office:string-value="RS" calcext:value-type="string">
            <text:p>RS</text:p>
          </table:table-cell>
          <table:table-cell table:style-name="ce147" table:formula="of:=IF([.G180]&lt;&gt;&quot;&quot;;MIN([.J180];[.M180];[.P180];[.T180];[.W180]);&quot;&quot;)" office:value-type="currency" office:currency="EUR" office:value="0.007" calcext:value-type="currency">
            <text:p>0,007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180]*[.AC180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 office:value-type="float" office:value="104" calcext:value-type="float">
            <text:p>104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00K <text:span text:style-name="T2">0.1%</text:span>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49, R59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82]=&quot;Power board&quot;;[.B182]*2;[.B182])" office:value-type="float" office:value="4" calcext:value-type="float">
            <text:p>4</text:p>
          </table:table-cell>
          <table:table-cell table:style-name="ce53" office:value-type="float" office:value="1577686" calcext:value-type="float">
            <text:p>1577686</text:p>
          </table:table-cell>
          <table:table-cell table:style-name="ce59" office:value-type="string" calcext:value-type="string">
            <text:p>ERA6AEB104V</text:p>
          </table:table-cell>
          <table:table-cell table:style-name="ce62" office:value-type="float" office:value="0.205" calcext:value-type="float">
            <text:p>0,205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RT0805BRD07100KL</text:p>
          </table:table-cell>
          <table:table-cell table:style-name="ce88" office:value-type="float" office:value="0.35" calcext:value-type="float">
            <text:p>0,350</text:p>
          </table:table-cell>
          <table:table-cell table:style-name="ce96"/>
          <table:table-cell table:style-name="ce81" office:value-type="string" calcext:value-type="string">
            <text:p>CPF0805B100KE</text:p>
          </table:table-cell>
          <table:table-cell table:style-name="ce88" office:value-type="float" office:value="0.095" calcext:value-type="float">
            <text:p>0,095</text:p>
          </table:table-cell>
          <table:table-cell table:style-name="ce96"/>
          <table:table-cell table:style-name="ce81" office:value-type="string" calcext:value-type="string">
            <text:p>666-2673</text:p>
          </table:table-cell>
          <table:table-cell table:style-name="ce81" office:value-type="string" calcext:value-type="string">
            <text:p>CPF0805B100KE</text:p>
          </table:table-cell>
          <table:table-cell table:style-name="ce88" office:value-type="float" office:value="0.112" calcext:value-type="float">
            <text:p>0,112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RN73C2A100KBTDF</text:p>
          </table:table-cell>
          <table:table-cell table:style-name="ce121" office:value-type="float" office:value="0.513" calcext:value-type="float">
            <text:p>0,513</text:p>
          </table:table-cell>
          <table:table-cell table:style-name="ce96" office:value-type="float" office:value="2" calcext:value-type="float">
            <text:p>2</text:p>
          </table:table-cell>
          <table:table-cell table:style-name="ce128"/>
          <table:table-cell table:style-name="ce96" table:formula="of:=IF([.Y182]&lt;&gt;&quot;&quot;;&quot;&quot;;[.G182])" office:value-type="float" office:value="4" calcext:value-type="float">
            <text:p>4</text:p>
          </table:table-cell>
          <table:table-cell table:style-name="ce140" table:formula="of:=IF([.AB182]=[.J182];&quot;Farnell&quot;; IF([.AB182]=[.M182]; &quot;Digikey&quot;; IF([.AB182]=[.P182]; &quot;Mouser&quot;; IF([.AB182]=[.T182]; &quot;RS&quot;; IF([.AB182]=[.W182]; &quot;TME&quot;)))))" office:value-type="string" office:string-value="Mouser" calcext:value-type="string">
            <text:p>Mouser</text:p>
          </table:table-cell>
          <table:table-cell table:style-name="ce147" table:formula="of:=IF([.G182]&lt;&gt;&quot;&quot;;MIN([.J182];[.M182];[.P182];[.T182];[.W182]);&quot;&quot;)" office:value-type="currency" office:currency="EUR" office:value="0.095" calcext:value-type="currency">
            <text:p>0,095 €</text:p>
          </table:table-cell>
          <table:table-cell table:style-name="ce140" office:value-type="float" office:value="4" calcext:value-type="float">
            <text:p>4</text:p>
          </table:table-cell>
          <table:table-cell table:style-name="ce159" table:formula="of:=[.AB182]*[.AC182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0R 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127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183]=&quot;Power board&quot;;[.B183]*2;[.B183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00R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64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184]=&quot;Power board&quot;;[.B184]*2;[.B184])" office:value-type="float" office:value="1" calcext:value-type="float">
            <text:p>1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100R 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5, R6, R43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85]=&quot;Power board&quot;;[.B185]*2;[.B185])" office:value-type="float" office:value="6" calcext:value-type="float">
            <text:p>6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183:.G185])" office:value-type="float" office:value="8" calcext:value-type="float">
            <text:p>8</text:p>
          </table:table-cell>
          <table:table-cell table:style-name="ce53" office:value-type="string" calcext:value-type="string">
            <text:p>9332375</text:p>
          </table:table-cell>
          <table:table-cell table:style-name="ce59" office:value-type="string" calcext:value-type="string">
            <text:p>MC01W08051100R</text:p>
          </table:table-cell>
          <table:table-cell table:style-name="ce62" office:value-type="float" office:value="0.002" calcext:value-type="float">
            <text:p>0,00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100R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100R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81" office:value-type="string" calcext:value-type="string">
            <text:p>679-0807</text:p>
          </table:table-cell>
          <table:table-cell table:style-name="ce81" office:value-type="string" calcext:value-type="string">
            <text:p>CRCW0805100RFKEA</text:p>
          </table:table-cell>
          <table:table-cell table:style-name="ce88" office:value-type="float" office:value="0.031" calcext:value-type="float">
            <text:p>0,031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100R</text:p>
          </table:table-cell>
          <table:table-cell table:style-name="ce121" office:value-type="float" office:value="0.008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186]&lt;&gt;&quot;&quot;;&quot;&quot;;[.G186])" office:value-type="float" office:value="8" calcext:value-type="float">
            <text:p>8</text:p>
          </table:table-cell>
          <table:table-cell table:style-name="ce140" table:formula="of:=IF([.AB186]=[.J186];&quot;Farnell&quot;; IF([.AB186]=[.M186]; &quot;Digikey&quot;; IF([.AB186]=[.P186]; &quot;Mouser&quot;; IF([.AB186]=[.T186]; &quot;RS&quot;; IF([.AB186]=[.W186]; &quot;TME&quot;)))))" office:value-type="string" office:string-value="Farnell" calcext:value-type="string">
            <text:p>Farnell</text:p>
          </table:table-cell>
          <table:table-cell table:style-name="ce147" table:formula="of:=IF([.G186]&lt;&gt;&quot;&quot;;MIN([.J186];[.M186];[.P186];[.T186];[.W186]);&quot;&quot;)" office:value-type="currency" office:currency="EUR" office:value="0.002" calcext:value-type="currency">
            <text:p>0,002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186]*[.AC186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7">
          <table:table-cell table:style-name="ce3" office:value-type="float" office:value="106" calcext:value-type="float">
            <text:p>106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0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25, R131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188]=&quot;Power board&quot;;[.B188]*2;[.B188])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10">
          <table:table-cell table:style-name="ce3"/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10K 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147, R153, R157, R170, R172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189]=&quot;Power board&quot;;[.B189]*2;[.B189])" office:value-type="float" office:value="5" calcext:value-type="float">
            <text:p>5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12">
          <table:table-cell table:style-name="ce3"/>
          <table:table-cell table:style-name="ce10" office:value-type="float" office:value="16" calcext:value-type="float">
            <text:p>16</text:p>
          </table:table-cell>
          <table:table-cell table:style-name="ce16" office:value-type="string" calcext:value-type="string">
            <text:p>10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9, R10, R22, R23, R29, R45, R52, R54, R61, R75, R76, R78, R86, R98, R99, R106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90]=&quot;Power board&quot;;[.B190]*2;[.B190])" office:value-type="float" office:value="32" calcext:value-type="float">
            <text:p>3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188:.G190])" office:value-type="float" office:value="39" calcext:value-type="float">
            <text:p>39</text:p>
          </table:table-cell>
          <table:table-cell table:style-name="ce15" office:value-type="float" office:value="9237755" calcext:value-type="float">
            <text:p>9237755</text:p>
          </table:table-cell>
          <table:table-cell table:style-name="ce27" office:value-type="string" calcext:value-type="string">
            <text:p>RC0805FR-0710KL</text:p>
          </table:table-cell>
          <table:table-cell table:style-name="ce61" office:value-type="float" office:value="0.0113" calcext:value-type="float">
            <text:p>0,011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RC0805FR-0710KL</text:p>
          </table:table-cell>
          <table:table-cell table:style-name="ce87" office:value-type="float" office:value="0.019" calcext:value-type="float">
            <text:p>0,019</text:p>
          </table:table-cell>
          <table:table-cell table:style-name="ce95"/>
          <table:table-cell table:style-name="ce80" office:value-type="string" calcext:value-type="string">
            <text:p>RC0805FR-0710KL</text:p>
          </table:table-cell>
          <table:table-cell table:style-name="ce87" office:value-type="float" office:value="0.015" calcext:value-type="float">
            <text:p>0,015</text:p>
          </table:table-cell>
          <table:table-cell table:style-name="ce95"/>
          <table:table-cell table:style-name="ce105" office:value-type="string" calcext:value-type="string">
            <text:p>223-0562</text:p>
          </table:table-cell>
          <table:table-cell table:style-name="ce105" office:value-type="string" calcext:value-type="string">
            <text:p>CRG0805F10K</text:p>
          </table:table-cell>
          <table:table-cell table:style-name="ce87" office:value-type="float" office:value="0.021" calcext:value-type="float">
            <text:p>0,021</text:p>
          </table:table-cell>
          <table:table-cell table:style-name="ce95" office:value-type="float" office:value="50" calcext:value-type="float">
            <text:p>50</text:p>
          </table:table-cell>
          <table:table-cell table:style-name="ce117" office:value-type="string" calcext:value-type="string">
            <text:p>RC0805FR-0710K</text:p>
          </table:table-cell>
          <table:table-cell table:style-name="ce61" office:value-type="float" office:value="0.0077" calcext:value-type="float">
            <text:p>0,008</text:p>
          </table:table-cell>
          <table:table-cell table:style-name="ce95" office:value-type="float" office:value="100" calcext:value-type="float">
            <text:p>100</text:p>
          </table:table-cell>
          <table:table-cell/>
          <table:table-cell table:formula="of:=IF([.Y191]&lt;&gt;&quot;&quot;;&quot;&quot;;[.G191])" office:value-type="float" office:value="39" calcext:value-type="float">
            <text:p>39</text:p>
          </table:table-cell>
          <table:table-cell table:style-name="ce139" table:formula="of:=IF([.AB191]=[.J191];&quot;Farnell&quot;; IF([.AB191]=[.M191]; &quot;Digikey&quot;; IF([.AB191]=[.P191]; &quot;Mouser&quot;; IF([.AB191]=[.T191]; &quot;RS&quot;; IF([.AB191]=[.W191]; &quot;TME&quot;)))))" office:value-type="string" office:string-value="TME" calcext:value-type="string">
            <text:p>TME</text:p>
          </table:table-cell>
          <table:table-cell table:style-name="ce146" table:formula="of:=IF([.G191]&lt;&gt;&quot;&quot;;MIN([.J191];[.M191];[.P191];[.T191];[.W191]);&quot;&quot;)" office:value-type="currency" office:currency="EUR" office:value="0.0077" calcext:value-type="currency">
            <text:p>0,008 €</text:p>
          </table:table-cell>
          <table:table-cell table:style-name="ce139" office:value-type="float" office:value="40" calcext:value-type="float">
            <text:p>40</text:p>
          </table:table-cell>
          <table:table-cell table:style-name="ce159" table:formula="of:=[.AB191]*[.AC191]" office:value-type="float" office:value="0.308" calcext:value-type="float">
            <text:p>0,308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R 1%</text:p>
          </table:table-cell>
          <table:table-cell table:style-name="ce27" office:value-type="string" calcext:value-type="string">
            <text:p>1206</text:p>
          </table:table-cell>
          <table:table-cell table:style-name="ce40" office:value-type="string" calcext:value-type="string">
            <text:p>R120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193]=&quot;Power board&quot;;[.B193]*2;[.B193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0R 1%</text:p>
          </table:table-cell>
          <table:table-cell table:style-name="ce28" office:value-type="string" calcext:value-type="string">
            <text:p>1206</text:p>
          </table:table-cell>
          <table:table-cell table:style-name="ce28" office:value-type="string" calcext:value-type="string">
            <text:p>R151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194]=&quot;Power board&quot;;[.B194]*2;[.B194])" office:value-type="float" office:value="1" calcext:value-type="float">
            <text:p>1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7">
          <table:table-cell table:style-name="ce3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10R 1%</text:p>
          </table:table-cell>
          <table:table-cell table:style-name="ce27" office:value-type="string" calcext:value-type="string">
            <text:p>1206</text:p>
          </table:table-cell>
          <table:table-cell table:style-name="ce40" office:value-type="string" calcext:value-type="string">
            <text:p>R8, R18, R85, R174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95]=&quot;Power board&quot;;[.B195]*2;[.B195])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193:.G195])" office:value-type="float" office:value="10" calcext:value-type="float">
            <text:p>10</text:p>
          </table:table-cell>
          <table:table-cell table:style-name="ce53" office:value-type="string" calcext:value-type="string">
            <text:p>9236643</text:p>
          </table:table-cell>
          <table:table-cell table:style-name="ce59" office:value-type="string" calcext:value-type="string">
            <text:p>RC1206FR-0710RL</text:p>
          </table:table-cell>
          <table:table-cell table:style-name="ce62" office:value-type="float" office:value="0.017" calcext:value-type="float">
            <text:p>0,017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1206FR-0710RL</text:p>
          </table:table-cell>
          <table:table-cell table:style-name="ce88" office:value-type="float" office:value="0.029" calcext:value-type="float">
            <text:p>0,029</text:p>
          </table:table-cell>
          <table:table-cell table:style-name="ce96"/>
          <table:table-cell table:style-name="ce81" office:value-type="string" calcext:value-type="string">
            <text:p>RC1206FR-0710RL</text:p>
          </table:table-cell>
          <table:table-cell table:style-name="ce88" office:value-type="float" office:value="0.022" calcext:value-type="float">
            <text:p>0,022</text:p>
          </table:table-cell>
          <table:table-cell table:style-name="ce96"/>
          <table:table-cell table:style-name="ce81" office:value-type="string" calcext:value-type="string">
            <text:p>740-9085</text:p>
          </table:table-cell>
          <table:table-cell table:style-name="ce81" office:value-type="string" calcext:value-type="string">
            <text:p>CR1206-FX-10R0ELF</text:p>
          </table:table-cell>
          <table:table-cell table:style-name="ce88" office:value-type="float" office:value="0.028" calcext:value-type="float">
            <text:p>0,028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CRCW120610R0FKTABC</text:p>
          </table:table-cell>
          <table:table-cell table:style-name="ce121" office:value-type="float" office:value="0.0137" calcext:value-type="float">
            <text:p>0,014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196]&lt;&gt;&quot;&quot;;&quot;&quot;;[.G196])" office:value-type="float" office:value="10" calcext:value-type="float">
            <text:p>10</text:p>
          </table:table-cell>
          <table:table-cell table:style-name="ce140" table:formula="of:=IF([.AB196]=[.J196];&quot;Farnell&quot;; IF([.AB196]=[.M196]; &quot;Digikey&quot;; IF([.AB196]=[.P196]; &quot;Mouser&quot;; IF([.AB196]=[.T196]; &quot;RS&quot;; IF([.AB196]=[.W196]; &quot;TME&quot;)))))" office:value-type="string" office:string-value="TME" calcext:value-type="string">
            <text:p>TME</text:p>
          </table:table-cell>
          <table:table-cell table:style-name="ce147" table:formula="of:=IF([.G196]&lt;&gt;&quot;&quot;;MIN([.J196];[.M196];[.P196];[.T196];[.W196]);&quot;&quot;)" office:value-type="currency" office:currency="EUR" office:value="0.0137" calcext:value-type="currency">
            <text:p>0,014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196]*[.AC196]" office:value-type="float" office:value="0.137" calcext:value-type="float">
            <text:p>0,137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 office:value-type="float" office:value="108" calcext:value-type="float">
            <text:p>108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2K4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52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198]=&quot;Power board&quot;;[.B198]*2;[.B198])" office:value-type="float" office:value="1" calcext:value-type="float">
            <text:p>1</text:p>
          </table:table-cell>
          <table:table-cell table:style-name="ce53" office:value-type="float" office:value="2141850" calcext:value-type="float">
            <text:p>2141850</text:p>
          </table:table-cell>
          <table:table-cell table:style-name="ce59" office:value-type="string" calcext:value-type="string">
            <text:p>MC01W0805112K4</text:p>
          </table:table-cell>
          <table:table-cell table:style-name="ce62" office:value-type="float" office:value="0.0023" calcext:value-type="float">
            <text:p>0,00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12K4L</text:p>
          </table:table-cell>
          <table:table-cell table:style-name="ce88" office:value-type="float" office:value="0.09" calcext:value-type="float">
            <text:p>0,090</text:p>
          </table:table-cell>
          <table:table-cell table:style-name="ce96"/>
          <table:table-cell table:style-name="ce81" office:value-type="string" calcext:value-type="string">
            <text:p>RC0805FR-0712K4L</text:p>
          </table:table-cell>
          <table:table-cell table:style-name="ce88" office:value-type="float" office:value="0.091" calcext:value-type="float">
            <text:p>0,091</text:p>
          </table:table-cell>
          <table:table-cell table:style-name="ce96"/>
          <table:table-cell table:style-name="ce81" office:value-type="string" calcext:value-type="string">
            <text:p>679-0863</text:p>
          </table:table-cell>
          <table:table-cell table:style-name="ce81" office:value-type="string" calcext:value-type="string">
            <text:p>CRCW080512K4FKEA</text:p>
          </table:table-cell>
          <table:table-cell table:style-name="ce88" office:value-type="float" office:value="0.008" calcext:value-type="float">
            <text:p>0,008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/>
          <table:table-cell table:style-name="ce96" table:formula="of:=IF([.Y198]&lt;&gt;&quot;&quot;;&quot;&quot;;[.G198])" office:value-type="float" office:value="1" calcext:value-type="float">
            <text:p>1</text:p>
          </table:table-cell>
          <table:table-cell table:style-name="ce140" table:formula="of:=IF([.AB198]=[.J198];&quot;Farnell&quot;; IF([.AB198]=[.M198]; &quot;Digikey&quot;; IF([.AB198]=[.P198]; &quot;Mouser&quot;; IF([.AB198]=[.T198]; &quot;RS&quot;; IF([.AB198]=[.W198]; &quot;TME&quot;)))))" office:value-type="string" office:string-value="Farnell" calcext:value-type="string">
            <text:p>Farnell</text:p>
          </table:table-cell>
          <table:table-cell table:style-name="ce147" table:formula="of:=IF([.G198]&lt;&gt;&quot;&quot;;MIN([.J198];[.M198];[.P198];[.T198];[.W198]);&quot;&quot;)" office:value-type="currency" office:currency="EUR" office:value="0.0023" calcext:value-type="currency">
            <text:p>0,002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198]*[.AC198]" office:value-type="float" office:value="0.023" calcext:value-type="float">
            <text:p>0,023</text:p>
          </table:table-cell>
          <table:table-cell table:number-columns-repeated="994"/>
        </table:table-row>
        <table:table-row table:style-name="ro6">
          <table:table-cell table:style-name="ce3"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8-22R / 7W</text:p>
          </table:table-cell>
          <table:table-cell table:style-name="ce27" office:value-type="string" calcext:value-type="string">
            <text:p>THT, RM 5mm, radial, max. Height 40 mm</text:p>
          </table:table-cell>
          <table:table-cell table:style-name="ce40" office:value-type="string" calcext:value-type="string">
            <text:p>R107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199]=&quot;Power board&quot;;[.B199]*2;[.B199])" office:value-type="float" office:value="1" calcext:value-type="float">
            <text:p>1</text:p>
          </table:table-cell>
          <table:table-cell table:style-name="ce15" office:value-type="float" office:value="1687978" calcext:value-type="float">
            <text:p>1687978</text:p>
          </table:table-cell>
          <table:table-cell table:style-name="ce27" office:value-type="string" calcext:value-type="string">
            <text:p>SQM7-22RJI</text:p>
          </table:table-cell>
          <table:table-cell table:style-name="ce61" office:value-type="float" office:value="0.474" calcext:value-type="float">
            <text:p>0,474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SQMW722RJ</text:p>
          </table:table-cell>
          <table:table-cell table:style-name="ce87" office:value-type="float" office:value="0.59" calcext:value-type="float">
            <text:p>0,590</text:p>
          </table:table-cell>
          <table:table-cell table:style-name="ce95"/>
          <table:table-cell table:style-name="ce80" office:value-type="string" calcext:value-type="string">
            <text:p>280-PRM7-20-RC</text:p>
          </table:table-cell>
          <table:table-cell table:style-name="ce87" office:value-type="float" office:value="0.378" calcext:value-type="float">
            <text:p>0,378</text:p>
          </table:table-cell>
          <table:table-cell table:style-name="ce95"/>
          <table:table-cell table:style-name="ce105" office:value-type="string" calcext:value-type="string">
            <text:p>199-8087</text:p>
          </table:table-cell>
          <table:table-cell table:style-name="ce105" office:value-type="string" calcext:value-type="string">
            <text:p>SQMW722RJ</text:p>
          </table:table-cell>
          <table:table-cell table:style-name="ce87" office:value-type="float" office:value="0.725" calcext:value-type="float">
            <text:p>0,725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 office:value-type="float" office:value="1" calcext:value-type="float">
            <text:p>1</text:p>
          </table:table-cell>
          <table:table-cell/>
          <table:table-cell table:style-name="ce139" table:formula="of:=IF([.AB199]=[.J199];&quot;Farnell&quot;; IF([.AB199]=[.M199]; &quot;Digikey&quot;; IF([.AB199]=[.P199]; &quot;Mouser&quot;; IF([.AB199]=[.T199]; &quot;RS&quot;; IF([.AB199]=[.W199]; &quot;TME&quot;)))))" office:value-type="string" office:string-value="Mouser" calcext:value-type="string">
            <text:p>Mouser</text:p>
          </table:table-cell>
          <table:table-cell table:style-name="ce146" table:formula="of:=IF([.G199]&lt;&gt;&quot;&quot;;MIN([.J199];[.M199];[.P199];[.T199];[.W199]);&quot;&quot;)" office:value-type="currency" office:currency="EUR" office:value="0.378" calcext:value-type="currency">
            <text:p>0,378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199]*[.AC199]" office:value-type="float" office:value="0.378" calcext:value-type="float">
            <text:p>0,378</text:p>
          </table:table-cell>
          <table:table-cell table:number-columns-repeated="994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6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18, R123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200]=&quot;Power board&quot;;[.B200]*2;[.B200])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6K 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25, R36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201]=&quot;Power board&quot;;[.B201]*2;[.B201])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200:.G201])" office:value-type="float" office:value="6" calcext:value-type="float">
            <text:p>6</text:p>
          </table:table-cell>
          <table:table-cell table:style-name="ce53" office:value-type="string" calcext:value-type="string">
            <text:p>9332677</text:p>
          </table:table-cell>
          <table:table-cell table:style-name="ce59" office:value-type="string" calcext:value-type="string">
            <text:p>MC01W0805116K</text:p>
          </table:table-cell>
          <table:table-cell table:style-name="ce62" office:value-type="float" office:value="0.002" calcext:value-type="float">
            <text:p>0,00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16K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16K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81" office:value-type="string" calcext:value-type="string">
            <text:p>679-0920</text:p>
          </table:table-cell>
          <table:table-cell table:style-name="ce81" office:value-type="string" calcext:value-type="string">
            <text:p>CRCW080516K0FKEA</text:p>
          </table:table-cell>
          <table:table-cell table:style-name="ce88" office:value-type="float" office:value="0.014" calcext:value-type="float">
            <text:p>0,014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SMD0805-16K-1%</text:p>
          </table:table-cell>
          <table:table-cell table:style-name="ce121" office:value-type="float" office:value="0.008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202]&lt;&gt;&quot;&quot;;&quot;&quot;;[.G202])" office:value-type="float" office:value="6" calcext:value-type="float">
            <text:p>6</text:p>
          </table:table-cell>
          <table:table-cell table:style-name="ce140" table:formula="of:=IF([.AB202]=[.J202];&quot;Farnell&quot;; IF([.AB202]=[.M202]; &quot;Digikey&quot;; IF([.AB202]=[.P202]; &quot;Mouser&quot;; IF([.AB202]=[.T202]; &quot;RS&quot;; IF([.AB202]=[.W202]; &quot;TME&quot;)))))" office:value-type="string" office:string-value="Farnell" calcext:value-type="string">
            <text:p>Farnell</text:p>
          </table:table-cell>
          <table:table-cell table:style-name="ce147" table:formula="of:=IF([.G202]&lt;&gt;&quot;&quot;;MIN([.J202];[.M202];[.P202];[.T202];[.W202]);&quot;&quot;)" office:value-type="currency" office:currency="EUR" office:value="0.002" calcext:value-type="currency">
            <text:p>0,002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202]*[.AC202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 office:value-type="float" office:value="111" calcext:value-type="float">
            <text:p>111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180R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30, R142, R155, R156, R158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204]=&quot;Power board&quot;;[.B204]*2;[.B204])" office:value-type="float" office:value="5" calcext:value-type="float">
            <text:p>5</text:p>
          </table:table-cell>
          <table:table-cell table:style-name="ce53" office:value-type="float" office:value="2447583" calcext:value-type="float">
            <text:p>2447583</text:p>
          </table:table-cell>
          <table:table-cell table:style-name="ce59" office:value-type="string" calcext:value-type="string">
            <text:p>MCWR08X1800FTL</text:p>
          </table:table-cell>
          <table:table-cell table:style-name="ce62" office:value-type="float" office:value="0.0064" calcext:value-type="float">
            <text:p>0,006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180R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180R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81" office:value-type="string" calcext:value-type="string">
            <text:p>223-0326</text:p>
          </table:table-cell>
          <table:table-cell table:style-name="ce81" office:value-type="string" calcext:value-type="string">
            <text:p>CRG0805F180R</text:p>
          </table:table-cell>
          <table:table-cell table:style-name="ce88" office:value-type="float" office:value="0.006" calcext:value-type="float">
            <text:p>0,006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SMD0805-180R-1%</text:p>
          </table:table-cell>
          <table:table-cell table:style-name="ce121" office:value-type="float" office:value="0.00807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204]&lt;&gt;&quot;&quot;;&quot;&quot;;[.G204])" office:value-type="float" office:value="5" calcext:value-type="float">
            <text:p>5</text:p>
          </table:table-cell>
          <table:table-cell table:style-name="ce140" office:value-type="string" calcext:value-type="string">
            <text:p>Farnell</text:p>
          </table:table-cell>
          <table:table-cell table:style-name="ce147" table:formula="of:=IF([.G204]&lt;&gt;&quot;&quot;;MIN([.J204];[.M204];[.P204];[.T204];[.W204])*[.G204];&quot;&quot;)" office:value-type="currency" office:currency="EUR" office:value="0.03" calcext:value-type="currency">
            <text:p>0,030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204]*[.AC204]" office:value-type="float" office:value="0.3" calcext:value-type="float">
            <text:p>0,300</text:p>
          </table:table-cell>
          <table:table-cell table:number-columns-repeated="994"/>
        </table:table-row>
        <table:table-row table:style-name="ro3">
          <table:table-cell table:style-name="ce3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K 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129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205]=&quot;Power board&quot;;[.B205]*2;[.B205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67, R168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206]=&quot;Power board&quot;;[.B206]*2;[.B206])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1K 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4, R41, R74, R82, R95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207]=&quot;Power board&quot;;[.B207]*2;[.B207])" office:value-type="float" office:value="10" calcext:value-type="float">
            <text:p>10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205:.G207])" office:value-type="float" office:value="13" calcext:value-type="float">
            <text:p>13</text:p>
          </table:table-cell>
          <table:table-cell table:style-name="ce53" office:value-type="float" office:value="1099800" calcext:value-type="float">
            <text:p>1099800</text:p>
          </table:table-cell>
          <table:table-cell table:style-name="ce59" office:value-type="string" calcext:value-type="string">
            <text:p>WCR0805-1K0FI</text:p>
          </table:table-cell>
          <table:table-cell table:style-name="ce62" office:value-type="float" office:value="0.0179" calcext:value-type="float">
            <text:p>0,018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1K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1K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81" office:value-type="string" calcext:value-type="string">
            <text:p>223-0427</text:p>
          </table:table-cell>
          <table:table-cell table:style-name="ce81" office:value-type="string" calcext:value-type="string">
            <text:p>CRG0805F1K0</text:p>
          </table:table-cell>
          <table:table-cell table:style-name="ce88" office:value-type="float" office:value="0.013" calcext:value-type="float">
            <text:p>0,013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1K</text:p>
          </table:table-cell>
          <table:table-cell table:style-name="ce121" office:value-type="float" office:value="0.0077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208]&lt;&gt;&quot;&quot;;&quot;&quot;;[.G208])" office:value-type="float" office:value="13" calcext:value-type="float">
            <text:p>13</text:p>
          </table:table-cell>
          <table:table-cell table:style-name="ce140" table:formula="of:=IF([.AB208]=[.J208];&quot;Farnell&quot;; IF([.AB208]=[.M208]; &quot;Digikey&quot;; IF([.AB208]=[.P208]; &quot;Mouser&quot;; IF([.AB208]=[.T208]; &quot;RS&quot;; IF([.AB208]=[.W208]; &quot;TME&quot;)))))" office:value-type="string" office:string-value="TME" calcext:value-type="string">
            <text:p>TME</text:p>
          </table:table-cell>
          <table:table-cell table:style-name="ce147" table:formula="of:=IF([.G208]&lt;&gt;&quot;&quot;;MIN([.J208];[.M208];[.P208];[.T208];[.W208]);&quot;&quot;)" office:value-type="currency" office:currency="EUR" office:value="0.0077" calcext:value-type="currency">
            <text:p>0,008 €</text:p>
          </table:table-cell>
          <table:table-cell table:style-name="ce140" office:value-type="float" office:value="15" calcext:value-type="float">
            <text:p>15</text:p>
          </table:table-cell>
          <table:table-cell table:style-name="ce159" table:formula="of:=[.AB208]*[.AC208]" office:value-type="float" office:value="0.1155" calcext:value-type="float">
            <text:p>0,11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113" calcext:value-type="float">
            <text:p>113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K8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26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210]=&quot;Power board&quot;;[.B210]*2;[.B210])" office:value-type="float" office:value="1" calcext:value-type="float">
            <text:p>1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K8 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28, R56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211]=&quot;Power board&quot;;[.B211]*2;[.B211])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K8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38, R159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212]=&quot;Power board&quot;;[.B212]*2;[.B212])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210:.G212])" office:value-type="float" office:value="7" calcext:value-type="float">
            <text:p>7</text:p>
          </table:table-cell>
          <table:table-cell table:style-name="ce15" office:value-type="float" office:value="2447595" calcext:value-type="float">
            <text:p>2447595</text:p>
          </table:table-cell>
          <table:table-cell table:style-name="ce27" office:value-type="string" calcext:value-type="string">
            <text:p>MCWR08X1801FTL</text:p>
          </table:table-cell>
          <table:table-cell table:style-name="ce61" office:value-type="float" office:value="0.0063" calcext:value-type="float">
            <text:p>0,006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RC0805FR-071K8L</text:p>
          </table:table-cell>
          <table:table-cell table:style-name="ce87" office:value-type="float" office:value="0.019" calcext:value-type="float">
            <text:p>0,019</text:p>
          </table:table-cell>
          <table:table-cell table:style-name="ce95"/>
          <table:table-cell table:style-name="ce80" office:value-type="string" calcext:value-type="string">
            <text:p>RC0805FR-071K8L</text:p>
          </table:table-cell>
          <table:table-cell table:style-name="ce87" office:value-type="float" office:value="0.015" calcext:value-type="float">
            <text:p>0,015</text:p>
          </table:table-cell>
          <table:table-cell table:style-name="ce95"/>
          <table:table-cell table:style-name="ce105" office:value-type="string" calcext:value-type="string">
            <text:p>679-1033</text:p>
          </table:table-cell>
          <table:table-cell table:style-name="ce105" office:value-type="string" calcext:value-type="string">
            <text:p>CRCW08051K80FKEA</text:p>
          </table:table-cell>
          <table:table-cell table:style-name="ce87" office:value-type="float" office:value="0.011" calcext:value-type="float">
            <text:p>0,011</text:p>
          </table:table-cell>
          <table:table-cell table:style-name="ce95" office:value-type="float" office:value="50" calcext:value-type="float">
            <text:p>50</text:p>
          </table:table-cell>
          <table:table-cell table:style-name="ce117" office:value-type="string" calcext:value-type="string">
            <text:p>SMD0805-1K8-1%</text:p>
          </table:table-cell>
          <table:table-cell table:style-name="ce61" office:value-type="float" office:value="0.00817" calcext:value-type="float">
            <text:p>0,008</text:p>
          </table:table-cell>
          <table:table-cell table:style-name="ce95" office:value-type="float" office:value="100" calcext:value-type="float">
            <text:p>100</text:p>
          </table:table-cell>
          <table:table-cell/>
          <table:table-cell table:formula="of:=IF([.Y213]&lt;&gt;&quot;&quot;;&quot;&quot;;[.G213])" office:value-type="float" office:value="7" calcext:value-type="float">
            <text:p>7</text:p>
          </table:table-cell>
          <table:table-cell table:style-name="ce139" table:formula="of:=IF([.AB213]=[.J213];&quot;Farnell&quot;; IF([.AB213]=[.M213]; &quot;Digikey&quot;; IF([.AB213]=[.P213]; &quot;Mouser&quot;; IF([.AB213]=[.T213]; &quot;RS&quot;; IF([.AB213]=[.W213]; &quot;TME&quot;)))))" office:value-type="string" office:string-value="Farnell" calcext:value-type="string">
            <text:p>Farnell</text:p>
          </table:table-cell>
          <table:table-cell table:style-name="ce146" table:formula="of:=IF([.G213]&lt;&gt;&quot;&quot;;MIN([.J213];[.M213];[.P213];[.T213];[.W213]);&quot;&quot;)" office:value-type="currency" office:currency="EUR" office:value="0.0063" calcext:value-type="currency">
            <text:p>0,006 €</text:p>
          </table:table-cell>
          <table:table-cell table:style-name="ce139" office:value-type="float" office:value="10" calcext:value-type="float">
            <text:p>10</text:p>
          </table:table-cell>
          <table:table-cell table:style-name="ce159" table:formula="of:=[.AB213]*[.AC213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1R <text:s/>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136, R136A, R140, R140A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215]=&quot;Power board&quot;;[.B215]*2;[.B215])" office:value-type="float" office:value="4" calcext:value-type="float">
            <text:p>4</text:p>
          </table:table-cell>
          <table:table-cell table:style-name="ce15" office:value-type="float" office:value="2141629" calcext:value-type="float">
            <text:p>2141629</text:p>
          </table:table-cell>
          <table:table-cell table:style-name="ce27" office:value-type="string" calcext:value-type="string">
            <text:p>MC01W080511R0</text:p>
          </table:table-cell>
          <table:table-cell table:style-name="ce61" office:value-type="float" office:value="0.0022" calcext:value-type="float">
            <text:p>0,002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RC0805FR-071RL</text:p>
          </table:table-cell>
          <table:table-cell table:style-name="ce87" office:value-type="float" office:value="0.09" calcext:value-type="float">
            <text:p>0,090</text:p>
          </table:table-cell>
          <table:table-cell table:style-name="ce95"/>
          <table:table-cell table:style-name="ce80" office:value-type="string" calcext:value-type="string">
            <text:p>RC0805FR-071RL</text:p>
          </table:table-cell>
          <table:table-cell table:style-name="ce87" office:value-type="float" office:value="0.091" calcext:value-type="float">
            <text:p>0,091</text:p>
          </table:table-cell>
          <table:table-cell table:style-name="ce95"/>
          <table:table-cell table:style-name="ce105" office:value-type="string" calcext:value-type="string">
            <text:p>721-5631</text:p>
          </table:table-cell>
          <table:table-cell table:style-name="ce105" office:value-type="string" calcext:value-type="string">
            <text:p>ERJ6BQF1R0V</text:p>
          </table:table-cell>
          <table:table-cell table:style-name="ce87" office:value-type="float" office:value="0.246" calcext:value-type="float">
            <text:p>0,246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RC0805FR-071R</text:p>
          </table:table-cell>
          <table:table-cell table:style-name="ce61" office:value-type="float" office:value="0.00934" calcext:value-type="float">
            <text:p>0,009</text:p>
          </table:table-cell>
          <table:table-cell table:style-name="ce95" office:value-type="float" office:value="100" calcext:value-type="float">
            <text:p>100</text:p>
          </table:table-cell>
          <table:table-cell/>
          <table:table-cell table:formula="of:=IF([.Y215]&lt;&gt;&quot;&quot;;&quot;&quot;;[.G215])" office:value-type="float" office:value="4" calcext:value-type="float">
            <text:p>4</text:p>
          </table:table-cell>
          <table:table-cell table:style-name="ce139" table:formula="of:=IF([.AB215]=[.J215];&quot;Farnell&quot;; IF([.AB215]=[.M215]; &quot;Digikey&quot;; IF([.AB215]=[.P215]; &quot;Mouser&quot;; IF([.AB215]=[.T215]; &quot;RS&quot;; IF([.AB215]=[.W215]; &quot;TME&quot;)))))" office:value-type="string" office:string-value="Farnell" calcext:value-type="string">
            <text:p>Farnell</text:p>
          </table:table-cell>
          <table:table-cell table:style-name="ce146" table:formula="of:=IF([.G215]&lt;&gt;&quot;&quot;;MIN([.J215];[.M215];[.P215];[.T215];[.W215]);&quot;&quot;)" office:value-type="currency" office:currency="EUR" office:value="0.0022" calcext:value-type="currency">
            <text:p>0,002 €</text:p>
          </table:table-cell>
          <table:table-cell table:style-name="ce139" office:value-type="float" office:value="10" calcext:value-type="float">
            <text:p>10</text:p>
          </table:table-cell>
          <table:table-cell table:style-name="ce159" table:formula="of:=[.AB215]*[.AC215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6">
          <table:table-cell table:style-name="ce3" office:value-type="float" office:value="115" calcext:value-type="float">
            <text:p>115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22K <text:span text:style-name="T2">0.1%</text:span>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50, R60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216]=&quot;Power board&quot;;[.B216]*2;[.B216])" office:value-type="float" office:value="4" calcext:value-type="float">
            <text:p>4</text:p>
          </table:table-cell>
          <table:table-cell table:style-name="ce53" office:value-type="string" calcext:value-type="string">
            <text:p>1653299</text:p>
          </table:table-cell>
          <table:table-cell table:style-name="ce59" office:value-type="string" calcext:value-type="string">
            <text:p>RR1220P-223-B-T5</text:p>
          </table:table-cell>
          <table:table-cell table:style-name="ce62" office:value-type="float" office:value="0.33" calcext:value-type="float">
            <text:p>0,330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G20P22KBCT-ND </text:p>
          </table:table-cell>
          <table:table-cell table:style-name="ce88" office:value-type="float" office:value="0.36" calcext:value-type="float">
            <text:p>0,360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279-CPF0805B22KE1</text:p>
          </table:table-cell>
          <table:table-cell table:style-name="ce88" office:value-type="float" office:value="0.162" calcext:value-type="float">
            <text:p>0,162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<text:s/>866-7349</text:p>
          </table:table-cell>
          <table:table-cell table:style-name="ce81" office:value-type="string" calcext:value-type="string">
            <text:p>CPF-A-0805B22KE1</text:p>
          </table:table-cell>
          <table:table-cell table:style-name="ce88" office:value-type="float" office:value="0.196" calcext:value-type="float">
            <text:p>0,196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AR05BTCW2202</text:p>
          </table:table-cell>
          <table:table-cell table:style-name="ce121" office:value-type="float" office:value="0.10713" calcext:value-type="float">
            <text:p>0,107</text:p>
          </table:table-cell>
          <table:table-cell table:style-name="ce96" office:value-type="float" office:value="10" calcext:value-type="float">
            <text:p>10</text:p>
          </table:table-cell>
          <table:table-cell table:style-name="ce128"/>
          <table:table-cell table:style-name="ce96" table:formula="of:=IF([.Y216]&lt;&gt;&quot;&quot;;&quot;&quot;;[.G216])" office:value-type="float" office:value="4" calcext:value-type="float">
            <text:p>4</text:p>
          </table:table-cell>
          <table:table-cell table:style-name="ce140" table:formula="of:=IF([.AB216]=[.J216];&quot;Farnell&quot;; IF([.AB216]=[.M216]; &quot;Digikey&quot;; IF([.AB216]=[.P216]; &quot;Mouser&quot;; IF([.AB216]=[.T216]; &quot;RS&quot;; IF([.AB216]=[.W216]; &quot;TME&quot;)))))" office:value-type="string" office:string-value="TME" calcext:value-type="string">
            <text:p>TME</text:p>
          </table:table-cell>
          <table:table-cell table:style-name="ce147" table:formula="of:=IF([.G216]&lt;&gt;&quot;&quot;;MIN([.J216];[.M216];[.P216];[.T216];[.W216]);&quot;&quot;)" office:value-type="currency" office:currency="EUR" office:value="0.10713" calcext:value-type="currency">
            <text:p>0,107 €</text:p>
          </table:table-cell>
          <table:table-cell table:style-name="ce140" office:value-type="float" office:value="4" calcext:value-type="float">
            <text:p>4</text:p>
          </table:table-cell>
          <table:table-cell table:style-name="ce159" table:formula="of:=[.AB216]*[.AC216]" office:value-type="float" office:value="0.42852" calcext:value-type="float">
            <text:p>0,429</text:p>
          </table:table-cell>
          <table:table-cell table:number-columns-repeated="994"/>
        </table:table-row>
        <table:table-row table:style-name="ro6">
          <table:table-cell table:style-name="ce3"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table:style-name="ce15" office:value-type="string" calcext:value-type="string">
            <text:p>220R 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38, R39, R42, R48, R58, R66, R80, R81, R83, R84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217]=&quot;Power board&quot;;[.B217]*2;[.B217])" office:value-type="float" office:value="20" calcext:value-type="float">
            <text:p>20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220R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14, R117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218]=&quot;Power board&quot;;[.B218]*2;[.B218])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217:.G218])" office:value-type="float" office:value="22" calcext:value-type="float">
            <text:p>22</text:p>
          </table:table-cell>
          <table:table-cell table:style-name="ce15" office:value-type="string" calcext:value-type="string">
            <text:p>1099795</text:p>
          </table:table-cell>
          <table:table-cell table:style-name="ce27" office:value-type="string" calcext:value-type="string">
            <text:p>WCR0805-220RFI</text:p>
          </table:table-cell>
          <table:table-cell table:style-name="ce61" office:value-type="float" office:value="0.024" calcext:value-type="float">
            <text:p>0,024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RC0805FR-07220RL</text:p>
          </table:table-cell>
          <table:table-cell table:style-name="ce87" office:value-type="float" office:value="0.019" calcext:value-type="float">
            <text:p>0,019</text:p>
          </table:table-cell>
          <table:table-cell table:style-name="ce95"/>
          <table:table-cell table:style-name="ce80" office:value-type="string" calcext:value-type="string">
            <text:p>RC0805FR-07220RL</text:p>
          </table:table-cell>
          <table:table-cell table:style-name="ce87" office:value-type="float" office:value="0.015" calcext:value-type="float">
            <text:p>0,015</text:p>
          </table:table-cell>
          <table:table-cell table:style-name="ce95"/>
          <table:table-cell table:style-name="ce105" office:value-type="string" calcext:value-type="string">
            <text:p>223-0332</text:p>
          </table:table-cell>
          <table:table-cell table:style-name="ce105" office:value-type="string" calcext:value-type="string">
            <text:p>CRG0805F220R</text:p>
          </table:table-cell>
          <table:table-cell table:style-name="ce87" office:value-type="float" office:value="0.024" calcext:value-type="float">
            <text:p>0,024</text:p>
          </table:table-cell>
          <table:table-cell table:style-name="ce95" office:value-type="float" office:value="50" calcext:value-type="float">
            <text:p>50</text:p>
          </table:table-cell>
          <table:table-cell table:style-name="ce117" office:value-type="string" calcext:value-type="string">
            <text:p>RC0805FR-07220R</text:p>
          </table:table-cell>
          <table:table-cell table:style-name="ce61" office:value-type="float" office:value="0.00714" calcext:value-type="float">
            <text:p>0,007</text:p>
          </table:table-cell>
          <table:table-cell table:style-name="ce95" office:value-type="float" office:value="100" calcext:value-type="float">
            <text:p>100</text:p>
          </table:table-cell>
          <table:table-cell/>
          <table:table-cell table:formula="of:=IF([.Y219]&lt;&gt;&quot;&quot;;&quot;&quot;;[.G219])" office:value-type="float" office:value="22" calcext:value-type="float">
            <text:p>22</text:p>
          </table:table-cell>
          <table:table-cell table:style-name="ce139" table:formula="of:=IF([.AB219]=[.J219];&quot;Farnell&quot;; IF([.AB219]=[.M219]; &quot;Digikey&quot;; IF([.AB219]=[.P219]; &quot;Mouser&quot;; IF([.AB219]=[.T219]; &quot;RS&quot;; IF([.AB219]=[.W219]; &quot;TME&quot;)))))" office:value-type="string" office:string-value="TME" calcext:value-type="string">
            <text:p>TME</text:p>
          </table:table-cell>
          <table:table-cell table:style-name="ce146" table:formula="of:=IF([.G219]&lt;&gt;&quot;&quot;;MIN([.J219];[.M219];[.P219];[.T219];[.W219]);&quot;&quot;)" office:value-type="currency" office:currency="EUR" office:value="0.00714" calcext:value-type="currency">
            <text:p>0,007 €</text:p>
          </table:table-cell>
          <table:table-cell table:style-name="ce139" office:value-type="float" office:value="20" calcext:value-type="float">
            <text:p>20</text:p>
          </table:table-cell>
          <table:table-cell table:style-name="ce159" table:formula="of:=[.AB219]*[.AC219]" office:value-type="float" office:value="0.1428" calcext:value-type="float">
            <text:p>0,14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2K2 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110, R111, R119, R122, R124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221]=&quot;Power board&quot;;[.B221]*2;[.B221])" office:value-type="float" office:value="5" calcext:value-type="float">
            <text:p>5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 office:value-type="float" office:value="11" calcext:value-type="float">
            <text:p>11</text:p>
          </table:table-cell>
          <table:table-cell table:style-name="ce16" office:value-type="string" calcext:value-type="string">
            <text:p>2K2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7, R32, R34, R35, R37, R46, R62, R65, R68, R94, R96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222]=&quot;Power board&quot;;[.B222]*2;[.B222])" office:value-type="float" office:value="22" calcext:value-type="float">
            <text:p>2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221:.G222])" office:value-type="float" office:value="27" calcext:value-type="float">
            <text:p>27</text:p>
          </table:table-cell>
          <table:table-cell table:style-name="ce15" office:value-type="string" calcext:value-type="string">
            <text:p>9237534</text:p>
          </table:table-cell>
          <table:table-cell table:style-name="ce27" office:value-type="string" calcext:value-type="string">
            <text:p>RC0805FR-072K2L</text:p>
          </table:table-cell>
          <table:table-cell table:style-name="ce61" office:value-type="float" office:value="0.0113" calcext:value-type="float">
            <text:p>0,011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RC0805FR-072K2L</text:p>
          </table:table-cell>
          <table:table-cell table:style-name="ce87" office:value-type="float" office:value="0.019" calcext:value-type="float">
            <text:p>0,019</text:p>
          </table:table-cell>
          <table:table-cell table:style-name="ce95"/>
          <table:table-cell table:style-name="ce80" office:value-type="string" calcext:value-type="string">
            <text:p>RC0805FR-072K2L</text:p>
          </table:table-cell>
          <table:table-cell table:style-name="ce87" office:value-type="float" office:value="0.015" calcext:value-type="float">
            <text:p>0,015</text:p>
          </table:table-cell>
          <table:table-cell table:style-name="ce95"/>
          <table:table-cell table:style-name="ce105" office:value-type="string" calcext:value-type="string">
            <text:p>679-1207</text:p>
          </table:table-cell>
          <table:table-cell table:style-name="ce105" office:value-type="string" calcext:value-type="string">
            <text:p>CRCW08052K20FKEA</text:p>
          </table:table-cell>
          <table:table-cell table:style-name="ce87" office:value-type="float" office:value="0.027" calcext:value-type="float">
            <text:p>0,027</text:p>
          </table:table-cell>
          <table:table-cell table:style-name="ce95" office:value-type="float" office:value="50" calcext:value-type="float">
            <text:p>50</text:p>
          </table:table-cell>
          <table:table-cell table:style-name="ce117" office:value-type="string" calcext:value-type="string">
            <text:p>SMD0805-2K2-1%</text:p>
          </table:table-cell>
          <table:table-cell table:style-name="ce61" office:value-type="float" office:value="0.00807" calcext:value-type="float">
            <text:p>0,008</text:p>
          </table:table-cell>
          <table:table-cell table:style-name="ce95" office:value-type="float" office:value="100" calcext:value-type="float">
            <text:p>100</text:p>
          </table:table-cell>
          <table:table-cell/>
          <table:table-cell table:formula="of:=IF([.Y223]&lt;&gt;&quot;&quot;;&quot;&quot;;[.G223])" office:value-type="float" office:value="27" calcext:value-type="float">
            <text:p>27</text:p>
          </table:table-cell>
          <table:table-cell table:style-name="ce139" table:formula="of:=IF([.AB223]=[.J223];&quot;Farnell&quot;; IF([.AB223]=[.M223]; &quot;Digikey&quot;; IF([.AB223]=[.P223]; &quot;Mouser&quot;; IF([.AB223]=[.T223]; &quot;RS&quot;; IF([.AB223]=[.W223]; &quot;TME&quot;)))))" office:value-type="string" office:string-value="TME" calcext:value-type="string">
            <text:p>TME</text:p>
          </table:table-cell>
          <table:table-cell table:style-name="ce146" table:formula="of:=IF([.G223]&lt;&gt;&quot;&quot;;MIN([.J223];[.M223];[.P223];[.T223];[.W223]);&quot;&quot;)" office:value-type="currency" office:currency="EUR" office:value="0.00807" calcext:value-type="currency">
            <text:p>0,008 €</text:p>
          </table:table-cell>
          <table:table-cell table:style-name="ce139" office:value-type="float" office:value="30" calcext:value-type="float">
            <text:p>30</text:p>
          </table:table-cell>
          <table:table-cell table:style-name="ce159" table:formula="of:=[.AB223]*[.AC223]" office:value-type="float" office:value="0.2421" calcext:value-type="float">
            <text:p>0,242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2K55 <text:span text:style-name="T2">0.1%</text:span>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64, R72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225]=&quot;Power board&quot;;[.B225]*2;[.B225])" office:value-type="float" office:value="4" calcext:value-type="float">
            <text:p>4</text:p>
          </table:table-cell>
          <table:table-cell table:style-name="ce15" office:value-type="float" office:value="1575837" calcext:value-type="float">
            <text:p>1575837</text:p>
          </table:table-cell>
          <table:table-cell table:style-name="ce27" office:value-type="string" calcext:value-type="string">
            <text:p>MCTC0525B2551T5E</text:p>
          </table:table-cell>
          <table:table-cell table:style-name="ce61" office:value-type="float" office:value="0.483" calcext:value-type="float">
            <text:p>0,483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P2.55KDACT-ND</text:p>
          </table:table-cell>
          <table:table-cell table:style-name="ce87" office:value-type="float" office:value="0.57" calcext:value-type="float">
            <text:p>0,570</text:p>
          </table:table-cell>
          <table:table-cell table:style-name="ce95" office:value-type="float" office:value="1" calcext:value-type="float">
            <text:p>1</text:p>
          </table:table-cell>
          <table:table-cell table:style-name="ce80" office:value-type="string" calcext:value-type="string">
            <text:p>667-ERA-6AEB2551V</text:p>
          </table:table-cell>
          <table:table-cell table:style-name="ce87" office:value-type="float" office:value="0.57" calcext:value-type="float">
            <text:p>0,570</text:p>
          </table:table-cell>
          <table:table-cell table:style-name="ce95" office:value-type="float" office:value="1" calcext:value-type="float">
            <text:p>1</text:p>
          </table:table-cell>
          <table:table-cell table:style-name="ce105" office:value-type="string" calcext:value-type="string">
            <text:p>708-6240</text:p>
          </table:table-cell>
          <table:table-cell table:style-name="ce105" office:value-type="string" calcext:value-type="string">
            <text:p>ERA6AEB2551V</text:p>
          </table:table-cell>
          <table:table-cell table:style-name="ce87" office:value-type="float" office:value="0.04" calcext:value-type="float">
            <text:p>0,040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225]&lt;&gt;&quot;&quot;;&quot;&quot;;[.G225])" office:value-type="float" office:value="4" calcext:value-type="float">
            <text:p>4</text:p>
          </table:table-cell>
          <table:table-cell table:style-name="ce139" table:formula="of:=IF([.AB225]=[.J225];&quot;Farnell&quot;; IF([.AB225]=[.M225]; &quot;Digikey&quot;; IF([.AB225]=[.P225]; &quot;Mouser&quot;; IF([.AB225]=[.T225]; &quot;RS&quot;; IF([.AB225]=[.W225]; &quot;TME&quot;)))))" office:value-type="string" office:string-value="RS" calcext:value-type="string">
            <text:p>RS</text:p>
          </table:table-cell>
          <table:table-cell table:style-name="ce146" table:formula="of:=IF([.G225]&lt;&gt;&quot;&quot;;MIN([.J225];[.M225];[.P225];[.T225];[.W225]);&quot;&quot;)" office:value-type="currency" office:currency="EUR" office:value="0.04" calcext:value-type="currency">
            <text:p>0,040 €</text:p>
          </table:table-cell>
          <table:table-cell table:style-name="ce139" office:value-type="float" office:value="5" calcext:value-type="float">
            <text:p>5</text:p>
          </table:table-cell>
          <table:table-cell table:style-name="ce159" table:formula="of:=[.AB225]*[.AC225]" office:value-type="float" office:value="0.2" calcext:value-type="float">
            <text:p>0,200</text:p>
          </table:table-cell>
          <table:table-cell table:number-columns-repeated="994"/>
        </table:table-row>
        <table:table-row table:style-name="ro6">
          <table:table-cell table:style-name="ce3" office:value-type="float" office:value="119" calcext:value-type="float">
            <text:p>119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R2 5% / 2W</text:p>
          </table:table-cell>
          <table:table-cell table:style-name="ce28" office:value-type="string" calcext:value-type="string">
            <text:p>2512</text:p>
          </table:table-cell>
          <table:table-cell table:style-name="ce28" office:value-type="string" calcext:value-type="string">
            <text:p>R31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226]=&quot;Power board&quot;;[.B226]*2;[.B226])" office:value-type="float" office:value="2" calcext:value-type="float">
            <text:p>2</text:p>
          </table:table-cell>
          <table:table-cell table:style-name="ce53" office:value-type="float" office:value="1376975" calcext:value-type="float">
            <text:p>1376975</text:p>
          </table:table-cell>
          <table:table-cell table:style-name="ce59" office:value-type="string" calcext:value-type="string">
            <text:p>RC2512JK-7W2R2L</text:p>
          </table:table-cell>
          <table:table-cell table:style-name="ce62" office:value-type="float" office:value="0.557" calcext:value-type="float">
            <text:p>0,557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RM2512-JW-2R2ELF</text:p>
          </table:table-cell>
          <table:table-cell table:style-name="ce88" office:value-type="float" office:value="0.32" calcext:value-type="float">
            <text:p>0,320</text:p>
          </table:table-cell>
          <table:table-cell table:style-name="ce96"/>
          <table:table-cell table:style-name="ce81" office:value-type="string" calcext:value-type="string">
            <text:p>CRM2512-JW-2R2ELF</text:p>
          </table:table-cell>
          <table:table-cell table:style-name="ce88" office:value-type="float" office:value="0.341" calcext:value-type="float">
            <text:p>0,341</text:p>
          </table:table-cell>
          <table:table-cell table:style-name="ce96"/>
          <table:table-cell table:style-name="ce81" office:value-type="string" calcext:value-type="string">
            <text:p>720-3231</text:p>
          </table:table-cell>
          <table:table-cell table:style-name="ce81" office:value-type="string" calcext:value-type="string">
            <text:p>CRM2512-JW-2R2ELF</text:p>
          </table:table-cell>
          <table:table-cell table:style-name="ce88" office:value-type="float" office:value="0.406" calcext:value-type="float">
            <text:p>0,406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WF25P-2R2-5%</text:p>
          </table:table-cell>
          <table:table-cell table:style-name="ce121" office:value-type="float" office:value="0.0419" calcext:value-type="float">
            <text:p>0,042</text:p>
          </table:table-cell>
          <table:table-cell table:style-name="ce96" office:value-type="float" office:value="50" calcext:value-type="float">
            <text:p>50</text:p>
          </table:table-cell>
          <table:table-cell table:style-name="ce128"/>
          <table:table-cell table:style-name="ce96" table:formula="of:=IF([.Y226]&lt;&gt;&quot;&quot;;&quot;&quot;;[.G226])" office:value-type="float" office:value="2" calcext:value-type="float">
            <text:p>2</text:p>
          </table:table-cell>
          <table:table-cell table:style-name="ce140" table:formula="of:=IF([.AB226]=[.J226];&quot;Farnell&quot;; IF([.AB226]=[.M226]; &quot;Digikey&quot;; IF([.AB226]=[.P226]; &quot;Mouser&quot;; IF([.AB226]=[.T226]; &quot;RS&quot;; IF([.AB226]=[.W226]; &quot;TME&quot;)))))" office:value-type="string" office:string-value="TME" calcext:value-type="string">
            <text:p>TME</text:p>
          </table:table-cell>
          <table:table-cell table:style-name="ce147" table:formula="of:=IF([.G226]&lt;&gt;&quot;&quot;;MIN([.J226];[.M226];[.P226];[.T226];[.W226]);&quot;&quot;)" office:value-type="currency" office:currency="EUR" office:value="0.0419" calcext:value-type="currency">
            <text:p>0,042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226]*[.AC226]" office:value-type="float" office:value="0.0838" calcext:value-type="float">
            <text:p>0,084</text:p>
          </table:table-cell>
          <table:table-cell table:number-columns-repeated="994"/>
        </table:table-row>
        <table:table-row table:style-name="ro6">
          <table:table-cell table:style-name="ce3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30K 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12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227]=&quot;Power board&quot;;[.B227]*2;[.B227])" office:value-type="float" office:value="2" calcext:value-type="float">
            <text:p>2</text:p>
          </table:table-cell>
          <table:table-cell table:style-name="ce15" office:value-type="string" calcext:value-type="string">
            <text:p>9333070</text:p>
          </table:table-cell>
          <table:table-cell table:style-name="ce27" office:value-type="string" calcext:value-type="string">
            <text:p>MC01W08051330K</text:p>
          </table:table-cell>
          <table:table-cell table:style-name="ce61" office:value-type="float" office:value="0.002" calcext:value-type="float">
            <text:p>0,002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RC0805FR-07330KL</text:p>
          </table:table-cell>
          <table:table-cell table:style-name="ce87" office:value-type="float" office:value="0.09" calcext:value-type="float">
            <text:p>0,090</text:p>
          </table:table-cell>
          <table:table-cell table:style-name="ce95"/>
          <table:table-cell table:style-name="ce80" office:value-type="string" calcext:value-type="string">
            <text:p>RC0805FR-07330KL</text:p>
          </table:table-cell>
          <table:table-cell table:style-name="ce87" office:value-type="float" office:value="0.091" calcext:value-type="float">
            <text:p>0,091</text:p>
          </table:table-cell>
          <table:table-cell table:style-name="ce95"/>
          <table:table-cell table:style-name="ce105" office:value-type="string" calcext:value-type="string">
            <text:p>679-1272</text:p>
          </table:table-cell>
          <table:table-cell table:style-name="ce105" office:value-type="string" calcext:value-type="string">
            <text:p>CRCW0805330KFKEA</text:p>
          </table:table-cell>
          <table:table-cell table:style-name="ce87" office:value-type="float" office:value="0.024" calcext:value-type="float">
            <text:p>0,024</text:p>
          </table:table-cell>
          <table:table-cell table:style-name="ce95" office:value-type="float" office:value="50" calcext:value-type="float">
            <text:p>50</text:p>
          </table:table-cell>
          <table:table-cell table:style-name="ce117" office:value-type="string" calcext:value-type="string">
            <text:p>RC0805FR-07330K</text:p>
          </table:table-cell>
          <table:table-cell table:style-name="ce61" office:value-type="float" office:value="0.00746" calcext:value-type="float">
            <text:p>0,007</text:p>
          </table:table-cell>
          <table:table-cell table:style-name="ce95" office:value-type="float" office:value="100" calcext:value-type="float">
            <text:p>100</text:p>
          </table:table-cell>
          <table:table-cell/>
          <table:table-cell table:formula="of:=IF([.Y227]&lt;&gt;&quot;&quot;;&quot;&quot;;[.G227])" office:value-type="float" office:value="2" calcext:value-type="float">
            <text:p>2</text:p>
          </table:table-cell>
          <table:table-cell table:style-name="ce139" table:formula="of:=IF([.AB227]=[.J227];&quot;Farnell&quot;; IF([.AB227]=[.M227]; &quot;Digikey&quot;; IF([.AB227]=[.P227]; &quot;Mouser&quot;; IF([.AB227]=[.T227]; &quot;RS&quot;; IF([.AB227]=[.W227]; &quot;TME&quot;)))))" office:value-type="string" office:string-value="Farnell" calcext:value-type="string">
            <text:p>Farnell</text:p>
          </table:table-cell>
          <table:table-cell table:style-name="ce146" table:formula="of:=IF([.G227]&lt;&gt;&quot;&quot;;MIN([.J227];[.M227];[.P227];[.T227];[.W227]);&quot;&quot;)" office:value-type="currency" office:currency="EUR" office:value="0.002" calcext:value-type="currency">
            <text:p>0,002 €</text:p>
          </table:table-cell>
          <table:table-cell table:style-name="ce139" office:value-type="float" office:value="10" calcext:value-type="float">
            <text:p>10</text:p>
          </table:table-cell>
          <table:table-cell table:style-name="ce159" table:formula="of:=[.AB227]*[.AC227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6">
          <table:table-cell table:style-name="ce3" office:value-type="float" office:value="121" calcext:value-type="float">
            <text:p>121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330R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87, R105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228]=&quot;Power board&quot;;[.B228]*2;[.B228])" office:value-type="float" office:value="4" calcext:value-type="float">
            <text:p>4</text:p>
          </table:table-cell>
          <table:table-cell table:style-name="ce53" office:value-type="string" calcext:value-type="string">
            <text:p>9333037</text:p>
          </table:table-cell>
          <table:table-cell table:style-name="ce59" office:value-type="string" calcext:value-type="string">
            <text:p>MC01W08051330R</text:p>
          </table:table-cell>
          <table:table-cell table:style-name="ce62" office:value-type="float" office:value="0.002" calcext:value-type="float">
            <text:p>0,00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330RL</text:p>
          </table:table-cell>
          <table:table-cell table:style-name="ce88" office:value-type="float" office:value="0.09" calcext:value-type="float">
            <text:p>0,090</text:p>
          </table:table-cell>
          <table:table-cell table:style-name="ce96"/>
          <table:table-cell table:style-name="ce81" office:value-type="string" calcext:value-type="string">
            <text:p>RC0805FR-07330RL</text:p>
          </table:table-cell>
          <table:table-cell table:style-name="ce88" office:value-type="float" office:value="0.091" calcext:value-type="float">
            <text:p>0,091</text:p>
          </table:table-cell>
          <table:table-cell table:style-name="ce96"/>
          <table:table-cell table:style-name="ce81" office:value-type="string" calcext:value-type="string">
            <text:p>740-9022</text:p>
          </table:table-cell>
          <table:table-cell table:style-name="ce81" office:value-type="string" calcext:value-type="string">
            <text:p>CR0805-FX-3300GLF</text:p>
          </table:table-cell>
          <table:table-cell table:style-name="ce88" office:value-type="float" office:value="0.025" calcext:value-type="float">
            <text:p>0,025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330R</text:p>
          </table:table-cell>
          <table:table-cell table:style-name="ce121" office:value-type="float" office:value="0.00693" calcext:value-type="float">
            <text:p>0,007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228]&lt;&gt;&quot;&quot;;&quot;&quot;;[.G228])" office:value-type="float" office:value="4" calcext:value-type="float">
            <text:p>4</text:p>
          </table:table-cell>
          <table:table-cell table:style-name="ce140" table:formula="of:=IF([.AB228]=[.J228];&quot;Farnell&quot;; IF([.AB228]=[.M228]; &quot;Digikey&quot;; IF([.AB228]=[.P228]; &quot;Mouser&quot;; IF([.AB228]=[.T228]; &quot;RS&quot;; IF([.AB228]=[.W228]; &quot;TME&quot;)))))" office:value-type="string" office:string-value="Farnell" calcext:value-type="string">
            <text:p>Farnell</text:p>
          </table:table-cell>
          <table:table-cell table:style-name="ce147" table:formula="of:=IF([.G228]&lt;&gt;&quot;&quot;;MIN([.J228];[.M228];[.P228];[.T228];[.W228]);&quot;&quot;)" office:value-type="currency" office:currency="EUR" office:value="0.002" calcext:value-type="currency">
            <text:p>0,002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228]*[.AC228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6">
          <table:table-cell table:style-name="ce3"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330R 5% / 2W</text:p>
          </table:table-cell>
          <table:table-cell table:style-name="ce27" office:value-type="string" calcext:value-type="string">
            <text:p>2512</text:p>
          </table:table-cell>
          <table:table-cell table:style-name="ce40" office:value-type="string" calcext:value-type="string">
            <text:p>R108, R109, R112, R115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229]=&quot;Power board&quot;;[.B229]*2;[.B229])" office:value-type="float" office:value="4" calcext:value-type="float">
            <text:p>4</text:p>
          </table:table-cell>
          <table:table-cell table:style-name="ce15" office:value-type="string" calcext:value-type="string">
            <text:p>1265196</text:p>
          </table:table-cell>
          <table:table-cell table:style-name="ce27" office:value-type="string" calcext:value-type="string">
            <text:p>3520330RJT</text:p>
          </table:table-cell>
          <table:table-cell table:style-name="ce61" office:value-type="float" office:value="0.122" calcext:value-type="float">
            <text:p>0,122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RHC2512FT330R</text:p>
          </table:table-cell>
          <table:table-cell table:style-name="ce87" office:value-type="float" office:value="0.76" calcext:value-type="float">
            <text:p>0,760</text:p>
          </table:table-cell>
          <table:table-cell table:style-name="ce95"/>
          <table:table-cell table:style-name="ce80" office:value-type="string" calcext:value-type="string">
            <text:p>3521330RFT</text:p>
          </table:table-cell>
          <table:table-cell table:style-name="ce87" office:value-type="float" office:value="0.58" calcext:value-type="float">
            <text:p>0,580</text:p>
          </table:table-cell>
          <table:table-cell table:style-name="ce95"/>
          <table:table-cell table:style-name="ce105" office:value-type="string" calcext:value-type="string">
            <text:p>755-1224</text:p>
          </table:table-cell>
          <table:table-cell table:style-name="ce105" office:value-type="string" calcext:value-type="string">
            <text:p>3521330RFT</text:p>
          </table:table-cell>
          <table:table-cell table:style-name="ce87" office:value-type="float" office:value="0.182" calcext:value-type="float">
            <text:p>0,182</text:p>
          </table:table-cell>
          <table:table-cell table:style-name="ce95" office:value-type="float" office:value="10" calcext:value-type="float">
            <text:p>10</text:p>
          </table:table-cell>
          <table:table-cell table:style-name="ce117" office:value-type="string" calcext:value-type="string">
            <text:p>WF25P-330R-5%</text:p>
          </table:table-cell>
          <table:table-cell table:style-name="ce61" office:value-type="float" office:value="0.0419" calcext:value-type="float">
            <text:p>0,042</text:p>
          </table:table-cell>
          <table:table-cell table:style-name="ce95" office:value-type="float" office:value="50" calcext:value-type="float">
            <text:p>50</text:p>
          </table:table-cell>
          <table:table-cell/>
          <table:table-cell table:formula="of:=IF([.Y229]&lt;&gt;&quot;&quot;;&quot;&quot;;[.G229])" office:value-type="float" office:value="4" calcext:value-type="float">
            <text:p>4</text:p>
          </table:table-cell>
          <table:table-cell table:style-name="ce139" table:formula="of:=IF([.AB229]=[.J229];&quot;Farnell&quot;; IF([.AB229]=[.M229]; &quot;Digikey&quot;; IF([.AB229]=[.P229]; &quot;Mouser&quot;; IF([.AB229]=[.T229]; &quot;RS&quot;; IF([.AB229]=[.W229]; &quot;TME&quot;)))))" office:value-type="string" office:string-value="TME" calcext:value-type="string">
            <text:p>TME</text:p>
          </table:table-cell>
          <table:table-cell table:style-name="ce146" table:formula="of:=IF([.G229]&lt;&gt;&quot;&quot;;MIN([.J229];[.M229];[.P229];[.T229];[.W229]);&quot;&quot;)" office:value-type="currency" office:currency="EUR" office:value="0.0419" calcext:value-type="currency">
            <text:p>0,042 €</text:p>
          </table:table-cell>
          <table:table-cell table:style-name="ce139" office:value-type="float" office:value="10" calcext:value-type="float">
            <text:p>10</text:p>
          </table:table-cell>
          <table:table-cell table:style-name="ce159" table:formula="of:=[.AB229]*[.AC229]" office:value-type="float" office:value="0.419" calcext:value-type="float">
            <text:p>0,419</text:p>
          </table:table-cell>
          <table:table-cell table:number-columns-repeated="994"/>
        </table:table-row>
        <table:table-row table:style-name="ro10">
          <table:table-cell table:style-name="ce3" office:value-type="float" office:value="123" calcext:value-type="float">
            <text:p>123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470R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20, R40, R53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230]=&quot;Power board&quot;;[.B230]*2;[.B230])" office:value-type="float" office:value="6" calcext:value-type="float">
            <text:p>6</text:p>
          </table:table-cell>
          <table:table-cell table:style-name="ce53" office:value-type="float" office:value="1099798" calcext:value-type="float">
            <text:p>1099798</text:p>
          </table:table-cell>
          <table:table-cell table:style-name="ce59" office:value-type="string" calcext:value-type="string">
            <text:p>WCR0805-470RFI</text:p>
          </table:table-cell>
          <table:table-cell table:style-name="ce62" office:value-type="float" office:value="0.0239" calcext:value-type="float">
            <text:p>0,024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470R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470R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81" office:value-type="string" calcext:value-type="string">
            <text:p>223-0376</text:p>
          </table:table-cell>
          <table:table-cell table:style-name="ce81" office:value-type="string" calcext:value-type="string">
            <text:p>CRG0805F470R</text:p>
          </table:table-cell>
          <table:table-cell table:style-name="ce88" office:value-type="float" office:value="0.024" calcext:value-type="float">
            <text:p>0,024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470R</text:p>
          </table:table-cell>
          <table:table-cell table:style-name="ce121" office:value-type="float" office:value="0.00727" calcext:value-type="float">
            <text:p>0,007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230]&lt;&gt;&quot;&quot;;&quot;&quot;;[.G230])" office:value-type="float" office:value="6" calcext:value-type="float">
            <text:p>6</text:p>
          </table:table-cell>
          <table:table-cell table:style-name="ce140" table:formula="of:=IF([.AB230]=[.J230];&quot;Farnell&quot;; IF([.AB230]=[.M230]; &quot;Digikey&quot;; IF([.AB230]=[.P230]; &quot;Mouser&quot;; IF([.AB230]=[.T230]; &quot;RS&quot;; IF([.AB230]=[.W230]; &quot;TME&quot;)))))" office:value-type="string" office:string-value="TME" calcext:value-type="string">
            <text:p>TME</text:p>
          </table:table-cell>
          <table:table-cell table:style-name="ce147" table:formula="of:=IF([.G230]&lt;&gt;&quot;&quot;;MIN([.J230];[.M230];[.P230];[.T230];[.W230]);&quot;&quot;)" office:value-type="currency" office:currency="EUR" office:value="0.00727" calcext:value-type="currency">
            <text:p>0,007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230]*[.AC230]" office:value-type="float" office:value="0.0727" calcext:value-type="float">
            <text:p>0,073</text:p>
          </table:table-cell>
          <table:table-cell table:number-columns-repeated="994"/>
        </table:table-row>
        <table:table-row table:style-name="ro3">
          <table:table-cell table:style-name="ce3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7K 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128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231]=&quot;Power board&quot;;[.B231]*2;[.B231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47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62, R163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232]=&quot;Power board&quot;;[.B232]*2;[.B232])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5" office:value-type="string" calcext:value-type="string">
            <text:p>47K 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7, R16, R19, R89, R90, R91, R103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233]=&quot;Power board&quot;;[.B233]*2;[.B233])" office:value-type="float" office:value="14" calcext:value-type="float">
            <text:p>14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231:.G233])" office:value-type="float" office:value="17" calcext:value-type="float">
            <text:p>17</text:p>
          </table:table-cell>
          <table:table-cell table:style-name="ce53" office:value-type="string" calcext:value-type="string">
            <text:p>2447664</text:p>
          </table:table-cell>
          <table:table-cell table:style-name="ce59" office:value-type="string" calcext:value-type="string">
            <text:p>MCWR08X4702FTL</text:p>
          </table:table-cell>
          <table:table-cell table:style-name="ce62" office:value-type="float" office:value="0.0063" calcext:value-type="float">
            <text:p>0,006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47K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47K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81" office:value-type="string" calcext:value-type="string">
            <text:p>679-1434</text:p>
          </table:table-cell>
          <table:table-cell table:style-name="ce81" office:value-type="string" calcext:value-type="string">
            <text:p>CRCW080547K0FKEA</text:p>
          </table:table-cell>
          <table:table-cell table:style-name="ce88" office:value-type="float" office:value="0.01" calcext:value-type="float">
            <text:p>0,010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47K</text:p>
          </table:table-cell>
          <table:table-cell table:style-name="ce121" office:value-type="float" office:value="0.00714" calcext:value-type="float">
            <text:p>0,007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234]&lt;&gt;&quot;&quot;;&quot;&quot;;[.G234])" office:value-type="float" office:value="17" calcext:value-type="float">
            <text:p>17</text:p>
          </table:table-cell>
          <table:table-cell table:style-name="ce140" table:formula="of:=IF([.AB234]=[.J234];&quot;Farnell&quot;; IF([.AB234]=[.M234]; &quot;Digikey&quot;; IF([.AB234]=[.P234]; &quot;Mouser&quot;; IF([.AB234]=[.T234]; &quot;RS&quot;; IF([.AB234]=[.W234]; &quot;TME&quot;)))))" office:value-type="string" office:string-value="Farnell" calcext:value-type="string">
            <text:p>Farnell</text:p>
          </table:table-cell>
          <table:table-cell table:style-name="ce147" table:formula="of:=IF([.G234]&lt;&gt;&quot;&quot;;MIN([.J234];[.M234];[.P234];[.T234];[.W234]);&quot;&quot;)" office:value-type="currency" office:currency="EUR" office:value="0.0063" calcext:value-type="currency">
            <text:p>0,006 €</text:p>
          </table:table-cell>
          <table:table-cell table:style-name="ce140" office:value-type="float" office:value="20" calcext:value-type="float">
            <text:p>20</text:p>
          </table:table-cell>
          <table:table-cell table:style-name="ce159" table:formula="of:=[.AB234]*[.AC234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125" calcext:value-type="float">
            <text:p>125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49R9 <text:s/>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46, R148, R149, R150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236]=&quot;Power board&quot;;[.B236]*2;[.B236])" office:value-type="float" office:value="4" calcext:value-type="float">
            <text:p>4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49R9 <text:s/>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113, R116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237]=&quot;Power board&quot;;[.B237]*2;[.B237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office:value-type="float" office:value="6" calcext:value-type="float">
            <text:p>6</text:p>
          </table:table-cell>
          <table:table-cell table:style-name="ce53" office:value-type="float" office:value="2141727" calcext:value-type="float">
            <text:p>2141727</text:p>
          </table:table-cell>
          <table:table-cell table:style-name="ce59" office:value-type="string" calcext:value-type="string">
            <text:p>MC01W0805149R9</text:p>
          </table:table-cell>
          <table:table-cell table:style-name="ce62" office:value-type="float" office:value="0.002" calcext:value-type="float">
            <text:p>0,00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49R9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49R9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81" office:value-type="string" calcext:value-type="string">
            <text:p>679-1462</text:p>
          </table:table-cell>
          <table:table-cell table:style-name="ce81" office:value-type="string" calcext:value-type="string">
            <text:p>CRCW080549R9FKEA</text:p>
          </table:table-cell>
          <table:table-cell table:style-name="ce88" office:value-type="float" office:value="0.011" calcext:value-type="float">
            <text:p>0,011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49R9</text:p>
          </table:table-cell>
          <table:table-cell table:style-name="ce121" office:value-type="float" office:value="0.00714" calcext:value-type="float">
            <text:p>0,007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238]&lt;&gt;&quot;&quot;;&quot;&quot;;[.G238])" office:value-type="float" office:value="6" calcext:value-type="float">
            <text:p>6</text:p>
          </table:table-cell>
          <table:table-cell table:style-name="ce140" table:formula="of:=IF([.AB238]=[.J238];&quot;Farnell&quot;; IF([.AB238]=[.M238]; &quot;Digikey&quot;; IF([.AB238]=[.P238]; &quot;Mouser&quot;; IF([.AB238]=[.T238]; &quot;RS&quot;; IF([.AB238]=[.W238]; &quot;TME&quot;)))))" office:value-type="string" office:string-value="Farnell" calcext:value-type="string">
            <text:p>Farnell</text:p>
          </table:table-cell>
          <table:table-cell table:style-name="ce147" table:formula="of:=IF([.G238]&lt;&gt;&quot;&quot;;MIN([.J238];[.M238];[.P238];[.T238];[.W238]);&quot;&quot;)" office:value-type="currency" office:currency="EUR" office:value="0.002" calcext:value-type="currency">
            <text:p>0,002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238]*[.AC238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 office:value-type="float" office:value="126" calcext:value-type="float">
            <text:p>126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string" calcext:value-type="string">
            <text:p>4K7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34, R135, R137, R139, R141, R144, R145, R169, R171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240]=&quot;Power board&quot;;[.B240]*2;[.B240])" office:value-type="float" office:value="9" calcext:value-type="float">
            <text:p>9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4K7 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15, R102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241]=&quot;Power board&quot;;[.B241]*2;[.B241])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240:.G241])" office:value-type="float" office:value="13" calcext:value-type="float">
            <text:p>13</text:p>
          </table:table-cell>
          <table:table-cell table:style-name="ce53" office:value-type="string" calcext:value-type="string">
            <text:p>9333266</text:p>
          </table:table-cell>
          <table:table-cell table:style-name="ce59" office:value-type="string" calcext:value-type="string">
            <text:p>MC01W080514K7</text:p>
          </table:table-cell>
          <table:table-cell table:style-name="ce62" office:value-type="float" office:value="0.002" calcext:value-type="float">
            <text:p>0,00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4K7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4K7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81" office:value-type="string" calcext:value-type="string">
            <text:p>223-0528</text:p>
          </table:table-cell>
          <table:table-cell table:style-name="ce81" office:value-type="string" calcext:value-type="string">
            <text:p>CRG0805F4K7</text:p>
          </table:table-cell>
          <table:table-cell table:style-name="ce88" office:value-type="float" office:value="0.011" calcext:value-type="float">
            <text:p>0,011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4K7</text:p>
          </table:table-cell>
          <table:table-cell table:style-name="ce121" office:value-type="float" office:value="0.008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242]&lt;&gt;&quot;&quot;;&quot;&quot;;[.G242])" office:value-type="float" office:value="13" calcext:value-type="float">
            <text:p>13</text:p>
          </table:table-cell>
          <table:table-cell table:style-name="ce140" table:formula="of:=IF([.AB242]=[.J242];&quot;Farnell&quot;; IF([.AB242]=[.M242]; &quot;Digikey&quot;; IF([.AB242]=[.P242]; &quot;Mouser&quot;; IF([.AB242]=[.T242]; &quot;RS&quot;; IF([.AB242]=[.W242]; &quot;TME&quot;)))))" office:value-type="string" office:string-value="Farnell" calcext:value-type="string">
            <text:p>Farnell</text:p>
          </table:table-cell>
          <table:table-cell table:style-name="ce147" table:formula="of:=IF([.G242]&lt;&gt;&quot;&quot;;MIN([.J242];[.M242];[.P242];[.T242];[.W242]);&quot;&quot;)" office:value-type="currency" office:currency="EUR" office:value="0.002" calcext:value-type="currency">
            <text:p>0,002 €</text:p>
          </table:table-cell>
          <table:table-cell table:style-name="ce140" office:value-type="float" office:value="20" calcext:value-type="float">
            <text:p>20</text:p>
          </table:table-cell>
          <table:table-cell table:style-name="ce159" table:formula="of:=[.AB242]*[.AC242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 office:value-type="float" office:value="127" calcext:value-type="float">
            <text:p>127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51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24, R51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244]=&quot;Power board&quot;;[.B244]*2;[.B244])" office:value-type="float" office:value="4" calcext:value-type="float">
            <text:p>4</text:p>
          </table:table-cell>
          <table:table-cell table:style-name="ce53" office:value-type="string" calcext:value-type="string">
            <text:p>9334653</text:p>
          </table:table-cell>
          <table:table-cell table:style-name="ce59" office:value-type="string" calcext:value-type="string">
            <text:p>MC01W0805551K</text:p>
          </table:table-cell>
          <table:table-cell table:style-name="ce62" office:value-type="float" office:value="0.0147" calcext:value-type="float">
            <text:p>0,015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51K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51K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81" office:value-type="string" calcext:value-type="string">
            <text:p>679-1525</text:p>
          </table:table-cell>
          <table:table-cell table:style-name="ce81" office:value-type="string" calcext:value-type="string">
            <text:p>CRCW080551K0FKEA</text:p>
          </table:table-cell>
          <table:table-cell table:style-name="ce88" office:value-type="float" office:value="0.02" calcext:value-type="float">
            <text:p>0,020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51K</text:p>
          </table:table-cell>
          <table:table-cell table:style-name="ce121" office:value-type="float" office:value="0.00605" calcext:value-type="float">
            <text:p>0,006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244]&lt;&gt;&quot;&quot;;&quot;&quot;;[.G244])" office:value-type="float" office:value="4" calcext:value-type="float">
            <text:p>4</text:p>
          </table:table-cell>
          <table:table-cell table:style-name="ce140" table:formula="of:=IF([.AB244]=[.J244];&quot;Farnell&quot;; IF([.AB244]=[.M244]; &quot;Digikey&quot;; IF([.AB244]=[.P244]; &quot;Mouser&quot;; IF([.AB244]=[.T244]; &quot;RS&quot;; IF([.AB244]=[.W244]; &quot;TME&quot;)))))" office:value-type="string" office:string-value="TME" calcext:value-type="string">
            <text:p>TME</text:p>
          </table:table-cell>
          <table:table-cell table:style-name="ce147" table:formula="of:=IF([.G244]&lt;&gt;&quot;&quot;;MIN([.J244];[.M244];[.P244];[.T244];[.W244]);&quot;&quot;)" office:value-type="currency" office:currency="EUR" office:value="0.00605" calcext:value-type="currency">
            <text:p>0,006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244]*[.AC244]" office:value-type="float" office:value="0.0605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02R <text:span text:style-name="T2">0.1%</text:span>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67, R71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245]=&quot;Power board&quot;;[.B245]*2;[.B245])" office:value-type="float" office:value="4" calcext:value-type="float">
            <text:p>4</text:p>
          </table:table-cell>
          <table:table-cell table:style-name="ce15" office:value-type="float" office:value="1575575" calcext:value-type="float">
            <text:p>1575575</text:p>
          </table:table-cell>
          <table:table-cell table:style-name="ce27" office:value-type="string" calcext:value-type="string">
            <text:p>MCTC0525B1020T5E</text:p>
          </table:table-cell>
          <table:table-cell table:style-name="ce61" office:value-type="float" office:value="0.447" calcext:value-type="float">
            <text:p>0,447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985-1391-1-ND </text:p>
          </table:table-cell>
          <table:table-cell table:style-name="ce87" office:value-type="float" office:value="0.8" calcext:value-type="float">
            <text:p>0,800</text:p>
          </table:table-cell>
          <table:table-cell table:style-name="ce95" office:value-type="float" office:value="1" calcext:value-type="float">
            <text:p>1</text:p>
          </table:table-cell>
          <table:table-cell table:style-name="ce80" office:value-type="string" calcext:value-type="string">
            <text:p>667-ERA-6AEB1020V</text:p>
          </table:table-cell>
          <table:table-cell table:style-name="ce87" office:value-type="float" office:value="0.57" calcext:value-type="float">
            <text:p>0,570</text:p>
          </table:table-cell>
          <table:table-cell table:style-name="ce95" office:value-type="float" office:value="1" calcext:value-type="float">
            <text:p>1</text:p>
          </table:table-cell>
          <table:table-cell table:style-name="ce105" office:value-type="string" calcext:value-type="string">
            <text:p>708-9271</text:p>
          </table:table-cell>
          <table:table-cell table:style-name="ce105" office:value-type="string" calcext:value-type="string">
            <text:p>ERA6AEB1020V</text:p>
          </table:table-cell>
          <table:table-cell table:style-name="ce87" office:value-type="float" office:value="0.21" calcext:value-type="float">
            <text:p>0,210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245]&lt;&gt;&quot;&quot;;&quot;&quot;;[.G245])" office:value-type="float" office:value="4" calcext:value-type="float">
            <text:p>4</text:p>
          </table:table-cell>
          <table:table-cell table:style-name="ce139" table:formula="of:=IF([.AB245]=[.J245];&quot;Farnell&quot;; IF([.AB245]=[.M245]; &quot;Digikey&quot;; IF([.AB245]=[.P245]; &quot;Mouser&quot;; IF([.AB245]=[.T245]; &quot;RS&quot;; IF([.AB245]=[.W245]; &quot;TME&quot;)))))" office:value-type="string" office:string-value="RS" calcext:value-type="string">
            <text:p>RS</text:p>
          </table:table-cell>
          <table:table-cell table:style-name="ce146" table:formula="of:=IF([.G245]&lt;&gt;&quot;&quot;;MIN([.J245];[.M245];[.P245];[.T245];[.W245]);&quot;&quot;)" office:value-type="currency" office:currency="EUR" office:value="0.21" calcext:value-type="currency">
            <text:p>0,210 €</text:p>
          </table:table-cell>
          <table:table-cell table:style-name="ce139" office:value-type="float" office:value="10" calcext:value-type="float">
            <text:p>10</text:p>
          </table:table-cell>
          <table:table-cell table:style-name="ce159" table:formula="of:=[.AB245]*[.AC245]" office:value-type="float" office:value="2.1" calcext:value-type="float">
            <text:p>2,100</text:p>
          </table:table-cell>
          <table:table-cell table:number-columns-repeated="994"/>
        </table:table-row>
        <table:table-row table:style-name="ro3">
          <table:table-cell table:style-name="ce3" office:value-type="float" office:value="129" calcext:value-type="float">
            <text:p>129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5K1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27, R70, R88, R101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246]=&quot;Power board&quot;;[.B246]*2;[.B246])" office:value-type="float" office:value="8" calcext:value-type="float">
            <text:p>8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5K1 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165, R166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247]=&quot;Power board&quot;;[.B247]*2;[.B247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246:.G247])" office:value-type="float" office:value="10" calcext:value-type="float">
            <text:p>10</text:p>
          </table:table-cell>
          <table:table-cell table:style-name="ce53" office:value-type="float" office:value="9333320" calcext:value-type="float">
            <text:p>9333320</text:p>
          </table:table-cell>
          <table:table-cell table:style-name="ce59" office:value-type="string" calcext:value-type="string">
            <text:p>MC01W080515K1</text:p>
          </table:table-cell>
          <table:table-cell table:style-name="ce62" office:value-type="float" office:value="0.0021" calcext:value-type="float">
            <text:p>0,00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5K1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5K1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81" office:value-type="string" calcext:value-type="string">
            <text:p>679-1569</text:p>
          </table:table-cell>
          <table:table-cell table:style-name="ce81" office:value-type="string" calcext:value-type="string">
            <text:p>CRCW08055K10FKEA</text:p>
          </table:table-cell>
          <table:table-cell table:style-name="ce88" office:value-type="float" office:value="0.027" calcext:value-type="float">
            <text:p>0,027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5K1</text:p>
          </table:table-cell>
          <table:table-cell table:style-name="ce121" office:value-type="float" office:value="0.00654" calcext:value-type="float">
            <text:p>0,007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248]&lt;&gt;&quot;&quot;;&quot;&quot;;[.G248])" office:value-type="float" office:value="10" calcext:value-type="float">
            <text:p>10</text:p>
          </table:table-cell>
          <table:table-cell table:style-name="ce140" table:formula="of:=IF([.AB248]=[.J248];&quot;Farnell&quot;; IF([.AB248]=[.M248]; &quot;Digikey&quot;; IF([.AB248]=[.P248]; &quot;Mouser&quot;; IF([.AB248]=[.T248]; &quot;RS&quot;; IF([.AB248]=[.W248]; &quot;TME&quot;)))))" office:value-type="string" office:string-value="Farnell" calcext:value-type="string">
            <text:p>Farnell</text:p>
          </table:table-cell>
          <table:table-cell table:style-name="ce147" table:formula="of:=IF([.G248]&lt;&gt;&quot;&quot;;MIN([.J248];[.M248];[.P248];[.T248];[.W248]);&quot;&quot;)" office:value-type="currency" office:currency="EUR" office:value="0.0021" calcext:value-type="currency">
            <text:p>0,002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248]*[.AC248]" office:value-type="float" office:value="0.021" calcext:value-type="float">
            <text:p>0,021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130" calcext:value-type="float">
            <text:p>130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5K6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21, R130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250]=&quot;Power board&quot;;[.B250]*2;[.B250])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5K6 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26, R92, R97, R104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251]=&quot;Power board&quot;;[.B251]*2;[.B251])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250:.G251])" office:value-type="float" office:value="10" calcext:value-type="float">
            <text:p>10</text:p>
          </table:table-cell>
          <table:table-cell table:style-name="ce53" office:value-type="float" office:value="2447693" calcext:value-type="float">
            <text:p>2447693</text:p>
          </table:table-cell>
          <table:table-cell table:style-name="ce59" office:value-type="string" calcext:value-type="string">
            <text:p>MCWR08X5601FTL</text:p>
          </table:table-cell>
          <table:table-cell table:style-name="ce62" office:value-type="float" office:value="0.0063" calcext:value-type="float">
            <text:p>0,006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5K6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5K6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81" office:value-type="string" calcext:value-type="string">
            <text:p>679-1572</text:p>
          </table:table-cell>
          <table:table-cell table:style-name="ce81" office:value-type="string" calcext:value-type="string">
            <text:p>CRCW08055K60FKEA</text:p>
          </table:table-cell>
          <table:table-cell table:style-name="ce88" office:value-type="float" office:value="0.021" calcext:value-type="float">
            <text:p>0,021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SMD0805-5K6-1%</text:p>
          </table:table-cell>
          <table:table-cell table:style-name="ce121" office:value-type="float" office:value="0.00807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252]&lt;&gt;&quot;&quot;;&quot;&quot;;[.G252])" office:value-type="float" office:value="10" calcext:value-type="float">
            <text:p>10</text:p>
          </table:table-cell>
          <table:table-cell table:style-name="ce140" table:formula="of:=IF([.AB252]=[.J252];&quot;Farnell&quot;; IF([.AB252]=[.M252]; &quot;Digikey&quot;; IF([.AB252]=[.P252]; &quot;Mouser&quot;; IF([.AB252]=[.T252]; &quot;RS&quot;; IF([.AB252]=[.W252]; &quot;TME&quot;)))))" office:value-type="string" office:string-value="Farnell" calcext:value-type="string">
            <text:p>Farnell</text:p>
          </table:table-cell>
          <table:table-cell table:style-name="ce147" table:formula="of:=IF([.G252]&lt;&gt;&quot;&quot;;MIN([.J252];[.M252];[.P252];[.T252];[.W252]);&quot;&quot;)" office:value-type="currency" office:currency="EUR" office:value="0.0063" calcext:value-type="currency">
            <text:p>0,006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252]*[.AC252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131" calcext:value-type="float">
            <text:p>131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750R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47, R93, R100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254]=&quot;Power board&quot;;[.B254]*2;[.B254])" office:value-type="float" office:value="6" calcext:value-type="float">
            <text:p>6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750R 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160, R161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255]=&quot;Power board&quot;;[.B255]*2;[.B255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254:.G255])" office:value-type="float" office:value="8" calcext:value-type="float">
            <text:p>8</text:p>
          </table:table-cell>
          <table:table-cell table:style-name="ce53" office:value-type="string" calcext:value-type="string">
            <text:p>9333525</text:p>
          </table:table-cell>
          <table:table-cell table:style-name="ce59" office:value-type="string" calcext:value-type="string">
            <text:p>MC01W08051750R</text:p>
          </table:table-cell>
          <table:table-cell table:style-name="ce62" office:value-type="float" office:value="0.002" calcext:value-type="float">
            <text:p>0,00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750R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750R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81" office:value-type="string" calcext:value-type="string">
            <text:p>679-1660</text:p>
          </table:table-cell>
          <table:table-cell table:style-name="ce81" office:value-type="string" calcext:value-type="string">
            <text:p>CRCW0805750RFKEA</text:p>
          </table:table-cell>
          <table:table-cell table:style-name="ce88" office:value-type="float" office:value="0.01" calcext:value-type="float">
            <text:p>0,010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CRCW0805750RFKTABC</text:p>
          </table:table-cell>
          <table:table-cell table:style-name="ce121" office:value-type="float" office:value="0.0116" calcext:value-type="float">
            <text:p>0,012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256]&lt;&gt;&quot;&quot;;&quot;&quot;;[.G256])" office:value-type="float" office:value="8" calcext:value-type="float">
            <text:p>8</text:p>
          </table:table-cell>
          <table:table-cell table:style-name="ce140" table:formula="of:=IF([.AB256]=[.J256];&quot;Farnell&quot;; IF([.AB256]=[.M256]; &quot;Digikey&quot;; IF([.AB256]=[.P256]; &quot;Mouser&quot;; IF([.AB256]=[.T256]; &quot;RS&quot;; IF([.AB256]=[.W256]; &quot;TME&quot;)))))" office:value-type="string" office:string-value="Farnell" calcext:value-type="string">
            <text:p>Farnell</text:p>
          </table:table-cell>
          <table:table-cell table:style-name="ce147" table:formula="of:=IF([.G256]&lt;&gt;&quot;&quot;;MIN([.J256];[.M256];[.P256];[.T256];[.W256]);&quot;&quot;)" office:value-type="currency" office:currency="EUR" office:value="0.002" calcext:value-type="currency">
            <text:p>0,002 €</text:p>
          </table:table-cell>
          <table:table-cell table:style-name="ce140" office:value-type="float" office:value="20" calcext:value-type="float">
            <text:p>20</text:p>
          </table:table-cell>
          <table:table-cell table:style-name="ce159" table:formula="of:=[.AB256]*[.AC256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 office:value-type="float" office:value="132" calcext:value-type="float">
            <text:p>132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7K5 <text:span text:style-name="T2">0.1%</text:span>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44, R55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258]=&quot;Power board&quot;;[.B258]*2;[.B258])" office:value-type="float" office:value="4" calcext:value-type="float">
            <text:p>4</text:p>
          </table:table-cell>
          <table:table-cell table:style-name="ce53" office:value-type="float" office:value="1670239" calcext:value-type="float">
            <text:p>1670239</text:p>
          </table:table-cell>
          <table:table-cell table:style-name="ce59" office:value-type="string" calcext:value-type="string">
            <text:p>ERA6AEB752V</text:p>
          </table:table-cell>
          <table:table-cell table:style-name="ce62" office:value-type="float" office:value="0.312" calcext:value-type="float">
            <text:p>0,31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T0805BRD077K5L</text:p>
          </table:table-cell>
          <table:table-cell table:style-name="ce88" office:value-type="float" office:value="0.35" calcext:value-type="float">
            <text:p>0,350</text:p>
          </table:table-cell>
          <table:table-cell table:style-name="ce96"/>
          <table:table-cell table:style-name="ce81" office:value-type="string" calcext:value-type="string">
            <text:p>RT0805BRD077K5L</text:p>
          </table:table-cell>
          <table:table-cell table:style-name="ce88" office:value-type="float" office:value="0.357" calcext:value-type="float">
            <text:p>0,357</text:p>
          </table:table-cell>
          <table:table-cell table:style-name="ce96"/>
          <table:table-cell table:style-name="ce81" office:value-type="string" calcext:value-type="string">
            <text:p>666-2588</text:p>
          </table:table-cell>
          <table:table-cell table:style-name="ce81" office:value-type="string" calcext:value-type="string">
            <text:p>CPF0805B7K5E</text:p>
          </table:table-cell>
          <table:table-cell table:style-name="ce88" office:value-type="float" office:value="0.28" calcext:value-type="float">
            <text:p>0,280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RN73C2A7K5BTDF</text:p>
          </table:table-cell>
          <table:table-cell table:style-name="ce121" office:value-type="float" office:value="0.52" calcext:value-type="float">
            <text:p>0,520</text:p>
          </table:table-cell>
          <table:table-cell table:style-name="ce96" office:value-type="float" office:value="2" calcext:value-type="float">
            <text:p>2</text:p>
          </table:table-cell>
          <table:table-cell table:style-name="ce128"/>
          <table:table-cell table:style-name="ce96" table:formula="of:=IF([.Y258]&lt;&gt;&quot;&quot;;&quot;&quot;;[.G258])" office:value-type="float" office:value="4" calcext:value-type="float">
            <text:p>4</text:p>
          </table:table-cell>
          <table:table-cell table:style-name="ce140" table:formula="of:=IF([.AB258]=[.J258];&quot;Farnell&quot;; IF([.AB258]=[.M258]; &quot;Digikey&quot;; IF([.AB258]=[.P258]; &quot;Mouser&quot;; IF([.AB258]=[.T258]; &quot;RS&quot;; IF([.AB258]=[.W258]; &quot;TME&quot;)))))" office:value-type="string" office:string-value="RS" calcext:value-type="string">
            <text:p>RS</text:p>
          </table:table-cell>
          <table:table-cell table:style-name="ce147" table:formula="of:=IF([.G258]&lt;&gt;&quot;&quot;;MIN([.J258];[.M258];[.P258];[.T258];[.W258]);&quot;&quot;)" office:value-type="currency" office:currency="EUR" office:value="0.28" calcext:value-type="currency">
            <text:p>0,280 €</text:p>
          </table:table-cell>
          <table:table-cell table:style-name="ce140" office:value-type="float" office:value="5" calcext:value-type="float">
            <text:p>5</text:p>
          </table:table-cell>
          <table:table-cell table:style-name="ce159" table:formula="of:=[.AB258]*[.AC258]" office:value-type="float" office:value="1.4" calcext:value-type="float">
            <text:p>1,400</text:p>
          </table:table-cell>
          <table:table-cell table:number-columns-repeated="994"/>
        </table:table-row>
        <table:table-row table:style-name="ro6">
          <table:table-cell table:style-name="ce3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R010 1% / 2W</text:p>
          </table:table-cell>
          <table:table-cell table:style-name="ce27" office:value-type="string" calcext:value-type="string">
            <text:p>2512, 2W</text:p>
          </table:table-cell>
          <table:table-cell table:style-name="ce40" office:value-type="string" calcext:value-type="string">
            <text:p>R2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259]=&quot;Power board&quot;;[.B259]*2;[.B259])" office:value-type="float" office:value="2" calcext:value-type="float">
            <text:p>2</text:p>
          </table:table-cell>
          <table:table-cell table:style-name="ce15" office:value-type="float" office:value="1435947" calcext:value-type="float">
            <text:p>1435947</text:p>
          </table:table-cell>
          <table:table-cell table:style-name="ce27" office:value-type="string" calcext:value-type="string">
            <text:p>CRA2512-FZ-R010ELF</text:p>
          </table:table-cell>
          <table:table-cell table:style-name="ce61" office:value-type="float" office:value="0.484" calcext:value-type="float">
            <text:p>0,484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CRA2512-FZ-R010ELF</text:p>
          </table:table-cell>
          <table:table-cell table:style-name="ce87" office:value-type="float" office:value="0.54" calcext:value-type="float">
            <text:p>0,540</text:p>
          </table:table-cell>
          <table:table-cell table:style-name="ce95"/>
          <table:table-cell table:style-name="ce80" office:value-type="string" calcext:value-type="string">
            <text:p>CRA2512-FZ-R010ELF</text:p>
          </table:table-cell>
          <table:table-cell table:style-name="ce87" office:value-type="float" office:value="0.568" calcext:value-type="float">
            <text:p>0,568</text:p>
          </table:table-cell>
          <table:table-cell table:style-name="ce95"/>
          <table:table-cell table:style-name="ce105" office:value-type="string" calcext:value-type="string">
            <text:p>693-4381</text:p>
          </table:table-cell>
          <table:table-cell table:style-name="ce105" office:value-type="string" calcext:value-type="string">
            <text:p>CRA2512-FZ-R010ELF</text:p>
          </table:table-cell>
          <table:table-cell table:style-name="ce87" office:value-type="float" office:value="0.515" calcext:value-type="float">
            <text:p>0,515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WW25RR010FTL</text:p>
          </table:table-cell>
          <table:table-cell table:style-name="ce61" office:value-type="float" office:value="0.189" calcext:value-type="float">
            <text:p>0,189</text:p>
          </table:table-cell>
          <table:table-cell table:style-name="ce95" office:value-type="float" office:value="5" calcext:value-type="float">
            <text:p>5</text:p>
          </table:table-cell>
          <table:table-cell/>
          <table:table-cell table:formula="of:=IF([.Y259]&lt;&gt;&quot;&quot;;&quot;&quot;;[.G259])" office:value-type="float" office:value="2" calcext:value-type="float">
            <text:p>2</text:p>
          </table:table-cell>
          <table:table-cell table:style-name="ce139" table:formula="of:=IF([.AB259]=[.J259];&quot;Farnell&quot;; IF([.AB259]=[.M259]; &quot;Digikey&quot;; IF([.AB259]=[.P259]; &quot;Mouser&quot;; IF([.AB259]=[.T259]; &quot;RS&quot;; IF([.AB259]=[.W259]; &quot;TME&quot;)))))" office:value-type="string" office:string-value="TME" calcext:value-type="string">
            <text:p>TME</text:p>
          </table:table-cell>
          <table:table-cell table:style-name="ce146" table:formula="of:=IF([.G259]&lt;&gt;&quot;&quot;;MIN([.J259];[.M259];[.P259];[.T259];[.W259]);&quot;&quot;)" office:value-type="currency" office:currency="EUR" office:value="0.189" calcext:value-type="currency">
            <text:p>0,189 €</text:p>
          </table:table-cell>
          <table:table-cell table:style-name="ce139" office:value-type="float" office:value="5" calcext:value-type="float">
            <text:p>5</text:p>
          </table:table-cell>
          <table:table-cell table:style-name="ce159" table:formula="of:=[.AB259]*[.AC259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6">
          <table:table-cell table:style-name="ce3" office:value-type="float" office:value="134" calcext:value-type="float">
            <text:p>134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R020 1% / 2W</text:p>
          </table:table-cell>
          <table:table-cell table:style-name="ce28" office:value-type="string" calcext:value-type="string">
            <text:p>2512, 2W</text:p>
          </table:table-cell>
          <table:table-cell table:style-name="ce28" office:value-type="string" calcext:value-type="string">
            <text:p>R69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260]=&quot;Power board&quot;;[.B260]*2;[.B260])" office:value-type="float" office:value="2" calcext:value-type="float">
            <text:p>2</text:p>
          </table:table-cell>
          <table:table-cell table:style-name="ce53" office:value-type="float" office:value="2079436" calcext:value-type="float">
            <text:p>2079436</text:p>
          </table:table-cell>
          <table:table-cell table:style-name="ce59" office:value-type="string" calcext:value-type="string">
            <text:p>LRMAM2512-R02FT4</text:p>
          </table:table-cell>
          <table:table-cell table:style-name="ce62" office:value-type="float" office:value="0.25" calcext:value-type="float">
            <text:p>0,250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RA2512-FZ-R020ELF</text:p>
          </table:table-cell>
          <table:table-cell table:style-name="ce88" office:value-type="float" office:value="0.54" calcext:value-type="float">
            <text:p>0,540</text:p>
          </table:table-cell>
          <table:table-cell table:style-name="ce96"/>
          <table:table-cell table:style-name="ce81" office:value-type="string" calcext:value-type="string">
            <text:p>CRA2512-FZ-R020ELF</text:p>
          </table:table-cell>
          <table:table-cell table:style-name="ce88" office:value-type="float" office:value="0.568" calcext:value-type="float">
            <text:p>0,568</text:p>
          </table:table-cell>
          <table:table-cell table:style-name="ce96"/>
          <table:table-cell table:style-name="ce81" office:value-type="string" calcext:value-type="string">
            <text:p>693-4384</text:p>
          </table:table-cell>
          <table:table-cell table:style-name="ce81" office:value-type="string" calcext:value-type="string">
            <text:p>CRA2512-FZ-R020ELF</text:p>
          </table:table-cell>
          <table:table-cell table:style-name="ce88" office:value-type="float" office:value="0.507" calcext:value-type="float">
            <text:p>0,507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WW25NR020FTL</text:p>
          </table:table-cell>
          <table:table-cell table:style-name="ce121" office:value-type="float" office:value="0.189" calcext:value-type="float">
            <text:p>0,189</text:p>
          </table:table-cell>
          <table:table-cell table:style-name="ce96" office:value-type="float" office:value="5" calcext:value-type="float">
            <text:p>5</text:p>
          </table:table-cell>
          <table:table-cell table:style-name="ce128"/>
          <table:table-cell table:style-name="ce96" table:formula="of:=IF([.Y260]&lt;&gt;&quot;&quot;;&quot;&quot;;[.G260])" office:value-type="float" office:value="2" calcext:value-type="float">
            <text:p>2</text:p>
          </table:table-cell>
          <table:table-cell table:style-name="ce140" table:formula="of:=IF([.AB260]=[.J260];&quot;Farnell&quot;; IF([.AB260]=[.M260]; &quot;Digikey&quot;; IF([.AB260]=[.P260]; &quot;Mouser&quot;; IF([.AB260]=[.T260]; &quot;RS&quot;; IF([.AB260]=[.W260]; &quot;TME&quot;)))))" office:value-type="string" office:string-value="TME" calcext:value-type="string">
            <text:p>TME</text:p>
          </table:table-cell>
          <table:table-cell table:style-name="ce147" table:formula="of:=IF([.G260]&lt;&gt;&quot;&quot;;MIN([.J260];[.M260];[.P260];[.T260];[.W260]);&quot;&quot;)" office:value-type="currency" office:currency="EUR" office:value="0.189" calcext:value-type="currency">
            <text:p>0,189 €</text:p>
          </table:table-cell>
          <table:table-cell table:style-name="ce140" office:value-type="float" office:value="5" calcext:value-type="float">
            <text:p>5</text:p>
          </table:table-cell>
          <table:table-cell table:style-name="ce159" table:formula="of:=[.AB260]*[.AC260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3">
          <table:table-cell table:style-name="ce3"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4x10K <text:s/>5%</text:p>
          </table:table-cell>
          <table:table-cell table:style-name="ce27" office:value-type="string" calcext:value-type="string">
            <text:p>1206; resistor array</text:p>
          </table:table-cell>
          <table:table-cell table:style-name="ce40" office:value-type="string" calcext:value-type="string">
            <text:p>RN1, RN2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261]=&quot;Power board&quot;;[.B261]*2;[.B261])" office:value-type="float" office:value="2" calcext:value-type="float">
            <text:p>2</text:p>
          </table:table-cell>
          <table:table-cell table:style-name="ce15" office:value-type="string" calcext:value-type="string">
            <text:p>1770137</text:p>
          </table:table-cell>
          <table:table-cell table:style-name="ce27" office:value-type="string" calcext:value-type="string">
            <text:p>CAY16-103J4LF</text:p>
          </table:table-cell>
          <table:table-cell table:style-name="ce61" office:value-type="float" office:value="0.11" calcext:value-type="float">
            <text:p>0,110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CAY16-103J4LF</text:p>
          </table:table-cell>
          <table:table-cell table:style-name="ce87" office:value-type="float" office:value="0.09" calcext:value-type="float">
            <text:p>0,090</text:p>
          </table:table-cell>
          <table:table-cell table:style-name="ce95"/>
          <table:table-cell table:style-name="ce80" office:value-type="string" calcext:value-type="string">
            <text:p>CAY16-103J4LF</text:p>
          </table:table-cell>
          <table:table-cell table:style-name="ce87" office:value-type="float" office:value="0.095" calcext:value-type="float">
            <text:p>0,095</text:p>
          </table:table-cell>
          <table:table-cell table:style-name="ce95"/>
          <table:table-cell table:style-name="ce105" office:value-type="string" calcext:value-type="string">
            <text:p>522-5585</text:p>
          </table:table-cell>
          <table:table-cell table:style-name="ce105" office:value-type="string" calcext:value-type="string">
            <text:p>CAY16-103J4LF</text:p>
          </table:table-cell>
          <table:table-cell table:style-name="ce87" office:value-type="float" office:value="0.02" calcext:value-type="float">
            <text:p>0,020</text:p>
          </table:table-cell>
          <table:table-cell table:style-name="ce95" office:value-type="float" office:value="50" calcext:value-type="float">
            <text:p>50</text:p>
          </table:table-cell>
          <table:table-cell table:style-name="ce117" office:value-type="string" calcext:value-type="string">
            <text:p>DR1206-10K-4/8</text:p>
          </table:table-cell>
          <table:table-cell table:style-name="ce61" office:value-type="float" office:value="0.00673" calcext:value-type="float">
            <text:p>0,007</text:p>
          </table:table-cell>
          <table:table-cell table:style-name="ce95" office:value-type="float" office:value="100" calcext:value-type="float">
            <text:p>100</text:p>
          </table:table-cell>
          <table:table-cell/>
          <table:table-cell table:formula="of:=IF([.Y261]&lt;&gt;&quot;&quot;;&quot;&quot;;[.G261])" office:value-type="float" office:value="2" calcext:value-type="float">
            <text:p>2</text:p>
          </table:table-cell>
          <table:table-cell table:style-name="ce139" table:formula="of:=IF([.AB261]=[.J261];&quot;Farnell&quot;; IF([.AB261]=[.M261]; &quot;Digikey&quot;; IF([.AB261]=[.P261]; &quot;Mouser&quot;; IF([.AB261]=[.T261]; &quot;RS&quot;; IF([.AB261]=[.W261]; &quot;TME&quot;)))))" office:value-type="string" office:string-value="TME" calcext:value-type="string">
            <text:p>TME</text:p>
          </table:table-cell>
          <table:table-cell table:style-name="ce146" table:formula="of:=IF([.G261]&lt;&gt;&quot;&quot;;MIN([.J261];[.M261];[.P261];[.T261];[.W261]);&quot;&quot;)" office:value-type="currency" office:currency="EUR" office:value="0.00673" calcext:value-type="currency">
            <text:p>0,007 €</text:p>
          </table:table-cell>
          <table:table-cell table:style-name="ce139" office:value-type="float" office:value="2" calcext:value-type="float">
            <text:p>2</text:p>
          </table:table-cell>
          <table:table-cell table:style-name="ce159" table:formula="of:=[.AB261]*[.AC261]" office:value-type="float" office:value="0.01346" calcext:value-type="float">
            <text:p>0,013</text:p>
          </table:table-cell>
          <table:table-cell table:style-name="ce171" table:number-columns-repeated="987"/>
          <table:table-cell table:number-columns-repeated="7"/>
        </table:table-row>
        <table:table-row table:style-name="ro3">
          <table:table-cell table:style-name="ce3" office:value-type="float" office:value="136" calcext:value-type="float">
            <text:p>136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LD-BZEN-0903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SP1 <text:s text:c="2"/>Buzzer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262]=&quot;Power board&quot;;[.B262]*2;[.B262])" office:value-type="float" office:value="1" calcext:value-type="float">
            <text:p>1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81" office:value-type="string" calcext:value-type="string">
            <text:p>TE092703-6</text:p>
          </table:table-cell>
          <table:table-cell table:style-name="ce88" office:value-type="float" office:value="2.2" calcext:value-type="float">
            <text:p>2,200</text:p>
          </table:table-cell>
          <table:table-cell table:style-name="ce96"/>
          <table:table-cell table:style-name="ce81" office:value-type="string" calcext:value-type="string">
            <text:p>-</text:p>
          </table:table-cell>
          <table:table-cell table:style-name="ce81"/>
          <table:table-cell table:style-name="ce88"/>
          <table:table-cell table:style-name="ce96"/>
          <table:table-cell table:style-name="ce118" office:value-type="string" calcext:value-type="string">
            <text:p>LD-BZEN-0903</text:p>
          </table:table-cell>
          <table:table-cell table:style-name="ce121" office:value-type="float" office:value="0.504" calcext:value-type="float">
            <text:p>0,504</text:p>
          </table:table-cell>
          <table:table-cell table:style-name="ce96" office:value-type="float" office:value="3" calcext:value-type="float">
            <text:p>3</text:p>
          </table:table-cell>
          <table:table-cell table:style-name="ce128" office:value-type="float" office:value="1" calcext:value-type="float">
            <text:p>1</text:p>
          </table:table-cell>
          <table:table-cell table:style-name="ce96" table:formula="of:=IF([.Y262]&lt;&gt;&quot;&quot;;&quot;&quot;;[.G262])">
            <text:p/>
          </table:table-cell>
          <table:table-cell table:style-name="ce140" table:formula="of:=IF([.AB262]=[.J262];&quot;Farnell&quot;; IF([.AB262]=[.M262]; &quot;Digikey&quot;; IF([.AB262]=[.P262]; &quot;Mouser&quot;; IF([.AB262]=[.T262]; &quot;RS&quot;; IF([.AB262]=[.W262]; &quot;TME&quot;)))))" office:value-type="string" office:string-value="TME" calcext:value-type="string">
            <text:p>TME</text:p>
          </table:table-cell>
          <table:table-cell table:style-name="ce147" table:formula="of:=IF([.G262]&lt;&gt;&quot;&quot;;MIN([.J262];[.M262];[.P262];[.T262];[.W262]);&quot;&quot;)" office:value-type="currency" office:currency="EUR" office:value="0.504" calcext:value-type="currency">
            <text:p>0,504 €</text:p>
          </table:table-cell>
          <table:table-cell table:style-name="ce140" office:value-type="float" office:value="3" calcext:value-type="float">
            <text:p>3</text:p>
          </table:table-cell>
          <table:table-cell table:style-name="ce159" table:formula="of:=[.AB262]*[.AC262]" office:value-type="float" office:value="1.512" calcext:value-type="float">
            <text:p>1,512</text:p>
          </table:table-cell>
          <table:table-cell table:number-columns-repeated="994"/>
        </table:table-row>
        <table:table-row table:style-name="ro3">
          <table:table-cell table:style-name="ce3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101SYCQ04</text:p>
          </table:table-cell>
          <table:table-cell table:style-name="ce27" office:value-type="string" calcext:value-type="string">
            <text:p>THT</text:p>
          </table:table-cell>
          <table:table-cell table:style-name="ce40" office:value-type="string" calcext:value-type="string">
            <text:p>SW1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263]=&quot;Power board&quot;;[.B263]*2;[.B263])" office:value-type="float" office:value="1" calcext:value-type="float">
            <text:p>1</text:p>
          </table:table-cell>
          <table:table-cell table:style-name="ce15" office:value-type="string" calcext:value-type="string">
            <text:p>2292959</text:p>
          </table:table-cell>
          <table:table-cell table:style-name="ce27" office:value-type="string" calcext:value-type="string">
            <text:p>A101SYCQ04</text:p>
          </table:table-cell>
          <table:table-cell table:style-name="ce61" office:value-type="float" office:value="2.76" calcext:value-type="float">
            <text:p>2,76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A101SYCQ04</text:p>
          </table:table-cell>
          <table:table-cell table:style-name="ce87" office:value-type="float" office:value="3" calcext:value-type="float">
            <text:p>3,000</text:p>
          </table:table-cell>
          <table:table-cell table:style-name="ce95"/>
          <table:table-cell table:style-name="ce80" office:value-type="string" calcext:value-type="string">
            <text:p>A101SYCQ04</text:p>
          </table:table-cell>
          <table:table-cell table:style-name="ce87" office:value-type="float" office:value="2.64" calcext:value-type="float">
            <text:p>2,640</text:p>
          </table:table-cell>
          <table:table-cell table:style-name="ce95"/>
          <table:table-cell table:style-name="ce105" office:value-type="string" calcext:value-type="string">
            <text:p>710-9788</text:p>
          </table:table-cell>
          <table:table-cell table:style-name="ce105" office:value-type="string" calcext:value-type="string">
            <text:p>A101SYCQ04</text:p>
          </table:table-cell>
          <table:table-cell table:style-name="ce87" office:value-type="float" office:value="2.576" calcext:value-type="float">
            <text:p>2,576</text:p>
          </table:table-cell>
          <table:table-cell table:style-name="ce95" office:value-type="float" office:value="1" calcext:value-type="float">
            <text:p>1</text:p>
          </table:table-cell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 office:value-type="float" office:value="1" calcext:value-type="float">
            <text:p>1</text:p>
          </table:table-cell>
          <table:table-cell table:formula="of:=IF([.Y263]&lt;&gt;&quot;&quot;;&quot;&quot;;[.G263])">
            <text:p/>
          </table:table-cell>
          <table:table-cell table:style-name="ce139" table:formula="of:=IF([.AB263]=[.J263];&quot;Farnell&quot;; IF([.AB263]=[.M263]; &quot;Digikey&quot;; IF([.AB263]=[.P263]; &quot;Mouser&quot;; IF([.AB263]=[.T263]; &quot;RS&quot;; IF([.AB263]=[.W263]; &quot;TME&quot;)))))" office:value-type="string" office:string-value="RS" calcext:value-type="string">
            <text:p>RS</text:p>
          </table:table-cell>
          <table:table-cell table:style-name="ce146" table:formula="of:=IF([.G263]&lt;&gt;&quot;&quot;;MIN([.J263];[.M263];[.P263];[.T263];[.W263]);&quot;&quot;)" office:value-type="currency" office:currency="EUR" office:value="2.576" calcext:value-type="currency">
            <text:p>2,576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263]*[.AC263]" office:value-type="float" office:value="2.576" calcext:value-type="float">
            <text:p>2,576</text:p>
          </table:table-cell>
          <table:table-cell table:number-columns-repeated="994"/>
        </table:table-row>
        <table:table-row table:style-name="ro3">
          <table:table-cell table:style-name="ce3" office:value-type="float" office:value="138" calcext:value-type="float">
            <text:p>138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301.9316</text:p>
          </table:table-cell>
          <table:table-cell table:style-name="ce28" office:value-type="string" calcext:value-type="string">
            <text:p>SMD; tactile switch</text:p>
          </table:table-cell>
          <table:table-cell table:style-name="ce28" office:value-type="string" calcext:value-type="string">
            <text:p>SW2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264]=&quot;Power board&quot;;[.B264]*2;[.B264])" office:value-type="float" office:value="1" calcext:value-type="float">
            <text:p>1</text:p>
          </table:table-cell>
          <table:table-cell table:style-name="ce53" office:value-type="float" office:value="1217765" calcext:value-type="float">
            <text:p>1217765</text:p>
          </table:table-cell>
          <table:table-cell table:style-name="ce59" office:value-type="string" calcext:value-type="string">
            <text:p>1301.9316</text:p>
          </table:table-cell>
          <table:table-cell table:style-name="ce62" office:value-type="float" office:value="0.302" calcext:value-type="float">
            <text:p>0,302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FSM6JSMA</text:p>
          </table:table-cell>
          <table:table-cell table:style-name="ce88" office:value-type="float" office:value="0.21" calcext:value-type="float">
            <text:p>0,210</text:p>
          </table:table-cell>
          <table:table-cell table:style-name="ce96"/>
          <table:table-cell table:style-name="ce81" office:value-type="string" calcext:value-type="string">
            <text:p>1301.9316</text:p>
          </table:table-cell>
          <table:table-cell table:style-name="ce88" office:value-type="float" office:value="0.27" calcext:value-type="float">
            <text:p>0,270</text:p>
          </table:table-cell>
          <table:table-cell table:style-name="ce96"/>
          <table:table-cell table:style-name="ce81" office:value-type="string" calcext:value-type="string">
            <text:p>718-2443</text:p>
          </table:table-cell>
          <table:table-cell table:style-name="ce81" office:value-type="string" calcext:value-type="string">
            <text:p>FSM6JSMATR</text:p>
          </table:table-cell>
          <table:table-cell table:style-name="ce88" office:value-type="float" office:value="0.818" calcext:value-type="float">
            <text:p>0,818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1301.9316</text:p>
          </table:table-cell>
          <table:table-cell table:style-name="ce121" office:value-type="float" office:value="0.22" calcext:value-type="float">
            <text:p>0,220</text:p>
          </table:table-cell>
          <table:table-cell table:style-name="ce96" office:value-type="float" office:value="5" calcext:value-type="float">
            <text:p>5</text:p>
          </table:table-cell>
          <table:table-cell table:style-name="ce128"/>
          <table:table-cell table:style-name="ce96" table:formula="of:=IF([.Y264]&lt;&gt;&quot;&quot;;&quot;&quot;;[.G264])" office:value-type="float" office:value="1" calcext:value-type="float">
            <text:p>1</text:p>
          </table:table-cell>
          <table:table-cell table:style-name="ce140" table:formula="of:=IF([.AB264]=[.J264];&quot;Farnell&quot;; IF([.AB264]=[.M264]; &quot;Digikey&quot;; IF([.AB264]=[.P264]; &quot;Mouser&quot;; IF([.AB264]=[.T264]; &quot;RS&quot;; IF([.AB264]=[.W264]; &quot;TME&quot;)))))" office:value-type="string" office:string-value="Digikey" calcext:value-type="string">
            <text:p>Digikey</text:p>
          </table:table-cell>
          <table:table-cell table:style-name="ce147" table:formula="of:=IF([.G264]&lt;&gt;&quot;&quot;;MIN([.J264];[.M264];[.P264];[.T264];[.W264]);&quot;&quot;)" office:value-type="currency" office:currency="EUR" office:value="0.21" calcext:value-type="currency">
            <text:p>0,21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264]*[.AC264]" office:value-type="float" office:value="0.21" calcext:value-type="float">
            <text:p>0,210</text:p>
          </table:table-cell>
          <table:table-cell table:number-columns-repeated="994"/>
        </table:table-row>
        <table:table-row table:style-name="ro3">
          <table:table-cell table:style-name="ce3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820uH Dual Coil</text:p>
          </table:table-cell>
          <table:table-cell table:style-name="ce27" office:value-type="string" calcext:value-type="string">
            <text:p>SMD; 7.6mm x 7.6mm</text:p>
          </table:table-cell>
          <table:table-cell table:style-name="ce40" office:value-type="string" calcext:value-type="string">
            <text:p>TR1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265]=&quot;Power board&quot;;[.B265]*2;[.B265])" office:value-type="float" office:value="2" calcext:value-type="float">
            <text:p>2</text:p>
          </table:table-cell>
          <table:table-cell table:style-name="ce15" office:value-type="string" calcext:value-type="string">
            <text:p>1852832</text:p>
          </table:table-cell>
          <table:table-cell table:style-name="ce27" office:value-type="string" calcext:value-type="string">
            <text:p>SRF0703-821M</text:p>
          </table:table-cell>
          <table:table-cell table:style-name="ce61" office:value-type="float" office:value="0.893" calcext:value-type="float">
            <text:p>0,893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SRF0703-821M</text:p>
          </table:table-cell>
          <table:table-cell table:style-name="ce87" office:value-type="float" office:value="0.72" calcext:value-type="float">
            <text:p>0,720</text:p>
          </table:table-cell>
          <table:table-cell table:style-name="ce95"/>
          <table:table-cell table:style-name="ce80" office:value-type="string" calcext:value-type="string">
            <text:p>SRF0703-821M</text:p>
          </table:table-cell>
          <table:table-cell table:style-name="ce87" office:value-type="float" office:value="0.758" calcext:value-type="float">
            <text:p>0,758</text:p>
          </table:table-cell>
          <table:table-cell table:style-name="ce95"/>
          <table:table-cell table:style-name="ce105" office:value-type="string" calcext:value-type="string">
            <text:p>-</text:p>
          </table:table-cell>
          <table:table-cell table:style-name="ce105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265]&lt;&gt;&quot;&quot;;&quot;&quot;;[.G265])" office:value-type="float" office:value="2" calcext:value-type="float">
            <text:p>2</text:p>
          </table:table-cell>
          <table:table-cell table:style-name="ce139" table:formula="of:=IF([.AB265]=[.J265];&quot;Farnell&quot;; IF([.AB265]=[.M265]; &quot;Digikey&quot;; IF([.AB265]=[.P265]; &quot;Mouser&quot;; IF([.AB265]=[.T265]; &quot;RS&quot;; IF([.AB265]=[.W265]; &quot;TME&quot;)))))" office:value-type="string" office:string-value="Digikey" calcext:value-type="string">
            <text:p>Digikey</text:p>
          </table:table-cell>
          <table:table-cell table:style-name="ce146" table:formula="of:=IF([.G265]&lt;&gt;&quot;&quot;;MIN([.J265];[.M265];[.P265];[.T265];[.W265]);&quot;&quot;)" office:value-type="currency" office:currency="EUR" office:value="0.72" calcext:value-type="currency">
            <text:p>0,720 €</text:p>
          </table:table-cell>
          <table:table-cell table:style-name="ce139" office:value-type="float" office:value="2" calcext:value-type="float">
            <text:p>2</text:p>
          </table:table-cell>
          <table:table-cell table:style-name="ce159" table:formula="of:=[.AB265]*[.AC265]" office:value-type="float" office:value="1.44" calcext:value-type="float">
            <text:p>1,440</text:p>
          </table:table-cell>
          <table:table-cell table:number-columns-repeated="994"/>
        </table:table-row>
        <table:table-row table:style-name="ro3">
          <table:table-cell table:style-name="ce3" office:value-type="float" office:value="140" calcext:value-type="float">
            <text:p>14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VTX-214-005-112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TR2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266]=&quot;Power board&quot;;[.B266]*2;[.B266])" office:value-type="float" office:value="1" calcext:value-type="float">
            <text:p>1</text:p>
          </table:table-cell>
          <table:table-cell table:style-name="ce53" office:value-type="float" office:value="2401044" calcext:value-type="float">
            <text:p>2401044</text:p>
          </table:table-cell>
          <table:table-cell table:style-name="ce59" office:value-type="string" calcext:value-type="string">
            <text:p>VTX-214-005-112</text:p>
          </table:table-cell>
          <table:table-cell table:style-name="ce62" office:value-type="float" office:value="8.12" calcext:value-type="float">
            <text:p>8,12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81" office:value-type="string" calcext:value-type="string">
            <text:p>792-4372</text:p>
          </table:table-cell>
          <table:table-cell table:style-name="ce81" office:value-type="string" calcext:value-type="string">
            <text:p>Myrra 47154</text:p>
          </table:table-cell>
          <table:table-cell table:style-name="ce88" office:value-type="float" office:value="10.14" calcext:value-type="float">
            <text:p>10,140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 office:value-type="float" office:value="1" calcext:value-type="float">
            <text:p>1</text:p>
          </table:table-cell>
          <table:table-cell table:style-name="ce96" table:formula="of:=IF([.Y266]&lt;&gt;&quot;&quot;;&quot;&quot;;[.G266])">
            <text:p/>
          </table:table-cell>
          <table:table-cell table:style-name="ce140" table:formula="of:=IF([.AB266]=[.J266];&quot;Farnell&quot;; IF([.AB266]=[.M266]; &quot;Digikey&quot;; IF([.AB266]=[.P266]; &quot;Mouser&quot;; IF([.AB266]=[.T266]; &quot;RS&quot;; IF([.AB266]=[.W266]; &quot;TME&quot;)))))" office:value-type="string" office:string-value="Farnell" calcext:value-type="string">
            <text:p>Farnell</text:p>
          </table:table-cell>
          <table:table-cell table:style-name="ce147" table:formula="of:=IF([.G266]&lt;&gt;&quot;&quot;;MIN([.J266];[.M266];[.P266];[.T266];[.W266]);&quot;&quot;)" office:value-type="currency" office:currency="EUR" office:value="8.12" calcext:value-type="currency">
            <text:p>8,12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266]*[.AC266]" office:value-type="float" office:value="8.12" calcext:value-type="float">
            <text:p>8,120</text:p>
          </table:table-cell>
          <table:table-cell table:style-name="ce171" table:number-columns-repeated="987"/>
          <table:table-cell table:number-columns-repeated="7"/>
        </table:table-row>
        <table:table-row table:style-name="ro3">
          <table:table-cell table:style-name="ce3"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9-30-3035</text:p>
          </table:table-cell>
          <table:table-cell table:style-name="ce27" office:value-type="string" calcext:value-type="string">
            <text:p>THT <text:s/>4,2mm 3pin</text:p>
          </table:table-cell>
          <table:table-cell table:style-name="ce40" office:value-type="string" calcext:value-type="string">
            <text:p>X1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267]=&quot;Power board&quot;;[.B267]*2;[.B267])" office:value-type="float" office:value="2" calcext:value-type="float">
            <text:p>2</text:p>
          </table:table-cell>
          <table:table-cell table:style-name="ce15" office:value-type="string" calcext:value-type="string">
            <text:p>9963545</text:p>
          </table:table-cell>
          <table:table-cell table:style-name="ce27" office:value-type="string" calcext:value-type="string">
            <text:p>39303035</text:p>
          </table:table-cell>
          <table:table-cell table:style-name="ce61" office:value-type="float" office:value="0.914" calcext:value-type="float">
            <text:p>0,914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39-30-3035</text:p>
          </table:table-cell>
          <table:table-cell table:style-name="ce87" office:value-type="float" office:value="0.8" calcext:value-type="float">
            <text:p>0,800</text:p>
          </table:table-cell>
          <table:table-cell table:style-name="ce95"/>
          <table:table-cell table:style-name="ce80" office:value-type="string" calcext:value-type="string">
            <text:p>39-30-3035</text:p>
          </table:table-cell>
          <table:table-cell table:style-name="ce87" office:value-type="float" office:value="0.603" calcext:value-type="float">
            <text:p>0,603</text:p>
          </table:table-cell>
          <table:table-cell table:style-name="ce95"/>
          <table:table-cell table:style-name="ce105" office:value-type="string" calcext:value-type="string">
            <text:p>670-5849</text:p>
          </table:table-cell>
          <table:table-cell table:style-name="ce105" office:value-type="string" calcext:value-type="string">
            <text:p>39-30-3035</text:p>
          </table:table-cell>
          <table:table-cell table:style-name="ce87" office:value-type="float" office:value="0.969" calcext:value-type="float">
            <text:p>0,969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MX-5569-03A4</text:p>
          </table:table-cell>
          <table:table-cell table:style-name="ce61" office:value-type="float" office:value="0.476" calcext:value-type="float">
            <text:p>0,476</text:p>
          </table:table-cell>
          <table:table-cell table:style-name="ce9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Y267]&lt;&gt;&quot;&quot;;&quot;&quot;;[.G267])">
            <text:p/>
          </table:table-cell>
          <table:table-cell table:style-name="ce139" table:formula="of:=IF([.AB267]=[.J267];&quot;Farnell&quot;; IF([.AB267]=[.M267]; &quot;Digikey&quot;; IF([.AB267]=[.P267]; &quot;Mouser&quot;; IF([.AB267]=[.T267]; &quot;RS&quot;; IF([.AB267]=[.W267]; &quot;TME&quot;)))))" office:value-type="string" office:string-value="TME" calcext:value-type="string">
            <text:p>TME</text:p>
          </table:table-cell>
          <table:table-cell table:style-name="ce146" table:formula="of:=IF([.G267]&lt;&gt;&quot;&quot;;MIN([.J267];[.M267];[.P267];[.T267];[.W267]);&quot;&quot;)" office:value-type="currency" office:currency="EUR" office:value="0.476" calcext:value-type="currency">
            <text:p>0,476 €</text:p>
          </table:table-cell>
          <table:table-cell table:style-name="ce139" office:value-type="float" office:value="2" calcext:value-type="float">
            <text:p>2</text:p>
          </table:table-cell>
          <table:table-cell table:style-name="ce159" table:formula="of:=[.AB267]*[.AC267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6">
          <table:table-cell table:style-name="ce3" office:value-type="float" office:value="142" calcext:value-type="float">
            <text:p>142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411-01</text:p>
          </table:table-cell>
          <table:table-cell table:style-name="ce28" office:value-type="string" calcext:value-type="string">
            <text:p>THT, <text:span text:style-name="T3">solder on bottom layer!</text:span></text:p>
          </table:table-cell>
          <table:table-cell table:style-name="ce28" office:value-type="string" calcext:value-type="string">
            <text:p>X11 <text:s text:c="2"/>USB Connector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268]=&quot;Power board&quot;;[.B268]*2;[.B268])" office:value-type="float" office:value="1" calcext:value-type="float">
            <text:p>1</text:p>
          </table:table-cell>
          <table:table-cell table:style-name="ce53" office:value-type="float" office:value="1177884" calcext:value-type="float">
            <text:p>1177884</text:p>
          </table:table-cell>
          <table:table-cell table:style-name="ce59" office:value-type="string" calcext:value-type="string">
            <text:p>2411-01</text:p>
          </table:table-cell>
          <table:table-cell table:style-name="ce62" office:value-type="float" office:value="1.05" calcext:value-type="float">
            <text:p>1,05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952-1767-ND</text:p>
          </table:table-cell>
          <table:table-cell table:style-name="ce88" office:value-type="float" office:value="0.73" calcext:value-type="float">
            <text:p>0,730</text:p>
          </table:table-cell>
          <table:table-cell table:style-name="ce96"/>
          <table:table-cell table:style-name="ce81" office:value-type="string" calcext:value-type="string">
            <text:p>710-61400413321</text:p>
          </table:table-cell>
          <table:table-cell table:style-name="ce88" office:value-type="float" office:value="1.2" calcext:value-type="float">
            <text:p>1,200</text:p>
          </table:table-cell>
          <table:table-cell table:style-name="ce96"/>
          <table:table-cell table:style-name="ce81" office:value-type="string" calcext:value-type="string">
            <text:p>-</text:p>
          </table:table-cell>
          <table:table-cell table:style-name="ce81"/>
          <table:table-cell table:style-name="ce88"/>
          <table:table-cell table:style-name="ce96"/>
          <table:table-cell table:style-name="ce118" office:value-type="string" calcext:value-type="string">
            <text:p>2411-01</text:p>
          </table:table-cell>
          <table:table-cell table:style-name="ce121" office:value-type="float" office:value="0.66" calcext:value-type="float">
            <text:p>0,660</text:p>
          </table:table-cell>
          <table:table-cell table:style-name="ce96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96" table:formula="of:=IF([.Y268]&lt;&gt;&quot;&quot;;&quot;&quot;;[.G268])">
            <text:p/>
          </table:table-cell>
          <table:table-cell table:style-name="ce140" table:formula="of:=IF([.AB268]=[.J268];&quot;Farnell&quot;; IF([.AB268]=[.M268]; &quot;Digikey&quot;; IF([.AB268]=[.P268]; &quot;Mouser&quot;; IF([.AB268]=[.T268]; &quot;RS&quot;; IF([.AB268]=[.W268]; &quot;TME&quot;)))))" office:value-type="string" office:string-value="TME" calcext:value-type="string">
            <text:p>TME</text:p>
          </table:table-cell>
          <table:table-cell table:style-name="ce147" table:formula="of:=IF([.G268]&lt;&gt;&quot;&quot;;MIN([.J268];[.M268];[.P268];[.T268];[.W268]);&quot;&quot;)" office:value-type="currency" office:currency="EUR" office:value="0.66" calcext:value-type="currency">
            <text:p>0,66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268]*[.AC268]" office:value-type="float" office:value="0.66" calcext:value-type="float">
            <text:p>0,660</text:p>
          </table:table-cell>
          <table:table-cell table:number-columns-repeated="994"/>
        </table:table-row>
        <table:table-row table:style-name="ro6">
          <table:table-cell table:style-name="ce3"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MC000006</text:p>
          </table:table-cell>
          <table:table-cell table:style-name="ce27" office:value-type="string" calcext:value-type="string">
            <text:p>THT, <text:span text:style-name="T3">solder on bottom layer!</text:span></text:p>
          </table:table-cell>
          <table:table-cell table:style-name="ce40" office:value-type="string" calcext:value-type="string">
            <text:p>X12, X14 <text:s/>Front Treminal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269]=&quot;Power board&quot;;[.B269]*2;[.B269])" office:value-type="float" office:value="2" calcext:value-type="float">
            <text:p>2</text:p>
          </table:table-cell>
          <table:table-cell table:style-name="ce15" office:value-type="float" office:value="2007972" calcext:value-type="float">
            <text:p>2007972</text:p>
          </table:table-cell>
          <table:table-cell table:style-name="ce27" office:value-type="string" calcext:value-type="string">
            <text:p>MC000006</text:p>
          </table:table-cell>
          <table:table-cell table:style-name="ce61" office:value-type="float" office:value="1.9" calcext:value-type="float">
            <text:p>1,90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-</text:p>
          </table:table-cell>
          <table:table-cell table:style-name="ce87"/>
          <table:table-cell table:style-name="ce95"/>
          <table:table-cell table:style-name="ce80" office:value-type="string" calcext:value-type="string">
            <text:p>-</text:p>
          </table:table-cell>
          <table:table-cell table:style-name="ce87"/>
          <table:table-cell table:style-name="ce95"/>
          <table:table-cell table:style-name="ce105" office:value-type="string" calcext:value-type="string">
            <text:p>-</text:p>
          </table:table-cell>
          <table:table-cell table:style-name="ce105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 office:value-type="float" office:value="1" calcext:value-type="float">
            <text:p>1</text:p>
          </table:table-cell>
          <table:table-cell table:formula="of:=IF([.Y269]&lt;&gt;&quot;&quot;;&quot;&quot;;[.G269])">
            <text:p/>
          </table:table-cell>
          <table:table-cell table:style-name="ce139" table:formula="of:=IF([.AB269]=[.J269];&quot;Farnell&quot;; IF([.AB269]=[.M269]; &quot;Digikey&quot;; IF([.AB269]=[.P269]; &quot;Mouser&quot;; IF([.AB269]=[.T269]; &quot;RS&quot;; IF([.AB269]=[.W269]; &quot;TME&quot;)))))" office:value-type="string" office:string-value="Farnell" calcext:value-type="string">
            <text:p>Farnell</text:p>
          </table:table-cell>
          <table:table-cell table:style-name="ce146" table:formula="of:=IF([.G269]&lt;&gt;&quot;&quot;;MIN([.J269];[.M269];[.P269];[.T269];[.W269]);&quot;&quot;)" office:value-type="currency" office:currency="EUR" office:value="1.9" calcext:value-type="currency">
            <text:p>1,900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269]*[.AC269]" office:value-type="float" office:value="1.9" calcext:value-type="float">
            <text:p>1,900</text:p>
          </table:table-cell>
          <table:table-cell table:number-columns-repeated="994"/>
        </table:table-row>
        <table:table-row table:style-name="ro6">
          <table:table-cell table:style-name="ce3" office:value-type="float" office:value="144" calcext:value-type="float">
            <text:p>144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TSW-113-07-F-D</text:p>
          </table:table-cell>
          <table:table-cell table:style-name="ce28" office:value-type="string" calcext:value-type="string">
            <text:p>THT; 2x13-pin header</text:p>
          </table:table-cell>
          <table:table-cell table:style-name="ce28" office:value-type="string" calcext:value-type="string">
            <text:p>X13, X15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270]=&quot;Power board&quot;;[.B270]*2;[.B270])" office:value-type="float" office:value="2" calcext:value-type="float">
            <text:p>2</text:p>
          </table:table-cell>
          <table:table-cell table:style-name="ce53" office:value-type="string" calcext:value-type="string">
            <text:p>2025182</text:p>
          </table:table-cell>
          <table:table-cell table:style-name="ce59" office:value-type="string" calcext:value-type="string">
            <text:p>TSW-113-07-F-D</text:p>
          </table:table-cell>
          <table:table-cell table:style-name="ce62" office:value-type="float" office:value="2.24" calcext:value-type="float">
            <text:p>2,240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TSW-113-07-L-D</text:p>
          </table:table-cell>
          <table:table-cell table:style-name="ce88" office:value-type="float" office:value="2.47" calcext:value-type="float">
            <text:p>2,470</text:p>
          </table:table-cell>
          <table:table-cell table:style-name="ce96"/>
          <table:table-cell table:style-name="ce81" office:value-type="string" calcext:value-type="string">
            <text:p>710-61302621121</text:p>
          </table:table-cell>
          <table:table-cell table:style-name="ce88" office:value-type="float" office:value="1.41" calcext:value-type="float">
            <text:p>1,410</text:p>
          </table:table-cell>
          <table:table-cell table:style-name="ce96"/>
          <table:table-cell table:style-name="ce81" office:value-type="string" calcext:value-type="string">
            <text:p>-</text:p>
          </table:table-cell>
          <table:table-cell table:style-name="ce81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 office:value-type="float" office:value="2" calcext:value-type="float">
            <text:p>2</text:p>
          </table:table-cell>
          <table:table-cell table:style-name="ce96" table:formula="of:=IF([.Y270]&lt;&gt;&quot;&quot;;&quot;&quot;;[.G270])">
            <text:p/>
          </table:table-cell>
          <table:table-cell table:style-name="ce140" table:formula="of:=IF([.AB270]=[.J270];&quot;Farnell&quot;; IF([.AB270]=[.M270]; &quot;Digikey&quot;; IF([.AB270]=[.P270]; &quot;Mouser&quot;; IF([.AB270]=[.T270]; &quot;RS&quot;; IF([.AB270]=[.W270]; &quot;TME&quot;)))))" office:value-type="string" office:string-value="Mouser" calcext:value-type="string">
            <text:p>Mouser</text:p>
          </table:table-cell>
          <table:table-cell table:style-name="ce147" table:formula="of:=IF([.G270]&lt;&gt;&quot;&quot;;MIN([.J270];[.M270];[.P270];[.T270];[.W270]);&quot;&quot;)" office:value-type="currency" office:currency="EUR" office:value="1.41" calcext:value-type="currency">
            <text:p>1,41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270]*[.AC270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6">
          <table:table-cell table:style-name="ce3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2-23-2021</text:p>
          </table:table-cell>
          <table:table-cell table:style-name="ce27" office:value-type="string" calcext:value-type="string">
            <text:p>THT</text:p>
          </table:table-cell>
          <table:table-cell table:style-name="ce40" office:value-type="string" calcext:value-type="string">
            <text:p>X17 <text:s/>Optional TEMP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271]=&quot;Power board&quot;;[.B271]*2;[.B271])" office:value-type="float" office:value="1" calcext:value-type="float">
            <text:p>1</text:p>
          </table:table-cell>
          <table:table-cell table:style-name="ce15" office:value-type="float" office:value="1462926" calcext:value-type="float">
            <text:p>1462926</text:p>
          </table:table-cell>
          <table:table-cell table:style-name="ce27" office:value-type="string" calcext:value-type="string">
            <text:p>22-23-2021</text:p>
          </table:table-cell>
          <table:table-cell table:style-name="ce61" office:value-type="float" office:value="0.1" calcext:value-type="float">
            <text:p>0,10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22-23-2021</text:p>
          </table:table-cell>
          <table:table-cell table:style-name="ce87" office:value-type="float" office:value="0.14" calcext:value-type="float">
            <text:p>0,140</text:p>
          </table:table-cell>
          <table:table-cell table:style-name="ce95"/>
          <table:table-cell table:style-name="ce80" office:value-type="string" calcext:value-type="string">
            <text:p>22-23-2021</text:p>
          </table:table-cell>
          <table:table-cell table:style-name="ce87" office:value-type="float" office:value="0.141" calcext:value-type="float">
            <text:p>0,141</text:p>
          </table:table-cell>
          <table:table-cell table:style-name="ce95"/>
          <table:table-cell table:style-name="ce105" office:value-type="string" calcext:value-type="string">
            <text:p>679-5583</text:p>
          </table:table-cell>
          <table:table-cell table:style-name="ce105" office:value-type="string" calcext:value-type="string">
            <text:p>22-23-2021</text:p>
          </table:table-cell>
          <table:table-cell table:style-name="ce87" office:value-type="float" office:value="0.087" calcext:value-type="float">
            <text:p>0,087</text:p>
          </table:table-cell>
          <table:table-cell table:style-name="ce95" office:value-type="float" office:value="10" calcext:value-type="float">
            <text:p>10</text:p>
          </table:table-cell>
          <table:table-cell table:style-name="ce117" office:value-type="string" calcext:value-type="string">
            <text:p>MX-22-23-2021</text:p>
          </table:table-cell>
          <table:table-cell table:style-name="ce61" office:value-type="float" office:value="0.07" calcext:value-type="float">
            <text:p>0,070</text:p>
          </table:table-cell>
          <table:table-cell table:style-name="ce9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Y271]&lt;&gt;&quot;&quot;;&quot;&quot;;[.G271])">
            <text:p/>
          </table:table-cell>
          <table:table-cell table:style-name="ce139" table:formula="of:=IF([.AB271]=[.J271];&quot;Farnell&quot;; IF([.AB271]=[.M271]; &quot;Digikey&quot;; IF([.AB271]=[.P271]; &quot;Mouser&quot;; IF([.AB271]=[.T271]; &quot;RS&quot;; IF([.AB271]=[.W271]; &quot;TME&quot;)))))" office:value-type="string" office:string-value="TME" calcext:value-type="string">
            <text:p>TME</text:p>
          </table:table-cell>
          <table:table-cell table:style-name="ce146" table:formula="of:=IF([.G271]&lt;&gt;&quot;&quot;;MIN([.J271];[.M271];[.P271];[.T271];[.W271]);&quot;&quot;)" office:value-type="currency" office:currency="EUR" office:value="0.07" calcext:value-type="currency">
            <text:p>0,070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271]*[.AC271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6">
          <table:table-cell table:style-name="ce3" office:value-type="float" office:value="146" calcext:value-type="float">
            <text:p>146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MC34753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X18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272]=&quot;Power board&quot;;[.B272]*2;[.B272])" office:value-type="float" office:value="1" calcext:value-type="float">
            <text:p>1</text:p>
          </table:table-cell>
          <table:table-cell table:style-name="ce53" office:value-type="float" office:value="1593431" calcext:value-type="float">
            <text:p>1593431</text:p>
          </table:table-cell>
          <table:table-cell table:style-name="ce59" office:value-type="string" calcext:value-type="string">
            <text:p>MC34753</text:p>
          </table:table-cell>
          <table:table-cell table:style-name="ce62" office:value-type="float" office:value="0.422" calcext:value-type="float">
            <text:p>0,42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M20-9750846</text:p>
          </table:table-cell>
          <table:table-cell table:style-name="ce88" office:value-type="float" office:value="0.23" calcext:value-type="float">
            <text:p>0,230</text:p>
          </table:table-cell>
          <table:table-cell table:style-name="ce96"/>
          <table:table-cell table:style-name="ce81" office:value-type="string" calcext:value-type="string">
            <text:p>710-61300811021</text:p>
          </table:table-cell>
          <table:table-cell table:style-name="ce88" office:value-type="float" office:value="0.67" calcext:value-type="float">
            <text:p>0,670</text:p>
          </table:table-cell>
          <table:table-cell table:style-name="ce96"/>
          <table:table-cell table:style-name="ce81" office:value-type="string" calcext:value-type="string">
            <text:p>828-1673</text:p>
          </table:table-cell>
          <table:table-cell table:style-name="ce81" office:value-type="string" calcext:value-type="string">
            <text:p>61300811021</text:p>
          </table:table-cell>
          <table:table-cell table:style-name="ce88" office:value-type="float" office:value="0.759" calcext:value-type="float">
            <text:p>0,759</text:p>
          </table:table-cell>
          <table:table-cell table:style-name="ce96" office:value-type="float" office:value="5" calcext:value-type="float">
            <text:p>5</text:p>
          </table:table-cell>
          <table:table-cell table:style-name="ce118"/>
          <table:table-cell table:style-name="ce121"/>
          <table:table-cell table:style-name="ce96"/>
          <table:table-cell table:style-name="ce128" office:value-type="float" office:value="1" calcext:value-type="float">
            <text:p>1</text:p>
          </table:table-cell>
          <table:table-cell table:style-name="ce96" table:formula="of:=IF([.Y272]&lt;&gt;&quot;&quot;;&quot;&quot;;[.G272])">
            <text:p/>
          </table:table-cell>
          <table:table-cell table:style-name="ce140" table:formula="of:=IF([.AB272]=[.J272];&quot;Farnell&quot;; IF([.AB272]=[.M272]; &quot;Digikey&quot;; IF([.AB272]=[.P272]; &quot;Mouser&quot;; IF([.AB272]=[.T272]; &quot;RS&quot;; IF([.AB272]=[.W272]; &quot;TME&quot;)))))" office:value-type="string" office:string-value="Digikey" calcext:value-type="string">
            <text:p>Digikey</text:p>
          </table:table-cell>
          <table:table-cell table:style-name="ce147" table:formula="of:=IF([.G272]&lt;&gt;&quot;&quot;;MIN([.J272];[.M272];[.P272];[.T272];[.W272]);&quot;&quot;)" office:value-type="currency" office:currency="EUR" office:value="0.23" calcext:value-type="currency">
            <text:p>0,23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272]*[.AC272]" office:value-type="float" office:value="0.23" calcext:value-type="float">
            <text:p>0,230</text:p>
          </table:table-cell>
          <table:table-cell table:number-columns-repeated="994"/>
        </table:table-row>
        <table:table-row table:style-name="ro6">
          <table:table-cell table:style-name="ce3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2-23-2041</text:p>
          </table:table-cell>
          <table:table-cell table:style-name="ce27" office:value-type="string" calcext:value-type="string">
            <text:p>THT</text:p>
          </table:table-cell>
          <table:table-cell table:style-name="ce40" office:value-type="string" calcext:value-type="string">
            <text:p>X19 <text:s/>Optional Encoder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273]=&quot;Power board&quot;;[.B273]*2;[.B273])" office:value-type="float" office:value="1" calcext:value-type="float">
            <text:p>1</text:p>
          </table:table-cell>
          <table:table-cell table:style-name="ce15" office:value-type="string" calcext:value-type="string">
            <text:p>1462920</text:p>
          </table:table-cell>
          <table:table-cell table:style-name="ce27" office:value-type="string" calcext:value-type="string">
            <text:p>22-23-2041</text:p>
          </table:table-cell>
          <table:table-cell table:style-name="ce61" office:value-type="float" office:value="0.165" calcext:value-type="float">
            <text:p>0,165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22-23-2041</text:p>
          </table:table-cell>
          <table:table-cell table:style-name="ce87" office:value-type="float" office:value="0.24" calcext:value-type="float">
            <text:p>0,240</text:p>
          </table:table-cell>
          <table:table-cell table:style-name="ce95"/>
          <table:table-cell table:style-name="ce80" office:value-type="string" calcext:value-type="string">
            <text:p>22-23-2041</text:p>
          </table:table-cell>
          <table:table-cell table:style-name="ce87" office:value-type="float" office:value="0.217" calcext:value-type="float">
            <text:p>0,217</text:p>
          </table:table-cell>
          <table:table-cell table:style-name="ce95"/>
          <table:table-cell table:style-name="ce105" office:value-type="string" calcext:value-type="string">
            <text:p>679-5596</text:p>
          </table:table-cell>
          <table:table-cell table:style-name="ce105" office:value-type="string" calcext:value-type="string">
            <text:p>22-23-2041</text:p>
          </table:table-cell>
          <table:table-cell table:style-name="ce87" office:value-type="float" office:value="0.197" calcext:value-type="float">
            <text:p>0,197</text:p>
          </table:table-cell>
          <table:table-cell table:style-name="ce95" office:value-type="float" office:value="10" calcext:value-type="float">
            <text:p>10</text:p>
          </table:table-cell>
          <table:table-cell table:style-name="ce117" office:value-type="string" calcext:value-type="string">
            <text:p>MX-22-23-2041</text:p>
          </table:table-cell>
          <table:table-cell table:style-name="ce61" office:value-type="float" office:value="0.106" calcext:value-type="float">
            <text:p>0,106</text:p>
          </table:table-cell>
          <table:table-cell table:style-name="ce9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Y273]&lt;&gt;&quot;&quot;;&quot;&quot;;[.G273])">
            <text:p/>
          </table:table-cell>
          <table:table-cell table:style-name="ce139" table:formula="of:=IF([.AB273]=[.J273];&quot;Farnell&quot;; IF([.AB273]=[.M273]; &quot;Digikey&quot;; IF([.AB273]=[.P273]; &quot;Mouser&quot;; IF([.AB273]=[.T273]; &quot;RS&quot;; IF([.AB273]=[.W273]; &quot;TME&quot;)))))" office:value-type="string" office:string-value="TME" calcext:value-type="string">
            <text:p>TME</text:p>
          </table:table-cell>
          <table:table-cell table:style-name="ce146" table:formula="of:=IF([.G273]&lt;&gt;&quot;&quot;;MIN([.J273];[.M273];[.P273];[.T273];[.W273]);&quot;&quot;)" office:value-type="currency" office:currency="EUR" office:value="0.106" calcext:value-type="currency">
            <text:p>0,106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273]*[.AC273]" office:value-type="float" office:value="0.106" calcext:value-type="float">
            <text:p>0,106</text:p>
          </table:table-cell>
          <table:table-cell table:number-columns-repeated="994"/>
        </table:table-row>
        <table:table-row table:style-name="ro6">
          <table:table-cell table:style-name="ce3" office:value-type="float" office:value="148" calcext:value-type="float">
            <text:p>148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SW-113-02-T-D-RA</text:p>
          </table:table-cell>
          <table:table-cell table:style-name="ce28" office:value-type="string" calcext:value-type="string">
            <text:p>THT; 2x13-pin socket</text:p>
          </table:table-cell>
          <table:table-cell table:style-name="ce28" office:value-type="string" calcext:value-type="string">
            <text:p>X3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274]=&quot;Power board&quot;;[.B274]*2;[.B274])" office:value-type="float" office:value="2" calcext:value-type="float">
            <text:p>2</text:p>
          </table:table-cell>
          <table:table-cell table:style-name="ce53" office:value-type="float" office:value="1805583" calcext:value-type="float">
            <text:p>1805583</text:p>
          </table:table-cell>
          <table:table-cell table:style-name="ce59" office:value-type="string" calcext:value-type="string">
            <text:p>SSW-113-02-G-D-RA</text:p>
          </table:table-cell>
          <table:table-cell table:style-name="ce62" office:value-type="float" office:value="5.7" calcext:value-type="float">
            <text:p>5,700</text:p>
          </table:table-cell>
          <table:table-cell table:style-name="ce69" office:value-type="float" office:value="2" calcext:value-type="float">
            <text:p>2</text:p>
          </table:table-cell>
          <table:table-cell table:style-name="ce81" office:value-type="string" calcext:value-type="string">
            <text:p>SSW-113-02-G-D-RA</text:p>
          </table:table-cell>
          <table:table-cell table:style-name="ce88" office:value-type="float" office:value="5.34" calcext:value-type="float">
            <text:p>5,340</text:p>
          </table:table-cell>
          <table:table-cell table:style-name="ce96"/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81" office:value-type="string" calcext:value-type="string">
            <text:p>-</text:p>
          </table:table-cell>
          <table:table-cell table:style-name="ce81"/>
          <table:table-cell table:style-name="ce88"/>
          <table:table-cell table:style-name="ce96"/>
          <table:table-cell table:style-name="ce118" office:value-type="string" calcext:value-type="string">
            <text:p>ZL263-26DG</text:p>
          </table:table-cell>
          <table:table-cell table:style-name="ce121" office:value-type="float" office:value="0.399" calcext:value-type="float">
            <text:p>0,399</text:p>
          </table:table-cell>
          <table:table-cell table:style-name="ce96" office:value-type="float" office:value="2" calcext:value-type="float">
            <text:p>2</text:p>
          </table:table-cell>
          <table:table-cell table:style-name="ce128" office:value-type="float" office:value="2" calcext:value-type="float">
            <text:p>2</text:p>
          </table:table-cell>
          <table:table-cell table:style-name="ce96" table:formula="of:=IF([.Y274]&lt;&gt;&quot;&quot;;&quot;&quot;;[.G274])">
            <text:p/>
          </table:table-cell>
          <table:table-cell table:style-name="ce140" table:formula="of:=IF([.AB274]=[.J274];&quot;Farnell&quot;; IF([.AB274]=[.M274]; &quot;Digikey&quot;; IF([.AB274]=[.P274]; &quot;Mouser&quot;; IF([.AB274]=[.T274]; &quot;RS&quot;; IF([.AB274]=[.W274]; &quot;TME&quot;)))))" office:value-type="string" office:string-value="TME" calcext:value-type="string">
            <text:p>TME</text:p>
          </table:table-cell>
          <table:table-cell table:style-name="ce147" table:formula="of:=IF([.G274]&lt;&gt;&quot;&quot;;MIN([.J274];[.M274];[.P274];[.T274];[.W274]);&quot;&quot;)" office:value-type="currency" office:currency="EUR" office:value="0.399" calcext:value-type="currency">
            <text:p>0,399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274]*[.AC274]" office:value-type="float" office:value="0.798" calcext:value-type="float">
            <text:p>0,798</text:p>
          </table:table-cell>
          <table:table-cell table:number-columns-repeated="994"/>
        </table:table-row>
        <table:table-row table:style-name="ro3">
          <table:table-cell table:style-name="ce3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9-30-3055</text:p>
          </table:table-cell>
          <table:table-cell table:style-name="ce27" office:value-type="string" calcext:value-type="string">
            <text:p>THT <text:s/>4,2mm 5pin</text:p>
          </table:table-cell>
          <table:table-cell table:style-name="ce40" office:value-type="string" calcext:value-type="string">
            <text:p>X4 <text:s text:c="2"/>AC In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275]=&quot;Power board&quot;;[.B275]*2;[.B275])" office:value-type="float" office:value="1" calcext:value-type="float">
            <text:p>1</text:p>
          </table:table-cell>
          <table:table-cell table:style-name="ce15" office:value-type="string" calcext:value-type="string">
            <text:p>9963561</text:p>
          </table:table-cell>
          <table:table-cell table:style-name="ce27" office:value-type="string" calcext:value-type="string">
            <text:p>39303055</text:p>
          </table:table-cell>
          <table:table-cell table:style-name="ce61" office:value-type="float" office:value="0.53" calcext:value-type="float">
            <text:p>0,53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39-30-3055</text:p>
          </table:table-cell>
          <table:table-cell table:style-name="ce87" office:value-type="float" office:value="1.18" calcext:value-type="float">
            <text:p>1,180</text:p>
          </table:table-cell>
          <table:table-cell table:style-name="ce95"/>
          <table:table-cell table:style-name="ce80" office:value-type="string" calcext:value-type="string">
            <text:p>39-30-3055</text:p>
          </table:table-cell>
          <table:table-cell table:style-name="ce87" office:value-type="float" office:value="0.923" calcext:value-type="float">
            <text:p>0,923</text:p>
          </table:table-cell>
          <table:table-cell table:style-name="ce95"/>
          <table:table-cell table:style-name="ce105" office:value-type="string" calcext:value-type="string">
            <text:p>670-5861</text:p>
          </table:table-cell>
          <table:table-cell table:style-name="ce105" office:value-type="string" calcext:value-type="string">
            <text:p>39-30-3055</text:p>
          </table:table-cell>
          <table:table-cell table:style-name="ce87" office:value-type="float" office:value="0.563" calcext:value-type="float">
            <text:p>0,563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 office:value-type="float" office:value="1" calcext:value-type="float">
            <text:p>1</text:p>
          </table:table-cell>
          <table:table-cell table:formula="of:=IF([.Y275]&lt;&gt;&quot;&quot;;&quot;&quot;;[.G275])">
            <text:p/>
          </table:table-cell>
          <table:table-cell table:style-name="ce139" table:formula="of:=IF([.AB275]=[.J275];&quot;Farnell&quot;; IF([.AB275]=[.M275]; &quot;Digikey&quot;; IF([.AB275]=[.P275]; &quot;Mouser&quot;; IF([.AB275]=[.T275]; &quot;RS&quot;; IF([.AB275]=[.W275]; &quot;TME&quot;)))))" office:value-type="string" office:string-value="Farnell" calcext:value-type="string">
            <text:p>Farnell</text:p>
          </table:table-cell>
          <table:table-cell table:style-name="ce146" table:formula="of:=IF([.G275]&lt;&gt;&quot;&quot;;MIN([.J275];[.M275];[.P275];[.T275];[.W275]);&quot;&quot;)" office:value-type="currency" office:currency="EUR" office:value="0.53" calcext:value-type="currency">
            <text:p>0,530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275]*[.AC275]" office:value-type="float" office:value="0.53" calcext:value-type="float">
            <text:p>0,530</text:p>
          </table:table-cell>
          <table:table-cell table:number-columns-repeated="994"/>
        </table:table-row>
        <table:table-row table:style-name="ro3">
          <table:table-cell table:style-name="Default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09185107324</text:p>
          </table:table-cell>
          <table:table-cell table:style-name="ce28" office:value-type="string" calcext:value-type="string">
            <text:p>THT; 2x5-pin header</text:p>
          </table:table-cell>
          <table:table-cell table:style-name="ce28" office:value-type="string" calcext:value-type="string">
            <text:p>X5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276]=&quot;Power board&quot;;[.B276]*2;[.B276])" office:value-type="float" office:value="1" calcext:value-type="float">
            <text:p>1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09185107324</text:p>
          </table:table-cell>
          <table:table-cell table:style-name="ce27" office:value-type="string" calcext:value-type="string">
            <text:p>THT; 2x5-pin header</text:p>
          </table:table-cell>
          <table:table-cell table:style-name="ce40" office:value-type="string" calcext:value-type="string">
            <text:p>X16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277]=&quot;Power board&quot;;[.B277]*2;[.B277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276:.G277])" office:value-type="float" office:value="2" calcext:value-type="float">
            <text:p>2</text:p>
          </table:table-cell>
          <table:table-cell table:style-name="ce53" office:value-type="string" calcext:value-type="string">
            <text:p>1096985</text:p>
          </table:table-cell>
          <table:table-cell table:style-name="ce59" office:value-type="string" calcext:value-type="string">
            <text:p>09 18 510 7324</text:p>
          </table:table-cell>
          <table:table-cell table:style-name="ce62" office:value-type="float" office:value="1.22" calcext:value-type="float">
            <text:p>1,22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09185107324</text:p>
          </table:table-cell>
          <table:table-cell table:style-name="ce88" office:value-type="float" office:value="1.46" calcext:value-type="float">
            <text:p>1,460</text:p>
          </table:table-cell>
          <table:table-cell table:style-name="ce96"/>
          <table:table-cell table:style-name="ce81" office:value-type="string" calcext:value-type="string">
            <text:p>09185107324</text:p>
          </table:table-cell>
          <table:table-cell table:style-name="ce88" office:value-type="float" office:value="1.46" calcext:value-type="float">
            <text:p>1,460</text:p>
          </table:table-cell>
          <table:table-cell table:style-name="ce96"/>
          <table:table-cell table:style-name="ce81" office:value-type="string" calcext:value-type="string">
            <text:p>740-7108</text:p>
          </table:table-cell>
          <table:table-cell table:style-name="ce81" office:value-type="string" calcext:value-type="string">
            <text:p>09185107324</text:p>
          </table:table-cell>
          <table:table-cell table:style-name="ce88" office:value-type="float" office:value="1.442" calcext:value-type="float">
            <text:p>1,442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T821-1-10-S1</text:p>
          </table:table-cell>
          <table:table-cell table:style-name="ce121" office:value-type="float" office:value="0.29" calcext:value-type="float">
            <text:p>0,290</text:p>
          </table:table-cell>
          <table:table-cell table:style-name="ce96" office:value-type="float" office:value="2" calcext:value-type="float">
            <text:p>2</text:p>
          </table:table-cell>
          <table:table-cell table:style-name="ce128" office:value-type="float" office:value="2" calcext:value-type="float">
            <text:p>2</text:p>
          </table:table-cell>
          <table:table-cell table:style-name="ce96" table:formula="of:=IF([.Y278]&lt;&gt;&quot;&quot;;&quot;&quot;;[.G278])">
            <text:p/>
          </table:table-cell>
          <table:table-cell table:style-name="ce140" table:formula="of:=IF([.AB278]=[.J278];&quot;Farnell&quot;; IF([.AB278]=[.M278]; &quot;Digikey&quot;; IF([.AB278]=[.P278]; &quot;Mouser&quot;; IF([.AB278]=[.T278]; &quot;RS&quot;; IF([.AB278]=[.W278]; &quot;TME&quot;)))))" office:value-type="string" office:string-value="TME" calcext:value-type="string">
            <text:p>TME</text:p>
          </table:table-cell>
          <table:table-cell table:style-name="ce147" table:formula="of:=IF([.G278]&lt;&gt;&quot;&quot;;MIN([.J278];[.M278];[.P278];[.T278];[.W278]);&quot;&quot;)" office:value-type="currency" office:currency="EUR" office:value="0.29" calcext:value-type="currency">
            <text:p>0,29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278]*[.AC278]" office:value-type="float" office:value="0.58" calcext:value-type="float">
            <text:p>0,58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 table:formula="of:=IF([.G279]&lt;&gt;&quot;&quot;;MIN([.J279];[.M279];[.P279];[.T279];[.W279])*[.G279];&quot;&quot;)">
            <text:p/>
          </table:table-cell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150" calcext:value-type="float">
            <text:p>15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2-23-2031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X6 <text:s text:c="2"/>FAN Connector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280]=&quot;Power board&quot;;[.B280]*2;[.B280])" office:value-type="float" office:value="1" calcext:value-type="float">
            <text:p>1</text:p>
          </table:table-cell>
          <table:table-cell table:style-name="ce53" office:value-type="float" office:value="1462950" calcext:value-type="float">
            <text:p>1462950</text:p>
          </table:table-cell>
          <table:table-cell table:style-name="ce59" office:value-type="string" calcext:value-type="string">
            <text:p>22-23-2031</text:p>
          </table:table-cell>
          <table:table-cell table:style-name="ce62" office:value-type="float" office:value="0.0808" calcext:value-type="float">
            <text:p>0,081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22-23-2031</text:p>
          </table:table-cell>
          <table:table-cell table:style-name="ce88" office:value-type="float" office:value="0.21" calcext:value-type="float">
            <text:p>0,210</text:p>
          </table:table-cell>
          <table:table-cell table:style-name="ce96"/>
          <table:table-cell table:style-name="ce81" office:value-type="string" calcext:value-type="string">
            <text:p>22-23-2031</text:p>
          </table:table-cell>
          <table:table-cell table:style-name="ce88" office:value-type="float" office:value="0.198" calcext:value-type="float">
            <text:p>0,198</text:p>
          </table:table-cell>
          <table:table-cell table:style-name="ce96"/>
          <table:table-cell table:style-name="ce81" office:value-type="string" calcext:value-type="string">
            <text:p>679-5587</text:p>
          </table:table-cell>
          <table:table-cell table:style-name="ce81" office:value-type="string" calcext:value-type="string">
            <text:p>22-23-2031</text:p>
          </table:table-cell>
          <table:table-cell table:style-name="ce88" office:value-type="float" office:value="0.083" calcext:value-type="float">
            <text:p>0,083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MX-22-23-2031</text:p>
          </table:table-cell>
          <table:table-cell table:style-name="ce121" office:value-type="float" office:value="0.08" calcext:value-type="float">
            <text:p>0,080</text:p>
          </table:table-cell>
          <table:table-cell table:style-name="ce96" office:value-type="float" office:value="10" calcext:value-type="float">
            <text:p>10</text:p>
          </table:table-cell>
          <table:table-cell table:style-name="ce128" office:value-type="float" office:value="1" calcext:value-type="float">
            <text:p>1</text:p>
          </table:table-cell>
          <table:table-cell table:style-name="ce96" table:formula="of:=IF([.Y280]&lt;&gt;&quot;&quot;;&quot;&quot;;[.G280])">
            <text:p/>
          </table:table-cell>
          <table:table-cell table:style-name="ce140" table:formula="of:=IF([.AB280]=[.J280];&quot;Farnell&quot;; IF([.AB280]=[.M280]; &quot;Digikey&quot;; IF([.AB280]=[.P280]; &quot;Mouser&quot;; IF([.AB280]=[.T280]; &quot;RS&quot;; IF([.AB280]=[.W280]; &quot;TME&quot;)))))" office:value-type="string" office:string-value="TME" calcext:value-type="string">
            <text:p>TME</text:p>
          </table:table-cell>
          <table:table-cell table:style-name="ce147" table:formula="of:=IF([.G280]&lt;&gt;&quot;&quot;;MIN([.J280];[.M280];[.P280];[.T280];[.W280]);&quot;&quot;)" office:value-type="currency" office:currency="EUR" office:value="0.08" calcext:value-type="currency">
            <text:p>0,08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280]*[.AC280]" office:value-type="float" office:value="0.08" calcext:value-type="float">
            <text:p>0,080</text:p>
          </table:table-cell>
          <table:table-cell table:number-columns-repeated="994"/>
        </table:table-row>
        <table:table-row table:style-name="ro6">
          <table:table-cell table:style-name="ce3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LMJ2138814S0L1T1C</text:p>
          </table:table-cell>
          <table:table-cell table:style-name="ce27" office:value-type="string" calcext:value-type="string">
            <text:p>THT, <text:span text:style-name="T3">solder on bottom layer!</text:span></text:p>
          </table:table-cell>
          <table:table-cell table:style-name="ce40" office:value-type="string" calcext:value-type="string">
            <text:p>X7 <text:s text:c="2"/>RJ45 Connector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281]=&quot;Power board&quot;;[.B281]*2;[.B281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 office:value-type="string" calcext:value-type="string">
            <text:p>-</text:p>
          </table:table-cell>
          <table:table-cell table:style-name="ce87"/>
          <table:table-cell table:style-name="ce95"/>
          <table:table-cell table:style-name="ce80" office:value-type="string" calcext:value-type="string">
            <text:p>-</text:p>
          </table:table-cell>
          <table:table-cell table:style-name="ce87"/>
          <table:table-cell table:style-name="ce95"/>
          <table:table-cell table:style-name="ce105" office:value-type="string" calcext:value-type="string">
            <text:p>-</text:p>
          </table:table-cell>
          <table:table-cell table:style-name="ce105"/>
          <table:table-cell table:style-name="ce87"/>
          <table:table-cell table:style-name="ce95"/>
          <table:table-cell table:style-name="ce117" office:value-type="string" calcext:value-type="string">
            <text:p>RJ45-TRAFO-LP</text:p>
          </table:table-cell>
          <table:table-cell table:style-name="ce61" office:value-type="float" office:value="2.82" calcext:value-type="float">
            <text:p>2,820</text:p>
          </table:table-cell>
          <table:table-cell table:style-name="ce9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281]&lt;&gt;&quot;&quot;;&quot;&quot;;[.G281])">
            <text:p/>
          </table:table-cell>
          <table:table-cell table:style-name="ce139" table:formula="of:=IF([.AB281]=[.J281];&quot;Farnell&quot;; IF([.AB281]=[.M281]; &quot;Digikey&quot;; IF([.AB281]=[.P281]; &quot;Mouser&quot;; IF([.AB281]=[.T281]; &quot;RS&quot;; IF([.AB281]=[.W281]; &quot;TME&quot;)))))" office:value-type="string" office:string-value="TME" calcext:value-type="string">
            <text:p>TME</text:p>
          </table:table-cell>
          <table:table-cell table:style-name="ce146" table:formula="of:=IF([.G281]&lt;&gt;&quot;&quot;;MIN([.J281];[.M281];[.P281];[.T281];[.W281]);&quot;&quot;)" office:value-type="currency" office:currency="EUR" office:value="2.82" calcext:value-type="currency">
            <text:p>2,820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281]*[.AC281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3">
          <table:table-cell table:style-name="ce3" office:value-type="float" office:value="152" calcext:value-type="float">
            <text:p>152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826629-8</text:p>
          </table:table-cell>
          <table:table-cell table:style-name="ce28" office:value-type="string" calcext:value-type="string">
            <text:p>THT <text:s/>8-Pin Header</text:p>
          </table:table-cell>
          <table:table-cell table:style-name="ce28" office:value-type="string" calcext:value-type="string">
            <text:p>X8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282]=&quot;Power board&quot;;[.B282]*2;[.B282])" office:value-type="float" office:value="1" calcext:value-type="float">
            <text:p>1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12">
          <table:table-cell table:style-name="ce3"/>
          <table:table-cell office:value-type="float" office:value="6" calcext:value-type="float">
            <text:p>6</text:p>
          </table:table-cell>
          <table:table-cell table:style-name="ce15" office:value-type="string" calcext:value-type="string">
            <text:p>826629-8</text:p>
          </table:table-cell>
          <table:table-cell table:style-name="ce27" office:value-type="string" calcext:value-type="string">
            <text:p>THT <text:s/>8-Pin Header</text:p>
          </table:table-cell>
          <table:table-cell table:style-name="ce40" office:value-type="string" calcext:value-type="string">
            <text:p>MCU-ADCL, MCU-ADCH, MCU-COMM, MCU-PWML, MCU-PWMH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283]=&quot;Power board&quot;;[.B283]*2;[.B283])" office:value-type="float" office:value="6" calcext:value-type="float">
            <text:p>6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282:.G283])" office:value-type="float" office:value="7" calcext:value-type="float">
            <text:p>7</text:p>
          </table:table-cell>
          <table:table-cell table:style-name="ce53" office:value-type="float" office:value="1022256" calcext:value-type="float">
            <text:p>1022256</text:p>
          </table:table-cell>
          <table:table-cell table:style-name="ce59" office:value-type="string" calcext:value-type="string">
            <text:p>M20-9990845</text:p>
          </table:table-cell>
          <table:table-cell table:style-name="ce62" office:value-type="float" office:value="0.117" calcext:value-type="float">
            <text:p>0,117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M20-9990845</text:p>
          </table:table-cell>
          <table:table-cell table:style-name="ce88" office:value-type="float" office:value="0.24" calcext:value-type="float">
            <text:p>0,240</text:p>
          </table:table-cell>
          <table:table-cell table:style-name="ce96"/>
          <table:table-cell table:style-name="ce81" office:value-type="string" calcext:value-type="string">
            <text:p>M20-9990845</text:p>
          </table:table-cell>
          <table:table-cell table:style-name="ce88" office:value-type="float" office:value="0.317" calcext:value-type="float">
            <text:p>0,317</text:p>
          </table:table-cell>
          <table:table-cell table:style-name="ce96"/>
          <table:table-cell table:style-name="ce81" office:value-type="string" calcext:value-type="string">
            <text:p>681-2997</text:p>
          </table:table-cell>
          <table:table-cell table:style-name="ce81" office:value-type="string" calcext:value-type="string">
            <text:p>M20-9990845</text:p>
          </table:table-cell>
          <table:table-cell table:style-name="ce88" office:value-type="float" office:value="0.125" calcext:value-type="float">
            <text:p>0,125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ZL201-08G</text:p>
          </table:table-cell>
          <table:table-cell table:style-name="ce121" office:value-type="float" office:value="0.06486" calcext:value-type="float">
            <text:p>0,065</text:p>
          </table:table-cell>
          <table:table-cell table:style-name="ce96" office:value-type="float" office:value="10" calcext:value-type="float">
            <text:p>10</text:p>
          </table:table-cell>
          <table:table-cell table:style-name="ce128" office:value-type="float" office:value="7" calcext:value-type="float">
            <text:p>7</text:p>
          </table:table-cell>
          <table:table-cell table:style-name="ce96" table:formula="of:=IF([.Y284]&lt;&gt;&quot;&quot;;&quot;&quot;;[.G284])">
            <text:p/>
          </table:table-cell>
          <table:table-cell table:style-name="ce140" table:formula="of:=IF([.AB284]=[.J284];&quot;Farnell&quot;; IF([.AB284]=[.M284]; &quot;Digikey&quot;; IF([.AB284]=[.P284]; &quot;Mouser&quot;; IF([.AB284]=[.T284]; &quot;RS&quot;; IF([.AB284]=[.W284]; &quot;TME&quot;)))))" office:value-type="string" office:string-value="TME" calcext:value-type="string">
            <text:p>TME</text:p>
          </table:table-cell>
          <table:table-cell table:style-name="ce147" table:formula="of:=IF([.G284]&lt;&gt;&quot;&quot;;MIN([.J284];[.M284];[.P284];[.T284];[.W284]);&quot;&quot;)" office:value-type="currency" office:currency="EUR" office:value="0.06486" calcext:value-type="currency">
            <text:p>0,065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284]*[.AC284]" office:value-type="float" office:value="0.6486" calcext:value-type="float">
            <text:p>0,649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153" calcext:value-type="float">
            <text:p>153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826629-5</text:p>
          </table:table-cell>
          <table:table-cell table:style-name="ce28" office:value-type="string" calcext:value-type="string">
            <text:p>THT <text:s/>5-Pin Header</text:p>
          </table:table-cell>
          <table:table-cell table:style-name="ce28" office:value-type="string" calcext:value-type="string">
            <text:p>X9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286]=&quot;Power board&quot;;[.B286]*2;[.B286])" office:value-type="float" office:value="1" calcext:value-type="float">
            <text:p>1</text:p>
          </table:table-cell>
          <table:table-cell table:style-name="ce53" office:value-type="string" calcext:value-type="string">
            <text:p>2452473</text:p>
          </table:table-cell>
          <table:table-cell table:style-name="ce59" office:value-type="string" calcext:value-type="string">
            <text:p>826629-5</text:p>
          </table:table-cell>
          <table:table-cell table:style-name="ce62" office:value-type="float" office:value="0.631" calcext:value-type="float">
            <text:p>0,631</text:p>
          </table:table-cell>
          <table:table-cell table:style-name="ce69" office:value-type="float" office:value="50" calcext:value-type="float">
            <text:p>50</text:p>
          </table:table-cell>
          <table:table-cell table:style-name="ce81" office:value-type="string" calcext:value-type="string">
            <text:p>826629-5</text:p>
          </table:table-cell>
          <table:table-cell table:style-name="ce88" office:value-type="float" office:value="0.66" calcext:value-type="float">
            <text:p>0,660</text:p>
          </table:table-cell>
          <table:table-cell table:style-name="ce96"/>
          <table:table-cell table:style-name="ce81" office:value-type="string" calcext:value-type="string">
            <text:p>M20-9990545</text:p>
          </table:table-cell>
          <table:table-cell table:style-name="ce88" office:value-type="float" office:value="0.217" calcext:value-type="float">
            <text:p>0,217</text:p>
          </table:table-cell>
          <table:table-cell table:style-name="ce96"/>
          <table:table-cell table:style-name="ce81" office:value-type="string" calcext:value-type="string">
            <text:p>681-2981</text:p>
          </table:table-cell>
          <table:table-cell table:style-name="ce81" office:value-type="string" calcext:value-type="string">
            <text:p>M20-9990545</text:p>
          </table:table-cell>
          <table:table-cell table:style-name="ce88" office:value-type="float" office:value="0.16" calcext:value-type="float">
            <text:p>0,160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ZL201-05G</text:p>
          </table:table-cell>
          <table:table-cell table:style-name="ce121" office:value-type="float" office:value="0.03165" calcext:value-type="float">
            <text:p>0,032</text:p>
          </table:table-cell>
          <table:table-cell table:style-name="ce96" office:value-type="float" office:value="25" calcext:value-type="float">
            <text:p>25</text:p>
          </table:table-cell>
          <table:table-cell table:style-name="ce128" office:value-type="float" office:value="1" calcext:value-type="float">
            <text:p>1</text:p>
          </table:table-cell>
          <table:table-cell table:style-name="ce96" table:formula="of:=IF([.Y286]&lt;&gt;&quot;&quot;;&quot;&quot;;[.G286])">
            <text:p/>
          </table:table-cell>
          <table:table-cell table:style-name="ce140" table:formula="of:=IF([.AB286]=[.J286];&quot;Farnell&quot;; IF([.AB286]=[.M286]; &quot;Digikey&quot;; IF([.AB286]=[.P286]; &quot;Mouser&quot;; IF([.AB286]=[.T286]; &quot;RS&quot;; IF([.AB286]=[.W286]; &quot;TME&quot;)))))" office:value-type="string" office:string-value="TME" calcext:value-type="string">
            <text:p>TME</text:p>
          </table:table-cell>
          <table:table-cell table:style-name="ce147" table:formula="of:=IF([.G286]&lt;&gt;&quot;&quot;;MIN([.J286];[.M286];[.P286];[.T286];[.W286]);&quot;&quot;)" office:value-type="currency" office:currency="EUR" office:value="0.03165" calcext:value-type="currency">
            <text:p>0,032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286]*[.AC286]" office:value-type="float" office:value="0.03165" calcext:value-type="float">
            <text:p>0,032</text:p>
          </table:table-cell>
          <table:table-cell table:style-name="ce171" table:number-columns-repeated="987"/>
          <table:table-cell table:number-columns-repeated="7"/>
        </table:table-row>
        <table:table-row table:style-name="ro6">
          <table:table-cell table:style-name="ce3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2,768kHz</text:p>
          </table:table-cell>
          <table:table-cell table:style-name="ce27" office:value-type="string" calcext:value-type="string">
            <text:p>THT</text:p>
          </table:table-cell>
          <table:table-cell table:style-name="ce40" office:value-type="string" calcext:value-type="string">
            <text:p>Y1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287]=&quot;Power board&quot;;[.B287]*2;[.B287])" office:value-type="float" office:value="1" calcext:value-type="float">
            <text:p>1</text:p>
          </table:table-cell>
          <table:table-cell table:style-name="ce15" office:value-type="string" calcext:value-type="string">
            <text:p>1611828</text:p>
          </table:table-cell>
          <table:table-cell table:style-name="ce27" office:value-type="string" calcext:value-type="string">
            <text:p>AB38T-32.768KHZ</text:p>
          </table:table-cell>
          <table:table-cell table:style-name="ce61" office:value-type="float" office:value="0.185" calcext:value-type="float">
            <text:p>0,185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AB38T-32.768KHZ</text:p>
          </table:table-cell>
          <table:table-cell table:style-name="ce87" office:value-type="float" office:value="0.15" calcext:value-type="float">
            <text:p>0,150</text:p>
          </table:table-cell>
          <table:table-cell table:style-name="ce95"/>
          <table:table-cell table:style-name="ce80" office:value-type="string" calcext:value-type="string">
            <text:p>AB38T-32.768KHZ</text:p>
          </table:table-cell>
          <table:table-cell table:style-name="ce87" office:value-type="float" office:value="0.155" calcext:value-type="float">
            <text:p>0,155</text:p>
          </table:table-cell>
          <table:table-cell table:style-name="ce95"/>
          <table:table-cell table:style-name="ce105" office:value-type="string" calcext:value-type="string">
            <text:p>226-1443</text:p>
          </table:table-cell>
          <table:table-cell table:style-name="ce105" office:value-type="string" calcext:value-type="string">
            <text:p>LFXTAL002995</text:p>
          </table:table-cell>
          <table:table-cell table:style-name="ce87" office:value-type="float" office:value="0.532" calcext:value-type="float">
            <text:p>0,532</text:p>
          </table:table-cell>
          <table:table-cell table:style-name="ce95" office:value-type="float" office:value="1" calcext:value-type="float">
            <text:p>1</text:p>
          </table:table-cell>
          <table:table-cell table:style-name="ce117" office:value-type="string" calcext:value-type="string">
            <text:p>32.768K-TC38</text:p>
          </table:table-cell>
          <table:table-cell table:style-name="ce61" office:value-type="float" office:value="0.1444" calcext:value-type="float">
            <text:p>0,144</text:p>
          </table:table-cell>
          <table:table-cell table:style-name="ce9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Y287]&lt;&gt;&quot;&quot;;&quot;&quot;;[.G287])">
            <text:p/>
          </table:table-cell>
          <table:table-cell table:style-name="ce139" table:formula="of:=IF([.AB287]=[.J287];&quot;Farnell&quot;; IF([.AB287]=[.M287]; &quot;Digikey&quot;; IF([.AB287]=[.P287]; &quot;Mouser&quot;; IF([.AB287]=[.T287]; &quot;RS&quot;; IF([.AB287]=[.W287]; &quot;TME&quot;)))))" office:value-type="string" office:string-value="TME" calcext:value-type="string">
            <text:p>TME</text:p>
          </table:table-cell>
          <table:table-cell table:style-name="ce146" table:formula="of:=IF([.G287]&lt;&gt;&quot;&quot;;MIN([.J287];[.M287];[.P287];[.T287];[.W287]);&quot;&quot;)" office:value-type="currency" office:currency="EUR" office:value="0.1444" calcext:value-type="currency">
            <text:p>0,144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287]*[.AC287]" office:value-type="float" office:value="0.1444" calcext:value-type="float">
            <text:p>0,144</text:p>
          </table:table-cell>
          <table:table-cell table:number-columns-repeated="994"/>
        </table:table-row>
        <table:table-row table:style-name="ro12">
          <table:table-cell table:style-name="ce3" office:value-type="float" office:value="155" calcext:value-type="float">
            <text:p>155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5MHz</text:p>
          </table:table-cell>
          <table:table-cell table:style-name="ce28" office:value-type="string" calcext:value-type="string">
            <text:p>SMD, 11.5mm x 4.7mm</text:p>
          </table:table-cell>
          <table:table-cell table:style-name="ce28" office:value-type="string" calcext:value-type="string">
            <text:p>Y2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288]=&quot;Power board&quot;;[.B288]*2;[.B288])" office:value-type="float" office:value="1" calcext:value-type="float">
            <text:p>1</text:p>
          </table:table-cell>
          <table:table-cell table:style-name="ce53" office:value-type="string" calcext:value-type="string">
            <text:p>2467741</text:p>
          </table:table-cell>
          <table:table-cell table:style-name="ce59" office:value-type="string" calcext:value-type="string">
            <text:p>ABLS-25.000MHZ-B4-F-T</text:p>
          </table:table-cell>
          <table:table-cell table:style-name="ce62" office:value-type="float" office:value="0.393" calcext:value-type="float">
            <text:p>0,393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ABLS-25.000MHZ-B4-F-T</text:p>
          </table:table-cell>
          <table:table-cell table:style-name="ce88" office:value-type="float" office:value="0.24" calcext:value-type="float">
            <text:p>0,240</text:p>
          </table:table-cell>
          <table:table-cell table:style-name="ce96"/>
          <table:table-cell table:style-name="ce81" office:value-type="string" calcext:value-type="string">
            <text:p>ABLS-25.0M-F-T</text:p>
          </table:table-cell>
          <table:table-cell table:style-name="ce88" office:value-type="float" office:value="0.26" calcext:value-type="float">
            <text:p>0,260</text:p>
          </table:table-cell>
          <table:table-cell table:style-name="ce96"/>
          <table:table-cell table:style-name="ce81" office:value-type="string" calcext:value-type="string">
            <text:p>814-9550</text:p>
          </table:table-cell>
          <table:table-cell table:style-name="ce81" office:value-type="string" calcext:value-type="string">
            <text:p>QCS25.0000F18B23R</text:p>
          </table:table-cell>
          <table:table-cell table:style-name="ce88" office:value-type="float" office:value="0.217" calcext:value-type="float">
            <text:p>0,217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25.00M-SMDHC49S</text:p>
          </table:table-cell>
          <table:table-cell table:style-name="ce121" office:value-type="float" office:value="0.3732" calcext:value-type="float">
            <text:p>0,373</text:p>
          </table:table-cell>
          <table:table-cell table:style-name="ce96" office:value-type="float" office:value="2" calcext:value-type="float">
            <text:p>2</text:p>
          </table:table-cell>
          <table:table-cell table:style-name="ce128"/>
          <table:table-cell table:style-name="ce96" table:formula="of:=IF([.Y288]&lt;&gt;&quot;&quot;;&quot;&quot;;[.G288])" office:value-type="float" office:value="1" calcext:value-type="float">
            <text:p>1</text:p>
          </table:table-cell>
          <table:table-cell table:style-name="ce140" table:formula="of:=IF([.AB288]=[.J288];&quot;Farnell&quot;; IF([.AB288]=[.M288]; &quot;Digikey&quot;; IF([.AB288]=[.P288]; &quot;Mouser&quot;; IF([.AB288]=[.T288]; &quot;RS&quot;; IF([.AB288]=[.W288]; &quot;TME&quot;)))))" office:value-type="string" office:string-value="RS" calcext:value-type="string">
            <text:p>RS</text:p>
          </table:table-cell>
          <table:table-cell table:style-name="ce147" table:formula="of:=IF([.G288]&lt;&gt;&quot;&quot;;MIN([.J288];[.M288];[.P288];[.T288];[.W288]);&quot;&quot;)" office:value-type="currency" office:currency="EUR" office:value="0.217" calcext:value-type="currency">
            <text:p>0,217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288]*[.AC288]" office:value-type="float" office:value="0.217" calcext:value-type="float">
            <text:p>0,217</text:p>
          </table:table-cell>
          <table:table-cell table:number-columns-repeated="994"/>
        </table:table-row>
        <table:table-row table:style-name="ro3">
          <table:table-cell table:style-name="ce3"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SMAJ18A</text:p>
          </table:table-cell>
          <table:table-cell table:style-name="ce27" office:value-type="string" calcext:value-type="string">
            <text:p>DO-214AC</text:p>
          </table:table-cell>
          <table:table-cell table:style-name="ce40" office:value-type="string" calcext:value-type="string">
            <text:p>ZD4, ZD10, ZD11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289]=&quot;Power board&quot;;[.B289]*2;[.B289])" office:value-type="float" office:value="3" calcext:value-type="float">
            <text:p>3</text:p>
          </table:table-cell>
          <table:table-cell table:style-name="ce15" office:value-type="string" calcext:value-type="string">
            <text:p>1749305</text:p>
          </table:table-cell>
          <table:table-cell table:style-name="ce27" office:value-type="string" calcext:value-type="string">
            <text:p>SMAJ18A-TR</text:p>
          </table:table-cell>
          <table:table-cell table:style-name="ce61" office:value-type="float" office:value="0.07" calcext:value-type="float">
            <text:p>0,070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SMA6J18A-TR</text:p>
          </table:table-cell>
          <table:table-cell table:style-name="ce87" office:value-type="float" office:value="0.34" calcext:value-type="float">
            <text:p>0,340</text:p>
          </table:table-cell>
          <table:table-cell table:style-name="ce95"/>
          <table:table-cell table:style-name="ce80" office:value-type="string" calcext:value-type="string">
            <text:p>SMA6J18A-TR</text:p>
          </table:table-cell>
          <table:table-cell table:style-name="ce87" office:value-type="float" office:value="0.407" calcext:value-type="float">
            <text:p>0,407</text:p>
          </table:table-cell>
          <table:table-cell table:style-name="ce95"/>
          <table:table-cell table:style-name="ce105" office:value-type="string" calcext:value-type="string">
            <text:p>795-9268</text:p>
          </table:table-cell>
          <table:table-cell table:style-name="ce105" office:value-type="string" calcext:value-type="string">
            <text:p>SMA6J18A-TR</text:p>
          </table:table-cell>
          <table:table-cell table:style-name="ce87" office:value-type="float" office:value="0.112" calcext:value-type="float">
            <text:p>0,112</text:p>
          </table:table-cell>
          <table:table-cell table:style-name="ce95" office:value-type="float" office:value="25" calcext:value-type="float">
            <text:p>25</text:p>
          </table:table-cell>
          <table:table-cell table:style-name="ce117" office:value-type="string" calcext:value-type="string">
            <text:p>P4SMAJ18A-DIO</text:p>
          </table:table-cell>
          <table:table-cell table:style-name="ce61" office:value-type="float" office:value="0.105" calcext:value-type="float">
            <text:p>0,105</text:p>
          </table:table-cell>
          <table:table-cell table:style-name="ce95" office:value-type="float" office:value="5" calcext:value-type="float">
            <text:p>5</text:p>
          </table:table-cell>
          <table:table-cell/>
          <table:table-cell table:formula="of:=IF([.Y289]&lt;&gt;&quot;&quot;;&quot;&quot;;[.G289])" office:value-type="float" office:value="3" calcext:value-type="float">
            <text:p>3</text:p>
          </table:table-cell>
          <table:table-cell table:style-name="ce139" table:formula="of:=IF([.AB289]=[.J289];&quot;Farnell&quot;; IF([.AB289]=[.M289]; &quot;Digikey&quot;; IF([.AB289]=[.P289]; &quot;Mouser&quot;; IF([.AB289]=[.T289]; &quot;RS&quot;; IF([.AB289]=[.W289]; &quot;TME&quot;)))))" office:value-type="string" office:string-value="Farnell" calcext:value-type="string">
            <text:p>Farnell</text:p>
          </table:table-cell>
          <table:table-cell table:style-name="ce146" table:formula="of:=IF([.G289]&lt;&gt;&quot;&quot;;MIN([.J289];[.M289];[.P289];[.T289];[.W289]);&quot;&quot;)" office:value-type="currency" office:currency="EUR" office:value="0.07" calcext:value-type="currency">
            <text:p>0,070 €</text:p>
          </table:table-cell>
          <table:table-cell table:style-name="ce139" office:value-type="float" office:value="5" calcext:value-type="float">
            <text:p>5</text:p>
          </table:table-cell>
          <table:table-cell table:style-name="ce159" table:formula="of:=[.AB289]*[.AC289]" office:value-type="float" office:value="0.35" calcext:value-type="float">
            <text:p>0,350</text:p>
          </table:table-cell>
          <table:table-cell table:number-columns-repeated="994"/>
        </table:table-row>
        <table:table-row table:style-name="ro6">
          <table:table-cell table:style-name="ce3" office:value-type="float" office:value="157" calcext:value-type="float">
            <text:p>157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BZX384-C4V3</text:p>
          </table:table-cell>
          <table:table-cell table:style-name="ce28" office:value-type="string" calcext:value-type="string">
            <text:p>SOD-323</text:p>
          </table:table-cell>
          <table:table-cell table:style-name="ce28" office:value-type="string" calcext:value-type="string">
            <text:p>ZD12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290]=&quot;Power board&quot;;[.B290]*2;[.B290])" office:value-type="float" office:value="1" calcext:value-type="float">
            <text:p>1</text:p>
          </table:table-cell>
          <table:table-cell table:style-name="ce53" office:value-type="float" office:value="8735697" calcext:value-type="float">
            <text:p>8735697</text:p>
          </table:table-cell>
          <table:table-cell table:style-name="ce59" office:value-type="string" calcext:value-type="string">
            <text:p>BZX384-C4V3</text:p>
          </table:table-cell>
          <table:table-cell table:style-name="ce62" office:value-type="float" office:value="0.182" calcext:value-type="float">
            <text:p>0,182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MM3Z4V3T1G</text:p>
          </table:table-cell>
          <table:table-cell table:style-name="ce88" office:value-type="float" office:value="0.13" calcext:value-type="float">
            <text:p>0,130</text:p>
          </table:table-cell>
          <table:table-cell table:style-name="ce96"/>
          <table:table-cell table:style-name="ce81" office:value-type="string" calcext:value-type="string">
            <text:p>BZX384-C4V3,115</text:p>
          </table:table-cell>
          <table:table-cell table:style-name="ce88" office:value-type="float" office:value="0.11" calcext:value-type="float">
            <text:p>0,110</text:p>
          </table:table-cell>
          <table:table-cell table:style-name="ce96"/>
          <table:table-cell table:style-name="ce81" office:value-type="string" calcext:value-type="string">
            <text:p>508-696</text:p>
          </table:table-cell>
          <table:table-cell table:style-name="ce81" office:value-type="string" calcext:value-type="string">
            <text:p>BZX384-C4V3</text:p>
          </table:table-cell>
          <table:table-cell table:style-name="ce88" office:value-type="float" office:value="0.013" calcext:value-type="float">
            <text:p>0,013</text:p>
          </table:table-cell>
          <table:table-cell table:style-name="ce96" office:value-type="float" office:value="100" calcext:value-type="float">
            <text:p>100</text:p>
          </table:table-cell>
          <table:table-cell table:style-name="ce118" office:value-type="string" calcext:value-type="string">
            <text:p>BZT52C4V3-DIO</text:p>
          </table:table-cell>
          <table:table-cell table:style-name="ce121" office:value-type="float" office:value="0.0189" calcext:value-type="float">
            <text:p>0,019</text:p>
          </table:table-cell>
          <table:table-cell table:style-name="ce96" office:value-type="float" office:value="25" calcext:value-type="float">
            <text:p>25</text:p>
          </table:table-cell>
          <table:table-cell table:style-name="ce128"/>
          <table:table-cell table:style-name="ce96" table:formula="of:=IF([.Y290]&lt;&gt;&quot;&quot;;&quot;&quot;;[.G290])" office:value-type="float" office:value="1" calcext:value-type="float">
            <text:p>1</text:p>
          </table:table-cell>
          <table:table-cell table:style-name="ce140" table:formula="of:=IF([.AB290]=[.J290];&quot;Farnell&quot;; IF([.AB290]=[.M290]; &quot;Digikey&quot;; IF([.AB290]=[.P290]; &quot;Mouser&quot;; IF([.AB290]=[.T290]; &quot;RS&quot;; IF([.AB290]=[.W290]; &quot;TME&quot;)))))" office:value-type="string" office:string-value="RS" calcext:value-type="string">
            <text:p>RS</text:p>
          </table:table-cell>
          <table:table-cell table:style-name="ce147" table:formula="of:=IF([.G290]&lt;&gt;&quot;&quot;;MIN([.J290];[.M290];[.P290];[.T290];[.W290]);&quot;&quot;)" office:value-type="currency" office:currency="EUR" office:value="0.013" calcext:value-type="currency">
            <text:p>0,013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290]*[.AC290]" office:value-type="float" office:value="0.013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3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BZX384-C15.115</text:p>
          </table:table-cell>
          <table:table-cell table:style-name="ce27" office:value-type="string" calcext:value-type="string">
            <text:p>SOD-323</text:p>
          </table:table-cell>
          <table:table-cell table:style-name="ce40" office:value-type="string" calcext:value-type="string">
            <text:p>ZD4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291]=&quot;Power board&quot;;[.B291]*2;[.B291])" office:value-type="float" office:value="2" calcext:value-type="float">
            <text:p>2</text:p>
          </table:table-cell>
          <table:table-cell table:style-name="ce15" office:value-type="string" calcext:value-type="string">
            <text:p>8735506</text:p>
          </table:table-cell>
          <table:table-cell table:style-name="ce27" office:value-type="string" calcext:value-type="string">
            <text:p>BZX384-C15</text:p>
          </table:table-cell>
          <table:table-cell table:style-name="ce61" office:value-type="float" office:value="0.182" calcext:value-type="float">
            <text:p>0,182</text:p>
          </table:table-cell>
          <table:table-cell table:style-name="ce68" office:value-type="float" office:value="5" calcext:value-type="float">
            <text:p>5</text:p>
          </table:table-cell>
          <table:table-cell table:style-name="ce80" office:value-type="string" calcext:value-type="string">
            <text:p>MM3Z15VT1G</text:p>
          </table:table-cell>
          <table:table-cell table:style-name="ce87" office:value-type="float" office:value="0.13" calcext:value-type="float">
            <text:p>0,130</text:p>
          </table:table-cell>
          <table:table-cell table:style-name="ce95"/>
          <table:table-cell table:style-name="ce80" office:value-type="string" calcext:value-type="string">
            <text:p>MM3Z15VT1G</text:p>
          </table:table-cell>
          <table:table-cell table:style-name="ce87" office:value-type="float" office:value="0.118" calcext:value-type="float">
            <text:p>0,118</text:p>
          </table:table-cell>
          <table:table-cell table:style-name="ce95"/>
          <table:table-cell table:style-name="ce105" office:value-type="string" calcext:value-type="string">
            <text:p>802-4568</text:p>
          </table:table-cell>
          <table:table-cell table:style-name="ce105" office:value-type="string" calcext:value-type="string">
            <text:p>MM3Z15VST1G</text:p>
          </table:table-cell>
          <table:table-cell table:style-name="ce87" office:value-type="float" office:value="0.013" calcext:value-type="float">
            <text:p>0,013</text:p>
          </table:table-cell>
          <table:table-cell table:style-name="ce95" office:value-type="float" office:value="200" calcext:value-type="float">
            <text:p>200</text:p>
          </table:table-cell>
          <table:table-cell table:style-name="ce117" office:value-type="string" calcext:value-type="string">
            <text:p>BZX384-C15.115</text:p>
          </table:table-cell>
          <table:table-cell table:style-name="ce61" office:value-type="float" office:value="0.019" calcext:value-type="float">
            <text:p>0,019</text:p>
          </table:table-cell>
          <table:table-cell table:style-name="ce95" office:value-type="float" office:value="25" calcext:value-type="float">
            <text:p>25</text:p>
          </table:table-cell>
          <table:table-cell/>
          <table:table-cell table:formula="of:=IF([.Y291]&lt;&gt;&quot;&quot;;&quot;&quot;;[.G291])" office:value-type="float" office:value="2" calcext:value-type="float">
            <text:p>2</text:p>
          </table:table-cell>
          <table:table-cell table:style-name="ce139" table:formula="of:=IF([.AB291]=[.J291];&quot;Farnell&quot;; IF([.AB291]=[.M291]; &quot;Digikey&quot;; IF([.AB291]=[.P291]; &quot;Mouser&quot;; IF([.AB291]=[.T291]; &quot;RS&quot;; IF([.AB291]=[.W291]; &quot;TME&quot;)))))" office:value-type="string" office:string-value="RS" calcext:value-type="string">
            <text:p>RS</text:p>
          </table:table-cell>
          <table:table-cell table:style-name="ce146" table:formula="of:=IF([.G291]&lt;&gt;&quot;&quot;;MIN([.J291];[.M291];[.P291];[.T291];[.W291]);&quot;&quot;)" office:value-type="currency" office:currency="EUR" office:value="0.013" calcext:value-type="currency">
            <text:p>0,013 €</text:p>
          </table:table-cell>
          <table:table-cell table:style-name="ce139" office:value-type="float" office:value="2" calcext:value-type="float">
            <text:p>2</text:p>
          </table:table-cell>
          <table:table-cell table:style-name="ce159" table:formula="of:=[.AB291]*[.AC291]" office:value-type="float" office:value="0.026" calcext:value-type="float">
            <text:p>0,026</text:p>
          </table:table-cell>
          <table:table-cell table:number-columns-repeated="994"/>
        </table:table-row>
        <table:table-row table:style-name="ro3">
          <table:table-cell table:style-name="ce3" office:value-type="float" office:value="159" calcext:value-type="float">
            <text:p>159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PDZ6.2B</text:p>
          </table:table-cell>
          <table:table-cell table:style-name="ce28" office:value-type="string" calcext:value-type="string">
            <text:p>SOD-323</text:p>
          </table:table-cell>
          <table:table-cell table:style-name="ce28" office:value-type="string" calcext:value-type="string">
            <text:p>ZD5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292]=&quot;Power board&quot;;[.B292]*2;[.B292])" office:value-type="float" office:value="2" calcext:value-type="float">
            <text:p>2</text:p>
          </table:table-cell>
          <table:table-cell table:style-name="ce53" office:value-type="string" calcext:value-type="string">
            <text:p>1757863</text:p>
          </table:table-cell>
          <table:table-cell table:style-name="ce59" office:value-type="string" calcext:value-type="string">
            <text:p>PDZ6.2B,115</text:p>
          </table:table-cell>
          <table:table-cell table:style-name="ce62" office:value-type="float" office:value="0.266" calcext:value-type="float">
            <text:p>0,266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MM3Z6V2T1G</text:p>
          </table:table-cell>
          <table:table-cell table:style-name="ce88" office:value-type="float" office:value="0.13" calcext:value-type="float">
            <text:p>0,130</text:p>
          </table:table-cell>
          <table:table-cell table:style-name="ce96"/>
          <table:table-cell table:style-name="ce81" office:value-type="string" calcext:value-type="string">
            <text:p>MM3Z6V2T1G</text:p>
          </table:table-cell>
          <table:table-cell table:style-name="ce88" office:value-type="float" office:value="0.118" calcext:value-type="float">
            <text:p>0,118</text:p>
          </table:table-cell>
          <table:table-cell table:style-name="ce96"/>
          <table:table-cell table:style-name="ce81" office:value-type="string" calcext:value-type="string">
            <text:p>725-8247</text:p>
          </table:table-cell>
          <table:table-cell table:style-name="ce81" office:value-type="string" calcext:value-type="string">
            <text:p>PDZ6.2B,115</text:p>
          </table:table-cell>
          <table:table-cell table:style-name="ce88" office:value-type="float" office:value="0.014" calcext:value-type="float">
            <text:p>0,014</text:p>
          </table:table-cell>
          <table:table-cell table:style-name="ce96" office:value-type="float" office:value="100" calcext:value-type="float">
            <text:p>100</text:p>
          </table:table-cell>
          <table:table-cell table:style-name="ce118" office:value-type="string" calcext:value-type="string">
            <text:p>PDZ6.2B</text:p>
          </table:table-cell>
          <table:table-cell table:style-name="ce121" office:value-type="float" office:value="0.0187" calcext:value-type="float">
            <text:p>0,019</text:p>
          </table:table-cell>
          <table:table-cell table:style-name="ce96" office:value-type="float" office:value="25" calcext:value-type="float">
            <text:p>25</text:p>
          </table:table-cell>
          <table:table-cell table:style-name="ce128"/>
          <table:table-cell table:style-name="ce96" table:formula="of:=IF([.Y292]&lt;&gt;&quot;&quot;;&quot;&quot;;[.G292])" office:value-type="float" office:value="2" calcext:value-type="float">
            <text:p>2</text:p>
          </table:table-cell>
          <table:table-cell table:style-name="ce140" table:formula="of:=IF([.AB292]=[.J292];&quot;Farnell&quot;; IF([.AB292]=[.M292]; &quot;Digikey&quot;; IF([.AB292]=[.P292]; &quot;Mouser&quot;; IF([.AB292]=[.T292]; &quot;RS&quot;; IF([.AB292]=[.W292]; &quot;TME&quot;)))))" office:value-type="string" office:string-value="RS" calcext:value-type="string">
            <text:p>RS</text:p>
          </table:table-cell>
          <table:table-cell table:style-name="ce147" table:formula="of:=IF([.G292]&lt;&gt;&quot;&quot;;MIN([.J292];[.M292];[.P292];[.T292];[.W292]);&quot;&quot;)" office:value-type="currency" office:currency="EUR" office:value="0.014" calcext:value-type="currency">
            <text:p>0,014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292]*[.AC292]" office:value-type="float" office:value="0.028" calcext:value-type="float">
            <text:p>0,028</text:p>
          </table:table-cell>
          <table:table-cell table:number-columns-repeated="994"/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P4SMAJ48A</text:p>
          </table:table-cell>
          <table:table-cell table:style-name="ce27" office:value-type="string" calcext:value-type="string">
            <text:p>DO-214AC</text:p>
          </table:table-cell>
          <table:table-cell table:style-name="ce40" office:value-type="string" calcext:value-type="string">
            <text:p>ZD8, ZD9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293]=&quot;Power board&quot;;[.B293]*2;[.B293])" office:value-type="float" office:value="2" calcext:value-type="float">
            <text:p>2</text:p>
          </table:table-cell>
          <table:table-cell table:style-name="ce15" office:value-type="string" calcext:value-type="string">
            <text:p>1749310</text:p>
          </table:table-cell>
          <table:table-cell table:style-name="ce27" office:value-type="string" calcext:value-type="string">
            <text:p>SMAJ48A-TR</text:p>
          </table:table-cell>
          <table:table-cell table:style-name="ce61" office:value-type="float" office:value="0.264" calcext:value-type="float">
            <text:p>0,264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SMAJ48A-TR</text:p>
          </table:table-cell>
          <table:table-cell table:style-name="ce87" office:value-type="float" office:value="0.34" calcext:value-type="float">
            <text:p>0,340</text:p>
          </table:table-cell>
          <table:table-cell table:style-name="ce95"/>
          <table:table-cell table:style-name="ce80" office:value-type="string" calcext:value-type="string">
            <text:p>SMAJ48A-TR</text:p>
          </table:table-cell>
          <table:table-cell table:style-name="ce87" office:value-type="float" office:value="0.34" calcext:value-type="float">
            <text:p>0,340</text:p>
          </table:table-cell>
          <table:table-cell table:style-name="ce95"/>
          <table:table-cell table:style-name="ce105" office:value-type="string" calcext:value-type="string">
            <text:p>687-3286</text:p>
          </table:table-cell>
          <table:table-cell table:style-name="ce105" office:value-type="string" calcext:value-type="string">
            <text:p>SMAJ48A</text:p>
          </table:table-cell>
          <table:table-cell table:style-name="ce87" office:value-type="float" office:value="0.098" calcext:value-type="float">
            <text:p>0,098</text:p>
          </table:table-cell>
          <table:table-cell table:style-name="ce95" office:value-type="float" office:value="25" calcext:value-type="float">
            <text:p>25</text:p>
          </table:table-cell>
          <table:table-cell table:style-name="ce117" office:value-type="string" calcext:value-type="string">
            <text:p>P4SMAJ48A-DIO</text:p>
          </table:table-cell>
          <table:table-cell table:style-name="ce61" office:value-type="float" office:value="0.102" calcext:value-type="float">
            <text:p>0,102</text:p>
          </table:table-cell>
          <table:table-cell table:style-name="ce95" office:value-type="float" office:value="5" calcext:value-type="float">
            <text:p>5</text:p>
          </table:table-cell>
          <table:table-cell/>
          <table:table-cell table:formula="of:=IF([.Y293]&lt;&gt;&quot;&quot;;&quot;&quot;;[.G293])" office:value-type="float" office:value="2" calcext:value-type="float">
            <text:p>2</text:p>
          </table:table-cell>
          <table:table-cell table:style-name="ce139" table:formula="of:=IF([.AB293]=[.J293];&quot;Farnell&quot;; IF([.AB293]=[.M293]; &quot;Digikey&quot;; IF([.AB293]=[.P293]; &quot;Mouser&quot;; IF([.AB293]=[.T293]; &quot;RS&quot;; IF([.AB293]=[.W293]; &quot;TME&quot;)))))" office:value-type="string" office:string-value="RS" calcext:value-type="string">
            <text:p>RS</text:p>
          </table:table-cell>
          <table:table-cell table:style-name="ce146" table:formula="of:=IF([.G293]&lt;&gt;&quot;&quot;;MIN([.J293];[.M293];[.P293];[.T293];[.W293]);&quot;&quot;)" office:value-type="currency" office:currency="EUR" office:value="0.098" calcext:value-type="currency">
            <text:p>0,098 €</text:p>
          </table:table-cell>
          <table:table-cell table:style-name="ce139" office:value-type="float" office:value="2" calcext:value-type="float">
            <text:p>2</text:p>
          </table:table-cell>
          <table:table-cell table:style-name="ce159" table:formula="of:=[.AB293]*[.AC293]" office:value-type="float" office:value="0.196" calcext:value-type="float">
            <text:p>0,196</text:p>
          </table:table-cell>
          <table:table-cell table:style-name="ce171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5" table:number-columns-repeated="5"/>
          <table:table-cell table:style-name="ce47"/>
          <table:table-cell table:style-name="ce54" table:number-columns-repeated="2"/>
          <table:table-cell table:style-name="ce63"/>
          <table:table-cell table:style-name="ce70"/>
          <table:table-cell table:style-name="ce82"/>
          <table:table-cell table:style-name="ce5"/>
          <table:table-cell table:style-name="ce97"/>
          <table:table-cell table:style-name="ce82"/>
          <table:table-cell table:style-name="ce5"/>
          <table:table-cell table:style-name="ce97"/>
          <table:table-cell table:style-name="ce82" table:number-columns-repeated="2"/>
          <table:table-cell table:style-name="ce5"/>
          <table:table-cell table:style-name="ce109"/>
          <table:table-cell table:style-name="ce54"/>
          <table:table-cell table:style-name="ce5"/>
          <table:table-cell table:style-name="ce51" office:value-type="float" office:value="75.06958" calcext:value-type="float">
            <text:p>75</text:p>
          </table:table-cell>
          <table:table-cell table:style-name="ce109"/>
          <table:table-cell/>
          <table:table-cell table:style-name="ce5" table:number-columns-repeated="3"/>
          <table:table-cell table:style-name="ce160" table:formula="of:=SUM([.AD3:.AD293])" office:value-type="currency" office:currency="EUR" office:value="181.20023" calcext:value-type="currency">
            <text:p>181,20 €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5" table:number-columns-repeated="5"/>
          <table:table-cell table:style-name="ce47"/>
          <table:table-cell table:style-name="ce54" table:number-columns-repeated="2"/>
          <table:table-cell table:style-name="ce5"/>
          <table:table-cell table:style-name="ce70"/>
          <table:table-cell table:style-name="ce82"/>
          <table:table-cell table:style-name="ce5"/>
          <table:table-cell table:style-name="ce97"/>
          <table:table-cell table:style-name="ce82"/>
          <table:table-cell table:style-name="ce5"/>
          <table:table-cell table:style-name="ce97"/>
          <table:table-cell table:style-name="ce82" table:number-columns-repeated="2"/>
          <table:table-cell table:style-name="ce5"/>
          <table:table-cell table:style-name="ce109"/>
          <table:table-cell table:style-name="ce54"/>
          <table:table-cell table:style-name="ce5"/>
          <table:table-cell table:style-name="ce109" table:number-columns-repeated="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11"/>
          <table:table-cell table:style-name="ce17" office:value-type="string" calcext:value-type="string" table:number-columns-spanned="2" table:number-rows-spanned="1">
            <text:p>AUX PS 230 V protection</text:p>
          </table:table-cell>
          <table:covered-table-cell table:style-name="ce17"/>
          <table:table-cell table:style-name="ce29" table:number-columns-repeated="2"/>
          <table:table-cell table:style-name="ce44"/>
          <table:table-cell table:style-name="ce29" table:number-columns-repeated="2"/>
          <table:table-cell table:style-name="ce64"/>
          <table:table-cell table:style-name="ce71"/>
          <table:table-cell table:style-name="ce83"/>
          <table:table-cell table:style-name="ce89"/>
          <table:table-cell table:style-name="ce98"/>
          <table:table-cell table:style-name="ce83"/>
          <table:table-cell table:style-name="ce89"/>
          <table:table-cell table:style-name="ce98"/>
          <table:table-cell table:style-name="ce83" table:number-columns-repeated="2"/>
          <table:table-cell table:style-name="ce107"/>
          <table:table-cell table:style-name="ce98"/>
          <table:table-cell table:style-name="ce29"/>
          <table:table-cell table:style-name="ce122"/>
          <table:table-cell table:style-name="ce98"/>
          <table:table-cell table:style-name="ce124"/>
          <table:table-cell table:style-name="ce98"/>
          <table:table-cell table:style-name="ce141"/>
          <table:table-cell table:style-name="ce148"/>
          <table:table-cell table:style-name="ce141" table:number-columns-repeated="2"/>
          <table:table-cell table:number-columns-repeated="994"/>
        </table:table-row>
        <table:table-row table:style-name="ro3"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CG2-470L</text:p>
          </table:table-cell>
          <table:table-cell table:style-name="ce27" office:value-type="string" calcext:value-type="string">
            <text:p>THT</text:p>
          </table:table-cell>
          <table:table-cell table:style-name="ce40" office:value-type="string" calcext:value-type="string">
            <text:p>SAR1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297]=&quot;Power board&quot;;[.B297]*2;[.B297])" office:value-type="float" office:value="1" calcext:value-type="float">
            <text:p>1</text:p>
          </table:table-cell>
          <table:table-cell table:style-name="ce15" office:value-type="float" office:value="1846854" calcext:value-type="float">
            <text:p>1846854</text:p>
          </table:table-cell>
          <table:table-cell table:style-name="ce27" office:value-type="string" calcext:value-type="string">
            <text:p>2027-47-BLF</text:p>
          </table:table-cell>
          <table:table-cell table:style-name="ce61" office:value-type="float" office:value="1.85" calcext:value-type="float">
            <text:p>1,85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2027-47-BLF</text:p>
          </table:table-cell>
          <table:table-cell table:style-name="ce90" office:value-type="float" office:value="1.27" calcext:value-type="float">
            <text:p>1,270</text:p>
          </table:table-cell>
          <table:table-cell table:style-name="ce95"/>
          <table:table-cell table:style-name="ce80" office:value-type="string" calcext:value-type="string">
            <text:p>2027-47-BLF</text:p>
          </table:table-cell>
          <table:table-cell table:style-name="ce90" office:value-type="float" office:value="1.34" calcext:value-type="float">
            <text:p>1,340</text:p>
          </table:table-cell>
          <table:table-cell table:style-name="ce95"/>
          <table:table-cell table:style-name="ce105" office:value-type="string" calcext:value-type="string">
            <text:p>878-3652</text:p>
          </table:table-cell>
          <table:table-cell table:style-name="ce105" office:value-type="string" calcext:value-type="string">
            <text:p>CG2-470L</text:p>
          </table:table-cell>
          <table:table-cell table:style-name="ce87" office:value-type="float" office:value="2.279" calcext:value-type="float">
            <text:p>2,279</text:p>
          </table:table-cell>
          <table:table-cell table:style-name="ce95" office:value-type="float" office:value="10" calcext:value-type="float">
            <text:p>10</text:p>
          </table:table-cell>
          <table:table-cell table:style-name="ce117" office:value-type="string" calcext:value-type="string">
            <text:p>CG2-470L</text:p>
          </table:table-cell>
          <table:table-cell table:style-name="ce61" office:value-type="float" office:value="1.45" calcext:value-type="float">
            <text:p>1,450</text:p>
          </table:table-cell>
          <table:table-cell table:style-name="ce95" office:value-type="float" office:value="1.45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9" table:formula="of:=IF([.AB297]=[.J297];&quot;Farnell&quot;; IF([.AB297]=[.M297]; &quot;Digikey&quot;; IF([.AB297]=[.P297]; &quot;Mouser&quot;; IF([.AB297]=[.T297]; &quot;RS&quot;; IF([.AB297]=[.W297]; &quot;TME&quot;)))))" office:value-type="string" office:string-value="Digikey" calcext:value-type="string">
            <text:p>Digikey</text:p>
          </table:table-cell>
          <table:table-cell table:style-name="ce146" table:formula="of:=IF([.G297]&lt;&gt;&quot;&quot;;MIN([.J297];[.M297];[.P297];[.T297];[.W297]);&quot;&quot;)" office:value-type="currency" office:currency="EUR" office:value="1.27" calcext:value-type="currency">
            <text:p>1,270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297]*[.AC297]" office:value-type="float" office:value="1.27" calcext:value-type="float">
            <text:p>1,270</text:p>
          </table:table-cell>
          <table:table-cell table:number-columns-repeated="994"/>
        </table:table-row>
        <table:table-row table:style-name="ro6">
          <table:table-cell table:style-name="ce4" office:value-type="float" office:value="162" calcext:value-type="float">
            <text:p>162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S20K250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VAR1, VAR2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298]=&quot;Power board&quot;;[.B298]*2;[.B298])" office:value-type="float" office:value="2" calcext:value-type="float">
            <text:p>2</text:p>
          </table:table-cell>
          <table:table-cell table:style-name="ce53" office:value-type="float" office:value="1004357" calcext:value-type="float">
            <text:p>1004357</text:p>
          </table:table-cell>
          <table:table-cell table:style-name="ce59" office:value-type="string" calcext:value-type="string">
            <text:p>B72220S0251K101</text:p>
          </table:table-cell>
          <table:table-cell table:style-name="ce62" office:value-type="float" office:value="0.65" calcext:value-type="float">
            <text:p>0,65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B72220S0251K101</text:p>
          </table:table-cell>
          <table:table-cell table:style-name="ce91" office:value-type="float" office:value="0.85" calcext:value-type="float">
            <text:p>0,850</text:p>
          </table:table-cell>
          <table:table-cell table:style-name="ce96"/>
          <table:table-cell table:style-name="ce81" office:value-type="string" calcext:value-type="string">
            <text:p>B72220S0251K101</text:p>
          </table:table-cell>
          <table:table-cell table:style-name="ce91" office:value-type="float" office:value="0.936" calcext:value-type="float">
            <text:p>0,936</text:p>
          </table:table-cell>
          <table:table-cell table:style-name="ce96"/>
          <table:table-cell table:style-name="ce81" office:value-type="string" calcext:value-type="string">
            <text:p>289-7301</text:p>
          </table:table-cell>
          <table:table-cell table:style-name="ce81" office:value-type="string" calcext:value-type="string">
            <text:p>B72220S0251K101</text:p>
          </table:table-cell>
          <table:table-cell table:style-name="ce88" office:value-type="float" office:value="0.745" calcext:value-type="float">
            <text:p>0,745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SIOV-S20K250</text:p>
          </table:table-cell>
          <table:table-cell table:style-name="ce121" office:value-type="float" office:value="0.524" calcext:value-type="float">
            <text:p>0,524</text:p>
          </table:table-cell>
          <table:table-cell table:style-name="ce96" office:value-type="float" office:value="1.0336" calcext:value-type="float">
            <text:p>1</text:p>
          </table:table-cell>
          <table:table-cell table:style-name="ce128" office:value-type="float" office:value="2" calcext:value-type="float">
            <text:p>2</text:p>
          </table:table-cell>
          <table:table-cell table:style-name="ce96"/>
          <table:table-cell table:style-name="ce140" table:formula="of:=IF([.AB298]=[.J298];&quot;Farnell&quot;; IF([.AB298]=[.M298]; &quot;Digikey&quot;; IF([.AB298]=[.P298]; &quot;Mouser&quot;; IF([.AB298]=[.T298]; &quot;RS&quot;; IF([.AB298]=[.W298]; &quot;TME&quot;)))))" office:value-type="string" office:string-value="TME" calcext:value-type="string">
            <text:p>TME</text:p>
          </table:table-cell>
          <table:table-cell table:style-name="ce147" table:formula="of:=IF([.G298]&lt;&gt;&quot;&quot;;MIN([.J298];[.M298];[.P298];[.T298];[.W298]);&quot;&quot;)" office:value-type="currency" office:currency="EUR" office:value="0.524" calcext:value-type="currency">
            <text:p>0,524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298]*[.AC298]" office:value-type="float" office:value="1.048" calcext:value-type="float">
            <text:p>1,048</text:p>
          </table:table-cell>
          <table:table-cell table:number-columns-repeated="994"/>
        </table:table-row>
        <table:table-row table:style-name="ro3">
          <table:table-cell table:style-name="ce4"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.5KE400CA</text:p>
          </table:table-cell>
          <table:table-cell table:style-name="ce27" office:value-type="string" calcext:value-type="string">
            <text:p>THT</text:p>
          </table:table-cell>
          <table:table-cell table:style-name="ce40" office:value-type="string" calcext:value-type="string">
            <text:p>ZD6, ZD7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299]=&quot;Power board&quot;;[.B299]*2;[.B299])" office:value-type="float" office:value="2" calcext:value-type="float">
            <text:p>2</text:p>
          </table:table-cell>
          <table:table-cell table:style-name="ce15" office:value-type="float" office:value="2341650" calcext:value-type="float">
            <text:p>2341650</text:p>
          </table:table-cell>
          <table:table-cell table:style-name="ce27" office:value-type="string" calcext:value-type="string">
            <text:p>1.5KE400CARL</text:p>
          </table:table-cell>
          <table:table-cell table:style-name="ce61" office:value-type="float" office:value="0.777" calcext:value-type="float">
            <text:p>0,777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1.5KE400CA-TP</text:p>
          </table:table-cell>
          <table:table-cell table:style-name="ce90" office:value-type="float" office:value="0.56" calcext:value-type="float">
            <text:p>0,560</text:p>
          </table:table-cell>
          <table:table-cell table:style-name="ce95"/>
          <table:table-cell table:style-name="ce80" office:value-type="string" calcext:value-type="string">
            <text:p>1.5KE400CA-TP</text:p>
          </table:table-cell>
          <table:table-cell table:style-name="ce90" office:value-type="float" office:value="0.549" calcext:value-type="float">
            <text:p>0,549</text:p>
          </table:table-cell>
          <table:table-cell table:style-name="ce95"/>
          <table:table-cell table:style-name="ce105" office:value-type="string" calcext:value-type="string">
            <text:p>486-4381</text:p>
          </table:table-cell>
          <table:table-cell table:style-name="ce105" office:value-type="string" calcext:value-type="string">
            <text:p>1.5KE400CA</text:p>
          </table:table-cell>
          <table:table-cell table:style-name="ce87" office:value-type="float" office:value="0.781" calcext:value-type="float">
            <text:p>0,781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1.5KE400CA</text:p>
          </table:table-cell>
          <table:table-cell table:style-name="ce61" office:value-type="float" office:value="0.256" calcext:value-type="float">
            <text:p>0,256</text:p>
          </table:table-cell>
          <table:table-cell table:style-name="ce9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9" table:formula="of:=IF([.AB299]=[.J299];&quot;Farnell&quot;; IF([.AB299]=[.M299]; &quot;Digikey&quot;; IF([.AB299]=[.P299]; &quot;Mouser&quot;; IF([.AB299]=[.T299]; &quot;RS&quot;; IF([.AB299]=[.W299]; &quot;TME&quot;)))))" office:value-type="string" office:string-value="TME" calcext:value-type="string">
            <text:p>TME</text:p>
          </table:table-cell>
          <table:table-cell table:style-name="ce146" table:formula="of:=IF([.G299]&lt;&gt;&quot;&quot;;MIN([.J299];[.M299];[.P299];[.T299];[.W299]);&quot;&quot;)" office:value-type="currency" office:currency="EUR" office:value="0.256" calcext:value-type="currency">
            <text:p>0,256 €</text:p>
          </table:table-cell>
          <table:table-cell table:style-name="ce139" office:value-type="float" office:value="3" calcext:value-type="float">
            <text:p>3</text:p>
          </table:table-cell>
          <table:table-cell table:style-name="ce159" table:formula="of:=[.AB299]*[.AC299]" office:value-type="float" office:value="0.768" calcext:value-type="float">
            <text:p>0,768</text:p>
          </table:table-cell>
          <table:table-cell table:style-name="ce172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5" table:number-columns-repeated="6"/>
          <table:table-cell table:style-name="ce54" table:number-columns-repeated="2"/>
          <table:table-cell table:style-name="ce63"/>
          <table:table-cell table:style-name="ce70"/>
          <table:table-cell table:style-name="ce82"/>
          <table:table-cell table:style-name="ce5"/>
          <table:table-cell table:style-name="ce97"/>
          <table:table-cell table:style-name="ce82"/>
          <table:table-cell table:style-name="ce5"/>
          <table:table-cell table:style-name="ce97"/>
          <table:table-cell table:style-name="ce82" table:number-columns-repeated="2"/>
          <table:table-cell table:style-name="ce5"/>
          <table:table-cell table:style-name="ce109"/>
          <table:table-cell table:style-name="ce54"/>
          <table:table-cell table:style-name="ce5"/>
          <table:table-cell table:style-name="ce51" office:value-type="float" office:value="2.9956" calcext:value-type="float">
            <text:p>3</text:p>
          </table:table-cell>
          <table:table-cell table:style-name="ce129" table:formula="of:=SUM([.Y3:.Y299])" office:value-type="float" office:value="49" calcext:value-type="float">
            <text:p>49</text:p>
          </table:table-cell>
          <table:table-cell table:style-name="ce131" table:formula="of:=SUM([.Z3:.Z299])" office:value-type="float" office:value="695" calcext:value-type="float">
            <text:p>695</text:p>
          </table:table-cell>
          <table:table-cell table:style-name="ce142"/>
          <table:table-cell table:style-name="ce149"/>
          <table:table-cell table:style-name="ce142"/>
          <table:table-cell table:style-name="ce160" table:formula="of:=SUM([.AD297:.AD299])" office:value-type="currency" office:currency="EUR" office:value="3.086" calcext:value-type="currency">
            <text:p>3,09 €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5" table:number-columns-repeated="6"/>
          <table:table-cell table:style-name="ce54" table:number-columns-repeated="2"/>
          <table:table-cell table:style-name="ce63"/>
          <table:table-cell table:style-name="ce70"/>
          <table:table-cell table:style-name="ce82"/>
          <table:table-cell table:style-name="ce5"/>
          <table:table-cell table:style-name="ce97"/>
          <table:table-cell table:style-name="ce82"/>
          <table:table-cell table:style-name="ce5"/>
          <table:table-cell table:style-name="ce97"/>
          <table:table-cell table:style-name="ce82" table:number-columns-repeated="2"/>
          <table:table-cell table:style-name="ce5"/>
          <table:table-cell table:style-name="ce109"/>
          <table:table-cell table:style-name="ce54"/>
          <table:table-cell table:style-name="ce5"/>
          <table:table-cell table:style-name="ce51"/>
          <table:table-cell table:style-name="ce129"/>
          <table:table-cell table:style-name="ce132"/>
          <table:table-cell table:style-name="ce142"/>
          <table:table-cell table:style-name="ce149"/>
          <table:table-cell table:style-name="ce142"/>
          <table:table-cell table:style-name="ce5"/>
          <table:table-cell table:number-columns-repeated="994"/>
        </table:table-row>
        <table:table-row table:style-name="ro3">
          <table:table-cell table:style-name="ce4"/>
          <table:table-cell table:style-name="ce11"/>
          <table:table-cell table:style-name="ce18" office:value-type="string" calcext:value-type="string">
            <text:p>Not installed</text:p>
          </table:table-cell>
          <table:table-cell table:style-name="ce29" table:number-columns-repeated="3"/>
          <table:table-cell table:style-name="ce44"/>
          <table:table-cell table:style-name="ce29" table:number-columns-repeated="2"/>
          <table:table-cell table:style-name="ce64"/>
          <table:table-cell table:style-name="ce71"/>
          <table:table-cell table:style-name="ce83"/>
          <table:table-cell table:style-name="ce89"/>
          <table:table-cell table:style-name="ce98"/>
          <table:table-cell table:style-name="ce83"/>
          <table:table-cell table:style-name="ce89"/>
          <table:table-cell table:style-name="ce98"/>
          <table:table-cell table:style-name="ce83" table:number-columns-repeated="2"/>
          <table:table-cell table:style-name="ce107"/>
          <table:table-cell table:style-name="ce98"/>
          <table:table-cell table:style-name="ce29"/>
          <table:table-cell table:style-name="ce122"/>
          <table:table-cell table:style-name="ce98"/>
          <table:table-cell table:style-name="ce124"/>
          <table:table-cell table:style-name="ce98"/>
          <table:table-cell table:style-name="ce141"/>
          <table:table-cell table:style-name="ce148"/>
          <table:table-cell table:style-name="ce141" table:number-columns-repeated="2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u</text:p>
          </table:table-cell>
          <table:table-cell table:style-name="ce27" office:value-type="string" calcext:value-type="string">
            <text:p>1206</text:p>
          </table:table-cell>
          <table:table-cell table:style-name="ce40" office:value-type="string" calcext:value-type="string">
            <text:p>C14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303]=&quot;Power board&quot;;[.B303]*2;[.B303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303]&lt;&gt;&quot;&quot;;&quot;&quot;;[.G303])" office:value-type="float" office:value="2" calcext:value-type="float">
            <text:p>2</text:p>
          </table:table-cell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00n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15, C19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304]=&quot;Power board&quot;;[.B304]*2;[.B304])" office:value-type="float" office:value="4" calcext:value-type="float">
            <text:p>4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/>
          <table:table-cell table:style-name="ce96" table:formula="of:=IF([.Y304]&lt;&gt;&quot;&quot;;&quot;&quot;;[.G304])" office:value-type="float" office:value="4" calcext:value-type="float">
            <text:p>4</text:p>
          </table:table-cell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C158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305]=&quot;Power board&quot;;[.B305]*2;[.B305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/>
          <table:table-cell table:formula="of:=IF([.Y305]&lt;&gt;&quot;&quot;;&quot;&quot;;[.G305])" office:value-type="float" office:value="2" calcext:value-type="float">
            <text:p>2</text:p>
          </table:table-cell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n.c.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160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306]=&quot;Power board&quot;;[.B306]*2;[.B306])" office:value-type="float" office:value="2" calcext:value-type="float">
            <text:p>2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1n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C200, C201, C202, C203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307]=&quot;Power board&quot;;[.B307]*2;[.B307])" office:value-type="float" office:value="8" calcext:value-type="float">
            <text:p>8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/>
          <table:table-cell table:formula="of:=IF([.Y307]&lt;&gt;&quot;&quot;;&quot;&quot;;[.G307])" office:value-type="float" office:value="8" calcext:value-type="float">
            <text:p>8</text:p>
          </table:table-cell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n.c.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39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308]=&quot;Power board&quot;;[.B308]*2;[.B308])" office:value-type="float" office:value="2" calcext:value-type="float">
            <text:p>2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/>
          <table:table-cell table:style-name="ce96" table:formula="of:=IF([.Y308]&lt;&gt;&quot;&quot;;&quot;&quot;;[.G308])" office:value-type="float" office:value="2" calcext:value-type="float">
            <text:p>2</text:p>
          </table:table-cell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8">
          <table:table-cell table:style-name="ce4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2m2</text:p>
          </table:table-cell>
          <table:table-cell table:style-name="ce27" office:value-type="string" calcext:value-type="string">
            <text:p>THT, Ø18mm, <text:span text:style-name="T3">solder on bottom layer!</text:span></text:p>
          </table:table-cell>
          <table:table-cell table:style-name="ce40" office:value-type="string" calcext:value-type="string">
            <text:p>C4, C5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309]=&quot;Power board&quot;;[.B309]*2;[.B309])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 office:value-type="float" office:value="4" calcext:value-type="float">
            <text:p>4</text:p>
          </table:table-cell>
          <table:table-cell table:formula="of:=IF([.Y309]&lt;&gt;&quot;&quot;;&quot;&quot;;[.G309])">
            <text:p/>
          </table:table-cell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9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n.c.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96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310]=&quot;Power board&quot;;[.B310]*2;[.B310])" office:value-type="float" office:value="1" calcext:value-type="float">
            <text:p>1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11">
          <table:table-cell table:style-name="ce4"/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100n</text:p>
          </table:table-cell>
          <table:table-cell table:style-name="ce27" office:value-type="string" calcext:value-type="string">
            <text:p>0603</text:p>
          </table:table-cell>
          <table:table-cell table:style-name="ce40" office:value-type="string" calcext:value-type="string">
            <text:p>C99, C100, C101, C102, C103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311]=&quot;Power board&quot;;[.B311]*2;[.B311])" office:value-type="float" office:value="5" calcext:value-type="float">
            <text:p>5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311]&lt;&gt;&quot;&quot;;&quot;&quot;;[.G311])" office:value-type="float" office:value="5" calcext:value-type="float">
            <text:p>5</text:p>
          </table:table-cell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STPS15H100</text:p>
          </table:table-cell>
          <table:table-cell table:style-name="ce28" office:value-type="string" calcext:value-type="string">
            <text:p>TO-252</text:p>
          </table:table-cell>
          <table:table-cell table:style-name="ce28" office:value-type="string" calcext:value-type="string">
            <text:p>D1, D2, D3, D4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312]=&quot;Power board&quot;;[.B312]*2;[.B312])" office:value-type="float" office:value="8" calcext:value-type="float">
            <text:p>8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/>
          <table:table-cell table:style-name="ce96" table:formula="of:=IF([.Y312]&lt;&gt;&quot;&quot;;&quot;&quot;;[.G312])" office:value-type="float" office:value="8" calcext:value-type="float">
            <text:p>8</text:p>
          </table:table-cell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60R@100MHz</text:p>
          </table:table-cell>
          <table:table-cell table:style-name="ce27" office:value-type="string" calcext:value-type="string">
            <text:p>0603</text:p>
          </table:table-cell>
          <table:table-cell table:style-name="ce40" office:value-type="string" calcext:value-type="string">
            <text:p>FB5, FB6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313]=&quot;Power board&quot;;[.B313]*2;[.B313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313]&lt;&gt;&quot;&quot;;&quot;&quot;;[.G313])" office:value-type="float" office:value="2" calcext:value-type="float">
            <text:p>2</text:p>
          </table:table-cell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S1751-46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GND, SW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314]=&quot;Power board&quot;;[.B314]*2;[.B314])" office:value-type="float" office:value="4" calcext:value-type="float">
            <text:p>4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/>
          <table:table-cell table:style-name="ce96" table:formula="of:=IF([.Y314]&lt;&gt;&quot;&quot;;&quot;&quot;;[.G314])" office:value-type="float" office:value="4" calcext:value-type="float">
            <text:p>4</text:p>
          </table:table-cell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TPD4E002DRLR</text:p>
          </table:table-cell>
          <table:table-cell table:style-name="ce27"/>
          <table:table-cell table:style-name="ce40" office:value-type="string" calcext:value-type="string">
            <text:p>IC17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315]=&quot;Power board&quot;;[.B315]*2;[.B315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315]&lt;&gt;&quot;&quot;;&quot;&quot;;[.G315])" office:value-type="float" office:value="1" calcext:value-type="float">
            <text:p>1</text:p>
          </table:table-cell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TPD2E001DZDR</text:p>
          </table:table-cell>
          <table:table-cell table:style-name="ce28"/>
          <table:table-cell table:style-name="ce28" office:value-type="string" calcext:value-type="string">
            <text:p>IC18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316]=&quot;Power board&quot;;[.B316]*2;[.B316])" office:value-type="float" office:value="1" calcext:value-type="float">
            <text:p>1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/>
          <table:table-cell table:style-name="ce96" table:formula="of:=IF([.Y316]&lt;&gt;&quot;&quot;;&quot;&quot;;[.G316])" office:value-type="float" office:value="1" calcext:value-type="float">
            <text:p>1</text:p>
          </table:table-cell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DUM3160BRWZ</text:p>
          </table:table-cell>
          <table:table-cell table:style-name="ce27"/>
          <table:table-cell table:style-name="ce40" office:value-type="string" calcext:value-type="string">
            <text:p>IC19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317]=&quot;Power board&quot;;[.B317]*2;[.B317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317]&lt;&gt;&quot;&quot;;&quot;&quot;;[.G317])" office:value-type="float" office:value="1" calcext:value-type="float">
            <text:p>1</text:p>
          </table:table-cell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901210762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JP3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318]=&quot;Power board&quot;;[.B318]*2;[.B318])" office:value-type="float" office:value="1" calcext:value-type="float">
            <text:p>1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 office:value-type="float" office:value="1" calcext:value-type="float">
            <text:p>1</text:p>
          </table:table-cell>
          <table:table-cell table:style-name="ce96" table:formula="of:=IF([.Y318]&lt;&gt;&quot;&quot;;&quot;&quot;;[.G318])">
            <text:p/>
          </table:table-cell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2K</text:p>
          </table:table-cell>
          <table:table-cell table:style-name="ce27" office:value-type="string" calcext:value-type="string">
            <text:p>1208</text:p>
          </table:table-cell>
          <table:table-cell table:style-name="ce40" office:value-type="string" calcext:value-type="string">
            <text:p>R1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319]=&quot;Power board&quot;;[.B319]*2;[.B319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319]&lt;&gt;&quot;&quot;;&quot;&quot;;[.G319])" office:value-type="float" office:value="2" calcext:value-type="float">
            <text:p>2</text:p>
          </table:table-cell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n.c.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3, R175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320]=&quot;Power board&quot;;[.B320]*2;[.B320])" office:value-type="float" office:value="4" calcext:value-type="float">
            <text:p>4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/>
          <table:table-cell table:style-name="ce96" table:formula="of:=IF([.Y320]&lt;&gt;&quot;&quot;;&quot;&quot;;[.G320])" office:value-type="float" office:value="4" calcext:value-type="float">
            <text:p>4</text:p>
          </table:table-cell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33</text:p>
          </table:table-cell>
          <table:table-cell table:style-name="ce27" office:value-type="string" calcext:value-type="string">
            <text:p>Arduino board</text:p>
          </table:table-cell>
          <table:table-cell table:style-name="ce45" table:formula="of:=IF([.F321]=&quot;Power board&quot;;[.B321]*2;[.B321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/>
          <table:table-cell table:formula="of:=IF([.Y321]&lt;&gt;&quot;&quot;;&quot;&quot;;[.G321])" office:value-type="float" office:value="1" calcext:value-type="float">
            <text:p>1</text:p>
          </table:table-cell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22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32, R133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322]=&quot;Power board&quot;;[.B322]*2;[.B322])" office:value-type="float" office:value="2" calcext:value-type="float">
            <text:p>2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/>
          <table:table-cell table:style-name="ce96" table:formula="of:=IF([.Y322]&lt;&gt;&quot;&quot;;&quot;&quot;;[.G322])" office:value-type="float" office:value="2" calcext:value-type="float">
            <text:p>2</text:p>
          </table:table-cell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7" office:value-type="string" calcext:value-type="string">
            <text:p>1206</text:p>
          </table:table-cell>
          <table:table-cell table:style-name="ce40" office:value-type="string" calcext:value-type="string">
            <text:p>R63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323]=&quot;Power board&quot;;[.B323]*2;[.B323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323]&lt;&gt;&quot;&quot;;&quot;&quot;;[.G323])" office:value-type="float" office:value="2" calcext:value-type="float">
            <text:p>2</text:p>
          </table:table-cell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826629-5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X10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324]=&quot;Power board&quot;;[.B324]*2;[.B324])" office:value-type="float" office:value="1" calcext:value-type="float">
            <text:p>1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 office:value-type="float" office:value="1" calcext:value-type="float">
            <text:p>1</text:p>
          </table:table-cell>
          <table:table-cell table:style-name="ce96" table:formula="of:=IF([.Y324]&lt;&gt;&quot;&quot;;&quot;&quot;;[.G324])">
            <text:p/>
          </table:table-cell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82836-2</text:p>
          </table:table-cell>
          <table:table-cell table:style-name="ce27" office:value-type="string" calcext:value-type="string">
            <text:p>THT</text:p>
          </table:table-cell>
          <table:table-cell table:style-name="ce40" office:value-type="string" calcext:value-type="string">
            <text:p>X2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325]=&quot;Power board&quot;;[.B325]*2;[.B325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 office:value-type="float" office:value="2" calcext:value-type="float">
            <text:p>2</text:p>
          </table:table-cell>
          <table:table-cell table:formula="of:=IF([.Y325]&lt;&gt;&quot;&quot;;&quot;&quot;;[.G325])">
            <text:p/>
          </table:table-cell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SW-105-02-S-D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X20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326]=&quot;Power board&quot;;[.B326]*2;[.B326])" office:value-type="float" office:value="1" calcext:value-type="float">
            <text:p>1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 office:value-type="float" office:value="1" calcext:value-type="float">
            <text:p>1</text:p>
          </table:table-cell>
          <table:table-cell table:style-name="ce96" table:formula="of:=IF([.Y326]&lt;&gt;&quot;&quot;;&quot;&quot;;[.G326])">
            <text:p/>
          </table:table-cell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.c.</text:p>
          </table:table-cell>
          <table:table-cell table:style-name="ce27"/>
          <table:table-cell table:style-name="ce40" office:value-type="string" calcext:value-type="string">
            <text:p>ZD1, ZD2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327]=&quot;Power board&quot;;[.B327]*2;[.B327])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327]&lt;&gt;&quot;&quot;;&quot;&quot;;[.G327])" office:value-type="float" office:value="4" calcext:value-type="float">
            <text:p>4</text:p>
          </table:table-cell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ee Note 3.2</text:p>
          </table:table-cell>
          <table:table-cell table:style-name="ce28"/>
          <table:table-cell table:style-name="ce28" office:value-type="string" calcext:value-type="string">
            <text:p>ZD3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328]=&quot;Power board&quot;;[.B328]*2;[.B328])" office:value-type="float" office:value="2" calcext:value-type="float">
            <text:p>2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/>
          <table:table-cell table:style-name="ce96" table:formula="of:=IF([.Y328]&lt;&gt;&quot;&quot;;&quot;&quot;;[.G328])" office:value-type="float" office:value="2" calcext:value-type="float">
            <text:p>2</text:p>
          </table:table-cell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13">
          <table:table-cell table:style-name="ce4"/>
          <table:table-cell table:style-name="ce5" table:number-columns-repeated="6"/>
          <table:table-cell table:style-name="ce54" table:number-columns-repeated="2"/>
          <table:table-cell table:style-name="ce5"/>
          <table:table-cell table:style-name="ce70"/>
          <table:table-cell table:style-name="ce82"/>
          <table:table-cell table:style-name="ce5"/>
          <table:table-cell table:style-name="ce97"/>
          <table:table-cell table:style-name="ce82"/>
          <table:table-cell table:style-name="ce5"/>
          <table:table-cell table:style-name="ce97"/>
          <table:table-cell table:style-name="ce82" table:number-columns-repeated="2"/>
          <table:table-cell table:style-name="ce5"/>
          <table:table-cell table:style-name="ce109"/>
          <table:table-cell table:style-name="ce54"/>
          <table:table-cell table:style-name="ce5"/>
          <table:table-cell table:style-name="ce109" table:number-columns-repeated="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11"/>
          <table:table-cell table:style-name="ce19" office:value-type="string" calcext:value-type="string" table:number-columns-spanned="21" table:number-rows-spanned="1">
            <text:p>Power module AC input option</text:p>
          </table:table-cell>
          <table:covered-table-cell table:number-columns-repeated="7" table:style-name="ce19"/>
          <table:covered-table-cell table:style-name="ce72"/>
          <table:covered-table-cell table:number-columns-repeated="2" table:style-name="ce19"/>
          <table:covered-table-cell table:style-name="ce99"/>
          <table:covered-table-cell table:number-columns-repeated="2" table:style-name="ce19"/>
          <table:covered-table-cell table:style-name="ce99"/>
          <table:covered-table-cell table:number-columns-repeated="3" table:style-name="ce19"/>
          <table:covered-table-cell table:style-name="ce110"/>
          <table:covered-table-cell table:number-columns-repeated="2" table:style-name="ce19"/>
          <table:table-cell table:style-name="ce124" table:number-columns-repeated="3"/>
          <table:table-cell table:style-name="ce11" table:number-columns-repeated="4"/>
          <table:table-cell table:number-columns-repeated="994"/>
        </table:table-row>
        <table:table-row table:style-name="ro11">
          <table:table-cell table:style-name="ce4"/>
          <table:table-cell office:value-type="string" calcext:value-type="string">
            <text:p>2</text:p>
          </table:table-cell>
          <table:table-cell table:style-name="ce15" office:value-type="string" calcext:value-type="string">
            <text:p>2200uF 63V</text:p>
          </table:table-cell>
          <table:table-cell table:style-name="ce27" office:value-type="string" calcext:value-type="string">
            <text:p>THT, <text:span text:style-name="T3">solder on bottom layer!</text:span></text:p>
          </table:table-cell>
          <table:table-cell table:style-name="ce40" office:value-type="string" calcext:value-type="string">
            <text:p>C4, C5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331]=&quot;Power board&quot;;[.B331]*2;[.B331])" office:value-type="float" office:value="4" calcext:value-type="float">
            <text:p>4</text:p>
          </table:table-cell>
          <table:table-cell table:style-name="ce15" office:value-type="string" calcext:value-type="string">
            <text:p>1822562</text:p>
          </table:table-cell>
          <table:table-cell table:style-name="ce27" office:value-type="string" calcext:value-type="string">
            <text:p>UVR1J222MHD</text:p>
          </table:table-cell>
          <table:table-cell table:style-name="ce61" office:value-type="float" office:value="2.54" calcext:value-type="float">
            <text:p>2,54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UVR1H222MHD</text:p>
          </table:table-cell>
          <table:table-cell table:style-name="ce90" office:value-type="float" office:value="1.68" calcext:value-type="float">
            <text:p>1,680</text:p>
          </table:table-cell>
          <table:table-cell table:style-name="ce95"/>
          <table:table-cell table:style-name="ce80" office:value-type="string" calcext:value-type="string">
            <text:p>UVR1H222MHD</text:p>
          </table:table-cell>
          <table:table-cell table:style-name="ce90" office:value-type="float" office:value="1.71" calcext:value-type="float">
            <text:p>1,710</text:p>
          </table:table-cell>
          <table:table-cell table:style-name="ce95"/>
          <table:table-cell table:style-name="ce105" office:value-type="string" calcext:value-type="string">
            <text:p>862-3229</text:p>
          </table:table-cell>
          <table:table-cell table:style-name="ce105" office:value-type="string" calcext:value-type="string">
            <text:p>UVR1H222MHD</text:p>
          </table:table-cell>
          <table:table-cell table:style-name="ce87" office:value-type="float" office:value="2.156" calcext:value-type="float">
            <text:p>2,156</text:p>
          </table:table-cell>
          <table:table-cell table:style-name="ce95" office:value-type="float" office:value="1" calcext:value-type="float">
            <text:p>1</text:p>
          </table:table-cell>
          <table:table-cell table:style-name="ce117" office:value-type="string" calcext:value-type="string">
            <text:p>UVR1H222MHD</text:p>
          </table:table-cell>
          <table:table-cell table:style-name="ce61" office:value-type="float" office:value="1.1" calcext:value-type="float">
            <text:p>1,10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11">
          <table:table-cell table:style-name="ce4"/>
          <table:table-cell table:style-name="ce10"/>
          <table:table-cell table:style-name="ce16" office:value-type="string" calcext:value-type="string">
            <text:p>Option #1: UVZ1H222MHD</text:p>
          </table:table-cell>
          <table:table-cell table:style-name="ce28" office:value-type="string" calcext:value-type="string">
            <text:p>THT, <text:span text:style-name="T3">solder on bottom layer!</text:span></text:p>
          </table:table-cell>
          <table:table-cell table:style-name="ce28" office:value-type="string" calcext:value-type="string">
            <text:p>C4, C5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332]=&quot;Power board&quot;;[.B332]*2;[.B332])" office:value-type="float" office:value="0" calcext:value-type="float">
            <text:p>0</text:p>
          </table:table-cell>
          <table:table-cell table:style-name="ce53" office:value-type="float" office:value="1822570" calcext:value-type="float">
            <text:p>1822570</text:p>
          </table:table-cell>
          <table:table-cell table:style-name="ce59" office:value-type="string" calcext:value-type="string">
            <text:p>UVZ1H222MHD</text:p>
          </table:table-cell>
          <table:table-cell table:style-name="ce62" office:value-type="float" office:value="2.42" calcext:value-type="float">
            <text:p>2,42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UVZ1H222MHD</text:p>
          </table:table-cell>
          <table:table-cell table:style-name="ce91" office:value-type="float" office:value="1.5" calcext:value-type="float">
            <text:p>1,500</text:p>
          </table:table-cell>
          <table:table-cell table:style-name="ce96"/>
          <table:table-cell table:style-name="ce81" office:value-type="string" calcext:value-type="string">
            <text:p>UVZ1H222MHD</text:p>
          </table:table-cell>
          <table:table-cell table:style-name="ce91" office:value-type="float" office:value="1.69" calcext:value-type="float">
            <text:p>1,690</text:p>
          </table:table-cell>
          <table:table-cell table:style-name="ce96"/>
          <table:table-cell table:style-name="ce81" office:value-type="string" calcext:value-type="string">
            <text:p>845-4755</text:p>
          </table:table-cell>
          <table:table-cell table:style-name="ce81" office:value-type="string" calcext:value-type="string">
            <text:p>UVZ1H222MHD</text:p>
          </table:table-cell>
          <table:table-cell table:style-name="ce88" office:value-type="float" office:value="1.218" calcext:value-type="float">
            <text:p>1,218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UVZ1H222MHD</text:p>
          </table:table-cell>
          <table:table-cell table:style-name="ce121" office:value-type="float" office:value="0.97282" calcext:value-type="float">
            <text:p>0,973</text:p>
          </table:table-cell>
          <table:table-cell table:style-name="ce96" office:value-type="float" office:value="0.97282" calcext:value-type="float">
            <text:p>1</text:p>
          </table:table-cell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11">
          <table:table-cell table:style-name="ce4"/>
          <table:table-cell/>
          <table:table-cell table:style-name="ce15" office:value-type="string" calcext:value-type="string">
            <text:p>Option #2: UVZ1J222MHD</text:p>
          </table:table-cell>
          <table:table-cell table:style-name="ce27" office:value-type="string" calcext:value-type="string">
            <text:p>THT, <text:span text:style-name="T3">solder on bottom layer!</text:span></text:p>
          </table:table-cell>
          <table:table-cell table:style-name="ce40" office:value-type="string" calcext:value-type="string">
            <text:p>C4, C5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333]=&quot;Power board&quot;;[.B333]*2;[.B333])" office:value-type="float" office:value="0" calcext:value-type="float">
            <text:p>0</text:p>
          </table:table-cell>
          <table:table-cell table:style-name="ce15" office:value-type="string" calcext:value-type="string">
            <text:p>1822575</text:p>
          </table:table-cell>
          <table:table-cell table:style-name="ce27" office:value-type="string" calcext:value-type="string">
            <text:p>UVZ1J222MHD</text:p>
          </table:table-cell>
          <table:table-cell table:style-name="ce61" office:value-type="float" office:value="2.42" calcext:value-type="float">
            <text:p>2,42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UVZ1J222MHD</text:p>
          </table:table-cell>
          <table:table-cell table:style-name="ce90" office:value-type="float" office:value="2.21" calcext:value-type="float">
            <text:p>2,210</text:p>
          </table:table-cell>
          <table:table-cell table:style-name="ce95"/>
          <table:table-cell table:style-name="ce80" office:value-type="string" calcext:value-type="string">
            <text:p>UVZ1J222MHD</text:p>
          </table:table-cell>
          <table:table-cell table:style-name="ce90" office:value-type="float" office:value="2.78" calcext:value-type="float">
            <text:p>2,780</text:p>
          </table:table-cell>
          <table:table-cell table:style-name="ce95"/>
          <table:table-cell table:style-name="ce105" office:value-type="string" calcext:value-type="string">
            <text:p>862-1759</text:p>
          </table:table-cell>
          <table:table-cell table:style-name="ce105" office:value-type="string" calcext:value-type="string">
            <text:p>UVZ1J222MHD</text:p>
          </table:table-cell>
          <table:table-cell table:style-name="ce87" office:value-type="float" office:value="2.814" calcext:value-type="float">
            <text:p>2,814</text:p>
          </table:table-cell>
          <table:table-cell table:style-name="ce95" office:value-type="float" office:value="1" calcext:value-type="float">
            <text:p>1</text:p>
          </table:table-cell>
          <table:table-cell table:style-name="ce117" office:value-type="string" calcext:value-type="string">
            <text:p>UVZ1J222MHD</text:p>
          </table:table-cell>
          <table:table-cell table:style-name="ce61" office:value-type="float" office:value="1.59292" calcext:value-type="float">
            <text:p>1,593</text:p>
          </table:table-cell>
          <table:table-cell table:style-name="ce9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Y333]&lt;&gt;&quot;&quot;;&quot;&quot;;[.G333])">
            <text:p/>
          </table:table-cell>
          <table:table-cell table:style-name="ce139" table:formula="of:=IF([.AB333]=[.J333];&quot;Farnell&quot;; IF([.AB333]=[.M333]; &quot;Digikey&quot;; IF([.AB333]=[.P333]; &quot;Mouser&quot;; IF([.AB333]=[.T333]; &quot;RS&quot;; IF([.AB333]=[.W333]; &quot;TME&quot;)))))" office:value-type="string" office:string-value="TME" calcext:value-type="string">
            <text:p>TME</text:p>
          </table:table-cell>
          <table:table-cell table:style-name="ce146" table:formula="of:=IF([.G333]&lt;&gt;&quot;&quot;;MIN([.J333];[.M333];[.P333];[.T333];[.W333]);&quot;&quot;)" office:value-type="currency" office:currency="EUR" office:value="1.59292" calcext:value-type="currency">
            <text:p>1,593 €</text:p>
          </table:table-cell>
          <table:table-cell table:style-name="ce139" office:value-type="float" office:value="4" calcext:value-type="float">
            <text:p>4</text:p>
          </table:table-cell>
          <table:table-cell table:style-name="ce159" table:formula="of:=[.AB333]*[.AC333]" office:value-type="float" office:value="6.37168" calcext:value-type="float">
            <text:p>6,372</text:p>
          </table:table-cell>
          <table:table-cell table:number-columns-repeated="994"/>
        </table:table-row>
        <table:table-row table:style-name="ro6">
          <table:table-cell table:style-name="ce4"/>
          <table:table-cell table:style-name="ce10" office:value-type="string" calcext:value-type="string">
            <text:p>4</text:p>
          </table:table-cell>
          <table:table-cell table:style-name="ce16" office:value-type="string" calcext:value-type="string">
            <text:p>STPS15H100</text:p>
          </table:table-cell>
          <table:table-cell table:style-name="ce28" office:value-type="string" calcext:value-type="string">
            <text:p>TO-252</text:p>
          </table:table-cell>
          <table:table-cell table:style-name="ce28" office:value-type="string" calcext:value-type="string">
            <text:p>D1, D2, D3, D4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334]=&quot;Power board&quot;;[.B334]*2;[.B334])" office:value-type="float" office:value="8" calcext:value-type="float">
            <text:p>8</text:p>
          </table:table-cell>
          <table:table-cell table:style-name="ce53" office:value-type="string" calcext:value-type="string">
            <text:p>2344052</text:p>
          </table:table-cell>
          <table:table-cell table:style-name="ce59" office:value-type="string" calcext:value-type="string">
            <text:p>STPS15H100CB-TR</text:p>
          </table:table-cell>
          <table:table-cell table:style-name="ce62" office:value-type="float" office:value="1.07" calcext:value-type="float">
            <text:p>1,07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STPS15H100CB</text:p>
          </table:table-cell>
          <table:table-cell table:style-name="ce91" office:value-type="float" office:value="0.9" calcext:value-type="float">
            <text:p>0,900</text:p>
          </table:table-cell>
          <table:table-cell table:style-name="ce96"/>
          <table:table-cell table:style-name="ce81" office:value-type="string" calcext:value-type="string">
            <text:p>STPS15H100CB</text:p>
          </table:table-cell>
          <table:table-cell table:style-name="ce91" office:value-type="float" office:value="0.896" calcext:value-type="float">
            <text:p>0,896</text:p>
          </table:table-cell>
          <table:table-cell table:style-name="ce96"/>
          <table:table-cell table:style-name="ce81" office:value-type="string" calcext:value-type="string">
            <text:p>795-9075</text:p>
          </table:table-cell>
          <table:table-cell table:style-name="ce81" office:value-type="string" calcext:value-type="string">
            <text:p>STPS15H100CB-TR</text:p>
          </table:table-cell>
          <table:table-cell table:style-name="ce88" office:value-type="float" office:value="0.924" calcext:value-type="float">
            <text:p>0,924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/>
          <table:table-cell table:style-name="ce96" table:formula="of:=IF([.Y334]&lt;&gt;&quot;&quot;;&quot;&quot;;[.G334])" office:value-type="float" office:value="8" calcext:value-type="float">
            <text:p>8</text:p>
          </table:table-cell>
          <table:table-cell table:style-name="ce140" table:formula="of:=IF([.AB334]=[.J334];&quot;Farnell&quot;; IF([.AB334]=[.M334]; &quot;Digikey&quot;; IF([.AB334]=[.P334]; &quot;Mouser&quot;; IF([.AB334]=[.T334]; &quot;RS&quot;; IF([.AB334]=[.W334]; &quot;TME&quot;)))))" office:value-type="string" office:string-value="Mouser" calcext:value-type="string">
            <text:p>Mouser</text:p>
          </table:table-cell>
          <table:table-cell table:style-name="ce147" table:formula="of:=IF([.G334]&lt;&gt;&quot;&quot;;MIN([.J334];[.M334];[.P334];[.T334];[.W334]);&quot;&quot;)" office:value-type="currency" office:currency="EUR" office:value="0.896" calcext:value-type="currency">
            <text:p>0,896 €</text:p>
          </table:table-cell>
          <table:table-cell table:style-name="ce140" office:value-type="float" office:value="8" calcext:value-type="float">
            <text:p>8</text:p>
          </table:table-cell>
          <table:table-cell table:style-name="ce159" table:formula="of:=[.AB334]*[.AC334]" office:value-type="float" office:value="7.168" calcext:value-type="float">
            <text:p>7,168</text:p>
          </table:table-cell>
          <table:table-cell table:number-columns-repeated="994"/>
        </table:table-row>
        <table:table-row table:style-name="ro6">
          <table:table-cell table:style-name="ce4"/>
          <table:table-cell office:value-type="string" calcext:value-type="string">
            <text:p>1</text:p>
          </table:table-cell>
          <table:table-cell table:style-name="ce15" office:value-type="string" calcext:value-type="string">
            <text:p>12K 1%</text:p>
          </table:table-cell>
          <table:table-cell table:style-name="ce27" office:value-type="string" calcext:value-type="string">
            <text:p>1206</text:p>
          </table:table-cell>
          <table:table-cell table:style-name="ce40" office:value-type="string" calcext:value-type="string">
            <text:p>R1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335]=&quot;Power board&quot;;[.B335]*2;[.B335])" office:value-type="float" office:value="2" calcext:value-type="float">
            <text:p>2</text:p>
          </table:table-cell>
          <table:table-cell table:style-name="ce15" office:value-type="string" calcext:value-type="string">
            <text:p>1100220</text:p>
          </table:table-cell>
          <table:table-cell table:style-name="ce27" office:value-type="string" calcext:value-type="string">
            <text:p>WCR1206-12KFI</text:p>
          </table:table-cell>
          <table:table-cell table:style-name="ce61" office:value-type="float" office:value="0.026" calcext:value-type="float">
            <text:p>0,026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RC1206FR-0712KL</text:p>
          </table:table-cell>
          <table:table-cell table:style-name="ce90" office:value-type="float" office:value="0.09" calcext:value-type="float">
            <text:p>0,090</text:p>
          </table:table-cell>
          <table:table-cell table:style-name="ce95"/>
          <table:table-cell table:style-name="ce80" office:value-type="string" calcext:value-type="string">
            <text:p>RC1206FR-0712KL</text:p>
          </table:table-cell>
          <table:table-cell table:style-name="ce90" office:value-type="float" office:value="0.091" calcext:value-type="float">
            <text:p>0,091</text:p>
          </table:table-cell>
          <table:table-cell table:style-name="ce95"/>
          <table:table-cell table:style-name="ce105" office:value-type="string" calcext:value-type="string">
            <text:p>223-2401</text:p>
          </table:table-cell>
          <table:table-cell table:style-name="ce105" office:value-type="string" calcext:value-type="string">
            <text:p>CRG1206F12K</text:p>
          </table:table-cell>
          <table:table-cell table:style-name="ce87" office:value-type="float" office:value="0.008" calcext:value-type="float">
            <text:p>0,008</text:p>
          </table:table-cell>
          <table:table-cell table:style-name="ce95" office:value-type="float" office:value="50" calcext:value-type="float">
            <text:p>50</text:p>
          </table:table-cell>
          <table:table-cell table:style-name="ce117" office:value-type="string" calcext:value-type="string">
            <text:p>RC1206JR-0712K</text:p>
          </table:table-cell>
          <table:table-cell table:style-name="ce61" office:value-type="float" office:value="0.0063" calcext:value-type="float">
            <text:p>0,006</text:p>
          </table:table-cell>
          <table:table-cell table:style-name="ce95" office:value-type="float" office:value="100" calcext:value-type="float">
            <text:p>100</text:p>
          </table:table-cell>
          <table:table-cell/>
          <table:table-cell table:formula="of:=IF([.Y335]&lt;&gt;&quot;&quot;;&quot;&quot;;[.G335])" office:value-type="float" office:value="2" calcext:value-type="float">
            <text:p>2</text:p>
          </table:table-cell>
          <table:table-cell table:style-name="ce139" table:formula="of:=IF([.AB335]=[.J335];&quot;Farnell&quot;; IF([.AB335]=[.M335]; &quot;Digikey&quot;; IF([.AB335]=[.P335]; &quot;Mouser&quot;; IF([.AB335]=[.T335]; &quot;RS&quot;; IF([.AB335]=[.W335]; &quot;TME&quot;)))))" office:value-type="string" office:string-value="TME" calcext:value-type="string">
            <text:p>TME</text:p>
          </table:table-cell>
          <table:table-cell table:style-name="ce146" table:formula="of:=IF([.G335]&lt;&gt;&quot;&quot;;MIN([.J335];[.M335];[.P335];[.T335];[.W335]);&quot;&quot;)" office:value-type="currency" office:currency="EUR" office:value="0.0063" calcext:value-type="currency">
            <text:p>0,006 €</text:p>
          </table:table-cell>
          <table:table-cell table:style-name="ce139" office:value-type="float" office:value="2" calcext:value-type="float">
            <text:p>2</text:p>
          </table:table-cell>
          <table:table-cell table:style-name="ce159" table:formula="of:=[.AB335]*[.AC335]" office:value-type="float" office:value="0.0126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82836-2</text:p>
          </table:table-cell>
          <table:table-cell table:style-name="ce28" office:value-type="string" calcext:value-type="string">
            <text:p>THT, Terminal Block</text:p>
          </table:table-cell>
          <table:table-cell table:style-name="ce28" office:value-type="string" calcext:value-type="string">
            <text:p>X2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336]=&quot;Power board&quot;;[.B336]*2;[.B336])" office:value-type="float" office:value="2" calcext:value-type="float">
            <text:p>2</text:p>
          </table:table-cell>
          <table:table-cell table:style-name="ce53" office:value-type="string" calcext:value-type="string">
            <text:p>3089034</text:p>
          </table:table-cell>
          <table:table-cell table:style-name="ce59" office:value-type="string" calcext:value-type="string">
            <text:p>282836-2</text:p>
          </table:table-cell>
          <table:table-cell table:style-name="ce62" office:value-type="float" office:value="0.452" calcext:value-type="float">
            <text:p>0,452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282836-2</text:p>
          </table:table-cell>
          <table:table-cell table:style-name="ce91" office:value-type="float" office:value="0.83" calcext:value-type="float">
            <text:p>0,830</text:p>
          </table:table-cell>
          <table:table-cell table:style-name="ce96"/>
          <table:table-cell table:style-name="ce81" office:value-type="string" calcext:value-type="string">
            <text:p>282836-2</text:p>
          </table:table-cell>
          <table:table-cell table:style-name="ce91" office:value-type="float" office:value="0.385" calcext:value-type="float">
            <text:p>0,385</text:p>
          </table:table-cell>
          <table:table-cell table:style-name="ce96"/>
          <table:table-cell table:style-name="ce81" office:value-type="string" calcext:value-type="string">
            <text:p>361-7667</text:p>
          </table:table-cell>
          <table:table-cell table:style-name="ce81" office:value-type="string" calcext:value-type="string">
            <text:p>282836-2</text:p>
          </table:table-cell>
          <table:table-cell table:style-name="ce88" office:value-type="float" office:value="0.414" calcext:value-type="float">
            <text:p>0,414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282836-2</text:p>
          </table:table-cell>
          <table:table-cell table:style-name="ce121" office:value-type="float" office:value="0.28" calcext:value-type="float">
            <text:p>0,280</text:p>
          </table:table-cell>
          <table:table-cell table:style-name="ce96" office:value-type="float" office:value="2" calcext:value-type="float">
            <text:p>2</text:p>
          </table:table-cell>
          <table:table-cell table:style-name="ce128" office:value-type="float" office:value="2" calcext:value-type="float">
            <text:p>2</text:p>
          </table:table-cell>
          <table:table-cell table:style-name="ce96" table:formula="of:=IF([.Y336]&lt;&gt;&quot;&quot;;&quot;&quot;;[.G336])">
            <text:p/>
          </table:table-cell>
          <table:table-cell table:style-name="ce140" table:formula="of:=IF([.AB336]=[.J336];&quot;Farnell&quot;; IF([.AB336]=[.M336]; &quot;Digikey&quot;; IF([.AB336]=[.P336]; &quot;Mouser&quot;; IF([.AB336]=[.T336]; &quot;RS&quot;; IF([.AB336]=[.W336]; &quot;TME&quot;)))))" office:value-type="string" office:string-value="TME" calcext:value-type="string">
            <text:p>TME</text:p>
          </table:table-cell>
          <table:table-cell table:style-name="ce147" table:formula="of:=IF([.G336]&lt;&gt;&quot;&quot;;MIN([.J336];[.M336];[.P336];[.T336];[.W336]);&quot;&quot;)" office:value-type="currency" office:currency="EUR" office:value="0.28" calcext:value-type="currency">
            <text:p>0,28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336]*[.AC336]" office:value-type="float" office:value="0.56" calcext:value-type="float">
            <text:p>0,560</text:p>
          </table:table-cell>
          <table:table-cell table:number-columns-repeated="994"/>
        </table:table-row>
        <table:table-row table:style-name="ro6">
          <table:table-cell table:style-name="ce4"/>
          <table:table-cell office:value-type="string" calcext:value-type="string">
            <text:p>1</text:p>
          </table:table-cell>
          <table:table-cell table:style-name="ce15" office:value-type="string" calcext:value-type="string">
            <text:p>INDEL TST450/014</text:p>
          </table:table-cell>
          <table:table-cell table:style-name="ce27" office:value-type="string" calcext:value-type="string">
            <text:p>-</text:p>
          </table:table-cell>
          <table:table-cell table:style-name="ce40" office:value-type="string" calcext:value-type="string">
            <text:p>Transformer: toroidal; 450VA; 230VAC; 2x40V; 2x5.62A; 4kg</text:p>
          </table:table-cell>
          <table:table-cell table:style-name="ce27" office:value-type="string" calcext:value-type="string">
            <text:p>Enclosure</text:p>
          </table:table-cell>
          <table:table-cell table:style-name="ce45" table:formula="of:=IF([.F337]=&quot;Power board&quot;;[.B337]*2;[.B337])" office:value-type="string" office:string-value="1" calcext:value-type="string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 office:value-type="string" calcext:value-type="string">
            <text:p>VPT100-5000</text:p>
          </table:table-cell>
          <table:table-cell table:style-name="ce90" office:value-type="float" office:value="81.04" calcext:value-type="float">
            <text:p>81,040</text:p>
          </table:table-cell>
          <table:table-cell table:style-name="ce95"/>
          <table:table-cell table:style-name="ce80" office:value-type="string" calcext:value-type="string">
            <text:p>VPM100-5000</text:p>
          </table:table-cell>
          <table:table-cell table:style-name="ce90" office:value-type="float" office:value="129.85" calcext:value-type="float">
            <text:p>129,850</text:p>
          </table:table-cell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TST450/014</text:p>
          </table:table-cell>
          <table:table-cell table:style-name="ce61" office:value-type="float" office:value="36.5" calcext:value-type="float">
            <text:p>36,500</text:p>
          </table:table-cell>
          <table:table-cell table:style-name="ce9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337]&lt;&gt;&quot;&quot;;&quot;&quot;;[.G337])">
            <text:p/>
          </table:table-cell>
          <table:table-cell table:style-name="ce139" table:formula="of:=IF([.AB337]=[.J337];&quot;Farnell&quot;; IF([.AB337]=[.M337]; &quot;Digikey&quot;; IF([.AB337]=[.P337]; &quot;Mouser&quot;; IF([.AB337]=[.T337]; &quot;RS&quot;; IF([.AB337]=[.W337]; &quot;TME&quot;)))))" office:value-type="string" office:string-value="TME" calcext:value-type="string">
            <text:p>TME</text:p>
          </table:table-cell>
          <table:table-cell table:style-name="ce146" table:formula="of:=IF([.G337]&lt;&gt;&quot;&quot;;MIN([.J337];[.M337];[.P337];[.T337];[.W337]);&quot;&quot;)" office:value-type="currency" office:currency="EUR" office:value="36.5" calcext:value-type="currency">
            <text:p>36,500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337]*[.AC337]" office:value-type="float" office:value="36.5" calcext:value-type="float">
            <text:p>36,500</text:p>
          </table:table-cell>
          <table:table-cell table:style-name="ce171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5" table:number-columns-repeated="6"/>
          <table:table-cell table:style-name="ce54" table:number-columns-repeated="2"/>
          <table:table-cell table:style-name="ce5"/>
          <table:table-cell table:style-name="ce70"/>
          <table:table-cell table:style-name="ce82"/>
          <table:table-cell table:style-name="ce5"/>
          <table:table-cell table:style-name="ce97"/>
          <table:table-cell table:style-name="ce82"/>
          <table:table-cell table:style-name="ce5"/>
          <table:table-cell table:style-name="ce97"/>
          <table:table-cell table:style-name="ce82" table:number-columns-repeated="2"/>
          <table:table-cell table:style-name="ce5"/>
          <table:table-cell table:style-name="ce109"/>
          <table:table-cell table:style-name="ce54"/>
          <table:table-cell table:style-name="ce5"/>
          <table:table-cell table:style-name="ce109" table:number-columns-repeated="3"/>
          <table:table-cell table:style-name="ce5" table:number-columns-repeated="3"/>
          <table:table-cell table:style-name="ce160" table:formula="of:=SUM([.AD331:.AD337])" office:value-type="currency" office:currency="EUR" office:value="50.61228" calcext:value-type="currency">
            <text:p>50,61 €</text:p>
          </table:table-cell>
          <table:table-cell table:number-columns-repeated="994"/>
        </table:table-row>
        <table:table-row table:style-name="ro3">
          <table:table-cell table:style-name="ce5" table:number-columns-repeated="7"/>
          <table:table-cell table:style-name="ce54" table:number-columns-repeated="2"/>
          <table:table-cell table:style-name="ce5"/>
          <table:table-cell table:style-name="ce70"/>
          <table:table-cell table:style-name="ce82"/>
          <table:table-cell table:style-name="ce5"/>
          <table:table-cell table:style-name="ce97"/>
          <table:table-cell table:style-name="ce82"/>
          <table:table-cell table:style-name="ce5"/>
          <table:table-cell table:style-name="ce97"/>
          <table:table-cell table:style-name="ce82" table:number-columns-repeated="2"/>
          <table:table-cell table:style-name="ce5"/>
          <table:table-cell table:style-name="ce109"/>
          <table:table-cell table:style-name="ce54"/>
          <table:table-cell table:style-name="ce5"/>
          <table:table-cell table:style-name="ce109" table:number-columns-repeated="3"/>
          <table:table-cell table:style-name="ce5" table:number-columns-repeated="3"/>
          <table:table-cell table:style-name="ce161"/>
          <table:table-cell table:number-columns-repeated="994"/>
        </table:table-row>
        <table:table-row table:style-name="ro1">
          <table:table-cell table:style-name="ce5"/>
          <table:table-cell table:style-name="ce11"/>
          <table:table-cell table:style-name="ce20" office:value-type="string" calcext:value-type="string" table:number-columns-spanned="21" table:number-rows-spanned="1">
            <text:p>Other</text:p>
          </table:table-cell>
          <table:covered-table-cell table:number-columns-repeated="7" table:style-name="ce30"/>
          <table:covered-table-cell table:style-name="ce73"/>
          <table:covered-table-cell table:number-columns-repeated="2" table:style-name="ce30"/>
          <table:covered-table-cell table:style-name="ce100"/>
          <table:covered-table-cell table:number-columns-repeated="2" table:style-name="ce30"/>
          <table:covered-table-cell table:style-name="ce100"/>
          <table:covered-table-cell table:number-columns-repeated="3" table:style-name="ce30"/>
          <table:covered-table-cell table:style-name="ce111"/>
          <table:covered-table-cell table:number-columns-repeated="2" table:style-name="ce30"/>
          <table:table-cell table:style-name="ce124" table:number-columns-repeated="3"/>
          <table:table-cell table:style-name="ce11" table:number-columns-repeated="4"/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MEAN WELL LRS-150-48</text:p>
          </table:table-cell>
          <table:table-cell table:style-name="ce27" office:value-type="string" calcext:value-type="string">
            <text:p>Power module 48VDC; 3.3A</text:p>
          </table:table-cell>
          <table:table-cell table:style-name="ce40"/>
          <table:table-cell table:style-name="ce27" office:value-type="string" calcext:value-type="string">
            <text:p>Power board</text:p>
          </table:table-cell>
          <table:table-cell table:style-name="ce45" table:formula="of:=IF([.F341]=&quot;Power board&quot;;[.B341]*2;[.B341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 office:value-type="string" calcext:value-type="string">
            <text:p>-</text:p>
          </table:table-cell>
          <table:table-cell table:style-name="ce90"/>
          <table:table-cell table:style-name="ce95"/>
          <table:table-cell table:style-name="ce80" office:value-type="string" calcext:value-type="string">
            <text:p>LRS-150-48</text:p>
          </table:table-cell>
          <table:table-cell table:style-name="ce90" office:value-type="float" office:value="23.98" calcext:value-type="float">
            <text:p>23,980</text:p>
          </table:table-cell>
          <table:table-cell table:style-name="ce95" office:value-type="float" office:value="1" calcext:value-type="float">
            <text:p>1</text:p>
          </table:table-cell>
          <table:table-cell table:style-name="ce105" office:value-type="string" calcext:value-type="string">
            <text:p>-</text:p>
          </table:table-cell>
          <table:table-cell table:style-name="ce105"/>
          <table:table-cell table:style-name="ce87"/>
          <table:table-cell table:style-name="ce95"/>
          <table:table-cell table:style-name="ce119" office:value-type="string" calcext:value-type="string">
            <text:p>LRS-150-48</text:p>
          </table:table-cell>
          <table:table-cell table:style-name="ce61" office:value-type="float" office:value="15.1" calcext:value-type="float">
            <text:p>15,100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39" table:formula="of:=IF([.AB341]=[.J341];&quot;Farnell&quot;; IF([.AB341]=[.M341]; &quot;Digikey&quot;; IF([.AB341]=[.P341]; &quot;Mouser&quot;; IF([.AB341]=[.T341]; &quot;RS&quot;; IF([.AB341]=[.W341]; &quot;TME&quot;)))))" office:value-type="string" office:string-value="TME" calcext:value-type="string">
            <text:p>TME</text:p>
          </table:table-cell>
          <table:table-cell table:style-name="ce146" table:formula="of:=IF([.G341]&lt;&gt;&quot;&quot;;MIN([.J341];[.M341];[.P341];[.T341];[.W341]);&quot;&quot;)" office:value-type="currency" office:currency="EUR" office:value="15.1" calcext:value-type="currency">
            <text:p>15,100 €</text:p>
          </table:table-cell>
          <table:table-cell table:style-name="ce139" office:value-type="float" office:value="2" calcext:value-type="float">
            <text:p>2</text:p>
          </table:table-cell>
          <table:table-cell table:style-name="ce159" table:formula="of:=[.AB341]*[.AC341]" office:value-type="float" office:value="30.2" calcext:value-type="float">
            <text:p>30,200</text:p>
          </table:table-cell>
          <table:table-cell table:number-columns-repeated="994"/>
        </table:table-row>
        <table:table-row table:style-name="ro6">
          <table:table-cell table:style-name="ce6"/>
          <table:table-cell table:style-name="ce10"/>
          <table:table-cell table:style-name="ce16" office:value-type="string" calcext:value-type="string">
            <text:p>Option #1: MEAN WELL LRS-150F-48</text:p>
          </table:table-cell>
          <table:table-cell table:style-name="ce28" office:value-type="string" calcext:value-type="string">
            <text:p>Power module 48VDC; 3.3A (<text:span text:style-name="T4">auto-range</text:span>)</text:p>
          </table:table-cell>
          <table:table-cell table:style-name="ce28"/>
          <table:table-cell table:style-name="ce42" office:value-type="string" calcext:value-type="string">
            <text:p>Power board</text:p>
          </table:table-cell>
          <table:table-cell table:style-name="ce46" table:formula="of:=IF([.F342]=&quot;Power board&quot;;[.B342]*2;[.B342])" office:value-type="float" office:value="0" calcext:value-type="float">
            <text:p>0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 office:value-type="string" calcext:value-type="string">
            <text:p>-</text:p>
          </table:table-cell>
          <table:table-cell table:style-name="ce91"/>
          <table:table-cell table:style-name="ce96"/>
          <table:table-cell table:style-name="ce81" office:value-type="string" calcext:value-type="string">
            <text:p>LRS-150F-48</text:p>
          </table:table-cell>
          <table:table-cell table:style-name="ce91" office:value-type="float" office:value="28.19" calcext:value-type="float">
            <text:p>28,190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-</text:p>
          </table:table-cell>
          <table:table-cell table:style-name="ce81"/>
          <table:table-cell table:style-name="ce88"/>
          <table:table-cell table:style-name="ce96"/>
          <table:table-cell table:style-name="ce118" office:value-type="string" calcext:value-type="string">
            <text:p>LRS-150F-48</text:p>
          </table:table-cell>
          <table:table-cell table:style-name="ce121" office:value-type="float" office:value="18" calcext:value-type="float">
            <text:p>18,000</text:p>
          </table:table-cell>
          <table:table-cell table:style-name="ce96" office:value-type="float" office:value="1" calcext:value-type="float">
            <text:p>1</text:p>
          </table:table-cell>
          <table:table-cell table:style-name="ce128" office:value-type="string" calcext:value-type="string">
            <text:p>-</text:p>
          </table:table-cell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5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Heatsink 70 x 120 mm</text:p>
          </table:table-cell>
          <table:table-cell table:style-name="ce27" office:value-type="string" calcext:value-type="string">
            <text:p>Not required if Varisom enclosure kit is purchased!</text:p>
          </table:table-cell>
          <table:table-cell table:style-name="ce40"/>
          <table:table-cell table:style-name="ce27" office:value-type="string" calcext:value-type="string">
            <text:p>Power board</text:p>
          </table:table-cell>
          <table:table-cell table:style-name="ce45" table:formula="of:=IF([.F343]=&quot;Power board&quot;;[.B343]*2;[.B343])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 office:value-type="string" calcext:value-type="string">
            <text:p>-</text:p>
          </table:table-cell>
          <table:table-cell table:style-name="ce90"/>
          <table:table-cell table:style-name="ce95"/>
          <table:table-cell table:style-name="ce80" office:value-type="string" calcext:value-type="string">
            <text:p>-</text:p>
          </table:table-cell>
          <table:table-cell table:style-name="ce90"/>
          <table:table-cell table:style-name="ce95"/>
          <table:table-cell table:style-name="ce105" office:value-type="string" calcext:value-type="string">
            <text:p>-</text:p>
          </table:table-cell>
          <table:table-cell table:style-name="ce105"/>
          <table:table-cell table:style-name="ce87"/>
          <table:table-cell table:style-name="ce95"/>
          <table:table-cell table:style-name="ce119" office:value-type="string" calcext:value-type="string">
            <text:p>RAD-A4463/120</text:p>
          </table:table-cell>
          <table:table-cell table:style-name="ce61" office:value-type="float" office:value="1.37" calcext:value-type="float">
            <text:p>1,370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39"/>
          <table:table-cell table:style-name="ce146"/>
          <table:table-cell table:style-name="ce139"/>
          <table:table-cell table:style-name="ce159" table:formula="of:=[.AB343]*[.AC343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Arduino Due</text:p>
          </table:table-cell>
          <table:table-cell table:style-name="ce28" table:number-columns-repeated="2"/>
          <table:table-cell table:style-name="ce42" office:value-type="string" calcext:value-type="string">
            <text:p>Arduino Shield</text:p>
          </table:table-cell>
          <table:table-cell table:style-name="ce46" table:formula="of:=IF([.F344]=&quot;Power board&quot;;[.B344]*2;[.B344])" office:value-type="float" office:value="1" calcext:value-type="float">
            <text:p>1</text:p>
          </table:table-cell>
          <table:table-cell table:style-name="ce53" office:value-type="string" calcext:value-type="string">
            <text:p>2250861</text:p>
          </table:table-cell>
          <table:table-cell table:style-name="ce59" office:value-type="string" calcext:value-type="string">
            <text:p>A000062</text:p>
          </table:table-cell>
          <table:table-cell table:style-name="ce62" office:value-type="float" office:value="40.66" calcext:value-type="float">
            <text:p>40,660</text:p>
          </table:table-cell>
          <table:table-cell table:style-name="ce69" office:value-type="float" office:value="1" calcext:value-type="float">
            <text:p>1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office:value-type="string" calcext:value-type="string">
            <text:p>769-7412</text:p>
          </table:table-cell>
          <table:table-cell table:style-name="ce81" office:value-type="string" calcext:value-type="string">
            <text:p>A000062</text:p>
          </table:table-cell>
          <table:table-cell table:style-name="ce88" office:value-type="float" office:value="33.68" calcext:value-type="float">
            <text:p>33,680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Itead/Eckstein</text:p>
          </table:table-cell>
          <table:table-cell table:style-name="ce121" office:value-type="float" office:value="19.48" calcext:value-type="float">
            <text:p>19,480</text:p>
          </table:table-cell>
          <table:table-cell table:style-name="ce96"/>
          <table:table-cell table:style-name="ce128" office:value-type="string" calcext:value-type="string">
            <text:p>-</text:p>
          </table:table-cell>
          <table:table-cell table:style-name="ce96"/>
          <table:table-cell table:style-name="ce140" table:formula="of:=IF([.AB344]=[.J344];&quot;Farnell&quot;; IF([.AB344]=[.M344]; &quot;Digikey&quot;; IF([.AB344]=[.P344]; &quot;Mouser&quot;; IF([.AB344]=[.T344]; &quot;RS&quot;; IF([.AB344]=[.W344]; &quot;TME&quot;)))))" office:value-type="string" office:string-value="TME" calcext:value-type="string">
            <text:p>TME</text:p>
          </table:table-cell>
          <table:table-cell table:style-name="ce147" table:formula="of:=IF([.G344]&lt;&gt;&quot;&quot;;MIN([.J344];[.M344];[.P344];[.T344];[.W344]);&quot;&quot;)" office:value-type="currency" office:currency="EUR" office:value="19.48" calcext:value-type="currency">
            <text:p>19,48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344]*[.AC344]" office:value-type="float" office:value="19.48" calcext:value-type="float">
            <text:p>19,48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.2" TFT LCD</text:p>
          </table:table-cell>
          <table:table-cell table:style-name="ce27"/>
          <table:table-cell table:style-name="ce40"/>
          <table:table-cell table:style-name="ce27" office:value-type="string" calcext:value-type="string">
            <text:p>Arduino Shield</text:p>
          </table:table-cell>
          <table:table-cell table:style-name="ce45" table:formula="of:=IF([.F345]=&quot;Power board&quot;;[.B345]*2;[.B345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 office:value-type="string" calcext:value-type="string">
            <text:p>Itead/Eckstein</text:p>
          </table:table-cell>
          <table:table-cell table:style-name="ce61" office:value-type="float" office:value="12.14" calcext:value-type="float">
            <text:p>12,140</text:p>
          </table:table-cell>
          <table:table-cell table:style-name="ce95"/>
          <table:table-cell office:value-type="string" calcext:value-type="string">
            <text:p>-</text:p>
          </table:table-cell>
          <table:table-cell/>
          <table:table-cell table:style-name="ce139" table:formula="of:=IF([.AB345]=[.J345];&quot;Farnell&quot;; IF([.AB345]=[.M345]; &quot;Digikey&quot;; IF([.AB345]=[.P345]; &quot;Mouser&quot;; IF([.AB345]=[.T345]; &quot;RS&quot;; IF([.AB345]=[.W345]; &quot;TME&quot;)))))" office:value-type="string" office:string-value="TME" calcext:value-type="string">
            <text:p>TME</text:p>
          </table:table-cell>
          <table:table-cell table:style-name="ce146" table:formula="of:=IF([.G345]&lt;&gt;&quot;&quot;;MIN([.J345];[.M345];[.P345];[.T345];[.W345]);&quot;&quot;)" office:value-type="currency" office:currency="EUR" office:value="12.14" calcext:value-type="currency">
            <text:p>12,140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345]*[.AC345]" office:value-type="float" office:value="12.14" calcext:value-type="float">
            <text:p>12,140</text:p>
          </table:table-cell>
          <table:table-cell table:number-columns-repeated="994"/>
        </table:table-row>
        <table:table-row table:style-name="ro2"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Varisom enclosure kit</text:p>
          </table:table-cell>
          <table:table-cell table:style-name="ce28" office:value-type="string" calcext:value-type="string">
            <text:p>Enclosure, AC/DC mounting rail, TFT display mounting rail, handles, foot</text:p>
          </table:table-cell>
          <table:table-cell table:style-name="ce28"/>
          <table:table-cell table:style-name="ce42" office:value-type="string" calcext:value-type="string">
            <text:p>Enclosure</text:p>
          </table:table-cell>
          <table:table-cell table:style-name="ce46" table:formula="of:=IF([.F346]=&quot;Power board&quot;;[.B346]*2;[.B346])" office:value-type="float" office:value="1" calcext:value-type="float">
            <text:p>1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 office:value-type="string" calcext:value-type="string">
            <text:p>-</text:p>
          </table:table-cell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PCB+PCBA</text:p>
          </table:table-cell>
          <table:table-cell table:style-name="ce27"/>
          <table:table-cell table:style-name="ce40"/>
          <table:table-cell table:style-name="ce27" office:value-type="string" calcext:value-type="string">
            <text:p>Enclosure</text:p>
          </table:table-cell>
          <table:table-cell table:style-name="ce45" table:formula="of:=IF([.F347]=&quot;Power board&quot;;[.B347]*2;[.B347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/>
          <table:table-cell table:style-name="ce61"/>
          <table:table-cell table:style-name="ce95"/>
          <table:table-cell office:value-type="string" calcext:value-type="string">
            <text:p>-</text:p>
          </table:table-cell>
          <table:table-cell/>
          <table:table-cell table:style-name="ce139"/>
          <table:table-cell table:style-name="ce146"/>
          <table:table-cell table:style-name="ce139"/>
          <table:table-cell table:style-name="ce159"/>
          <table:table-cell table:style-name="ce171" table:number-columns-repeated="987"/>
          <table:table-cell table:number-columns-repeated="7"/>
        </table:table-row>
        <table:table-row table:style-name="ro3">
          <table:table-cell table:style-name="ce5" table:number-columns-repeated="7"/>
          <table:table-cell table:style-name="ce54" table:number-columns-repeated="2"/>
          <table:table-cell table:style-name="ce5"/>
          <table:table-cell table:style-name="ce70"/>
          <table:table-cell table:style-name="ce82"/>
          <table:table-cell table:style-name="ce5"/>
          <table:table-cell table:style-name="ce97"/>
          <table:table-cell table:style-name="ce82"/>
          <table:table-cell table:style-name="ce5"/>
          <table:table-cell table:style-name="ce97"/>
          <table:table-cell table:style-name="ce82" table:number-columns-repeated="2"/>
          <table:table-cell table:style-name="ce5"/>
          <table:table-cell table:style-name="ce109"/>
          <table:table-cell table:style-name="ce54"/>
          <table:table-cell table:style-name="ce5"/>
          <table:table-cell table:style-name="ce109" table:number-columns-repeated="3"/>
          <table:table-cell table:style-name="ce5" table:number-columns-repeated="3"/>
          <table:table-cell table:style-name="ce160" table:formula="of:=SUM([.AD341:.AD347])" office:value-type="currency" office:currency="EUR" office:value="61.82" calcext:value-type="currency">
            <text:p>61,82 €</text:p>
          </table:table-cell>
          <table:table-cell table:number-columns-repeated="994"/>
        </table:table-row>
        <table:table-row table:style-name="ro3">
          <table:table-cell table:style-name="ce5" table:number-columns-repeated="7"/>
          <table:table-cell table:style-name="ce54" table:number-columns-repeated="2"/>
          <table:table-cell table:style-name="ce5"/>
          <table:table-cell table:style-name="ce70"/>
          <table:table-cell table:style-name="ce82"/>
          <table:table-cell table:style-name="ce5"/>
          <table:table-cell table:style-name="ce97"/>
          <table:table-cell table:style-name="ce82"/>
          <table:table-cell table:style-name="ce5"/>
          <table:table-cell table:style-name="ce97"/>
          <table:table-cell table:style-name="ce82" table:number-columns-repeated="2"/>
          <table:table-cell table:style-name="ce5"/>
          <table:table-cell table:style-name="ce109"/>
          <table:table-cell table:style-name="ce54"/>
          <table:table-cell table:style-name="ce5"/>
          <table:table-cell table:style-name="ce109" table:number-columns-repeated="3"/>
          <table:table-cell table:style-name="ce5" table:number-columns-repeated="3"/>
          <table:table-cell table:style-name="ce160"/>
          <table:table-cell table:number-columns-repeated="994"/>
        </table:table-row>
        <table:table-row table:style-name="ro9">
          <table:table-cell table:style-name="ce7"/>
          <table:table-cell table:style-name="ce12"/>
          <table:table-cell table:style-name="ce21" office:value-type="string" calcext:value-type="string">
            <text:p>Nuts &amp; bolts</text:p>
          </table:table-cell>
          <table:table-cell table:style-name="ce31" table:number-columns-repeated="3"/>
          <table:table-cell table:style-name="ce48"/>
          <table:table-cell table:style-name="ce55" table:number-columns-repeated="8"/>
          <table:table-cell table:style-name="ce12" table:number-columns-repeated="3"/>
          <table:table-cell table:style-name="ce55" table:number-columns-repeated="2"/>
          <table:table-cell table:style-name="ce112"/>
          <table:table-cell table:style-name="ce55"/>
          <table:table-cell table:style-name="ce112"/>
          <table:table-cell table:style-name="ce125" table:number-columns-repeated="6"/>
          <table:table-cell table:style-name="ce12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2V fan 60x60mm</text:p>
          </table:table-cell>
          <table:table-cell table:style-name="ce27"/>
          <table:table-cell table:style-name="ce40"/>
          <table:table-cell table:style-name="ce27" office:value-type="string" calcext:value-type="string">
            <text:p>Enclosure</text:p>
          </table:table-cell>
          <table:table-cell table:style-name="ce45" table:formula="of:=IF([.F351]=&quot;Power board&quot;;[.B351]*2;[.B351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 office:value-type="string" calcext:value-type="string">
            <text:p>-</text:p>
          </table:table-cell>
          <table:table-cell table:style-name="ce90"/>
          <table:table-cell table:style-name="ce95"/>
          <table:table-cell table:style-name="ce80" office:value-type="string" calcext:value-type="string">
            <text:p>-</text:p>
          </table:table-cell>
          <table:table-cell table:style-name="ce90"/>
          <table:table-cell table:style-name="ce95"/>
          <table:table-cell table:style-name="ce105" office:value-type="string" calcext:value-type="string">
            <text:p>-</text:p>
          </table:table-cell>
          <table:table-cell table:style-name="ce105"/>
          <table:table-cell table:style-name="ce87"/>
          <table:table-cell table:style-name="ce95"/>
          <table:table-cell table:style-name="ce119" office:value-type="string" calcext:value-type="string">
            <text:p>MB60251V1-G99</text:p>
          </table:table-cell>
          <table:table-cell table:style-name="ce61" office:value-type="float" office:value="2.59" calcext:value-type="float">
            <text:p>2,590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39" table:formula="of:=IF([.AB351]=[.J351];&quot;Farnell&quot;; IF([.AB351]=[.M351]; &quot;Digikey&quot;; IF([.AB351]=[.P351]; &quot;Mouser&quot;; IF([.AB351]=[.T351]; &quot;RS&quot;; IF([.AB351]=[.W351]; &quot;TME&quot;)))))" office:value-type="string" office:string-value="TME" calcext:value-type="string">
            <text:p>TME</text:p>
          </table:table-cell>
          <table:table-cell table:style-name="ce146" table:formula="of:=IF([.G351]&lt;&gt;&quot;&quot;;MIN([.J351];[.M351];[.P351];[.T351];[.W351]);&quot;&quot;)" office:value-type="currency" office:currency="EUR" office:value="2.59" calcext:value-type="currency">
            <text:p>2,590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351]*[.AC351]" office:value-type="float" office:value="2.59" calcext:value-type="float">
            <text:p>2,59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FSP-2</text:p>
          </table:table-cell>
          <table:table-cell table:style-name="ce28" office:value-type="string" calcext:value-type="string">
            <text:p>Fastener for fan</text:p>
          </table:table-cell>
          <table:table-cell table:style-name="ce28"/>
          <table:table-cell table:style-name="ce42" office:value-type="string" calcext:value-type="string">
            <text:p>Enclosure</text:p>
          </table:table-cell>
          <table:table-cell table:style-name="ce46" table:formula="of:=IF([.F352]=&quot;Power board&quot;;[.B352]*2;[.B352])" office:value-type="float" office:value="4" calcext:value-type="float">
            <text:p>4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 office:value-type="string" calcext:value-type="string">
            <text:p>-</text:p>
          </table:table-cell>
          <table:table-cell table:style-name="ce91"/>
          <table:table-cell table:style-name="ce96"/>
          <table:table-cell table:style-name="ce81" office:value-type="string" calcext:value-type="string">
            <text:p>-</text:p>
          </table:table-cell>
          <table:table-cell table:style-name="ce91"/>
          <table:table-cell table:style-name="ce96"/>
          <table:table-cell table:style-name="ce81" office:value-type="string" calcext:value-type="string">
            <text:p>-</text:p>
          </table:table-cell>
          <table:table-cell table:style-name="ce81"/>
          <table:table-cell table:style-name="ce88"/>
          <table:table-cell table:style-name="ce96"/>
          <table:table-cell table:style-name="ce118" office:value-type="string" calcext:value-type="string">
            <text:p>FSP-2</text:p>
          </table:table-cell>
          <table:table-cell table:style-name="ce121" office:value-type="float" office:value="0.1398" calcext:value-type="float">
            <text:p>0,140</text:p>
          </table:table-cell>
          <table:table-cell table:style-name="ce96" office:value-type="float" office:value="5" calcext:value-type="float">
            <text:p>5</text:p>
          </table:table-cell>
          <table:table-cell table:style-name="ce128" office:value-type="string" calcext:value-type="string">
            <text:p>-</text:p>
          </table:table-cell>
          <table:table-cell table:style-name="ce96"/>
          <table:table-cell table:style-name="ce140" table:formula="of:=IF([.AB352]=[.J352];&quot;Farnell&quot;; IF([.AB352]=[.M352]; &quot;Digikey&quot;; IF([.AB352]=[.P352]; &quot;Mouser&quot;; IF([.AB352]=[.T352]; &quot;RS&quot;; IF([.AB352]=[.W352]; &quot;TME&quot;)))))" office:value-type="string" office:string-value="TME" calcext:value-type="string">
            <text:p>TME</text:p>
          </table:table-cell>
          <table:table-cell table:style-name="ce147" table:formula="of:=IF([.G352]&lt;&gt;&quot;&quot;;MIN([.J352];[.M352];[.P352];[.T352];[.W352]);&quot;&quot;)" office:value-type="currency" office:currency="EUR" office:value="0.1398" calcext:value-type="currency">
            <text:p>0,14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352]*[.AC352]" office:value-type="float" office:value="0.1398" calcext:value-type="float">
            <text:p>0,140</text:p>
          </table:table-cell>
          <table:table-cell table:number-columns-repeated="994"/>
        </table:table-row>
        <table:table-row table:style-name="ro8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FG-06</text:p>
          </table:table-cell>
          <table:table-cell table:style-name="ce27" office:value-type="string" calcext:value-type="string">
            <text:p>Finger guard, 60x60mm, metal</text:p>
          </table:table-cell>
          <table:table-cell table:style-name="ce40"/>
          <table:table-cell table:style-name="ce27" office:value-type="string" calcext:value-type="string">
            <text:p>Enclosure</text:p>
          </table:table-cell>
          <table:table-cell table:style-name="ce45" table:formula="of:=IF([.F353]=&quot;Power board&quot;;[.B353]*2;[.B353])" office:value-type="float" office:value="1" calcext:value-type="float">
            <text:p>1</text:p>
          </table:table-cell>
          <table:table-cell table:style-name="ce15" office:value-type="string" calcext:value-type="string">
            <text:p>2292912</text:p>
          </table:table-cell>
          <table:table-cell table:style-name="ce27" office:value-type="string" calcext:value-type="string">
            <text:p>MC32696</text:p>
          </table:table-cell>
          <table:table-cell table:style-name="ce61" office:value-type="float" office:value="0.567" calcext:value-type="float">
            <text:p>0,567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-</text:p>
          </table:table-cell>
          <table:table-cell table:style-name="ce90"/>
          <table:table-cell table:style-name="ce95"/>
          <table:table-cell table:style-name="ce80" office:value-type="string" calcext:value-type="string">
            <text:p>-</text:p>
          </table:table-cell>
          <table:table-cell table:style-name="ce90"/>
          <table:table-cell table:style-name="ce95"/>
          <table:table-cell table:style-name="ce105" office:value-type="string" calcext:value-type="string">
            <text:p>-</text:p>
          </table:table-cell>
          <table:table-cell table:style-name="ce105"/>
          <table:table-cell table:style-name="ce87"/>
          <table:table-cell table:style-name="ce95"/>
          <table:table-cell table:style-name="ce119" office:value-type="string" calcext:value-type="string">
            <text:p>FG-06</text:p>
          </table:table-cell>
          <table:table-cell table:style-name="ce61" office:value-type="float" office:value="0.5132" calcext:value-type="float">
            <text:p>0,513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39" table:formula="of:=IF([.AB353]=[.J353];&quot;Farnell&quot;; IF([.AB353]=[.M353]; &quot;Digikey&quot;; IF([.AB353]=[.P353]; &quot;Mouser&quot;; IF([.AB353]=[.T353]; &quot;RS&quot;; IF([.AB353]=[.W353]; &quot;TME&quot;)))))" office:value-type="string" office:string-value="TME" calcext:value-type="string">
            <text:p>TME</text:p>
          </table:table-cell>
          <table:table-cell table:style-name="ce146" table:formula="of:=IF([.G353]&lt;&gt;&quot;&quot;;MIN([.J353];[.M353];[.P353];[.T353];[.W353]);&quot;&quot;)" office:value-type="currency" office:currency="EUR" office:value="0.5132" calcext:value-type="currency">
            <text:p>0,513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353]*[.AC353]" office:value-type="float" office:value="0.5132" calcext:value-type="float">
            <text:p>0,513</text:p>
          </table:table-cell>
          <table:table-cell table:number-columns-repeated="994"/>
        </table:table-row>
        <table:table-row table:style-name="ro8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0.4 mm thermal silicone pad</text:p>
          </table:table-cell>
          <table:table-cell table:style-name="ce28" office:value-type="string" calcext:value-type="string">
            <text:p>for Q4</text:p>
          </table:table-cell>
          <table:table-cell table:style-name="ce28"/>
          <table:table-cell table:style-name="ce42" office:value-type="string" calcext:value-type="string">
            <text:p>Power board</text:p>
          </table:table-cell>
          <table:table-cell table:style-name="ce46" table:formula="of:=IF([.F354]=&quot;Power board&quot;;[.B354]*2;[.B354])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62"/>
          <table:table-cell table:style-name="ce69" office:value-type="float" office:value="1" calcext:value-type="float">
            <text:p>1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SMICA-SOT93</text:p>
          </table:table-cell>
          <table:table-cell table:style-name="ce121"/>
          <table:table-cell table:style-name="ce96" office:value-type="float" office:value="10" calcext:value-type="float">
            <text:p>10</text:p>
          </table:table-cell>
          <table:table-cell table:style-name="ce128" office:value-type="string" calcext:value-type="string">
            <text:p>-</text:p>
          </table:table-cell>
          <table:table-cell table:style-name="ce96"/>
          <table:table-cell table:style-name="ce140" table:formula="of:=IF([.AB354]=[.J354];&quot;Farnell&quot;; IF([.AB354]=[.M354]; &quot;Digikey&quot;; IF([.AB354]=[.P354]; &quot;Mouser&quot;; IF([.AB354]=[.T354]; &quot;RS&quot;; IF([.AB354]=[.W354]; &quot;TME&quot;)))))" office:value-type="string" office:string-value="Farnell" calcext:value-type="string">
            <text:p>Farnell</text:p>
          </table:table-cell>
          <table:table-cell table:style-name="ce147" table:formula="of:=IF([.G354]&lt;&gt;&quot;&quot;;MIN([.J354];[.M354];[.P354];[.T354];[.W354]);&quot;&quot;)" office:value-type="currency" office:currency="EUR" office:value="0" calcext:value-type="currency">
            <text:p>0,000 €</text:p>
          </table:table-cell>
          <table:table-cell table:style-name="ce140" office:value-type="float" office:value="20" calcext:value-type="float">
            <text:p>20</text:p>
          </table:table-cell>
          <table:table-cell table:style-name="ce159" table:formula="of:=[.AB354]*[.AC354]" office:value-type="float" office:value="0" calcext:value-type="float">
            <text:p>0,000</text:p>
          </table:table-cell>
          <table:table-cell table:number-columns-repeated="994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5 mm thick thermal silicone pad (20 x 75 mm)</text:p>
          </table:table-cell>
          <table:table-cell table:style-name="ce27" office:value-type="string" calcext:value-type="string">
            <text:p>Mounted below power pre-regulator</text:p>
          </table:table-cell>
          <table:table-cell table:style-name="ce40" office:value-type="string" calcext:value-type="string">
            <text:p>Search  <text:a xlink:href="https://www.aliexpress.com/wholesale?SearchText=100mm+5mm+thermal+pad" xlink:type="simple">AliExpress</text:a>, eBay, etc.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355]=&quot;Power board&quot;;[.B355]*2;[.B355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/>
          <table:table-cell table:style-name="ce61"/>
          <table:table-cell table:style-name="ce95"/>
          <table:table-cell office:value-type="string" calcext:value-type="string">
            <text:p>-</text:p>
          </table:table-cell>
          <table:table-cell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9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BS-244DSM-R</text:p>
          </table:table-cell>
          <table:table-cell table:style-name="ce28" office:value-type="string" calcext:value-type="string">
            <text:p>Binding post 4mm, red</text:p>
          </table:table-cell>
          <table:table-cell table:style-name="ce28" office:value-type="string" calcext:value-type="string">
            <text:p>J1, J4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356]=&quot;Power board&quot;; [.B356]*2;[.B356])" office:value-type="float" office:value="2" calcext:value-type="float">
            <text:p>2</text:p>
          </table:table-cell>
          <table:table-cell table:style-name="ce53" office:value-type="float" office:value="1815818" calcext:value-type="float">
            <text:p>1815818</text:p>
          </table:table-cell>
          <table:table-cell table:style-name="ce59" office:value-type="float" office:value="2.12" calcext:value-type="float">
            <text:p>2,12</text:p>
          </table:table-cell>
          <table:table-cell table:style-name="ce62" table:formula="of:=IF(OR([.H356]=&quot;-&quot;; [.G356]=&quot;&quot;);&quot;&quot;;[.G356]*[.I356])" office:value-type="float" office:value="4.24" calcext:value-type="float">
            <text:p>4,240</text:p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BS-244DSM-R</text:p>
          </table:table-cell>
          <table:table-cell table:style-name="ce121" office:value-type="float" office:value="1.12" calcext:value-type="float">
            <text:p>1,120</text:p>
          </table:table-cell>
          <table:table-cell table:style-name="ce96"/>
          <table:table-cell table:style-name="ce128"/>
          <table:table-cell table:style-name="ce96"/>
          <table:table-cell table:style-name="ce140" table:formula="of:=IF([.AB356]=[.J356];&quot;Farnell&quot;; IF([.AB356]=[.M356]; &quot;Digikey&quot;; IF([.AB356]=[.P356]; &quot;Mouser&quot;; IF([.AB356]=[.T356]; &quot;RS&quot;; IF([.AB356]=[.W356]; &quot;TME&quot;)))))" office:value-type="string" office:string-value="TME" calcext:value-type="string">
            <text:p>TME</text:p>
          </table:table-cell>
          <table:table-cell table:style-name="ce147" table:formula="of:=IF([.G356]&lt;&gt;&quot;&quot;;MIN([.J356];[.M356];[.P356];[.T356];[.W356]);&quot;&quot;)" office:value-type="currency" office:currency="EUR" office:value="1.12" calcext:value-type="currency">
            <text:p>1,120 €</text:p>
          </table:table-cell>
          <table:table-cell table:style-name="ce140" table:formula="of:=[.G356]" office:value-type="float" office:value="2" calcext:value-type="float">
            <text:p>2</text:p>
          </table:table-cell>
          <table:table-cell table:style-name="ce159" table:formula="of:=[.AB356]*[.AC356]" office:value-type="float" office:value="2.24" calcext:value-type="float">
            <text:p>2,24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BS-244DSM-G</text:p>
          </table:table-cell>
          <table:table-cell table:style-name="ce27" office:value-type="string" calcext:value-type="string">
            <text:p>Binding post 4mm, green</text:p>
          </table:table-cell>
          <table:table-cell table:style-name="ce40" office:value-type="string" calcext:value-type="string">
            <text:p>J2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357]=&quot;Power board&quot;; [.B357]*2;[.B357])" office:value-type="float" office:value="1" calcext:value-type="float">
            <text:p>1</text:p>
          </table:table-cell>
          <table:table-cell table:style-name="ce15" office:value-type="string" calcext:value-type="string">
            <text:p>1815820</text:p>
          </table:table-cell>
          <table:table-cell table:style-name="ce27" office:value-type="float" office:value="2.17" calcext:value-type="float">
            <text:p>2,17</text:p>
          </table:table-cell>
          <table:table-cell table:style-name="ce61" table:formula="of:=IF(OR([.H357]=&quot;-&quot;; [.G357]=&quot;&quot;);&quot;&quot;;[.G357]*[.I357])" office:value-type="float" office:value="2.17" calcext:value-type="float">
            <text:p>2,170</text:p>
          </table:table-cell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 office:value-type="string" calcext:value-type="string">
            <text:p>BS-244DSM-G</text:p>
          </table:table-cell>
          <table:table-cell table:style-name="ce61" office:value-type="float" office:value="1.12" calcext:value-type="float">
            <text:p>1,120</text:p>
          </table:table-cell>
          <table:table-cell table:style-name="ce95"/>
          <table:table-cell table:number-columns-repeated="2"/>
          <table:table-cell table:style-name="ce139" table:formula="of:=IF([.AB357]=[.J357];&quot;Farnell&quot;; IF([.AB357]=[.M357]; &quot;Digikey&quot;; IF([.AB357]=[.P357]; &quot;Mouser&quot;; IF([.AB357]=[.T357]; &quot;RS&quot;; IF([.AB357]=[.W357]; &quot;TME&quot;)))))" office:value-type="string" office:string-value="TME" calcext:value-type="string">
            <text:p>TME</text:p>
          </table:table-cell>
          <table:table-cell table:style-name="ce146" table:formula="of:=IF([.G357]&lt;&gt;&quot;&quot;;MIN([.J357];[.M357];[.P357];[.T357];[.W357]);&quot;&quot;)" office:value-type="currency" office:currency="EUR" office:value="1.12" calcext:value-type="currency">
            <text:p>1,120 €</text:p>
          </table:table-cell>
          <table:table-cell table:style-name="ce139" table:formula="of:=[.G357]" office:value-type="float" office:value="1" calcext:value-type="float">
            <text:p>1</text:p>
          </table:table-cell>
          <table:table-cell table:style-name="ce159" table:formula="of:=[.AB357]*[.AC357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BS-244DSM-B</text:p>
          </table:table-cell>
          <table:table-cell table:style-name="ce28" office:value-type="string" calcext:value-type="string">
            <text:p>Binding post 4mm, black</text:p>
          </table:table-cell>
          <table:table-cell table:style-name="ce28" office:value-type="string" calcext:value-type="string">
            <text:p>J3, J5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358]=&quot;Power board&quot;; [.B358]*2;[.B358])" office:value-type="float" office:value="2" calcext:value-type="float">
            <text:p>2</text:p>
          </table:table-cell>
          <table:table-cell table:style-name="ce53" office:value-type="float" office:value="1815819" calcext:value-type="float">
            <text:p>1815819</text:p>
          </table:table-cell>
          <table:table-cell table:style-name="ce59" office:value-type="float" office:value="2.11" calcext:value-type="float">
            <text:p>2,11</text:p>
          </table:table-cell>
          <table:table-cell table:style-name="ce62" table:formula="of:=IF(OR([.H358]=&quot;-&quot;; [.G358]=&quot;&quot;);&quot;&quot;;[.G358]*[.I358])" office:value-type="float" office:value="4.22" calcext:value-type="float">
            <text:p>4,220</text:p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BS-244DSM-B</text:p>
          </table:table-cell>
          <table:table-cell table:style-name="ce121" office:value-type="float" office:value="1.14" calcext:value-type="float">
            <text:p>1,140</text:p>
          </table:table-cell>
          <table:table-cell table:style-name="ce96"/>
          <table:table-cell table:style-name="ce128"/>
          <table:table-cell table:style-name="ce96"/>
          <table:table-cell table:style-name="ce140" table:formula="of:=IF([.AB358]=[.J358];&quot;Farnell&quot;; IF([.AB358]=[.M358]; &quot;Digikey&quot;; IF([.AB358]=[.P358]; &quot;Mouser&quot;; IF([.AB358]=[.T358]; &quot;RS&quot;; IF([.AB358]=[.W358]; &quot;TME&quot;)))))" office:value-type="string" office:string-value="TME" calcext:value-type="string">
            <text:p>TME</text:p>
          </table:table-cell>
          <table:table-cell table:style-name="ce147" table:formula="of:=IF([.G358]&lt;&gt;&quot;&quot;;MIN([.J358];[.M358];[.P358];[.T358];[.W358]);&quot;&quot;)" office:value-type="currency" office:currency="EUR" office:value="1.14" calcext:value-type="currency">
            <text:p>1,140 €</text:p>
          </table:table-cell>
          <table:table-cell table:style-name="ce140" table:formula="of:=[.G358]" office:value-type="float" office:value="2" calcext:value-type="float">
            <text:p>2</text:p>
          </table:table-cell>
          <table:table-cell table:style-name="ce159" table:formula="of:=[.AB358]*[.AC358]" office:value-type="float" office:value="2.28" calcext:value-type="float">
            <text:p>2,28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2V fan 60x60mm</text:p>
          </table:table-cell>
          <table:table-cell table:style-name="ce27"/>
          <table:table-cell table:style-name="ce40"/>
          <table:table-cell table:style-name="ce27" office:value-type="string" calcext:value-type="string">
            <text:p>Enclosure</text:p>
          </table:table-cell>
          <table:table-cell table:style-name="ce45" table:formula="of:=IF([.F359]=&quot;Power board&quot;; [.B359]*2;[.B359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 table:formula="of:=IF(OR([.H359]=&quot;-&quot;; [.G359]=&quot;&quot;);&quot;&quot;;[.G359]*[.I359])">
            <text:p/>
          </table:table-cell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 office:value-type="string" calcext:value-type="string">
            <text:p>MB60251V1-G99</text:p>
          </table:table-cell>
          <table:table-cell table:style-name="ce61" office:value-type="float" office:value="4.11" calcext:value-type="float">
            <text:p>4,110</text:p>
          </table:table-cell>
          <table:table-cell table:style-name="ce95"/>
          <table:table-cell table:number-columns-repeated="2"/>
          <table:table-cell table:style-name="ce139" table:formula="of:=IF([.AB359]=[.J359];&quot;Farnell&quot;; IF([.AB359]=[.M359]; &quot;Digikey&quot;; IF([.AB359]=[.P359]; &quot;Mouser&quot;; IF([.AB359]=[.T359]; &quot;RS&quot;; IF([.AB359]=[.W359]; &quot;TME&quot;)))))" office:value-type="string" office:string-value="TME" calcext:value-type="string">
            <text:p>TME</text:p>
          </table:table-cell>
          <table:table-cell table:style-name="ce146" table:formula="of:=IF([.G359]&lt;&gt;&quot;&quot;;MIN([.J359];[.M359];[.P359];[.T359];[.W359]);&quot;&quot;)" office:value-type="currency" office:currency="EUR" office:value="4.11" calcext:value-type="currency">
            <text:p>4,110 €</text:p>
          </table:table-cell>
          <table:table-cell table:style-name="ce139"/>
          <table:table-cell table:style-name="ce159" table:formula="of:=[.AB359]*[.AC359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FSP-2</text:p>
          </table:table-cell>
          <table:table-cell table:style-name="ce28" office:value-type="string" calcext:value-type="string">
            <text:p>Fastener for fan</text:p>
          </table:table-cell>
          <table:table-cell table:style-name="ce28"/>
          <table:table-cell table:style-name="ce42" office:value-type="string" calcext:value-type="string">
            <text:p>Enclosure</text:p>
          </table:table-cell>
          <table:table-cell table:style-name="ce46" table:formula="of:=IF([.F360]=&quot;Power board&quot;;[.B360]*2;[.B360])" office:value-type="float" office:value="4" calcext:value-type="float">
            <text:p>4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FSP-2</text:p>
          </table:table-cell>
          <table:table-cell table:style-name="ce121" office:value-type="float" office:value="0.1398" calcext:value-type="float">
            <text:p>0,140</text:p>
          </table:table-cell>
          <table:table-cell table:style-name="ce96"/>
          <table:table-cell table:style-name="ce128"/>
          <table:table-cell table:style-name="ce96"/>
          <table:table-cell table:style-name="ce140" table:formula="of:=IF([.AB360]=[.J360];&quot;Farnell&quot;; IF([.AB360]=[.M360]; &quot;Digikey&quot;; IF([.AB360]=[.P360]; &quot;Mouser&quot;; IF([.AB360]=[.T360]; &quot;RS&quot;; IF([.AB360]=[.W360]; &quot;TME&quot;)))))" office:value-type="string" office:string-value="TME" calcext:value-type="string">
            <text:p>TME</text:p>
          </table:table-cell>
          <table:table-cell table:style-name="ce147" table:formula="of:=IF([.G360]&lt;&gt;&quot;&quot;;MIN([.J360];[.M360];[.P360];[.T360];[.W360]);&quot;&quot;)" office:value-type="currency" office:currency="EUR" office:value="0.1398" calcext:value-type="currency">
            <text:p>0,140 €</text:p>
          </table:table-cell>
          <table:table-cell table:style-name="ce140"/>
          <table:table-cell table:style-name="ce159" table:formula="of:=[.AB360]*[.AC360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FG-06</text:p>
          </table:table-cell>
          <table:table-cell table:style-name="ce27" office:value-type="string" calcext:value-type="string">
            <text:p>Finger guard, 60x60mm, metal</text:p>
          </table:table-cell>
          <table:table-cell table:style-name="ce40"/>
          <table:table-cell table:style-name="ce27" office:value-type="string" calcext:value-type="string">
            <text:p>Enclosure</text:p>
          </table:table-cell>
          <table:table-cell table:style-name="ce45" table:formula="of:=IF([.F361]=&quot;Power board&quot;;[.B361]*2;[.B361])" office:value-type="float" office:value="1" calcext:value-type="float">
            <text:p>1</text:p>
          </table:table-cell>
          <table:table-cell table:style-name="ce15" office:value-type="string" calcext:value-type="string">
            <text:p>2292912</text:p>
          </table:table-cell>
          <table:table-cell table:style-name="ce27" office:value-type="float" office:value="0.453" calcext:value-type="float">
            <text:p>0,453</text:p>
          </table:table-cell>
          <table:table-cell table:style-name="ce61" table:formula="of:=IF(OR([.H361]=&quot;-&quot;; [.G361]=&quot;&quot;);&quot;&quot;;[.G361]*[.I361])" office:value-type="float" office:value="0.453" calcext:value-type="float">
            <text:p>0,453</text:p>
          </table:table-cell>
          <table:table-cell table:style-name="ce68" office:value-type="float" office:value="1" calcext:value-type="float">
            <text:p>1</text:p>
          </table:table-cell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 office:value-type="string" calcext:value-type="string">
            <text:p>FG-06</text:p>
          </table:table-cell>
          <table:table-cell table:style-name="ce61" office:value-type="float" office:value="0.5132" calcext:value-type="float">
            <text:p>0,513</text:p>
          </table:table-cell>
          <table:table-cell table:style-name="ce95"/>
          <table:table-cell table:number-columns-repeated="2"/>
          <table:table-cell table:style-name="ce139" table:formula="of:=IF([.AB361]=[.J361];&quot;Farnell&quot;; IF([.AB361]=[.M361]; &quot;Digikey&quot;; IF([.AB361]=[.P361]; &quot;Mouser&quot;; IF([.AB361]=[.T361]; &quot;RS&quot;; IF([.AB361]=[.W361]; &quot;TME&quot;)))))" office:value-type="string" office:string-value="Farnell" calcext:value-type="string">
            <text:p>Farnell</text:p>
          </table:table-cell>
          <table:table-cell table:style-name="ce146" table:formula="of:=IF([.G361]&lt;&gt;&quot;&quot;;MIN([.J361];[.M361];[.P361];[.T361];[.W361]);&quot;&quot;)" office:value-type="currency" office:currency="EUR" office:value="0.453" calcext:value-type="currency">
            <text:p>0,453 €</text:p>
          </table:table-cell>
          <table:table-cell table:style-name="ce139" table:formula="of:=[.G361]" office:value-type="float" office:value="1" calcext:value-type="float">
            <text:p>1</text:p>
          </table:table-cell>
          <table:table-cell table:style-name="ce159" table:formula="of:=[.AB361]*[.AC361]" office:value-type="float" office:value="0.453" calcext:value-type="float">
            <text:p>0,453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M3x5 countersunk, black finish</text:p>
          </table:table-cell>
          <table:table-cell table:style-name="ce28" office:value-type="string" calcext:value-type="string">
            <text:p>Rear and front panel</text:p>
          </table:table-cell>
          <table:table-cell table:style-name="ce28"/>
          <table:table-cell table:style-name="ce42" office:value-type="string" calcext:value-type="string">
            <text:p>Enclosure</text:p>
          </table:table-cell>
          <table:table-cell table:style-name="ce46" table:formula="of:=IF([.F362]=&quot;Power board&quot;;[.B362]*2;[.B362])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M3x5 countersunk, black finish</text:p>
          </table:table-cell>
          <table:table-cell table:style-name="ce27" office:value-type="string" calcext:value-type="string">
            <text:p>AC/DC mounting rail</text:p>
          </table:table-cell>
          <table:table-cell table:style-name="ce40"/>
          <table:table-cell table:style-name="ce27" office:value-type="string" calcext:value-type="string">
            <text:p>Enclosure</text:p>
          </table:table-cell>
          <table:table-cell table:style-name="ce45" table:formula="of:=IF([.F363]=&quot;Power board&quot;;[.B363]*2;[.B363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M3x5 countersunk, black finish</text:p>
          </table:table-cell>
          <table:table-cell table:style-name="ce28" office:value-type="string" calcext:value-type="string">
            <text:p>AC inlet</text:p>
          </table:table-cell>
          <table:table-cell table:style-name="ce28"/>
          <table:table-cell table:style-name="ce42" office:value-type="string" calcext:value-type="string">
            <text:p>Enclosure</text:p>
          </table:table-cell>
          <table:table-cell table:style-name="ce46" table:formula="of:=IF([.F364]=&quot;Power board&quot;;[.B364]*2;[.B364])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8" calcext:value-type="float">
            <text:p>8</text:p>
          </table:table-cell>
          <table:table-cell table:style-name="ce15" office:value-type="string" calcext:value-type="string">
            <text:p>M3x5 countersunk, black finish</text:p>
          </table:table-cell>
          <table:table-cell table:style-name="ce27" office:value-type="string" calcext:value-type="string">
            <text:p>Power board top and bottom plate mounting</text:p>
          </table:table-cell>
          <table:table-cell table:style-name="ce40"/>
          <table:table-cell table:style-name="ce27" office:value-type="string" calcext:value-type="string">
            <text:p>Power board</text:p>
          </table:table-cell>
          <table:table-cell table:style-name="ce45" table:formula="of:=IF([.F365]=&quot;Power board&quot;;[.B365]*2;[.B365])" office:value-type="float" office:value="16" calcext:value-type="float">
            <text:p>16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362:.G365])" office:value-type="float" office:value="22" calcext:value-type="float">
            <text:p>22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 table:formula="of:=IF(OR([.H366]=&quot;-&quot;; [.G366]=&quot;&quot;);&quot;&quot;;[.G366]*[.I366])">
            <text:p/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M3X5/D965B</text:p>
          </table:table-cell>
          <table:table-cell table:style-name="ce121" office:value-type="float" office:value="0.01322" calcext:value-type="float">
            <text:p>0,013</text:p>
          </table:table-cell>
          <table:table-cell table:style-name="ce96"/>
          <table:table-cell table:style-name="ce128"/>
          <table:table-cell table:style-name="ce96"/>
          <table:table-cell table:style-name="ce140" table:formula="of:=IF([.AB366]=[.J366];&quot;Farnell&quot;; IF([.AB366]=[.M366]; &quot;Digikey&quot;; IF([.AB366]=[.P366]; &quot;Mouser&quot;; IF([.AB366]=[.T366]; &quot;RS&quot;; IF([.AB366]=[.W366]; &quot;TME&quot;)))))" office:value-type="string" office:string-value="TME" calcext:value-type="string">
            <text:p>TME</text:p>
          </table:table-cell>
          <table:table-cell table:style-name="ce147" table:formula="of:=IF([.G366]&lt;&gt;&quot;&quot;;MIN([.J366];[.M366];[.P366];[.T366];[.W366]);&quot;&quot;)" office:value-type="currency" office:currency="EUR" office:value="0.01322" calcext:value-type="currency">
            <text:p>0,013 €</text:p>
          </table:table-cell>
          <table:table-cell table:style-name="ce140" table:formula="of:=[.G366]" office:value-type="float" office:value="22" calcext:value-type="float">
            <text:p>22</text:p>
          </table:table-cell>
          <table:table-cell table:style-name="ce159" table:formula="of:=[.AB366]*[.AC366]" office:value-type="float" office:value="0.29084" calcext:value-type="float">
            <text:p>0,291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M4x6</text:p>
          </table:table-cell>
          <table:table-cell table:style-name="ce28" office:value-type="string" calcext:value-type="string">
            <text:p>Front panel handles</text:p>
          </table:table-cell>
          <table:table-cell table:style-name="ce28"/>
          <table:table-cell table:style-name="ce42" office:value-type="string" calcext:value-type="string">
            <text:p>Enclosure</text:p>
          </table:table-cell>
          <table:table-cell table:style-name="ce46" table:formula="of:=IF([.F368]=&quot;Power board&quot;; [.B368]*2;[.B368])" office:value-type="float" office:value="4" calcext:value-type="float">
            <text:p>4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B4X6/BN3334</text:p>
          </table:table-cell>
          <table:table-cell table:style-name="ce121" office:value-type="float" office:value="0.0135" calcext:value-type="float">
            <text:p>0,014</text:p>
          </table:table-cell>
          <table:table-cell table:style-name="ce96"/>
          <table:table-cell table:style-name="ce128"/>
          <table:table-cell table:style-name="ce96"/>
          <table:table-cell table:style-name="ce140" table:formula="of:=IF([.AB368]=[.J368];&quot;Farnell&quot;; IF([.AB368]=[.M368]; &quot;Digikey&quot;; IF([.AB368]=[.P368]; &quot;Mouser&quot;; IF([.AB368]=[.T368]; &quot;RS&quot;; IF([.AB368]=[.W368]; &quot;TME&quot;)))))" office:value-type="string" office:string-value="TME" calcext:value-type="string">
            <text:p>TME</text:p>
          </table:table-cell>
          <table:table-cell table:style-name="ce147" table:formula="of:=IF([.G368]&lt;&gt;&quot;&quot;;MIN([.J368];[.M368];[.P368];[.T368];[.W368]);&quot;&quot;)" office:value-type="currency" office:currency="EUR" office:value="0.0135" calcext:value-type="currency">
            <text:p>0,014 €</text:p>
          </table:table-cell>
          <table:table-cell table:style-name="ce140"/>
          <table:table-cell table:style-name="ce159" table:formula="of:=[.AB368]*[.AC368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Washer externally serrated M3, D=6mm</text:p>
          </table:table-cell>
          <table:table-cell table:style-name="ce27" office:value-type="string" calcext:value-type="string">
            <text:p>Earth connection</text:p>
          </table:table-cell>
          <table:table-cell table:style-name="ce40"/>
          <table:table-cell table:style-name="ce27" office:value-type="string" calcext:value-type="string">
            <text:p>Enclosure</text:p>
          </table:table-cell>
          <table:table-cell table:style-name="ce45" table:formula="of:=IF([.F369]=&quot;Power board&quot;; [.B369]*2;[.B369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Washer externally serrated M3, D=6mm</text:p>
          </table:table-cell>
          <table:table-cell table:style-name="ce28" office:value-type="string" calcext:value-type="string">
            <text:p>Q4 mounting to heatsink</text:p>
          </table:table-cell>
          <table:table-cell table:style-name="ce28"/>
          <table:table-cell table:style-name="ce42" office:value-type="string" calcext:value-type="string">
            <text:p>Power board</text:p>
          </table:table-cell>
          <table:table-cell table:style-name="ce46" table:formula="of:=IF([.F370]=&quot;Power board&quot;; [.B370]*2;[.B370])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369:.G370])" office:value-type="float" office:value="3" calcext:value-type="float">
            <text:p>3</text:p>
          </table:table-cell>
          <table:table-cell table:style-name="ce15" office:value-type="float" office:value="7096471" calcext:value-type="float">
            <text:p>7096471</text:p>
          </table:table-cell>
          <table:table-cell table:style-name="ce27" table:formula="of:=1.3/100" office:value-type="float" office:value="0.013" calcext:value-type="float">
            <text:p>0,013</text:p>
          </table:table-cell>
          <table:table-cell table:style-name="ce61" table:formula="of:=IF(OR([.H371]=&quot;-&quot;; [.G369]=&quot;&quot;);&quot;&quot;;[.G369]*[.I371])" office:value-type="float" office:value="0.013" calcext:value-type="float">
            <text:p>0,013</text:p>
          </table:table-cell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 office:value-type="string" calcext:value-type="string">
            <text:p>B3/BN789</text:p>
          </table:table-cell>
          <table:table-cell table:style-name="ce61" office:value-type="float" office:value="0.0082" calcext:value-type="float">
            <text:p>0,008</text:p>
          </table:table-cell>
          <table:table-cell table:style-name="ce95"/>
          <table:table-cell table:number-columns-repeated="2"/>
          <table:table-cell table:style-name="ce139" table:formula="of:=IF([.AB371]=[.J371];&quot;Farnell&quot;; IF([.AB371]=[.M371]; &quot;Digikey&quot;; IF([.AB371]=[.P371]; &quot;Mouser&quot;; IF([.AB371]=[.T371]; &quot;RS&quot;; IF([.AB371]=[.W371]; &quot;TME&quot;)))))" office:value-type="string" office:string-value="TME" calcext:value-type="string">
            <text:p>TME</text:p>
          </table:table-cell>
          <table:table-cell table:style-name="ce146" table:formula="of:=IF([.G371]&lt;&gt;&quot;&quot;;MIN([.J371];[.M371];[.P371];[.T371];[.W371]);&quot;&quot;)" office:value-type="currency" office:currency="EUR" office:value="0.0082" calcext:value-type="currency">
            <text:p>0,008 €</text:p>
          </table:table-cell>
          <table:table-cell table:style-name="ce139" table:formula="of:=[.G371]" office:value-type="float" office:value="3" calcext:value-type="float">
            <text:p>3</text:p>
          </table:table-cell>
          <table:table-cell table:style-name="ce159" table:formula="of:=[.AB371]*[.AC371]" office:value-type="float" office:value="0.0246" calcext:value-type="float">
            <text:p>0,025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M3x12, cheese head</text:p>
          </table:table-cell>
          <table:table-cell table:style-name="ce27" office:value-type="string" calcext:value-type="string">
            <text:p>Q4 mounting to heatsink</text:p>
          </table:table-cell>
          <table:table-cell table:style-name="ce40"/>
          <table:table-cell table:style-name="ce27" office:value-type="string" calcext:value-type="string">
            <text:p>Power board</text:p>
          </table:table-cell>
          <table:table-cell table:style-name="ce45" table:formula="of:=IF([.F373]=&quot;Power board&quot;; [.B373]*2;[.B373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 table:formula="of:=IF(OR([.H373]=&quot;-&quot;; [.G373]=&quot;&quot;);&quot;&quot;;[.G373]*[.I373])">
            <text:p/>
          </table:table-cell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 office:value-type="string" calcext:value-type="string">
            <text:p>B3X12/BN272</text:p>
          </table:table-cell>
          <table:table-cell table:style-name="ce61" office:value-type="float" office:value="0.0256" calcext:value-type="float">
            <text:p>0,026</text:p>
          </table:table-cell>
          <table:table-cell table:style-name="ce95"/>
          <table:table-cell table:number-columns-repeated="2"/>
          <table:table-cell table:style-name="ce139" table:formula="of:=IF([.AB373]=[.J373];&quot;Farnell&quot;; IF([.AB373]=[.M373]; &quot;Digikey&quot;; IF([.AB373]=[.P373]; &quot;Mouser&quot;; IF([.AB373]=[.T373]; &quot;RS&quot;; IF([.AB373]=[.W373]; &quot;TME&quot;)))))" office:value-type="string" office:string-value="TME" calcext:value-type="string">
            <text:p>TME</text:p>
          </table:table-cell>
          <table:table-cell table:style-name="ce146" table:formula="of:=IF([.G373]&lt;&gt;&quot;&quot;;MIN([.J373];[.M373];[.P373];[.T373];[.W373]);&quot;&quot;)" office:value-type="currency" office:currency="EUR" office:value="0.0256" calcext:value-type="currency">
            <text:p>0,026 €</text:p>
          </table:table-cell>
          <table:table-cell table:style-name="ce139" table:formula="of:=[.G373]" office:value-type="float" office:value="2" calcext:value-type="float">
            <text:p>2</text:p>
          </table:table-cell>
          <table:table-cell table:style-name="ce159" table:formula="of:=[.AB373]*[.AC373]" office:value-type="float" office:value="0.0512" calcext:value-type="float">
            <text:p>0,051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Washer M3, 8mm</text:p>
          </table:table-cell>
          <table:table-cell table:style-name="ce28" office:value-type="string" calcext:value-type="string">
            <text:p>Enclosure feet</text:p>
          </table:table-cell>
          <table:table-cell table:style-name="ce28"/>
          <table:table-cell table:style-name="ce42" office:value-type="string" calcext:value-type="string">
            <text:p>Enclosure</text:p>
          </table:table-cell>
          <table:table-cell table:style-name="ce46" table:formula="of:=IF([.F374]=&quot;Power board&quot;; [.B374]*2;[.B374])" office:value-type="float" office:value="4" calcext:value-type="float">
            <text:p>4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 table:formula="of:=IF(OR([.H374]=&quot;-&quot;; [.G374]=&quot;&quot;);&quot;&quot;;[.G374]*[.I374])">
            <text:p/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B8X0.4/BN806</text:p>
          </table:table-cell>
          <table:table-cell table:style-name="ce121" office:value-type="float" office:value="0.02586" calcext:value-type="float">
            <text:p>0,026</text:p>
          </table:table-cell>
          <table:table-cell table:style-name="ce96"/>
          <table:table-cell table:style-name="ce128"/>
          <table:table-cell table:style-name="ce96"/>
          <table:table-cell table:style-name="ce140" table:formula="of:=IF([.AB374]=[.J374];&quot;Farnell&quot;; IF([.AB374]=[.M374]; &quot;Digikey&quot;; IF([.AB374]=[.P374]; &quot;Mouser&quot;; IF([.AB374]=[.T374]; &quot;RS&quot;; IF([.AB374]=[.W374]; &quot;TME&quot;)))))" office:value-type="string" office:string-value="TME" calcext:value-type="string">
            <text:p>TME</text:p>
          </table:table-cell>
          <table:table-cell table:style-name="ce147" table:formula="of:=IF([.G374]&lt;&gt;&quot;&quot;;MIN([.J374];[.M374];[.P374];[.T374];[.W374]);&quot;&quot;)" office:value-type="currency" office:currency="EUR" office:value="0.02586" calcext:value-type="currency">
            <text:p>0,026 €</text:p>
          </table:table-cell>
          <table:table-cell table:style-name="ce140" table:formula="of:=[.G374]" office:value-type="float" office:value="4" calcext:value-type="float">
            <text:p>4</text:p>
          </table:table-cell>
          <table:table-cell table:style-name="ce159" table:formula="of:=[.AB374]*[.AC374]" office:value-type="float" office:value="0.10344" calcext:value-type="float">
            <text:p>0,103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M3x8, black finish</text:p>
          </table:table-cell>
          <table:table-cell table:style-name="ce27" office:value-type="string" calcext:value-type="string">
            <text:p>AUX PS mounting, ext</text:p>
          </table:table-cell>
          <table:table-cell table:style-name="ce40"/>
          <table:table-cell table:style-name="ce27" office:value-type="string" calcext:value-type="string">
            <text:p>AUX PS</text:p>
          </table:table-cell>
          <table:table-cell table:style-name="ce45" table:formula="of:=IF([.F375]=&quot;Power board&quot;; [.B375]*2;[.B375])" office:value-type="float" office:value="5" calcext:value-type="float">
            <text:p>5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8" calcext:value-type="float">
            <text:p>8</text:p>
          </table:table-cell>
          <table:table-cell table:style-name="ce16" office:value-type="string" calcext:value-type="string">
            <text:p>M3x8, black finish</text:p>
          </table:table-cell>
          <table:table-cell table:style-name="ce28" office:value-type="string" calcext:value-type="string">
            <text:p>Top and bottom plates </text:p>
          </table:table-cell>
          <table:table-cell table:style-name="ce28"/>
          <table:table-cell table:style-name="ce42" office:value-type="string" calcext:value-type="string">
            <text:p>Enclosure</text:p>
          </table:table-cell>
          <table:table-cell table:style-name="ce46" table:formula="of:=IF([.F376]=&quot;Power board&quot;; [.B376]*2;[.B376])" office:value-type="float" office:value="8" calcext:value-type="float">
            <text:p>8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M3x8, black finish</text:p>
          </table:table-cell>
          <table:table-cell table:style-name="ce27" office:value-type="string" calcext:value-type="string">
            <text:p>AC/DC mounting rail</text:p>
          </table:table-cell>
          <table:table-cell table:style-name="ce40"/>
          <table:table-cell table:style-name="ce27" office:value-type="string" calcext:value-type="string">
            <text:p>Power board</text:p>
          </table:table-cell>
          <table:table-cell table:style-name="ce45" table:formula="of:=IF([.F377]=&quot;Power board&quot;; [.B377]*2;[.B377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M3x8, black finish</text:p>
          </table:table-cell>
          <table:table-cell table:style-name="ce28" office:value-type="string" calcext:value-type="string">
            <text:p>Power board heatsink</text:p>
          </table:table-cell>
          <table:table-cell table:style-name="ce28"/>
          <table:table-cell table:style-name="ce42" office:value-type="string" calcext:value-type="string">
            <text:p>Power board</text:p>
          </table:table-cell>
          <table:table-cell table:style-name="ce46" table:formula="of:=IF([.F378]=&quot;Power board&quot;; [.B378]*2;[.B378])" office:value-type="float" office:value="8" calcext:value-type="float">
            <text:p>8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375:.G378])" office:value-type="float" office:value="23" calcext:value-type="float">
            <text:p>23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 table:formula="of:=IF(OR([.H379]=&quot;-&quot;; [.G375]=&quot;&quot;);&quot;&quot;;[.G375]*[.I379])">
            <text:p/>
          </table:table-cell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 office:value-type="string" calcext:value-type="string">
            <text:p>M3X8/D7985B </text:p>
          </table:table-cell>
          <table:table-cell table:style-name="ce61" office:value-type="float" office:value="0.01854" calcext:value-type="float">
            <text:p>0,019</text:p>
          </table:table-cell>
          <table:table-cell table:style-name="ce95"/>
          <table:table-cell table:number-columns-repeated="2"/>
          <table:table-cell table:style-name="ce139" table:formula="of:=IF([.AB379]=[.J379];&quot;Farnell&quot;; IF([.AB379]=[.M379]; &quot;Digikey&quot;; IF([.AB379]=[.P379]; &quot;Mouser&quot;; IF([.AB379]=[.T379]; &quot;RS&quot;; IF([.AB379]=[.W379]; &quot;TME&quot;)))))" office:value-type="string" office:string-value="TME" calcext:value-type="string">
            <text:p>TME</text:p>
          </table:table-cell>
          <table:table-cell table:style-name="ce146" table:formula="of:=IF([.G379]&lt;&gt;&quot;&quot;;MIN([.J379];[.M379];[.P379];[.T379];[.W379]);&quot;&quot;)" office:value-type="currency" office:currency="EUR" office:value="0.01854" calcext:value-type="currency">
            <text:p>0,019 €</text:p>
          </table:table-cell>
          <table:table-cell table:style-name="ce139" table:formula="of:=[.G379]" office:value-type="float" office:value="23" calcext:value-type="float">
            <text:p>23</text:p>
          </table:table-cell>
          <table:table-cell table:style-name="ce159" table:formula="of:=[.AB379]*[.AC379]" office:value-type="float" office:value="0.42642" calcext:value-type="float">
            <text:p>0,426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M3x5</text:p>
          </table:table-cell>
          <table:table-cell table:style-name="ce27" office:value-type="string" calcext:value-type="string">
            <text:p>AUX PS mounting, int</text:p>
          </table:table-cell>
          <table:table-cell table:style-name="ce40"/>
          <table:table-cell table:style-name="ce27" office:value-type="string" calcext:value-type="string">
            <text:p>AUX PS</text:p>
          </table:table-cell>
          <table:table-cell table:style-name="ce45" table:formula="of:=IF([.F381]=&quot;Power board&quot;; [.B381]*2;[.B381])" office:value-type="float" office:value="5" calcext:value-type="float">
            <text:p>5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M3x5</text:p>
          </table:table-cell>
          <table:table-cell table:style-name="ce28" office:value-type="string" calcext:value-type="string">
            <text:p>AC/DC mounting rail</text:p>
          </table:table-cell>
          <table:table-cell table:style-name="ce28"/>
          <table:table-cell table:style-name="ce42" office:value-type="string" calcext:value-type="string">
            <text:p>Power board</text:p>
          </table:table-cell>
          <table:table-cell table:style-name="ce46" table:formula="of:=IF([.F382]=&quot;Power board&quot;; [.B382]*2;[.B382])" office:value-type="float" office:value="4" calcext:value-type="float">
            <text:p>4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381:.G382])" office:value-type="float" office:value="9" calcext:value-type="float">
            <text:p>9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 office:value-type="string" calcext:value-type="string">
            <text:p>M3X5/D7985 </text:p>
          </table:table-cell>
          <table:table-cell table:style-name="ce61" office:value-type="float" office:value="0.01268" calcext:value-type="float">
            <text:p>0,013</text:p>
          </table:table-cell>
          <table:table-cell table:style-name="ce95"/>
          <table:table-cell table:number-columns-repeated="2"/>
          <table:table-cell table:style-name="ce139" table:formula="of:=IF([.AB383]=[.J383];&quot;Farnell&quot;; IF([.AB383]=[.M383]; &quot;Digikey&quot;; IF([.AB383]=[.P383]; &quot;Mouser&quot;; IF([.AB383]=[.T383]; &quot;RS&quot;; IF([.AB383]=[.W383]; &quot;TME&quot;)))))" office:value-type="string" office:string-value="TME" calcext:value-type="string">
            <text:p>TME</text:p>
          </table:table-cell>
          <table:table-cell table:style-name="ce146" table:formula="of:=IF([.G383]&lt;&gt;&quot;&quot;;MIN([.J383];[.M383];[.P383];[.T383];[.W383]);&quot;&quot;)" office:value-type="currency" office:currency="EUR" office:value="0.01268" calcext:value-type="currency">
            <text:p>0,013 €</text:p>
          </table:table-cell>
          <table:table-cell table:style-name="ce139" table:formula="of:=[.G383]" office:value-type="float" office:value="9" calcext:value-type="float">
            <text:p>9</text:p>
          </table:table-cell>
          <table:table-cell table:style-name="ce159" table:formula="of:=[.AB383]*[.AC383]" office:value-type="float" office:value="0.11412" calcext:value-type="float">
            <text:p>0,114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TFF-M3X40/DR124</text:p>
          </table:table-cell>
          <table:table-cell table:style-name="ce27" office:value-type="string" calcext:value-type="string">
            <text:p>40 mm metal spacer, M3 (a pair is required for dual channel)</text:p>
          </table:table-cell>
          <table:table-cell table:style-name="ce40"/>
          <table:table-cell table:style-name="ce27" office:value-type="string" calcext:value-type="string">
            <text:p>Power board</text:p>
          </table:table-cell>
          <table:table-cell table:style-name="ce45" table:formula="of:=IF([.F385]=&quot;Power board&quot;; [.B385]*2;[.B385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 table:formula="of:=IF(OR([.H385]=&quot;-&quot;; [.G385]=&quot;&quot;);&quot;&quot;;[.G385]*[.I385])">
            <text:p/>
          </table:table-cell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 office:value-type="string" calcext:value-type="string">
            <text:p>TFF-M3X40/DR124</text:p>
          </table:table-cell>
          <table:table-cell table:style-name="ce61" office:value-type="float" office:value="0.1558" calcext:value-type="float">
            <text:p>0,156</text:p>
          </table:table-cell>
          <table:table-cell table:style-name="ce95"/>
          <table:table-cell table:number-columns-repeated="2"/>
          <table:table-cell table:style-name="ce139" table:formula="of:=IF([.AB385]=[.J385];&quot;Farnell&quot;; IF([.AB385]=[.M385]; &quot;Digikey&quot;; IF([.AB385]=[.P385]; &quot;Mouser&quot;; IF([.AB385]=[.T385]; &quot;RS&quot;; IF([.AB385]=[.W385]; &quot;TME&quot;)))))" office:value-type="string" office:string-value="TME" calcext:value-type="string">
            <text:p>TME</text:p>
          </table:table-cell>
          <table:table-cell table:style-name="ce146" table:formula="of:=IF([.G385]&lt;&gt;&quot;&quot;;MIN([.J385];[.M385];[.P385];[.T385];[.W385]);&quot;&quot;)" office:value-type="currency" office:currency="EUR" office:value="0.1558" calcext:value-type="currency">
            <text:p>0,156 €</text:p>
          </table:table-cell>
          <table:table-cell table:style-name="ce139" table:formula="of:=[.G385]" office:value-type="float" office:value="2" calcext:value-type="float">
            <text:p>2</text:p>
          </table:table-cell>
          <table:table-cell table:style-name="ce159" table:formula="of:=[.AB385]*[.AC385]" office:value-type="float" office:value="0.3116" calcext:value-type="float">
            <text:p>0,312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Screwed spacer sleeve; hexagonal</text:p>
          </table:table-cell>
          <table:table-cell table:style-name="ce28" office:value-type="string" calcext:value-type="string">
            <text:p>14 mm, M3</text:p>
          </table:table-cell>
          <table:table-cell table:style-name="ce28"/>
          <table:table-cell table:style-name="ce42" office:value-type="string" calcext:value-type="string">
            <text:p>AUX PS</text:p>
          </table:table-cell>
          <table:table-cell table:style-name="ce46" table:formula="of:=IF([.F386]=&quot;Power board&quot;; [.B386]*2;[.B386])" office:value-type="float" office:value="4" calcext:value-type="float">
            <text:p>4</text:p>
          </table:table-cell>
          <table:table-cell table:style-name="ce53" office:value-type="float" office:value="1466812" calcext:value-type="float">
            <text:p>1466812</text:p>
          </table:table-cell>
          <table:table-cell table:style-name="ce59" table:formula="of:=0.326" office:value-type="float" office:value="0.326" calcext:value-type="float">
            <text:p>0,326</text:p>
          </table:table-cell>
          <table:table-cell table:style-name="ce62" table:formula="of:=IF(OR([.H386]=&quot;-&quot;; [.G386]=&quot;&quot;);&quot;&quot;;[.G386]*[.I386])" office:value-type="float" office:value="1.304" calcext:value-type="float">
            <text:p>1,304</text:p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B3X14/BN3320</text:p>
          </table:table-cell>
          <table:table-cell table:style-name="ce121" office:value-type="float" office:value="0.3094" calcext:value-type="float">
            <text:p>0,309</text:p>
          </table:table-cell>
          <table:table-cell table:style-name="ce96"/>
          <table:table-cell table:style-name="ce128"/>
          <table:table-cell table:style-name="ce96"/>
          <table:table-cell table:style-name="ce140" table:formula="of:=IF([.AB386]=[.J386];&quot;Farnell&quot;; IF([.AB386]=[.M386]; &quot;Digikey&quot;; IF([.AB386]=[.P386]; &quot;Mouser&quot;; IF([.AB386]=[.T386]; &quot;RS&quot;; IF([.AB386]=[.W386]; &quot;TME&quot;)))))" office:value-type="string" office:string-value="TME" calcext:value-type="string">
            <text:p>TME</text:p>
          </table:table-cell>
          <table:table-cell table:style-name="ce147" table:formula="of:=IF([.G386]&lt;&gt;&quot;&quot;;MIN([.J386];[.M386];[.P386];[.T386];[.W386]);&quot;&quot;)" office:value-type="currency" office:currency="EUR" office:value="0.3094" calcext:value-type="currency">
            <text:p>0,309 €</text:p>
          </table:table-cell>
          <table:table-cell table:style-name="ce140" table:formula="of:=[.G386]" office:value-type="float" office:value="4" calcext:value-type="float">
            <text:p>4</text:p>
          </table:table-cell>
          <table:table-cell table:style-name="ce159" table:formula="of:=[.AB386]*[.AC386]" office:value-type="float" office:value="1.2376" calcext:value-type="float">
            <text:p>1,238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9" calcext:value-type="float">
            <text:p>9</text:p>
          </table:table-cell>
          <table:table-cell table:style-name="ce15" office:value-type="string" calcext:value-type="string">
            <text:p>Screwed spacer sleeve; M5; 8mm; brass</text:p>
          </table:table-cell>
          <table:table-cell table:style-name="ce27" office:value-type="string" calcext:value-type="string">
            <text:p>Extend binding post for PCB mounting</text:p>
          </table:table-cell>
          <table:table-cell table:style-name="ce40"/>
          <table:table-cell table:style-name="ce27" office:value-type="string" calcext:value-type="string">
            <text:p>Arduino Shield</text:p>
          </table:table-cell>
          <table:table-cell table:style-name="ce45" table:formula="of:=IF([.F387]=&quot;Power board&quot;; [.B387]*2;[.B387])" office:value-type="float" office:value="9" calcext:value-type="float">
            <text:p>9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 table:formula="of:=IF(OR([.H387]=&quot;-&quot;; [.G387]=&quot;&quot;);&quot;&quot;;[.G387]*[.I387])">
            <text:p/>
          </table:table-cell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 office:value-type="string" calcext:value-type="string">
            <text:p>TFM-M5X8/DR218</text:p>
          </table:table-cell>
          <table:table-cell table:style-name="ce61" office:value-type="float" office:value="0.1868" calcext:value-type="float">
            <text:p>0,187</text:p>
          </table:table-cell>
          <table:table-cell table:style-name="ce95"/>
          <table:table-cell table:number-columns-repeated="2"/>
          <table:table-cell table:style-name="ce139" table:formula="of:=IF([.AB387]=[.J387];&quot;Farnell&quot;; IF([.AB387]=[.M387]; &quot;Digikey&quot;; IF([.AB387]=[.P387]; &quot;Mouser&quot;; IF([.AB387]=[.T387]; &quot;RS&quot;; IF([.AB387]=[.W387]; &quot;TME&quot;)))))" office:value-type="string" office:string-value="TME" calcext:value-type="string">
            <text:p>TME</text:p>
          </table:table-cell>
          <table:table-cell table:style-name="ce146" table:formula="of:=IF([.G387]&lt;&gt;&quot;&quot;;MIN([.J387];[.M387];[.P387];[.T387];[.W387]);&quot;&quot;)" office:value-type="currency" office:currency="EUR" office:value="0.1868" calcext:value-type="currency">
            <text:p>0,187 €</text:p>
          </table:table-cell>
          <table:table-cell table:style-name="ce139" table:formula="of:=[.G387]" office:value-type="float" office:value="9" calcext:value-type="float">
            <text:p>9</text:p>
          </table:table-cell>
          <table:table-cell table:style-name="ce159" table:formula="of:=[.AB387]*[.AC387]" office:value-type="float" office:value="1.6812" calcext:value-type="float">
            <text:p>1,681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Spacer sleeve; 5mm; cylindrical; brass</text:p>
          </table:table-cell>
          <table:table-cell table:style-name="ce28" office:value-type="string" calcext:value-type="string">
            <text:p>5 mm between PCB and heatsink</text:p>
          </table:table-cell>
          <table:table-cell table:style-name="ce28"/>
          <table:table-cell table:style-name="ce42" office:value-type="string" calcext:value-type="string">
            <text:p>Power board</text:p>
          </table:table-cell>
          <table:table-cell table:style-name="ce46" table:formula="of:=IF([.F388]=&quot;Power board&quot;; [.B388]*2;[.B388])" office:value-type="float" office:value="8" calcext:value-type="float">
            <text:p>8</text:p>
          </table:table-cell>
          <table:table-cell table:style-name="ce53" office:value-type="float" office:value="1733405" calcext:value-type="float">
            <text:p>1733405</text:p>
          </table:table-cell>
          <table:table-cell table:style-name="ce59" office:value-type="float" office:value="0.0652" calcext:value-type="float">
            <text:p>0,0652</text:p>
          </table:table-cell>
          <table:table-cell table:style-name="ce62" table:formula="of:=IF(OR([.H388]=&quot;-&quot;; [.G388]=&quot;&quot;);&quot;&quot;;[.G388]*[.I388])" office:value-type="float" office:value="0.5216" calcext:value-type="float">
            <text:p>0,522</text:p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DR316/3.2X5</text:p>
          </table:table-cell>
          <table:table-cell table:style-name="ce121" office:value-type="float" office:value="0.057" calcext:value-type="float">
            <text:p>0,057</text:p>
          </table:table-cell>
          <table:table-cell table:style-name="ce96"/>
          <table:table-cell table:style-name="ce128"/>
          <table:table-cell table:style-name="ce96"/>
          <table:table-cell table:style-name="ce140" table:formula="of:=IF([.AB388]=[.J388];&quot;Farnell&quot;; IF([.AB388]=[.M388]; &quot;Digikey&quot;; IF([.AB388]=[.P388]; &quot;Mouser&quot;; IF([.AB388]=[.T388]; &quot;RS&quot;; IF([.AB388]=[.W388]; &quot;TME&quot;)))))" office:value-type="string" office:string-value="TME" calcext:value-type="string">
            <text:p>TME</text:p>
          </table:table-cell>
          <table:table-cell table:style-name="ce147" table:formula="of:=IF([.G388]&lt;&gt;&quot;&quot;;MIN([.J388];[.M388];[.P388];[.T388];[.W388]);&quot;&quot;)" office:value-type="currency" office:currency="EUR" office:value="0.057" calcext:value-type="currency">
            <text:p>0,057 €</text:p>
          </table:table-cell>
          <table:table-cell table:style-name="ce140" table:formula="of:=[.G388]" office:value-type="float" office:value="8" calcext:value-type="float">
            <text:p>8</text:p>
          </table:table-cell>
          <table:table-cell table:style-name="ce159" table:formula="of:=[.AB388]*[.AC388]" office:value-type="float" office:value="0.456" calcext:value-type="float">
            <text:p>0,456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???</text:p>
          </table:table-cell>
          <table:table-cell table:style-name="ce27" office:value-type="string" calcext:value-type="string">
            <text:p>Speacer between display and Arduino shield</text:p>
          </table:table-cell>
          <table:table-cell table:style-name="ce40"/>
          <table:table-cell table:style-name="ce27" office:value-type="string" calcext:value-type="string">
            <text:p>Arduino Shield</text:p>
          </table:table-cell>
          <table:table-cell table:style-name="ce45" table:formula="of:=IF([.F389]=&quot;Power board&quot;; [.B389]*2;[.B389])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61" table:formula="of:=IF(OR([.H389]=&quot;-&quot;; [.G389]=&quot;&quot;);&quot;&quot;;[.G389]*[.I389])" office:value-type="float" office:value="0" calcext:value-type="float">
            <text:p>0,000</text:p>
          </table:table-cell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/>
          <table:table-cell table:style-name="ce61"/>
          <table:table-cell table:style-name="ce95"/>
          <table:table-cell table:number-columns-repeated="2"/>
          <table:table-cell table:style-name="ce139" table:formula="of:=IF([.AB389]=[.J389];&quot;Farnell&quot;; IF([.AB389]=[.M389]; &quot;Digikey&quot;; IF([.AB389]=[.P389]; &quot;Mouser&quot;; IF([.AB389]=[.T389]; &quot;RS&quot;; IF([.AB389]=[.W389]; &quot;TME&quot;)))))" office:value-type="string" office:string-value="Farnell" calcext:value-type="string">
            <text:p>Farnell</text:p>
          </table:table-cell>
          <table:table-cell table:style-name="ce146" table:formula="of:=IF([.G389]&lt;&gt;&quot;&quot;;MIN([.J389];[.M389];[.P389];[.T389];[.W389]);&quot;&quot;)" office:value-type="currency" office:currency="EUR" office:value="0" calcext:value-type="currency">
            <text:p>0,000 €</text:p>
          </table:table-cell>
          <table:table-cell table:style-name="ce139" table:formula="of:=[.G389]" office:value-type="float" office:value="4" calcext:value-type="float">
            <text:p>4</text:p>
          </table:table-cell>
          <table:table-cell table:style-name="ce159" table:formula="of:=[.AB389]*[.AC389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12" calcext:value-type="float">
            <text:p>12</text:p>
          </table:table-cell>
          <table:table-cell table:style-name="ce16" office:value-type="string" calcext:value-type="string">
            <text:p>Light pipe for LED</text:p>
          </table:table-cell>
          <table:table-cell table:style-name="ce28" office:value-type="string" calcext:value-type="string">
            <text:p>Round; Ø3mm; Front: convex; straight</text:p>
          </table:table-cell>
          <table:table-cell table:style-name="ce28"/>
          <table:table-cell table:style-name="ce42" office:value-type="string" calcext:value-type="string">
            <text:p>Arduino Shield</text:p>
          </table:table-cell>
          <table:table-cell table:style-name="ce46" table:formula="of:=IF([.F390]=&quot;Power board&quot;; [.B390]*2;[.B390])" office:value-type="float" office:value="12" calcext:value-type="float">
            <text:p>12</text:p>
          </table:table-cell>
          <table:table-cell table:style-name="ce53" office:value-type="float" office:value="2293496" calcext:value-type="float">
            <text:p>2293496</text:p>
          </table:table-cell>
          <table:table-cell table:style-name="ce59" office:value-type="float" office:value="0.636" calcext:value-type="float">
            <text:p>0,636</text:p>
          </table:table-cell>
          <table:table-cell table:style-name="ce62" table:formula="of:=IF(OR([.H390]=&quot;-&quot;; [.G390]=&quot;&quot;);&quot;&quot;;[.G390]*[.I390])" office:value-type="float" office:value="7.632" calcext:value-type="float">
            <text:p>7,632</text:p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PLP2-625</text:p>
          </table:table-cell>
          <table:table-cell table:style-name="ce121" office:value-type="float" office:value="0.7644" calcext:value-type="float">
            <text:p>0,764</text:p>
          </table:table-cell>
          <table:table-cell table:style-name="ce96"/>
          <table:table-cell table:style-name="ce128"/>
          <table:table-cell table:style-name="ce96"/>
          <table:table-cell table:style-name="ce140" table:formula="of:=IF([.AB390]=[.J390];&quot;Farnell&quot;; IF([.AB390]=[.M390]; &quot;Digikey&quot;; IF([.AB390]=[.P390]; &quot;Mouser&quot;; IF([.AB390]=[.T390]; &quot;RS&quot;; IF([.AB390]=[.W390]; &quot;TME&quot;)))))" office:value-type="string" office:string-value="TME" calcext:value-type="string">
            <text:p>TME</text:p>
          </table:table-cell>
          <table:table-cell table:style-name="ce147" table:formula="of:=IF([.G390]&lt;&gt;&quot;&quot;;MIN([.J390];[.M390];[.P390];[.T390];[.W390]);&quot;&quot;)" office:value-type="currency" office:currency="EUR" office:value="0.7644" calcext:value-type="currency">
            <text:p>0,764 €</text:p>
          </table:table-cell>
          <table:table-cell table:style-name="ce140" table:formula="of:=[.G390]" office:value-type="float" office:value="12" calcext:value-type="float">
            <text:p>12</text:p>
          </table:table-cell>
          <table:table-cell table:style-name="ce159" table:formula="of:=[.AB390]*[.AC390]" office:value-type="float" office:value="9.1728" calcext:value-type="float">
            <text:p>9,173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churter 4304.6090</text:p>
          </table:table-cell>
          <table:table-cell table:style-name="ce27" office:value-type="string" calcext:value-type="string">
            <text:p>C14 IEC inlet, switch, 2 fuse drawer is included</text:p>
          </table:table-cell>
          <table:table-cell table:style-name="ce40"/>
          <table:table-cell table:style-name="ce27" office:value-type="string" calcext:value-type="string">
            <text:p>Enclosure</text:p>
          </table:table-cell>
          <table:table-cell table:style-name="ce45" table:formula="of:=IF([.F391]=&quot;Power board&quot;; [.B391]*2;[.B391])" office:value-type="float" office:value="1" calcext:value-type="float">
            <text:p>1</text:p>
          </table:table-cell>
          <table:table-cell table:style-name="ce15" office:value-type="float" office:value="2080294" calcext:value-type="float">
            <text:p>2080294</text:p>
          </table:table-cell>
          <table:table-cell table:style-name="ce27" office:value-type="float" office:value="8.65" calcext:value-type="float">
            <text:p>8,65</text:p>
          </table:table-cell>
          <table:table-cell table:style-name="ce61" table:formula="of:=IF(OR([.H391]=&quot;-&quot;; [.G391]=&quot;&quot;);&quot;&quot;;[.G391]*[.I391])" office:value-type="float" office:value="8.65" calcext:value-type="float">
            <text:p>8,650</text:p>
          </table:table-cell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 office:value-type="string" calcext:value-type="string">
            <text:p>4304.6090</text:p>
          </table:table-cell>
          <table:table-cell table:style-name="ce61" office:value-type="float" office:value="3.594" calcext:value-type="float">
            <text:p>3,594</text:p>
          </table:table-cell>
          <table:table-cell table:style-name="ce95"/>
          <table:table-cell table:number-columns-repeated="2"/>
          <table:table-cell table:style-name="ce139" table:formula="of:=IF([.AB391]=[.J391];&quot;Farnell&quot;; IF([.AB391]=[.M391]; &quot;Digikey&quot;; IF([.AB391]=[.P391]; &quot;Mouser&quot;; IF([.AB391]=[.T391]; &quot;RS&quot;; IF([.AB391]=[.W391]; &quot;TME&quot;)))))" office:value-type="string" office:string-value="TME" calcext:value-type="string">
            <text:p>TME</text:p>
          </table:table-cell>
          <table:table-cell table:style-name="ce146" table:formula="of:=IF([.G391]&lt;&gt;&quot;&quot;;MIN([.J391];[.M391];[.P391];[.T391];[.W391]);&quot;&quot;)" office:value-type="currency" office:currency="EUR" office:value="3.594" calcext:value-type="currency">
            <text:p>3,594 €</text:p>
          </table:table-cell>
          <table:table-cell table:style-name="ce139" table:formula="of:=[.G391]" office:value-type="float" office:value="1" calcext:value-type="float">
            <text:p>1</text:p>
          </table:table-cell>
          <table:table-cell table:style-name="ce159" table:formula="of:=[.AB391]*[.AC391]" office:value-type="float" office:value="3.594" calcext:value-type="float">
            <text:p>3,594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4A Fuse</text:p>
          </table:table-cell>
          <table:table-cell table:style-name="ce28" table:number-columns-repeated="2"/>
          <table:table-cell table:style-name="ce42" office:value-type="string" calcext:value-type="string">
            <text:p>AUX PS</text:p>
          </table:table-cell>
          <table:table-cell table:style-name="ce46" table:formula="of:=IF([.F392]=&quot;Power board&quot;; [.B392]*2;[.B392])" office:value-type="float" office:value="2" calcext:value-type="float">
            <text:p>2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ZKT-4A</text:p>
          </table:table-cell>
          <table:table-cell table:style-name="ce121" office:value-type="float" office:value="0.0946" calcext:value-type="float">
            <text:p>0,095</text:p>
          </table:table-cell>
          <table:table-cell table:style-name="ce96" office:value-type="float" office:value="10" calcext:value-type="float">
            <text:p>10</text:p>
          </table:table-cell>
          <table:table-cell table:style-name="ce128"/>
          <table:table-cell table:style-name="ce96"/>
          <table:table-cell table:style-name="ce140" table:formula="of:=IF([.AB392]=[.J392];&quot;Farnell&quot;; IF([.AB392]=[.M392]; &quot;Digikey&quot;; IF([.AB392]=[.P392]; &quot;Mouser&quot;; IF([.AB392]=[.T392]; &quot;RS&quot;; IF([.AB392]=[.W392]; &quot;TME&quot;)))))" office:value-type="string" office:string-value="TME" calcext:value-type="string">
            <text:p>TME</text:p>
          </table:table-cell>
          <table:table-cell table:style-name="ce147" table:formula="of:=IF([.G392]&lt;&gt;&quot;&quot;;MIN([.J392];[.M392];[.P392];[.T392];[.W392]);&quot;&quot;)" office:value-type="currency" office:currency="EUR" office:value="0.0946" calcext:value-type="currency">
            <text:p>0,095 €</text:p>
          </table:table-cell>
          <table:table-cell table:style-name="ce140" table:formula="of:=[.G392]" office:value-type="float" office:value="2" calcext:value-type="float">
            <text:p>2</text:p>
          </table:table-cell>
          <table:table-cell table:style-name="ce159" table:formula="of:=[.AB392]*[.AC392]" office:value-type="float" office:value="0.1892" calcext:value-type="float">
            <text:p>0,189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06" calcext:value-type="float">
            <text:p>0,06</text:p>
          </table:table-cell>
          <table:table-cell table:style-name="ce15" office:value-type="string" calcext:value-type="string">
            <text:p>CB-HFT50.8/1M-BL</text:p>
          </table:table-cell>
          <table:table-cell table:style-name="ce27" office:value-type="string" calcext:value-type="string">
            <text:p>Heat shrink sleeve; 2:1, 50.8mm</text:p>
          </table:table-cell>
          <table:table-cell table:style-name="ce40"/>
          <table:table-cell table:style-name="ce27" office:value-type="string" calcext:value-type="string">
            <text:p>AUX PS</text:p>
          </table:table-cell>
          <table:table-cell table:style-name="ce45" table:formula="of:=IF([.F393]=&quot;Power board&quot;; [.B393]*2;[.B393])" office:value-type="float" office:value="0.06" calcext:value-type="float">
            <text:p>0,06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 office:value-type="string" calcext:value-type="string">
            <text:p>CB-HFT50.8/1M-BL</text:p>
          </table:table-cell>
          <table:table-cell table:style-name="ce61" office:value-type="float" office:value="1.241" calcext:value-type="float">
            <text:p>1,241</text:p>
          </table:table-cell>
          <table:table-cell table:style-name="ce95"/>
          <table:table-cell table:number-columns-repeated="2"/>
          <table:table-cell table:style-name="ce139" table:formula="of:=IF([.AB393]=[.J393];&quot;Farnell&quot;; IF([.AB393]=[.M393]; &quot;Digikey&quot;; IF([.AB393]=[.P393]; &quot;Mouser&quot;; IF([.AB393]=[.T393]; &quot;RS&quot;; IF([.AB393]=[.W393]; &quot;TME&quot;)))))" office:value-type="string" office:string-value="TME" calcext:value-type="string">
            <text:p>TME</text:p>
          </table:table-cell>
          <table:table-cell table:style-name="ce146" table:formula="of:=IF([.G393]&lt;&gt;&quot;&quot;;MIN([.J393];[.M393];[.P393];[.T393];[.W393]);&quot;&quot;)" office:value-type="currency" office:currency="EUR" office:value="1.241" calcext:value-type="currency">
            <text:p>1,241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393]*[.AC393]" office:value-type="float" office:value="1.241" calcext:value-type="float">
            <text:p>1,241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table:formula="of:=0.17/2" office:value-type="float" office:value="0.085" calcext:value-type="float">
            <text:p>0,085</text:p>
          </table:table-cell>
          <table:table-cell table:style-name="ce16" office:value-type="string" calcext:value-type="string">
            <text:p>Thermal pad 5mm</text:p>
          </table:table-cell>
          <table:table-cell table:style-name="ce28"/>
          <table:table-cell table:style-name="ce28" office:value-type="string" calcext:value-type="string">
            <text:p>eBay, AliExpress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394]=&quot;Power board&quot;; [.B394]*2;[.B394])" office:value-type="float" office:value="0.17" calcext:value-type="float">
            <text:p>0,17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 table:formula="of:=IF(OR([.H394]=&quot;-&quot;;[.G394]=&quot;&quot;);&quot;&quot;;[.S394]*[.V394])">
            <text:p/>
          </table:table-cell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 table:formula="of:=[.AB394]*[.AC394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7"/>
          <table:table-cell table:style-name="ce13"/>
          <table:table-cell table:style-name="ce22"/>
          <table:table-cell table:style-name="ce32" table:number-columns-repeated="3"/>
          <table:table-cell table:style-name="ce49"/>
          <table:table-cell table:style-name="ce56" table:number-columns-repeated="8"/>
          <table:table-cell table:style-name="ce13" table:number-columns-repeated="3"/>
          <table:table-cell table:style-name="ce56" table:number-columns-repeated="2"/>
          <table:table-cell table:style-name="ce113"/>
          <table:table-cell table:style-name="ce56"/>
          <table:table-cell table:style-name="ce113"/>
          <table:table-cell table:style-name="Default" table:number-columns-repeated="5"/>
          <table:table-cell table:style-name="ce156"/>
          <table:table-cell table:style-name="ce160" table:formula="of:=SUM([.AD356:.AD394])" office:value-type="currency" office:currency="EUR" office:value="24.98702" calcext:value-type="currency">
            <text:p>24,99 €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 table:number-columns-repeated="7"/>
          <table:table-cell table:style-name="ce54" table:number-columns-repeated="2"/>
          <table:table-cell table:style-name="ce5"/>
          <table:table-cell table:style-name="ce70"/>
          <table:table-cell table:style-name="ce82"/>
          <table:table-cell table:style-name="ce5"/>
          <table:table-cell table:style-name="ce97"/>
          <table:table-cell table:style-name="ce82"/>
          <table:table-cell table:style-name="ce5"/>
          <table:table-cell table:style-name="ce97"/>
          <table:table-cell table:style-name="ce82" table:number-columns-repeated="2"/>
          <table:table-cell table:style-name="ce5"/>
          <table:table-cell table:style-name="ce109"/>
          <table:table-cell table:style-name="ce54"/>
          <table:table-cell table:style-name="ce5"/>
          <table:table-cell table:style-name="ce109" table:number-columns-repeated="3"/>
          <table:table-cell table:style-name="ce5" table:number-columns-repeated="3"/>
          <table:table-cell table:style-name="ce160"/>
          <table:table-cell table:number-columns-repeated="994"/>
        </table:table-row>
        <table:table-row table:style-name="ro1">
          <table:table-cell table:style-name="ce5"/>
          <table:table-cell table:style-name="ce11"/>
          <table:table-cell table:style-name="ce20" office:value-type="string" calcext:value-type="string" table:number-columns-spanned="21" table:number-rows-spanned="1">
            <text:p>Wire harness</text:p>
          </table:table-cell>
          <table:covered-table-cell table:number-columns-repeated="7" table:style-name="ce30"/>
          <table:covered-table-cell table:style-name="ce73"/>
          <table:covered-table-cell table:number-columns-repeated="2" table:style-name="ce30"/>
          <table:covered-table-cell table:style-name="ce100"/>
          <table:covered-table-cell table:number-columns-repeated="2" table:style-name="ce30"/>
          <table:covered-table-cell table:style-name="ce100"/>
          <table:covered-table-cell table:number-columns-repeated="3" table:style-name="ce30"/>
          <table:covered-table-cell table:style-name="ce111"/>
          <table:covered-table-cell table:number-columns-repeated="2" table:style-name="ce30"/>
          <table:table-cell table:style-name="ce124" table:number-columns-repeated="3"/>
          <table:table-cell table:style-name="ce11" table:number-columns-repeated="4"/>
          <table:table-cell table:number-columns-repeated="994"/>
        </table:table-row>
        <table:table-row table:style-name="ro1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K NTC</text:p>
          </table:table-cell>
          <table:table-cell table:style-name="ce27" office:value-type="string" calcext:value-type="string">
            <text:p>Main temperature sensor</text:p>
          </table:table-cell>
          <table:table-cell table:style-name="ce40"/>
          <table:table-cell table:style-name="ce27" office:value-type="string" calcext:value-type="string">
            <text:p>Arduino Shield</text:p>
          </table:table-cell>
          <table:table-cell table:style-name="ce45" table:formula="of:=IF([.F398]=&quot;Power board&quot;;[.B398]*2;[.B398])" office:value-type="float" office:value="1" calcext:value-type="float">
            <text:p>1</text:p>
          </table:table-cell>
          <table:table-cell table:style-name="ce15" office:value-type="float" office:value="1187031" calcext:value-type="float">
            <text:p>1187031</text:p>
          </table:table-cell>
          <table:table-cell table:style-name="ce27"/>
          <table:table-cell table:style-name="ce61" office:value-type="float" office:value="0.271" calcext:value-type="float">
            <text:p>0,271</text:p>
          </table:table-cell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NTCLE100E3103JB0</text:p>
          </table:table-cell>
          <table:table-cell table:style-name="ce61" office:value-type="float" office:value="0.2694" calcext:value-type="float">
            <text:p>0,269</text:p>
          </table:table-cell>
          <table:table-cell table:style-name="ce95"/>
          <table:table-cell table:number-columns-repeated="2"/>
          <table:table-cell table:style-name="ce139" table:formula="of:=IF([.AB398]=[.J398];&quot;Farnell&quot;; IF([.AB398]=[.M398]; &quot;Digikey&quot;; IF([.AB398]=[.P398]; &quot;Mouser&quot;; IF([.AB398]=[.T398]; &quot;RS&quot;; IF([.AB398]=[.W398]; &quot;TME&quot;)))))" office:value-type="string" office:string-value="TME" calcext:value-type="string">
            <text:p>TME</text:p>
          </table:table-cell>
          <table:table-cell table:style-name="ce146" table:formula="of:=IF([.G398]&lt;&gt;&quot;&quot;;MIN([.J398];[.M398];[.P398];[.T398];[.W398]);&quot;&quot;)" office:value-type="currency" office:currency="EUR" office:value="0.2694" calcext:value-type="currency">
            <text:p>0,269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398]*[.AC398]" office:value-type="float" office:value="0.2694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39-01-4030</text:p>
          </table:table-cell>
          <table:table-cell table:style-name="ce28" office:value-type="string" calcext:value-type="string">
            <text:p>Receptacle for X1</text:p>
          </table:table-cell>
          <table:table-cell table:style-name="ce28" office:value-type="string" calcext:value-type="string">
            <text:p>DC power input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399]=&quot;Power board&quot;;[.B399]*2;[.B399])" office:value-type="float" office:value="2" calcext:value-type="float">
            <text:p>2</text:p>
          </table:table-cell>
          <table:table-cell table:style-name="ce53" office:value-type="string" calcext:value-type="string">
            <text:p>9963480</text:p>
          </table:table-cell>
          <table:table-cell table:style-name="ce59" office:value-type="string" calcext:value-type="string">
            <text:p>39-01-4030</text:p>
          </table:table-cell>
          <table:table-cell table:style-name="ce62" office:value-type="float" office:value="0.219" calcext:value-type="float">
            <text:p>0,219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39-01-4030</text:p>
          </table:table-cell>
          <table:table-cell table:style-name="ce91" office:value-type="float" office:value="0.3" calcext:value-type="float">
            <text:p>0,300</text:p>
          </table:table-cell>
          <table:table-cell table:style-name="ce96"/>
          <table:table-cell table:style-name="ce81" office:value-type="string" calcext:value-type="string">
            <text:p>39-01-4030</text:p>
          </table:table-cell>
          <table:table-cell table:style-name="ce91" office:value-type="float" office:value="0.292" calcext:value-type="float">
            <text:p>0,292</text:p>
          </table:table-cell>
          <table:table-cell table:style-name="ce96"/>
          <table:table-cell table:style-name="ce81" office:value-type="string" calcext:value-type="string">
            <text:p>510-9685</text:p>
          </table:table-cell>
          <table:table-cell table:style-name="ce81" office:value-type="string" calcext:value-type="string">
            <text:p>39-01-4030</text:p>
          </table:table-cell>
          <table:table-cell table:style-name="ce88" office:value-type="float" office:value="0.232" calcext:value-type="float">
            <text:p>0,232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MX-5557-03R2</text:p>
          </table:table-cell>
          <table:table-cell table:style-name="ce121" office:value-type="float" office:value="0.132" calcext:value-type="float">
            <text:p>0,132</text:p>
          </table:table-cell>
          <table:table-cell table:style-name="ce96" office:value-type="float" office:value="5" calcext:value-type="float">
            <text:p>5</text:p>
          </table:table-cell>
          <table:table-cell table:style-name="ce128" office:value-type="string" calcext:value-type="string">
            <text:p>-</text:p>
          </table:table-cell>
          <table:table-cell table:style-name="ce96"/>
          <table:table-cell table:style-name="ce140" table:formula="of:=IF([.AB399]=[.J399];&quot;Farnell&quot;; IF([.AB399]=[.M399]; &quot;Digikey&quot;; IF([.AB399]=[.P399]; &quot;Mouser&quot;; IF([.AB399]=[.T399]; &quot;RS&quot;; IF([.AB399]=[.W399]; &quot;TME&quot;)))))" office:value-type="string" office:string-value="TME" calcext:value-type="string">
            <text:p>TME</text:p>
          </table:table-cell>
          <table:table-cell table:style-name="ce147" table:formula="of:=IF([.G399]&lt;&gt;&quot;&quot;;MIN([.J399];[.M399];[.P399];[.T399];[.W399]);&quot;&quot;)" office:value-type="currency" office:currency="EUR" office:value="0.132" calcext:value-type="currency">
            <text:p>0,132 €</text:p>
          </table:table-cell>
          <table:table-cell table:style-name="ce140" table:formula="of:=[.G399]" office:value-type="float" office:value="2" calcext:value-type="float">
            <text:p>2</text:p>
          </table:table-cell>
          <table:table-cell table:style-name="ce159" table:formula="of:=[.AB399]*[.AC399]" office:value-type="float" office:value="0.264" calcext:value-type="float">
            <text:p>0,264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9-01-4050</text:p>
          </table:table-cell>
          <table:table-cell table:style-name="ce27" office:value-type="string" calcext:value-type="string">
            <text:p>Receptacle for X4</text:p>
          </table:table-cell>
          <table:table-cell table:style-name="ce40" office:value-type="string" calcext:value-type="string">
            <text:p>AC power input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400]=&quot;Power board&quot;;[.B400]*2;[.B400])" office:value-type="float" office:value="1" calcext:value-type="float">
            <text:p>1</text:p>
          </table:table-cell>
          <table:table-cell table:style-name="ce15" office:value-type="string" calcext:value-type="string">
            <text:p>9963502</text:p>
          </table:table-cell>
          <table:table-cell table:style-name="ce27" office:value-type="string" calcext:value-type="string">
            <text:p>39-01-4050</text:p>
          </table:table-cell>
          <table:table-cell table:style-name="ce61" office:value-type="float" office:value="0.327" calcext:value-type="float">
            <text:p>0,327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39-01-4050</text:p>
          </table:table-cell>
          <table:table-cell table:style-name="ce90" office:value-type="float" office:value="0.36" calcext:value-type="float">
            <text:p>0,360</text:p>
          </table:table-cell>
          <table:table-cell table:style-name="ce95"/>
          <table:table-cell table:style-name="ce80" office:value-type="string" calcext:value-type="string">
            <text:p>39-01-4050</text:p>
          </table:table-cell>
          <table:table-cell table:style-name="ce90" office:value-type="float" office:value="0.358" calcext:value-type="float">
            <text:p>0,358</text:p>
          </table:table-cell>
          <table:table-cell table:style-name="ce95"/>
          <table:table-cell table:style-name="ce105" office:value-type="string" calcext:value-type="string">
            <text:p>510-9708</text:p>
          </table:table-cell>
          <table:table-cell table:style-name="ce105" office:value-type="string" calcext:value-type="string">
            <text:p>39-01-4050</text:p>
          </table:table-cell>
          <table:table-cell table:style-name="ce87" office:value-type="float" office:value="0.188" calcext:value-type="float">
            <text:p>0,188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MX-5557-05R2</text:p>
          </table:table-cell>
          <table:table-cell table:style-name="ce61" office:value-type="float" office:value="0.24" calcext:value-type="float">
            <text:p>0,240</text:p>
          </table:table-cell>
          <table:table-cell table:style-name="ce95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139" table:formula="of:=IF([.AB400]=[.J400];&quot;Farnell&quot;; IF([.AB400]=[.M400]; &quot;Digikey&quot;; IF([.AB400]=[.P400]; &quot;Mouser&quot;; IF([.AB400]=[.T400]; &quot;RS&quot;; IF([.AB400]=[.W400]; &quot;TME&quot;)))))" office:value-type="string" office:string-value="RS" calcext:value-type="string">
            <text:p>RS</text:p>
          </table:table-cell>
          <table:table-cell table:style-name="ce146" table:formula="of:=IF([.G400]&lt;&gt;&quot;&quot;;MIN([.J400];[.M400];[.P400];[.T400];[.W400]);&quot;&quot;)" office:value-type="currency" office:currency="EUR" office:value="0.188" calcext:value-type="currency">
            <text:p>0,188 €</text:p>
          </table:table-cell>
          <table:table-cell table:style-name="ce139" table:formula="of:=[.G400]" office:value-type="float" office:value="1" calcext:value-type="float">
            <text:p>1</text:p>
          </table:table-cell>
          <table:table-cell table:style-name="ce159" table:formula="of:=[.AB400]*[.AC400]" office:value-type="float" office:value="0.188" calcext:value-type="float">
            <text:p>0,188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2-01-2035</text:p>
          </table:table-cell>
          <table:table-cell table:style-name="ce28" office:value-type="string" calcext:value-type="string">
            <text:p>Receptacle for X6</text:p>
          </table:table-cell>
          <table:table-cell table:style-name="ce28" office:value-type="string" calcext:value-type="string">
            <text:p>Cooling fan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401]=&quot;Power board&quot;;[.B401]*2;[.B401])" office:value-type="float" office:value="1" calcext:value-type="float">
            <text:p>1</text:p>
          </table:table-cell>
          <table:table-cell table:style-name="ce53" office:value-type="string" calcext:value-type="string">
            <text:p>143127</text:p>
          </table:table-cell>
          <table:table-cell table:style-name="ce59" office:value-type="string" calcext:value-type="string">
            <text:p>22-01-2035</text:p>
          </table:table-cell>
          <table:table-cell table:style-name="ce62" office:value-type="float" office:value="0.192" calcext:value-type="float">
            <text:p>0,19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22-01-2035</text:p>
          </table:table-cell>
          <table:table-cell table:style-name="ce91" office:value-type="float" office:value="0.31" calcext:value-type="float">
            <text:p>0,310</text:p>
          </table:table-cell>
          <table:table-cell table:style-name="ce96"/>
          <table:table-cell table:style-name="ce81" office:value-type="string" calcext:value-type="string">
            <text:p>22-01-2035</text:p>
          </table:table-cell>
          <table:table-cell table:style-name="ce91" office:value-type="float" office:value="0.29" calcext:value-type="float">
            <text:p>0,290</text:p>
          </table:table-cell>
          <table:table-cell table:style-name="ce96"/>
          <table:table-cell table:style-name="ce81" office:value-type="string" calcext:value-type="string">
            <text:p>296-4940</text:p>
          </table:table-cell>
          <table:table-cell table:style-name="ce81" office:value-type="string" calcext:value-type="string">
            <text:p>22-01-2035</text:p>
          </table:table-cell>
          <table:table-cell table:style-name="ce88" office:value-type="float" office:value="0.204" calcext:value-type="float">
            <text:p>0,204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MX-6471-031</text:p>
          </table:table-cell>
          <table:table-cell table:style-name="ce121" office:value-type="float" office:value="0.0504" calcext:value-type="float">
            <text:p>0,050</text:p>
          </table:table-cell>
          <table:table-cell table:style-name="ce96" office:value-type="float" office:value="10" calcext:value-type="float">
            <text:p>10</text:p>
          </table:table-cell>
          <table:table-cell table:style-name="ce128" office:value-type="string" calcext:value-type="string">
            <text:p>-</text:p>
          </table:table-cell>
          <table:table-cell table:style-name="ce96"/>
          <table:table-cell table:style-name="ce140" table:formula="of:=IF([.AB401]=[.J401];&quot;Farnell&quot;; IF([.AB401]=[.M401]; &quot;Digikey&quot;; IF([.AB401]=[.P401]; &quot;Mouser&quot;; IF([.AB401]=[.T401]; &quot;RS&quot;; IF([.AB401]=[.W401]; &quot;TME&quot;)))))" office:value-type="string" office:string-value="TME" calcext:value-type="string">
            <text:p>TME</text:p>
          </table:table-cell>
          <table:table-cell table:style-name="ce147" table:formula="of:=IF([.G401]&lt;&gt;&quot;&quot;;MIN([.J401];[.M401];[.P401];[.T401];[.W401]);&quot;&quot;)" office:value-type="currency" office:currency="EUR" office:value="0.0504" calcext:value-type="currency">
            <text:p>0,050 €</text:p>
          </table:table-cell>
          <table:table-cell table:style-name="ce140" table:formula="of:=[.G401]" office:value-type="float" office:value="1" calcext:value-type="float">
            <text:p>1</text:p>
          </table:table-cell>
          <table:table-cell table:style-name="ce159" table:formula="of:=[.AB401]*[.AC401]" office:value-type="float" office:value="0.0504" calcext:value-type="float">
            <text:p>0,05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SR-08</text:p>
          </table:table-cell>
          <table:table-cell table:style-name="ce27" office:value-type="string" calcext:value-type="string">
            <text:p>Receptacle for X8, X18</text:p>
          </table:table-cell>
          <table:table-cell table:style-name="ce40" office:value-type="string" calcext:value-type="string">
            <text:p>Ethernet cable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402]=&quot;Power board&quot;;[.B402]*2;[.B402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NSR-08</text:p>
          </table:table-cell>
          <table:table-cell table:style-name="ce61" office:value-type="float" office:value="0.08659" calcext:value-type="float">
            <text:p>0,087</text:p>
          </table:table-cell>
          <table:table-cell table:style-name="ce9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5"/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39-00-0078</text:p>
          </table:table-cell>
          <table:table-cell table:style-name="ce28" office:value-type="string" calcext:value-type="string">
            <text:p>Pins for X1</text:p>
          </table:table-cell>
          <table:table-cell table:style-name="ce28" office:value-type="string" calcext:value-type="string">
            <text:p>DC power input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403]=&quot;Power board&quot;;[.B403]*2;[.B403])" office:value-type="float" office:value="6" calcext:value-type="float">
            <text:p>6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5"/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39-00-0078</text:p>
          </table:table-cell>
          <table:table-cell table:style-name="ce27" office:value-type="string" calcext:value-type="string">
            <text:p>Pins for X4</text:p>
          </table:table-cell>
          <table:table-cell table:style-name="ce40" office:value-type="string" calcext:value-type="string">
            <text:p>AC power input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404]=&quot;Power board&quot;;[.B404]*2;[.B404])" office:value-type="float" office:value="5" calcext:value-type="float">
            <text:p>5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403:.G404])" office:value-type="float" office:value="11" calcext:value-type="float">
            <text:p>11</text:p>
          </table:table-cell>
          <table:table-cell table:style-name="ce53" office:value-type="string" calcext:value-type="string">
            <text:p>9732675</text:p>
          </table:table-cell>
          <table:table-cell table:style-name="ce59" office:value-type="string" calcext:value-type="string">
            <text:p>39-00-0078 100pc</text:p>
          </table:table-cell>
          <table:table-cell table:style-name="ce62" office:value-type="float" office:value="13.3" calcext:value-type="float">
            <text:p>13,30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39-00-0078</text:p>
          </table:table-cell>
          <table:table-cell table:style-name="ce91" office:value-type="float" office:value="0.144" calcext:value-type="float">
            <text:p>0,144</text:p>
          </table:table-cell>
          <table:table-cell table:style-name="ce96"/>
          <table:table-cell table:style-name="ce81" office:value-type="string" calcext:value-type="string">
            <text:p>39-00-0078</text:p>
          </table:table-cell>
          <table:table-cell table:style-name="ce91" office:value-type="float" office:value="0.112" calcext:value-type="float">
            <text:p>0,112</text:p>
          </table:table-cell>
          <table:table-cell table:style-name="ce96"/>
          <table:table-cell table:style-name="ce81" office:value-type="string" calcext:value-type="string">
            <text:p>215-5887</text:p>
          </table:table-cell>
          <table:table-cell table:style-name="ce81" office:value-type="string" calcext:value-type="string">
            <text:p>39-00-0078 100pc</text:p>
          </table:table-cell>
          <table:table-cell table:style-name="ce88" office:value-type="float" office:value="14.1" calcext:value-type="float">
            <text:p>14,100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MX-5556-T3L</text:p>
          </table:table-cell>
          <table:table-cell table:style-name="ce121" office:value-type="float" office:value="0.0742" calcext:value-type="float">
            <text:p>0,074</text:p>
          </table:table-cell>
          <table:table-cell table:style-name="ce96" office:value-type="float" office:value="10" calcext:value-type="float">
            <text:p>10</text:p>
          </table:table-cell>
          <table:table-cell table:style-name="ce128" office:value-type="string" calcext:value-type="string">
            <text:p>-</text:p>
          </table:table-cell>
          <table:table-cell table:style-name="ce96"/>
          <table:table-cell table:style-name="ce140" table:formula="of:=IF([.AB405]=[.J405];&quot;Farnell&quot;; IF([.AB405]=[.M405]; &quot;Digikey&quot;; IF([.AB405]=[.P405]; &quot;Mouser&quot;; IF([.AB405]=[.T405]; &quot;RS&quot;; IF([.AB405]=[.W405]; &quot;TME&quot;)))))" office:value-type="string" office:string-value="TME" calcext:value-type="string">
            <text:p>TME</text:p>
          </table:table-cell>
          <table:table-cell table:style-name="ce147" table:formula="of:=IF([.G405]&lt;&gt;&quot;&quot;;MIN([.J405];[.M405];[.P405];[.T405];[.W405]);&quot;&quot;)" office:value-type="currency" office:currency="EUR" office:value="0.0742" calcext:value-type="currency">
            <text:p>0,074 €</text:p>
          </table:table-cell>
          <table:table-cell table:style-name="ce140" table:formula="of:=[.G405]" office:value-type="float" office:value="11" calcext:value-type="float">
            <text:p>11</text:p>
          </table:table-cell>
          <table:table-cell table:style-name="ce159" table:formula="of:=[.AB405]*[.AC405]" office:value-type="float" office:value="0.8162" calcext:value-type="float">
            <text:p>0,816</text:p>
          </table:table-cell>
          <table:table-cell table:number-columns-repeated="994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5"/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08-50-0114</text:p>
          </table:table-cell>
          <table:table-cell table:style-name="ce28" office:value-type="string" calcext:value-type="string">
            <text:p>Pins for X6</text:p>
          </table:table-cell>
          <table:table-cell table:style-name="ce28" office:value-type="string" calcext:value-type="string">
            <text:p>Cooling fan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[.B407]" office:value-type="float" office:value="3" calcext:value-type="float">
            <text:p>3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08-50-0114</text:p>
          </table:table-cell>
          <table:table-cell table:style-name="ce27" office:value-type="string" calcext:value-type="string">
            <text:p>Pins for X17</text:p>
          </table:table-cell>
          <table:table-cell table:style-name="ce40" office:value-type="string" calcext:value-type="string">
            <text:p>MAIN temperature sensor</text:p>
          </table:table-cell>
          <table:table-cell table:style-name="ce27" office:value-type="string" calcext:value-type="string">
            <text:p>Arduino board</text:p>
          </table:table-cell>
          <table:table-cell table:style-name="ce45" table:formula="of:=[.B408]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 table:formula="of:=IF([.AB408]=[.J408];&quot;Farnell&quot;; IF([.AB408]=[.M408]; &quot;Digikey&quot;; IF([.AB408]=[.P408]; &quot;Mouser&quot;; IF([.AB408]=[.T408]; &quot;RS&quot;; IF([.AB408]=[.W408]; &quot;TME&quot;)))))" office:value-type="string" office:string-value="Farnell" calcext:value-type="string">
            <text:p>Farnell</text:p>
          </table:table-cell>
          <table:table-cell table:style-name="ce146" table:formula="of:=IF([.G408]&lt;&gt;&quot;&quot;;MIN([.J408];[.M408];[.P408];[.T408];[.W408]);&quot;&quot;)" office:value-type="currency" office:currency="EUR" office:value="0" calcext:value-type="currency">
            <text:p>0,000 €</text:p>
          </table:table-cell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407:.G408])" office:value-type="float" office:value="5" calcext:value-type="float">
            <text:p>5</text:p>
          </table:table-cell>
          <table:table-cell table:style-name="ce53" office:value-type="float" office:value="2063734" calcext:value-type="float">
            <text:p>2063734</text:p>
          </table:table-cell>
          <table:table-cell table:style-name="ce59" office:value-type="string" calcext:value-type="string">
            <text:p>08-50-0114</text:p>
          </table:table-cell>
          <table:table-cell table:style-name="ce62" office:value-type="float" office:value="0.0299" calcext:value-type="float">
            <text:p>0,030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08-50-0114</text:p>
          </table:table-cell>
          <table:table-cell table:style-name="ce91" office:value-type="float" office:value="0.17" calcext:value-type="float">
            <text:p>0,170</text:p>
          </table:table-cell>
          <table:table-cell table:style-name="ce96"/>
          <table:table-cell table:style-name="ce81" office:value-type="string" calcext:value-type="string">
            <text:p>08-50-0114</text:p>
          </table:table-cell>
          <table:table-cell table:style-name="ce91" office:value-type="float" office:value="0.141" calcext:value-type="float">
            <text:p>0,141</text:p>
          </table:table-cell>
          <table:table-cell table:style-name="ce96"/>
          <table:table-cell table:style-name="ce81" office:value-type="string" calcext:value-type="string">
            <text:p>172-9178</text:p>
          </table:table-cell>
          <table:table-cell table:style-name="ce81" office:value-type="string" calcext:value-type="string">
            <text:p>08-50-0114</text:p>
          </table:table-cell>
          <table:table-cell table:style-name="ce88" office:value-type="float" office:value="0.085" calcext:value-type="float">
            <text:p>0,085</text:p>
          </table:table-cell>
          <table:table-cell table:style-name="ce96" office:value-type="float" office:value="100" calcext:value-type="float">
            <text:p>100</text:p>
          </table:table-cell>
          <table:table-cell table:style-name="ce118" office:value-type="string" calcext:value-type="string">
            <text:p>MX-0850-0114</text:p>
          </table:table-cell>
          <table:table-cell table:style-name="ce121" office:value-type="float" office:value="0.0472" calcext:value-type="float">
            <text:p>0,047</text:p>
          </table:table-cell>
          <table:table-cell table:style-name="ce96" office:value-type="float" office:value="10" calcext:value-type="float">
            <text:p>10</text:p>
          </table:table-cell>
          <table:table-cell table:style-name="ce128" office:value-type="string" calcext:value-type="string">
            <text:p>-</text:p>
          </table:table-cell>
          <table:table-cell table:style-name="ce96"/>
          <table:table-cell table:style-name="ce140" table:formula="of:=IF([.AB409]=[.J409];&quot;Farnell&quot;; IF([.AB409]=[.M409]; &quot;Digikey&quot;; IF([.AB409]=[.P409]; &quot;Mouser&quot;; IF([.AB409]=[.T409]; &quot;RS&quot;; IF([.AB409]=[.W409]; &quot;TME&quot;)))))" office:value-type="string" office:string-value="Farnell" calcext:value-type="string">
            <text:p>Farnell</text:p>
          </table:table-cell>
          <table:table-cell table:style-name="ce147" table:formula="of:=IF([.G409]&lt;&gt;&quot;&quot;;MIN([.J409];[.M409];[.P409];[.T409];[.W409]);&quot;&quot;)" office:value-type="currency" office:currency="EUR" office:value="0.0299" calcext:value-type="currency">
            <text:p>0,030 €</text:p>
          </table:table-cell>
          <table:table-cell table:style-name="ce140" table:formula="of:=[.G409]" office:value-type="float" office:value="5" calcext:value-type="float">
            <text:p>5</text:p>
          </table:table-cell>
          <table:table-cell table:style-name="ce159" table:formula="of:=[.AB409]*[.AC409]" office:value-type="float" office:value="0.1495" calcext:value-type="float">
            <text:p>0,150</text:p>
          </table:table-cell>
          <table:table-cell table:number-columns-repeated="994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2">
          <table:table-cell table:style-name="ce5"/>
          <table:table-cell table:style-name="ce10" office:value-type="float" office:value="21" calcext:value-type="float">
            <text:p>21</text:p>
          </table:table-cell>
          <table:table-cell table:style-name="ce16" office:value-type="string" calcext:value-type="string">
            <text:p>NDR-T</text:p>
          </table:table-cell>
          <table:table-cell table:style-name="ce28" office:value-type="string" calcext:value-type="string">
            <text:p>Contact; female; 28÷22AWG; NSR/NDR; tinned</text:p>
          </table:table-cell>
          <table:table-cell table:style-name="ce28" office:value-type="string" calcext:value-type="string">
            <text:p>X8, X18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[.B411]" office:value-type="float" office:value="21" calcext:value-type="float">
            <text:p>21</text:p>
          </table:table-cell>
          <table:table-cell table:style-name="ce53" office:value-type="string" calcext:value-type="string">
            <text:p>1022219</text:p>
          </table:table-cell>
          <table:table-cell table:style-name="ce59" office:value-type="string" calcext:value-type="string">
            <text:p>M20-1180042</text:p>
          </table:table-cell>
          <table:table-cell table:style-name="ce62" table:formula="of:=6.43/100" office:value-type="float" office:value="0.0643" calcext:value-type="float">
            <text:p>0,064</text:p>
          </table:table-cell>
          <table:table-cell table:style-name="ce69" office:value-type="float" office:value="100" calcext:value-type="float">
            <text:p>100</text:p>
          </table:table-cell>
          <table:table-cell table:style-name="ce81" office:value-type="string" calcext:value-type="string">
            <text:p>952-2158-ND</text:p>
          </table:table-cell>
          <table:table-cell table:style-name="ce91" office:value-type="float" office:value="0.13" calcext:value-type="float">
            <text:p>0,130</text:p>
          </table:table-cell>
          <table:table-cell table:style-name="ce96"/>
          <table:table-cell table:style-name="ce81" office:value-type="string" calcext:value-type="string">
            <text:p>855-M20-1180042</text:p>
          </table:table-cell>
          <table:table-cell table:style-name="ce91" office:value-type="float" office:value="0.127" calcext:value-type="float">
            <text:p>0,127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681-2887</text:p>
          </table:table-cell>
          <table:table-cell table:style-name="ce81" office:value-type="string" calcext:value-type="string">
            <text:p>122-4777</text:p>
          </table:table-cell>
          <table:table-cell table:style-name="ce88" office:value-type="float" office:value="0.041" calcext:value-type="float">
            <text:p>0,041</text:p>
          </table:table-cell>
          <table:table-cell table:style-name="ce96" office:value-type="float" office:value="100" calcext:value-type="float">
            <text:p>100</text:p>
          </table:table-cell>
          <table:table-cell table:style-name="ce118" office:value-type="string" calcext:value-type="string">
            <text:p>NDR-T</text:p>
          </table:table-cell>
          <table:table-cell table:style-name="ce121" office:value-type="float" office:value="0.02696" calcext:value-type="float">
            <text:p>0,027</text:p>
          </table:table-cell>
          <table:table-cell table:style-name="ce96" office:value-type="float" office:value="25" calcext:value-type="float">
            <text:p>25</text:p>
          </table:table-cell>
          <table:table-cell table:style-name="ce128"/>
          <table:table-cell table:style-name="ce96"/>
          <table:table-cell table:style-name="ce140" table:formula="of:=IF([.AB411]=[.J411];&quot;Farnell&quot;; IF([.AB411]=[.M411]; &quot;Digikey&quot;; IF([.AB411]=[.P411]; &quot;Mouser&quot;; IF([.AB411]=[.T411]; &quot;RS&quot;; IF([.AB411]=[.W411]; &quot;TME&quot;)))))" office:value-type="string" office:string-value="TME" calcext:value-type="string">
            <text:p>TME</text:p>
          </table:table-cell>
          <table:table-cell table:style-name="ce147" table:formula="of:=IF([.G411]&lt;&gt;&quot;&quot;;MIN([.J411];[.M411];[.P411];[.T411];[.W411]);&quot;&quot;)" office:value-type="currency" office:currency="EUR" office:value="0.02696" calcext:value-type="currency">
            <text:p>0,027 €</text:p>
          </table:table-cell>
          <table:table-cell table:style-name="ce140" table:formula="of:=[.G411]" office:value-type="float" office:value="21" calcext:value-type="float">
            <text:p>21</text:p>
          </table:table-cell>
          <table:table-cell table:style-name="ce159" table:formula="of:=[.AB411]*[.AC411]" office:value-type="float" office:value="0.56616" calcext:value-type="float">
            <text:p>0,566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5"/>
          <table:table-cell table:style-name="ce27" office:value-type="string" calcext:value-type="string">
            <text:p>Ring terminal; M4; 1÷2.5mm2</text:p>
          </table:table-cell>
          <table:table-cell table:style-name="ce40"/>
          <table:table-cell table:style-name="ce27" office:value-type="string" calcext:value-type="string">
            <text:p>Enclosure</text:p>
          </table:table-cell>
          <table:table-cell table:style-name="ce45" table:formula="of:=IF([.F412]=&quot;Power board&quot;;[.B412]*2;[.B412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<text:span text:style-name="T5">3804/M.05.00.9</text:span></text:p>
          </table:table-cell>
          <table:table-cell table:style-name="ce61" office:value-type="float" office:value="0.02488" calcext:value-type="float">
            <text:p>0,025</text:p>
          </table:table-cell>
          <table:table-cell table:style-name="ce95" office:value-type="float" office:value="20" calcext:value-type="float">
            <text:p>20</text:p>
          </table:table-cell>
          <table:table-cell table:number-columns-repeated="2"/>
          <table:table-cell table:style-name="ce139" table:formula="of:=IF([.AB412]=[.J412];&quot;Farnell&quot;; IF([.AB412]=[.M412]; &quot;Digikey&quot;; IF([.AB412]=[.P412]; &quot;Mouser&quot;; IF([.AB412]=[.T412]; &quot;RS&quot;; IF([.AB412]=[.W412]; &quot;TME&quot;)))))" office:value-type="string" office:string-value="TME" calcext:value-type="string">
            <text:p>TME</text:p>
          </table:table-cell>
          <table:table-cell table:style-name="ce146" table:formula="of:=IF([.G412]&lt;&gt;&quot;&quot;;MIN([.J412];[.M412];[.P412];[.T412];[.W412]);&quot;&quot;)" office:value-type="currency" office:currency="EUR" office:value="0.02488" calcext:value-type="currency">
            <text:p>0,025 €</text:p>
          </table:table-cell>
          <table:table-cell table:style-name="ce139"/>
          <table:table-cell table:style-name="ce159" table:formula="of:=[.AB412]*[.AC412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ST-003/05-20T</text:p>
          </table:table-cell>
          <table:table-cell table:style-name="ce28" office:value-type="string" calcext:value-type="string">
            <text:p><text:span text:style-name="T5">Female quick disconnect</text:span></text:p>
          </table:table-cell>
          <table:table-cell table:style-name="ce28" office:value-type="string" calcext:value-type="string">
            <text:p>AC switch patch cables</text:p>
          </table:table-cell>
          <table:table-cell table:style-name="ce42" office:value-type="string" calcext:value-type="string">
            <text:p>Enclosure</text:p>
          </table:table-cell>
          <table:table-cell table:style-name="ce46" table:formula="of:=IF([.F413]=&quot;Power board&quot;;[.B413]*2;[.B413])" office:value-type="float" office:value="4" calcext:value-type="float">
            <text:p>4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 office:value-type="string" calcext:value-type="string">
            <text:p>-</text:p>
          </table:table-cell>
          <table:table-cell table:style-name="ce96"/>
          <table:table-cell table:style-name="ce140"/>
          <table:table-cell table:style-name="ce147"/>
          <table:table-cell table:style-name="ce140"/>
          <table:table-cell table:style-name="ce159" table:formula="of:=[.AB413]*[.AC413]" office:value-type="float" office:value="0" calcext:value-type="float">
            <text:p>0,00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T-003/05-20T</text:p>
          </table:table-cell>
          <table:table-cell table:style-name="ce27" office:value-type="string" calcext:value-type="string">
            <text:p><text:span text:style-name="T5">Female quick disconnect</text:span></text:p>
          </table:table-cell>
          <table:table-cell table:style-name="ce40" office:value-type="string" calcext:value-type="string">
            <text:p><text:span text:style-name="T5">AC inlet Earth (Side B)</text:span></text:p>
          </table:table-cell>
          <table:table-cell table:style-name="ce27" office:value-type="string" calcext:value-type="string">
            <text:p>Enclosure</text:p>
          </table:table-cell>
          <table:table-cell table:style-name="ce45" table:formula="of:=IF([.F414]=&quot;Power board&quot;;[.B414]*2;[.B414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office:value-type="string" calcext:value-type="string">
            <text:p>-</text:p>
          </table:table-cell>
          <table:table-cell/>
          <table:table-cell table:style-name="ce139"/>
          <table:table-cell table:style-name="ce146"/>
          <table:table-cell table:style-name="ce139"/>
          <table:table-cell table:style-name="ce159" table:formula="of:=[.AB414]*[.AC414]" office:value-type="float" office:value="0" calcext:value-type="float">
            <text:p>0,000</text:p>
          </table:table-cell>
          <table:table-cell table:number-columns-repeated="994"/>
        </table:table-row>
        <table:table-row table:style-name="ro6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ST-003/05-20T</text:p>
          </table:table-cell>
          <table:table-cell table:style-name="ce28" office:value-type="string" calcext:value-type="string">
            <text:p><text:span text:style-name="T5">Female quick disconnect</text:span></text:p>
          </table:table-cell>
          <table:table-cell table:style-name="ce28" office:value-type="string" calcext:value-type="string">
            <text:p><text:span text:style-name="T5">Lower AC/DC module power input (Side B)</text:span></text:p>
          </table:table-cell>
          <table:table-cell table:style-name="ce42" office:value-type="string" calcext:value-type="string">
            <text:p>Enclosure</text:p>
          </table:table-cell>
          <table:table-cell table:style-name="ce46" table:formula="of:=IF([.F415]=&quot;Power board&quot;;[.B415]*2;[.B415])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 office:value-type="string" calcext:value-type="string">
            <text:p>-</text:p>
          </table:table-cell>
          <table:table-cell table:style-name="ce96"/>
          <table:table-cell table:style-name="ce140"/>
          <table:table-cell table:style-name="ce147"/>
          <table:table-cell table:style-name="ce140"/>
          <table:table-cell table:style-name="ce159" table:formula="of:=[.AB415]*[.AC415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T-003/05-20T</text:p>
          </table:table-cell>
          <table:table-cell table:style-name="ce27" office:value-type="string" calcext:value-type="string">
            <text:p><text:span text:style-name="T5">Female quick disconnect</text:span></text:p>
          </table:table-cell>
          <table:table-cell table:style-name="ce40" office:value-type="string" calcext:value-type="string">
            <text:p>Cable set #1</text:p>
          </table:table-cell>
          <table:table-cell table:style-name="ce27" office:value-type="string" calcext:value-type="string">
            <text:p>Arduino board</text:p>
          </table:table-cell>
          <table:table-cell table:style-name="ce45" table:formula="of:=IF([.F416]=&quot;Power board&quot;;[.B416]*2;[.B416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413:.G416])" office:value-type="float" office:value="8" calcext:value-type="float">
            <text:p>8</text:p>
          </table:table-cell>
          <table:table-cell table:style-name="ce53" office:value-type="float" office:value="2060332" calcext:value-type="float">
            <text:p>2060332</text:p>
          </table:table-cell>
          <table:table-cell table:style-name="ce59" office:value-type="string" calcext:value-type="string">
            <text:p>5-160433-6 </text:p>
          </table:table-cell>
          <table:table-cell table:style-name="ce62" office:value-type="float" office:value="0.0625" calcext:value-type="float">
            <text:p>0,063</text:p>
          </table:table-cell>
          <table:table-cell table:style-name="ce69" office:value-type="float" office:value="50" calcext:value-type="float">
            <text:p>50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ST-003/05-20</text:p>
          </table:table-cell>
          <table:table-cell table:style-name="ce121" office:value-type="float" office:value="0.05081" calcext:value-type="float">
            <text:p>0,051</text:p>
          </table:table-cell>
          <table:table-cell table:style-name="ce96"/>
          <table:table-cell table:style-name="ce128" office:value-type="string" calcext:value-type="string">
            <text:p>-</text:p>
          </table:table-cell>
          <table:table-cell table:style-name="ce96"/>
          <table:table-cell table:style-name="ce140" table:formula="of:=IF([.AB417]=[.J417];&quot;Farnell&quot;; IF([.AB417]=[.M417]; &quot;Digikey&quot;; IF([.AB417]=[.P417]; &quot;Mouser&quot;; IF([.AB417]=[.T417]; &quot;RS&quot;; IF([.AB417]=[.W417]; &quot;TME&quot;)))))" office:value-type="string" office:string-value="TME" calcext:value-type="string">
            <text:p>TME</text:p>
          </table:table-cell>
          <table:table-cell table:style-name="ce147" table:formula="of:=IF([.G417]&lt;&gt;&quot;&quot;;MIN([.J417];[.M417];[.P417];[.T417];[.W417]);&quot;&quot;)" office:value-type="currency" office:currency="EUR" office:value="0.05081" calcext:value-type="currency">
            <text:p>0,051 €</text:p>
          </table:table-cell>
          <table:table-cell table:style-name="ce140" table:formula="of:=[.G417]" office:value-type="float" office:value="8" calcext:value-type="float">
            <text:p>8</text:p>
          </table:table-cell>
          <table:table-cell table:style-name="ce159" table:formula="of:=[.AB417]*[.AC417]" office:value-type="float" office:value="0.40648" calcext:value-type="float">
            <text:p>0,406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H1.5/14D/BK</text:p>
          </table:table-cell>
          <table:table-cell table:style-name="ce27" office:value-type="string" calcext:value-type="string">
            <text:p>Bootlace ferrule; insulated, 1.5mm2</text:p>
          </table:table-cell>
          <table:table-cell table:style-name="ce40" office:value-type="string" calcext:value-type="string">
            <text:p>Cable set #1</text:p>
          </table:table-cell>
          <table:table-cell table:style-name="ce27" office:value-type="string" calcext:value-type="string">
            <text:p>Enclosure</text:p>
          </table:table-cell>
          <table:table-cell table:style-name="ce45" table:formula="of:=IF([.F418]=&quot;Power board&quot;;[.B418]*2;[.B418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H1.5/14D/BK</text:p>
          </table:table-cell>
          <table:table-cell table:style-name="ce28" office:value-type="string" calcext:value-type="string">
            <text:p>Bootlace ferrule; insulated, 1.5mm2</text:p>
          </table:table-cell>
          <table:table-cell table:style-name="ce28" office:value-type="string" calcext:value-type="string">
            <text:p>Cable set #2</text:p>
          </table:table-cell>
          <table:table-cell table:style-name="ce42" office:value-type="string" calcext:value-type="string">
            <text:p>Enclosure</text:p>
          </table:table-cell>
          <table:table-cell table:style-name="ce46" table:formula="of:=IF([.F419]=&quot;Power board&quot;;[.B419]*2;[.B419])" office:value-type="float" office:value="4" calcext:value-type="float">
            <text:p>4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418:.G419])" office:value-type="float" office:value="6" calcext:value-type="float">
            <text:p>6</text:p>
          </table:table-cell>
          <table:table-cell table:style-name="ce15" office:value-type="string" calcext:value-type="string">
            <text:p>9972307</text:p>
          </table:table-cell>
          <table:table-cell table:style-name="ce27" office:value-type="string" calcext:value-type="string">
            <text:p>E1508-RED</text:p>
          </table:table-cell>
          <table:table-cell table:style-name="ce61" table:formula="of:=2.78/100" office:value-type="float" office:value="0.0278" calcext:value-type="float">
            <text:p>0,028</text:p>
          </table:table-cell>
          <table:table-cell table:style-name="ce68" office:value-type="float" office:value="100" calcext:value-type="float">
            <text:p>100</text:p>
          </table:table-cell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H1.5/14D/BK</text:p>
          </table:table-cell>
          <table:table-cell table:style-name="ce61" office:value-type="float" office:value="0.02357" calcext:value-type="float">
            <text:p>0,024</text:p>
          </table:table-cell>
          <table:table-cell table:style-name="ce95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/>
          <table:table-cell table:style-name="ce139" table:formula="of:=IF([.AB420]=[.J420];&quot;Farnell&quot;; IF([.AB420]=[.M420]; &quot;Digikey&quot;; IF([.AB420]=[.P420]; &quot;Mouser&quot;; IF([.AB420]=[.T420]; &quot;RS&quot;; IF([.AB420]=[.W420]; &quot;TME&quot;)))))" office:value-type="string" office:string-value="TME" calcext:value-type="string">
            <text:p>TME</text:p>
          </table:table-cell>
          <table:table-cell table:style-name="ce146" table:formula="of:=IF([.G418]&lt;&gt;&quot;&quot;;MIN([.J420];[.M420];[.P420];[.T420];[.W420]);&quot;&quot;)" office:value-type="currency" office:currency="EUR" office:value="0.02357" calcext:value-type="currency">
            <text:p>0,024 €</text:p>
          </table:table-cell>
          <table:table-cell table:style-name="ce139" table:formula="of:=[.G420]" office:value-type="float" office:value="6" calcext:value-type="float">
            <text:p>6</text:p>
          </table:table-cell>
          <table:table-cell table:style-name="ce159" table:formula="of:=[.AB420]*[.AC420]" office:value-type="float" office:value="0.14142" calcext:value-type="float">
            <text:p>0,141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H1.5/16D2/BK</text:p>
          </table:table-cell>
          <table:table-cell table:style-name="ce27" office:value-type="string" calcext:value-type="string">
            <text:p>Bootlace ferrule, twin entry; insulated, 1.5mm2</text:p>
          </table:table-cell>
          <table:table-cell table:style-name="ce40" office:value-type="string" calcext:value-type="string">
            <text:p>Cable set #1</text:p>
          </table:table-cell>
          <table:table-cell table:style-name="ce27" office:value-type="string" calcext:value-type="string">
            <text:p>Enclosure</text:p>
          </table:table-cell>
          <table:table-cell table:style-name="ce45" table:formula="of:=IF([.F422]=&quot;Power board&quot;;[.B422]*2;[.B422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H1.5/16D2/BK</text:p>
          </table:table-cell>
          <table:table-cell table:style-name="ce28" office:value-type="string" calcext:value-type="string">
            <text:p>Bootlace ferrule, twin entry; insulated, 1.5mm2</text:p>
          </table:table-cell>
          <table:table-cell table:style-name="ce28" office:value-type="string" calcext:value-type="string">
            <text:p>Cable set #2</text:p>
          </table:table-cell>
          <table:table-cell table:style-name="ce42" office:value-type="string" calcext:value-type="string">
            <text:p>Enclosure</text:p>
          </table:table-cell>
          <table:table-cell table:style-name="ce46" table:formula="of:=IF([.F423]=&quot;Power board&quot;;[.B423]*2;[.B423])" office:value-type="float" office:value="3" calcext:value-type="float">
            <text:p>3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422:.G423])" office:value-type="float" office:value="5" calcext:value-type="float">
            <text:p>5</text:p>
          </table:table-cell>
          <table:table-cell table:style-name="ce15" office:value-type="float" office:value="1121754" calcext:value-type="float">
            <text:p>1121754</text:p>
          </table:table-cell>
          <table:table-cell table:style-name="ce27" office:value-type="string" calcext:value-type="string">
            <text:p>9037470000</text:p>
          </table:table-cell>
          <table:table-cell table:style-name="ce61" table:formula="of:=11.15/[.K424]" office:value-type="float" office:value="0.1115" calcext:value-type="float">
            <text:p>0,112</text:p>
          </table:table-cell>
          <table:table-cell table:style-name="ce68" office:value-type="float" office:value="100" calcext:value-type="float">
            <text:p>100</text:p>
          </table:table-cell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H1.5/16D2/BK</text:p>
          </table:table-cell>
          <table:table-cell table:style-name="ce61" office:value-type="float" office:value="0.04737" calcext:value-type="float">
            <text:p>0,047</text:p>
          </table:table-cell>
          <table:table-cell table:style-name="ce95" office:value-type="float" office:value="10" calcext:value-type="float">
            <text:p>10</text:p>
          </table:table-cell>
          <table:table-cell table:number-columns-repeated="2"/>
          <table:table-cell table:style-name="ce139" table:formula="of:=IF([.AB424]=[.J424];&quot;Farnell&quot;; IF([.AB424]=[.M424]; &quot;Digikey&quot;; IF([.AB424]=[.P424]; &quot;Mouser&quot;; IF([.AB424]=[.T424]; &quot;RS&quot;; IF([.AB424]=[.W424]; &quot;TME&quot;)))))" office:value-type="string" office:string-value="TME" calcext:value-type="string">
            <text:p>TME</text:p>
          </table:table-cell>
          <table:table-cell table:style-name="ce146" table:formula="of:=IF([.G424]&lt;&gt;&quot;&quot;;MIN([.J424];[.M424];[.P424];[.T424];[.W424]);&quot;&quot;)" office:value-type="currency" office:currency="EUR" office:value="0.04737" calcext:value-type="currency">
            <text:p>0,047 €</text:p>
          </table:table-cell>
          <table:table-cell table:style-name="ce139" table:formula="of:=[.G424]" office:value-type="float" office:value="5" calcext:value-type="float">
            <text:p>5</text:p>
          </table:table-cell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Cat5E cable, stranded wire</text:p>
          </table:table-cell>
          <table:table-cell table:style-name="ce27"/>
          <table:table-cell table:style-name="ce40" office:value-type="string" calcext:value-type="string">
            <text:p>Ethernet cable</text:p>
          </table:table-cell>
          <table:table-cell table:style-name="ce27" office:value-type="string" calcext:value-type="string">
            <text:p>Enclosure</text:p>
          </table:table-cell>
          <table:table-cell table:style-name="ce45" table:formula="of:=IF([.F426]=&quot;Power board&quot;;[.B426]*2;[.B426])" office:value-type="float" office:value="1" calcext:value-type="float">
            <text:p>1</text:p>
          </table:table-cell>
          <table:table-cell table:style-name="ce15" office:value-type="float" office:value="1734894" calcext:value-type="float">
            <text:p>1734894</text:p>
          </table:table-cell>
          <table:table-cell table:style-name="ce27" office:value-type="string" calcext:value-type="string">
            <text:p>PS11029</text:p>
          </table:table-cell>
          <table:table-cell table:style-name="ce61" office:value-type="float" office:value="1.12" calcext:value-type="float">
            <text:p>1,120</text:p>
          </table:table-cell>
          <table:table-cell table:style-name="ce68" office:value-type="float" office:value="1" calcext:value-type="float">
            <text:p>1</text:p>
          </table:table-cell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CA00600.00C01</text:p>
          </table:table-cell>
          <table:table-cell table:style-name="ce61" office:value-type="float" office:value="6.8" calcext:value-type="float">
            <text:p>6,800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39" table:formula="of:=IF([.AB426]=[.J426];&quot;Farnell&quot;; IF([.AB426]=[.M426]; &quot;Digikey&quot;; IF([.AB426]=[.P426]; &quot;Mouser&quot;; IF([.AB426]=[.T426]; &quot;RS&quot;; IF([.AB426]=[.W426]; &quot;TME&quot;)))))" office:value-type="string" office:string-value="Farnell" calcext:value-type="string">
            <text:p>Farnell</text:p>
          </table:table-cell>
          <table:table-cell table:style-name="ce146" table:formula="of:=IF([.G426]&lt;&gt;&quot;&quot;;MIN([.J426];[.M426];[.P426];[.T426];[.W426]);&quot;&quot;)" office:value-type="currency" office:currency="EUR" office:value="1.12" calcext:value-type="currency">
            <text:p>1,120 €</text:p>
          </table:table-cell>
          <table:table-cell table:style-name="ce139" table:formula="of:=[.G426]" office:value-type="float" office:value="1" calcext:value-type="float">
            <text:p>1</text:p>
          </table:table-cell>
          <table:table-cell table:style-name="ce159" table:formula="of:=[.AB426]*[.AC426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09" calcext:value-type="float">
            <text:p>0,09</text:p>
          </table:table-cell>
          <table:table-cell table:style-name="ce16" office:value-type="string" calcext:value-type="string">
            <text:p>LGY1.5/10-BR</text:p>
          </table:table-cell>
          <table:table-cell table:style-name="ce28" office:value-type="string" calcext:value-type="string">
            <text:p>Insulated wire, stranded, <text:span text:style-name="T4">brown</text:span>, 1.5 mm2</text:p>
          </table:table-cell>
          <table:table-cell table:style-name="ce28" office:value-type="string" calcext:value-type="string">
            <text:p>AC switch patch cables</text:p>
          </table:table-cell>
          <table:table-cell table:style-name="ce42" office:value-type="string" calcext:value-type="string">
            <text:p>Enclosure</text:p>
          </table:table-cell>
          <table:table-cell table:style-name="ce46" table:formula="of:=IF([.F427]=&quot;Power board&quot;;[.B427]*2;[.B427])" office:value-type="float" office:value="0.09" calcext:value-type="float">
            <text:p>0,09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2" calcext:value-type="float">
            <text:p>0,2</text:p>
          </table:table-cell>
          <table:table-cell table:style-name="ce15" office:value-type="string" calcext:value-type="string">
            <text:p>LGY1.5/10-BR</text:p>
          </table:table-cell>
          <table:table-cell table:style-name="ce27" office:value-type="string" calcext:value-type="string">
            <text:p>Insulated wire, stranded, <text:span text:style-name="T4">brown</text:span>, 1.5 mm2</text:p>
          </table:table-cell>
          <table:table-cell table:style-name="ce40" office:value-type="string" calcext:value-type="string">
            <text:p>Lower AC/DC module power input</text:p>
          </table:table-cell>
          <table:table-cell table:style-name="ce27" office:value-type="string" calcext:value-type="string">
            <text:p>Enclosure</text:p>
          </table:table-cell>
          <table:table-cell table:style-name="ce45" table:formula="of:=IF([.F428]=&quot;Power board&quot;;[.B428]*2;[.B428])" office:value-type="float" office:value="0.2" calcext:value-type="float">
            <text:p>0,2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07" calcext:value-type="float">
            <text:p>0,07</text:p>
          </table:table-cell>
          <table:table-cell table:style-name="ce16" office:value-type="string" calcext:value-type="string">
            <text:p>LGY1.5/10-BR</text:p>
          </table:table-cell>
          <table:table-cell table:style-name="ce28" office:value-type="string" calcext:value-type="string">
            <text:p>Insulated wire, stranded, <text:span text:style-name="T4">brown</text:span>, 1.5 mm2</text:p>
          </table:table-cell>
          <table:table-cell table:style-name="ce28" office:value-type="string" calcext:value-type="string">
            <text:p>Upper AC/DC module power input</text:p>
          </table:table-cell>
          <table:table-cell table:style-name="ce42" office:value-type="string" calcext:value-type="string">
            <text:p>Enclosure</text:p>
          </table:table-cell>
          <table:table-cell table:style-name="ce46" table:formula="of:=IF([.F429]=&quot;Power board&quot;;[.B429]*2;[.B429])" office:value-type="float" office:value="0.07" calcext:value-type="float">
            <text:p>0,07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11" calcext:value-type="float">
            <text:p>0,11</text:p>
          </table:table-cell>
          <table:table-cell table:style-name="ce15" office:value-type="string" calcext:value-type="string">
            <text:p>LGY1.5/10-BR</text:p>
          </table:table-cell>
          <table:table-cell table:style-name="ce27" office:value-type="string" calcext:value-type="string">
            <text:p>Insulated wire, stranded, <text:span text:style-name="T4">brown</text:span>, 1.5 mm2</text:p>
          </table:table-cell>
          <table:table-cell table:style-name="ce40" office:value-type="string" calcext:value-type="string">
            <text:p>AUX PS module power input</text:p>
          </table:table-cell>
          <table:table-cell table:style-name="ce27" office:value-type="string" calcext:value-type="string">
            <text:p>Enclosure</text:p>
          </table:table-cell>
          <table:table-cell table:style-name="ce45" table:formula="of:=IF([.F430]=&quot;Power board&quot;;[.B430]*2;[.B430])" office:value-type="float" office:value="0.11" calcext:value-type="float">
            <text:p>0,1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427:.G430])" office:value-type="float" office:value="0.47" calcext:value-type="float">
            <text:p>0,47</text:p>
          </table:table-cell>
          <table:table-cell table:style-name="ce53" office:value-type="string" calcext:value-type="string">
            <text:p>1764967</text:p>
          </table:table-cell>
          <table:table-cell table:style-name="ce59" office:value-type="string" calcext:value-type="string">
            <text:p>6716 BR005</text:p>
          </table:table-cell>
          <table:table-cell table:style-name="ce62" table:formula="of:=23.08/[.K431]" office:value-type="float" office:value="0.75672131147541" calcext:value-type="float">
            <text:p>0,757</text:p>
          </table:table-cell>
          <table:table-cell table:style-name="ce69" office:value-type="float" office:value="30.5" calcext:value-type="float">
            <text:p>31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LGY1.5/10-BR</text:p>
          </table:table-cell>
          <table:table-cell table:style-name="ce121" office:value-type="float" office:value="0.62" calcext:value-type="float">
            <text:p>0,620</text:p>
          </table:table-cell>
          <table:table-cell table:style-name="ce96" office:value-type="float" office:value="10" calcext:value-type="float">
            <text:p>10</text:p>
          </table:table-cell>
          <table:table-cell table:style-name="ce128" office:value-type="string" calcext:value-type="string">
            <text:p>-</text:p>
          </table:table-cell>
          <table:table-cell table:style-name="ce96"/>
          <table:table-cell table:style-name="ce140" table:formula="of:=IF([.AB431]=[.J431];&quot;Farnell&quot;; IF([.AB431]=[.M431]; &quot;Digikey&quot;; IF([.AB431]=[.P431]; &quot;Mouser&quot;; IF([.AB431]=[.T431]; &quot;RS&quot;; IF([.AB431]=[.W431]; &quot;TME&quot;)))))" office:value-type="string" office:string-value="TME" calcext:value-type="string">
            <text:p>TME</text:p>
          </table:table-cell>
          <table:table-cell table:style-name="ce147" table:formula="of:=IF([.G431]&lt;&gt;&quot;&quot;;MIN([.J431];[.M431];[.P431];[.T431];[.W431]);&quot;&quot;)" office:value-type="currency" office:currency="EUR" office:value="0.62" calcext:value-type="currency">
            <text:p>0,620 €</text:p>
          </table:table-cell>
          <table:table-cell table:style-name="ce140" table:formula="of:=[.G431]" office:value-type="float" office:value="0.47" calcext:value-type="float">
            <text:p>0</text:p>
          </table:table-cell>
          <table:table-cell table:style-name="ce159" table:formula="of:=[.AB431]*[.AC431]" office:value-type="float" office:value="0.2914" calcext:value-type="float">
            <text:p>0,291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09" calcext:value-type="float">
            <text:p>0,09</text:p>
          </table:table-cell>
          <table:table-cell table:style-name="ce16" office:value-type="string" calcext:value-type="string">
            <text:p>LGY1.5/10-BL</text:p>
          </table:table-cell>
          <table:table-cell table:style-name="ce28" office:value-type="string" calcext:value-type="string">
            <text:p>Insulated wire, stranded, <text:span text:style-name="T4">blue</text:span>, 1.5 mm2</text:p>
          </table:table-cell>
          <table:table-cell table:style-name="ce28" office:value-type="string" calcext:value-type="string">
            <text:p>AC switch patch cables</text:p>
          </table:table-cell>
          <table:table-cell table:style-name="ce42" office:value-type="string" calcext:value-type="string">
            <text:p>Enclosure</text:p>
          </table:table-cell>
          <table:table-cell table:style-name="ce46" table:formula="of:=IF([.F433]=&quot;Power board&quot;;[.B433]*2;[.B433])" office:value-type="float" office:value="0.09" calcext:value-type="float">
            <text:p>0,09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2" calcext:value-type="float">
            <text:p>0,2</text:p>
          </table:table-cell>
          <table:table-cell table:style-name="ce15" office:value-type="string" calcext:value-type="string">
            <text:p>LGY1.5/10-BL</text:p>
          </table:table-cell>
          <table:table-cell table:style-name="ce27" office:value-type="string" calcext:value-type="string">
            <text:p>Insulated wire, stranded, <text:span text:style-name="T4">blue</text:span>, 1.5 mm2</text:p>
          </table:table-cell>
          <table:table-cell table:style-name="ce40" office:value-type="string" calcext:value-type="string">
            <text:p>Lower AC/DC module power input</text:p>
          </table:table-cell>
          <table:table-cell table:style-name="ce27" office:value-type="string" calcext:value-type="string">
            <text:p>Enclosure</text:p>
          </table:table-cell>
          <table:table-cell table:style-name="ce45" table:formula="of:=IF([.F434]=&quot;Power board&quot;;[.B434]*2;[.B434])" office:value-type="float" office:value="0.2" calcext:value-type="float">
            <text:p>0,2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07" calcext:value-type="float">
            <text:p>0,07</text:p>
          </table:table-cell>
          <table:table-cell table:style-name="ce16" office:value-type="string" calcext:value-type="string">
            <text:p>LGY1.5/10-BL</text:p>
          </table:table-cell>
          <table:table-cell table:style-name="ce28" office:value-type="string" calcext:value-type="string">
            <text:p>Insulated wire, stranded, <text:span text:style-name="T4">blue</text:span>, 1.5 mm2</text:p>
          </table:table-cell>
          <table:table-cell table:style-name="ce28" office:value-type="string" calcext:value-type="string">
            <text:p>Upper AC/DC module power input</text:p>
          </table:table-cell>
          <table:table-cell table:style-name="ce42" office:value-type="string" calcext:value-type="string">
            <text:p>Enclosure</text:p>
          </table:table-cell>
          <table:table-cell table:style-name="ce46" table:formula="of:=IF([.F435]=&quot;Power board&quot;;[.B435]*2;[.B435])" office:value-type="float" office:value="0.07" calcext:value-type="float">
            <text:p>0,07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11" calcext:value-type="float">
            <text:p>0,11</text:p>
          </table:table-cell>
          <table:table-cell table:style-name="ce15" office:value-type="string" calcext:value-type="string">
            <text:p>LGY1.5/10-BL</text:p>
          </table:table-cell>
          <table:table-cell table:style-name="ce27" office:value-type="string" calcext:value-type="string">
            <text:p>Insulated wire, stranded, <text:span text:style-name="T4">blue</text:span>, 1.5 mm2</text:p>
          </table:table-cell>
          <table:table-cell table:style-name="ce40" office:value-type="string" calcext:value-type="string">
            <text:p>AUX PS module power input</text:p>
          </table:table-cell>
          <table:table-cell table:style-name="ce27" office:value-type="string" calcext:value-type="string">
            <text:p>Enclosure</text:p>
          </table:table-cell>
          <table:table-cell table:style-name="ce45" table:formula="of:=IF([.F436]=&quot;Power board&quot;;[.B436]*2;[.B436])" office:value-type="float" office:value="0.11" calcext:value-type="float">
            <text:p>0,1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433:.G436])" office:value-type="float" office:value="0.47" calcext:value-type="float">
            <text:p>0,47</text:p>
          </table:table-cell>
          <table:table-cell table:style-name="ce53" office:value-type="float" office:value="1764966" calcext:value-type="float">
            <text:p>1764966</text:p>
          </table:table-cell>
          <table:table-cell table:style-name="ce59" office:value-type="string" calcext:value-type="string">
            <text:p>6716 BL005</text:p>
          </table:table-cell>
          <table:table-cell table:style-name="ce62" table:formula="of:=23.77/[.K437]" office:value-type="float" office:value="0.779344262295082" calcext:value-type="float">
            <text:p>0,779</text:p>
          </table:table-cell>
          <table:table-cell table:style-name="ce69" office:value-type="float" office:value="30.5" calcext:value-type="float">
            <text:p>31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LGY1.5/10-BL</text:p>
          </table:table-cell>
          <table:table-cell table:style-name="ce121" office:value-type="float" office:value="0.62" calcext:value-type="float">
            <text:p>0,620</text:p>
          </table:table-cell>
          <table:table-cell table:style-name="ce96" office:value-type="float" office:value="10" calcext:value-type="float">
            <text:p>10</text:p>
          </table:table-cell>
          <table:table-cell table:style-name="ce128" office:value-type="string" calcext:value-type="string">
            <text:p>-</text:p>
          </table:table-cell>
          <table:table-cell table:style-name="ce96"/>
          <table:table-cell table:style-name="ce140" table:formula="of:=IF([.AB437]=[.J437];&quot;Farnell&quot;; IF([.AB437]=[.M437]; &quot;Digikey&quot;; IF([.AB437]=[.P437]; &quot;Mouser&quot;; IF([.AB437]=[.T437]; &quot;RS&quot;; IF([.AB437]=[.W437]; &quot;TME&quot;)))))" office:value-type="string" office:string-value="TME" calcext:value-type="string">
            <text:p>TME</text:p>
          </table:table-cell>
          <table:table-cell table:style-name="ce147" table:formula="of:=IF([.G437]&lt;&gt;&quot;&quot;;MIN([.J437];[.M437];[.P437];[.T437];[.W437]);&quot;&quot;)" office:value-type="currency" office:currency="EUR" office:value="0.62" calcext:value-type="currency">
            <text:p>0,620 €</text:p>
          </table:table-cell>
          <table:table-cell table:style-name="ce140" table:formula="of:=[.G437]" office:value-type="float" office:value="0.47" calcext:value-type="float">
            <text:p>0</text:p>
          </table:table-cell>
          <table:table-cell table:style-name="ce159" table:formula="of:=[.AB437]*[.AC437]" office:value-type="float" office:value="0.2914" calcext:value-type="float">
            <text:p>0,291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4" calcext:value-type="float">
            <text:p>0,4</text:p>
          </table:table-cell>
          <table:table-cell table:style-name="ce16" office:value-type="string" calcext:value-type="string">
            <text:p>LGY1.5/10-RD</text:p>
          </table:table-cell>
          <table:table-cell table:style-name="ce28" office:value-type="string" calcext:value-type="string">
            <text:p>Insulated wire, stranded, <text:span text:style-name="T4">red</text:span>, 1.5 mm2</text:p>
          </table:table-cell>
          <table:table-cell table:style-name="ce28" office:value-type="string" calcext:value-type="string">
            <text:p>Cable set #1, Power board X1 cable</text:p>
          </table:table-cell>
          <table:table-cell table:style-name="ce42" office:value-type="string" calcext:value-type="string">
            <text:p>Enclosure</text:p>
          </table:table-cell>
          <table:table-cell table:style-name="ce46" table:formula="of:=IF([.F439]=&quot;Power board&quot;;[.B439]*2;[.B439])" office:value-type="float" office:value="0.4" calcext:value-type="float">
            <text:p>0,4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33" calcext:value-type="float">
            <text:p>0,33</text:p>
          </table:table-cell>
          <table:table-cell table:style-name="ce15" office:value-type="string" calcext:value-type="string">
            <text:p>LGY1.5/10-RD</text:p>
          </table:table-cell>
          <table:table-cell table:style-name="ce27" office:value-type="string" calcext:value-type="string">
            <text:p>Insulated wire, stranded, <text:span text:style-name="T4">red</text:span>, 1.5 mm2</text:p>
          </table:table-cell>
          <table:table-cell table:style-name="ce40" office:value-type="string" calcext:value-type="string">
            <text:p>Cable set #2, Power board X1 cable</text:p>
          </table:table-cell>
          <table:table-cell table:style-name="ce27" office:value-type="string" calcext:value-type="string">
            <text:p>Enclosure</text:p>
          </table:table-cell>
          <table:table-cell table:style-name="ce45" table:formula="of:=IF([.F440]=&quot;Power board&quot;;[.B440]*2;[.B440])" office:value-type="float" office:value="0.33" calcext:value-type="float">
            <text:p>0,33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439:.G440])" office:value-type="float" office:value="0.73" calcext:value-type="float">
            <text:p>0,73</text:p>
          </table:table-cell>
          <table:table-cell table:style-name="ce53" office:value-type="string" calcext:value-type="string">
            <text:p>1764971</text:p>
          </table:table-cell>
          <table:table-cell table:style-name="ce59" office:value-type="string" calcext:value-type="string">
            <text:p>6716 RD005 </text:p>
          </table:table-cell>
          <table:table-cell table:style-name="ce62" table:formula="of:=22.56/[.K441]" office:value-type="float" office:value="0.739672131147541" calcext:value-type="float">
            <text:p>0,740</text:p>
          </table:table-cell>
          <table:table-cell table:style-name="ce69" office:value-type="float" office:value="30.5" calcext:value-type="float">
            <text:p>31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LGY1.5/10-RD</text:p>
          </table:table-cell>
          <table:table-cell table:style-name="ce121" office:value-type="float" office:value="0.62" calcext:value-type="float">
            <text:p>0,620</text:p>
          </table:table-cell>
          <table:table-cell table:style-name="ce96" office:value-type="float" office:value="10" calcext:value-type="float">
            <text:p>10</text:p>
          </table:table-cell>
          <table:table-cell table:style-name="ce128" office:value-type="string" calcext:value-type="string">
            <text:p>-</text:p>
          </table:table-cell>
          <table:table-cell table:style-name="ce96"/>
          <table:table-cell table:style-name="ce140" table:formula="of:=IF([.AB441]=[.J441];&quot;Farnell&quot;; IF([.AB441]=[.M441]; &quot;Digikey&quot;; IF([.AB441]=[.P441]; &quot;Mouser&quot;; IF([.AB441]=[.T441]; &quot;RS&quot;; IF([.AB441]=[.W441]; &quot;TME&quot;)))))" office:value-type="string" office:string-value="TME" calcext:value-type="string">
            <text:p>TME</text:p>
          </table:table-cell>
          <table:table-cell table:style-name="ce147" table:formula="of:=IF([.G441]&lt;&gt;&quot;&quot;;MIN([.J441];[.M441];[.P441];[.T441];[.W441]);&quot;&quot;)" office:value-type="currency" office:currency="EUR" office:value="0.62" calcext:value-type="currency">
            <text:p>0,620 €</text:p>
          </table:table-cell>
          <table:table-cell table:style-name="ce140" table:formula="of:=[.G441]" office:value-type="float" office:value="0.73" calcext:value-type="float">
            <text:p>1</text:p>
          </table:table-cell>
          <table:table-cell table:style-name="ce159" table:formula="of:=[.AB441]*[.AC441]" office:value-type="float" office:value="0.4526" calcext:value-type="float">
            <text:p>0,453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4" calcext:value-type="float">
            <text:p>0,4</text:p>
          </table:table-cell>
          <table:table-cell table:style-name="ce16" office:value-type="string" calcext:value-type="string">
            <text:p>LGY1.5/10-BK</text:p>
          </table:table-cell>
          <table:table-cell table:style-name="ce28" office:value-type="string" calcext:value-type="string">
            <text:p>Insulated wire, stranded, <text:span text:style-name="T4">black</text:span>, 1.5 mm2</text:p>
          </table:table-cell>
          <table:table-cell table:style-name="ce28" office:value-type="string" calcext:value-type="string">
            <text:p>Cable set #1, Power board X1 cable</text:p>
          </table:table-cell>
          <table:table-cell table:style-name="ce42" office:value-type="string" calcext:value-type="string">
            <text:p>Enclosure</text:p>
          </table:table-cell>
          <table:table-cell table:style-name="ce46" table:formula="of:=IF([.F443]=&quot;Power board&quot;;[.B443]*2;[.B443])" office:value-type="float" office:value="0.4" calcext:value-type="float">
            <text:p>0,4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33" calcext:value-type="float">
            <text:p>0,33</text:p>
          </table:table-cell>
          <table:table-cell table:style-name="ce15" office:value-type="string" calcext:value-type="string">
            <text:p>LGY1.5/10-BK</text:p>
          </table:table-cell>
          <table:table-cell table:style-name="ce27" office:value-type="string" calcext:value-type="string">
            <text:p>Insulated wire, stranded, <text:span text:style-name="T4">black</text:span>, 1.5 mm2</text:p>
          </table:table-cell>
          <table:table-cell table:style-name="ce40" office:value-type="string" calcext:value-type="string">
            <text:p>Cable set #2, Power board X1 cable</text:p>
          </table:table-cell>
          <table:table-cell table:style-name="ce27" office:value-type="string" calcext:value-type="string">
            <text:p>Enclosure</text:p>
          </table:table-cell>
          <table:table-cell table:style-name="ce45" table:formula="of:=IF([.F444]=&quot;Power board&quot;;[.B444]*2;[.B444])" office:value-type="float" office:value="0.33" calcext:value-type="float">
            <text:p>0,33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443:.G444])" office:value-type="float" office:value="0.73" calcext:value-type="float">
            <text:p>0,73</text:p>
          </table:table-cell>
          <table:table-cell table:style-name="ce53" office:value-type="string" calcext:value-type="string">
            <text:p>1764965</text:p>
          </table:table-cell>
          <table:table-cell table:style-name="ce59" office:value-type="string" calcext:value-type="string">
            <text:p>6716 BK005</text:p>
          </table:table-cell>
          <table:table-cell table:style-name="ce62" table:formula="of:=17.77/[.K445]" office:value-type="float" office:value="0.582622950819672" calcext:value-type="float">
            <text:p>0,583</text:p>
          </table:table-cell>
          <table:table-cell table:style-name="ce69" office:value-type="float" office:value="30.5" calcext:value-type="float">
            <text:p>31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LGY1.5/10-BK</text:p>
          </table:table-cell>
          <table:table-cell table:style-name="ce121" office:value-type="float" office:value="0.62" calcext:value-type="float">
            <text:p>0,620</text:p>
          </table:table-cell>
          <table:table-cell table:style-name="ce96" office:value-type="float" office:value="10" calcext:value-type="float">
            <text:p>10</text:p>
          </table:table-cell>
          <table:table-cell table:style-name="ce128" office:value-type="string" calcext:value-type="string">
            <text:p>-</text:p>
          </table:table-cell>
          <table:table-cell table:style-name="ce96"/>
          <table:table-cell table:style-name="ce140" table:formula="of:=IF([.AB445]=[.J445];&quot;Farnell&quot;; IF([.AB445]=[.M445]; &quot;Digikey&quot;; IF([.AB445]=[.P445]; &quot;Mouser&quot;; IF([.AB445]=[.T445]; &quot;RS&quot;; IF([.AB445]=[.W445]; &quot;TME&quot;)))))" office:value-type="string" office:string-value="Farnell" calcext:value-type="string">
            <text:p>Farnell</text:p>
          </table:table-cell>
          <table:table-cell table:style-name="ce147" table:formula="of:=IF([.G445]&lt;&gt;&quot;&quot;;MIN([.J445];[.M445];[.P445];[.T445];[.W445]);&quot;&quot;)" office:value-type="currency" office:currency="EUR" office:value="0.582622950819672" calcext:value-type="currency">
            <text:p>0,583 €</text:p>
          </table:table-cell>
          <table:table-cell table:style-name="ce140" table:formula="of:=[.G445]" office:value-type="float" office:value="0.73" calcext:value-type="float">
            <text:p>1</text:p>
          </table:table-cell>
          <table:table-cell table:style-name="ce159" table:formula="of:=[.AB445]*[.AC445]" office:value-type="float" office:value="0.425314754098361" calcext:value-type="float">
            <text:p>0,42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4" calcext:value-type="float">
            <text:p>0,4</text:p>
          </table:table-cell>
          <table:table-cell table:style-name="ce16" office:value-type="string" calcext:value-type="string">
            <text:p>GY1.5/10-YL/GR</text:p>
          </table:table-cell>
          <table:table-cell table:style-name="ce28" office:value-type="string" calcext:value-type="string">
            <text:p>Insulated wire, stranded, <text:span text:style-name="T4">green-yellow</text:span>, 1.5 mm2</text:p>
          </table:table-cell>
          <table:table-cell table:style-name="ce28" office:value-type="string" calcext:value-type="string">
            <text:p>Cable set #1, Power board X1 cable</text:p>
          </table:table-cell>
          <table:table-cell table:style-name="ce42" office:value-type="string" calcext:value-type="string">
            <text:p>Enclosure</text:p>
          </table:table-cell>
          <table:table-cell table:style-name="ce46" table:formula="of:=IF([.F447]=&quot;Power board&quot;;[.B447]*2;[.B447])" office:value-type="float" office:value="0.4" calcext:value-type="float">
            <text:p>0,4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07" calcext:value-type="float">
            <text:p>0,07</text:p>
          </table:table-cell>
          <table:table-cell table:style-name="ce15" office:value-type="string" calcext:value-type="string">
            <text:p>GY1.5/10-YL/GR</text:p>
          </table:table-cell>
          <table:table-cell table:style-name="ce27" office:value-type="string" calcext:value-type="string">
            <text:p>Insulated wire, stranded, <text:span text:style-name="T4">green-yellow</text:span>, 1.5 mm2</text:p>
          </table:table-cell>
          <table:table-cell table:style-name="ce40" office:value-type="string" calcext:value-type="string">
            <text:p>Cable set #1, AC/DC module Earth</text:p>
          </table:table-cell>
          <table:table-cell table:style-name="ce27" office:value-type="string" calcext:value-type="string">
            <text:p>Enclosure</text:p>
          </table:table-cell>
          <table:table-cell table:style-name="ce45" table:formula="of:=IF([.F448]=&quot;Power board&quot;;[.B448]*2;[.B448])" office:value-type="float" office:value="0.07" calcext:value-type="float">
            <text:p>0,07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17" calcext:value-type="float">
            <text:p>0,17</text:p>
          </table:table-cell>
          <table:table-cell table:style-name="ce16" office:value-type="string" calcext:value-type="string">
            <text:p>GY1.5/10-YL/GR</text:p>
          </table:table-cell>
          <table:table-cell table:style-name="ce28" office:value-type="string" calcext:value-type="string">
            <text:p>Insulated wire, stranded, <text:span text:style-name="T4">green-yellow</text:span>, 1.5 mm2</text:p>
          </table:table-cell>
          <table:table-cell table:style-name="ce28" office:value-type="string" calcext:value-type="string">
            <text:p>Chassis Earth </text:p>
          </table:table-cell>
          <table:table-cell table:style-name="ce42" office:value-type="string" calcext:value-type="string">
            <text:p>Enclosure</text:p>
          </table:table-cell>
          <table:table-cell table:style-name="ce46" table:formula="of:=IF([.F449]=&quot;Power board&quot;;[.B449]*2;[.B449])" office:value-type="float" office:value="0.17" calcext:value-type="float">
            <text:p>0,17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5" calcext:value-type="float">
            <text:p>0,5</text:p>
          </table:table-cell>
          <table:table-cell table:style-name="ce15" office:value-type="string" calcext:value-type="string">
            <text:p>GY1.5/10-YL/GR</text:p>
          </table:table-cell>
          <table:table-cell table:style-name="ce27" office:value-type="string" calcext:value-type="string">
            <text:p>Insulated wire, stranded, <text:span text:style-name="T4">green-yellow</text:span>, 1.5 mm2</text:p>
          </table:table-cell>
          <table:table-cell table:style-name="ce40" office:value-type="string" calcext:value-type="string">
            <text:p>Arduino Shield Earth</text:p>
          </table:table-cell>
          <table:table-cell table:style-name="ce27" office:value-type="string" calcext:value-type="string">
            <text:p>Enclosure</text:p>
          </table:table-cell>
          <table:table-cell table:style-name="ce45" table:formula="of:=IF([.F450]=&quot;Power board&quot;;[.B450]*2;[.B450])" office:value-type="float" office:value="0.5" calcext:value-type="float">
            <text:p>0,5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33" calcext:value-type="float">
            <text:p>0,33</text:p>
          </table:table-cell>
          <table:table-cell table:style-name="ce16" office:value-type="string" calcext:value-type="string">
            <text:p>GY1.5/10-YL/GR</text:p>
          </table:table-cell>
          <table:table-cell table:style-name="ce28" office:value-type="string" calcext:value-type="string">
            <text:p>Insulated wire, stranded, <text:span text:style-name="T4">green-yellow</text:span>, 1.5 mm2</text:p>
          </table:table-cell>
          <table:table-cell table:style-name="ce28" office:value-type="string" calcext:value-type="string">
            <text:p>Cable set #2, Power board X1 cable</text:p>
          </table:table-cell>
          <table:table-cell table:style-name="ce42" office:value-type="string" calcext:value-type="string">
            <text:p>Enclosure</text:p>
          </table:table-cell>
          <table:table-cell table:style-name="ce46" table:formula="of:=IF([.F451]=&quot;Power board&quot;;[.B451]*2;[.B451])" office:value-type="float" office:value="0.33" calcext:value-type="float">
            <text:p>0,33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15" calcext:value-type="float">
            <text:p>0,15</text:p>
          </table:table-cell>
          <table:table-cell table:style-name="ce15" office:value-type="string" calcext:value-type="string">
            <text:p>GY1.5/10-YL/GR</text:p>
          </table:table-cell>
          <table:table-cell table:style-name="ce27" office:value-type="string" calcext:value-type="string">
            <text:p>Insulated wire, stranded, <text:span text:style-name="T4">green-yellow</text:span>, 1.5 mm2</text:p>
          </table:table-cell>
          <table:table-cell table:style-name="ce40" office:value-type="string" calcext:value-type="string">
            <text:p>Cable set #2, AC/DC module Earth</text:p>
          </table:table-cell>
          <table:table-cell table:style-name="ce27" office:value-type="string" calcext:value-type="string">
            <text:p>Enclosure</text:p>
          </table:table-cell>
          <table:table-cell table:style-name="ce45" table:formula="of:=IF([.F452]=&quot;Power board&quot;;[.B452]*2;[.B452])" office:value-type="float" office:value="0.15" calcext:value-type="float">
            <text:p>0,15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15" calcext:value-type="float">
            <text:p>0,15</text:p>
          </table:table-cell>
          <table:table-cell table:style-name="ce16" office:value-type="string" calcext:value-type="string">
            <text:p>GY1.5/10-YL/GR</text:p>
          </table:table-cell>
          <table:table-cell table:style-name="ce28" office:value-type="string" calcext:value-type="string">
            <text:p>Insulated wire, stranded, <text:span text:style-name="T4">green-yellow</text:span>, 1.5 mm2</text:p>
          </table:table-cell>
          <table:table-cell table:style-name="ce28" office:value-type="string" calcext:value-type="string">
            <text:p>AUX PS module Earth</text:p>
          </table:table-cell>
          <table:table-cell table:style-name="ce42" office:value-type="string" calcext:value-type="string">
            <text:p>Enclosure</text:p>
          </table:table-cell>
          <table:table-cell table:style-name="ce46" table:formula="of:=IF([.F453]=&quot;Power board&quot;;[.B453]*2;[.B453])" office:value-type="float" office:value="0.15" calcext:value-type="float">
            <text:p>0,15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447:.G453])" office:value-type="float" office:value="1.77" calcext:value-type="float">
            <text:p>1,77</text:p>
          </table:table-cell>
          <table:table-cell table:style-name="ce15" office:value-type="float" office:value="1764969" calcext:value-type="float">
            <text:p>1764969</text:p>
          </table:table-cell>
          <table:table-cell table:style-name="ce27" office:value-type="string" calcext:value-type="string">
            <text:p>6716 GY005 </text:p>
          </table:table-cell>
          <table:table-cell table:style-name="ce61" table:formula="of:=24.96/[.K454]" office:value-type="float" office:value="0.818360655737705" calcext:value-type="float">
            <text:p>0,818</text:p>
          </table:table-cell>
          <table:table-cell table:style-name="ce68" office:value-type="float" office:value="30.5" calcext:value-type="float">
            <text:p>31</text:p>
          </table:table-cell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GY1.5/10-YL/GR</text:p>
          </table:table-cell>
          <table:table-cell table:style-name="ce61" office:value-type="float" office:value="0.62" calcext:value-type="float">
            <text:p>0,620</text:p>
          </table:table-cell>
          <table:table-cell table:style-name="ce9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39" table:formula="of:=IF([.AB454]=[.J454];&quot;Farnell&quot;; IF([.AB454]=[.M454]; &quot;Digikey&quot;; IF([.AB454]=[.P454]; &quot;Mouser&quot;; IF([.AB454]=[.T454]; &quot;RS&quot;; IF([.AB454]=[.W454]; &quot;TME&quot;)))))" office:value-type="string" office:string-value="TME" calcext:value-type="string">
            <text:p>TME</text:p>
          </table:table-cell>
          <table:table-cell table:style-name="ce146" table:formula="of:=IF([.G454]&lt;&gt;&quot;&quot;;MIN([.J454];[.M454];[.P454];[.T454];[.W454]);&quot;&quot;)" office:value-type="currency" office:currency="EUR" office:value="0.62" calcext:value-type="currency">
            <text:p>0,620 €</text:p>
          </table:table-cell>
          <table:table-cell table:style-name="ce139" table:formula="of:=[.G454]" office:value-type="float" office:value="1.77" calcext:value-type="float">
            <text:p>2</text:p>
          </table:table-cell>
          <table:table-cell table:style-name="ce159" table:formula="of:=[.AB454]*[.AC454]" office:value-type="float" office:value="1.0974" calcext:value-type="float">
            <text:p>1,097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rduino USB cable</text:p>
          </table:table-cell>
          <table:table-cell table:style-name="ce27" office:value-type="string" calcext:value-type="string">
            <text:p>USB micro to 5-pin receptacle cable, 30 or 50 cm</text:p>
          </table:table-cell>
          <table:table-cell table:style-name="ce40" office:value-type="string" calcext:value-type="string">
            <text:p>Search e.g.  <text:a xlink:href="https://www.aliexpress.com/item/Free-Shipping-50CM-micro-usb-5pin-male-to-1x-5Pin-Female-0-1-USB-header-PCB/32233605468.html" xlink:type="simple">AliExpress</text:a></text:p>
          </table:table-cell>
          <table:table-cell table:style-name="ce27"/>
          <table:table-cell table:style-name="ce45" table:formula="of:=IF([.F456]=&quot;Power board&quot;;[.B456]*2;[.B456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 office:value-type="string" calcext:value-type="string">
            <text:p>-</text:p>
          </table:table-cell>
          <table:table-cell/>
          <table:table-cell table:style-name="ce139" table:formula="of:=IF([.AB456]=[.J456];&quot;Farnell&quot;; IF([.AB456]=[.M456]; &quot;Digikey&quot;; IF([.AB456]=[.P456]; &quot;Mouser&quot;; IF([.AB456]=[.T456]; &quot;RS&quot;; IF([.AB456]=[.W456]; &quot;TME&quot;)))))" office:value-type="string" office:string-value="Farnell" calcext:value-type="string">
            <text:p>Farnell</text:p>
          </table:table-cell>
          <table:table-cell table:style-name="ce146" table:formula="of:=IF([.G456]&lt;&gt;&quot;&quot;;MIN([.J456];[.M456];[.P456];[.T456];[.W456]);&quot;&quot;)" office:value-type="currency" office:currency="EUR" office:value="0" calcext:value-type="currency">
            <text:p>0,000 €</text:p>
          </table:table-cell>
          <table:table-cell table:style-name="ce139" table:formula="of:=[.G456]" office:value-type="float" office:value="1" calcext:value-type="float">
            <text:p>1</text:p>
          </table:table-cell>
          <table:table-cell table:style-name="ce159" table:formula="of:=[.AB456]*[.AC456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FC10300-0</text:p>
          </table:table-cell>
          <table:table-cell table:style-name="ce28" office:value-type="string" calcext:value-type="string">
            <text:p>Ribbon cable with IDC connectors, 30 cm</text:p>
          </table:table-cell>
          <table:table-cell table:style-name="ce28"/>
          <table:table-cell table:style-name="ce42" office:value-type="string" calcext:value-type="string">
            <text:p>Arduino Shield</text:p>
          </table:table-cell>
          <table:table-cell table:style-name="ce46" table:formula="of:=IF([.F457]=&quot;Power board&quot;;[.B457]*2;[.B457])" office:value-type="float" office:value="1" calcext:value-type="float">
            <text:p>1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FC10300-0</text:p>
          </table:table-cell>
          <table:table-cell table:style-name="ce121" office:value-type="float" office:value="1.04" calcext:value-type="float">
            <text:p>1,040</text:p>
          </table:table-cell>
          <table:table-cell table:style-name="ce96" office:value-type="float" office:value="1" calcext:value-type="float">
            <text:p>1</text:p>
          </table:table-cell>
          <table:table-cell table:style-name="ce128" office:value-type="string" calcext:value-type="string">
            <text:p>-</text:p>
          </table:table-cell>
          <table:table-cell table:style-name="ce96"/>
          <table:table-cell table:style-name="ce140" table:formula="of:=IF([.AB457]=[.J457];&quot;Farnell&quot;; IF([.AB457]=[.M457]; &quot;Digikey&quot;; IF([.AB457]=[.P457]; &quot;Mouser&quot;; IF([.AB457]=[.T457]; &quot;RS&quot;; IF([.AB457]=[.W457]; &quot;TME&quot;)))))" office:value-type="string" office:string-value="TME" calcext:value-type="string">
            <text:p>TME</text:p>
          </table:table-cell>
          <table:table-cell table:style-name="ce147" table:formula="of:=IF([.G457]&lt;&gt;&quot;&quot;;MIN([.J457];[.M457];[.P457];[.T457];[.W457]);&quot;&quot;)" office:value-type="currency" office:currency="EUR" office:value="1.04" calcext:value-type="currency">
            <text:p>1,040 €</text:p>
          </table:table-cell>
          <table:table-cell table:style-name="ce140" table:formula="of:=[.G457]" office:value-type="float" office:value="1" calcext:value-type="float">
            <text:p>1</text:p>
          </table:table-cell>
          <table:table-cell table:style-name="ce159" table:formula="of:=[.AB457]*[.AC457]" office:value-type="float" office:value="1.04" calcext:value-type="float">
            <text:p>1,040</text:p>
          </table:table-cell>
          <table:table-cell table:number-columns-repeated="994"/>
        </table:table-row>
        <table:table-row table:style-name="ro3">
          <table:table-cell table:style-name="ce5" table:number-columns-repeated="7"/>
          <table:table-cell table:style-name="ce54" table:number-columns-repeated="2"/>
          <table:table-cell table:style-name="ce63"/>
          <table:table-cell table:style-name="ce70"/>
          <table:table-cell table:style-name="ce82"/>
          <table:table-cell table:style-name="ce5"/>
          <table:table-cell table:style-name="ce97"/>
          <table:table-cell table:style-name="ce82"/>
          <table:table-cell table:style-name="ce5"/>
          <table:table-cell table:style-name="ce97"/>
          <table:table-cell table:style-name="ce82" table:number-columns-repeated="2"/>
          <table:table-cell table:style-name="ce5"/>
          <table:table-cell table:style-name="ce109"/>
          <table:table-cell table:style-name="ce54"/>
          <table:table-cell table:style-name="ce5"/>
          <table:table-cell table:style-name="ce50"/>
          <table:table-cell table:style-name="ce129"/>
          <table:table-cell table:style-name="ce133"/>
          <table:table-cell table:style-name="ce142"/>
          <table:table-cell table:style-name="ce149"/>
          <table:table-cell table:style-name="ce142"/>
          <table:table-cell table:style-name="ce160" table:formula="of:=SUM([.AD398:.AD457])" office:value-type="currency" office:currency="EUR" office:value="7.56967475409836" calcext:value-type="currency">
            <text:p>7,57 €</text:p>
          </table:table-cell>
          <table:table-cell table:number-columns-repeated="994"/>
        </table:table-row>
        <table:table-row table:style-name="ro13">
          <table:table-cell table:style-name="ce5" table:number-columns-repeated="3"/>
          <table:table-cell table:style-name="ce33" office:value-type="string" calcext:value-type="string">
            <text:p>All prices are net prices (without VAT)</text:p>
          </table:table-cell>
          <table:table-cell table:style-name="ce23" table:number-columns-repeated="3"/>
          <table:table-cell table:style-name="ce57" table:number-columns-repeated="2"/>
          <table:table-cell table:style-name="ce23"/>
          <table:table-cell table:style-name="ce74"/>
          <table:table-cell table:style-name="ce57"/>
          <table:table-cell table:style-name="ce23"/>
          <table:table-cell table:style-name="ce101"/>
          <table:table-cell table:style-name="ce57"/>
          <table:table-cell table:style-name="ce23"/>
          <table:table-cell table:style-name="ce101"/>
          <table:table-cell table:style-name="ce57"/>
          <table:table-cell table:style-name="ce82"/>
          <table:table-cell table:style-name="ce5"/>
          <table:table-cell table:style-name="ce109"/>
          <table:table-cell table:style-name="ce54"/>
          <table:table-cell table:style-name="ce5"/>
          <table:table-cell table:style-name="ce103"/>
          <table:table-cell/>
          <table:table-cell table:style-name="ce109"/>
          <table:table-cell table:style-name="ce5" table:number-columns-repeated="4"/>
          <table:table-cell table:number-columns-repeated="994"/>
        </table:table-row>
        <table:table-row table:style-name="ro14">
          <table:table-cell table:style-name="ce5" table:number-columns-repeated="2"/>
          <table:table-cell table:style-name="ce23"/>
          <table:table-cell table:style-name="ce34"/>
          <table:table-cell table:style-name="ce5" table:number-columns-repeated="3"/>
          <table:table-cell table:style-name="ce54" table:number-columns-repeated="2"/>
          <table:table-cell table:style-name="ce5"/>
          <table:table-cell table:style-name="ce70"/>
          <table:table-cell table:style-name="ce82"/>
          <table:table-cell table:style-name="ce5"/>
          <table:table-cell table:style-name="ce97"/>
          <table:table-cell table:style-name="ce82"/>
          <table:table-cell table:style-name="ce5"/>
          <table:table-cell table:style-name="ce97"/>
          <table:table-cell table:style-name="ce82"/>
          <table:table-cell table:style-name="ce57"/>
          <table:table-cell table:style-name="ce23"/>
          <table:table-cell table:style-name="ce114"/>
          <table:table-cell table:style-name="ce57"/>
          <table:table-cell table:style-name="ce23"/>
          <table:table-cell table:style-name="ce103"/>
          <table:table-cell/>
          <table:table-cell table:style-name="ce134"/>
          <table:table-cell table:style-name="ce143"/>
          <table:table-cell table:style-name="ce150"/>
          <table:table-cell table:style-name="ce157" office:value-type="string" calcext:value-type="string">
            <text:p>Total</text:p>
          </table:table-cell>
          <table:table-cell table:style-name="ce162" table:formula="of:=[.AD294]+[.AD300]+[.AD338]+[.AD348]+[.AD458]+[.AD395]" office:value-type="currency" office:currency="EUR" office:value="329.275204754098" calcext:value-type="currency">
            <text:p>329,28 €</text:p>
          </table:table-cell>
          <table:table-cell table:number-columns-repeated="994"/>
        </table:table-row>
        <table:table-row table:style-name="ro3">
          <table:table-cell table:style-name="ce5" table:number-columns-repeated="3"/>
          <table:table-cell table:style-name="ce35" office:value-type="string" calcext:value-type="string" table:number-columns-spanned="15" table:number-rows-spanned="1">
            <text:p>Please note that this BOM does <text:span text:style-name="T6">not</text:span><text:span text:style-name="T7"> contain ordering number for parts on reels or that which include re-reeling fee.</text:span></text:p>
          </table:table-cell>
          <table:covered-table-cell table:number-columns-repeated="6" table:style-name="ce35"/>
          <table:covered-table-cell table:style-name="ce75"/>
          <table:covered-table-cell table:number-columns-repeated="2" table:style-name="ce35"/>
          <table:covered-table-cell table:style-name="ce102"/>
          <table:covered-table-cell table:number-columns-repeated="2" table:style-name="ce35"/>
          <table:covered-table-cell table:style-name="ce102"/>
          <table:covered-table-cell table:style-name="ce35"/>
          <table:table-cell table:style-name="ce82"/>
          <table:table-cell table:style-name="ce5"/>
          <table:table-cell table:style-name="ce109"/>
          <table:table-cell table:style-name="ce54"/>
          <table:table-cell table:style-name="ce5"/>
          <table:table-cell table:style-name="ce103"/>
          <table:table-cell/>
          <table:table-cell table:style-name="ce109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8"/>
          <table:table-cell table:style-name="ce5"/>
          <table:table-cell table:style-name="ce24"/>
          <table:table-cell table:style-name="ce36"/>
          <table:table-cell table:style-name="Default" table:number-columns-repeated="3"/>
          <table:table-cell table:style-name="ce58" table:number-columns-repeated="2"/>
          <table:table-cell table:style-name="Default"/>
          <table:table-cell table:style-name="ce76"/>
          <table:table-cell table:style-name="ce35" table:number-columns-repeated="2"/>
          <table:table-cell table:style-name="ce102"/>
          <table:table-cell table:style-name="ce35" table:number-columns-repeated="2"/>
          <table:table-cell table:style-name="ce102"/>
          <table:table-cell table:style-name="ce35"/>
          <table:table-cell table:style-name="ce24" table:number-columns-repeated="2"/>
          <table:table-cell table:style-name="ce115"/>
          <table:table-cell table:style-name="ce24" table:number-columns-repeated="2"/>
          <table:table-cell table:style-name="ce103"/>
          <table:table-cell/>
          <table:table-cell table:style-name="ce5" table:number-columns-repeated="5"/>
          <table:table-cell table:number-columns-repeated="994"/>
        </table:table-row>
        <table:table-row table:style-name="ro1">
          <table:table-cell table:style-name="ce8"/>
          <table:table-cell table:style-name="ce5"/>
          <table:table-cell table:style-name="ce24"/>
          <table:table-cell table:style-name="ce36"/>
          <table:table-cell table:style-name="Default" table:number-columns-repeated="3"/>
          <table:table-cell table:style-name="ce58" table:number-columns-repeated="2"/>
          <table:table-cell table:style-name="Default"/>
          <table:table-cell table:style-name="ce76"/>
          <table:table-cell table:style-name="ce35" table:number-columns-repeated="2"/>
          <table:table-cell table:style-name="ce102"/>
          <table:table-cell table:style-name="ce35" table:number-columns-repeated="2"/>
          <table:table-cell table:style-name="ce102"/>
          <table:table-cell table:style-name="ce35"/>
          <table:table-cell table:style-name="ce24" table:number-columns-repeated="2"/>
          <table:table-cell table:style-name="ce115"/>
          <table:table-cell table:style-name="ce24" table:number-columns-repeated="2"/>
          <table:table-cell table:style-name="ce103"/>
          <table:table-cell/>
          <table:table-cell table:style-name="ce135"/>
          <table:table-cell table:style-name="ce136"/>
          <table:table-cell table:style-name="ce151"/>
          <table:table-cell table:style-name="ce135"/>
          <table:table-cell table:style-name="ce163"/>
          <table:table-cell table:number-columns-repeated="994"/>
        </table:table-row>
        <table:table-row table:style-name="ro1">
          <table:table-cell table:style-name="ce8"/>
          <table:table-cell table:style-name="ce5"/>
          <table:table-cell table:style-name="ce24"/>
          <table:table-cell table:style-name="ce35" table:number-columns-repeated="7"/>
          <table:table-cell table:style-name="ce75"/>
          <table:table-cell table:style-name="ce35" table:number-columns-repeated="2"/>
          <table:table-cell table:style-name="ce102"/>
          <table:table-cell table:style-name="ce35" table:number-columns-repeated="2"/>
          <table:table-cell table:style-name="ce102"/>
          <table:table-cell table:style-name="ce35"/>
          <table:table-cell table:style-name="ce24" table:number-columns-repeated="2"/>
          <table:table-cell table:style-name="ce115"/>
          <table:table-cell table:style-name="ce24" table:number-columns-repeated="2"/>
          <table:table-cell table:style-name="ce103"/>
          <table:table-cell/>
          <table:table-cell table:style-name="ce136" table:number-columns-repeated="2"/>
          <table:table-cell table:style-name="ce152" office:value-type="string" calcext:value-type="string">
            <text:p>PCBs</text:p>
          </table:table-cell>
          <table:table-cell table:style-name="ce136"/>
          <table:table-cell table:style-name="ce164" office:value-type="float" office:value="25" calcext:value-type="float">
            <text:p>25,00</text:p>
          </table:table-cell>
          <table:table-cell table:number-columns-repeated="994"/>
        </table:table-row>
        <table:table-row table:style-name="ro3">
          <table:table-cell/>
          <table:table-cell table:style-name="ce5"/>
          <table:table-cell table:style-name="ce25"/>
          <table:table-cell table:style-name="Default"/>
          <table:table-cell table:style-name="ce35" table:number-columns-repeated="6"/>
          <table:table-cell table:style-name="ce75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ce136" table:number-columns-repeated="2"/>
          <table:table-cell table:style-name="ce152" office:value-type="string" calcext:value-type="string">
            <text:p>Enclosure</text:p>
          </table:table-cell>
          <table:table-cell table:style-name="ce136"/>
          <table:table-cell table:style-name="ce164" office:value-type="float" office:value="51" calcext:value-type="float">
            <text:p>51,00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5"/>
          <table:table-cell table:style-name="ce25"/>
          <table:table-cell table:style-name="Default"/>
          <table:table-cell/>
          <table:table-cell table:style-name="ce50"/>
          <table:table-cell table:number-columns-repeated="3"/>
          <table:table-cell table:style-name="ce77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ce136" table:number-columns-repeated="2"/>
          <table:table-cell table:style-name="ce152"/>
          <table:table-cell table:style-name="ce136"/>
          <table:table-cell table:style-name="ce165" table:formula="of:=SUM([.AD464:.AD465])" office:value-type="float" office:value="76" calcext:value-type="float">
            <text:p>76,00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5"/>
          <table:table-cell table:style-name="ce25"/>
          <table:table-cell table:style-name="Default"/>
          <table:table-cell/>
          <table:table-cell table:style-name="ce50"/>
          <table:table-cell table:number-columns-repeated="3"/>
          <table:table-cell table:style-name="ce77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ce136" table:number-columns-repeated="2"/>
          <table:table-cell table:style-name="ce152"/>
          <table:table-cell table:style-name="ce136"/>
          <table:table-cell table:style-name="ce165"/>
          <table:table-cell table:number-columns-repeated="994"/>
        </table:table-row>
        <table:table-row table:style-name="ro3">
          <table:table-cell table:number-columns-repeated="2"/>
          <table:table-cell table:style-name="ce5"/>
          <table:table-cell table:style-name="Default" table:number-columns-repeated="2"/>
          <table:table-cell/>
          <table:table-cell table:style-name="ce50"/>
          <table:table-cell table:number-columns-repeated="3"/>
          <table:table-cell table:style-name="ce77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Default" table:number-columns-repeated="2"/>
          <table:table-cell table:style-name="ce153" office:value-type="string" calcext:value-type="string">
            <text:p>Estimated total:</text:p>
          </table:table-cell>
          <table:table-cell table:style-name="Default"/>
          <table:table-cell table:style-name="ce162" table:formula="of:=[.AD460]+[.AD466]" office:value-type="currency" office:currency="EUR" office:value="405.275204754098" calcext:value-type="currency">
            <text:p>405,28 €</text:p>
          </table:table-cell>
          <table:table-cell table:number-columns-repeated="994"/>
        </table:table-row>
        <table:table-row table:style-name="ro15">
          <table:table-cell table:number-columns-repeated="2"/>
          <table:table-cell table:style-name="ce5"/>
          <table:table-cell table:style-name="ce25"/>
          <table:table-cell table:number-columns-repeated="2"/>
          <table:table-cell table:style-name="ce50"/>
          <table:table-cell table:number-columns-repeated="3"/>
          <table:table-cell table:style-name="ce77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ce103"/>
          <table:table-cell table:style-name="ce136"/>
          <table:table-cell table:style-name="ce152"/>
          <table:table-cell table:style-name="ce136"/>
          <table:table-cell table:style-name="ce166"/>
          <table:table-cell table:number-columns-repeated="994"/>
        </table:table-row>
        <table:table-row table:style-name="ro3">
          <table:table-cell table:number-columns-repeated="2"/>
          <table:table-cell table:style-name="ce5"/>
          <table:table-cell table:style-name="ce26"/>
          <table:table-cell table:style-name="ce41" table:number-columns-spanned="7" table:number-rows-spanned="1"/>
          <table:covered-table-cell/>
          <table:covered-table-cell table:style-name="ce50"/>
          <table:covered-table-cell table:number-columns-repeated="3"/>
          <table:covered-table-cell table:style-name="ce77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ce103"/>
          <table:table-cell table:style-name="ce136"/>
          <table:table-cell table:style-name="ce152"/>
          <table:table-cell table:style-name="ce136"/>
          <table:table-cell table:style-name="ce166"/>
          <table:table-cell table:number-columns-repeated="994"/>
        </table:table-row>
        <table:table-row table:style-name="ro7">
          <table:table-cell table:number-columns-repeated="3"/>
          <table:table-cell table:style-name="ce26"/>
          <table:table-cell table:style-name="ce41" table:number-columns-spanned="7" table:number-rows-spanned="1"/>
          <table:covered-table-cell/>
          <table:covered-table-cell table:style-name="ce50"/>
          <table:covered-table-cell table:number-columns-repeated="3"/>
          <table:covered-table-cell table:style-name="ce77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ce103"/>
          <table:table-cell table:style-name="ce136"/>
          <table:table-cell table:style-name="ce152"/>
          <table:table-cell table:style-name="ce136"/>
          <table:table-cell table:style-name="ce166"/>
          <table:table-cell table:number-columns-repeated="994"/>
        </table:table-row>
        <table:table-row table:style-name="ro3">
          <table:table-cell table:number-columns-repeated="3"/>
          <table:table-cell table:style-name="ce26"/>
          <table:table-cell table:style-name="ce41" table:number-columns-spanned="7" table:number-rows-spanned="1"/>
          <table:covered-table-cell/>
          <table:covered-table-cell table:style-name="ce50"/>
          <table:covered-table-cell table:number-columns-repeated="3"/>
          <table:covered-table-cell table:style-name="ce77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ce103"/>
          <table:table-cell table:style-name="ce136"/>
          <table:table-cell table:style-name="ce152"/>
          <table:table-cell table:style-name="ce136"/>
          <table:table-cell table:style-name="ce166"/>
          <table:table-cell table:number-columns-repeated="994"/>
        </table:table-row>
        <table:table-row table:style-name="ro3">
          <table:table-cell table:number-columns-repeated="3"/>
          <table:table-cell table:style-name="ce26"/>
          <table:table-cell table:style-name="ce41" table:number-columns-spanned="7" table:number-rows-spanned="1"/>
          <table:covered-table-cell/>
          <table:covered-table-cell table:style-name="ce50"/>
          <table:covered-table-cell table:number-columns-repeated="3"/>
          <table:covered-table-cell table:style-name="ce77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ce103"/>
          <table:table-cell table:number-columns-repeated="3"/>
          <table:table-cell table:style-name="ce167"/>
          <table:table-cell table:number-columns-repeated="994"/>
        </table:table-row>
        <table:table-row table:style-name="ro3">
          <table:table-cell table:number-columns-repeated="3"/>
          <table:table-cell table:style-name="ce26"/>
          <table:table-cell table:style-name="ce41" table:number-columns-spanned="7" table:number-rows-spanned="1"/>
          <table:covered-table-cell/>
          <table:covered-table-cell table:style-name="ce50"/>
          <table:covered-table-cell table:number-columns-repeated="3"/>
          <table:covered-table-cell table:style-name="ce77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ce103"/>
          <table:table-cell table:number-columns-repeated="3"/>
          <table:table-cell table:style-name="ce167"/>
          <table:table-cell table:number-columns-repeated="994"/>
        </table:table-row>
        <table:table-row table:style-name="ro3">
          <table:table-cell table:number-columns-repeated="3"/>
          <table:table-cell table:style-name="ce26"/>
          <table:table-cell table:style-name="ce26" table:number-columns-spanned="7" table:number-rows-spanned="1"/>
          <table:covered-table-cell/>
          <table:covered-table-cell table:style-name="ce50"/>
          <table:covered-table-cell table:number-columns-repeated="3"/>
          <table:covered-table-cell table:style-name="ce77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ce103"/>
          <table:table-cell table:number-columns-repeated="3"/>
          <table:table-cell table:style-name="ce167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76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ce103"/>
          <table:table-cell table:number-columns-repeated="3"/>
          <table:table-cell table:style-name="ce167"/>
          <table:table-cell table:number-columns-repeated="994"/>
        </table:table-row>
        <table:table-row table:style-name="ro9">
          <table:table-cell table:number-columns-repeated="3"/>
          <table:table-cell table:style-name="Default" table:number-columns-repeated="7"/>
          <table:table-cell table:style-name="ce76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ce103"/>
          <table:table-cell table:number-columns-repeated="3"/>
          <table:table-cell table:style-name="ce167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76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ce103"/>
          <table:table-cell table:number-columns-repeated="3"/>
          <table:table-cell table:style-name="ce167"/>
          <table:table-cell table:number-columns-repeated="994"/>
        </table:table-row>
        <table:table-row table:style-name="ro3">
          <table:table-cell table:number-columns-repeated="3"/>
          <table:table-cell table:style-name="ce37"/>
          <table:table-cell table:number-columns-repeated="2"/>
          <table:table-cell table:style-name="ce50"/>
          <table:table-cell table:number-columns-repeated="3"/>
          <table:table-cell table:style-name="ce77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ce103"/>
          <table:table-cell table:number-columns-repeated="3"/>
          <table:table-cell table:style-name="ce167"/>
          <table:table-cell table:number-columns-repeated="994"/>
        </table:table-row>
        <table:table-row table:style-name="ro3">
          <table:table-cell table:number-columns-repeated="6"/>
          <table:table-cell table:style-name="ce50"/>
          <table:table-cell table:number-columns-repeated="3"/>
          <table:table-cell table:style-name="ce77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ce103"/>
          <table:table-cell table:number-columns-repeated="3"/>
          <table:table-cell table:style-name="ce167"/>
          <table:table-cell table:number-columns-repeated="994"/>
        </table:table-row>
        <table:table-row table:style-name="ro3">
          <table:table-cell table:number-columns-repeated="3"/>
          <table:table-cell table:style-name="ce39"/>
          <table:table-cell table:number-columns-repeated="2"/>
          <table:table-cell table:style-name="ce50"/>
          <table:table-cell table:number-columns-repeated="3"/>
          <table:table-cell table:style-name="ce77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ce103"/>
          <table:table-cell table:number-columns-repeated="3"/>
          <table:table-cell table:style-name="ce167"/>
          <table:table-cell table:number-columns-repeated="994"/>
        </table:table-row>
        <table:table-row table:style-name="ro3" table:number-rows-repeated="19">
          <table:table-cell table:number-columns-repeated="6"/>
          <table:table-cell table:style-name="ce50"/>
          <table:table-cell table:number-columns-repeated="3"/>
          <table:table-cell table:style-name="ce77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ce103"/>
          <table:table-cell table:number-columns-repeated="3"/>
          <table:table-cell table:style-name="ce167"/>
          <table:table-cell table:number-columns-repeated="994"/>
        </table:table-row>
        <table:table-row table:style-name="ro3" table:number-rows-repeated="1047800">
          <table:table-cell table:number-columns-repeated="1024"/>
        </table:table-row>
        <table:table-row table:style-name="ro16" table:number-rows-repeated="275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expression table:name="Excel_BuiltIn_Print_Titles" table:base-cell-address="$'EEZ PSU consolidated r5B9 BOM'.$A$1" table:expression="([$'EEZ PSU consolidated r5B9 BOM'.$A$1:.$C$1048576]~[$'EEZ PSU consolidated r5B9 BOM'.$A$1:.$AMJ$2])"/>
        </table:named-expressions>
      </table:table>
      <table:named-expressions>
        <table:named-range table:name="__Anonymous_Sheet_DB__0" table:base-cell-address="$'EEZ PSU consolidated r5B9 BOM'.$A$1" table:cell-range-address="$'EEZ PSU consolidated r5B9 BOM'.$A$144:.$AMJ$148"/>
      </table:named-expressions>
      <table:database-ranges>
        <table:database-range table:name="__Anonymous_Sheet_DB__0" table:target-range-address="'EEZ PSU consolidated r5B9 BOM'.A303:'EEZ PSU consolidated r5B9 BOM'.AMJ32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kr</number:text>
    </number:number-style>
    <number:number-style style:name="N113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kr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kr</number:text>
    </number:number-style>
    <number:number-style style:name="N116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kr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loext:min-decimal-places="0" number:min-integer-digits="1" number:grouping="true"/>
      <number:text>     </number:text>
    </number:number-style>
    <number:number-style style:name="N123P1" style:volatile="true">
      <number:number number:decimal-places="0" loext:min-decimal-places="0" number:min-integer-digits="1" number:grouping="true"/>
      <number:text>     </number:text>
    </number:number-style>
    <number:number-style style:name="N123P2" style:volatile="true">
      <number:text>-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number:number number:decimal-places="0" loext:min-decimal-places="0" number:min-integer-digits="1" number:grouping="true"/>
      <number:text> kr </number:text>
    </number:number-style>
    <number:number-style style:name="N126P1" style:volatile="true">
      <number:number number:decimal-places="0" loext:min-decimal-places="0" number:min-integer-digits="1" number:grouping="true"/>
      <number:text> kr </number:text>
    </number:number-style>
    <number:number-style style:name="N126P2" style:volatile="true">
      <number:text>- kr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loext:min-decimal-places="2" number:min-integer-digits="1" number:grouping="true"/>
      <number:text>     </number:text>
    </number:number-style>
    <number:number-style style:name="N129P1" style:volatile="true">
      <number:number number:decimal-places="2" loext:min-decimal-places="2" number:min-integer-digits="1" number:grouping="true"/>
      <number:text>     </number:text>
    </number:number-style>
    <number:number-style style:name="N129P2" style:volatile="true">
      <number:text>-</number:text>
      <number:number number:decimal-places="0" loext:min-decimal-places="0" number:min-integer-digits="0"/>
      <number:text>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number:number number:decimal-places="2" loext:min-decimal-places="2" number:min-integer-digits="1" number:grouping="true"/>
      <number:text> kr </number:text>
    </number:number-style>
    <number:number-style style:name="N132P1" style:volatile="true">
      <number:number number:decimal-places="2" loext:min-decimal-places="2" number:min-integer-digits="1" number:grouping="true"/>
      <number:text> kr </number:text>
    </number:number-style>
    <number:number-style style:name="N132P2" style:volatile="true">
      <number:text>-</number:text>
      <number:number number:decimal-places="0" loext:min-decimal-places="0" number:min-integer-digits="0"/>
      <number:text> kr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37">
      <number:number number:decimal-places="3" loext:min-decimal-places="3" number:min-integer-digits="1"/>
    </number:number-style>
    <number:currency-style style:name="N139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9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9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1P0"/>
    </number:currency-style>
    <number:number-style style:name="N143P0" style:volatile="true">
      <number:text>Yes</number:text>
    </number:number-style>
    <number:number-style style:name="N143P1" style:volatile="true">
      <number:text>Yes</number:text>
    </number:number-style>
    <number:number-style style:name="N143">
      <number:text>No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True</number:text>
    </number:number-style>
    <number:number-style style:name="N145P1" style:volatile="true">
      <number:text>True</number:text>
    </number:number-style>
    <number:number-style style:name="N145">
      <number:text>False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On</number:text>
    </number:number-style>
    <number:number-style style:name="N147P1" style:volatile="true">
      <number:text>On</number:text>
    </number:number-style>
    <number:number-style style:name="N147">
      <number:text>Off</number:text>
      <style:map style:condition="value()&gt;0" style:apply-style-name="N147P0"/>
      <style:map style:condition="value()&lt;0" style:apply-style-name="N147P1"/>
    </number:number-style>
    <number:currency-style style:name="N149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9P0"/>
    </number:currency-style>
    <number:currency-style style:name="N15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5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51P0"/>
    </number:currency-style>
    <number:currency-style style:name="N153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53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53P0"/>
    </number:currency-style>
    <number:currency-style style:name="N154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54P0"/>
    </number:currency-style>
    <number:currency-style style:name="N15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57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57P0"/>
    </number:currency-style>
    <number:date-style style:name="N15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5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4">
      <number:day number:calendar="jewish"/>
      <number:text> </number:text>
      <number:month number:calendar="jewish" number:style="long" number:textual="true"/>
    </number:date-style>
    <number:date-style style:name="N165">
      <number:month number:calendar="jewish" number:style="long" number:textual="true"/>
      <number:text> </number:text>
      <number:day number:calendar="jewish"/>
    </number:date-style>
    <number:date-style style:name="N166">
      <number:month number:calendar="jewish" number:style="long" number:textual="true"/>
      <number:text> </number:text>
      <number:year number:calendar="jewish" number:style="long"/>
    </number:date-style>
    <number:date-style style:name="N167">
      <number:month number:calendar="jewish" number:style="long" number:textual="true"/>
    </number:date-style>
    <number:currency-style style:name="N169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69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69P0"/>
    </number:currency-style>
    <number:currency-style style:name="N171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71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71P0"/>
    </number:currency-style>
    <number:currency-style style:name="N173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3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3P0"/>
    </number:currency-style>
    <number:currency-style style:name="N175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5P0"/>
    </number:currency-style>
    <number:percentage-style style:name="N176">
      <number:number number:decimal-places="2" loext:min-decimal-places="2" number:min-integer-digits="2"/>
      <number:text>%</number:text>
    </number:percentage-style>
    <number:percentage-style style:name="N177">
      <number:number number:decimal-places="2" loext:min-decimal-places="2" number:min-integer-digits="0"/>
      <number:text>%</number:text>
    </number:percentage-style>
    <number:number-style style:name="N178">
      <number:number number:decimal-places="0" loext:min-decimal-places="0" number:min-integer-digits="0"/>
    </number:number-style>
    <number:number-style style:name="N179">
      <number:number number:decimal-places="1" loext:min-decimal-places="1" number:min-integer-digits="1"/>
    </number:number-style>
    <number:number-style style:name="N180">
      <number:number number:decimal-places="1" loext:min-decimal-places="1" number:min-integer-digits="0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print-page-order="ltr" style:scale-to="65%" style:writing-mode="lr-tb"/>
      <style:header-style>
        <style:header-footer-properties fo:min-height="7.5mm" fo:margin-left="9.05mm" fo:margin-right="17.82mm" fo:margin-bottom="2.58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4">00.00.0000</text:date>, <text:time style:data-style-name="N2" text:time-value="17:54:01.8923148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11, 2016-12-14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6-12-14T17:56:14.170755915</dc:date>
    <meta:editing-cycles>1114</meta:editing-cycles>
    <meta:editing-duration>P9DT14H46M50S</meta:editing-duration>
    <meta:generator>LibreOffice/5.2.2.2$Linux_X86_64 LibreOffice_project/8f96e87c890bf8fa77463cd4b640a2312823f3ad</meta:generator>
    <meta:document-statistic meta:table-count="1" meta:cell-count="618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